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49mm"/>
    </style:style>
    <style:style style:name="co2" style:family="table-column">
      <style:table-column-properties fo:break-before="auto" style:column-width="24.85mm"/>
    </style:style>
    <style:style style:name="co3" style:family="table-column">
      <style:table-column-properties fo:break-before="auto" style:column-width="24.5mm"/>
    </style:style>
    <style:style style:name="co4" style:family="table-column">
      <style:table-column-properties fo:break-before="auto" style:column-width="27.76mm"/>
    </style:style>
    <style:style style:name="co5" style:family="table-column">
      <style:table-column-properties fo:break-before="auto" style:column-width="21.96mm"/>
    </style:style>
    <style:style style:name="co6" style:family="table-column">
      <style:table-column-properties fo:break-before="auto" style:column-width="12.88mm"/>
    </style:style>
    <style:style style:name="co7" style:family="table-column">
      <style:table-column-properties fo:break-before="auto" style:column-width="17.23mm"/>
    </style:style>
    <style:style style:name="co8" style:family="table-column">
      <style:table-column-properties fo:break-before="auto" style:column-width="17.6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15.06mm"/>
    </style:style>
    <style:style style:name="co11" style:family="table-column">
      <style:table-column-properties fo:break-before="auto" style:column-width="15.42mm"/>
    </style:style>
    <style:style style:name="co12" style:family="table-column">
      <style:table-column-properties fo:break-before="auto" style:column-width="12.51mm"/>
    </style:style>
    <style:style style:name="co13" style:family="table-column">
      <style:table-column-properties fo:break-before="auto" style:column-width="13.25mm"/>
    </style:style>
    <style:style style:name="co14" style:family="table-column">
      <style:table-column-properties fo:break-before="auto" style:column-width="4.99mm"/>
    </style:style>
    <style:style style:name="co15" style:family="table-column">
      <style:table-column-properties fo:break-before="auto" style:column-width="5.1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10"/>
    <style:style style:name="ce2" style:family="table-cell" style:parent-style-name="Default" style:data-style-name="N1"/>
    <style:style style:name="ce3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#33ff99" fo:border="0.06pt solid #000000"/>
    </style:style>
    <style:style style:name="ce5" style:family="table-cell" style:parent-style-name="Default">
      <style:table-cell-properties fo:background-color="#3333ff" fo:border="0.06pt solid #000000"/>
    </style:style>
    <style:style style:name="ce6" style:family="table-cell" style:parent-style-name="Default">
      <style:table-cell-properties fo:background-color="#2c001e" fo:border="0.06pt solid #000000"/>
    </style:style>
    <style:style style:name="ce7" style:family="table-cell" style:parent-style-name="Default">
      <style:text-properties fo:font-size="8pt" style:font-size-asian="8pt" style:font-size-complex="8pt"/>
    </style:style>
    <style:style style:name="ce8" style:family="table-cell" style:parent-style-name="Default">
      <style:text-properties fo:font-size="8pt" style:font-size-asian="8pt" style:font-size-complex="8pt"/>
    </style:style>
    <style:style style:name="ce9" style:family="table-cell" style:parent-style-name="Default">
      <style:text-properties fo:font-size="8pt" style:font-size-asian="8pt" style:font-size-complex="8pt"/>
    </style:style>
    <style:style style:name="ce10" style:family="table-cell" style:parent-style-name="Default" style:data-style-name="N2"/>
  </office:automatic-styles>
  <office:body>
    <office:spreadsheet>
      <table:calculation-settings table:automatic-find-labels="false"/>
      <table:table table:name="Region_Configur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40" table:default-cell-style-name="Default"/>
        <table:table-column table:style-name="co15" table:number-columns-repeated="3" table:default-cell-style-name="Default"/>
        <table:table-column table:style-name="co9" table:number-columns-repeated="13" table:default-cell-style-name="Default"/>
        <table:table-row table:style-name="ro1">
          <table:table-cell office:value-type="string" calcext:value-type="string">
            <text:p>LOCATION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I_0</text:p>
          </table:table-cell>
          <table:table-cell office:value-type="string" calcext:value-type="string">
            <text:p>SEVERITY_0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INDIC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" calcext:value-type="float">
            <text:p>10.0</text:p>
          </table:table-cell>
          <table:table-cell office:value-type="float" office:value="0.34" calcext:value-type="float">
            <text:p>0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2]*2-1+FLOOR(([.A2]-1)/10)*20" office:value-type="float" office:value="1" calcext:value-type="float">
            <text:p>1</text:p>
          </table:table-cell>
          <table:table-cell table:formula="of:=[.J2]+1" office:value-type="float" office:value="2" calcext:value-type="float">
            <text:p>2</text:p>
          </table:table-cell>
          <table:table-cell table:formula="of:=[.J2]+20" office:value-type="float" office:value="21" calcext:value-type="float">
            <text:p>21</text:p>
          </table:table-cell>
          <table:table-cell table:formula="of:=[.K2]+20" office:value-type="float" office:value="22" calcext:value-type="float">
            <text:p>22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.0</text:p>
          </table:table-cell>
          <table:table-cell office:value-type="float" office:value="0.64" calcext:value-type="float">
            <text:p>0.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3]*2-1+FLOOR(([.A3]-1)/10)*20" office:value-type="float" office:value="3" calcext:value-type="float">
            <text:p>3</text:p>
          </table:table-cell>
          <table:table-cell table:formula="of:=[.J3]+1" office:value-type="float" office:value="4" calcext:value-type="float">
            <text:p>4</text:p>
          </table:table-cell>
          <table:table-cell table:formula="of:=[.J3]+20" office:value-type="float" office:value="23" calcext:value-type="float">
            <text:p>23</text:p>
          </table:table-cell>
          <table:table-cell table:formula="of:=[.K3]+20" office:value-type="float" office:value="24" calcext:value-type="float">
            <text:p>24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.0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4]*2-1+FLOOR(([.A4]-1)/10)*20" office:value-type="float" office:value="5" calcext:value-type="float">
            <text:p>5</text:p>
          </table:table-cell>
          <table:table-cell table:formula="of:=[.J4]+1" office:value-type="float" office:value="6" calcext:value-type="float">
            <text:p>6</text:p>
          </table:table-cell>
          <table:table-cell table:formula="of:=[.J4]+20" office:value-type="float" office:value="25" calcext:value-type="float">
            <text:p>25</text:p>
          </table:table-cell>
          <table:table-cell table:formula="of:=[.K4]+20" office:value-type="float" office:value="26" calcext:value-type="float">
            <text:p>26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.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5]*2-1+FLOOR(([.A5]-1)/10)*20" office:value-type="float" office:value="7" calcext:value-type="float">
            <text:p>7</text:p>
          </table:table-cell>
          <table:table-cell table:formula="of:=[.J5]+1" office:value-type="float" office:value="8" calcext:value-type="float">
            <text:p>8</text:p>
          </table:table-cell>
          <table:table-cell table:formula="of:=[.J5]+20" office:value-type="float" office:value="27" calcext:value-type="float">
            <text:p>27</text:p>
          </table:table-cell>
          <table:table-cell table:formula="of:=[.K5]+20" office:value-type="float" office:value="28" calcext:value-type="float">
            <text:p>28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.0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6]*2-1+FLOOR(([.A6]-1)/10)*20" office:value-type="float" office:value="9" calcext:value-type="float">
            <text:p>9</text:p>
          </table:table-cell>
          <table:table-cell table:formula="of:=[.J6]+1" office:value-type="float" office:value="10" calcext:value-type="float">
            <text:p>10</text:p>
          </table:table-cell>
          <table:table-cell table:formula="of:=[.J6]+20" office:value-type="float" office:value="29" calcext:value-type="float">
            <text:p>29</text:p>
          </table:table-cell>
          <table:table-cell table:formula="of:=[.K6]+20" office:value-type="float" office:value="30" calcext:value-type="float">
            <text:p>30</text:p>
          </table:table-cell>
          <table:table-cell table:number-columns-repeated="6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.0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7]*2-1+FLOOR(([.A7]-1)/10)*20" office:value-type="float" office:value="11" calcext:value-type="float">
            <text:p>11</text:p>
          </table:table-cell>
          <table:table-cell table:formula="of:=[.J7]+1" office:value-type="float" office:value="12" calcext:value-type="float">
            <text:p>12</text:p>
          </table:table-cell>
          <table:table-cell table:formula="of:=[.J7]+20" office:value-type="float" office:value="31" calcext:value-type="float">
            <text:p>31</text:p>
          </table:table-cell>
          <table:table-cell table:formula="of:=[.K7]+20" office:value-type="float" office:value="32" calcext:value-type="float">
            <text:p>32</text:p>
          </table:table-cell>
          <table:table-cell table:number-columns-repeated="6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.0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8]*2-1+FLOOR(([.A8]-1)/10)*20" office:value-type="float" office:value="13" calcext:value-type="float">
            <text:p>13</text:p>
          </table:table-cell>
          <table:table-cell table:formula="of:=[.J8]+1" office:value-type="float" office:value="14" calcext:value-type="float">
            <text:p>14</text:p>
          </table:table-cell>
          <table:table-cell table:formula="of:=[.J8]+20" office:value-type="float" office:value="33" calcext:value-type="float">
            <text:p>33</text:p>
          </table:table-cell>
          <table:table-cell table:formula="of:=[.K8]+20" office:value-type="float" office:value="34" calcext:value-type="float">
            <text:p>34</text:p>
          </table:table-cell>
          <table:table-cell table:number-columns-repeated="6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.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9]*2-1+FLOOR(([.A9]-1)/10)*20" office:value-type="float" office:value="15" calcext:value-type="float">
            <text:p>15</text:p>
          </table:table-cell>
          <table:table-cell table:formula="of:=[.J9]+1" office:value-type="float" office:value="16" calcext:value-type="float">
            <text:p>16</text:p>
          </table:table-cell>
          <table:table-cell table:formula="of:=[.J9]+20" office:value-type="float" office:value="35" calcext:value-type="float">
            <text:p>35</text:p>
          </table:table-cell>
          <table:table-cell table:formula="of:=[.K9]+20" office:value-type="float" office:value="36" calcext:value-type="float">
            <text:p>36</text:p>
          </table:table-cell>
          <table:table-cell table:number-columns-repeated="6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.0</text:p>
          </table:table-cell>
          <table:table-cell office:value-type="float" office:value="0.84" calcext:value-type="float">
            <text:p>0.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10]*2-1+FLOOR(([.A10]-1)/10)*20" office:value-type="float" office:value="17" calcext:value-type="float">
            <text:p>17</text:p>
          </table:table-cell>
          <table:table-cell table:formula="of:=[.J10]+1" office:value-type="float" office:value="18" calcext:value-type="float">
            <text:p>18</text:p>
          </table:table-cell>
          <table:table-cell table:formula="of:=[.J10]+20" office:value-type="float" office:value="37" calcext:value-type="float">
            <text:p>37</text:p>
          </table:table-cell>
          <table:table-cell table:formula="of:=[.K10]+20" office:value-type="float" office:value="38" calcext:value-type="float">
            <text:p>38</text:p>
          </table:table-cell>
          <table:table-cell table:number-columns-repeated="6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90" calcext:value-type="float">
            <text:p>190.0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11]*2-1+FLOOR(([.A11]-1)/10)*20" office:value-type="float" office:value="19" calcext:value-type="float">
            <text:p>19</text:p>
          </table:table-cell>
          <table:table-cell table:formula="of:=[.J11]+1" office:value-type="float" office:value="20" calcext:value-type="float">
            <text:p>20</text:p>
          </table:table-cell>
          <table:table-cell table:formula="of:=[.J11]+20" office:value-type="float" office:value="39" calcext:value-type="float">
            <text:p>39</text:p>
          </table:table-cell>
          <table:table-cell table:formula="of:=[.K11]+20" office:value-type="float" office:value="40" calcext:value-type="float">
            <text:p>40</text:p>
          </table:table-cell>
          <table:table-cell table:number-columns-repeated="6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.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12]*2-1+FLOOR(([.A12]-1)/10)*20" office:value-type="float" office:value="41" calcext:value-type="float">
            <text:p>41</text:p>
          </table:table-cell>
          <table:table-cell table:formula="of:=[.J12]+1" office:value-type="float" office:value="42" calcext:value-type="float">
            <text:p>42</text:p>
          </table:table-cell>
          <table:table-cell table:formula="of:=[.J12]+20" office:value-type="float" office:value="61" calcext:value-type="float">
            <text:p>61</text:p>
          </table:table-cell>
          <table:table-cell table:formula="of:=[.K12]+20" office:value-type="float" office:value="62" calcext:value-type="float">
            <text:p>62</text:p>
          </table:table-cell>
          <table:table-cell table:number-columns-repeated="6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0" calcext:value-type="float">
            <text:p>30.0</text:p>
          </table:table-cell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13]*2-1+FLOOR(([.A13]-1)/10)*20" office:value-type="float" office:value="43" calcext:value-type="float">
            <text:p>43</text:p>
          </table:table-cell>
          <table:table-cell table:formula="of:=[.J13]+1" office:value-type="float" office:value="44" calcext:value-type="float">
            <text:p>44</text:p>
          </table:table-cell>
          <table:table-cell table:formula="of:=[.J13]+20" office:value-type="float" office:value="63" calcext:value-type="float">
            <text:p>63</text:p>
          </table:table-cell>
          <table:table-cell table:formula="of:=[.K13]+20" office:value-type="float" office:value="64" calcext:value-type="float">
            <text:p>64</text:p>
          </table:table-cell>
          <table:table-cell table:number-columns-repeated="6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.0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14]*2-1+FLOOR(([.A14]-1)/10)*20" office:value-type="float" office:value="45" calcext:value-type="float">
            <text:p>45</text:p>
          </table:table-cell>
          <table:table-cell table:formula="of:=[.J14]+1" office:value-type="float" office:value="46" calcext:value-type="float">
            <text:p>46</text:p>
          </table:table-cell>
          <table:table-cell table:formula="of:=[.J14]+20" office:value-type="float" office:value="65" calcext:value-type="float">
            <text:p>65</text:p>
          </table:table-cell>
          <table:table-cell table:formula="of:=[.K14]+20" office:value-type="float" office:value="66" calcext:value-type="float">
            <text:p>66</text:p>
          </table:table-cell>
          <table:table-cell table:number-columns-repeated="6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.0</text:p>
          </table:table-cell>
          <table:table-cell office:value-type="float" office:value="0.42" calcext:value-type="float">
            <text:p>0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15]*2-1+FLOOR(([.A15]-1)/10)*20" office:value-type="float" office:value="47" calcext:value-type="float">
            <text:p>47</text:p>
          </table:table-cell>
          <table:table-cell table:formula="of:=[.J15]+1" office:value-type="float" office:value="48" calcext:value-type="float">
            <text:p>48</text:p>
          </table:table-cell>
          <table:table-cell table:formula="of:=[.J15]+20" office:value-type="float" office:value="67" calcext:value-type="float">
            <text:p>67</text:p>
          </table:table-cell>
          <table:table-cell table:formula="of:=[.K15]+20" office:value-type="float" office:value="68" calcext:value-type="float">
            <text:p>68</text:p>
          </table:table-cell>
          <table:table-cell table:number-columns-repeated="6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.0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16]*2-1+FLOOR(([.A16]-1)/10)*20" office:value-type="float" office:value="49" calcext:value-type="float">
            <text:p>49</text:p>
          </table:table-cell>
          <table:table-cell table:formula="of:=[.J16]+1" office:value-type="float" office:value="50" calcext:value-type="float">
            <text:p>50</text:p>
          </table:table-cell>
          <table:table-cell table:formula="of:=[.J16]+20" office:value-type="float" office:value="69" calcext:value-type="float">
            <text:p>69</text:p>
          </table:table-cell>
          <table:table-cell table:formula="of:=[.K16]+20" office:value-type="float" office:value="70" calcext:value-type="float">
            <text:p>70</text:p>
          </table:table-cell>
          <table:table-cell table:number-columns-repeated="6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.0</text:p>
          </table:table-cell>
          <table:table-cell office:value-type="float" office:value="0.46" calcext:value-type="float">
            <text:p>0.46</text:p>
          </table:table-cell>
          <table:table-cell office:value-type="float" office:value="0.9780270604" calcext:value-type="float">
            <text:p>0.9780270604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A17]*2-1+FLOOR(([.A17]-1)/10)*20" office:value-type="float" office:value="51" calcext:value-type="float">
            <text:p>51</text:p>
          </table:table-cell>
          <table:table-cell table:formula="of:=[.J17]+1" office:value-type="float" office:value="52" calcext:value-type="float">
            <text:p>52</text:p>
          </table:table-cell>
          <table:table-cell table:formula="of:=[.J17]+20" office:value-type="float" office:value="71" calcext:value-type="float">
            <text:p>71</text:p>
          </table:table-cell>
          <table:table-cell table:formula="of:=[.K17]+20" office:value-type="float" office:value="72" calcext:value-type="float">
            <text:p>72</text:p>
          </table:table-cell>
          <table:table-cell table:number-columns-repeated="6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.0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A18]*2-1+FLOOR(([.A18]-1)/10)*20" office:value-type="float" office:value="53" calcext:value-type="float">
            <text:p>53</text:p>
          </table:table-cell>
          <table:table-cell table:formula="of:=[.J18]+1" office:value-type="float" office:value="54" calcext:value-type="float">
            <text:p>54</text:p>
          </table:table-cell>
          <table:table-cell table:formula="of:=[.J18]+20" office:value-type="float" office:value="73" calcext:value-type="float">
            <text:p>73</text:p>
          </table:table-cell>
          <table:table-cell table:formula="of:=[.K18]+20" office:value-type="float" office:value="74" calcext:value-type="float">
            <text:p>74</text:p>
          </table:table-cell>
          <table:table-cell table:number-columns-repeated="6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.0</text:p>
          </table:table-cell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A19]*2-1+FLOOR(([.A19]-1)/10)*20" office:value-type="float" office:value="55" calcext:value-type="float">
            <text:p>55</text:p>
          </table:table-cell>
          <table:table-cell table:formula="of:=[.J19]+1" office:value-type="float" office:value="56" calcext:value-type="float">
            <text:p>56</text:p>
          </table:table-cell>
          <table:table-cell table:formula="of:=[.J19]+20" office:value-type="float" office:value="75" calcext:value-type="float">
            <text:p>75</text:p>
          </table:table-cell>
          <table:table-cell table:formula="of:=[.K19]+20" office:value-type="float" office:value="76" calcext:value-type="float">
            <text:p>76</text:p>
          </table:table-cell>
          <table:table-cell table:number-columns-repeated="6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.0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A20]*2-1+FLOOR(([.A20]-1)/10)*20" office:value-type="float" office:value="57" calcext:value-type="float">
            <text:p>57</text:p>
          </table:table-cell>
          <table:table-cell table:formula="of:=[.J20]+1" office:value-type="float" office:value="58" calcext:value-type="float">
            <text:p>58</text:p>
          </table:table-cell>
          <table:table-cell table:formula="of:=[.J20]+20" office:value-type="float" office:value="77" calcext:value-type="float">
            <text:p>77</text:p>
          </table:table-cell>
          <table:table-cell table:formula="of:=[.K20]+20" office:value-type="float" office:value="78" calcext:value-type="float">
            <text:p>78</text:p>
          </table:table-cell>
          <table:table-cell table:number-columns-repeated="6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90" calcext:value-type="float">
            <text:p>190.0</text:p>
          </table:table-cell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21]*2-1+FLOOR(([.A21]-1)/10)*20" office:value-type="float" office:value="59" calcext:value-type="float">
            <text:p>59</text:p>
          </table:table-cell>
          <table:table-cell table:formula="of:=[.J21]+1" office:value-type="float" office:value="60" calcext:value-type="float">
            <text:p>60</text:p>
          </table:table-cell>
          <table:table-cell table:formula="of:=[.J21]+20" office:value-type="float" office:value="79" calcext:value-type="float">
            <text:p>79</text:p>
          </table:table-cell>
          <table:table-cell table:formula="of:=[.K21]+20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.0</text:p>
          </table:table-cell>
          <table:table-cell office:value-type="float" office:value="0.91" calcext:value-type="float">
            <text:p>0.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22]*2-1+FLOOR(([.A22]-1)/10)*20" office:value-type="float" office:value="81" calcext:value-type="float">
            <text:p>81</text:p>
          </table:table-cell>
          <table:table-cell table:formula="of:=[.J22]+1" office:value-type="float" office:value="82" calcext:value-type="float">
            <text:p>82</text:p>
          </table:table-cell>
          <table:table-cell table:formula="of:=[.J22]+20" office:value-type="float" office:value="101" calcext:value-type="float">
            <text:p>101</text:p>
          </table:table-cell>
          <table:table-cell table:formula="of:=[.K22]+20" office:value-type="float" office:value="102" calcext:value-type="float">
            <text:p>102</text:p>
          </table:table-cell>
          <table:table-cell table:number-columns-repeated="6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.0</text:p>
          </table:table-cell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23]*2-1+FLOOR(([.A23]-1)/10)*20" office:value-type="float" office:value="83" calcext:value-type="float">
            <text:p>83</text:p>
          </table:table-cell>
          <table:table-cell table:formula="of:=[.J23]+1" office:value-type="float" office:value="84" calcext:value-type="float">
            <text:p>84</text:p>
          </table:table-cell>
          <table:table-cell table:formula="of:=[.J23]+20" office:value-type="float" office:value="103" calcext:value-type="float">
            <text:p>103</text:p>
          </table:table-cell>
          <table:table-cell table:formula="of:=[.K23]+20" office:value-type="float" office:value="104" calcext:value-type="float">
            <text:p>104</text:p>
          </table:table-cell>
          <table:table-cell table:number-columns-repeated="6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50" calcext:value-type="float">
            <text:p>50.0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A24]*2-1+FLOOR(([.A24]-1)/10)*20" office:value-type="float" office:value="85" calcext:value-type="float">
            <text:p>85</text:p>
          </table:table-cell>
          <table:table-cell table:formula="of:=[.J24]+1" office:value-type="float" office:value="86" calcext:value-type="float">
            <text:p>86</text:p>
          </table:table-cell>
          <table:table-cell table:formula="of:=[.J24]+20" office:value-type="float" office:value="105" calcext:value-type="float">
            <text:p>105</text:p>
          </table:table-cell>
          <table:table-cell table:formula="of:=[.K24]+20" office:value-type="float" office:value="106" calcext:value-type="float">
            <text:p>106</text:p>
          </table:table-cell>
          <table:table-cell table:number-columns-repeated="6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.0</text:p>
          </table:table-cell>
          <table:table-cell office:value-type="float" office:value="0.57" calcext:value-type="float">
            <text:p>0.57</text:p>
          </table:table-cell>
          <table:table-cell office:value-type="float" office:value="0.7326448191" calcext:value-type="float">
            <text:p>0.7326448191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25]*2-1+FLOOR(([.A25]-1)/10)*20" office:value-type="float" office:value="87" calcext:value-type="float">
            <text:p>87</text:p>
          </table:table-cell>
          <table:table-cell table:formula="of:=[.J25]+1" office:value-type="float" office:value="88" calcext:value-type="float">
            <text:p>88</text:p>
          </table:table-cell>
          <table:table-cell table:formula="of:=[.J25]+20" office:value-type="float" office:value="107" calcext:value-type="float">
            <text:p>107</text:p>
          </table:table-cell>
          <table:table-cell table:formula="of:=[.K25]+20" office:value-type="float" office:value="108" calcext:value-type="float">
            <text:p>108</text:p>
          </table:table-cell>
          <table:table-cell table:number-columns-repeated="6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.0</text:p>
          </table:table-cell>
          <table:table-cell office:value-type="float" office:value="0.91" calcext:value-type="float">
            <text:p>0.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A26]*2-1+FLOOR(([.A26]-1)/10)*20" office:value-type="float" office:value="89" calcext:value-type="float">
            <text:p>89</text:p>
          </table:table-cell>
          <table:table-cell table:formula="of:=[.J26]+1" office:value-type="float" office:value="90" calcext:value-type="float">
            <text:p>90</text:p>
          </table:table-cell>
          <table:table-cell table:formula="of:=[.J26]+20" office:value-type="float" office:value="109" calcext:value-type="float">
            <text:p>109</text:p>
          </table:table-cell>
          <table:table-cell table:formula="of:=[.K26]+20" office:value-type="float" office:value="110" calcext:value-type="float">
            <text:p>110</text:p>
          </table:table-cell>
          <table:table-cell table:number-columns-repeated="6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.0</text:p>
          </table:table-cell>
          <table:table-cell office:value-type="float" office:value="0.49" calcext:value-type="float">
            <text:p>0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A27]*2-1+FLOOR(([.A27]-1)/10)*20" office:value-type="float" office:value="91" calcext:value-type="float">
            <text:p>91</text:p>
          </table:table-cell>
          <table:table-cell table:formula="of:=[.J27]+1" office:value-type="float" office:value="92" calcext:value-type="float">
            <text:p>92</text:p>
          </table:table-cell>
          <table:table-cell table:formula="of:=[.J27]+20" office:value-type="float" office:value="111" calcext:value-type="float">
            <text:p>111</text:p>
          </table:table-cell>
          <table:table-cell table:formula="of:=[.K27]+20" office:value-type="float" office:value="112" calcext:value-type="float">
            <text:p>112</text:p>
          </table:table-cell>
          <table:table-cell table:number-columns-repeated="6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.0</text:p>
          </table:table-cell>
          <table:table-cell office:value-type="float" office:value="0.89" calcext:value-type="float">
            <text:p>0.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A28]*2-1+FLOOR(([.A28]-1)/10)*20" office:value-type="float" office:value="93" calcext:value-type="float">
            <text:p>93</text:p>
          </table:table-cell>
          <table:table-cell table:formula="of:=[.J28]+1" office:value-type="float" office:value="94" calcext:value-type="float">
            <text:p>94</text:p>
          </table:table-cell>
          <table:table-cell table:formula="of:=[.J28]+20" office:value-type="float" office:value="113" calcext:value-type="float">
            <text:p>113</text:p>
          </table:table-cell>
          <table:table-cell table:formula="of:=[.K28]+20" office:value-type="float" office:value="114" calcext:value-type="float">
            <text:p>114</text:p>
          </table:table-cell>
          <table:table-cell table:number-columns-repeated="6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.0</text:p>
          </table:table-cell>
          <table:table-cell office:value-type="float" office:value="0.49" calcext:value-type="float">
            <text:p>0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A29]*2-1+FLOOR(([.A29]-1)/10)*20" office:value-type="float" office:value="95" calcext:value-type="float">
            <text:p>95</text:p>
          </table:table-cell>
          <table:table-cell table:formula="of:=[.J29]+1" office:value-type="float" office:value="96" calcext:value-type="float">
            <text:p>96</text:p>
          </table:table-cell>
          <table:table-cell table:formula="of:=[.J29]+20" office:value-type="float" office:value="115" calcext:value-type="float">
            <text:p>115</text:p>
          </table:table-cell>
          <table:table-cell table:formula="of:=[.K29]+20" office:value-type="float" office:value="116" calcext:value-type="float">
            <text:p>116</text:p>
          </table:table-cell>
          <table:table-cell table:number-columns-repeated="6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170" calcext:value-type="float">
            <text:p>170.0</text:p>
          </table:table-cell>
          <table:table-cell office:value-type="float" office:value="0.31" calcext:value-type="float">
            <text:p>0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A30]*2-1+FLOOR(([.A30]-1)/10)*20" office:value-type="float" office:value="97" calcext:value-type="float">
            <text:p>97</text:p>
          </table:table-cell>
          <table:table-cell table:formula="of:=[.J30]+1" office:value-type="float" office:value="98" calcext:value-type="float">
            <text:p>98</text:p>
          </table:table-cell>
          <table:table-cell table:formula="of:=[.J30]+20" office:value-type="float" office:value="117" calcext:value-type="float">
            <text:p>117</text:p>
          </table:table-cell>
          <table:table-cell table:formula="of:=[.K30]+20" office:value-type="float" office:value="118" calcext:value-type="float">
            <text:p>118</text:p>
          </table:table-cell>
          <table:table-cell table:number-columns-repeated="6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90" calcext:value-type="float">
            <text:p>190.0</text:p>
          </table:table-cell>
          <table:table-cell office:value-type="float" office:value="0.51" calcext:value-type="float">
            <text:p>0.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A31]*2-1+FLOOR(([.A31]-1)/10)*20" office:value-type="float" office:value="99" calcext:value-type="float">
            <text:p>99</text:p>
          </table:table-cell>
          <table:table-cell table:formula="of:=[.J31]+1" office:value-type="float" office:value="100" calcext:value-type="float">
            <text:p>100</text:p>
          </table:table-cell>
          <table:table-cell table:formula="of:=[.J31]+20" office:value-type="float" office:value="119" calcext:value-type="float">
            <text:p>119</text:p>
          </table:table-cell>
          <table:table-cell table:formula="of:=[.K31]+20" office:value-type="float" office:value="120" calcext:value-type="float">
            <text:p>120</text:p>
          </table:table-cell>
          <table:table-cell table:number-columns-repeated="6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.0</text:p>
          </table:table-cell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A32]*2-1+FLOOR(([.A32]-1)/10)*20" office:value-type="float" office:value="121" calcext:value-type="float">
            <text:p>121</text:p>
          </table:table-cell>
          <table:table-cell table:formula="of:=[.J32]+1" office:value-type="float" office:value="122" calcext:value-type="float">
            <text:p>122</text:p>
          </table:table-cell>
          <table:table-cell table:formula="of:=[.J32]+20" office:value-type="float" office:value="141" calcext:value-type="float">
            <text:p>141</text:p>
          </table:table-cell>
          <table:table-cell table:formula="of:=[.K32]+20" office:value-type="float" office:value="142" calcext:value-type="float">
            <text:p>142</text:p>
          </table:table-cell>
          <table:table-cell table:number-columns-repeated="6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.0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33]*2-1+FLOOR(([.A33]-1)/10)*20" office:value-type="float" office:value="123" calcext:value-type="float">
            <text:p>123</text:p>
          </table:table-cell>
          <table:table-cell table:formula="of:=[.J33]+1" office:value-type="float" office:value="124" calcext:value-type="float">
            <text:p>124</text:p>
          </table:table-cell>
          <table:table-cell table:formula="of:=[.J33]+20" office:value-type="float" office:value="143" calcext:value-type="float">
            <text:p>143</text:p>
          </table:table-cell>
          <table:table-cell table:formula="of:=[.K33]+20" office:value-type="float" office:value="144" calcext:value-type="float">
            <text:p>144</text:p>
          </table:table-cell>
          <table:table-cell table:number-columns-repeated="6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.0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33" calcext:value-type="float">
            <text:p>33</text:p>
          </table:table-cell>
          <table:table-cell/>
          <table:table-cell table:formula="of:=[.A34]*2-1+FLOOR(([.A34]-1)/10)*20" office:value-type="float" office:value="125" calcext:value-type="float">
            <text:p>125</text:p>
          </table:table-cell>
          <table:table-cell table:formula="of:=[.J34]+1" office:value-type="float" office:value="126" calcext:value-type="float">
            <text:p>126</text:p>
          </table:table-cell>
          <table:table-cell table:formula="of:=[.J34]+20" office:value-type="float" office:value="145" calcext:value-type="float">
            <text:p>145</text:p>
          </table:table-cell>
          <table:table-cell table:formula="of:=[.K34]+20" office:value-type="float" office:value="146" calcext:value-type="float">
            <text:p>146</text:p>
          </table:table-cell>
          <table:table-cell table:number-columns-repeated="6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office:value-type="float" office:value="70" calcext:value-type="float">
            <text:p>70.0</text:p>
          </table:table-cell>
          <table:table-cell office:value-type="float" office:value="0.87" calcext:value-type="float">
            <text:p>0.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A35]*2-1+FLOOR(([.A35]-1)/10)*20" office:value-type="float" office:value="127" calcext:value-type="float">
            <text:p>127</text:p>
          </table:table-cell>
          <table:table-cell table:formula="of:=[.J35]+1" office:value-type="float" office:value="128" calcext:value-type="float">
            <text:p>128</text:p>
          </table:table-cell>
          <table:table-cell table:formula="of:=[.J35]+20" office:value-type="float" office:value="147" calcext:value-type="float">
            <text:p>147</text:p>
          </table:table-cell>
          <table:table-cell table:formula="of:=[.K35]+20" office:value-type="float" office:value="148" calcext:value-type="float">
            <text:p>148</text:p>
          </table:table-cell>
          <table:table-cell table:number-columns-repeated="6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.0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.A36]*2-1+FLOOR(([.A36]-1)/10)*20" office:value-type="float" office:value="129" calcext:value-type="float">
            <text:p>129</text:p>
          </table:table-cell>
          <table:table-cell table:formula="of:=[.J36]+1" office:value-type="float" office:value="130" calcext:value-type="float">
            <text:p>130</text:p>
          </table:table-cell>
          <table:table-cell table:formula="of:=[.J36]+20" office:value-type="float" office:value="149" calcext:value-type="float">
            <text:p>149</text:p>
          </table:table-cell>
          <table:table-cell table:formula="of:=[.K36]+20" office:value-type="float" office:value="150" calcext:value-type="float">
            <text:p>150</text:p>
          </table:table-cell>
          <table:table-cell table:number-columns-repeated="6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.0</text:p>
          </table:table-cell>
          <table:table-cell office:value-type="float" office:value="0.45" calcext:value-type="float">
            <text:p>0.45</text:p>
          </table:table-cell>
          <table:table-cell office:value-type="float" office:value="3.2181071457" calcext:value-type="float">
            <text:p>3.2181071457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A37]*2-1+FLOOR(([.A37]-1)/10)*20" office:value-type="float" office:value="131" calcext:value-type="float">
            <text:p>131</text:p>
          </table:table-cell>
          <table:table-cell table:formula="of:=[.J37]+1" office:value-type="float" office:value="132" calcext:value-type="float">
            <text:p>132</text:p>
          </table:table-cell>
          <table:table-cell table:formula="of:=[.J37]+20" office:value-type="float" office:value="151" calcext:value-type="float">
            <text:p>151</text:p>
          </table:table-cell>
          <table:table-cell table:formula="of:=[.K37]+20" office:value-type="float" office:value="152" calcext:value-type="float">
            <text:p>152</text:p>
          </table:table-cell>
          <table:table-cell table:number-columns-repeated="6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.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38]*2-1+FLOOR(([.A38]-1)/10)*20" office:value-type="float" office:value="133" calcext:value-type="float">
            <text:p>133</text:p>
          </table:table-cell>
          <table:table-cell table:formula="of:=[.J38]+1" office:value-type="float" office:value="134" calcext:value-type="float">
            <text:p>134</text:p>
          </table:table-cell>
          <table:table-cell table:formula="of:=[.J38]+20" office:value-type="float" office:value="153" calcext:value-type="float">
            <text:p>153</text:p>
          </table:table-cell>
          <table:table-cell table:formula="of:=[.K38]+20" office:value-type="float" office:value="154" calcext:value-type="float">
            <text:p>154</text:p>
          </table:table-cell>
          <table:table-cell table:number-columns-repeated="6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.0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A39]*2-1+FLOOR(([.A39]-1)/10)*20" office:value-type="float" office:value="135" calcext:value-type="float">
            <text:p>135</text:p>
          </table:table-cell>
          <table:table-cell table:formula="of:=[.J39]+1" office:value-type="float" office:value="136" calcext:value-type="float">
            <text:p>136</text:p>
          </table:table-cell>
          <table:table-cell table:formula="of:=[.J39]+20" office:value-type="float" office:value="155" calcext:value-type="float">
            <text:p>155</text:p>
          </table:table-cell>
          <table:table-cell table:formula="of:=[.K39]+20" office:value-type="float" office:value="156" calcext:value-type="float">
            <text:p>156</text:p>
          </table:table-cell>
          <table:table-cell table:number-columns-repeated="6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.0</text:p>
          </table:table-cell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A40]*2-1+FLOOR(([.A40]-1)/10)*20" office:value-type="float" office:value="137" calcext:value-type="float">
            <text:p>137</text:p>
          </table:table-cell>
          <table:table-cell table:formula="of:=[.J40]+1" office:value-type="float" office:value="138" calcext:value-type="float">
            <text:p>138</text:p>
          </table:table-cell>
          <table:table-cell table:formula="of:=[.J40]+20" office:value-type="float" office:value="157" calcext:value-type="float">
            <text:p>157</text:p>
          </table:table-cell>
          <table:table-cell table:formula="of:=[.K40]+20" office:value-type="float" office:value="158" calcext:value-type="float">
            <text:p>158</text:p>
          </table:table-cell>
          <table:table-cell table:number-columns-repeated="6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90" calcext:value-type="float">
            <text:p>190.0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41]*2-1+FLOOR(([.A41]-1)/10)*20" office:value-type="float" office:value="139" calcext:value-type="float">
            <text:p>139</text:p>
          </table:table-cell>
          <table:table-cell table:formula="of:=[.J41]+1" office:value-type="float" office:value="140" calcext:value-type="float">
            <text:p>140</text:p>
          </table:table-cell>
          <table:table-cell table:formula="of:=[.J41]+20" office:value-type="float" office:value="159" calcext:value-type="float">
            <text:p>159</text:p>
          </table:table-cell>
          <table:table-cell table:formula="of:=[.K41]+20" office:value-type="float" office:value="160" calcext:value-type="float">
            <text:p>160</text:p>
          </table:table-cell>
          <table:table-cell table:number-columns-repeated="6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.0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A42]*2-1+FLOOR(([.A42]-1)/10)*20" office:value-type="float" office:value="161" calcext:value-type="float">
            <text:p>161</text:p>
          </table:table-cell>
          <table:table-cell table:formula="of:=[.J42]+1" office:value-type="float" office:value="162" calcext:value-type="float">
            <text:p>162</text:p>
          </table:table-cell>
          <table:table-cell table:formula="of:=[.J42]+20" office:value-type="float" office:value="181" calcext:value-type="float">
            <text:p>181</text:p>
          </table:table-cell>
          <table:table-cell table:formula="of:=[.K42]+20" office:value-type="float" office:value="182" calcext:value-type="float">
            <text:p>182</text:p>
          </table:table-cell>
          <table:table-cell table:number-columns-repeated="6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.0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A43]*2-1+FLOOR(([.A43]-1)/10)*20" office:value-type="float" office:value="163" calcext:value-type="float">
            <text:p>163</text:p>
          </table:table-cell>
          <table:table-cell table:formula="of:=[.J43]+1" office:value-type="float" office:value="164" calcext:value-type="float">
            <text:p>164</text:p>
          </table:table-cell>
          <table:table-cell table:formula="of:=[.J43]+20" office:value-type="float" office:value="183" calcext:value-type="float">
            <text:p>183</text:p>
          </table:table-cell>
          <table:table-cell table:formula="of:=[.K43]+20" office:value-type="float" office:value="184" calcext:value-type="float">
            <text:p>184</text:p>
          </table:table-cell>
          <table:table-cell table:number-columns-repeated="6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.0</text:p>
          </table:table-cell>
          <table:table-cell office:value-type="float" office:value="0.31" calcext:value-type="float">
            <text:p>0.31</text:p>
          </table:table-cell>
          <table:table-cell office:value-type="float" office:value="9.3583954709" calcext:value-type="float">
            <text:p>9.3583954709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A44]*2-1+FLOOR(([.A44]-1)/10)*20" office:value-type="float" office:value="165" calcext:value-type="float">
            <text:p>165</text:p>
          </table:table-cell>
          <table:table-cell table:formula="of:=[.J44]+1" office:value-type="float" office:value="166" calcext:value-type="float">
            <text:p>166</text:p>
          </table:table-cell>
          <table:table-cell table:formula="of:=[.J44]+20" office:value-type="float" office:value="185" calcext:value-type="float">
            <text:p>185</text:p>
          </table:table-cell>
          <table:table-cell table:formula="of:=[.K44]+20" office:value-type="float" office:value="186" calcext:value-type="float">
            <text:p>186</text:p>
          </table:table-cell>
          <table:table-cell table:number-columns-repeated="6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.0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A45]*2-1+FLOOR(([.A45]-1)/10)*20" office:value-type="float" office:value="167" calcext:value-type="float">
            <text:p>167</text:p>
          </table:table-cell>
          <table:table-cell table:formula="of:=[.J45]+1" office:value-type="float" office:value="168" calcext:value-type="float">
            <text:p>168</text:p>
          </table:table-cell>
          <table:table-cell table:formula="of:=[.J45]+20" office:value-type="float" office:value="187" calcext:value-type="float">
            <text:p>187</text:p>
          </table:table-cell>
          <table:table-cell table:formula="of:=[.K45]+20" office:value-type="float" office:value="188" calcext:value-type="float">
            <text:p>188</text:p>
          </table:table-cell>
          <table:table-cell table:number-columns-repeated="6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90" calcext:value-type="float">
            <text:p>90.0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A46]*2-1+FLOOR(([.A46]-1)/10)*20" office:value-type="float" office:value="169" calcext:value-type="float">
            <text:p>169</text:p>
          </table:table-cell>
          <table:table-cell table:formula="of:=[.J46]+1" office:value-type="float" office:value="170" calcext:value-type="float">
            <text:p>170</text:p>
          </table:table-cell>
          <table:table-cell table:formula="of:=[.J46]+20" office:value-type="float" office:value="189" calcext:value-type="float">
            <text:p>189</text:p>
          </table:table-cell>
          <table:table-cell table:formula="of:=[.K46]+20" office:value-type="float" office:value="190" calcext:value-type="float">
            <text:p>190</text:p>
          </table:table-cell>
          <table:table-cell table:number-columns-repeated="6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.0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A47]*2-1+FLOOR(([.A47]-1)/10)*20" office:value-type="float" office:value="171" calcext:value-type="float">
            <text:p>171</text:p>
          </table:table-cell>
          <table:table-cell table:formula="of:=[.J47]+1" office:value-type="float" office:value="172" calcext:value-type="float">
            <text:p>172</text:p>
          </table:table-cell>
          <table:table-cell table:formula="of:=[.J47]+20" office:value-type="float" office:value="191" calcext:value-type="float">
            <text:p>191</text:p>
          </table:table-cell>
          <table:table-cell table:formula="of:=[.K47]+20" office:value-type="float" office:value="192" calcext:value-type="float">
            <text:p>192</text:p>
          </table:table-cell>
          <table:table-cell table:number-columns-repeated="6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.0</text:p>
          </table:table-cell>
          <table:table-cell office:value-type="float" office:value="0.43" calcext:value-type="float">
            <text:p>0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A48]*2-1+FLOOR(([.A48]-1)/10)*20" office:value-type="float" office:value="173" calcext:value-type="float">
            <text:p>173</text:p>
          </table:table-cell>
          <table:table-cell table:formula="of:=[.J48]+1" office:value-type="float" office:value="174" calcext:value-type="float">
            <text:p>174</text:p>
          </table:table-cell>
          <table:table-cell table:formula="of:=[.J48]+20" office:value-type="float" office:value="193" calcext:value-type="float">
            <text:p>193</text:p>
          </table:table-cell>
          <table:table-cell table:formula="of:=[.K48]+20" office:value-type="float" office:value="194" calcext:value-type="float">
            <text:p>194</text:p>
          </table:table-cell>
          <table:table-cell table:number-columns-repeated="6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.0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49]*2-1+FLOOR(([.A49]-1)/10)*20" office:value-type="float" office:value="175" calcext:value-type="float">
            <text:p>175</text:p>
          </table:table-cell>
          <table:table-cell table:formula="of:=[.J49]+1" office:value-type="float" office:value="176" calcext:value-type="float">
            <text:p>176</text:p>
          </table:table-cell>
          <table:table-cell table:formula="of:=[.J49]+20" office:value-type="float" office:value="195" calcext:value-type="float">
            <text:p>195</text:p>
          </table:table-cell>
          <table:table-cell table:formula="of:=[.K49]+20" office:value-type="float" office:value="196" calcext:value-type="float">
            <text:p>196</text:p>
          </table:table-cell>
          <table:table-cell table:number-columns-repeated="6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office:value-type="float" office:value="170" calcext:value-type="float">
            <text:p>170.0</text:p>
          </table:table-cell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A50]*2-1+FLOOR(([.A50]-1)/10)*20" office:value-type="float" office:value="177" calcext:value-type="float">
            <text:p>177</text:p>
          </table:table-cell>
          <table:table-cell table:formula="of:=[.J50]+1" office:value-type="float" office:value="178" calcext:value-type="float">
            <text:p>178</text:p>
          </table:table-cell>
          <table:table-cell table:formula="of:=[.J50]+20" office:value-type="float" office:value="197" calcext:value-type="float">
            <text:p>197</text:p>
          </table:table-cell>
          <table:table-cell table:formula="of:=[.K50]+20" office:value-type="float" office:value="198" calcext:value-type="float">
            <text:p>198</text:p>
          </table:table-cell>
          <table:table-cell table:number-columns-repeated="6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90" calcext:value-type="float">
            <text:p>190.0</text:p>
          </table:table-cell>
          <table:table-cell office:value-type="float" office:value="0.64" calcext:value-type="float">
            <text:p>0.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A51]*2-1+FLOOR(([.A51]-1)/10)*20" office:value-type="float" office:value="179" calcext:value-type="float">
            <text:p>179</text:p>
          </table:table-cell>
          <table:table-cell table:formula="of:=[.J51]+1" office:value-type="float" office:value="180" calcext:value-type="float">
            <text:p>180</text:p>
          </table:table-cell>
          <table:table-cell table:formula="of:=[.J51]+20" office:value-type="float" office:value="199" calcext:value-type="float">
            <text:p>199</text:p>
          </table:table-cell>
          <table:table-cell table:formula="of:=[.K51]+20" office:value-type="float" office:value="200" calcext:value-type="float">
            <text:p>200</text:p>
          </table:table-cell>
          <table:table-cell table:number-columns-repeated="6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.0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A52]*2-1+FLOOR(([.A52]-1)/10)*20" office:value-type="float" office:value="201" calcext:value-type="float">
            <text:p>201</text:p>
          </table:table-cell>
          <table:table-cell table:formula="of:=[.J52]+1" office:value-type="float" office:value="202" calcext:value-type="float">
            <text:p>202</text:p>
          </table:table-cell>
          <table:table-cell table:formula="of:=[.J52]+20" office:value-type="float" office:value="221" calcext:value-type="float">
            <text:p>221</text:p>
          </table:table-cell>
          <table:table-cell table:formula="of:=[.K52]+20" office:value-type="float" office:value="222" calcext:value-type="float">
            <text:p>222</text:p>
          </table:table-cell>
          <table:table-cell table:number-columns-repeated="6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.0</text:p>
          </table:table-cell>
          <table:table-cell office:value-type="float" office:value="0.46" calcext:value-type="float">
            <text:p>0.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A53]*2-1+FLOOR(([.A53]-1)/10)*20" office:value-type="float" office:value="203" calcext:value-type="float">
            <text:p>203</text:p>
          </table:table-cell>
          <table:table-cell table:formula="of:=[.J53]+1" office:value-type="float" office:value="204" calcext:value-type="float">
            <text:p>204</text:p>
          </table:table-cell>
          <table:table-cell table:formula="of:=[.J53]+20" office:value-type="float" office:value="223" calcext:value-type="float">
            <text:p>223</text:p>
          </table:table-cell>
          <table:table-cell table:formula="of:=[.K53]+20" office:value-type="float" office:value="224" calcext:value-type="float">
            <text:p>224</text:p>
          </table:table-cell>
          <table:table-cell table:number-columns-repeated="6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.0</text:p>
          </table:table-cell>
          <table:table-cell office:value-type="float" office:value="0.67" calcext:value-type="float">
            <text:p>0.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A54]*2-1+FLOOR(([.A54]-1)/10)*20" office:value-type="float" office:value="205" calcext:value-type="float">
            <text:p>205</text:p>
          </table:table-cell>
          <table:table-cell table:formula="of:=[.J54]+1" office:value-type="float" office:value="206" calcext:value-type="float">
            <text:p>206</text:p>
          </table:table-cell>
          <table:table-cell table:formula="of:=[.J54]+20" office:value-type="float" office:value="225" calcext:value-type="float">
            <text:p>225</text:p>
          </table:table-cell>
          <table:table-cell table:formula="of:=[.K54]+20" office:value-type="float" office:value="226" calcext:value-type="float">
            <text:p>226</text:p>
          </table:table-cell>
          <table:table-cell table:number-columns-repeated="6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.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A55]*2-1+FLOOR(([.A55]-1)/10)*20" office:value-type="float" office:value="207" calcext:value-type="float">
            <text:p>207</text:p>
          </table:table-cell>
          <table:table-cell table:formula="of:=[.J55]+1" office:value-type="float" office:value="208" calcext:value-type="float">
            <text:p>208</text:p>
          </table:table-cell>
          <table:table-cell table:formula="of:=[.J55]+20" office:value-type="float" office:value="227" calcext:value-type="float">
            <text:p>227</text:p>
          </table:table-cell>
          <table:table-cell table:formula="of:=[.K55]+20" office:value-type="float" office:value="228" calcext:value-type="float">
            <text:p>228</text:p>
          </table:table-cell>
          <table:table-cell table:number-columns-repeated="6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.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A56]*2-1+FLOOR(([.A56]-1)/10)*20" office:value-type="float" office:value="209" calcext:value-type="float">
            <text:p>209</text:p>
          </table:table-cell>
          <table:table-cell table:formula="of:=[.J56]+1" office:value-type="float" office:value="210" calcext:value-type="float">
            <text:p>210</text:p>
          </table:table-cell>
          <table:table-cell table:formula="of:=[.J56]+20" office:value-type="float" office:value="229" calcext:value-type="float">
            <text:p>229</text:p>
          </table:table-cell>
          <table:table-cell table:formula="of:=[.K56]+20" office:value-type="float" office:value="230" calcext:value-type="float">
            <text:p>230</text:p>
          </table:table-cell>
          <table:table-cell table:number-columns-repeated="6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0" calcext:value-type="float">
            <text:p>110</text:p>
          </table:table-cell>
          <table:table-cell office:value-type="float" office:value="110" calcext:value-type="float">
            <text:p>110.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A57]*2-1+FLOOR(([.A57]-1)/10)*20" office:value-type="float" office:value="211" calcext:value-type="float">
            <text:p>211</text:p>
          </table:table-cell>
          <table:table-cell table:formula="of:=[.J57]+1" office:value-type="float" office:value="212" calcext:value-type="float">
            <text:p>212</text:p>
          </table:table-cell>
          <table:table-cell table:formula="of:=[.J57]+20" office:value-type="float" office:value="231" calcext:value-type="float">
            <text:p>231</text:p>
          </table:table-cell>
          <table:table-cell table:formula="of:=[.K57]+20" office:value-type="float" office:value="232" calcext:value-type="float">
            <text:p>232</text:p>
          </table:table-cell>
          <table:table-cell table:number-columns-repeated="6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.0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57" calcext:value-type="float">
            <text:p>57</text:p>
          </table:table-cell>
          <table:table-cell/>
          <table:table-cell table:formula="of:=[.A58]*2-1+FLOOR(([.A58]-1)/10)*20" office:value-type="float" office:value="213" calcext:value-type="float">
            <text:p>213</text:p>
          </table:table-cell>
          <table:table-cell table:formula="of:=[.J58]+1" office:value-type="float" office:value="214" calcext:value-type="float">
            <text:p>214</text:p>
          </table:table-cell>
          <table:table-cell table:formula="of:=[.J58]+20" office:value-type="float" office:value="233" calcext:value-type="float">
            <text:p>233</text:p>
          </table:table-cell>
          <table:table-cell table:formula="of:=[.K58]+20" office:value-type="float" office:value="234" calcext:value-type="float">
            <text:p>234</text:p>
          </table:table-cell>
          <table:table-cell table:number-columns-repeated="6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0" calcext:value-type="float">
            <text:p>110</text:p>
          </table:table-cell>
          <table:table-cell office:value-type="float" office:value="150" calcext:value-type="float">
            <text:p>150.0</text:p>
          </table:table-cell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A59]*2-1+FLOOR(([.A59]-1)/10)*20" office:value-type="float" office:value="215" calcext:value-type="float">
            <text:p>215</text:p>
          </table:table-cell>
          <table:table-cell table:formula="of:=[.J59]+1" office:value-type="float" office:value="216" calcext:value-type="float">
            <text:p>216</text:p>
          </table:table-cell>
          <table:table-cell table:formula="of:=[.J59]+20" office:value-type="float" office:value="235" calcext:value-type="float">
            <text:p>235</text:p>
          </table:table-cell>
          <table:table-cell table:formula="of:=[.K59]+20" office:value-type="float" office:value="236" calcext:value-type="float">
            <text:p>236</text:p>
          </table:table-cell>
          <table:table-cell table:number-columns-repeated="6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0" calcext:value-type="float">
            <text:p>110</text:p>
          </table:table-cell>
          <table:table-cell office:value-type="float" office:value="170" calcext:value-type="float">
            <text:p>170.0</text:p>
          </table:table-cell>
          <table:table-cell office:value-type="float" office:value="0.81" calcext:value-type="float">
            <text:p>0.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A60]*2-1+FLOOR(([.A60]-1)/10)*20" office:value-type="float" office:value="217" calcext:value-type="float">
            <text:p>217</text:p>
          </table:table-cell>
          <table:table-cell table:formula="of:=[.J60]+1" office:value-type="float" office:value="218" calcext:value-type="float">
            <text:p>218</text:p>
          </table:table-cell>
          <table:table-cell table:formula="of:=[.J60]+20" office:value-type="float" office:value="237" calcext:value-type="float">
            <text:p>237</text:p>
          </table:table-cell>
          <table:table-cell table:formula="of:=[.K60]+20" office:value-type="float" office:value="238" calcext:value-type="float">
            <text:p>238</text:p>
          </table:table-cell>
          <table:table-cell table:number-columns-repeated="6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90" calcext:value-type="float">
            <text:p>190.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A61]*2-1+FLOOR(([.A61]-1)/10)*20" office:value-type="float" office:value="219" calcext:value-type="float">
            <text:p>219</text:p>
          </table:table-cell>
          <table:table-cell table:formula="of:=[.J61]+1" office:value-type="float" office:value="220" calcext:value-type="float">
            <text:p>220</text:p>
          </table:table-cell>
          <table:table-cell table:formula="of:=[.J61]+20" office:value-type="float" office:value="239" calcext:value-type="float">
            <text:p>239</text:p>
          </table:table-cell>
          <table:table-cell table:formula="of:=[.K61]+20" office:value-type="float" office:value="240" calcext:value-type="float">
            <text:p>240</text:p>
          </table:table-cell>
          <table:table-cell table:number-columns-repeated="6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.0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A62]*2-1+FLOOR(([.A62]-1)/10)*20" office:value-type="float" office:value="241" calcext:value-type="float">
            <text:p>241</text:p>
          </table:table-cell>
          <table:table-cell table:formula="of:=[.J62]+1" office:value-type="float" office:value="242" calcext:value-type="float">
            <text:p>242</text:p>
          </table:table-cell>
          <table:table-cell table:formula="of:=[.J62]+20" office:value-type="float" office:value="261" calcext:value-type="float">
            <text:p>261</text:p>
          </table:table-cell>
          <table:table-cell table:formula="of:=[.K62]+20" office:value-type="float" office:value="262" calcext:value-type="float">
            <text:p>262</text:p>
          </table:table-cell>
          <table:table-cell table:number-columns-repeated="6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.0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62" calcext:value-type="float">
            <text:p>62</text:p>
          </table:table-cell>
          <table:table-cell/>
          <table:table-cell table:formula="of:=[.A63]*2-1+FLOOR(([.A63]-1)/10)*20" office:value-type="float" office:value="243" calcext:value-type="float">
            <text:p>243</text:p>
          </table:table-cell>
          <table:table-cell table:formula="of:=[.J63]+1" office:value-type="float" office:value="244" calcext:value-type="float">
            <text:p>244</text:p>
          </table:table-cell>
          <table:table-cell table:formula="of:=[.J63]+20" office:value-type="float" office:value="263" calcext:value-type="float">
            <text:p>263</text:p>
          </table:table-cell>
          <table:table-cell table:formula="of:=[.K63]+20" office:value-type="float" office:value="264" calcext:value-type="float">
            <text:p>264</text:p>
          </table:table-cell>
          <table:table-cell table:number-columns-repeated="6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30" calcext:value-type="float">
            <text:p>130</text:p>
          </table:table-cell>
          <table:table-cell office:value-type="float" office:value="50" calcext:value-type="float">
            <text:p>50.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A64]*2-1+FLOOR(([.A64]-1)/10)*20" office:value-type="float" office:value="245" calcext:value-type="float">
            <text:p>245</text:p>
          </table:table-cell>
          <table:table-cell table:formula="of:=[.J64]+1" office:value-type="float" office:value="246" calcext:value-type="float">
            <text:p>246</text:p>
          </table:table-cell>
          <table:table-cell table:formula="of:=[.J64]+20" office:value-type="float" office:value="265" calcext:value-type="float">
            <text:p>265</text:p>
          </table:table-cell>
          <table:table-cell table:formula="of:=[.K64]+20" office:value-type="float" office:value="266" calcext:value-type="float">
            <text:p>266</text:p>
          </table:table-cell>
          <table:table-cell table:number-columns-repeated="6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.0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A65]*2-1+FLOOR(([.A65]-1)/10)*20" office:value-type="float" office:value="247" calcext:value-type="float">
            <text:p>247</text:p>
          </table:table-cell>
          <table:table-cell table:formula="of:=[.J65]+1" office:value-type="float" office:value="248" calcext:value-type="float">
            <text:p>248</text:p>
          </table:table-cell>
          <table:table-cell table:formula="of:=[.J65]+20" office:value-type="float" office:value="267" calcext:value-type="float">
            <text:p>267</text:p>
          </table:table-cell>
          <table:table-cell table:formula="of:=[.K65]+20" office:value-type="float" office:value="268" calcext:value-type="float">
            <text:p>268</text:p>
          </table:table-cell>
          <table:table-cell table:number-columns-repeated="6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.0</text:p>
          </table:table-cell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A66]*2-1+FLOOR(([.A66]-1)/10)*20" office:value-type="float" office:value="249" calcext:value-type="float">
            <text:p>249</text:p>
          </table:table-cell>
          <table:table-cell table:formula="of:=[.J66]+1" office:value-type="float" office:value="250" calcext:value-type="float">
            <text:p>250</text:p>
          </table:table-cell>
          <table:table-cell table:formula="of:=[.J66]+20" office:value-type="float" office:value="269" calcext:value-type="float">
            <text:p>269</text:p>
          </table:table-cell>
          <table:table-cell table:formula="of:=[.K66]+20" office:value-type="float" office:value="270" calcext:value-type="float">
            <text:p>270</text:p>
          </table:table-cell>
          <table:table-cell table:number-columns-repeated="6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.0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/>
          <table:table-cell table:formula="of:=[.A67]*2-1+FLOOR(([.A67]-1)/10)*20" office:value-type="float" office:value="251" calcext:value-type="float">
            <text:p>251</text:p>
          </table:table-cell>
          <table:table-cell table:formula="of:=[.J67]+1" office:value-type="float" office:value="252" calcext:value-type="float">
            <text:p>252</text:p>
          </table:table-cell>
          <table:table-cell table:formula="of:=[.J67]+20" office:value-type="float" office:value="271" calcext:value-type="float">
            <text:p>271</text:p>
          </table:table-cell>
          <table:table-cell table:formula="of:=[.K67]+20" office:value-type="float" office:value="272" calcext:value-type="float">
            <text:p>272</text:p>
          </table:table-cell>
          <table:table-cell table:number-columns-repeated="6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30" calcext:value-type="float">
            <text:p>130</text:p>
          </table:table-cell>
          <table:table-cell office:value-type="float" office:value="130" calcext:value-type="float">
            <text:p>130.0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A68]*2-1+FLOOR(([.A68]-1)/10)*20" office:value-type="float" office:value="253" calcext:value-type="float">
            <text:p>253</text:p>
          </table:table-cell>
          <table:table-cell table:formula="of:=[.J68]+1" office:value-type="float" office:value="254" calcext:value-type="float">
            <text:p>254</text:p>
          </table:table-cell>
          <table:table-cell table:formula="of:=[.J68]+20" office:value-type="float" office:value="273" calcext:value-type="float">
            <text:p>273</text:p>
          </table:table-cell>
          <table:table-cell table:formula="of:=[.K68]+20" office:value-type="float" office:value="274" calcext:value-type="float">
            <text:p>274</text:p>
          </table:table-cell>
          <table:table-cell table:number-columns-repeated="6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30" calcext:value-type="float">
            <text:p>130</text:p>
          </table:table-cell>
          <table:table-cell office:value-type="float" office:value="150" calcext:value-type="float">
            <text:p>150.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A69]*2-1+FLOOR(([.A69]-1)/10)*20" office:value-type="float" office:value="255" calcext:value-type="float">
            <text:p>255</text:p>
          </table:table-cell>
          <table:table-cell table:formula="of:=[.J69]+1" office:value-type="float" office:value="256" calcext:value-type="float">
            <text:p>256</text:p>
          </table:table-cell>
          <table:table-cell table:formula="of:=[.J69]+20" office:value-type="float" office:value="275" calcext:value-type="float">
            <text:p>275</text:p>
          </table:table-cell>
          <table:table-cell table:formula="of:=[.K69]+20" office:value-type="float" office:value="276" calcext:value-type="float">
            <text:p>276</text:p>
          </table:table-cell>
          <table:table-cell table:number-columns-repeated="6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0" calcext:value-type="float">
            <text:p>130</text:p>
          </table:table-cell>
          <table:table-cell office:value-type="float" office:value="170" calcext:value-type="float">
            <text:p>170.0</text:p>
          </table:table-cell>
          <table:table-cell office:value-type="float" office:value="0.5" calcext:value-type="float">
            <text:p>0.5</text:p>
          </table:table-cell>
          <table:table-cell office:value-type="float" office:value="5.2620792551" calcext:value-type="float">
            <text:p>5.2620792551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A70]*2-1+FLOOR(([.A70]-1)/10)*20" office:value-type="float" office:value="257" calcext:value-type="float">
            <text:p>257</text:p>
          </table:table-cell>
          <table:table-cell table:formula="of:=[.J70]+1" office:value-type="float" office:value="258" calcext:value-type="float">
            <text:p>258</text:p>
          </table:table-cell>
          <table:table-cell table:formula="of:=[.J70]+20" office:value-type="float" office:value="277" calcext:value-type="float">
            <text:p>277</text:p>
          </table:table-cell>
          <table:table-cell table:formula="of:=[.K70]+20" office:value-type="float" office:value="278" calcext:value-type="float">
            <text:p>278</text:p>
          </table:table-cell>
          <table:table-cell table:number-columns-repeated="6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90" calcext:value-type="float">
            <text:p>190.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A71]*2-1+FLOOR(([.A71]-1)/10)*20" office:value-type="float" office:value="259" calcext:value-type="float">
            <text:p>259</text:p>
          </table:table-cell>
          <table:table-cell table:formula="of:=[.J71]+1" office:value-type="float" office:value="260" calcext:value-type="float">
            <text:p>260</text:p>
          </table:table-cell>
          <table:table-cell table:formula="of:=[.J71]+20" office:value-type="float" office:value="279" calcext:value-type="float">
            <text:p>279</text:p>
          </table:table-cell>
          <table:table-cell table:formula="of:=[.K71]+20" office:value-type="float" office:value="280" calcext:value-type="float">
            <text:p>280</text:p>
          </table:table-cell>
          <table:table-cell table:number-columns-repeated="6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.0</text:p>
          </table:table-cell>
          <table:table-cell office:value-type="float" office:value="0.73" calcext:value-type="float">
            <text:p>0.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A72]*2-1+FLOOR(([.A72]-1)/10)*20" office:value-type="float" office:value="281" calcext:value-type="float">
            <text:p>281</text:p>
          </table:table-cell>
          <table:table-cell table:formula="of:=[.J72]+1" office:value-type="float" office:value="282" calcext:value-type="float">
            <text:p>282</text:p>
          </table:table-cell>
          <table:table-cell table:formula="of:=[.J72]+20" office:value-type="float" office:value="301" calcext:value-type="float">
            <text:p>301</text:p>
          </table:table-cell>
          <table:table-cell table:formula="of:=[.K72]+20" office:value-type="float" office:value="302" calcext:value-type="float">
            <text:p>302</text:p>
          </table:table-cell>
          <table:table-cell table:number-columns-repeated="6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.0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A73]*2-1+FLOOR(([.A73]-1)/10)*20" office:value-type="float" office:value="283" calcext:value-type="float">
            <text:p>283</text:p>
          </table:table-cell>
          <table:table-cell table:formula="of:=[.J73]+1" office:value-type="float" office:value="284" calcext:value-type="float">
            <text:p>284</text:p>
          </table:table-cell>
          <table:table-cell table:formula="of:=[.J73]+20" office:value-type="float" office:value="303" calcext:value-type="float">
            <text:p>303</text:p>
          </table:table-cell>
          <table:table-cell table:formula="of:=[.K73]+20" office:value-type="float" office:value="304" calcext:value-type="float">
            <text:p>304</text:p>
          </table:table-cell>
          <table:table-cell table:number-columns-repeated="6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.0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73" calcext:value-type="float">
            <text:p>73</text:p>
          </table:table-cell>
          <table:table-cell/>
          <table:table-cell table:formula="of:=[.A74]*2-1+FLOOR(([.A74]-1)/10)*20" office:value-type="float" office:value="285" calcext:value-type="float">
            <text:p>285</text:p>
          </table:table-cell>
          <table:table-cell table:formula="of:=[.J74]+1" office:value-type="float" office:value="286" calcext:value-type="float">
            <text:p>286</text:p>
          </table:table-cell>
          <table:table-cell table:formula="of:=[.J74]+20" office:value-type="float" office:value="305" calcext:value-type="float">
            <text:p>305</text:p>
          </table:table-cell>
          <table:table-cell table:formula="of:=[.K74]+20" office:value-type="float" office:value="306" calcext:value-type="float">
            <text:p>306</text:p>
          </table:table-cell>
          <table:table-cell table:number-columns-repeated="6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.0</text:p>
          </table:table-cell>
          <table:table-cell office:value-type="float" office:value="0.98" calcext:value-type="float">
            <text:p>0.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A75]*2-1+FLOOR(([.A75]-1)/10)*20" office:value-type="float" office:value="287" calcext:value-type="float">
            <text:p>287</text:p>
          </table:table-cell>
          <table:table-cell table:formula="of:=[.J75]+1" office:value-type="float" office:value="288" calcext:value-type="float">
            <text:p>288</text:p>
          </table:table-cell>
          <table:table-cell table:formula="of:=[.J75]+20" office:value-type="float" office:value="307" calcext:value-type="float">
            <text:p>307</text:p>
          </table:table-cell>
          <table:table-cell table:formula="of:=[.K75]+20" office:value-type="float" office:value="308" calcext:value-type="float">
            <text:p>308</text:p>
          </table:table-cell>
          <table:table-cell table:number-columns-repeated="6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.0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A76]*2-1+FLOOR(([.A76]-1)/10)*20" office:value-type="float" office:value="289" calcext:value-type="float">
            <text:p>289</text:p>
          </table:table-cell>
          <table:table-cell table:formula="of:=[.J76]+1" office:value-type="float" office:value="290" calcext:value-type="float">
            <text:p>290</text:p>
          </table:table-cell>
          <table:table-cell table:formula="of:=[.J76]+20" office:value-type="float" office:value="309" calcext:value-type="float">
            <text:p>309</text:p>
          </table:table-cell>
          <table:table-cell table:formula="of:=[.K76]+20" office:value-type="float" office:value="310" calcext:value-type="float">
            <text:p>310</text:p>
          </table:table-cell>
          <table:table-cell table:number-columns-repeated="6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0" calcext:value-type="float">
            <text:p>150</text:p>
          </table:table-cell>
          <table:table-cell office:value-type="float" office:value="110" calcext:value-type="float">
            <text:p>110.0</text:p>
          </table:table-cell>
          <table:table-cell office:value-type="float" office:value="0.93" calcext:value-type="float">
            <text:p>0.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76" calcext:value-type="float">
            <text:p>76</text:p>
          </table:table-cell>
          <table:table-cell/>
          <table:table-cell table:formula="of:=[.A77]*2-1+FLOOR(([.A77]-1)/10)*20" office:value-type="float" office:value="291" calcext:value-type="float">
            <text:p>291</text:p>
          </table:table-cell>
          <table:table-cell table:formula="of:=[.J77]+1" office:value-type="float" office:value="292" calcext:value-type="float">
            <text:p>292</text:p>
          </table:table-cell>
          <table:table-cell table:formula="of:=[.J77]+20" office:value-type="float" office:value="311" calcext:value-type="float">
            <text:p>311</text:p>
          </table:table-cell>
          <table:table-cell table:formula="of:=[.K77]+20" office:value-type="float" office:value="312" calcext:value-type="float">
            <text:p>312</text:p>
          </table:table-cell>
          <table:table-cell table:number-columns-repeated="49"/>
          <table:table-cell office:value-type="string" calcext:value-type="string">
            <text:p>wet</text:p>
          </table:table-cell>
          <table:table-cell table:number-columns-repeated="3"/>
          <table:table-cell office:value-type="string" calcext:value-type="string">
            <text:p>dry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50" calcext:value-type="float">
            <text:p>150</text:p>
          </table:table-cell>
          <table:table-cell office:value-type="float" office:value="130" calcext:value-type="float">
            <text:p>130.0</text:p>
          </table:table-cell>
          <table:table-cell office:value-type="float" office:value="0.31" calcext:value-type="float">
            <text:p>0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77" calcext:value-type="float">
            <text:p>77</text:p>
          </table:table-cell>
          <table:table-cell/>
          <table:table-cell table:formula="of:=[.A78]*2-1+FLOOR(([.A78]-1)/10)*20" office:value-type="float" office:value="293" calcext:value-type="float">
            <text:p>293</text:p>
          </table:table-cell>
          <table:table-cell table:formula="of:=[.J78]+1" office:value-type="float" office:value="294" calcext:value-type="float">
            <text:p>294</text:p>
          </table:table-cell>
          <table:table-cell table:formula="of:=[.J78]+20" office:value-type="float" office:value="313" calcext:value-type="float">
            <text:p>313</text:p>
          </table:table-cell>
          <table:table-cell table:formula="of:=[.K78]+20" office:value-type="float" office:value="314" calcext:value-type="float">
            <text:p>314</text:p>
          </table:table-cell>
          <table:table-cell table:number-columns-repeated="49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sd</text:p>
          </table:table-cell>
          <table:table-cell office:value-type="string" calcext:value-type="string">
            <text:p>maxs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sd</text:p>
          </table:table-cell>
          <table:table-cell office:value-type="string" calcext:value-type="string">
            <text:p>maxsd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50" calcext:value-type="float">
            <text:p>150</text:p>
          </table:table-cell>
          <table:table-cell office:value-type="float" office:value="150" calcext:value-type="float">
            <text:p>150.0</text:p>
          </table:table-cell>
          <table:table-cell office:value-type="float" office:value="0.97" calcext:value-type="float">
            <text:p>0.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A79]*2-1+FLOOR(([.A79]-1)/10)*20" office:value-type="float" office:value="295" calcext:value-type="float">
            <text:p>295</text:p>
          </table:table-cell>
          <table:table-cell table:formula="of:=[.J79]+1" office:value-type="float" office:value="296" calcext:value-type="float">
            <text:p>296</text:p>
          </table:table-cell>
          <table:table-cell table:formula="of:=[.J79]+20" office:value-type="float" office:value="315" calcext:value-type="float">
            <text:p>315</text:p>
          </table:table-cell>
          <table:table-cell table:formula="of:=[.K79]+20" office:value-type="float" office:value="316" calcext:value-type="float">
            <text:p>316</text:p>
          </table:table-cell>
          <table:table-cell table:number-columns-repeated="48"/>
          <table:table-cell office:value-type="float" office:value="6" calcext:value-type="float">
            <text:p>6</text:p>
          </table:table-cell>
          <table:table-cell table:style-name="ce1" table:formula="of:=5.4*SIN([.BJ79]*2*PI()/24-2*PI()/3)+26.1" office:value-type="float" office:value="23.4" calcext:value-type="float">
            <text:p>23.4</text:p>
          </table:table-cell>
          <table:table-cell table:style-name="ce1" table:formula="of:=5.6*SIN([.$BJ79]*2*PI()/24-2*PI()/3)+27" office:value-type="float" office:value="24.2" calcext:value-type="float">
            <text:p>24.2</text:p>
          </table:table-cell>
          <table:table-cell table:style-name="ce1" table:formula="of:=0.4267*SIN([.$BJ79]*2*PI()/24-2*PI()/3)+1.9733" office:value-type="float" office:value="1.75995" calcext:value-type="float">
            <text:p>1.8</text:p>
          </table:table-cell>
          <table:table-cell table:style-name="ce1" table:formula="of:=0.38667*SIN([.$BJ79]*2*PI()/24-2*PI()/3)+1.8133" office:value-type="float" office:value="1.619965" calcext:value-type="float">
            <text:p>1.6</text:p>
          </table:table-cell>
          <table:table-cell table:style-name="ce1" table:formula="of:=6.5333*SIN([.$BJ79]*2*PI()/24-2*PI()/3)+31.4667" office:value-type="float" office:value="28.20005" calcext:value-type="float">
            <text:p>28.2</text:p>
          </table:table-cell>
          <table:table-cell table:style-name="ce1" table:formula="of:=6.7333*SIN([.$BJ79]*2*PI()/24-2*PI()/3)+32.4667" office:value-type="float" office:value="29.10005" calcext:value-type="float">
            <text:p>29.1</text:p>
          </table:table-cell>
          <table:table-cell table:style-name="ce1" table:formula="of:=0.24*SIN([.$BJ79]*2*PI()/24-2*PI()/3)+1.16" office:value-type="float" office:value="1.04" calcext:value-type="float">
            <text:p>1.0</text:p>
          </table:table-cell>
          <table:table-cell table:style-name="ce1" table:formula="of:=0.2*SIN([.$BJ79]*2*PI()/24-2*PI()/3)+1" office:value-type="float" office:value="0.9" calcext:value-type="float">
            <text:p>0.9</text:p>
          </table:table-cell>
          <table:table-cell table:style-name="ce1" office:value-type="float" office:value="23.8" calcext:value-type="float">
            <text:p>23.8</text:p>
          </table:table-cell>
          <table:table-cell table:style-name="ce1" office:value-type="float" office:value="28.65005" calcext:value-type="float">
            <text:p>28.7</text:p>
          </table:table-cell>
          <table:table-cell table:style-name="ce10" office:value-type="float" office:value="1.6899575" calcext:value-type="float">
            <text:p>1.69</text:p>
          </table:table-cell>
          <table:table-cell table:style-name="ce10"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50" calcext:value-type="float">
            <text:p>150</text:p>
          </table:table-cell>
          <table:table-cell office:value-type="float" office:value="170" calcext:value-type="float">
            <text:p>170.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79" calcext:value-type="float">
            <text:p>79</text:p>
          </table:table-cell>
          <table:table-cell/>
          <table:table-cell table:formula="of:=[.A80]*2-1+FLOOR(([.A80]-1)/10)*20" office:value-type="float" office:value="297" calcext:value-type="float">
            <text:p>297</text:p>
          </table:table-cell>
          <table:table-cell table:formula="of:=[.J80]+1" office:value-type="float" office:value="298" calcext:value-type="float">
            <text:p>298</text:p>
          </table:table-cell>
          <table:table-cell table:formula="of:=[.J80]+20" office:value-type="float" office:value="317" calcext:value-type="float">
            <text:p>317</text:p>
          </table:table-cell>
          <table:table-cell table:formula="of:=[.K80]+20" office:value-type="float" office:value="318" calcext:value-type="float">
            <text:p>318</text:p>
          </table:table-cell>
          <table:table-cell table:number-columns-repeated="5"/>
          <table:table-cell table:number-columns-repeated="20" table:style-name="ce4" office:value-type="float" office:value="0" calcext:value-type="float">
            <text:p>0</text:p>
          </table:table-cell>
          <table:table-cell table:style-name="ce9" table:formula="of:=COM.MICROSOFT.NORM.INV(RAND();32-[.S80]*4;1)" office:value-type="float" office:value="34.4193616095609" calcext:value-type="float">
            <text:p>34.4193616096</text:p>
          </table:table-cell>
          <table:table-cell table:style-name="ce9" table:formula="of:=COM.MICROSOFT.NORM.INV(RAND();32-[.T80]*4;1)" office:value-type="float" office:value="32.9784375493649" calcext:value-type="float">
            <text:p>32.9784375494</text:p>
          </table:table-cell>
          <table:table-cell table:style-name="ce9" table:formula="of:=COM.MICROSOFT.NORM.INV(RAND();32-[.U80]*4;1)" office:value-type="float" office:value="32.2654005365869" calcext:value-type="float">
            <text:p>32.2654005366</text:p>
          </table:table-cell>
          <table:table-cell table:style-name="ce9" table:formula="of:=COM.MICROSOFT.NORM.INV(RAND();32-[.V80]*4;1)" office:value-type="float" office:value="33.6839158041182" calcext:value-type="float">
            <text:p>33.6839158041</text:p>
          </table:table-cell>
          <table:table-cell table:style-name="ce9" table:formula="of:=COM.MICROSOFT.NORM.INV(RAND();32-[.W80]*4;1)" office:value-type="float" office:value="32.5966147109408" calcext:value-type="float">
            <text:p>32.5966147109</text:p>
          </table:table-cell>
          <table:table-cell table:style-name="ce9" table:formula="of:=COM.MICROSOFT.NORM.INV(RAND();32-[.X80]*4;1)" office:value-type="float" office:value="34.2518356539567" calcext:value-type="float">
            <text:p>34.251835654</text:p>
          </table:table-cell>
          <table:table-cell table:style-name="ce9" table:formula="of:=COM.MICROSOFT.NORM.INV(RAND();32-[.Y80]*4;1)" office:value-type="float" office:value="32.6936005330512" calcext:value-type="float">
            <text:p>32.6936005331</text:p>
          </table:table-cell>
          <table:table-cell table:style-name="ce9" table:formula="of:=COM.MICROSOFT.NORM.INV(RAND();32-[.Z80]*4;1)" office:value-type="float" office:value="32.957608396011" calcext:value-type="float">
            <text:p>32.957608396</text:p>
          </table:table-cell>
          <table:table-cell table:style-name="ce9" table:formula="of:=COM.MICROSOFT.NORM.INV(RAND();32-[.AA80]*4;1)" office:value-type="float" office:value="32.4522618147861" calcext:value-type="float">
            <text:p>32.4522618148</text:p>
          </table:table-cell>
          <table:table-cell table:style-name="ce9" table:formula="of:=COM.MICROSOFT.NORM.INV(RAND();32-[.AB80]*4;1)" office:value-type="float" office:value="31.9067676152322" calcext:value-type="float">
            <text:p>31.9067676152</text:p>
          </table:table-cell>
          <table:table-cell table:style-name="ce9" table:formula="of:=COM.MICROSOFT.NORM.INV(RAND();32-[.AC80]*4;1)" office:value-type="float" office:value="31.6438818217698" calcext:value-type="float">
            <text:p>31.6438818218</text:p>
          </table:table-cell>
          <table:table-cell table:style-name="ce9" table:formula="of:=COM.MICROSOFT.NORM.INV(RAND();32-[.AD80]*4;1)" office:value-type="float" office:value="31.7888660925543" calcext:value-type="float">
            <text:p>31.7888660926</text:p>
          </table:table-cell>
          <table:table-cell table:style-name="ce9" table:formula="of:=COM.MICROSOFT.NORM.INV(RAND();32-[.AE80]*4;1)" office:value-type="float" office:value="34.5050904391432" calcext:value-type="float">
            <text:p>34.5050904391</text:p>
          </table:table-cell>
          <table:table-cell table:style-name="ce9" table:formula="of:=COM.MICROSOFT.NORM.INV(RAND();32-[.AF80]*4;1)" office:value-type="float" office:value="30.5127642595214" calcext:value-type="float">
            <text:p>30.5127642595</text:p>
          </table:table-cell>
          <table:table-cell table:style-name="ce9" table:formula="of:=COM.MICROSOFT.NORM.INV(RAND();32-[.AG80]*4;1)" office:value-type="float" office:value="30.671875579206" calcext:value-type="float">
            <text:p>30.6718755792</text:p>
          </table:table-cell>
          <table:table-cell table:style-name="ce9" table:formula="of:=COM.MICROSOFT.NORM.INV(RAND();32-[.AH80]*4;1)" office:value-type="float" office:value="31.1221525160042" calcext:value-type="float">
            <text:p>31.122152516</text:p>
          </table:table-cell>
          <table:table-cell table:style-name="ce9" table:formula="of:=COM.MICROSOFT.NORM.INV(RAND();32-[.AI80]*4;1)" office:value-type="float" office:value="31.0824813174494" calcext:value-type="float">
            <text:p>31.0824813174</text:p>
          </table:table-cell>
          <table:table-cell table:style-name="ce9" table:formula="of:=COM.MICROSOFT.NORM.INV(RAND();32-[.AJ80]*4;1)" office:value-type="float" office:value="31.2582527534547" calcext:value-type="float">
            <text:p>31.2582527535</text:p>
          </table:table-cell>
          <table:table-cell table:style-name="ce9" table:formula="of:=COM.MICROSOFT.NORM.INV(RAND();32-[.AK80]*4;1)" office:value-type="float" office:value="33.9153657627703" calcext:value-type="float">
            <text:p>33.9153657628</text:p>
          </table:table-cell>
          <table:table-cell table:style-name="ce9" table:formula="of:=COM.MICROSOFT.NORM.INV(RAND();32-[.AL80]*4;1)" office:value-type="float" office:value="31.5750851601634" calcext:value-type="float">
            <text:p>31.575085160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" table:formula="of:=5.4*SIN([.$BJ80]*2*PI()/24-2*PI()/3)+26.1" office:value-type="float" office:value="24.7023771564464" calcext:value-type="float">
            <text:p>24.7</text:p>
          </table:table-cell>
          <table:table-cell table:style-name="ce1" table:formula="of:=5.6*SIN([.$BJ80]*2*PI()/24-2*PI()/3)+27" office:value-type="float" office:value="25.5506133474259" calcext:value-type="float">
            <text:p>25.6</text:p>
          </table:table-cell>
          <table:table-cell table:style-name="ce1" table:formula="of:=0.4267*SIN([.$BJ80]*2*PI()/24-2*PI()/3)+1.9733" office:value-type="float" office:value="1.86286191345475" calcext:value-type="float">
            <text:p>1.9</text:p>
          </table:table-cell>
          <table:table-cell table:style-name="ce1" table:formula="of:=0.38667*SIN([.$BJ80]*2*PI()/24-2*PI()/3)+1.8133" office:value-type="float" office:value="1.71322243983021" calcext:value-type="float">
            <text:p>1.7</text:p>
          </table:table-cell>
          <table:table-cell table:style-name="ce1" table:formula="of:=6.5333*SIN([.$BJ80]*2*PI()/24-2*PI()/3)+31.4667" office:value-type="float" office:value="29.7757575326317" calcext:value-type="float">
            <text:p>29.8</text:p>
          </table:table-cell>
          <table:table-cell table:style-name="ce1" table:formula="of:=6.7333*SIN([.$BJ80]*2*PI()/24-2*PI()/3)+32.4667" office:value-type="float" office:value="30.7239937236112" calcext:value-type="float">
            <text:p>30.7</text:p>
          </table:table-cell>
          <table:table-cell table:style-name="ce1" table:formula="of:=0.24*SIN([.$BJ80]*2*PI()/24-2*PI()/3)+1.16" office:value-type="float" office:value="1.0978834291754" calcext:value-type="float">
            <text:p>1.1</text:p>
          </table:table-cell>
          <table:table-cell table:style-name="ce1" table:formula="of:=0.2*SIN([.$BJ80]*2*PI()/24-2*PI()/3)+1" office:value-type="float" office:value="0.948236190979496" calcext:value-type="float">
            <text:p>0.9</text:p>
          </table:table-cell>
          <table:table-cell table:style-name="ce1" office:value-type="float" office:value="25.1264952519361" calcext:value-type="float">
            <text:p>25.1</text:p>
          </table:table-cell>
          <table:table-cell table:style-name="ce1" office:value-type="float" office:value="30.2498756281215" calcext:value-type="float">
            <text:p>30.2</text:p>
          </table:table-cell>
          <table:table-cell table:style-name="ce10" office:value-type="float" office:value="1.78804217664248" calcext:value-type="float">
            <text:p>1.79</text:p>
          </table:table-cell>
          <table:table-cell table:style-name="ce10" office:value-type="float" office:value="1.02305981007745" calcext:value-type="float">
            <text:p>1.0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190" calcext:value-type="float">
            <text:p>190.0</text:p>
          </table:table-cell>
          <table:table-cell office:value-type="float" office:value="0.32" calcext:value-type="float">
            <text:p>0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A81]*2-1+FLOOR(([.A81]-1)/10)*20" office:value-type="float" office:value="299" calcext:value-type="float">
            <text:p>299</text:p>
          </table:table-cell>
          <table:table-cell table:formula="of:=[.J81]+1" office:value-type="float" office:value="300" calcext:value-type="float">
            <text:p>300</text:p>
          </table:table-cell>
          <table:table-cell table:formula="of:=[.J81]+20" office:value-type="float" office:value="319" calcext:value-type="float">
            <text:p>319</text:p>
          </table:table-cell>
          <table:table-cell table:formula="of:=[.K81]+20" office:value-type="float" office:value="320" calcext:value-type="float">
            <text:p>320</text:p>
          </table:table-cell>
          <table:table-cell table:number-columns-repeated="5"/>
          <table:table-cell table:number-columns-repeated="20" table:style-name="ce4" office:value-type="float" office:value="0" calcext:value-type="float">
            <text:p>0</text:p>
          </table:table-cell>
          <table:table-cell table:style-name="ce9" table:formula="of:=COM.MICROSOFT.NORM.INV(RAND();32-[.S81]*4;1)" office:value-type="float" office:value="33.455115048639" calcext:value-type="float">
            <text:p>33.4551150486</text:p>
          </table:table-cell>
          <table:table-cell table:style-name="ce9" table:formula="of:=COM.MICROSOFT.NORM.INV(RAND();32-[.T81]*4;1)" office:value-type="float" office:value="31.7003592289681" calcext:value-type="float">
            <text:p>31.700359229</text:p>
          </table:table-cell>
          <table:table-cell table:style-name="ce9" table:formula="of:=COM.MICROSOFT.NORM.INV(RAND();32-[.U81]*4;1)" office:value-type="float" office:value="31.4406343836644" calcext:value-type="float">
            <text:p>31.4406343837</text:p>
          </table:table-cell>
          <table:table-cell table:style-name="ce9" table:formula="of:=COM.MICROSOFT.NORM.INV(RAND();32-[.V81]*4;1)" office:value-type="float" office:value="30.2893596865516" calcext:value-type="float">
            <text:p>30.2893596866</text:p>
          </table:table-cell>
          <table:table-cell table:style-name="ce9" table:formula="of:=COM.MICROSOFT.NORM.INV(RAND();32-[.W81]*4;1)" office:value-type="float" office:value="31.9270260343787" calcext:value-type="float">
            <text:p>31.9270260344</text:p>
          </table:table-cell>
          <table:table-cell table:style-name="ce9" table:formula="of:=COM.MICROSOFT.NORM.INV(RAND();32-[.X81]*4;1)" office:value-type="float" office:value="31.6681740823931" calcext:value-type="float">
            <text:p>31.6681740824</text:p>
          </table:table-cell>
          <table:table-cell table:style-name="ce9" table:formula="of:=COM.MICROSOFT.NORM.INV(RAND();32-[.Y81]*4;1)" office:value-type="float" office:value="31.733144962232" calcext:value-type="float">
            <text:p>31.7331449622</text:p>
          </table:table-cell>
          <table:table-cell table:style-name="ce9" table:formula="of:=COM.MICROSOFT.NORM.INV(RAND();32-[.Z81]*4;1)" office:value-type="float" office:value="30.7550295577661" calcext:value-type="float">
            <text:p>30.7550295578</text:p>
          </table:table-cell>
          <table:table-cell table:style-name="ce9" table:formula="of:=COM.MICROSOFT.NORM.INV(RAND();32-[.AA81]*4;1)" office:value-type="float" office:value="31.1275006299348" calcext:value-type="float">
            <text:p>31.1275006299</text:p>
          </table:table-cell>
          <table:table-cell table:style-name="ce9" table:formula="of:=COM.MICROSOFT.NORM.INV(RAND();32-[.AB81]*4;1)" office:value-type="float" office:value="32.9292148749412" calcext:value-type="float">
            <text:p>32.9292148749</text:p>
          </table:table-cell>
          <table:table-cell table:style-name="ce9" table:formula="of:=COM.MICROSOFT.NORM.INV(RAND();32-[.AC81]*4;1)" office:value-type="float" office:value="31.8947461020092" calcext:value-type="float">
            <text:p>31.894746102</text:p>
          </table:table-cell>
          <table:table-cell table:style-name="ce9" table:formula="of:=COM.MICROSOFT.NORM.INV(RAND();32-[.AD81]*4;1)" office:value-type="float" office:value="34.3083359981473" calcext:value-type="float">
            <text:p>34.3083359981</text:p>
          </table:table-cell>
          <table:table-cell table:style-name="ce9" table:formula="of:=COM.MICROSOFT.NORM.INV(RAND();32-[.AE81]*4;1)" office:value-type="float" office:value="31.0636084174979" calcext:value-type="float">
            <text:p>31.0636084175</text:p>
          </table:table-cell>
          <table:table-cell table:style-name="ce9" table:formula="of:=COM.MICROSOFT.NORM.INV(RAND();32-[.AF81]*4;1)" office:value-type="float" office:value="31.1307459516212" calcext:value-type="float">
            <text:p>31.1307459516</text:p>
          </table:table-cell>
          <table:table-cell table:style-name="ce9" table:formula="of:=COM.MICROSOFT.NORM.INV(RAND();32-[.AG81]*4;1)" office:value-type="float" office:value="32.2988072236968" calcext:value-type="float">
            <text:p>32.2988072237</text:p>
          </table:table-cell>
          <table:table-cell table:style-name="ce9" table:formula="of:=COM.MICROSOFT.NORM.INV(RAND();32-[.AH81]*4;1)" office:value-type="float" office:value="32.1396670497648" calcext:value-type="float">
            <text:p>32.1396670498</text:p>
          </table:table-cell>
          <table:table-cell table:style-name="ce9" table:formula="of:=COM.MICROSOFT.NORM.INV(RAND();32-[.AI81]*4;1)" office:value-type="float" office:value="33.3706425530262" calcext:value-type="float">
            <text:p>33.370642553</text:p>
          </table:table-cell>
          <table:table-cell table:style-name="ce9" table:formula="of:=COM.MICROSOFT.NORM.INV(RAND();32-[.AJ81]*4;1)" office:value-type="float" office:value="30.6926946353228" calcext:value-type="float">
            <text:p>30.6926946353</text:p>
          </table:table-cell>
          <table:table-cell table:style-name="ce9" table:formula="of:=COM.MICROSOFT.NORM.INV(RAND();32-[.AK81]*4;1)" office:value-type="float" office:value="32.5979605131814" calcext:value-type="float">
            <text:p>32.5979605132</text:p>
          </table:table-cell>
          <table:table-cell table:style-name="ce9" table:formula="of:=COM.MICROSOFT.NORM.INV(RAND();32-[.AL81]*4;1)" office:value-type="float" office:value="32.7802315414268" calcext:value-type="float">
            <text:p>32.780231541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" table:formula="of:=5.4*SIN([.BJ81]*2*PI()/24-2*PI()/3)+26.1" office:value-type="float" office:value="26.1" calcext:value-type="float">
            <text:p>26.1</text:p>
          </table:table-cell>
          <table:table-cell table:style-name="ce1" table:formula="of:=5.6*SIN([.$BJ81]*2*PI()/24-2*PI()/3)+27" office:value-type="float" office:value="27" calcext:value-type="float">
            <text:p>27.0</text:p>
          </table:table-cell>
          <table:table-cell table:style-name="ce1" table:formula="of:=0.4267*SIN([.$BJ81]*2*PI()/24-2*PI()/3)+1.9733" office:value-type="float" office:value="1.9733" calcext:value-type="float">
            <text:p>2.0</text:p>
          </table:table-cell>
          <table:table-cell table:style-name="ce1" table:formula="of:=0.38667*SIN([.$BJ81]*2*PI()/24-2*PI()/3)+1.8133" office:value-type="float" office:value="1.8133" calcext:value-type="float">
            <text:p>1.8</text:p>
          </table:table-cell>
          <table:table-cell table:style-name="ce1" table:formula="of:=6.5333*SIN([.$BJ81]*2*PI()/24-2*PI()/3)+31.4667" office:value-type="float" office:value="31.4667" calcext:value-type="float">
            <text:p>31.5</text:p>
          </table:table-cell>
          <table:table-cell table:style-name="ce1" table:formula="of:=6.7333*SIN([.$BJ81]*2*PI()/24-2*PI()/3)+32.4667" office:value-type="float" office:value="32.4667" calcext:value-type="float">
            <text:p>32.5</text:p>
          </table:table-cell>
          <table:table-cell table:style-name="ce1" table:formula="of:=0.24*SIN([.$BJ81]*2*PI()/24-2*PI()/3)+1.16" office:value-type="float" office:value="1.16" calcext:value-type="float">
            <text:p>1.2</text:p>
          </table:table-cell>
          <table:table-cell table:style-name="ce1" table:formula="of:=0.2*SIN([.$BJ81]*2*PI()/24-2*PI()/3)+1" office:value-type="float" office:value="1" calcext:value-type="float">
            <text:p>1.0</text:p>
          </table:table-cell>
          <table:table-cell table:style-name="ce1" office:value-type="float" office:value="26.55" calcext:value-type="float">
            <text:p>26.6</text:p>
          </table:table-cell>
          <table:table-cell table:style-name="ce1" office:value-type="float" office:value="31.9667" calcext:value-type="float">
            <text:p>32.0</text:p>
          </table:table-cell>
          <table:table-cell table:style-name="ce10" office:value-type="float" office:value="1.8933" calcext:value-type="float">
            <text:p>1.89</text:p>
          </table:table-cell>
          <table:table-cell table:style-name="ce10" office:value-type="float" office:value="1.08" calcext:value-type="float">
            <text:p>1.0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.0</text:p>
          </table:table-cell>
          <table:table-cell office:value-type="float" office:value="0.41" calcext:value-type="float">
            <text:p>0.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A82]*2-1+FLOOR(([.A82]-1)/10)*20" office:value-type="float" office:value="321" calcext:value-type="float">
            <text:p>321</text:p>
          </table:table-cell>
          <table:table-cell table:formula="of:=[.J82]+1" office:value-type="float" office:value="322" calcext:value-type="float">
            <text:p>322</text:p>
          </table:table-cell>
          <table:table-cell table:formula="of:=[.J82]+20" office:value-type="float" office:value="341" calcext:value-type="float">
            <text:p>341</text:p>
          </table:table-cell>
          <table:table-cell table:formula="of:=[.K82]+20" office:value-type="float" office:value="342" calcext:value-type="float">
            <text:p>342</text:p>
          </table:table-cell>
          <table:table-cell table:number-columns-repeated="5"/>
          <table:table-cell table:number-columns-repeated="4" table:style-name="ce4" office:value-type="float" office:value="0" calcext:value-type="float">
            <text:p>0</text:p>
          </table:table-cell>
          <table:table-cell table:number-columns-repeated="6" table:style-name="ce5" office:value-type="float" office:value="1" calcext:value-type="float">
            <text:p>1</text:p>
          </table:table-cell>
          <table:table-cell table:number-columns-repeated="10" table:style-name="ce4" office:value-type="float" office:value="0" calcext:value-type="float">
            <text:p>0</text:p>
          </table:table-cell>
          <table:table-cell table:style-name="ce9" table:formula="of:=COM.MICROSOFT.NORM.INV(RAND();32-[.S82]*4;1)" office:value-type="float" office:value="31.1559117437905" calcext:value-type="float">
            <text:p>31.1559117438</text:p>
          </table:table-cell>
          <table:table-cell table:style-name="ce9" table:formula="of:=COM.MICROSOFT.NORM.INV(RAND();32-[.T82]*4;1)" office:value-type="float" office:value="32.3718285899747" calcext:value-type="float">
            <text:p>32.37182859</text:p>
          </table:table-cell>
          <table:table-cell table:style-name="ce9" table:formula="of:=COM.MICROSOFT.NORM.INV(RAND();32-[.U82]*4;1)" office:value-type="float" office:value="31.4845687770487" calcext:value-type="float">
            <text:p>31.484568777</text:p>
          </table:table-cell>
          <table:table-cell table:style-name="ce9" table:formula="of:=COM.MICROSOFT.NORM.INV(RAND();32-[.V82]*4;1)" office:value-type="float" office:value="31.4432417048691" calcext:value-type="float">
            <text:p>31.4432417049</text:p>
          </table:table-cell>
          <table:table-cell table:style-name="ce9" table:formula="of:=COM.MICROSOFT.NORM.INV(RAND();32-[.W82]*4;1)" office:value-type="float" office:value="26.8280066312175" calcext:value-type="float">
            <text:p>26.8280066312</text:p>
          </table:table-cell>
          <table:table-cell table:style-name="ce9" table:formula="of:=COM.MICROSOFT.NORM.INV(RAND();32-[.X82]*4;1)" office:value-type="float" office:value="29.2726207799943" calcext:value-type="float">
            <text:p>29.27262078</text:p>
          </table:table-cell>
          <table:table-cell table:style-name="ce9" table:formula="of:=COM.MICROSOFT.NORM.INV(RAND();32-[.Y82]*4;1)" office:value-type="float" office:value="27.187132363014" calcext:value-type="float">
            <text:p>27.187132363</text:p>
          </table:table-cell>
          <table:table-cell table:style-name="ce9" table:formula="of:=COM.MICROSOFT.NORM.INV(RAND();32-[.Z82]*4;1)" office:value-type="float" office:value="27.1616997202904" calcext:value-type="float">
            <text:p>27.1616997203</text:p>
          </table:table-cell>
          <table:table-cell table:style-name="ce9" table:formula="of:=COM.MICROSOFT.NORM.INV(RAND();32-[.AA82]*4;1)" office:value-type="float" office:value="27.591567751164" calcext:value-type="float">
            <text:p>27.5915677512</text:p>
          </table:table-cell>
          <table:table-cell table:style-name="ce9" table:formula="of:=COM.MICROSOFT.NORM.INV(RAND();32-[.AB82]*4;1)" office:value-type="float" office:value="28.2711793467761" calcext:value-type="float">
            <text:p>28.2711793468</text:p>
          </table:table-cell>
          <table:table-cell table:style-name="ce9" table:formula="of:=COM.MICROSOFT.NORM.INV(RAND();32-[.AC82]*4;1)" office:value-type="float" office:value="30.9541455312313" calcext:value-type="float">
            <text:p>30.9541455312</text:p>
          </table:table-cell>
          <table:table-cell table:style-name="ce9" table:formula="of:=COM.MICROSOFT.NORM.INV(RAND();32-[.AD82]*4;1)" office:value-type="float" office:value="32.5155001732629" calcext:value-type="float">
            <text:p>32.5155001733</text:p>
          </table:table-cell>
          <table:table-cell table:style-name="ce9" table:formula="of:=COM.MICROSOFT.NORM.INV(RAND();32-[.AE82]*4;1)" office:value-type="float" office:value="31.6128052375746" calcext:value-type="float">
            <text:p>31.6128052376</text:p>
          </table:table-cell>
          <table:table-cell table:style-name="ce9" table:formula="of:=COM.MICROSOFT.NORM.INV(RAND();32-[.AF82]*4;1)" office:value-type="float" office:value="32.7959834391954" calcext:value-type="float">
            <text:p>32.7959834392</text:p>
          </table:table-cell>
          <table:table-cell table:style-name="ce9" table:formula="of:=COM.MICROSOFT.NORM.INV(RAND();32-[.AG82]*4;1)" office:value-type="float" office:value="31.8302270645717" calcext:value-type="float">
            <text:p>31.8302270646</text:p>
          </table:table-cell>
          <table:table-cell table:style-name="ce9" table:formula="of:=COM.MICROSOFT.NORM.INV(RAND();32-[.AH82]*4;1)" office:value-type="float" office:value="32.1659341910838" calcext:value-type="float">
            <text:p>32.1659341911</text:p>
          </table:table-cell>
          <table:table-cell table:style-name="ce9" table:formula="of:=COM.MICROSOFT.NORM.INV(RAND();32-[.AI82]*4;1)" office:value-type="float" office:value="32.4233480131093" calcext:value-type="float">
            <text:p>32.4233480131</text:p>
          </table:table-cell>
          <table:table-cell table:style-name="ce9" table:formula="of:=COM.MICROSOFT.NORM.INV(RAND();32-[.AJ82]*4;1)" office:value-type="float" office:value="34.1900570814684" calcext:value-type="float">
            <text:p>34.1900570815</text:p>
          </table:table-cell>
          <table:table-cell table:style-name="ce9" table:formula="of:=COM.MICROSOFT.NORM.INV(RAND();32-[.AK82]*4;1)" office:value-type="float" office:value="33.2328886455778" calcext:value-type="float">
            <text:p>33.2328886456</text:p>
          </table:table-cell>
          <table:table-cell table:style-name="ce9" table:formula="of:=COM.MICROSOFT.NORM.INV(RAND();32-[.AL82]*4;1)" office:value-type="float" office:value="30.5519822977862" calcext:value-type="float">
            <text:p>30.551982297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" table:formula="of:=5.4*SIN([.BJ82]*2*PI()/24-2*PI()/3)+26.1" office:value-type="float" office:value="27.4976228435536" calcext:value-type="float">
            <text:p>27.5</text:p>
          </table:table-cell>
          <table:table-cell table:style-name="ce1" table:formula="of:=5.6*SIN([.$BJ82]*2*PI()/24-2*PI()/3)+27" office:value-type="float" office:value="28.4493866525741" calcext:value-type="float">
            <text:p>28.4</text:p>
          </table:table-cell>
          <table:table-cell table:style-name="ce1" table:formula="of:=0.4267*SIN([.$BJ82]*2*PI()/24-2*PI()/3)+1.9733" office:value-type="float" office:value="2.08373808654525" calcext:value-type="float">
            <text:p>2.1</text:p>
          </table:table-cell>
          <table:table-cell table:style-name="ce1" table:formula="of:=0.38667*SIN([.$BJ82]*2*PI()/24-2*PI()/3)+1.8133" office:value-type="float" office:value="1.91337756016979" calcext:value-type="float">
            <text:p>1.9</text:p>
          </table:table-cell>
          <table:table-cell table:style-name="ce1" table:formula="of:=6.5333*SIN([.$BJ82]*2*PI()/24-2*PI()/3)+31.4667" office:value-type="float" office:value="33.1576424673683" calcext:value-type="float">
            <text:p>33.2</text:p>
          </table:table-cell>
          <table:table-cell table:style-name="ce1" table:formula="of:=6.7333*SIN([.$BJ82]*2*PI()/24-2*PI()/3)+32.4667" office:value-type="float" office:value="34.2094062763888" calcext:value-type="float">
            <text:p>34.2</text:p>
          </table:table-cell>
          <table:table-cell table:style-name="ce1" table:formula="of:=0.24*SIN([.$BJ82]*2*PI()/24-2*PI()/3)+1.16" office:value-type="float" office:value="1.22211657082461" calcext:value-type="float">
            <text:p>1.2</text:p>
          </table:table-cell>
          <table:table-cell table:style-name="ce1" table:formula="of:=0.2*SIN([.$BJ82]*2*PI()/24-2*PI()/3)+1" office:value-type="float" office:value="1.0517638090205" calcext:value-type="float">
            <text:p>1.1</text:p>
          </table:table-cell>
          <table:table-cell table:style-name="ce1" office:value-type="float" office:value="27.9735047480639" calcext:value-type="float">
            <text:p>28.0</text:p>
          </table:table-cell>
          <table:table-cell table:style-name="ce1" office:value-type="float" office:value="33.6835243718785" calcext:value-type="float">
            <text:p>33.7</text:p>
          </table:table-cell>
          <table:table-cell table:style-name="ce10" office:value-type="float" office:value="1.99855782335752" calcext:value-type="float">
            <text:p>2.00</text:p>
          </table:table-cell>
          <table:table-cell table:style-name="ce10" office:value-type="float" office:value="1.13694018992255" calcext:value-type="float">
            <text:p>1.1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.0</text:p>
          </table:table-cell>
          <table:table-cell office:value-type="float" office:value="0.51" calcext:value-type="float">
            <text:p>0.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A83]*2-1+FLOOR(([.A83]-1)/10)*20" office:value-type="float" office:value="323" calcext:value-type="float">
            <text:p>323</text:p>
          </table:table-cell>
          <table:table-cell table:formula="of:=[.J83]+1" office:value-type="float" office:value="324" calcext:value-type="float">
            <text:p>324</text:p>
          </table:table-cell>
          <table:table-cell table:formula="of:=[.J83]+20" office:value-type="float" office:value="343" calcext:value-type="float">
            <text:p>343</text:p>
          </table:table-cell>
          <table:table-cell table:formula="of:=[.K83]+20" office:value-type="float" office:value="344" calcext:value-type="float">
            <text:p>344</text:p>
          </table:table-cell>
          <table:table-cell table:number-columns-repeated="5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9" table:style-name="ce5" office:value-type="float" office:value="1" calcext:value-type="float">
            <text:p>1</text:p>
          </table:table-cell>
          <table:table-cell table:number-columns-repeated="9" table:style-name="ce4" office:value-type="float" office:value="0" calcext:value-type="float">
            <text:p>0</text:p>
          </table:table-cell>
          <table:table-cell table:style-name="ce9" table:formula="of:=COM.MICROSOFT.NORM.INV(RAND();32-[.S83]*4;1)" office:value-type="float" office:value="30.4231712237971" calcext:value-type="float">
            <text:p>30.4231712238</text:p>
          </table:table-cell>
          <table:table-cell table:style-name="ce9" table:formula="of:=COM.MICROSOFT.NORM.INV(RAND();32-[.T83]*4;1)" office:value-type="float" office:value="31.1726110637234" calcext:value-type="float">
            <text:p>31.1726110637</text:p>
          </table:table-cell>
          <table:table-cell table:style-name="ce9" table:formula="of:=COM.MICROSOFT.NORM.INV(RAND();32-[.U83]*4;1)" office:value-type="float" office:value="29.3633448929469" calcext:value-type="float">
            <text:p>29.3633448929</text:p>
          </table:table-cell>
          <table:table-cell table:style-name="ce9" table:formula="of:=COM.MICROSOFT.NORM.INV(RAND();32-[.V83]*4;1)" office:value-type="float" office:value="26.6980697672717" calcext:value-type="float">
            <text:p>26.6980697673</text:p>
          </table:table-cell>
          <table:table-cell table:style-name="ce9" table:formula="of:=COM.MICROSOFT.NORM.INV(RAND();32-[.W83]*4;1)" office:value-type="float" office:value="27.7141142710891" calcext:value-type="float">
            <text:p>27.7141142711</text:p>
          </table:table-cell>
          <table:table-cell table:style-name="ce9" table:formula="of:=COM.MICROSOFT.NORM.INV(RAND();32-[.X83]*4;1)" office:value-type="float" office:value="28.4745027986333" calcext:value-type="float">
            <text:p>28.4745027986</text:p>
          </table:table-cell>
          <table:table-cell table:style-name="ce9" table:formula="of:=COM.MICROSOFT.NORM.INV(RAND();32-[.Y83]*4;1)" office:value-type="float" office:value="26.3383680138959" calcext:value-type="float">
            <text:p>26.3383680139</text:p>
          </table:table-cell>
          <table:table-cell table:style-name="ce9" table:formula="of:=COM.MICROSOFT.NORM.INV(RAND();32-[.Z83]*4;1)" office:value-type="float" office:value="28.1423927298021" calcext:value-type="float">
            <text:p>28.1423927298</text:p>
          </table:table-cell>
          <table:table-cell table:style-name="ce9" table:formula="of:=COM.MICROSOFT.NORM.INV(RAND();32-[.AA83]*4;1)" office:value-type="float" office:value="27.3729245973618" calcext:value-type="float">
            <text:p>27.3729245974</text:p>
          </table:table-cell>
          <table:table-cell table:style-name="ce9" table:formula="of:=COM.MICROSOFT.NORM.INV(RAND();32-[.AB83]*4;1)" office:value-type="float" office:value="27.6989834206084" calcext:value-type="float">
            <text:p>27.6989834206</text:p>
          </table:table-cell>
          <table:table-cell table:style-name="ce9" table:formula="of:=COM.MICROSOFT.NORM.INV(RAND();32-[.AC83]*4;1)" office:value-type="float" office:value="27.8083624160016" calcext:value-type="float">
            <text:p>27.808362416</text:p>
          </table:table-cell>
          <table:table-cell table:style-name="ce9" table:formula="of:=COM.MICROSOFT.NORM.INV(RAND();32-[.AD83]*4;1)" office:value-type="float" office:value="32.441608687292" calcext:value-type="float">
            <text:p>32.4416086873</text:p>
          </table:table-cell>
          <table:table-cell table:style-name="ce9" table:formula="of:=COM.MICROSOFT.NORM.INV(RAND();32-[.AE83]*4;1)" office:value-type="float" office:value="32.7256906523454" calcext:value-type="float">
            <text:p>32.7256906523</text:p>
          </table:table-cell>
          <table:table-cell table:style-name="ce9" table:formula="of:=COM.MICROSOFT.NORM.INV(RAND();32-[.AF83]*4;1)" office:value-type="float" office:value="31.1188288974717" calcext:value-type="float">
            <text:p>31.1188288975</text:p>
          </table:table-cell>
          <table:table-cell table:style-name="ce9" table:formula="of:=COM.MICROSOFT.NORM.INV(RAND();32-[.AG83]*4;1)" office:value-type="float" office:value="31.5454739647774" calcext:value-type="float">
            <text:p>31.5454739648</text:p>
          </table:table-cell>
          <table:table-cell table:style-name="ce9" table:formula="of:=COM.MICROSOFT.NORM.INV(RAND();32-[.AH83]*4;1)" office:value-type="float" office:value="32.5719789911626" calcext:value-type="float">
            <text:p>32.5719789912</text:p>
          </table:table-cell>
          <table:table-cell table:style-name="ce9" table:formula="of:=COM.MICROSOFT.NORM.INV(RAND();32-[.AI83]*4;1)" office:value-type="float" office:value="32.5369701191347" calcext:value-type="float">
            <text:p>32.5369701191</text:p>
          </table:table-cell>
          <table:table-cell table:style-name="ce9" table:formula="of:=COM.MICROSOFT.NORM.INV(RAND();32-[.AJ83]*4;1)" office:value-type="float" office:value="30.9397490014915" calcext:value-type="float">
            <text:p>30.9397490015</text:p>
          </table:table-cell>
          <table:table-cell table:style-name="ce9" table:formula="of:=COM.MICROSOFT.NORM.INV(RAND();32-[.AK83]*4;1)" office:value-type="float" office:value="32.2674959879418" calcext:value-type="float">
            <text:p>32.2674959879</text:p>
          </table:table-cell>
          <table:table-cell table:style-name="ce9" table:formula="of:=COM.MICROSOFT.NORM.INV(RAND();32-[.AL83]*4;1)" office:value-type="float" office:value="32.1475265925717" calcext:value-type="float">
            <text:p>32.147526592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" table:formula="of:=5.4*SIN([.BJ83]*2*PI()/24-2*PI()/3)+26.1" office:value-type="float" office:value="28.8" calcext:value-type="float">
            <text:p>28.8</text:p>
          </table:table-cell>
          <table:table-cell table:style-name="ce1" table:formula="of:=5.6*SIN([.$BJ83]*2*PI()/24-2*PI()/3)+27" office:value-type="float" office:value="29.8" calcext:value-type="float">
            <text:p>29.8</text:p>
          </table:table-cell>
          <table:table-cell table:style-name="ce1" table:formula="of:=0.4267*SIN([.$BJ83]*2*PI()/24-2*PI()/3)+1.9733" office:value-type="float" office:value="2.18665" calcext:value-type="float">
            <text:p>2.2</text:p>
          </table:table-cell>
          <table:table-cell table:style-name="ce1" table:formula="of:=0.38667*SIN([.$BJ83]*2*PI()/24-2*PI()/3)+1.8133" office:value-type="float" office:value="2.006635" calcext:value-type="float">
            <text:p>2.0</text:p>
          </table:table-cell>
          <table:table-cell table:style-name="ce1" table:formula="of:=6.5333*SIN([.$BJ83]*2*PI()/24-2*PI()/3)+31.4667" office:value-type="float" office:value="34.73335" calcext:value-type="float">
            <text:p>34.7</text:p>
          </table:table-cell>
          <table:table-cell table:style-name="ce1" table:formula="of:=6.7333*SIN([.$BJ83]*2*PI()/24-2*PI()/3)+32.4667" office:value-type="float" office:value="35.83335" calcext:value-type="float">
            <text:p>35.8</text:p>
          </table:table-cell>
          <table:table-cell table:style-name="ce1" table:formula="of:=0.24*SIN([.$BJ83]*2*PI()/24-2*PI()/3)+1.16" office:value-type="float" office:value="1.28" calcext:value-type="float">
            <text:p>1.3</text:p>
          </table:table-cell>
          <table:table-cell table:style-name="ce1" table:formula="of:=0.2*SIN([.$BJ83]*2*PI()/24-2*PI()/3)+1" office:value-type="float" office:value="1.1" calcext:value-type="float">
            <text:p>1.1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35.28335" calcext:value-type="float">
            <text:p>35.3</text:p>
          </table:table-cell>
          <table:table-cell table:style-name="ce10" office:value-type="float" office:value="2.0966425" calcext:value-type="float">
            <text:p>2.10</text:p>
          </table:table-cell>
          <table:table-cell table:style-name="ce10"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.0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A84]*2-1+FLOOR(([.A84]-1)/10)*20" office:value-type="float" office:value="325" calcext:value-type="float">
            <text:p>325</text:p>
          </table:table-cell>
          <table:table-cell table:formula="of:=[.J84]+1" office:value-type="float" office:value="326" calcext:value-type="float">
            <text:p>326</text:p>
          </table:table-cell>
          <table:table-cell table:formula="of:=[.J84]+20" office:value-type="float" office:value="345" calcext:value-type="float">
            <text:p>345</text:p>
          </table:table-cell>
          <table:table-cell table:formula="of:=[.K84]+20" office:value-type="float" office:value="346" calcext:value-type="float">
            <text:p>346</text:p>
          </table:table-cell>
          <table:table-cell table:number-columns-repeated="5"/>
          <table:table-cell table:style-name="ce4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9" table:formula="of:=COM.MICROSOFT.NORM.INV(RAND();32-[.S84]*4;1)" office:value-type="float" office:value="32.03735380012" calcext:value-type="float">
            <text:p>32.0373538001</text:p>
          </table:table-cell>
          <table:table-cell table:style-name="ce9" table:formula="of:=COM.MICROSOFT.NORM.INV(RAND();32-[.T84]*4;1)" office:value-type="float" office:value="30.4036359309893" calcext:value-type="float">
            <text:p>30.403635931</text:p>
          </table:table-cell>
          <table:table-cell table:style-name="ce9" table:formula="of:=COM.MICROSOFT.NORM.INV(RAND();32-[.U84]*4;1)" office:value-type="float" office:value="27.8227955738828" calcext:value-type="float">
            <text:p>27.8227955739</text:p>
          </table:table-cell>
          <table:table-cell table:style-name="ce9" table:formula="of:=COM.MICROSOFT.NORM.INV(RAND();32-[.V84]*4;1)" office:value-type="float" office:value="26.9301895517596" calcext:value-type="float">
            <text:p>26.9301895518</text:p>
          </table:table-cell>
          <table:table-cell table:style-name="ce9" table:formula="of:=COM.MICROSOFT.NORM.INV(RAND();32-[.W84]*4;1)" office:value-type="float" office:value="28.1300461029595" calcext:value-type="float">
            <text:p>28.130046103</text:p>
          </table:table-cell>
          <table:table-cell table:style-name="ce9" table:formula="of:=COM.MICROSOFT.NORM.INV(RAND();32-[.X84]*4;1)" office:value-type="float" office:value="24.438191207156" calcext:value-type="float">
            <text:p>24.4381912072</text:p>
          </table:table-cell>
          <table:table-cell table:style-name="ce9" table:formula="of:=COM.MICROSOFT.NORM.INV(RAND();32-[.Y84]*4;1)" office:value-type="float" office:value="24.1579284820181" calcext:value-type="float">
            <text:p>24.157928482</text:p>
          </table:table-cell>
          <table:table-cell table:style-name="ce9" table:formula="of:=COM.MICROSOFT.NORM.INV(RAND();32-[.Z84]*4;1)" office:value-type="float" office:value="23.6976606495911" calcext:value-type="float">
            <text:p>23.6976606496</text:p>
          </table:table-cell>
          <table:table-cell table:style-name="ce9" table:formula="of:=COM.MICROSOFT.NORM.INV(RAND();32-[.AA84]*4;1)" office:value-type="float" office:value="28.7888372456567" calcext:value-type="float">
            <text:p>28.7888372457</text:p>
          </table:table-cell>
          <table:table-cell table:style-name="ce9" table:formula="of:=COM.MICROSOFT.NORM.INV(RAND();32-[.AB84]*4;1)" office:value-type="float" office:value="28.5800484350981" calcext:value-type="float">
            <text:p>28.5800484351</text:p>
          </table:table-cell>
          <table:table-cell table:style-name="ce9" table:formula="of:=COM.MICROSOFT.NORM.INV(RAND();32-[.AC84]*4;1)" office:value-type="float" office:value="28.8435458167166" calcext:value-type="float">
            <text:p>28.8435458167</text:p>
          </table:table-cell>
          <table:table-cell table:style-name="ce9" table:formula="of:=COM.MICROSOFT.NORM.INV(RAND();32-[.AD84]*4;1)" office:value-type="float" office:value="27.6562179449017" calcext:value-type="float">
            <text:p>27.6562179449</text:p>
          </table:table-cell>
          <table:table-cell table:style-name="ce9" table:formula="of:=COM.MICROSOFT.NORM.INV(RAND();32-[.AE84]*4;1)" office:value-type="float" office:value="32.3958469640019" calcext:value-type="float">
            <text:p>32.395846964</text:p>
          </table:table-cell>
          <table:table-cell table:style-name="ce9" table:formula="of:=COM.MICROSOFT.NORM.INV(RAND();32-[.AF84]*4;1)" office:value-type="float" office:value="32.0833944915289" calcext:value-type="float">
            <text:p>32.0833944915</text:p>
          </table:table-cell>
          <table:table-cell table:style-name="ce9" table:formula="of:=COM.MICROSOFT.NORM.INV(RAND();32-[.AG84]*4;1)" office:value-type="float" office:value="30.7075903393074" calcext:value-type="float">
            <text:p>30.7075903393</text:p>
          </table:table-cell>
          <table:table-cell table:style-name="ce9" table:formula="of:=COM.MICROSOFT.NORM.INV(RAND();32-[.AH84]*4;1)" office:value-type="float" office:value="30.4423198666366" calcext:value-type="float">
            <text:p>30.4423198666</text:p>
          </table:table-cell>
          <table:table-cell table:style-name="ce9" table:formula="of:=COM.MICROSOFT.NORM.INV(RAND();32-[.AI84]*4;1)" office:value-type="float" office:value="32.1209556973364" calcext:value-type="float">
            <text:p>32.1209556973</text:p>
          </table:table-cell>
          <table:table-cell table:style-name="ce9" table:formula="of:=COM.MICROSOFT.NORM.INV(RAND();32-[.AJ84]*4;1)" office:value-type="float" office:value="30.599622579877" calcext:value-type="float">
            <text:p>30.5996225799</text:p>
          </table:table-cell>
          <table:table-cell table:style-name="ce9" table:formula="of:=COM.MICROSOFT.NORM.INV(RAND();32-[.AK84]*4;1)" office:value-type="float" office:value="32.4536447732545" calcext:value-type="float">
            <text:p>32.4536447733</text:p>
          </table:table-cell>
          <table:table-cell table:style-name="ce9" table:formula="of:=COM.MICROSOFT.NORM.INV(RAND();32-[.AL84]*4;1)" office:value-type="float" office:value="32.9160114395" calcext:value-type="float">
            <text:p>32.916011439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style-name="ce1" table:formula="of:=5.4*SIN([.BJ84]*2*PI()/24-2*PI()/3)+26.1" office:value-type="float" office:value="29.9183766184074" calcext:value-type="float">
            <text:p>29.9</text:p>
          </table:table-cell>
          <table:table-cell table:style-name="ce1" table:formula="of:=5.6*SIN([.$BJ84]*2*PI()/24-2*PI()/3)+27" office:value-type="float" office:value="30.9597979746447" calcext:value-type="float">
            <text:p>31.0</text:p>
          </table:table-cell>
          <table:table-cell table:style-name="ce1" table:formula="of:=0.4267*SIN([.$BJ84]*2*PI()/24-2*PI()/3)+1.9733" office:value-type="float" office:value="2.2750224635323" calcext:value-type="float">
            <text:p>2.3</text:p>
          </table:table-cell>
          <table:table-cell table:style-name="ce1" table:formula="of:=0.38667*SIN([.$BJ84]*2*PI()/24-2*PI()/3)+1.8133" office:value-type="float" office:value="2.0867169790814" calcext:value-type="float">
            <text:p>2.1</text:p>
          </table:table-cell>
          <table:table-cell table:style-name="ce1" table:formula="of:=6.5333*SIN([.$BJ84]*2*PI()/24-2*PI()/3)+31.4667" office:value-type="float" office:value="36.0864407335261" calcext:value-type="float">
            <text:p>36.1</text:p>
          </table:table-cell>
          <table:table-cell table:style-name="ce1" table:formula="of:=6.7333*SIN([.$BJ84]*2*PI()/24-2*PI()/3)+32.4667" office:value-type="float" office:value="37.2278620897634" calcext:value-type="float">
            <text:p>37.2</text:p>
          </table:table-cell>
          <table:table-cell table:style-name="ce1" table:formula="of:=0.24*SIN([.$BJ84]*2*PI()/24-2*PI()/3)+1.16" office:value-type="float" office:value="1.32970562748477" calcext:value-type="float">
            <text:p>1.3</text:p>
          </table:table-cell>
          <table:table-cell table:style-name="ce1" table:formula="of:=0.2*SIN([.$BJ84]*2*PI()/24-2*PI()/3)+1" office:value-type="float" office:value="1.14142135623731" calcext:value-type="float">
            <text:p>1.1</text:p>
          </table:table-cell>
          <table:table-cell table:style-name="ce1" office:value-type="float" office:value="30.439087296526" calcext:value-type="float">
            <text:p>30.4</text:p>
          </table:table-cell>
          <table:table-cell table:style-name="ce1" office:value-type="float" office:value="36.6571514116447" calcext:value-type="float">
            <text:p>36.7</text:p>
          </table:table-cell>
          <table:table-cell table:style-name="ce10" office:value-type="float" office:value="2.18086972130685" calcext:value-type="float">
            <text:p>2.18</text:p>
          </table:table-cell>
          <table:table-cell table:style-name="ce10" office:value-type="float" office:value="1.23556349186104" calcext:value-type="float">
            <text:p>1.2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.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84" calcext:value-type="float">
            <text:p>84</text:p>
          </table:table-cell>
          <table:table-cell/>
          <table:table-cell table:formula="of:=[.A85]*2-1+FLOOR(([.A85]-1)/10)*20" office:value-type="float" office:value="327" calcext:value-type="float">
            <text:p>327</text:p>
          </table:table-cell>
          <table:table-cell table:formula="of:=[.J85]+1" office:value-type="float" office:value="328" calcext:value-type="float">
            <text:p>328</text:p>
          </table:table-cell>
          <table:table-cell table:formula="of:=[.J85]+20" office:value-type="float" office:value="347" calcext:value-type="float">
            <text:p>347</text:p>
          </table:table-cell>
          <table:table-cell table:formula="of:=[.K85]+20" office:value-type="float" office:value="348" calcext:value-type="float">
            <text:p>348</text:p>
          </table:table-cell>
          <table:table-cell table:number-columns-repeated="5"/>
          <table:table-cell table:number-columns-repeated="4" table:style-name="ce5" office:value-type="float" office:value="1" calcext:value-type="float">
            <text:p>1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9" table:formula="of:=COM.MICROSOFT.NORM.INV(RAND();32-[.S85]*4;1)" office:value-type="float" office:value="25.66769214771" calcext:value-type="float">
            <text:p>25.6676921477</text:p>
          </table:table-cell>
          <table:table-cell table:style-name="ce9" table:formula="of:=COM.MICROSOFT.NORM.INV(RAND();32-[.T85]*4;1)" office:value-type="float" office:value="27.5809173623517" calcext:value-type="float">
            <text:p>27.5809173624</text:p>
          </table:table-cell>
          <table:table-cell table:style-name="ce9" table:formula="of:=COM.MICROSOFT.NORM.INV(RAND();32-[.U85]*4;1)" office:value-type="float" office:value="27.6784104117202" calcext:value-type="float">
            <text:p>27.6784104117</text:p>
          </table:table-cell>
          <table:table-cell table:style-name="ce9" table:formula="of:=COM.MICROSOFT.NORM.INV(RAND();32-[.V85]*4;1)" office:value-type="float" office:value="27.6610531453172" calcext:value-type="float">
            <text:p>27.6610531453</text:p>
          </table:table-cell>
          <table:table-cell table:style-name="ce9" table:formula="of:=COM.MICROSOFT.NORM.INV(RAND();32-[.W85]*4;1)" office:value-type="float" office:value="23.352485530353" calcext:value-type="float">
            <text:p>23.3524855304</text:p>
          </table:table-cell>
          <table:table-cell table:style-name="ce9" table:formula="of:=COM.MICROSOFT.NORM.INV(RAND();32-[.X85]*4;1)" office:value-type="float" office:value="22.9353877319801" calcext:value-type="float">
            <text:p>22.935387732</text:p>
          </table:table-cell>
          <table:table-cell table:style-name="ce9" table:formula="of:=COM.MICROSOFT.NORM.INV(RAND();32-[.Y85]*4;1)" office:value-type="float" office:value="25.5653232607684" calcext:value-type="float">
            <text:p>25.5653232608</text:p>
          </table:table-cell>
          <table:table-cell table:style-name="ce9" table:formula="of:=COM.MICROSOFT.NORM.INV(RAND();32-[.Z85]*4;1)" office:value-type="float" office:value="23.0989732404735" calcext:value-type="float">
            <text:p>23.0989732405</text:p>
          </table:table-cell>
          <table:table-cell table:style-name="ce9" table:formula="of:=COM.MICROSOFT.NORM.INV(RAND();32-[.AA85]*4;1)" office:value-type="float" office:value="27.797339249194" calcext:value-type="float">
            <text:p>27.7973392492</text:p>
          </table:table-cell>
          <table:table-cell table:style-name="ce9" table:formula="of:=COM.MICROSOFT.NORM.INV(RAND();32-[.AB85]*4;1)" office:value-type="float" office:value="27.3862924187732" calcext:value-type="float">
            <text:p>27.3862924188</text:p>
          </table:table-cell>
          <table:table-cell table:style-name="ce9" table:formula="of:=COM.MICROSOFT.NORM.INV(RAND();32-[.AC85]*4;1)" office:value-type="float" office:value="27.3442855620785" calcext:value-type="float">
            <text:p>27.3442855621</text:p>
          </table:table-cell>
          <table:table-cell table:style-name="ce9" table:formula="of:=COM.MICROSOFT.NORM.INV(RAND();32-[.AD85]*4;1)" office:value-type="float" office:value="28.7257079940028" calcext:value-type="float">
            <text:p>28.725707994</text:p>
          </table:table-cell>
          <table:table-cell table:style-name="ce9" table:formula="of:=COM.MICROSOFT.NORM.INV(RAND();32-[.AE85]*4;1)" office:value-type="float" office:value="28.6012173928039" calcext:value-type="float">
            <text:p>28.6012173928</text:p>
          </table:table-cell>
          <table:table-cell table:style-name="ce9" table:formula="of:=COM.MICROSOFT.NORM.INV(RAND();32-[.AF85]*4;1)" office:value-type="float" office:value="32.0166963318445" calcext:value-type="float">
            <text:p>32.0166963318</text:p>
          </table:table-cell>
          <table:table-cell table:style-name="ce9" table:formula="of:=COM.MICROSOFT.NORM.INV(RAND();32-[.AG85]*4;1)" office:value-type="float" office:value="33.1652928017679" calcext:value-type="float">
            <text:p>33.1652928018</text:p>
          </table:table-cell>
          <table:table-cell table:style-name="ce9" table:formula="of:=COM.MICROSOFT.NORM.INV(RAND();32-[.AH85]*4;1)" office:value-type="float" office:value="32.3936506417076" calcext:value-type="float">
            <text:p>32.3936506417</text:p>
          </table:table-cell>
          <table:table-cell table:style-name="ce9" table:formula="of:=COM.MICROSOFT.NORM.INV(RAND();32-[.AI85]*4;1)" office:value-type="float" office:value="30.0381039418516" calcext:value-type="float">
            <text:p>30.0381039419</text:p>
          </table:table-cell>
          <table:table-cell table:style-name="ce9" table:formula="of:=COM.MICROSOFT.NORM.INV(RAND();32-[.AJ85]*4;1)" office:value-type="float" office:value="29.9169827603855" calcext:value-type="float">
            <text:p>29.9169827604</text:p>
          </table:table-cell>
          <table:table-cell table:style-name="ce9" table:formula="of:=COM.MICROSOFT.NORM.INV(RAND();32-[.AK85]*4;1)" office:value-type="float" office:value="30.4134061300101" calcext:value-type="float">
            <text:p>30.41340613</text:p>
          </table:table-cell>
          <table:table-cell table:style-name="ce9" table:formula="of:=COM.MICROSOFT.NORM.INV(RAND();32-[.AL85]*4;1)" office:value-type="float" office:value="33.118335490772" calcext:value-type="float">
            <text:p>33.118335490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1" table:formula="of:=5.4*SIN([.BJ85]*2*PI()/24-2*PI()/3)+26.1" office:value-type="float" office:value="30.776537180436" calcext:value-type="float">
            <text:p>30.8</text:p>
          </table:table-cell>
          <table:table-cell table:style-name="ce1" table:formula="of:=5.6*SIN([.$BJ85]*2*PI()/24-2*PI()/3)+27" office:value-type="float" office:value="31.8497422611929" calcext:value-type="float">
            <text:p>31.8</text:p>
          </table:table-cell>
          <table:table-cell table:style-name="ce1" table:formula="of:=0.4267*SIN([.$BJ85]*2*PI()/24-2*PI()/3)+1.9733" office:value-type="float" office:value="2.34283303979482" calcext:value-type="float">
            <text:p>2.3</text:p>
          </table:table-cell>
          <table:table-cell table:style-name="ce1" table:formula="of:=0.38667*SIN([.$BJ85]*2*PI()/24-2*PI()/3)+1.8133" office:value-type="float" office:value="2.14816604288133" calcext:value-type="float">
            <text:p>2.1</text:p>
          </table:table-cell>
          <table:table-cell table:style-name="ce1" table:formula="of:=6.5333*SIN([.$BJ85]*2*PI()/24-2*PI()/3)+31.4667" office:value-type="float" office:value="37.1247037705449" calcext:value-type="float">
            <text:p>37.1</text:p>
          </table:table-cell>
          <table:table-cell table:style-name="ce1" table:formula="of:=6.7333*SIN([.$BJ85]*2*PI()/24-2*PI()/3)+32.4667" office:value-type="float" office:value="38.2979088513018" calcext:value-type="float">
            <text:p>38.3</text:p>
          </table:table-cell>
          <table:table-cell table:style-name="ce1" table:formula="of:=0.24*SIN([.$BJ85]*2*PI()/24-2*PI()/3)+1.16" office:value-type="float" office:value="1.36784609690827" calcext:value-type="float">
            <text:p>1.4</text:p>
          </table:table-cell>
          <table:table-cell table:style-name="ce1" table:formula="of:=0.2*SIN([.$BJ85]*2*PI()/24-2*PI()/3)+1" office:value-type="float" office:value="1.17320508075689" calcext:value-type="float">
            <text:p>1.2</text:p>
          </table:table-cell>
          <table:table-cell table:style-name="ce1" office:value-type="float" office:value="31.3131397208144" calcext:value-type="float">
            <text:p>31.3</text:p>
          </table:table-cell>
          <table:table-cell table:style-name="ce1" office:value-type="float" office:value="37.7113063109233" calcext:value-type="float">
            <text:p>37.7</text:p>
          </table:table-cell>
          <table:table-cell table:style-name="ce10" office:value-type="float" office:value="2.24549954133807" calcext:value-type="float">
            <text:p>2.25</text:p>
          </table:table-cell>
          <table:table-cell table:style-name="ce10" office:value-type="float" office:value="1.27052558883258" calcext:value-type="float">
            <text:p>1.2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70" calcext:value-type="float">
            <text:p>170</text:p>
          </table:table-cell>
          <table:table-cell office:value-type="float" office:value="90" calcext:value-type="float">
            <text:p>90.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A86]*2-1+FLOOR(([.A86]-1)/10)*20" office:value-type="float" office:value="329" calcext:value-type="float">
            <text:p>329</text:p>
          </table:table-cell>
          <table:table-cell table:formula="of:=[.J86]+1" office:value-type="float" office:value="330" calcext:value-type="float">
            <text:p>330</text:p>
          </table:table-cell>
          <table:table-cell table:formula="of:=[.J86]+20" office:value-type="float" office:value="349" calcext:value-type="float">
            <text:p>349</text:p>
          </table:table-cell>
          <table:table-cell table:formula="of:=[.K86]+20" office:value-type="float" office:value="350" calcext:value-type="float">
            <text:p>350</text:p>
          </table:table-cell>
          <table:table-cell table:number-columns-repeated="5"/>
          <table:table-cell table:number-columns-repeated="3" table:style-name="ce5" office:value-type="float" office:value="1" calcext:value-type="float">
            <text:p>1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number-columns-repeated="6" table:style-name="ce5" office:value-type="float" office:value="1" calcext:value-type="float">
            <text:p>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9" table:formula="of:=COM.MICROSOFT.NORM.INV(RAND();32-[.S86]*4;1)" office:value-type="float" office:value="28.7416278467657" calcext:value-type="float">
            <text:p>28.7416278468</text:p>
          </table:table-cell>
          <table:table-cell table:style-name="ce9" table:formula="of:=COM.MICROSOFT.NORM.INV(RAND();32-[.T86]*4;1)" office:value-type="float" office:value="27.1629398263716" calcext:value-type="float">
            <text:p>27.1629398264</text:p>
          </table:table-cell>
          <table:table-cell table:style-name="ce9" table:formula="of:=COM.MICROSOFT.NORM.INV(RAND();32-[.U86]*4;1)" office:value-type="float" office:value="27.1846290031479" calcext:value-type="float">
            <text:p>27.1846290031</text:p>
          </table:table-cell>
          <table:table-cell table:style-name="ce9" table:formula="of:=COM.MICROSOFT.NORM.INV(RAND();32-[.V86]*4;1)" office:value-type="float" office:value="22.8397131436764" calcext:value-type="float">
            <text:p>22.8397131437</text:p>
          </table:table-cell>
          <table:table-cell table:style-name="ce9" table:formula="of:=COM.MICROSOFT.NORM.INV(RAND();32-[.W86]*4;1)" office:value-type="float" office:value="24.1189585687757" calcext:value-type="float">
            <text:p>24.1189585688</text:p>
          </table:table-cell>
          <table:table-cell table:style-name="ce9" table:formula="of:=COM.MICROSOFT.NORM.INV(RAND();32-[.X86]*4;1)" office:value-type="float" office:value="25.2402505162835" calcext:value-type="float">
            <text:p>25.2402505163</text:p>
          </table:table-cell>
          <table:table-cell table:style-name="ce9" table:formula="of:=COM.MICROSOFT.NORM.INV(RAND();32-[.Y86]*4;1)" office:value-type="float" office:value="23.7014866025123" calcext:value-type="float">
            <text:p>23.7014866025</text:p>
          </table:table-cell>
          <table:table-cell table:style-name="ce9" table:formula="of:=COM.MICROSOFT.NORM.INV(RAND();32-[.Z86]*4;1)" office:value-type="float" office:value="28.4027969053071" calcext:value-type="float">
            <text:p>28.4027969053</text:p>
          </table:table-cell>
          <table:table-cell table:style-name="ce9" table:formula="of:=COM.MICROSOFT.NORM.INV(RAND();32-[.AA86]*4;1)" office:value-type="float" office:value="27.557153265343" calcext:value-type="float">
            <text:p>27.5571532653</text:p>
          </table:table-cell>
          <table:table-cell table:style-name="ce9" table:formula="of:=COM.MICROSOFT.NORM.INV(RAND();32-[.AB86]*4;1)" office:value-type="float" office:value="28.4404047811638" calcext:value-type="float">
            <text:p>28.4404047812</text:p>
          </table:table-cell>
          <table:table-cell table:style-name="ce9" table:formula="of:=COM.MICROSOFT.NORM.INV(RAND();32-[.AC86]*4;1)" office:value-type="float" office:value="27.8700947247305" calcext:value-type="float">
            <text:p>27.8700947247</text:p>
          </table:table-cell>
          <table:table-cell table:style-name="ce9" table:formula="of:=COM.MICROSOFT.NORM.INV(RAND();32-[.AD86]*4;1)" office:value-type="float" office:value="26.9866976603681" calcext:value-type="float">
            <text:p>26.9866976604</text:p>
          </table:table-cell>
          <table:table-cell table:style-name="ce9" table:formula="of:=COM.MICROSOFT.NORM.INV(RAND();32-[.AE86]*4;1)" office:value-type="float" office:value="28.2169551964227" calcext:value-type="float">
            <text:p>28.2169551964</text:p>
          </table:table-cell>
          <table:table-cell table:style-name="ce9" table:formula="of:=COM.MICROSOFT.NORM.INV(RAND();32-[.AF86]*4;1)" office:value-type="float" office:value="32.9638111178229" calcext:value-type="float">
            <text:p>32.9638111178</text:p>
          </table:table-cell>
          <table:table-cell table:style-name="ce9" table:formula="of:=COM.MICROSOFT.NORM.INV(RAND();32-[.AG86]*4;1)" office:value-type="float" office:value="32.1975797462773" calcext:value-type="float">
            <text:p>32.1975797463</text:p>
          </table:table-cell>
          <table:table-cell table:style-name="ce9" table:formula="of:=COM.MICROSOFT.NORM.INV(RAND();32-[.AH86]*4;1)" office:value-type="float" office:value="33.4436090687604" calcext:value-type="float">
            <text:p>33.4436090688</text:p>
          </table:table-cell>
          <table:table-cell table:style-name="ce9" table:formula="of:=COM.MICROSOFT.NORM.INV(RAND();32-[.AI86]*4;1)" office:value-type="float" office:value="33.4113854414804" calcext:value-type="float">
            <text:p>33.4113854415</text:p>
          </table:table-cell>
          <table:table-cell table:style-name="ce9" table:formula="of:=COM.MICROSOFT.NORM.INV(RAND();32-[.AJ86]*4;1)" office:value-type="float" office:value="32.5718454898262" calcext:value-type="float">
            <text:p>32.5718454898</text:p>
          </table:table-cell>
          <table:table-cell table:style-name="ce9" table:formula="of:=COM.MICROSOFT.NORM.INV(RAND();32-[.AK86]*4;1)" office:value-type="float" office:value="28.4575649346135" calcext:value-type="float">
            <text:p>28.4575649346</text:p>
          </table:table-cell>
          <table:table-cell table:style-name="ce9" table:formula="of:=COM.MICROSOFT.NORM.INV(RAND();32-[.AL86]*4;1)" office:value-type="float" office:value="31.4448817331629" calcext:value-type="float">
            <text:p>31.444881733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style-name="ce1" table:formula="of:=5.4*SIN([.BJ86]*2*PI()/24-2*PI()/3)+26.1" office:value-type="float" office:value="31.315999461961" calcext:value-type="float">
            <text:p>31.3</text:p>
          </table:table-cell>
          <table:table-cell table:style-name="ce1" table:formula="of:=5.6*SIN([.$BJ86]*2*PI()/24-2*PI()/3)+27" office:value-type="float" office:value="32.4091846272188" calcext:value-type="float">
            <text:p>32.4</text:p>
          </table:table-cell>
          <table:table-cell table:style-name="ce1" table:formula="of:=0.4267*SIN([.$BJ86]*2*PI()/24-2*PI()/3)+1.9733" office:value-type="float" office:value="2.38546055007755" calcext:value-type="float">
            <text:p>2.4</text:p>
          </table:table-cell>
          <table:table-cell table:style-name="ce1" table:formula="of:=0.38667*SIN([.$BJ86]*2*PI()/24-2*PI()/3)+1.8133" office:value-type="float" office:value="2.18679453925119" calcext:value-type="float">
            <text:p>2.2</text:p>
          </table:table-cell>
          <table:table-cell table:style-name="ce1" table:formula="of:=6.5333*SIN([.$BJ86]*2*PI()/24-2*PI()/3)+31.4667" office:value-type="float" office:value="37.7773832008944" calcext:value-type="float">
            <text:p>37.8</text:p>
          </table:table-cell>
          <table:table-cell table:style-name="ce1" table:formula="of:=6.7333*SIN([.$BJ86]*2*PI()/24-2*PI()/3)+32.4667" office:value-type="float" office:value="38.9705683661522" calcext:value-type="float">
            <text:p>39.0</text:p>
          </table:table-cell>
          <table:table-cell table:style-name="ce1" table:formula="of:=0.24*SIN([.$BJ86]*2*PI()/24-2*PI()/3)+1.16" office:value-type="float" office:value="1.39182219830938" calcext:value-type="float">
            <text:p>1.4</text:p>
          </table:table-cell>
          <table:table-cell table:style-name="ce1" table:formula="of:=0.2*SIN([.$BJ86]*2*PI()/24-2*PI()/3)+1" office:value-type="float" office:value="1.19318516525781" calcext:value-type="float">
            <text:p>1.2</text:p>
          </table:table-cell>
          <table:table-cell table:style-name="ce1" office:value-type="float" office:value="31.8625920445899" calcext:value-type="float">
            <text:p>31.9</text:p>
          </table:table-cell>
          <table:table-cell table:style-name="ce1" office:value-type="float" office:value="38.3739757835233" calcext:value-type="float">
            <text:p>38.4</text:p>
          </table:table-cell>
          <table:table-cell table:style-name="ce10" office:value-type="float" office:value="2.28612754466437" calcext:value-type="float">
            <text:p>2.29</text:p>
          </table:table-cell>
          <table:table-cell table:style-name="ce10" office:value-type="float" office:value="1.29250368178359" calcext:value-type="float">
            <text:p>1.2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.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A87]*2-1+FLOOR(([.A87]-1)/10)*20" office:value-type="float" office:value="331" calcext:value-type="float">
            <text:p>331</text:p>
          </table:table-cell>
          <table:table-cell table:formula="of:=[.J87]+1" office:value-type="float" office:value="332" calcext:value-type="float">
            <text:p>332</text:p>
          </table:table-cell>
          <table:table-cell table:formula="of:=[.J87]+20" office:value-type="float" office:value="351" calcext:value-type="float">
            <text:p>351</text:p>
          </table:table-cell>
          <table:table-cell table:formula="of:=[.K87]+20" office:value-type="float" office:value="352" calcext:value-type="float">
            <text:p>352</text:p>
          </table:table-cell>
          <table:table-cell table:number-columns-repeated="5"/>
          <table:table-cell table:number-columns-repeated="13" table:style-name="ce5" office:value-type="float" office:value="1" calcext:value-type="float">
            <text:p>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9" table:formula="of:=COM.MICROSOFT.NORM.INV(RAND();32-[.S87]*4;1)" office:value-type="float" office:value="28.7802276674046" calcext:value-type="float">
            <text:p>28.7802276674</text:p>
          </table:table-cell>
          <table:table-cell table:style-name="ce9" table:formula="of:=COM.MICROSOFT.NORM.INV(RAND();32-[.T87]*4;1)" office:value-type="float" office:value="29.3223086094124" calcext:value-type="float">
            <text:p>29.3223086094</text:p>
          </table:table-cell>
          <table:table-cell table:style-name="ce9" table:formula="of:=COM.MICROSOFT.NORM.INV(RAND();32-[.U87]*4;1)" office:value-type="float" office:value="29.1595402467844" calcext:value-type="float">
            <text:p>29.1595402468</text:p>
          </table:table-cell>
          <table:table-cell table:style-name="ce9" table:formula="of:=COM.MICROSOFT.NORM.INV(RAND();32-[.V87]*4;1)" office:value-type="float" office:value="28.5759211281445" calcext:value-type="float">
            <text:p>28.5759211281</text:p>
          </table:table-cell>
          <table:table-cell table:style-name="ce9" table:formula="of:=COM.MICROSOFT.NORM.INV(RAND();32-[.W87]*4;1)" office:value-type="float" office:value="28.7657117824124" calcext:value-type="float">
            <text:p>28.7657117824</text:p>
          </table:table-cell>
          <table:table-cell table:style-name="ce9" table:formula="of:=COM.MICROSOFT.NORM.INV(RAND();32-[.X87]*4;1)" office:value-type="float" office:value="28.0403868206075" calcext:value-type="float">
            <text:p>28.0403868206</text:p>
          </table:table-cell>
          <table:table-cell table:style-name="ce9" table:formula="of:=COM.MICROSOFT.NORM.INV(RAND();32-[.Y87]*4;1)" office:value-type="float" office:value="27.7094069270569" calcext:value-type="float">
            <text:p>27.7094069271</text:p>
          </table:table-cell>
          <table:table-cell table:style-name="ce9" table:formula="of:=COM.MICROSOFT.NORM.INV(RAND();32-[.Z87]*4;1)" office:value-type="float" office:value="27.3210590588168" calcext:value-type="float">
            <text:p>27.3210590588</text:p>
          </table:table-cell>
          <table:table-cell table:style-name="ce9" table:formula="of:=COM.MICROSOFT.NORM.INV(RAND();32-[.AA87]*4;1)" office:value-type="float" office:value="27.8860719152963" calcext:value-type="float">
            <text:p>27.8860719153</text:p>
          </table:table-cell>
          <table:table-cell table:style-name="ce9" table:formula="of:=COM.MICROSOFT.NORM.INV(RAND();32-[.AB87]*4;1)" office:value-type="float" office:value="26.917159253707" calcext:value-type="float">
            <text:p>26.9171592537</text:p>
          </table:table-cell>
          <table:table-cell table:style-name="ce9" table:formula="of:=COM.MICROSOFT.NORM.INV(RAND();32-[.AC87]*4;1)" office:value-type="float" office:value="27.7574293959424" calcext:value-type="float">
            <text:p>27.7574293959</text:p>
          </table:table-cell>
          <table:table-cell table:style-name="ce9" table:formula="of:=COM.MICROSOFT.NORM.INV(RAND();32-[.AD87]*4;1)" office:value-type="float" office:value="27.5534946019271" calcext:value-type="float">
            <text:p>27.5534946019</text:p>
          </table:table-cell>
          <table:table-cell table:style-name="ce9" table:formula="of:=COM.MICROSOFT.NORM.INV(RAND();32-[.AE87]*4;1)" office:value-type="float" office:value="27.1156236801053" calcext:value-type="float">
            <text:p>27.1156236801</text:p>
          </table:table-cell>
          <table:table-cell table:style-name="ce9" table:formula="of:=COM.MICROSOFT.NORM.INV(RAND();32-[.AF87]*4;1)" office:value-type="float" office:value="33.5343908285736" calcext:value-type="float">
            <text:p>33.5343908286</text:p>
          </table:table-cell>
          <table:table-cell table:style-name="ce9" table:formula="of:=COM.MICROSOFT.NORM.INV(RAND();32-[.AG87]*4;1)" office:value-type="float" office:value="31.2502823636137" calcext:value-type="float">
            <text:p>31.2502823636</text:p>
          </table:table-cell>
          <table:table-cell table:style-name="ce9" table:formula="of:=COM.MICROSOFT.NORM.INV(RAND();32-[.AH87]*4;1)" office:value-type="float" office:value="30.8635418531832" calcext:value-type="float">
            <text:p>30.8635418532</text:p>
          </table:table-cell>
          <table:table-cell table:style-name="ce9" table:formula="of:=COM.MICROSOFT.NORM.INV(RAND();32-[.AI87]*4;1)" office:value-type="float" office:value="31.6317359186108" calcext:value-type="float">
            <text:p>31.6317359186</text:p>
          </table:table-cell>
          <table:table-cell table:style-name="ce9" table:formula="of:=COM.MICROSOFT.NORM.INV(RAND();32-[.AJ87]*4;1)" office:value-type="float" office:value="33.5824810749482" calcext:value-type="float">
            <text:p>33.5824810749</text:p>
          </table:table-cell>
          <table:table-cell table:style-name="ce9" table:formula="of:=COM.MICROSOFT.NORM.INV(RAND();32-[.AK87]*4;1)" office:value-type="float" office:value="32.3725946965617" calcext:value-type="float">
            <text:p>32.3725946966</text:p>
          </table:table-cell>
          <table:table-cell table:style-name="ce9" table:formula="of:=COM.MICROSOFT.NORM.INV(RAND();32-[.AL87]*4;1)" office:value-type="float" office:value="31.723062754394" calcext:value-type="float">
            <text:p>31.723062754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style-name="ce1" table:formula="of:=5.4*SIN([.BJ87]*2*PI()/24-2*PI()/3)+26.1" office:value-type="float" office:value="31.5" calcext:value-type="float">
            <text:p>31.5</text:p>
          </table:table-cell>
          <table:table-cell table:style-name="ce1" table:formula="of:=5.6*SIN([.$BJ87]*2*PI()/24-2*PI()/3)+27" office:value-type="float" office:value="32.6" calcext:value-type="float">
            <text:p>32.6</text:p>
          </table:table-cell>
          <table:table-cell table:style-name="ce1" table:formula="of:=0.4267*SIN([.$BJ87]*2*PI()/24-2*PI()/3)+1.9733" office:value-type="float" office:value="2.4" calcext:value-type="float">
            <text:p>2.4</text:p>
          </table:table-cell>
          <table:table-cell table:style-name="ce1" table:formula="of:=0.38667*SIN([.$BJ87]*2*PI()/24-2*PI()/3)+1.8133" office:value-type="float" office:value="2.19997" calcext:value-type="float">
            <text:p>2.2</text:p>
          </table:table-cell>
          <table:table-cell table:style-name="ce1" table:formula="of:=6.5333*SIN([.$BJ87]*2*PI()/24-2*PI()/3)+31.4667" office:value-type="float" office:value="38" calcext:value-type="float">
            <text:p>38.0</text:p>
          </table:table-cell>
          <table:table-cell table:style-name="ce1" table:formula="of:=6.7333*SIN([.$BJ87]*2*PI()/24-2*PI()/3)+32.4667" office:value-type="float" office:value="39.2" calcext:value-type="float">
            <text:p>39.2</text:p>
          </table:table-cell>
          <table:table-cell table:style-name="ce1" table:formula="of:=0.24*SIN([.$BJ87]*2*PI()/24-2*PI()/3)+1.16" office:value-type="float" office:value="1.4" calcext:value-type="float">
            <text:p>1.4</text:p>
          </table:table-cell>
          <table:table-cell table:style-name="ce1" table:formula="of:=0.2*SIN([.$BJ87]*2*PI()/24-2*PI()/3)+1" office:value-type="float" office:value="1.2" calcext:value-type="float">
            <text:p>1.2</text:p>
          </table:table-cell>
          <table:table-cell table:style-name="ce1" office:value-type="float" office:value="32.05" calcext:value-type="float">
            <text:p>32.1</text:p>
          </table:table-cell>
          <table:table-cell table:style-name="ce1" office:value-type="float" office:value="38.6" calcext:value-type="float">
            <text:p>38.6</text:p>
          </table:table-cell>
          <table:table-cell table:style-name="ce10" office:value-type="float" office:value="2.299985" calcext:value-type="float">
            <text:p>2.30</text:p>
          </table:table-cell>
          <table:table-cell table:style-name="ce10" office:value-type="float" office:value="1.3" calcext:value-type="float">
            <text:p>1.3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70" calcext:value-type="float">
            <text:p>170</text:p>
          </table:table-cell>
          <table:table-cell office:value-type="float" office:value="130" calcext:value-type="float">
            <text:p>130.0</text:p>
          </table:table-cell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A88]*2-1+FLOOR(([.A88]-1)/10)*20" office:value-type="float" office:value="333" calcext:value-type="float">
            <text:p>333</text:p>
          </table:table-cell>
          <table:table-cell table:formula="of:=[.J88]+1" office:value-type="float" office:value="334" calcext:value-type="float">
            <text:p>334</text:p>
          </table:table-cell>
          <table:table-cell table:formula="of:=[.J88]+20" office:value-type="float" office:value="353" calcext:value-type="float">
            <text:p>353</text:p>
          </table:table-cell>
          <table:table-cell table:formula="of:=[.K88]+20" office:value-type="float" office:value="354" calcext:value-type="float">
            <text:p>354</text:p>
          </table:table-cell>
          <table:table-cell table:number-columns-repeated="5"/>
          <table:table-cell table:number-columns-repeated="3" table:style-name="ce6" office:value-type="float" office:value="2" calcext:value-type="float">
            <text:p>2</text:p>
          </table:table-cell>
          <table:table-cell table:number-columns-repeated="9" table:style-name="ce5" office:value-type="float" office:value="1" calcext:value-type="float">
            <text:p>1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9" table:formula="of:=COM.MICROSOFT.NORM.INV(RAND();32-[.S88]*4;1)" office:value-type="float" office:value="24.0087082587055" calcext:value-type="float">
            <text:p>24.0087082587</text:p>
          </table:table-cell>
          <table:table-cell table:style-name="ce9" table:formula="of:=COM.MICROSOFT.NORM.INV(RAND();32-[.T88]*4;1)" office:value-type="float" office:value="23.708801380004" calcext:value-type="float">
            <text:p>23.70880138</text:p>
          </table:table-cell>
          <table:table-cell table:style-name="ce9" table:formula="of:=COM.MICROSOFT.NORM.INV(RAND();32-[.U88]*4;1)" office:value-type="float" office:value="24.4523691208837" calcext:value-type="float">
            <text:p>24.4523691209</text:p>
          </table:table-cell>
          <table:table-cell table:style-name="ce9" table:formula="of:=COM.MICROSOFT.NORM.INV(RAND();32-[.V88]*4;1)" office:value-type="float" office:value="26.514270405964" calcext:value-type="float">
            <text:p>26.514270406</text:p>
          </table:table-cell>
          <table:table-cell table:style-name="ce9" table:formula="of:=COM.MICROSOFT.NORM.INV(RAND();32-[.W88]*4;1)" office:value-type="float" office:value="28.2383469463486" calcext:value-type="float">
            <text:p>28.2383469463</text:p>
          </table:table-cell>
          <table:table-cell table:style-name="ce9" table:formula="of:=COM.MICROSOFT.NORM.INV(RAND();32-[.X88]*4;1)" office:value-type="float" office:value="28.4897369825077" calcext:value-type="float">
            <text:p>28.4897369825</text:p>
          </table:table-cell>
          <table:table-cell table:style-name="ce9" table:formula="of:=COM.MICROSOFT.NORM.INV(RAND();32-[.Y88]*4;1)" office:value-type="float" office:value="27.6808138707989" calcext:value-type="float">
            <text:p>27.6808138708</text:p>
          </table:table-cell>
          <table:table-cell table:style-name="ce9" table:formula="of:=COM.MICROSOFT.NORM.INV(RAND();32-[.Z88]*4;1)" office:value-type="float" office:value="27.6455708447323" calcext:value-type="float">
            <text:p>27.6455708447</text:p>
          </table:table-cell>
          <table:table-cell table:style-name="ce9" table:formula="of:=COM.MICROSOFT.NORM.INV(RAND();32-[.AA88]*4;1)" office:value-type="float" office:value="29.0621238109595" calcext:value-type="float">
            <text:p>29.062123811</text:p>
          </table:table-cell>
          <table:table-cell table:style-name="ce9" table:formula="of:=COM.MICROSOFT.NORM.INV(RAND();32-[.AB88]*4;1)" office:value-type="float" office:value="28.9011362624561" calcext:value-type="float">
            <text:p>28.9011362625</text:p>
          </table:table-cell>
          <table:table-cell table:style-name="ce9" table:formula="of:=COM.MICROSOFT.NORM.INV(RAND();32-[.AC88]*4;1)" office:value-type="float" office:value="27.1779690908602" calcext:value-type="float">
            <text:p>27.1779690909</text:p>
          </table:table-cell>
          <table:table-cell table:style-name="ce9" table:formula="of:=COM.MICROSOFT.NORM.INV(RAND();32-[.AD88]*4;1)" office:value-type="float" office:value="27.0887461788572" calcext:value-type="float">
            <text:p>27.0887461789</text:p>
          </table:table-cell>
          <table:table-cell table:style-name="ce9" table:formula="of:=COM.MICROSOFT.NORM.INV(RAND();32-[.AE88]*4;1)" office:value-type="float" office:value="28.7155064893556" calcext:value-type="float">
            <text:p>28.7155064894</text:p>
          </table:table-cell>
          <table:table-cell table:style-name="ce9" table:formula="of:=COM.MICROSOFT.NORM.INV(RAND();32-[.AF88]*4;1)" office:value-type="float" office:value="30.9653431421267" calcext:value-type="float">
            <text:p>30.9653431421</text:p>
          </table:table-cell>
          <table:table-cell table:style-name="ce9" table:formula="of:=COM.MICROSOFT.NORM.INV(RAND();32-[.AG88]*4;1)" office:value-type="float" office:value="31.1022070262226" calcext:value-type="float">
            <text:p>31.1022070262</text:p>
          </table:table-cell>
          <table:table-cell table:style-name="ce9" table:formula="of:=COM.MICROSOFT.NORM.INV(RAND();32-[.AH88]*4;1)" office:value-type="float" office:value="32.3058404914794" calcext:value-type="float">
            <text:p>32.3058404915</text:p>
          </table:table-cell>
          <table:table-cell table:style-name="ce9" table:formula="of:=COM.MICROSOFT.NORM.INV(RAND();32-[.AI88]*4;1)" office:value-type="float" office:value="33.5940835940003" calcext:value-type="float">
            <text:p>33.594083594</text:p>
          </table:table-cell>
          <table:table-cell table:style-name="ce9" table:formula="of:=COM.MICROSOFT.NORM.INV(RAND();32-[.AJ88]*4;1)" office:value-type="float" office:value="31.0791177302482" calcext:value-type="float">
            <text:p>31.0791177302</text:p>
          </table:table-cell>
          <table:table-cell table:style-name="ce9" table:formula="of:=COM.MICROSOFT.NORM.INV(RAND();32-[.AK88]*4;1)" office:value-type="float" office:value="29.9331395958965" calcext:value-type="float">
            <text:p>29.9331395959</text:p>
          </table:table-cell>
          <table:table-cell table:style-name="ce9" table:formula="of:=COM.MICROSOFT.NORM.INV(RAND();32-[.AL88]*4;1)" office:value-type="float" office:value="31.4993330536935" calcext:value-type="float">
            <text:p>31.499333053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style-name="ce1" table:formula="of:=5.4*SIN([.BJ88]*2*PI()/24-2*PI()/3)+26.1" office:value-type="float" office:value="31.315999461961" calcext:value-type="float">
            <text:p>31.3</text:p>
          </table:table-cell>
          <table:table-cell table:style-name="ce1" table:formula="of:=5.6*SIN([.$BJ88]*2*PI()/24-2*PI()/3)+27" office:value-type="float" office:value="32.4091846272188" calcext:value-type="float">
            <text:p>32.4</text:p>
          </table:table-cell>
          <table:table-cell table:style-name="ce1" table:formula="of:=0.4267*SIN([.$BJ88]*2*PI()/24-2*PI()/3)+1.9733" office:value-type="float" office:value="2.38546055007755" calcext:value-type="float">
            <text:p>2.4</text:p>
          </table:table-cell>
          <table:table-cell table:style-name="ce1" table:formula="of:=0.38667*SIN([.$BJ88]*2*PI()/24-2*PI()/3)+1.8133" office:value-type="float" office:value="2.18679453925119" calcext:value-type="float">
            <text:p>2.2</text:p>
          </table:table-cell>
          <table:table-cell table:style-name="ce1" table:formula="of:=6.5333*SIN([.$BJ88]*2*PI()/24-2*PI()/3)+31.4667" office:value-type="float" office:value="37.7773832008944" calcext:value-type="float">
            <text:p>37.8</text:p>
          </table:table-cell>
          <table:table-cell table:style-name="ce1" table:formula="of:=6.7333*SIN([.$BJ88]*2*PI()/24-2*PI()/3)+32.4667" office:value-type="float" office:value="38.9705683661522" calcext:value-type="float">
            <text:p>39.0</text:p>
          </table:table-cell>
          <table:table-cell table:style-name="ce1" table:formula="of:=0.24*SIN([.$BJ88]*2*PI()/24-2*PI()/3)+1.16" office:value-type="float" office:value="1.39182219830938" calcext:value-type="float">
            <text:p>1.4</text:p>
          </table:table-cell>
          <table:table-cell table:style-name="ce1" table:formula="of:=0.2*SIN([.$BJ88]*2*PI()/24-2*PI()/3)+1" office:value-type="float" office:value="1.19318516525781" calcext:value-type="float">
            <text:p>1.2</text:p>
          </table:table-cell>
          <table:table-cell table:style-name="ce1" office:value-type="float" office:value="31.8625920445899" calcext:value-type="float">
            <text:p>31.9</text:p>
          </table:table-cell>
          <table:table-cell table:style-name="ce1" office:value-type="float" office:value="38.3739757835233" calcext:value-type="float">
            <text:p>38.4</text:p>
          </table:table-cell>
          <table:table-cell table:style-name="ce10" office:value-type="float" office:value="2.28612754466437" calcext:value-type="float">
            <text:p>2.29</text:p>
          </table:table-cell>
          <table:table-cell table:style-name="ce10" office:value-type="float" office:value="1.2925036817836" calcext:value-type="float">
            <text:p>1.2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70" calcext:value-type="float">
            <text:p>170</text:p>
          </table:table-cell>
          <table:table-cell office:value-type="float" office:value="150" calcext:value-type="float">
            <text:p>150.0</text:p>
          </table:table-cell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A89]*2-1+FLOOR(([.A89]-1)/10)*20" office:value-type="float" office:value="335" calcext:value-type="float">
            <text:p>335</text:p>
          </table:table-cell>
          <table:table-cell table:formula="of:=[.J89]+1" office:value-type="float" office:value="336" calcext:value-type="float">
            <text:p>336</text:p>
          </table:table-cell>
          <table:table-cell table:formula="of:=[.J89]+20" office:value-type="float" office:value="355" calcext:value-type="float">
            <text:p>355</text:p>
          </table:table-cell>
          <table:table-cell table:formula="of:=[.K89]+20" office:value-type="float" office:value="356" calcext:value-type="float">
            <text:p>356</text:p>
          </table:table-cell>
          <table:table-cell table:number-columns-repeated="5"/>
          <table:table-cell table:number-columns-repeated="3" table:style-name="ce6" office:value-type="float" office:value="2" calcext:value-type="float">
            <text:p>2</text:p>
          </table:table-cell>
          <table:table-cell table:number-columns-repeated="8" table:style-name="ce5" office:value-type="float" office:value="1" calcext:value-type="float">
            <text:p>1</text:p>
          </table:table-cell>
          <table:table-cell table:number-columns-repeated="9" table:style-name="ce4" office:value-type="float" office:value="0" calcext:value-type="float">
            <text:p>0</text:p>
          </table:table-cell>
          <table:table-cell table:style-name="ce9" table:formula="of:=COM.MICROSOFT.NORM.INV(RAND();32-[.S89]*4;1)" office:value-type="float" office:value="23.1992360540724" calcext:value-type="float">
            <text:p>23.1992360541</text:p>
          </table:table-cell>
          <table:table-cell table:style-name="ce9" table:formula="of:=COM.MICROSOFT.NORM.INV(RAND();32-[.T89]*4;1)" office:value-type="float" office:value="24.8508242408437" calcext:value-type="float">
            <text:p>24.8508242408</text:p>
          </table:table-cell>
          <table:table-cell table:style-name="ce9" table:formula="of:=COM.MICROSOFT.NORM.INV(RAND();32-[.U89]*4;1)" office:value-type="float" office:value="24.6011955940828" calcext:value-type="float">
            <text:p>24.6011955941</text:p>
          </table:table-cell>
          <table:table-cell table:style-name="ce9" table:formula="of:=COM.MICROSOFT.NORM.INV(RAND();32-[.V89]*4;1)" office:value-type="float" office:value="28.0002717174557" calcext:value-type="float">
            <text:p>28.0002717175</text:p>
          </table:table-cell>
          <table:table-cell table:style-name="ce9" table:formula="of:=COM.MICROSOFT.NORM.INV(RAND();32-[.W89]*4;1)" office:value-type="float" office:value="29.450567438486" calcext:value-type="float">
            <text:p>29.4505674385</text:p>
          </table:table-cell>
          <table:table-cell table:style-name="ce9" table:formula="of:=COM.MICROSOFT.NORM.INV(RAND();32-[.X89]*4;1)" office:value-type="float" office:value="26.8543499494378" calcext:value-type="float">
            <text:p>26.8543499494</text:p>
          </table:table-cell>
          <table:table-cell table:style-name="ce9" table:formula="of:=COM.MICROSOFT.NORM.INV(RAND();32-[.Y89]*4;1)" office:value-type="float" office:value="27.9897260794233" calcext:value-type="float">
            <text:p>27.9897260794</text:p>
          </table:table-cell>
          <table:table-cell table:style-name="ce9" table:formula="of:=COM.MICROSOFT.NORM.INV(RAND();32-[.Z89]*4;1)" office:value-type="float" office:value="29.7725692938333" calcext:value-type="float">
            <text:p>29.7725692938</text:p>
          </table:table-cell>
          <table:table-cell table:style-name="ce9" table:formula="of:=COM.MICROSOFT.NORM.INV(RAND();32-[.AA89]*4;1)" office:value-type="float" office:value="28.6075462534452" calcext:value-type="float">
            <text:p>28.6075462534</text:p>
          </table:table-cell>
          <table:table-cell table:style-name="ce9" table:formula="of:=COM.MICROSOFT.NORM.INV(RAND();32-[.AB89]*4;1)" office:value-type="float" office:value="29.1598102929176" calcext:value-type="float">
            <text:p>29.1598102929</text:p>
          </table:table-cell>
          <table:table-cell table:style-name="ce9" table:formula="of:=COM.MICROSOFT.NORM.INV(RAND();32-[.AC89]*4;1)" office:value-type="float" office:value="27.8707628101755" calcext:value-type="float">
            <text:p>27.8707628102</text:p>
          </table:table-cell>
          <table:table-cell table:style-name="ce9" table:formula="of:=COM.MICROSOFT.NORM.INV(RAND();32-[.AD89]*4;1)" office:value-type="float" office:value="31.7182917131836" calcext:value-type="float">
            <text:p>31.7182917132</text:p>
          </table:table-cell>
          <table:table-cell table:style-name="ce9" table:formula="of:=COM.MICROSOFT.NORM.INV(RAND();32-[.AE89]*4;1)" office:value-type="float" office:value="31.0206580278364" calcext:value-type="float">
            <text:p>31.0206580278</text:p>
          </table:table-cell>
          <table:table-cell table:style-name="ce9" table:formula="of:=COM.MICROSOFT.NORM.INV(RAND();32-[.AF89]*4;1)" office:value-type="float" office:value="33.3156094338024" calcext:value-type="float">
            <text:p>33.3156094338</text:p>
          </table:table-cell>
          <table:table-cell table:style-name="ce9" table:formula="of:=COM.MICROSOFT.NORM.INV(RAND();32-[.AG89]*4;1)" office:value-type="float" office:value="30.9730501984784" calcext:value-type="float">
            <text:p>30.9730501985</text:p>
          </table:table-cell>
          <table:table-cell table:style-name="ce9" table:formula="of:=COM.MICROSOFT.NORM.INV(RAND();32-[.AH89]*4;1)" office:value-type="float" office:value="31.7521402330923" calcext:value-type="float">
            <text:p>31.7521402331</text:p>
          </table:table-cell>
          <table:table-cell table:style-name="ce9" table:formula="of:=COM.MICROSOFT.NORM.INV(RAND();32-[.AI89]*4;1)" office:value-type="float" office:value="29.9494664566345" calcext:value-type="float">
            <text:p>29.9494664566</text:p>
          </table:table-cell>
          <table:table-cell table:style-name="ce9" table:formula="of:=COM.MICROSOFT.NORM.INV(RAND();32-[.AJ89]*4;1)" office:value-type="float" office:value="32.6185924190422" calcext:value-type="float">
            <text:p>32.618592419</text:p>
          </table:table-cell>
          <table:table-cell table:style-name="ce9" table:formula="of:=COM.MICROSOFT.NORM.INV(RAND();32-[.AK89]*4;1)" office:value-type="float" office:value="31.0970215753736" calcext:value-type="float">
            <text:p>31.0970215754</text:p>
          </table:table-cell>
          <table:table-cell table:style-name="ce9" table:formula="of:=COM.MICROSOFT.NORM.INV(RAND();32-[.AL89]*4;1)" office:value-type="float" office:value="32.8450870947557" calcext:value-type="float">
            <text:p>32.845087094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ce1" table:formula="of:=5.4*SIN([.BJ89]*2*PI()/24-2*PI()/3)+26.1" office:value-type="float" office:value="30.776537180436" calcext:value-type="float">
            <text:p>30.8</text:p>
          </table:table-cell>
          <table:table-cell table:style-name="ce1" table:formula="of:=5.6*SIN([.$BJ89]*2*PI()/24-2*PI()/3)+27" office:value-type="float" office:value="31.8497422611929" calcext:value-type="float">
            <text:p>31.8</text:p>
          </table:table-cell>
          <table:table-cell table:style-name="ce1" table:formula="of:=0.4267*SIN([.$BJ89]*2*PI()/24-2*PI()/3)+1.9733" office:value-type="float" office:value="2.34283303979482" calcext:value-type="float">
            <text:p>2.3</text:p>
          </table:table-cell>
          <table:table-cell table:style-name="ce1" table:formula="of:=0.38667*SIN([.$BJ89]*2*PI()/24-2*PI()/3)+1.8133" office:value-type="float" office:value="2.14816604288133" calcext:value-type="float">
            <text:p>2.1</text:p>
          </table:table-cell>
          <table:table-cell table:style-name="ce1" table:formula="of:=6.5333*SIN([.$BJ89]*2*PI()/24-2*PI()/3)+31.4667" office:value-type="float" office:value="37.1247037705449" calcext:value-type="float">
            <text:p>37.1</text:p>
          </table:table-cell>
          <table:table-cell table:style-name="ce1" table:formula="of:=6.7333*SIN([.$BJ89]*2*PI()/24-2*PI()/3)+32.4667" office:value-type="float" office:value="38.2979088513018" calcext:value-type="float">
            <text:p>38.3</text:p>
          </table:table-cell>
          <table:table-cell table:style-name="ce1" table:formula="of:=0.24*SIN([.$BJ89]*2*PI()/24-2*PI()/3)+1.16" office:value-type="float" office:value="1.36784609690827" calcext:value-type="float">
            <text:p>1.4</text:p>
          </table:table-cell>
          <table:table-cell table:style-name="ce1" table:formula="of:=0.2*SIN([.$BJ89]*2*PI()/24-2*PI()/3)+1" office:value-type="float" office:value="1.17320508075689" calcext:value-type="float">
            <text:p>1.2</text:p>
          </table:table-cell>
          <table:table-cell table:style-name="ce1" office:value-type="float" office:value="31.3131397208144" calcext:value-type="float">
            <text:p>31.3</text:p>
          </table:table-cell>
          <table:table-cell table:style-name="ce1" office:value-type="float" office:value="37.7113063109233" calcext:value-type="float">
            <text:p>37.7</text:p>
          </table:table-cell>
          <table:table-cell table:style-name="ce10" office:value-type="float" office:value="2.24549954133807" calcext:value-type="float">
            <text:p>2.25</text:p>
          </table:table-cell>
          <table:table-cell table:style-name="ce10" office:value-type="float" office:value="1.27052558883258" calcext:value-type="float">
            <text:p>1.2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70" calcext:value-type="float">
            <text:p>170</text:p>
          </table:table-cell>
          <table:table-cell office:value-type="float" office:value="170" calcext:value-type="float">
            <text:p>170.0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.A90]*2-1+FLOOR(([.A90]-1)/10)*20" office:value-type="float" office:value="337" calcext:value-type="float">
            <text:p>337</text:p>
          </table:table-cell>
          <table:table-cell table:formula="of:=[.J90]+1" office:value-type="float" office:value="338" calcext:value-type="float">
            <text:p>338</text:p>
          </table:table-cell>
          <table:table-cell table:formula="of:=[.J90]+20" office:value-type="float" office:value="357" calcext:value-type="float">
            <text:p>357</text:p>
          </table:table-cell>
          <table:table-cell table:formula="of:=[.K90]+20" office:value-type="float" office:value="358" calcext:value-type="float">
            <text:p>358</text:p>
          </table:table-cell>
          <table:table-cell table:number-columns-repeated="5"/>
          <table:table-cell table:number-columns-repeated="7" table:style-name="ce5" office:value-type="float" office:value="1" calcext:value-type="float">
            <text:p>1</text:p>
          </table:table-cell>
          <table:table-cell table:number-columns-repeated="13" table:style-name="ce4" office:value-type="float" office:value="0" calcext:value-type="float">
            <text:p>0</text:p>
          </table:table-cell>
          <table:table-cell table:style-name="ce9" table:formula="of:=COM.MICROSOFT.NORM.INV(RAND();32-[.S90]*4;1)" office:value-type="float" office:value="27.1054175957453" calcext:value-type="float">
            <text:p>27.1054175957</text:p>
          </table:table-cell>
          <table:table-cell table:style-name="ce9" table:formula="of:=COM.MICROSOFT.NORM.INV(RAND();32-[.T90]*4;1)" office:value-type="float" office:value="27.1182319908671" calcext:value-type="float">
            <text:p>27.1182319909</text:p>
          </table:table-cell>
          <table:table-cell table:style-name="ce9" table:formula="of:=COM.MICROSOFT.NORM.INV(RAND();32-[.U90]*4;1)" office:value-type="float" office:value="27.8185044080922" calcext:value-type="float">
            <text:p>27.8185044081</text:p>
          </table:table-cell>
          <table:table-cell table:style-name="ce9" table:formula="of:=COM.MICROSOFT.NORM.INV(RAND();32-[.V90]*4;1)" office:value-type="float" office:value="27.5096406570456" calcext:value-type="float">
            <text:p>27.509640657</text:p>
          </table:table-cell>
          <table:table-cell table:style-name="ce9" table:formula="of:=COM.MICROSOFT.NORM.INV(RAND();32-[.W90]*4;1)" office:value-type="float" office:value="27.774500104967" calcext:value-type="float">
            <text:p>27.774500105</text:p>
          </table:table-cell>
          <table:table-cell table:style-name="ce9" table:formula="of:=COM.MICROSOFT.NORM.INV(RAND();32-[.X90]*4;1)" office:value-type="float" office:value="27.4469822192772" calcext:value-type="float">
            <text:p>27.4469822193</text:p>
          </table:table-cell>
          <table:table-cell table:style-name="ce9" table:formula="of:=COM.MICROSOFT.NORM.INV(RAND();32-[.Y90]*4;1)" office:value-type="float" office:value="29.6887699909448" calcext:value-type="float">
            <text:p>29.6887699909</text:p>
          </table:table-cell>
          <table:table-cell table:style-name="ce9" table:formula="of:=COM.MICROSOFT.NORM.INV(RAND();32-[.Z90]*4;1)" office:value-type="float" office:value="32.7249442435333" calcext:value-type="float">
            <text:p>32.7249442435</text:p>
          </table:table-cell>
          <table:table-cell table:style-name="ce9" table:formula="of:=COM.MICROSOFT.NORM.INV(RAND();32-[.AA90]*4;1)" office:value-type="float" office:value="32.9966260351339" calcext:value-type="float">
            <text:p>32.9966260351</text:p>
          </table:table-cell>
          <table:table-cell table:style-name="ce9" table:formula="of:=COM.MICROSOFT.NORM.INV(RAND();32-[.AB90]*4;1)" office:value-type="float" office:value="32.1725216624163" calcext:value-type="float">
            <text:p>32.1725216624</text:p>
          </table:table-cell>
          <table:table-cell table:style-name="ce9" table:formula="of:=COM.MICROSOFT.NORM.INV(RAND();32-[.AC90]*4;1)" office:value-type="float" office:value="31.7702194507127" calcext:value-type="float">
            <text:p>31.7702194507</text:p>
          </table:table-cell>
          <table:table-cell table:style-name="ce9" table:formula="of:=COM.MICROSOFT.NORM.INV(RAND();32-[.AD90]*4;1)" office:value-type="float" office:value="31.134784829216" calcext:value-type="float">
            <text:p>31.1347848292</text:p>
          </table:table-cell>
          <table:table-cell table:style-name="ce9" table:formula="of:=COM.MICROSOFT.NORM.INV(RAND();32-[.AE90]*4;1)" office:value-type="float" office:value="32.8941483638868" calcext:value-type="float">
            <text:p>32.8941483639</text:p>
          </table:table-cell>
          <table:table-cell table:style-name="ce9" table:formula="of:=COM.MICROSOFT.NORM.INV(RAND();32-[.AF90]*4;1)" office:value-type="float" office:value="33.0221351845935" calcext:value-type="float">
            <text:p>33.0221351846</text:p>
          </table:table-cell>
          <table:table-cell table:style-name="ce9" table:formula="of:=COM.MICROSOFT.NORM.INV(RAND();32-[.AG90]*4;1)" office:value-type="float" office:value="32.0085496971177" calcext:value-type="float">
            <text:p>32.0085496971</text:p>
          </table:table-cell>
          <table:table-cell table:style-name="ce9" table:formula="of:=COM.MICROSOFT.NORM.INV(RAND();32-[.AH90]*4;1)" office:value-type="float" office:value="32.4973139260559" calcext:value-type="float">
            <text:p>32.4973139261</text:p>
          </table:table-cell>
          <table:table-cell table:style-name="ce9" table:formula="of:=COM.MICROSOFT.NORM.INV(RAND();32-[.AI90]*4;1)" office:value-type="float" office:value="33.1956314453601" calcext:value-type="float">
            <text:p>33.1956314454</text:p>
          </table:table-cell>
          <table:table-cell table:style-name="ce9" table:formula="of:=COM.MICROSOFT.NORM.INV(RAND();32-[.AJ90]*4;1)" office:value-type="float" office:value="29.9285621498887" calcext:value-type="float">
            <text:p>29.9285621499</text:p>
          </table:table-cell>
          <table:table-cell table:style-name="ce9" table:formula="of:=COM.MICROSOFT.NORM.INV(RAND();32-[.AK90]*4;1)" office:value-type="float" office:value="32.3402278496925" calcext:value-type="float">
            <text:p>32.3402278497</text:p>
          </table:table-cell>
          <table:table-cell table:style-name="ce9" table:formula="of:=COM.MICROSOFT.NORM.INV(RAND();32-[.AL90]*4;1)" office:value-type="float" office:value="32.3450113517311" calcext:value-type="float">
            <text:p>32.34501135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style-name="ce1" table:formula="of:=5.4*SIN([.BJ90]*2*PI()/24-2*PI()/3)+26.1" office:value-type="float" office:value="29.9183766184074" calcext:value-type="float">
            <text:p>29.9</text:p>
          </table:table-cell>
          <table:table-cell table:style-name="ce1" table:formula="of:=5.6*SIN([.$BJ90]*2*PI()/24-2*PI()/3)+27" office:value-type="float" office:value="30.9597979746447" calcext:value-type="float">
            <text:p>31.0</text:p>
          </table:table-cell>
          <table:table-cell table:style-name="ce1" table:formula="of:=0.4267*SIN([.$BJ90]*2*PI()/24-2*PI()/3)+1.9733" office:value-type="float" office:value="2.2750224635323" calcext:value-type="float">
            <text:p>2.3</text:p>
          </table:table-cell>
          <table:table-cell table:style-name="ce1" table:formula="of:=0.38667*SIN([.$BJ90]*2*PI()/24-2*PI()/3)+1.8133" office:value-type="float" office:value="2.0867169790814" calcext:value-type="float">
            <text:p>2.1</text:p>
          </table:table-cell>
          <table:table-cell table:style-name="ce1" table:formula="of:=6.5333*SIN([.$BJ90]*2*PI()/24-2*PI()/3)+31.4667" office:value-type="float" office:value="36.0864407335261" calcext:value-type="float">
            <text:p>36.1</text:p>
          </table:table-cell>
          <table:table-cell table:style-name="ce1" table:formula="of:=6.7333*SIN([.$BJ90]*2*PI()/24-2*PI()/3)+32.4667" office:value-type="float" office:value="37.2278620897634" calcext:value-type="float">
            <text:p>37.2</text:p>
          </table:table-cell>
          <table:table-cell table:style-name="ce1" table:formula="of:=0.24*SIN([.$BJ90]*2*PI()/24-2*PI()/3)+1.16" office:value-type="float" office:value="1.32970562748477" calcext:value-type="float">
            <text:p>1.3</text:p>
          </table:table-cell>
          <table:table-cell table:style-name="ce1" table:formula="of:=0.2*SIN([.$BJ90]*2*PI()/24-2*PI()/3)+1" office:value-type="float" office:value="1.14142135623731" calcext:value-type="float">
            <text:p>1.1</text:p>
          </table:table-cell>
          <table:table-cell table:style-name="ce1" office:value-type="float" office:value="30.439087296526" calcext:value-type="float">
            <text:p>30.4</text:p>
          </table:table-cell>
          <table:table-cell table:style-name="ce1" office:value-type="float" office:value="36.6571514116447" calcext:value-type="float">
            <text:p>36.7</text:p>
          </table:table-cell>
          <table:table-cell table:style-name="ce10" office:value-type="float" office:value="2.18086972130685" calcext:value-type="float">
            <text:p>2.18</text:p>
          </table:table-cell>
          <table:table-cell table:style-name="ce10" office:value-type="float" office:value="1.23556349186104" calcext:value-type="float">
            <text:p>1.2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.0</text:p>
          </table:table-cell>
          <table:table-cell office:value-type="float" office:value="0.97" calcext:value-type="float">
            <text:p>0.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A91]*2-1+FLOOR(([.A91]-1)/10)*20" office:value-type="float" office:value="339" calcext:value-type="float">
            <text:p>339</text:p>
          </table:table-cell>
          <table:table-cell table:formula="of:=[.J91]+1" office:value-type="float" office:value="340" calcext:value-type="float">
            <text:p>340</text:p>
          </table:table-cell>
          <table:table-cell table:formula="of:=[.J91]+20" office:value-type="float" office:value="359" calcext:value-type="float">
            <text:p>359</text:p>
          </table:table-cell>
          <table:table-cell table:formula="of:=[.K91]+20" office:value-type="float" office:value="360" calcext:value-type="float">
            <text:p>360</text:p>
          </table:table-cell>
          <table:table-cell table:number-columns-repeated="5"/>
          <table:table-cell table:number-columns-repeated="4" table:style-name="ce5" office:value-type="float" office:value="1" calcext:value-type="float">
            <text:p>1</text:p>
          </table:table-cell>
          <table:table-cell table:number-columns-repeated="16" table:style-name="ce4" office:value-type="float" office:value="0" calcext:value-type="float">
            <text:p>0</text:p>
          </table:table-cell>
          <table:table-cell table:style-name="ce9" table:formula="of:=COM.MICROSOFT.NORM.INV(RAND();32-[.S91]*4;1)" office:value-type="float" office:value="27.6903636354409" calcext:value-type="float">
            <text:p>27.6903636354</text:p>
          </table:table-cell>
          <table:table-cell table:style-name="ce9" table:formula="of:=COM.MICROSOFT.NORM.INV(RAND();32-[.T91]*4;1)" office:value-type="float" office:value="29.391555153467" calcext:value-type="float">
            <text:p>29.3915551535</text:p>
          </table:table-cell>
          <table:table-cell table:style-name="ce9" table:formula="of:=COM.MICROSOFT.NORM.INV(RAND();32-[.U91]*4;1)" office:value-type="float" office:value="27.0304721187059" calcext:value-type="float">
            <text:p>27.0304721187</text:p>
          </table:table-cell>
          <table:table-cell table:style-name="ce9" table:formula="of:=COM.MICROSOFT.NORM.INV(RAND();32-[.V91]*4;1)" office:value-type="float" office:value="27.4550653661276" calcext:value-type="float">
            <text:p>27.4550653661</text:p>
          </table:table-cell>
          <table:table-cell table:style-name="ce9" table:formula="of:=COM.MICROSOFT.NORM.INV(RAND();32-[.W91]*4;1)" office:value-type="float" office:value="29.6960552281621" calcext:value-type="float">
            <text:p>29.6960552282</text:p>
          </table:table-cell>
          <table:table-cell table:style-name="ce9" table:formula="of:=COM.MICROSOFT.NORM.INV(RAND();32-[.X91]*4;1)" office:value-type="float" office:value="31.8425954767457" calcext:value-type="float">
            <text:p>31.8425954767</text:p>
          </table:table-cell>
          <table:table-cell table:style-name="ce9" table:formula="of:=COM.MICROSOFT.NORM.INV(RAND();32-[.Y91]*4;1)" office:value-type="float" office:value="32.8119565241407" calcext:value-type="float">
            <text:p>32.8119565241</text:p>
          </table:table-cell>
          <table:table-cell table:style-name="ce9" table:formula="of:=COM.MICROSOFT.NORM.INV(RAND();32-[.Z91]*4;1)" office:value-type="float" office:value="30.8591419048184" calcext:value-type="float">
            <text:p>30.8591419048</text:p>
          </table:table-cell>
          <table:table-cell table:style-name="ce9" table:formula="of:=COM.MICROSOFT.NORM.INV(RAND();32-[.AA91]*4;1)" office:value-type="float" office:value="33.6415546560711" calcext:value-type="float">
            <text:p>33.6415546561</text:p>
          </table:table-cell>
          <table:table-cell table:style-name="ce9" table:formula="of:=COM.MICROSOFT.NORM.INV(RAND();32-[.AB91]*4;1)" office:value-type="float" office:value="33.5069476925001" calcext:value-type="float">
            <text:p>33.5069476925</text:p>
          </table:table-cell>
          <table:table-cell table:style-name="ce9" table:formula="of:=COM.MICROSOFT.NORM.INV(RAND();32-[.AC91]*4;1)" office:value-type="float" office:value="32.3348958910407" calcext:value-type="float">
            <text:p>32.334895891</text:p>
          </table:table-cell>
          <table:table-cell table:style-name="ce9" table:formula="of:=COM.MICROSOFT.NORM.INV(RAND();32-[.AD91]*4;1)" office:value-type="float" office:value="30.9620058193294" calcext:value-type="float">
            <text:p>30.9620058193</text:p>
          </table:table-cell>
          <table:table-cell table:style-name="ce9" table:formula="of:=COM.MICROSOFT.NORM.INV(RAND();32-[.AE91]*4;1)" office:value-type="float" office:value="30.8058899308022" calcext:value-type="float">
            <text:p>30.8058899308</text:p>
          </table:table-cell>
          <table:table-cell table:style-name="ce9" table:formula="of:=COM.MICROSOFT.NORM.INV(RAND();32-[.AF91]*4;1)" office:value-type="float" office:value="30.3874165951251" calcext:value-type="float">
            <text:p>30.3874165951</text:p>
          </table:table-cell>
          <table:table-cell table:style-name="ce9" table:formula="of:=COM.MICROSOFT.NORM.INV(RAND();32-[.AG91]*4;1)" office:value-type="float" office:value="31.9399089069414" calcext:value-type="float">
            <text:p>31.9399089069</text:p>
          </table:table-cell>
          <table:table-cell table:style-name="ce9" table:formula="of:=COM.MICROSOFT.NORM.INV(RAND();32-[.AH91]*4;1)" office:value-type="float" office:value="33.5269287250867" calcext:value-type="float">
            <text:p>33.5269287251</text:p>
          </table:table-cell>
          <table:table-cell table:style-name="ce9" table:formula="of:=COM.MICROSOFT.NORM.INV(RAND();32-[.AI91]*4;1)" office:value-type="float" office:value="33.4053651665253" calcext:value-type="float">
            <text:p>33.4053651665</text:p>
          </table:table-cell>
          <table:table-cell table:style-name="ce9" table:formula="of:=COM.MICROSOFT.NORM.INV(RAND();32-[.AJ91]*4;1)" office:value-type="float" office:value="32.9335880618833" calcext:value-type="float">
            <text:p>32.9335880619</text:p>
          </table:table-cell>
          <table:table-cell table:style-name="ce9" table:formula="of:=COM.MICROSOFT.NORM.INV(RAND();32-[.AK91]*4;1)" office:value-type="float" office:value="31.3658563763181" calcext:value-type="float">
            <text:p>31.3658563763</text:p>
          </table:table-cell>
          <table:table-cell table:style-name="ce9" table:formula="of:=COM.MICROSOFT.NORM.INV(RAND();32-[.AL91]*4;1)" office:value-type="float" office:value="31.9561387864596" calcext:value-type="float">
            <text:p>31.9561387865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style-name="ce1" table:formula="of:=5.4*SIN([.BJ91]*2*PI()/24-2*PI()/3)+26.1" office:value-type="float" office:value="28.8" calcext:value-type="float">
            <text:p>28.8</text:p>
          </table:table-cell>
          <table:table-cell table:style-name="ce1" table:formula="of:=5.6*SIN([.$BJ91]*2*PI()/24-2*PI()/3)+27" office:value-type="float" office:value="29.8" calcext:value-type="float">
            <text:p>29.8</text:p>
          </table:table-cell>
          <table:table-cell table:style-name="ce1" table:formula="of:=0.4267*SIN([.$BJ91]*2*PI()/24-2*PI()/3)+1.9733" office:value-type="float" office:value="2.18665" calcext:value-type="float">
            <text:p>2.2</text:p>
          </table:table-cell>
          <table:table-cell table:style-name="ce1" table:formula="of:=0.38667*SIN([.$BJ91]*2*PI()/24-2*PI()/3)+1.8133" office:value-type="float" office:value="2.006635" calcext:value-type="float">
            <text:p>2.0</text:p>
          </table:table-cell>
          <table:table-cell table:style-name="ce1" table:formula="of:=6.5333*SIN([.$BJ91]*2*PI()/24-2*PI()/3)+31.4667" office:value-type="float" office:value="34.73335" calcext:value-type="float">
            <text:p>34.7</text:p>
          </table:table-cell>
          <table:table-cell table:style-name="ce1" table:formula="of:=6.7333*SIN([.$BJ91]*2*PI()/24-2*PI()/3)+32.4667" office:value-type="float" office:value="35.83335" calcext:value-type="float">
            <text:p>35.8</text:p>
          </table:table-cell>
          <table:table-cell table:style-name="ce1" table:formula="of:=0.24*SIN([.$BJ91]*2*PI()/24-2*PI()/3)+1.16" office:value-type="float" office:value="1.28" calcext:value-type="float">
            <text:p>1.3</text:p>
          </table:table-cell>
          <table:table-cell table:style-name="ce1" table:formula="of:=0.2*SIN([.$BJ91]*2*PI()/24-2*PI()/3)+1" office:value-type="float" office:value="1.1" calcext:value-type="float">
            <text:p>1.1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35.28335" calcext:value-type="float">
            <text:p>35.3</text:p>
          </table:table-cell>
          <table:table-cell table:style-name="ce10" office:value-type="float" office:value="2.0966425" calcext:value-type="float">
            <text:p>2.10</text:p>
          </table:table-cell>
          <table:table-cell table:style-name="ce10"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.0</text:p>
          </table:table-cell>
          <table:table-cell office:value-type="float" office:value="0.69" calcext:value-type="float">
            <text:p>0.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A92]*2-1+FLOOR(([.A92]-1)/10)*20" office:value-type="float" office:value="361" calcext:value-type="float">
            <text:p>361</text:p>
          </table:table-cell>
          <table:table-cell table:formula="of:=[.J92]+1" office:value-type="float" office:value="362" calcext:value-type="float">
            <text:p>362</text:p>
          </table:table-cell>
          <table:table-cell table:formula="of:=[.J92]+20" office:value-type="float" office:value="381" calcext:value-type="float">
            <text:p>381</text:p>
          </table:table-cell>
          <table:table-cell table:formula="of:=[.K92]+20" office:value-type="float" office:value="382" calcext:value-type="float">
            <text:p>382</text:p>
          </table:table-cell>
          <table:table-cell table:number-columns-repeated="5"/>
          <table:table-cell table:number-columns-repeated="20" table:style-name="ce4" office:value-type="float" office:value="0" calcext:value-type="float">
            <text:p>0</text:p>
          </table:table-cell>
          <table:table-cell table:style-name="ce9" table:formula="of:=COM.MICROSOFT.NORM.INV(RAND();32-[.S92]*4;1)" office:value-type="float" office:value="33.0769251212766" calcext:value-type="float">
            <text:p>33.0769251213</text:p>
          </table:table-cell>
          <table:table-cell table:style-name="ce9" table:formula="of:=COM.MICROSOFT.NORM.INV(RAND();32-[.T92]*4;1)" office:value-type="float" office:value="31.2848921607815" calcext:value-type="float">
            <text:p>31.2848921608</text:p>
          </table:table-cell>
          <table:table-cell table:style-name="ce9" table:formula="of:=COM.MICROSOFT.NORM.INV(RAND();32-[.U92]*4;1)" office:value-type="float" office:value="30.7801377452813" calcext:value-type="float">
            <text:p>30.7801377453</text:p>
          </table:table-cell>
          <table:table-cell table:style-name="ce9" table:formula="of:=COM.MICROSOFT.NORM.INV(RAND();32-[.V92]*4;1)" office:value-type="float" office:value="31.9123035073368" calcext:value-type="float">
            <text:p>31.9123035073</text:p>
          </table:table-cell>
          <table:table-cell table:style-name="ce9" table:formula="of:=COM.MICROSOFT.NORM.INV(RAND();32-[.W92]*4;1)" office:value-type="float" office:value="32.8323999242769" calcext:value-type="float">
            <text:p>32.8323999243</text:p>
          </table:table-cell>
          <table:table-cell table:style-name="ce9" table:formula="of:=COM.MICROSOFT.NORM.INV(RAND();32-[.X92]*4;1)" office:value-type="float" office:value="33.1185101061554" calcext:value-type="float">
            <text:p>33.1185101062</text:p>
          </table:table-cell>
          <table:table-cell table:style-name="ce9" table:formula="of:=COM.MICROSOFT.NORM.INV(RAND();32-[.Y92]*4;1)" office:value-type="float" office:value="32.1403923403845" calcext:value-type="float">
            <text:p>32.1403923404</text:p>
          </table:table-cell>
          <table:table-cell table:style-name="ce9" table:formula="of:=COM.MICROSOFT.NORM.INV(RAND();32-[.Z92]*4;1)" office:value-type="float" office:value="32.65647304647" calcext:value-type="float">
            <text:p>32.6564730465</text:p>
          </table:table-cell>
          <table:table-cell table:style-name="ce9" table:formula="of:=COM.MICROSOFT.NORM.INV(RAND();32-[.AA92]*4;1)" office:value-type="float" office:value="30.8978667120365" calcext:value-type="float">
            <text:p>30.897866712</text:p>
          </table:table-cell>
          <table:table-cell table:style-name="ce9" table:formula="of:=COM.MICROSOFT.NORM.INV(RAND();32-[.AB92]*4;1)" office:value-type="float" office:value="33.4650021404966" calcext:value-type="float">
            <text:p>33.4650021405</text:p>
          </table:table-cell>
          <table:table-cell table:style-name="ce9" table:formula="of:=COM.MICROSOFT.NORM.INV(RAND();32-[.AC92]*4;1)" office:value-type="float" office:value="32.7306894629046" calcext:value-type="float">
            <text:p>32.7306894629</text:p>
          </table:table-cell>
          <table:table-cell table:style-name="ce9" table:formula="of:=COM.MICROSOFT.NORM.INV(RAND();32-[.AD92]*4;1)" office:value-type="float" office:value="34.4293095920052" calcext:value-type="float">
            <text:p>34.429309592</text:p>
          </table:table-cell>
          <table:table-cell table:style-name="ce9" table:formula="of:=COM.MICROSOFT.NORM.INV(RAND();32-[.AE92]*4;1)" office:value-type="float" office:value="31.0953571024424" calcext:value-type="float">
            <text:p>31.0953571024</text:p>
          </table:table-cell>
          <table:table-cell table:style-name="ce9" table:formula="of:=COM.MICROSOFT.NORM.INV(RAND();32-[.AF92]*4;1)" office:value-type="float" office:value="31.1881133131444" calcext:value-type="float">
            <text:p>31.1881133131</text:p>
          </table:table-cell>
          <table:table-cell table:style-name="ce9" table:formula="of:=COM.MICROSOFT.NORM.INV(RAND();32-[.AG92]*4;1)" office:value-type="float" office:value="33.7897044019353" calcext:value-type="float">
            <text:p>33.7897044019</text:p>
          </table:table-cell>
          <table:table-cell table:style-name="ce9" table:formula="of:=COM.MICROSOFT.NORM.INV(RAND();32-[.AH92]*4;1)" office:value-type="float" office:value="31.667389199763" calcext:value-type="float">
            <text:p>31.6673891998</text:p>
          </table:table-cell>
          <table:table-cell table:style-name="ce9" table:formula="of:=COM.MICROSOFT.NORM.INV(RAND();32-[.AI92]*4;1)" office:value-type="float" office:value="33.3969820200955" calcext:value-type="float">
            <text:p>33.3969820201</text:p>
          </table:table-cell>
          <table:table-cell table:style-name="ce9" table:formula="of:=COM.MICROSOFT.NORM.INV(RAND();32-[.AJ92]*4;1)" office:value-type="float" office:value="32.1137628179012" calcext:value-type="float">
            <text:p>32.1137628179</text:p>
          </table:table-cell>
          <table:table-cell table:style-name="ce9" table:formula="of:=COM.MICROSOFT.NORM.INV(RAND();32-[.AK92]*4;1)" office:value-type="float" office:value="32.8749916503499" calcext:value-type="float">
            <text:p>32.8749916504</text:p>
          </table:table-cell>
          <table:table-cell table:style-name="ce9" table:formula="of:=COM.MICROSOFT.NORM.INV(RAND();32-[.AL92]*4;1)" office:value-type="float" office:value="31.849177622717" calcext:value-type="float">
            <text:p>31.8491776227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style-name="ce1" table:formula="of:=5.4*SIN([.BJ92]*2*PI()/24-2*PI()/3)+26.1" office:value-type="float" office:value="27.4976228435536" calcext:value-type="float">
            <text:p>27.5</text:p>
          </table:table-cell>
          <table:table-cell table:style-name="ce1" table:formula="of:=5.6*SIN([.$BJ92]*2*PI()/24-2*PI()/3)+27" office:value-type="float" office:value="28.4493866525741" calcext:value-type="float">
            <text:p>28.4</text:p>
          </table:table-cell>
          <table:table-cell table:style-name="ce1" table:formula="of:=0.4267*SIN([.$BJ92]*2*PI()/24-2*PI()/3)+1.9733" office:value-type="float" office:value="2.08373808654525" calcext:value-type="float">
            <text:p>2.1</text:p>
          </table:table-cell>
          <table:table-cell table:style-name="ce1" table:formula="of:=0.38667*SIN([.$BJ92]*2*PI()/24-2*PI()/3)+1.8133" office:value-type="float" office:value="1.91337756016979" calcext:value-type="float">
            <text:p>1.9</text:p>
          </table:table-cell>
          <table:table-cell table:style-name="ce1" table:formula="of:=6.5333*SIN([.$BJ92]*2*PI()/24-2*PI()/3)+31.4667" office:value-type="float" office:value="33.1576424673683" calcext:value-type="float">
            <text:p>33.2</text:p>
          </table:table-cell>
          <table:table-cell table:style-name="ce1" table:formula="of:=6.7333*SIN([.$BJ92]*2*PI()/24-2*PI()/3)+32.4667" office:value-type="float" office:value="34.2094062763888" calcext:value-type="float">
            <text:p>34.2</text:p>
          </table:table-cell>
          <table:table-cell table:style-name="ce1" table:formula="of:=0.24*SIN([.$BJ92]*2*PI()/24-2*PI()/3)+1.16" office:value-type="float" office:value="1.22211657082461" calcext:value-type="float">
            <text:p>1.2</text:p>
          </table:table-cell>
          <table:table-cell table:style-name="ce1" table:formula="of:=0.2*SIN([.$BJ92]*2*PI()/24-2*PI()/3)+1" office:value-type="float" office:value="1.0517638090205" calcext:value-type="float">
            <text:p>1.1</text:p>
          </table:table-cell>
          <table:table-cell table:style-name="ce1" office:value-type="float" office:value="27.9735047480639" calcext:value-type="float">
            <text:p>28.0</text:p>
          </table:table-cell>
          <table:table-cell table:style-name="ce1" office:value-type="float" office:value="33.6835243718785" calcext:value-type="float">
            <text:p>33.7</text:p>
          </table:table-cell>
          <table:table-cell table:style-name="ce10" office:value-type="float" office:value="1.99855782335752" calcext:value-type="float">
            <text:p>2.00</text:p>
          </table:table-cell>
          <table:table-cell table:style-name="ce10" office:value-type="float" office:value="1.13694018992255" calcext:value-type="float">
            <text:p>1.1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90" calcext:value-type="float">
            <text:p>190</text:p>
          </table:table-cell>
          <table:table-cell office:value-type="float" office:value="30" calcext:value-type="float">
            <text:p>30.0</text:p>
          </table:table-cell>
          <table:table-cell office:value-type="float" office:value="0.37" calcext:value-type="float">
            <text:p>0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A93]*2-1+FLOOR(([.A93]-1)/10)*20" office:value-type="float" office:value="363" calcext:value-type="float">
            <text:p>363</text:p>
          </table:table-cell>
          <table:table-cell table:formula="of:=[.J93]+1" office:value-type="float" office:value="364" calcext:value-type="float">
            <text:p>364</text:p>
          </table:table-cell>
          <table:table-cell table:formula="of:=[.J93]+20" office:value-type="float" office:value="383" calcext:value-type="float">
            <text:p>383</text:p>
          </table:table-cell>
          <table:table-cell table:formula="of:=[.K93]+20" office:value-type="float" office:value="384" calcext:value-type="float">
            <text:p>384</text:p>
          </table:table-cell>
          <table:table-cell table:number-columns-repeated="5"/>
          <table:table-cell table:number-columns-repeated="20" table:style-name="ce4" office:value-type="float" office:value="0" calcext:value-type="float">
            <text:p>0</text:p>
          </table:table-cell>
          <table:table-cell table:style-name="ce9" table:formula="of:=COM.MICROSOFT.NORM.INV(RAND();32-[.S93]*4;1)" office:value-type="float" office:value="33.5931543198855" calcext:value-type="float">
            <text:p>33.5931543199</text:p>
          </table:table-cell>
          <table:table-cell table:style-name="ce9" table:formula="of:=COM.MICROSOFT.NORM.INV(RAND();32-[.T93]*4;1)" office:value-type="float" office:value="33.3605881283973" calcext:value-type="float">
            <text:p>33.3605881284</text:p>
          </table:table-cell>
          <table:table-cell table:style-name="ce9" table:formula="of:=COM.MICROSOFT.NORM.INV(RAND();32-[.U93]*4;1)" office:value-type="float" office:value="32.7388703869681" calcext:value-type="float">
            <text:p>32.738870387</text:p>
          </table:table-cell>
          <table:table-cell table:style-name="ce9" table:formula="of:=COM.MICROSOFT.NORM.INV(RAND();32-[.V93]*4;1)" office:value-type="float" office:value="30.0540788628041" calcext:value-type="float">
            <text:p>30.0540788628</text:p>
          </table:table-cell>
          <table:table-cell table:style-name="ce9" table:formula="of:=COM.MICROSOFT.NORM.INV(RAND();32-[.W93]*4;1)" office:value-type="float" office:value="32.5727586658715" calcext:value-type="float">
            <text:p>32.5727586659</text:p>
          </table:table-cell>
          <table:table-cell table:style-name="ce9" table:formula="of:=COM.MICROSOFT.NORM.INV(RAND();32-[.X93]*4;1)" office:value-type="float" office:value="32.1141518893445" calcext:value-type="float">
            <text:p>32.1141518893</text:p>
          </table:table-cell>
          <table:table-cell table:style-name="ce9" table:formula="of:=COM.MICROSOFT.NORM.INV(RAND();32-[.Y93]*4;1)" office:value-type="float" office:value="31.7931197776687" calcext:value-type="float">
            <text:p>31.7931197777</text:p>
          </table:table-cell>
          <table:table-cell table:style-name="ce9" table:formula="of:=COM.MICROSOFT.NORM.INV(RAND();32-[.Z93]*4;1)" office:value-type="float" office:value="32.5957277843818" calcext:value-type="float">
            <text:p>32.5957277844</text:p>
          </table:table-cell>
          <table:table-cell table:style-name="ce9" table:formula="of:=COM.MICROSOFT.NORM.INV(RAND();32-[.AA93]*4;1)" office:value-type="float" office:value="30.5742746884045" calcext:value-type="float">
            <text:p>30.5742746884</text:p>
          </table:table-cell>
          <table:table-cell table:style-name="ce9" table:formula="of:=COM.MICROSOFT.NORM.INV(RAND();32-[.AB93]*4;1)" office:value-type="float" office:value="32.3435428477192" calcext:value-type="float">
            <text:p>32.3435428477</text:p>
          </table:table-cell>
          <table:table-cell table:style-name="ce9" table:formula="of:=COM.MICROSOFT.NORM.INV(RAND();32-[.AC93]*4;1)" office:value-type="float" office:value="32.4141170821068" calcext:value-type="float">
            <text:p>32.4141170821</text:p>
          </table:table-cell>
          <table:table-cell table:style-name="ce9" table:formula="of:=COM.MICROSOFT.NORM.INV(RAND();32-[.AD93]*4;1)" office:value-type="float" office:value="31.8369189941499" calcext:value-type="float">
            <text:p>31.8369189941</text:p>
          </table:table-cell>
          <table:table-cell table:style-name="ce9" table:formula="of:=COM.MICROSOFT.NORM.INV(RAND();32-[.AE93]*4;1)" office:value-type="float" office:value="31.3235771414449" calcext:value-type="float">
            <text:p>31.3235771414</text:p>
          </table:table-cell>
          <table:table-cell table:style-name="ce9" table:formula="of:=COM.MICROSOFT.NORM.INV(RAND();32-[.AF93]*4;1)" office:value-type="float" office:value="31.9305789466175" calcext:value-type="float">
            <text:p>31.9305789466</text:p>
          </table:table-cell>
          <table:table-cell table:style-name="ce9" table:formula="of:=COM.MICROSOFT.NORM.INV(RAND();32-[.AG93]*4;1)" office:value-type="float" office:value="33.053938588426" calcext:value-type="float">
            <text:p>33.0539385884</text:p>
          </table:table-cell>
          <table:table-cell table:style-name="ce9" table:formula="of:=COM.MICROSOFT.NORM.INV(RAND();32-[.AH93]*4;1)" office:value-type="float" office:value="32.6455823968114" calcext:value-type="float">
            <text:p>32.6455823968</text:p>
          </table:table-cell>
          <table:table-cell table:style-name="ce9" table:formula="of:=COM.MICROSOFT.NORM.INV(RAND();32-[.AI93]*4;1)" office:value-type="float" office:value="32.6182834411891" calcext:value-type="float">
            <text:p>32.6182834412</text:p>
          </table:table-cell>
          <table:table-cell table:style-name="ce9" table:formula="of:=COM.MICROSOFT.NORM.INV(RAND();32-[.AJ93]*4;1)" office:value-type="float" office:value="31.1286670127717" calcext:value-type="float">
            <text:p>31.1286670128</text:p>
          </table:table-cell>
          <table:table-cell table:style-name="ce9" table:formula="of:=COM.MICROSOFT.NORM.INV(RAND();32-[.AK93]*4;1)" office:value-type="float" office:value="31.4228123293723" calcext:value-type="float">
            <text:p>31.4228123294</text:p>
          </table:table-cell>
          <table:table-cell table:style-name="ce9" table:formula="of:=COM.MICROSOFT.NORM.INV(RAND();32-[.AL93]*4;1)" office:value-type="float" office:value="31.9071539457655" calcext:value-type="float">
            <text:p>31.9071539458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style-name="ce1" table:formula="of:=5.4*SIN([.BJ93]*2*PI()/24-2*PI()/3)+26.1" office:value-type="float" office:value="26.1" calcext:value-type="float">
            <text:p>26.1</text:p>
          </table:table-cell>
          <table:table-cell table:style-name="ce1" table:formula="of:=5.6*SIN([.$BJ93]*2*PI()/24-2*PI()/3)+27" office:value-type="float" office:value="27" calcext:value-type="float">
            <text:p>27.0</text:p>
          </table:table-cell>
          <table:table-cell table:style-name="ce1" table:formula="of:=0.4267*SIN([.$BJ93]*2*PI()/24-2*PI()/3)+1.9733" office:value-type="float" office:value="1.9733" calcext:value-type="float">
            <text:p>2.0</text:p>
          </table:table-cell>
          <table:table-cell table:style-name="ce1" table:formula="of:=0.38667*SIN([.$BJ93]*2*PI()/24-2*PI()/3)+1.8133" office:value-type="float" office:value="1.8133" calcext:value-type="float">
            <text:p>1.8</text:p>
          </table:table-cell>
          <table:table-cell table:style-name="ce1" table:formula="of:=6.5333*SIN([.$BJ93]*2*PI()/24-2*PI()/3)+31.4667" office:value-type="float" office:value="31.4667" calcext:value-type="float">
            <text:p>31.5</text:p>
          </table:table-cell>
          <table:table-cell table:style-name="ce1" table:formula="of:=6.7333*SIN([.$BJ93]*2*PI()/24-2*PI()/3)+32.4667" office:value-type="float" office:value="32.4667" calcext:value-type="float">
            <text:p>32.5</text:p>
          </table:table-cell>
          <table:table-cell table:style-name="ce1" table:formula="of:=0.24*SIN([.$BJ93]*2*PI()/24-2*PI()/3)+1.16" office:value-type="float" office:value="1.16" calcext:value-type="float">
            <text:p>1.2</text:p>
          </table:table-cell>
          <table:table-cell table:style-name="ce1" table:formula="of:=0.2*SIN([.$BJ93]*2*PI()/24-2*PI()/3)+1" office:value-type="float" office:value="1" calcext:value-type="float">
            <text:p>1.0</text:p>
          </table:table-cell>
          <table:table-cell table:style-name="ce1" office:value-type="float" office:value="26.55" calcext:value-type="float">
            <text:p>26.6</text:p>
          </table:table-cell>
          <table:table-cell table:style-name="ce1" office:value-type="float" office:value="31.9667" calcext:value-type="float">
            <text:p>32.0</text:p>
          </table:table-cell>
          <table:table-cell table:style-name="ce10" office:value-type="float" office:value="1.8933" calcext:value-type="float">
            <text:p>1.89</text:p>
          </table:table-cell>
          <table:table-cell table:style-name="ce10" office:value-type="float" office:value="1.08" calcext:value-type="float">
            <text:p>1.0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90" calcext:value-type="float">
            <text:p>190</text:p>
          </table:table-cell>
          <table:table-cell office:value-type="float" office:value="50" calcext:value-type="float">
            <text:p>50.0</text:p>
          </table:table-cell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93" calcext:value-type="float">
            <text:p>93</text:p>
          </table:table-cell>
          <table:table-cell/>
          <table:table-cell table:formula="of:=[.A94]*2-1+FLOOR(([.A94]-1)/10)*20" office:value-type="float" office:value="365" calcext:value-type="float">
            <text:p>365</text:p>
          </table:table-cell>
          <table:table-cell table:formula="of:=[.J94]+1" office:value-type="float" office:value="366" calcext:value-type="float">
            <text:p>366</text:p>
          </table:table-cell>
          <table:table-cell table:formula="of:=[.J94]+20" office:value-type="float" office:value="385" calcext:value-type="float">
            <text:p>385</text:p>
          </table:table-cell>
          <table:table-cell table:formula="of:=[.K94]+20" office:value-type="float" office:value="386" calcext:value-type="float">
            <text:p>386</text:p>
          </table:table-cell>
          <table:table-cell table:number-columns-repeated="5"/>
          <table:table-cell table:number-columns-repeated="15" table:style-name="ce4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9" table:formula="of:=COM.MICROSOFT.NORM.INV(RAND();32-[.S94]*4;1)" office:value-type="float" office:value="33.5493839958471" calcext:value-type="float">
            <text:p>33.5493839958</text:p>
          </table:table-cell>
          <table:table-cell table:style-name="ce9" table:formula="of:=COM.MICROSOFT.NORM.INV(RAND();32-[.T94]*4;1)" office:value-type="float" office:value="32.4141263764553" calcext:value-type="float">
            <text:p>32.4141263765</text:p>
          </table:table-cell>
          <table:table-cell table:style-name="ce9" table:formula="of:=COM.MICROSOFT.NORM.INV(RAND();32-[.U94]*4;1)" office:value-type="float" office:value="31.4867936989427" calcext:value-type="float">
            <text:p>31.4867936989</text:p>
          </table:table-cell>
          <table:table-cell table:style-name="ce9" table:formula="of:=COM.MICROSOFT.NORM.INV(RAND();32-[.V94]*4;1)" office:value-type="float" office:value="31.4735190480633" calcext:value-type="float">
            <text:p>31.4735190481</text:p>
          </table:table-cell>
          <table:table-cell table:style-name="ce9" table:formula="of:=COM.MICROSOFT.NORM.INV(RAND();32-[.W94]*4;1)" office:value-type="float" office:value="31.2500571839064" calcext:value-type="float">
            <text:p>31.2500571839</text:p>
          </table:table-cell>
          <table:table-cell table:style-name="ce9" table:formula="of:=COM.MICROSOFT.NORM.INV(RAND();32-[.X94]*4;1)" office:value-type="float" office:value="32.5450176904907" calcext:value-type="float">
            <text:p>32.5450176905</text:p>
          </table:table-cell>
          <table:table-cell table:style-name="ce9" table:formula="of:=COM.MICROSOFT.NORM.INV(RAND();32-[.Y94]*4;1)" office:value-type="float" office:value="33.2801862009617" calcext:value-type="float">
            <text:p>33.280186201</text:p>
          </table:table-cell>
          <table:table-cell table:style-name="ce9" table:formula="of:=COM.MICROSOFT.NORM.INV(RAND();32-[.Z94]*4;1)" office:value-type="float" office:value="31.553277759108" calcext:value-type="float">
            <text:p>31.5532777591</text:p>
          </table:table-cell>
          <table:table-cell table:style-name="ce9" table:formula="of:=COM.MICROSOFT.NORM.INV(RAND();32-[.AA94]*4;1)" office:value-type="float" office:value="33.5147565867581" calcext:value-type="float">
            <text:p>33.5147565868</text:p>
          </table:table-cell>
          <table:table-cell table:style-name="ce9" table:formula="of:=COM.MICROSOFT.NORM.INV(RAND();32-[.AB94]*4;1)" office:value-type="float" office:value="32.9980317778587" calcext:value-type="float">
            <text:p>32.9980317779</text:p>
          </table:table-cell>
          <table:table-cell table:style-name="ce9" table:formula="of:=COM.MICROSOFT.NORM.INV(RAND();32-[.AC94]*4;1)" office:value-type="float" office:value="31.9290086111613" calcext:value-type="float">
            <text:p>31.9290086112</text:p>
          </table:table-cell>
          <table:table-cell table:style-name="ce9" table:formula="of:=COM.MICROSOFT.NORM.INV(RAND();32-[.AD94]*4;1)" office:value-type="float" office:value="31.7962342553222" calcext:value-type="float">
            <text:p>31.7962342553</text:p>
          </table:table-cell>
          <table:table-cell table:style-name="ce9" table:formula="of:=COM.MICROSOFT.NORM.INV(RAND();32-[.AE94]*4;1)" office:value-type="float" office:value="32.6753351189273" calcext:value-type="float">
            <text:p>32.6753351189</text:p>
          </table:table-cell>
          <table:table-cell table:style-name="ce9" table:formula="of:=COM.MICROSOFT.NORM.INV(RAND();32-[.AF94]*4;1)" office:value-type="float" office:value="31.6283108453675" calcext:value-type="float">
            <text:p>31.6283108454</text:p>
          </table:table-cell>
          <table:table-cell table:style-name="ce9" table:formula="of:=COM.MICROSOFT.NORM.INV(RAND();32-[.AG94]*4;1)" office:value-type="float" office:value="31.87091864068" calcext:value-type="float">
            <text:p>31.8709186407</text:p>
          </table:table-cell>
          <table:table-cell table:style-name="ce9" table:formula="of:=COM.MICROSOFT.NORM.INV(RAND();32-[.AH94]*4;1)" office:value-type="float" office:value="29.0645283245008" calcext:value-type="float">
            <text:p>29.0645283245</text:p>
          </table:table-cell>
          <table:table-cell table:style-name="ce9" table:formula="of:=COM.MICROSOFT.NORM.INV(RAND();32-[.AI94]*4;1)" office:value-type="float" office:value="29.5884289774048" calcext:value-type="float">
            <text:p>29.5884289774</text:p>
          </table:table-cell>
          <table:table-cell table:style-name="ce9" table:formula="of:=COM.MICROSOFT.NORM.INV(RAND();32-[.AJ94]*4;1)" office:value-type="float" office:value="31.4818761912255" calcext:value-type="float">
            <text:p>31.4818761912</text:p>
          </table:table-cell>
          <table:table-cell table:style-name="ce9" table:formula="of:=COM.MICROSOFT.NORM.INV(RAND();32-[.AK94]*4;1)" office:value-type="float" office:value="31.1297060953744" calcext:value-type="float">
            <text:p>31.1297060954</text:p>
          </table:table-cell>
          <table:table-cell table:style-name="ce9" table:formula="of:=COM.MICROSOFT.NORM.INV(RAND();32-[.AL94]*4;1)" office:value-type="float" office:value="31.3147534973673" calcext:value-type="float">
            <text:p>31.3147534974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style-name="ce1" table:formula="of:=5.4*SIN([.BJ94]*2*PI()/24-2*PI()/3)+26.1" office:value-type="float" office:value="24.7023771564464" calcext:value-type="float">
            <text:p>24.7</text:p>
          </table:table-cell>
          <table:table-cell table:style-name="ce1" table:formula="of:=5.6*SIN([.$BJ94]*2*PI()/24-2*PI()/3)+27" office:value-type="float" office:value="25.5506133474259" calcext:value-type="float">
            <text:p>25.6</text:p>
          </table:table-cell>
          <table:table-cell table:style-name="ce1" table:formula="of:=0.4267*SIN([.$BJ94]*2*PI()/24-2*PI()/3)+1.9733" office:value-type="float" office:value="1.86286191345475" calcext:value-type="float">
            <text:p>1.9</text:p>
          </table:table-cell>
          <table:table-cell table:style-name="ce1" table:formula="of:=0.38667*SIN([.$BJ94]*2*PI()/24-2*PI()/3)+1.8133" office:value-type="float" office:value="1.71322243983021" calcext:value-type="float">
            <text:p>1.7</text:p>
          </table:table-cell>
          <table:table-cell table:style-name="ce1" table:formula="of:=6.5333*SIN([.$BJ94]*2*PI()/24-2*PI()/3)+31.4667" office:value-type="float" office:value="29.7757575326317" calcext:value-type="float">
            <text:p>29.8</text:p>
          </table:table-cell>
          <table:table-cell table:style-name="ce1" table:formula="of:=6.7333*SIN([.$BJ94]*2*PI()/24-2*PI()/3)+32.4667" office:value-type="float" office:value="30.7239937236112" calcext:value-type="float">
            <text:p>30.7</text:p>
          </table:table-cell>
          <table:table-cell table:style-name="ce1" table:formula="of:=0.24*SIN([.$BJ94]*2*PI()/24-2*PI()/3)+1.16" office:value-type="float" office:value="1.0978834291754" calcext:value-type="float">
            <text:p>1.1</text:p>
          </table:table-cell>
          <table:table-cell table:style-name="ce1" table:formula="of:=0.2*SIN([.$BJ94]*2*PI()/24-2*PI()/3)+1" office:value-type="float" office:value="0.948236190979496" calcext:value-type="float">
            <text:p>0.9</text:p>
          </table:table-cell>
          <table:table-cell table:style-name="ce1" office:value-type="float" office:value="25.1264952519361" calcext:value-type="float">
            <text:p>25.1</text:p>
          </table:table-cell>
          <table:table-cell table:style-name="ce1" office:value-type="float" office:value="30.2498756281215" calcext:value-type="float">
            <text:p>30.2</text:p>
          </table:table-cell>
          <table:table-cell table:style-name="ce10" office:value-type="float" office:value="1.78804217664248" calcext:value-type="float">
            <text:p>1.79</text:p>
          </table:table-cell>
          <table:table-cell table:style-name="ce10" office:value-type="float" office:value="1.02305981007745" calcext:value-type="float">
            <text:p>1.0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90" calcext:value-type="float">
            <text:p>190</text:p>
          </table:table-cell>
          <table:table-cell office:value-type="float" office:value="70" calcext:value-type="float">
            <text:p>70.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94" calcext:value-type="float">
            <text:p>94</text:p>
          </table:table-cell>
          <table:table-cell/>
          <table:table-cell table:formula="of:=[.A95]*2-1+FLOOR(([.A95]-1)/10)*20" office:value-type="float" office:value="367" calcext:value-type="float">
            <text:p>367</text:p>
          </table:table-cell>
          <table:table-cell table:formula="of:=[.J95]+1" office:value-type="float" office:value="368" calcext:value-type="float">
            <text:p>368</text:p>
          </table:table-cell>
          <table:table-cell table:formula="of:=[.J95]+20" office:value-type="float" office:value="387" calcext:value-type="float">
            <text:p>387</text:p>
          </table:table-cell>
          <table:table-cell table:formula="of:=[.K95]+20" office:value-type="float" office:value="388" calcext:value-type="float">
            <text:p>388</text:p>
          </table:table-cell>
          <table:table-cell table:number-columns-repeated="5"/>
          <table:table-cell table:number-columns-repeated="14" table:style-name="ce4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9" table:formula="of:=COM.MICROSOFT.NORM.INV(RAND();32-[.S95]*4;1)" office:value-type="float" office:value="34.0760816457552" calcext:value-type="float">
            <text:p>34.0760816458</text:p>
          </table:table-cell>
          <table:table-cell table:style-name="ce9" table:formula="of:=COM.MICROSOFT.NORM.INV(RAND();32-[.T95]*4;1)" office:value-type="float" office:value="32.7172273632384" calcext:value-type="float">
            <text:p>32.7172273632</text:p>
          </table:table-cell>
          <table:table-cell table:style-name="ce9" table:formula="of:=COM.MICROSOFT.NORM.INV(RAND();32-[.U95]*4;1)" office:value-type="float" office:value="30.5705648938332" calcext:value-type="float">
            <text:p>30.5705648938</text:p>
          </table:table-cell>
          <table:table-cell table:style-name="ce9" table:formula="of:=COM.MICROSOFT.NORM.INV(RAND();32-[.V95]*4;1)" office:value-type="float" office:value="32.4557780674876" calcext:value-type="float">
            <text:p>32.4557780675</text:p>
          </table:table-cell>
          <table:table-cell table:style-name="ce9" table:formula="of:=COM.MICROSOFT.NORM.INV(RAND();32-[.W95]*4;1)" office:value-type="float" office:value="32.4283512259908" calcext:value-type="float">
            <text:p>32.428351226</text:p>
          </table:table-cell>
          <table:table-cell table:style-name="ce9" table:formula="of:=COM.MICROSOFT.NORM.INV(RAND();32-[.X95]*4;1)" office:value-type="float" office:value="32.274873764452" calcext:value-type="float">
            <text:p>32.2748737645</text:p>
          </table:table-cell>
          <table:table-cell table:style-name="ce9" table:formula="of:=COM.MICROSOFT.NORM.INV(RAND();32-[.Y95]*4;1)" office:value-type="float" office:value="31.7796232902584" calcext:value-type="float">
            <text:p>31.7796232903</text:p>
          </table:table-cell>
          <table:table-cell table:style-name="ce9" table:formula="of:=COM.MICROSOFT.NORM.INV(RAND();32-[.Z95]*4;1)" office:value-type="float" office:value="31.8945709394817" calcext:value-type="float">
            <text:p>31.8945709395</text:p>
          </table:table-cell>
          <table:table-cell table:style-name="ce9" table:formula="of:=COM.MICROSOFT.NORM.INV(RAND();32-[.AA95]*4;1)" office:value-type="float" office:value="32.9238185197362" calcext:value-type="float">
            <text:p>32.9238185197</text:p>
          </table:table-cell>
          <table:table-cell table:style-name="ce9" table:formula="of:=COM.MICROSOFT.NORM.INV(RAND();32-[.AB95]*4;1)" office:value-type="float" office:value="30.6651551309651" calcext:value-type="float">
            <text:p>30.665155131</text:p>
          </table:table-cell>
          <table:table-cell table:style-name="ce9" table:formula="of:=COM.MICROSOFT.NORM.INV(RAND();32-[.AC95]*4;1)" office:value-type="float" office:value="32.3216742500835" calcext:value-type="float">
            <text:p>32.3216742501</text:p>
          </table:table-cell>
          <table:table-cell table:style-name="ce9" table:formula="of:=COM.MICROSOFT.NORM.INV(RAND();32-[.AD95]*4;1)" office:value-type="float" office:value="31.8150446443965" calcext:value-type="float">
            <text:p>31.8150446444</text:p>
          </table:table-cell>
          <table:table-cell table:style-name="ce9" table:formula="of:=COM.MICROSOFT.NORM.INV(RAND();32-[.AE95]*4;1)" office:value-type="float" office:value="31.7081669709815" calcext:value-type="float">
            <text:p>31.708166971</text:p>
          </table:table-cell>
          <table:table-cell table:style-name="ce9" table:formula="of:=COM.MICROSOFT.NORM.INV(RAND();32-[.AF95]*4;1)" office:value-type="float" office:value="32.0111844122626" calcext:value-type="float">
            <text:p>32.0111844123</text:p>
          </table:table-cell>
          <table:table-cell table:style-name="ce9" table:formula="of:=COM.MICROSOFT.NORM.INV(RAND();32-[.AG95]*4;1)" office:value-type="float" office:value="28.4913569748442" calcext:value-type="float">
            <text:p>28.4913569748</text:p>
          </table:table-cell>
          <table:table-cell table:style-name="ce9" table:formula="of:=COM.MICROSOFT.NORM.INV(RAND();32-[.AH95]*4;1)" office:value-type="float" office:value="27.6996081527821" calcext:value-type="float">
            <text:p>27.6996081528</text:p>
          </table:table-cell>
          <table:table-cell table:style-name="ce9" table:formula="of:=COM.MICROSOFT.NORM.INV(RAND();32-[.AI95]*4;1)" office:value-type="float" office:value="27.7814844629638" calcext:value-type="float">
            <text:p>27.781484463</text:p>
          </table:table-cell>
          <table:table-cell table:style-name="ce9" table:formula="of:=COM.MICROSOFT.NORM.INV(RAND();32-[.AJ95]*4;1)" office:value-type="float" office:value="28.4325868994185" calcext:value-type="float">
            <text:p>28.4325868994</text:p>
          </table:table-cell>
          <table:table-cell table:style-name="ce9" table:formula="of:=COM.MICROSOFT.NORM.INV(RAND();32-[.AK95]*4;1)" office:value-type="float" office:value="32.8377753323517" calcext:value-type="float">
            <text:p>32.8377753324</text:p>
          </table:table-cell>
          <table:table-cell table:style-name="ce9" table:formula="of:=COM.MICROSOFT.NORM.INV(RAND();32-[.AL95]*4;1)" office:value-type="float" office:value="31.05470247982" calcext:value-type="float">
            <text:p>31.0547024798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style-name="ce1" table:formula="of:=5.4*SIN([.BJ95]*2*PI()/24-2*PI()/3)+26.1" office:value-type="float" office:value="23.4" calcext:value-type="float">
            <text:p>23.4</text:p>
          </table:table-cell>
          <table:table-cell table:style-name="ce1" table:formula="of:=5.6*SIN([.$BJ95]*2*PI()/24-2*PI()/3)+27" office:value-type="float" office:value="24.2" calcext:value-type="float">
            <text:p>24.2</text:p>
          </table:table-cell>
          <table:table-cell table:style-name="ce1" table:formula="of:=0.4267*SIN([.$BJ95]*2*PI()/24-2*PI()/3)+1.9733" office:value-type="float" office:value="1.75995" calcext:value-type="float">
            <text:p>1.8</text:p>
          </table:table-cell>
          <table:table-cell table:style-name="ce1" table:formula="of:=0.38667*SIN([.$BJ95]*2*PI()/24-2*PI()/3)+1.8133" office:value-type="float" office:value="1.619965" calcext:value-type="float">
            <text:p>1.6</text:p>
          </table:table-cell>
          <table:table-cell table:style-name="ce1" table:formula="of:=6.5333*SIN([.$BJ95]*2*PI()/24-2*PI()/3)+31.4667" office:value-type="float" office:value="28.20005" calcext:value-type="float">
            <text:p>28.2</text:p>
          </table:table-cell>
          <table:table-cell table:style-name="ce1" table:formula="of:=6.7333*SIN([.$BJ95]*2*PI()/24-2*PI()/3)+32.4667" office:value-type="float" office:value="29.10005" calcext:value-type="float">
            <text:p>29.1</text:p>
          </table:table-cell>
          <table:table-cell table:style-name="ce1" table:formula="of:=0.24*SIN([.$BJ95]*2*PI()/24-2*PI()/3)+1.16" office:value-type="float" office:value="1.04" calcext:value-type="float">
            <text:p>1.0</text:p>
          </table:table-cell>
          <table:table-cell table:style-name="ce1" table:formula="of:=0.2*SIN([.$BJ95]*2*PI()/24-2*PI()/3)+1" office:value-type="float" office:value="0.9" calcext:value-type="float">
            <text:p>0.9</text:p>
          </table:table-cell>
          <table:table-cell table:style-name="ce1" office:value-type="float" office:value="23.8" calcext:value-type="float">
            <text:p>23.8</text:p>
          </table:table-cell>
          <table:table-cell table:style-name="ce1" office:value-type="float" office:value="28.65005" calcext:value-type="float">
            <text:p>28.7</text:p>
          </table:table-cell>
          <table:table-cell table:style-name="ce10" office:value-type="float" office:value="1.6899575" calcext:value-type="float">
            <text:p>1.69</text:p>
          </table:table-cell>
          <table:table-cell table:style-name="ce10"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90" calcext:value-type="float">
            <text:p>190</text:p>
          </table:table-cell>
          <table:table-cell office:value-type="float" office:value="90" calcext:value-type="float">
            <text:p>90.0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95" calcext:value-type="float">
            <text:p>95</text:p>
          </table:table-cell>
          <table:table-cell/>
          <table:table-cell table:formula="of:=[.A96]*2-1+FLOOR(([.A96]-1)/10)*20" office:value-type="float" office:value="369" calcext:value-type="float">
            <text:p>369</text:p>
          </table:table-cell>
          <table:table-cell table:formula="of:=[.J96]+1" office:value-type="float" office:value="370" calcext:value-type="float">
            <text:p>370</text:p>
          </table:table-cell>
          <table:table-cell table:formula="of:=[.J96]+20" office:value-type="float" office:value="389" calcext:value-type="float">
            <text:p>389</text:p>
          </table:table-cell>
          <table:table-cell table:formula="of:=[.K96]+20" office:value-type="float" office:value="390" calcext:value-type="float">
            <text:p>390</text:p>
          </table:table-cell>
          <table:table-cell table:number-columns-repeated="5"/>
          <table:table-cell table:number-columns-repeated="13" table:style-name="ce4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9" table:formula="of:=COM.MICROSOFT.NORM.INV(RAND();32-[.S96]*4;1)" office:value-type="float" office:value="31.6853197275755" calcext:value-type="float">
            <text:p>31.6853197276</text:p>
          </table:table-cell>
          <table:table-cell table:style-name="ce9" table:formula="of:=COM.MICROSOFT.NORM.INV(RAND();32-[.T96]*4;1)" office:value-type="float" office:value="32.2549521056493" calcext:value-type="float">
            <text:p>32.2549521056</text:p>
          </table:table-cell>
          <table:table-cell table:style-name="ce9" table:formula="of:=COM.MICROSOFT.NORM.INV(RAND();32-[.U96]*4;1)" office:value-type="float" office:value="32.7255870161327" calcext:value-type="float">
            <text:p>32.7255870161</text:p>
          </table:table-cell>
          <table:table-cell table:style-name="ce9" table:formula="of:=COM.MICROSOFT.NORM.INV(RAND();32-[.V96]*4;1)" office:value-type="float" office:value="31.4486232480674" calcext:value-type="float">
            <text:p>31.4486232481</text:p>
          </table:table-cell>
          <table:table-cell table:style-name="ce9" table:formula="of:=COM.MICROSOFT.NORM.INV(RAND();32-[.W96]*4;1)" office:value-type="float" office:value="30.4298010766117" calcext:value-type="float">
            <text:p>30.4298010766</text:p>
          </table:table-cell>
          <table:table-cell table:style-name="ce9" table:formula="of:=COM.MICROSOFT.NORM.INV(RAND();32-[.X96]*4;1)" office:value-type="float" office:value="29.2957373764187" calcext:value-type="float">
            <text:p>29.2957373764</text:p>
          </table:table-cell>
          <table:table-cell table:style-name="ce9" table:formula="of:=COM.MICROSOFT.NORM.INV(RAND();32-[.Y96]*4;1)" office:value-type="float" office:value="31.6642815115808" calcext:value-type="float">
            <text:p>31.6642815116</text:p>
          </table:table-cell>
          <table:table-cell table:style-name="ce9" table:formula="of:=COM.MICROSOFT.NORM.INV(RAND();32-[.Z96]*4;1)" office:value-type="float" office:value="32.4609024092152" calcext:value-type="float">
            <text:p>32.4609024092</text:p>
          </table:table-cell>
          <table:table-cell table:style-name="ce9" table:formula="of:=COM.MICROSOFT.NORM.INV(RAND();32-[.AA96]*4;1)" office:value-type="float" office:value="32.5082043594098" calcext:value-type="float">
            <text:p>32.5082043594</text:p>
          </table:table-cell>
          <table:table-cell table:style-name="ce9" table:formula="of:=COM.MICROSOFT.NORM.INV(RAND();32-[.AB96]*4;1)" office:value-type="float" office:value="31.1055959680378" calcext:value-type="float">
            <text:p>31.105595968</text:p>
          </table:table-cell>
          <table:table-cell table:style-name="ce9" table:formula="of:=COM.MICROSOFT.NORM.INV(RAND();32-[.AC96]*4;1)" office:value-type="float" office:value="31.0145348973302" calcext:value-type="float">
            <text:p>31.0145348973</text:p>
          </table:table-cell>
          <table:table-cell table:style-name="ce9" table:formula="of:=COM.MICROSOFT.NORM.INV(RAND();32-[.AD96]*4;1)" office:value-type="float" office:value="32.3081331521759" calcext:value-type="float">
            <text:p>32.3081331522</text:p>
          </table:table-cell>
          <table:table-cell table:style-name="ce9" table:formula="of:=COM.MICROSOFT.NORM.INV(RAND();32-[.AE96]*4;1)" office:value-type="float" office:value="32.0604649632854" calcext:value-type="float">
            <text:p>32.0604649633</text:p>
          </table:table-cell>
          <table:table-cell table:style-name="ce9" table:formula="of:=COM.MICROSOFT.NORM.INV(RAND();32-[.AF96]*4;1)" office:value-type="float" office:value="26.9084017983923" calcext:value-type="float">
            <text:p>26.9084017984</text:p>
          </table:table-cell>
          <table:table-cell table:style-name="ce9" table:formula="of:=COM.MICROSOFT.NORM.INV(RAND();32-[.AG96]*4;1)" office:value-type="float" office:value="29.0964083852693" calcext:value-type="float">
            <text:p>29.0964083853</text:p>
          </table:table-cell>
          <table:table-cell table:style-name="ce9" table:formula="of:=COM.MICROSOFT.NORM.INV(RAND();32-[.AH96]*4;1)" office:value-type="float" office:value="25.0252701450068" calcext:value-type="float">
            <text:p>25.025270145</text:p>
          </table:table-cell>
          <table:table-cell table:style-name="ce9" table:formula="of:=COM.MICROSOFT.NORM.INV(RAND();32-[.AI96]*4;1)" office:value-type="float" office:value="23.8514592445705" calcext:value-type="float">
            <text:p>23.8514592446</text:p>
          </table:table-cell>
          <table:table-cell table:style-name="ce9" table:formula="of:=COM.MICROSOFT.NORM.INV(RAND();32-[.AJ96]*4;1)" office:value-type="float" office:value="28.7743240105902" calcext:value-type="float">
            <text:p>28.7743240106</text:p>
          </table:table-cell>
          <table:table-cell table:style-name="ce9" table:formula="of:=COM.MICROSOFT.NORM.INV(RAND();32-[.AK96]*4;1)" office:value-type="float" office:value="31.5672773132982" calcext:value-type="float">
            <text:p>31.5672773133</text:p>
          </table:table-cell>
          <table:table-cell table:style-name="ce9" table:formula="of:=COM.MICROSOFT.NORM.INV(RAND();32-[.AL96]*4;1)" office:value-type="float" office:value="30.8853272672193" calcext:value-type="float">
            <text:p>30.8853272672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style-name="ce1" table:formula="of:=5.4*SIN([.BJ96]*2*PI()/24-2*PI()/3)+26.1" office:value-type="float" office:value="22.2816233815926" calcext:value-type="float">
            <text:p>22.3</text:p>
          </table:table-cell>
          <table:table-cell table:style-name="ce1" table:formula="of:=5.6*SIN([.$BJ96]*2*PI()/24-2*PI()/3)+27" office:value-type="float" office:value="23.0402020253553" calcext:value-type="float">
            <text:p>23.0</text:p>
          </table:table-cell>
          <table:table-cell table:style-name="ce1" table:formula="of:=0.4267*SIN([.$BJ96]*2*PI()/24-2*PI()/3)+1.9733" office:value-type="float" office:value="1.6715775364677" calcext:value-type="float">
            <text:p>1.7</text:p>
          </table:table-cell>
          <table:table-cell table:style-name="ce1" table:formula="of:=0.38667*SIN([.$BJ96]*2*PI()/24-2*PI()/3)+1.8133" office:value-type="float" office:value="1.5398830209186" calcext:value-type="float">
            <text:p>1.5</text:p>
          </table:table-cell>
          <table:table-cell table:style-name="ce1" table:formula="of:=6.5333*SIN([.$BJ96]*2*PI()/24-2*PI()/3)+31.4667" office:value-type="float" office:value="26.8469592664739" calcext:value-type="float">
            <text:p>26.8</text:p>
          </table:table-cell>
          <table:table-cell table:style-name="ce1" table:formula="of:=6.7333*SIN([.$BJ96]*2*PI()/24-2*PI()/3)+32.4667" office:value-type="float" office:value="27.7055379102366" calcext:value-type="float">
            <text:p>27.7</text:p>
          </table:table-cell>
          <table:table-cell table:style-name="ce1" table:formula="of:=0.24*SIN([.$BJ96]*2*PI()/24-2*PI()/3)+1.16" office:value-type="float" office:value="0.990294372515229" calcext:value-type="float">
            <text:p>1.0</text:p>
          </table:table-cell>
          <table:table-cell table:style-name="ce1" table:formula="of:=0.2*SIN([.$BJ96]*2*PI()/24-2*PI()/3)+1" office:value-type="float" office:value="0.85857864376269" calcext:value-type="float">
            <text:p>0.9</text:p>
          </table:table-cell>
          <table:table-cell table:style-name="ce1" office:value-type="float" office:value="22.660912703474" calcext:value-type="float">
            <text:p>22.7</text:p>
          </table:table-cell>
          <table:table-cell table:style-name="ce1" office:value-type="float" office:value="27.2762485883553" calcext:value-type="float">
            <text:p>27.3</text:p>
          </table:table-cell>
          <table:table-cell table:style-name="ce10" office:value-type="float" office:value="1.60573027869315" calcext:value-type="float">
            <text:p>1.61</text:p>
          </table:table-cell>
          <table:table-cell table:style-name="ce10" office:value-type="float" office:value="0.92443650813896" calcext:value-type="float">
            <text:p>0.9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10" calcext:value-type="float">
            <text:p>110.0</text:p>
          </table:table-cell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A97]*2-1+FLOOR(([.A97]-1)/10)*20" office:value-type="float" office:value="371" calcext:value-type="float">
            <text:p>371</text:p>
          </table:table-cell>
          <table:table-cell table:formula="of:=[.J97]+1" office:value-type="float" office:value="372" calcext:value-type="float">
            <text:p>372</text:p>
          </table:table-cell>
          <table:table-cell table:formula="of:=[.J97]+20" office:value-type="float" office:value="391" calcext:value-type="float">
            <text:p>391</text:p>
          </table:table-cell>
          <table:table-cell table:formula="of:=[.K97]+20" office:value-type="float" office:value="392" calcext:value-type="float">
            <text:p>392</text:p>
          </table:table-cell>
          <table:table-cell table:number-columns-repeated="5"/>
          <table:table-cell table:number-columns-repeated="13" table:style-name="ce4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9" table:formula="of:=COM.MICROSOFT.NORM.INV(RAND();32-[.S97]*4;1)" office:value-type="float" office:value="31.0174312779722" calcext:value-type="float">
            <text:p>31.017431278</text:p>
          </table:table-cell>
          <table:table-cell table:style-name="ce9" table:formula="of:=COM.MICROSOFT.NORM.INV(RAND();32-[.T97]*4;1)" office:value-type="float" office:value="32.282398357234" calcext:value-type="float">
            <text:p>32.2823983572</text:p>
          </table:table-cell>
          <table:table-cell table:style-name="ce9" table:formula="of:=COM.MICROSOFT.NORM.INV(RAND();32-[.U97]*4;1)" office:value-type="float" office:value="31.5430223716551" calcext:value-type="float">
            <text:p>31.5430223717</text:p>
          </table:table-cell>
          <table:table-cell table:style-name="ce9" table:formula="of:=COM.MICROSOFT.NORM.INV(RAND();32-[.V97]*4;1)" office:value-type="float" office:value="32.3112179732103" calcext:value-type="float">
            <text:p>32.3112179732</text:p>
          </table:table-cell>
          <table:table-cell table:style-name="ce9" table:formula="of:=COM.MICROSOFT.NORM.INV(RAND();32-[.W97]*4;1)" office:value-type="float" office:value="29.9861574617125" calcext:value-type="float">
            <text:p>29.9861574617</text:p>
          </table:table-cell>
          <table:table-cell table:style-name="ce9" table:formula="of:=COM.MICROSOFT.NORM.INV(RAND();32-[.X97]*4;1)" office:value-type="float" office:value="32.6505605455151" calcext:value-type="float">
            <text:p>32.6505605455</text:p>
          </table:table-cell>
          <table:table-cell table:style-name="ce9" table:formula="of:=COM.MICROSOFT.NORM.INV(RAND();32-[.Y97]*4;1)" office:value-type="float" office:value="32.5169325526579" calcext:value-type="float">
            <text:p>32.5169325527</text:p>
          </table:table-cell>
          <table:table-cell table:style-name="ce9" table:formula="of:=COM.MICROSOFT.NORM.INV(RAND();32-[.Z97]*4;1)" office:value-type="float" office:value="31.3545895584047" calcext:value-type="float">
            <text:p>31.3545895584</text:p>
          </table:table-cell>
          <table:table-cell table:style-name="ce9" table:formula="of:=COM.MICROSOFT.NORM.INV(RAND();32-[.AA97]*4;1)" office:value-type="float" office:value="31.2913424181205" calcext:value-type="float">
            <text:p>31.2913424181</text:p>
          </table:table-cell>
          <table:table-cell table:style-name="ce9" table:formula="of:=COM.MICROSOFT.NORM.INV(RAND();32-[.AB97]*4;1)" office:value-type="float" office:value="32.3453082027902" calcext:value-type="float">
            <text:p>32.3453082028</text:p>
          </table:table-cell>
          <table:table-cell table:style-name="ce9" table:formula="of:=COM.MICROSOFT.NORM.INV(RAND();32-[.AC97]*4;1)" office:value-type="float" office:value="31.8813360354202" calcext:value-type="float">
            <text:p>31.8813360354</text:p>
          </table:table-cell>
          <table:table-cell table:style-name="ce9" table:formula="of:=COM.MICROSOFT.NORM.INV(RAND();32-[.AD97]*4;1)" office:value-type="float" office:value="32.7820451857001" calcext:value-type="float">
            <text:p>32.7820451857</text:p>
          </table:table-cell>
          <table:table-cell table:style-name="ce9" table:formula="of:=COM.MICROSOFT.NORM.INV(RAND();32-[.AE97]*4;1)" office:value-type="float" office:value="30.9414758376127" calcext:value-type="float">
            <text:p>30.9414758376</text:p>
          </table:table-cell>
          <table:table-cell table:style-name="ce9" table:formula="of:=COM.MICROSOFT.NORM.INV(RAND();32-[.AF97]*4;1)" office:value-type="float" office:value="28.2326093220108" calcext:value-type="float">
            <text:p>28.232609322</text:p>
          </table:table-cell>
          <table:table-cell table:style-name="ce9" table:formula="of:=COM.MICROSOFT.NORM.INV(RAND();32-[.AG97]*4;1)" office:value-type="float" office:value="28.3706369169615" calcext:value-type="float">
            <text:p>28.370636917</text:p>
          </table:table-cell>
          <table:table-cell table:style-name="ce9" table:formula="of:=COM.MICROSOFT.NORM.INV(RAND();32-[.AH97]*4;1)" office:value-type="float" office:value="22.3062576723622" calcext:value-type="float">
            <text:p>22.3062576724</text:p>
          </table:table-cell>
          <table:table-cell table:style-name="ce9" table:formula="of:=COM.MICROSOFT.NORM.INV(RAND();32-[.AI97]*4;1)" office:value-type="float" office:value="22.3855905929241" calcext:value-type="float">
            <text:p>22.3855905929</text:p>
          </table:table-cell>
          <table:table-cell table:style-name="ce9" table:formula="of:=COM.MICROSOFT.NORM.INV(RAND();32-[.AJ97]*4;1)" office:value-type="float" office:value="28.1191732550941" calcext:value-type="float">
            <text:p>28.1191732551</text:p>
          </table:table-cell>
          <table:table-cell table:style-name="ce9" table:formula="of:=COM.MICROSOFT.NORM.INV(RAND();32-[.AK97]*4;1)" office:value-type="float" office:value="27.8863967105076" calcext:value-type="float">
            <text:p>27.8863967105</text:p>
          </table:table-cell>
          <table:table-cell table:style-name="ce9" table:formula="of:=COM.MICROSOFT.NORM.INV(RAND();32-[.AL97]*4;1)" office:value-type="float" office:value="31.1384849977553" calcext:value-type="float">
            <text:p>31.1384849978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style-name="ce1" table:formula="of:=5.4*SIN([.BJ97]*2*PI()/24-2*PI()/3)+26.1" office:value-type="float" office:value="21.423462819564" calcext:value-type="float">
            <text:p>21.4</text:p>
          </table:table-cell>
          <table:table-cell table:style-name="ce1" table:formula="of:=5.6*SIN([.$BJ97]*2*PI()/24-2*PI()/3)+27" office:value-type="float" office:value="22.1502577388071" calcext:value-type="float">
            <text:p>22.2</text:p>
          </table:table-cell>
          <table:table-cell table:style-name="ce1" table:formula="of:=0.4267*SIN([.$BJ97]*2*PI()/24-2*PI()/3)+1.9733" office:value-type="float" office:value="1.60376696020518" calcext:value-type="float">
            <text:p>1.6</text:p>
          </table:table-cell>
          <table:table-cell table:style-name="ce1" table:formula="of:=0.38667*SIN([.$BJ97]*2*PI()/24-2*PI()/3)+1.8133" office:value-type="float" office:value="1.47843395711867" calcext:value-type="float">
            <text:p>1.5</text:p>
          </table:table-cell>
          <table:table-cell table:style-name="ce1" table:formula="of:=6.5333*SIN([.$BJ97]*2*PI()/24-2*PI()/3)+31.4667" office:value-type="float" office:value="25.8086962294551" calcext:value-type="float">
            <text:p>25.8</text:p>
          </table:table-cell>
          <table:table-cell table:style-name="ce1" table:formula="of:=6.7333*SIN([.$BJ97]*2*PI()/24-2*PI()/3)+32.4667" office:value-type="float" office:value="26.6354911486982" calcext:value-type="float">
            <text:p>26.6</text:p>
          </table:table-cell>
          <table:table-cell table:style-name="ce1" table:formula="of:=0.24*SIN([.$BJ97]*2*PI()/24-2*PI()/3)+1.16" office:value-type="float" office:value="0.952153903091735" calcext:value-type="float">
            <text:p>1.0</text:p>
          </table:table-cell>
          <table:table-cell table:style-name="ce1" table:formula="of:=0.2*SIN([.$BJ97]*2*PI()/24-2*PI()/3)+1" office:value-type="float" office:value="0.826794919243112" calcext:value-type="float">
            <text:p>0.8</text:p>
          </table:table-cell>
          <table:table-cell table:style-name="ce1" office:value-type="float" office:value="21.7868602791856" calcext:value-type="float">
            <text:p>21.8</text:p>
          </table:table-cell>
          <table:table-cell table:style-name="ce1" office:value-type="float" office:value="26.2220936890767" calcext:value-type="float">
            <text:p>26.2</text:p>
          </table:table-cell>
          <table:table-cell table:style-name="ce10" office:value-type="float" office:value="1.54110045866193" calcext:value-type="float">
            <text:p>1.54</text:p>
          </table:table-cell>
          <table:table-cell table:style-name="ce10" office:value-type="float" office:value="0.889474411167423" calcext:value-type="float">
            <text:p>0.8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90" calcext:value-type="float">
            <text:p>190</text:p>
          </table:table-cell>
          <table:table-cell office:value-type="float" office:value="130" calcext:value-type="float">
            <text:p>130.0</text:p>
          </table:table-cell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97" calcext:value-type="float">
            <text:p>97</text:p>
          </table:table-cell>
          <table:table-cell/>
          <table:table-cell table:formula="of:=[.A98]*2-1+FLOOR(([.A98]-1)/10)*20" office:value-type="float" office:value="373" calcext:value-type="float">
            <text:p>373</text:p>
          </table:table-cell>
          <table:table-cell table:formula="of:=[.J98]+1" office:value-type="float" office:value="374" calcext:value-type="float">
            <text:p>374</text:p>
          </table:table-cell>
          <table:table-cell table:formula="of:=[.J98]+20" office:value-type="float" office:value="393" calcext:value-type="float">
            <text:p>393</text:p>
          </table:table-cell>
          <table:table-cell table:formula="of:=[.K98]+20" office:value-type="float" office:value="394" calcext:value-type="float">
            <text:p>394</text:p>
          </table:table-cell>
          <table:table-cell table:number-columns-repeated="5"/>
          <table:table-cell table:number-columns-repeated="14" table:style-name="ce4" office:value-type="float" office:value="0" calcext:value-type="float">
            <text:p>0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9" table:formula="of:=COM.MICROSOFT.NORM.INV(RAND();32-[.S98]*4;1)" office:value-type="float" office:value="31.9294464319673" calcext:value-type="float">
            <text:p>31.929446432</text:p>
          </table:table-cell>
          <table:table-cell table:style-name="ce9" table:formula="of:=COM.MICROSOFT.NORM.INV(RAND();32-[.T98]*4;1)" office:value-type="float" office:value="30.9867954115271" calcext:value-type="float">
            <text:p>30.9867954115</text:p>
          </table:table-cell>
          <table:table-cell table:style-name="ce9" table:formula="of:=COM.MICROSOFT.NORM.INV(RAND();32-[.U98]*4;1)" office:value-type="float" office:value="31.6609941928692" calcext:value-type="float">
            <text:p>31.6609941929</text:p>
          </table:table-cell>
          <table:table-cell table:style-name="ce9" table:formula="of:=COM.MICROSOFT.NORM.INV(RAND();32-[.V98]*4;1)" office:value-type="float" office:value="31.4984542753872" calcext:value-type="float">
            <text:p>31.4984542754</text:p>
          </table:table-cell>
          <table:table-cell table:style-name="ce9" table:formula="of:=COM.MICROSOFT.NORM.INV(RAND();32-[.W98]*4;1)" office:value-type="float" office:value="32.2294690188368" calcext:value-type="float">
            <text:p>32.2294690188</text:p>
          </table:table-cell>
          <table:table-cell table:style-name="ce9" table:formula="of:=COM.MICROSOFT.NORM.INV(RAND();32-[.X98]*4;1)" office:value-type="float" office:value="31.832610057884" calcext:value-type="float">
            <text:p>31.8326100579</text:p>
          </table:table-cell>
          <table:table-cell table:style-name="ce9" table:formula="of:=COM.MICROSOFT.NORM.INV(RAND();32-[.Y98]*4;1)" office:value-type="float" office:value="33.1161274851857" calcext:value-type="float">
            <text:p>33.1161274852</text:p>
          </table:table-cell>
          <table:table-cell table:style-name="ce9" table:formula="of:=COM.MICROSOFT.NORM.INV(RAND();32-[.Z98]*4;1)" office:value-type="float" office:value="31.50597176118" calcext:value-type="float">
            <text:p>31.5059717612</text:p>
          </table:table-cell>
          <table:table-cell table:style-name="ce9" table:formula="of:=COM.MICROSOFT.NORM.INV(RAND();32-[.AA98]*4;1)" office:value-type="float" office:value="32.8951194375486" calcext:value-type="float">
            <text:p>32.8951194375</text:p>
          </table:table-cell>
          <table:table-cell table:style-name="ce9" table:formula="of:=COM.MICROSOFT.NORM.INV(RAND();32-[.AB98]*4;1)" office:value-type="float" office:value="32.2328167200236" calcext:value-type="float">
            <text:p>32.23281672</text:p>
          </table:table-cell>
          <table:table-cell table:style-name="ce9" table:formula="of:=COM.MICROSOFT.NORM.INV(RAND();32-[.AC98]*4;1)" office:value-type="float" office:value="33.1096924878306" calcext:value-type="float">
            <text:p>33.1096924878</text:p>
          </table:table-cell>
          <table:table-cell table:style-name="ce9" table:formula="of:=COM.MICROSOFT.NORM.INV(RAND();32-[.AD98]*4;1)" office:value-type="float" office:value="30.9134199159562" calcext:value-type="float">
            <text:p>30.913419916</text:p>
          </table:table-cell>
          <table:table-cell table:style-name="ce9" table:formula="of:=COM.MICROSOFT.NORM.INV(RAND();32-[.AE98]*4;1)" office:value-type="float" office:value="30.9313228338307" calcext:value-type="float">
            <text:p>30.9313228338</text:p>
          </table:table-cell>
          <table:table-cell table:style-name="ce9" table:formula="of:=COM.MICROSOFT.NORM.INV(RAND();32-[.AF98]*4;1)" office:value-type="float" office:value="30.4829464105072" calcext:value-type="float">
            <text:p>30.4829464105</text:p>
          </table:table-cell>
          <table:table-cell table:style-name="ce9" table:formula="of:=COM.MICROSOFT.NORM.INV(RAND();32-[.AG98]*4;1)" office:value-type="float" office:value="27.7086512226192" calcext:value-type="float">
            <text:p>27.7086512226</text:p>
          </table:table-cell>
          <table:table-cell table:style-name="ce9" table:formula="of:=COM.MICROSOFT.NORM.INV(RAND();32-[.AH98]*4;1)" office:value-type="float" office:value="26.7930158896711" calcext:value-type="float">
            <text:p>26.7930158897</text:p>
          </table:table-cell>
          <table:table-cell table:style-name="ce9" table:formula="of:=COM.MICROSOFT.NORM.INV(RAND();32-[.AI98]*4;1)" office:value-type="float" office:value="28.8065785466383" calcext:value-type="float">
            <text:p>28.8065785466</text:p>
          </table:table-cell>
          <table:table-cell table:style-name="ce9" table:formula="of:=COM.MICROSOFT.NORM.INV(RAND();32-[.AJ98]*4;1)" office:value-type="float" office:value="27.689063310223" calcext:value-type="float">
            <text:p>27.6890633102</text:p>
          </table:table-cell>
          <table:table-cell table:style-name="ce9" table:formula="of:=COM.MICROSOFT.NORM.INV(RAND();32-[.AK98]*4;1)" office:value-type="float" office:value="27.3784333700595" calcext:value-type="float">
            <text:p>27.3784333701</text:p>
          </table:table-cell>
          <table:table-cell table:style-name="ce9" table:formula="of:=COM.MICROSOFT.NORM.INV(RAND();32-[.AL98]*4;1)" office:value-type="float" office:value="30.715140435742" calcext:value-type="float">
            <text:p>30.7151404357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style-name="ce1" table:formula="of:=5.4*SIN([.BJ98]*2*PI()/24-2*PI()/3)+26.1" office:value-type="float" office:value="20.884000538039" calcext:value-type="float">
            <text:p>20.9</text:p>
          </table:table-cell>
          <table:table-cell table:style-name="ce1" table:formula="of:=5.6*SIN([.$BJ98]*2*PI()/24-2*PI()/3)+27" office:value-type="float" office:value="21.5908153727812" calcext:value-type="float">
            <text:p>21.6</text:p>
          </table:table-cell>
          <table:table-cell table:style-name="ce1" table:formula="of:=0.4267*SIN([.$BJ98]*2*PI()/24-2*PI()/3)+1.9733" office:value-type="float" office:value="1.56113944992245" calcext:value-type="float">
            <text:p>1.6</text:p>
          </table:table-cell>
          <table:table-cell table:style-name="ce1" table:formula="of:=0.38667*SIN([.$BJ98]*2*PI()/24-2*PI()/3)+1.8133" office:value-type="float" office:value="1.43980546074881" calcext:value-type="float">
            <text:p>1.4</text:p>
          </table:table-cell>
          <table:table-cell table:style-name="ce1" table:formula="of:=6.5333*SIN([.$BJ98]*2*PI()/24-2*PI()/3)+31.4667" office:value-type="float" office:value="25.1560167991056" calcext:value-type="float">
            <text:p>25.2</text:p>
          </table:table-cell>
          <table:table-cell table:style-name="ce1" table:formula="of:=6.7333*SIN([.$BJ98]*2*PI()/24-2*PI()/3)+32.4667" office:value-type="float" office:value="25.9628316338478" calcext:value-type="float">
            <text:p>26.0</text:p>
          </table:table-cell>
          <table:table-cell table:style-name="ce1" table:formula="of:=0.24*SIN([.$BJ98]*2*PI()/24-2*PI()/3)+1.16" office:value-type="float" office:value="0.928177801690623" calcext:value-type="float">
            <text:p>0.9</text:p>
          </table:table-cell>
          <table:table-cell table:style-name="ce1" table:formula="of:=0.2*SIN([.$BJ98]*2*PI()/24-2*PI()/3)+1" office:value-type="float" office:value="0.806814834742186" calcext:value-type="float">
            <text:p>0.8</text:p>
          </table:table-cell>
          <table:table-cell table:style-name="ce1" office:value-type="float" office:value="21.2374079554101" calcext:value-type="float">
            <text:p>21.2</text:p>
          </table:table-cell>
          <table:table-cell table:style-name="ce1" office:value-type="float" office:value="25.5594242164767" calcext:value-type="float">
            <text:p>25.6</text:p>
          </table:table-cell>
          <table:table-cell table:style-name="ce10" office:value-type="float" office:value="1.50047245533563" calcext:value-type="float">
            <text:p>1.50</text:p>
          </table:table-cell>
          <table:table-cell table:style-name="ce10" office:value-type="float" office:value="0.867496318216405" calcext:value-type="float">
            <text:p>0.8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0" calcext:value-type="float">
            <text:p>190</text:p>
          </table:table-cell>
          <table:table-cell office:value-type="float" office:value="150" calcext:value-type="float">
            <text:p>150.0</text:p>
          </table:table-cell>
          <table:table-cell office:value-type="float" office:value="0.05" calcext:value-type="float">
            <text:p>0.05</text:p>
          </table:table-cell>
          <table:table-cell office:value-type="float" office:value="0.4830539323" calcext:value-type="float">
            <text:p>0.4830539323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98" calcext:value-type="float">
            <text:p>98</text:p>
          </table:table-cell>
          <table:table-cell/>
          <table:table-cell table:formula="of:=[.A99]*2-1+FLOOR(([.A99]-1)/10)*20" office:value-type="float" office:value="375" calcext:value-type="float">
            <text:p>375</text:p>
          </table:table-cell>
          <table:table-cell table:formula="of:=[.J99]+1" office:value-type="float" office:value="376" calcext:value-type="float">
            <text:p>376</text:p>
          </table:table-cell>
          <table:table-cell table:formula="of:=[.J99]+20" office:value-type="float" office:value="395" calcext:value-type="float">
            <text:p>395</text:p>
          </table:table-cell>
          <table:table-cell table:formula="of:=[.K99]+20" office:value-type="float" office:value="396" calcext:value-type="float">
            <text:p>396</text:p>
          </table:table-cell>
          <table:table-cell table:number-columns-repeated="5"/>
          <table:table-cell table:number-columns-repeated="15" table:style-name="ce4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9" table:formula="of:=COM.MICROSOFT.NORM.INV(RAND();32-[.S99]*4;1)" office:value-type="float" office:value="32.834066873343" calcext:value-type="float">
            <text:p>32.8340668733</text:p>
          </table:table-cell>
          <table:table-cell table:style-name="ce9" table:formula="of:=COM.MICROSOFT.NORM.INV(RAND();32-[.T99]*4;1)" office:value-type="float" office:value="30.8764504122327" calcext:value-type="float">
            <text:p>30.8764504122</text:p>
          </table:table-cell>
          <table:table-cell table:style-name="ce9" table:formula="of:=COM.MICROSOFT.NORM.INV(RAND();32-[.U99]*4;1)" office:value-type="float" office:value="32.4943844524113" calcext:value-type="float">
            <text:p>32.4943844524</text:p>
          </table:table-cell>
          <table:table-cell table:style-name="ce9" table:formula="of:=COM.MICROSOFT.NORM.INV(RAND();32-[.V99]*4;1)" office:value-type="float" office:value="31.2813179311941" calcext:value-type="float">
            <text:p>31.2813179312</text:p>
          </table:table-cell>
          <table:table-cell table:style-name="ce9" table:formula="of:=COM.MICROSOFT.NORM.INV(RAND();32-[.W99]*4;1)" office:value-type="float" office:value="31.7739977199926" calcext:value-type="float">
            <text:p>31.77399772</text:p>
          </table:table-cell>
          <table:table-cell table:style-name="ce9" table:formula="of:=COM.MICROSOFT.NORM.INV(RAND();32-[.X99]*4;1)" office:value-type="float" office:value="31.8965654164231" calcext:value-type="float">
            <text:p>31.8965654164</text:p>
          </table:table-cell>
          <table:table-cell table:style-name="ce9" table:formula="of:=COM.MICROSOFT.NORM.INV(RAND();32-[.Y99]*4;1)" office:value-type="float" office:value="32.5360983233693" calcext:value-type="float">
            <text:p>32.5360983234</text:p>
          </table:table-cell>
          <table:table-cell table:style-name="ce9" table:formula="of:=COM.MICROSOFT.NORM.INV(RAND();32-[.Z99]*4;1)" office:value-type="float" office:value="34.1611735623053" calcext:value-type="float">
            <text:p>34.1611735623</text:p>
          </table:table-cell>
          <table:table-cell table:style-name="ce9" table:formula="of:=COM.MICROSOFT.NORM.INV(RAND();32-[.AA99]*4;1)" office:value-type="float" office:value="30.7295073697413" calcext:value-type="float">
            <text:p>30.7295073697</text:p>
          </table:table-cell>
          <table:table-cell table:style-name="ce9" table:formula="of:=COM.MICROSOFT.NORM.INV(RAND();32-[.AB99]*4;1)" office:value-type="float" office:value="33.6981450916711" calcext:value-type="float">
            <text:p>33.6981450917</text:p>
          </table:table-cell>
          <table:table-cell table:style-name="ce9" table:formula="of:=COM.MICROSOFT.NORM.INV(RAND();32-[.AC99]*4;1)" office:value-type="float" office:value="31.521965889759" calcext:value-type="float">
            <text:p>31.5219658898</text:p>
          </table:table-cell>
          <table:table-cell table:style-name="ce9" table:formula="of:=COM.MICROSOFT.NORM.INV(RAND();32-[.AD99]*4;1)" office:value-type="float" office:value="31.4705264638598" calcext:value-type="float">
            <text:p>31.4705264639</text:p>
          </table:table-cell>
          <table:table-cell table:style-name="ce9" table:formula="of:=COM.MICROSOFT.NORM.INV(RAND();32-[.AE99]*4;1)" office:value-type="float" office:value="32.6896711374796" calcext:value-type="float">
            <text:p>32.6896711375</text:p>
          </table:table-cell>
          <table:table-cell table:style-name="ce9" table:formula="of:=COM.MICROSOFT.NORM.INV(RAND();32-[.AF99]*4;1)" office:value-type="float" office:value="33.2133531513242" calcext:value-type="float">
            <text:p>33.2133531513</text:p>
          </table:table-cell>
          <table:table-cell table:style-name="ce9" table:formula="of:=COM.MICROSOFT.NORM.INV(RAND();32-[.AG99]*4;1)" office:value-type="float" office:value="30.8218402825369" calcext:value-type="float">
            <text:p>30.8218402825</text:p>
          </table:table-cell>
          <table:table-cell table:style-name="ce9" table:formula="of:=COM.MICROSOFT.NORM.INV(RAND();32-[.AH99]*4;1)" office:value-type="float" office:value="27.6140031998063" calcext:value-type="float">
            <text:p>27.6140031998</text:p>
          </table:table-cell>
          <table:table-cell table:style-name="ce9" table:formula="of:=COM.MICROSOFT.NORM.INV(RAND();32-[.AI99]*4;1)" office:value-type="float" office:value="28.4631450880706" calcext:value-type="float">
            <text:p>28.4631450881</text:p>
          </table:table-cell>
          <table:table-cell table:style-name="ce9" table:formula="of:=COM.MICROSOFT.NORM.INV(RAND();32-[.AJ99]*4;1)" office:value-type="float" office:value="27.7600393221812" calcext:value-type="float">
            <text:p>27.7600393222</text:p>
          </table:table-cell>
          <table:table-cell table:style-name="ce9" table:formula="of:=COM.MICROSOFT.NORM.INV(RAND();32-[.AK99]*4;1)" office:value-type="float" office:value="31.4462815130149" calcext:value-type="float">
            <text:p>31.446281513</text:p>
          </table:table-cell>
          <table:table-cell table:style-name="ce9" table:formula="of:=COM.MICROSOFT.NORM.INV(RAND();32-[.AL99]*4;1)" office:value-type="float" office:value="31.5494489965959" calcext:value-type="float">
            <text:p>31.5494489966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style-name="ce1" table:formula="of:=5.4*SIN([.BJ99]*2*PI()/24-2*PI()/3)+26.1" office:value-type="float" office:value="20.7" calcext:value-type="float">
            <text:p>20.7</text:p>
          </table:table-cell>
          <table:table-cell table:style-name="ce1" table:formula="of:=5.6*SIN([.$BJ99]*2*PI()/24-2*PI()/3)+27" office:value-type="float" office:value="21.4" calcext:value-type="float">
            <text:p>21.4</text:p>
          </table:table-cell>
          <table:table-cell table:style-name="ce1" table:formula="of:=0.4267*SIN([.$BJ99]*2*PI()/24-2*PI()/3)+1.9733" office:value-type="float" office:value="1.5466" calcext:value-type="float">
            <text:p>1.5</text:p>
          </table:table-cell>
          <table:table-cell table:style-name="ce1" table:formula="of:=0.38667*SIN([.$BJ99]*2*PI()/24-2*PI()/3)+1.8133" office:value-type="float" office:value="1.42663" calcext:value-type="float">
            <text:p>1.4</text:p>
          </table:table-cell>
          <table:table-cell table:style-name="ce1" table:formula="of:=6.5333*SIN([.$BJ99]*2*PI()/24-2*PI()/3)+31.4667" office:value-type="float" office:value="24.9334" calcext:value-type="float">
            <text:p>24.9</text:p>
          </table:table-cell>
          <table:table-cell table:style-name="ce1" table:formula="of:=6.7333*SIN([.$BJ99]*2*PI()/24-2*PI()/3)+32.4667" office:value-type="float" office:value="25.7334" calcext:value-type="float">
            <text:p>25.7</text:p>
          </table:table-cell>
          <table:table-cell table:style-name="ce1" table:formula="of:=0.24*SIN([.$BJ99]*2*PI()/24-2*PI()/3)+1.16" office:value-type="float" office:value="0.92" calcext:value-type="float">
            <text:p>0.9</text:p>
          </table:table-cell>
          <table:table-cell table:style-name="ce1" table:formula="of:=0.2*SIN([.$BJ99]*2*PI()/24-2*PI()/3)+1" office:value-type="float" office:value="0.8" calcext:value-type="float">
            <text:p>0.8</text:p>
          </table:table-cell>
          <table:table-cell table:style-name="ce1" office:value-type="float" office:value="21.05" calcext:value-type="float">
            <text:p>21.1</text:p>
          </table:table-cell>
          <table:table-cell table:style-name="ce1" office:value-type="float" office:value="25.3334" calcext:value-type="float">
            <text:p>25.3</text:p>
          </table:table-cell>
          <table:table-cell table:style-name="ce10" office:value-type="float" office:value="1.486615" calcext:value-type="float">
            <text:p>1.49</text:p>
          </table:table-cell>
          <table:table-cell table:style-name="ce10"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90" calcext:value-type="float">
            <text:p>190</text:p>
          </table:table-cell>
          <table:table-cell office:value-type="float" office:value="170" calcext:value-type="float">
            <text:p>170.0</text:p>
          </table:table-cell>
          <table:table-cell office:value-type="float" office:value="0.74" calcext:value-type="float">
            <text:p>0.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99" calcext:value-type="float">
            <text:p>99</text:p>
          </table:table-cell>
          <table:table-cell/>
          <table:table-cell table:formula="of:=[.A100]*2-1+FLOOR(([.A100]-1)/10)*20" office:value-type="float" office:value="377" calcext:value-type="float">
            <text:p>377</text:p>
          </table:table-cell>
          <table:table-cell table:formula="of:=[.J100]+1" office:value-type="float" office:value="378" calcext:value-type="float">
            <text:p>378</text:p>
          </table:table-cell>
          <table:table-cell table:formula="of:=[.J100]+20" office:value-type="float" office:value="397" calcext:value-type="float">
            <text:p>397</text:p>
          </table:table-cell>
          <table:table-cell table:formula="of:=[.K100]+20" office:value-type="float" office:value="398" calcext:value-type="float">
            <text:p>398</text:p>
          </table:table-cell>
          <table:table-cell table:number-columns-repeated="5"/>
          <table:table-cell table:style-name="ce7" table:formula="of:=NORMINV(RAND();35+[.S80]*40;1)" office:value-type="float" office:value="35.9550600899664" calcext:value-type="float">
            <text:p>35.95506009</text:p>
          </table:table-cell>
          <table:table-cell table:style-name="ce7" table:formula="of:=NORMINV(RAND();35+[.T80]*40;1)" office:value-type="float" office:value="35.2330303940384" calcext:value-type="float">
            <text:p>35.233030394</text:p>
          </table:table-cell>
          <table:table-cell table:style-name="ce7" table:formula="of:=NORMINV(RAND();35+[.U80]*40;1)" office:value-type="float" office:value="35.5380030665203" calcext:value-type="float">
            <text:p>35.5380030665</text:p>
          </table:table-cell>
          <table:table-cell table:style-name="ce7" table:formula="of:=NORMINV(RAND();35+[.V80]*40;1)" office:value-type="float" office:value="33.4726313707615" calcext:value-type="float">
            <text:p>33.4726313708</text:p>
          </table:table-cell>
          <table:table-cell table:style-name="ce7" table:formula="of:=NORMINV(RAND();35+[.W80]*40;1)" office:value-type="float" office:value="34.6206490227106" calcext:value-type="float">
            <text:p>34.6206490227</text:p>
          </table:table-cell>
          <table:table-cell table:style-name="ce7" table:formula="of:=NORMINV(RAND();35+[.X80]*40;1)" office:value-type="float" office:value="33.3660018466082" calcext:value-type="float">
            <text:p>33.3660018466</text:p>
          </table:table-cell>
          <table:table-cell table:style-name="ce7" table:formula="of:=NORMINV(RAND();35+[.Y80]*40;1)" office:value-type="float" office:value="36.274605958379" calcext:value-type="float">
            <text:p>36.2746059584</text:p>
          </table:table-cell>
          <table:table-cell table:style-name="ce7" table:formula="of:=NORMINV(RAND();35+[.Z80]*40;1)" office:value-type="float" office:value="34.2255229311753" calcext:value-type="float">
            <text:p>34.2255229312</text:p>
          </table:table-cell>
          <table:table-cell table:style-name="ce7" table:formula="of:=NORMINV(RAND();35+[.AA80]*40;1)" office:value-type="float" office:value="36.2759660425165" calcext:value-type="float">
            <text:p>36.2759660425</text:p>
          </table:table-cell>
          <table:table-cell table:style-name="ce7" table:formula="of:=NORMINV(RAND();35+[.AB80]*40;1)" office:value-type="float" office:value="34.3737744789056" calcext:value-type="float">
            <text:p>34.3737744789</text:p>
          </table:table-cell>
          <table:table-cell table:style-name="ce7" table:formula="of:=NORMINV(RAND();35+[.AC80]*40;1)" office:value-type="float" office:value="36.0486324257881" calcext:value-type="float">
            <text:p>36.0486324258</text:p>
          </table:table-cell>
          <table:table-cell table:style-name="ce7" table:formula="of:=NORMINV(RAND();35+[.AD80]*40;1)" office:value-type="float" office:value="35.2987103503916" calcext:value-type="float">
            <text:p>35.2987103504</text:p>
          </table:table-cell>
          <table:table-cell table:style-name="ce7" table:formula="of:=NORMINV(RAND();35+[.AE80]*40;1)" office:value-type="float" office:value="36.5088784783514" calcext:value-type="float">
            <text:p>36.5088784784</text:p>
          </table:table-cell>
          <table:table-cell table:style-name="ce7" table:formula="of:=NORMINV(RAND();35+[.AF80]*40;1)" office:value-type="float" office:value="32.3901013234734" calcext:value-type="float">
            <text:p>32.3901013235</text:p>
          </table:table-cell>
          <table:table-cell table:style-name="ce7" table:formula="of:=NORMINV(RAND();35+[.AG80]*40;1)" office:value-type="float" office:value="34.9681870081938" calcext:value-type="float">
            <text:p>34.9681870082</text:p>
          </table:table-cell>
          <table:table-cell table:style-name="ce7" table:formula="of:=NORMINV(RAND();35+[.AH80]*40;1)" office:value-type="float" office:value="35.0466350372011" calcext:value-type="float">
            <text:p>35.0466350372</text:p>
          </table:table-cell>
          <table:table-cell table:style-name="ce7" table:formula="of:=NORMINV(RAND();35+[.AI80]*40;1)" office:value-type="float" office:value="34.2190931072946" calcext:value-type="float">
            <text:p>34.2190931073</text:p>
          </table:table-cell>
          <table:table-cell table:style-name="ce7" table:formula="of:=NORMINV(RAND();35+[.AJ80]*40;1)" office:value-type="float" office:value="35.3987430849277" calcext:value-type="float">
            <text:p>35.3987430849</text:p>
          </table:table-cell>
          <table:table-cell table:style-name="ce7" table:formula="of:=NORMINV(RAND();35+[.AK80]*40;1)" office:value-type="float" office:value="36.4729672302811" calcext:value-type="float">
            <text:p>36.4729672303</text:p>
          </table:table-cell>
          <table:table-cell table:style-name="ce7" table:formula="of:=NORMINV(RAND();35+[.AL80]*40;5)" office:value-type="float" office:value="33.3054779495431" calcext:value-type="float">
            <text:p>33.3054779495</text:p>
          </table:table-cell>
          <table:table-cell table:number-columns-repeated="23"/>
          <table:table-cell office:value-type="float" office:value="27" calcext:value-type="float">
            <text:p>27</text:p>
          </table:table-cell>
          <table:table-cell table:style-name="ce1" table:formula="of:=5.4*SIN([.BJ100]*2*PI()/24-2*PI()/3)+26.1" office:value-type="float" office:value="20.884000538039" calcext:value-type="float">
            <text:p>20.9</text:p>
          </table:table-cell>
          <table:table-cell table:style-name="ce1" table:formula="of:=5.6*SIN([.$BJ100]*2*PI()/24-2*PI()/3)+27" office:value-type="float" office:value="21.5908153727812" calcext:value-type="float">
            <text:p>21.6</text:p>
          </table:table-cell>
          <table:table-cell table:style-name="ce1" table:formula="of:=0.4267*SIN([.$BJ100]*2*PI()/24-2*PI()/3)+1.9733" office:value-type="float" office:value="1.56113944992245" calcext:value-type="float">
            <text:p>1.6</text:p>
          </table:table-cell>
          <table:table-cell table:style-name="ce1" table:formula="of:=0.38667*SIN([.$BJ100]*2*PI()/24-2*PI()/3)+1.8133" office:value-type="float" office:value="1.43980546074881" calcext:value-type="float">
            <text:p>1.4</text:p>
          </table:table-cell>
          <table:table-cell table:style-name="ce1" table:formula="of:=6.5333*SIN([.$BJ100]*2*PI()/24-2*PI()/3)+31.4667" office:value-type="float" office:value="25.1560167991056" calcext:value-type="float">
            <text:p>25.2</text:p>
          </table:table-cell>
          <table:table-cell table:style-name="ce1" table:formula="of:=6.7333*SIN([.$BJ100]*2*PI()/24-2*PI()/3)+32.4667" office:value-type="float" office:value="25.9628316338478" calcext:value-type="float">
            <text:p>26.0</text:p>
          </table:table-cell>
          <table:table-cell table:style-name="ce1" table:formula="of:=0.24*SIN([.$BJ100]*2*PI()/24-2*PI()/3)+1.16" office:value-type="float" office:value="0.928177801690623" calcext:value-type="float">
            <text:p>0.9</text:p>
          </table:table-cell>
          <table:table-cell table:style-name="ce1" table:formula="of:=0.2*SIN([.$BJ100]*2*PI()/24-2*PI()/3)+1" office:value-type="float" office:value="0.806814834742186" calcext:value-type="float">
            <text:p>0.8</text:p>
          </table:table-cell>
          <table:table-cell table:style-name="ce1" office:value-type="float" office:value="21.2374079554101" calcext:value-type="float">
            <text:p>21.2</text:p>
          </table:table-cell>
          <table:table-cell table:style-name="ce1" office:value-type="float" office:value="25.5594242164767" calcext:value-type="float">
            <text:p>25.6</text:p>
          </table:table-cell>
          <table:table-cell table:style-name="ce10" office:value-type="float" office:value="1.50047245533563" calcext:value-type="float">
            <text:p>1.50</text:p>
          </table:table-cell>
          <table:table-cell table:style-name="ce10" office:value-type="float" office:value="0.867496318216405" calcext:value-type="float">
            <text:p>0.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0" calcext:value-type="float">
            <text:p>190</text:p>
          </table:table-cell>
          <table:table-cell office:value-type="float" office:value="190" calcext:value-type="float">
            <text:p>190.0</text:p>
          </table:table-cell>
          <table:table-cell office:value-type="float" office:value="0.73" calcext:value-type="float">
            <text:p>0.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01]*2-1+FLOOR(([.A101]-1)/10)*20" office:value-type="float" office:value="379" calcext:value-type="float">
            <text:p>379</text:p>
          </table:table-cell>
          <table:table-cell table:formula="of:=[.J101]+1" office:value-type="float" office:value="380" calcext:value-type="float">
            <text:p>380</text:p>
          </table:table-cell>
          <table:table-cell table:formula="of:=[.J101]+20" office:value-type="float" office:value="399" calcext:value-type="float">
            <text:p>399</text:p>
          </table:table-cell>
          <table:table-cell table:formula="of:=[.K101]+20" office:value-type="float" office:value="400" calcext:value-type="float">
            <text:p>400</text:p>
          </table:table-cell>
          <table:table-cell table:number-columns-repeated="5"/>
          <table:table-cell table:style-name="ce7" table:formula="of:=NORMINV(RAND();35+[.S81]*40;1)" office:value-type="float" office:value="35.8270559475791" calcext:value-type="float">
            <text:p>35.8270559476</text:p>
          </table:table-cell>
          <table:table-cell table:style-name="ce7" table:formula="of:=NORMINV(RAND();35+[.T81]*40;1)" office:value-type="float" office:value="35.9615033123184" calcext:value-type="float">
            <text:p>35.9615033123</text:p>
          </table:table-cell>
          <table:table-cell table:style-name="ce7" table:formula="of:=NORMINV(RAND();35+[.U81]*40;1)" office:value-type="float" office:value="36.3173312377321" calcext:value-type="float">
            <text:p>36.3173312377</text:p>
          </table:table-cell>
          <table:table-cell table:style-name="ce7" table:formula="of:=NORMINV(RAND();35+[.V81]*40;1)" office:value-type="float" office:value="34.0727343118261" calcext:value-type="float">
            <text:p>34.0727343118</text:p>
          </table:table-cell>
          <table:table-cell table:style-name="ce7" table:formula="of:=NORMINV(RAND();35+[.W81]*40;1)" office:value-type="float" office:value="34.2745565571381" calcext:value-type="float">
            <text:p>34.2745565571</text:p>
          </table:table-cell>
          <table:table-cell table:style-name="ce7" table:formula="of:=NORMINV(RAND();35+[.X81]*40;1)" office:value-type="float" office:value="33.7920407670738" calcext:value-type="float">
            <text:p>33.7920407671</text:p>
          </table:table-cell>
          <table:table-cell table:style-name="ce7" table:formula="of:=NORMINV(RAND();35+[.Y81]*40;1)" office:value-type="float" office:value="33.7179537195208" calcext:value-type="float">
            <text:p>33.7179537195</text:p>
          </table:table-cell>
          <table:table-cell table:style-name="ce7" table:formula="of:=NORMINV(RAND();35+[.Z81]*40;1)" office:value-type="float" office:value="35.2476066496128" calcext:value-type="float">
            <text:p>35.2476066496</text:p>
          </table:table-cell>
          <table:table-cell table:style-name="ce7" table:formula="of:=NORMINV(RAND();35+[.AA81]*40;1)" office:value-type="float" office:value="32.6168396837771" calcext:value-type="float">
            <text:p>32.6168396838</text:p>
          </table:table-cell>
          <table:table-cell table:style-name="ce7" table:formula="of:=NORMINV(RAND();35+[.AB81]*40;1)" office:value-type="float" office:value="33.2354099278021" calcext:value-type="float">
            <text:p>33.2354099278</text:p>
          </table:table-cell>
          <table:table-cell table:style-name="ce7" table:formula="of:=NORMINV(RAND();35+[.AC81]*40;1)" office:value-type="float" office:value="34.3489177427789" calcext:value-type="float">
            <text:p>34.3489177428</text:p>
          </table:table-cell>
          <table:table-cell table:style-name="ce7" table:formula="of:=NORMINV(RAND();35+[.AD81]*40;1)" office:value-type="float" office:value="34.2857775270131" calcext:value-type="float">
            <text:p>34.285777527</text:p>
          </table:table-cell>
          <table:table-cell table:style-name="ce7" table:formula="of:=NORMINV(RAND();35+[.AE81]*40;1)" office:value-type="float" office:value="35.620691762771" calcext:value-type="float">
            <text:p>35.6206917628</text:p>
          </table:table-cell>
          <table:table-cell table:style-name="ce7" table:formula="of:=NORMINV(RAND();35+[.AF81]*40;1)" office:value-type="float" office:value="36.632758023416" calcext:value-type="float">
            <text:p>36.6327580234</text:p>
          </table:table-cell>
          <table:table-cell table:style-name="ce7" table:formula="of:=NORMINV(RAND();35+[.AG81]*40;1)" office:value-type="float" office:value="32.4222145797218" calcext:value-type="float">
            <text:p>32.4222145797</text:p>
          </table:table-cell>
          <table:table-cell table:style-name="ce7" table:formula="of:=NORMINV(RAND();35+[.AH81]*40;1)" office:value-type="float" office:value="34.7174175023982" calcext:value-type="float">
            <text:p>34.7174175024</text:p>
          </table:table-cell>
          <table:table-cell table:style-name="ce7" table:formula="of:=NORMINV(RAND();35+[.AI81]*40;1)" office:value-type="float" office:value="36.0203524714722" calcext:value-type="float">
            <text:p>36.0203524715</text:p>
          </table:table-cell>
          <table:table-cell table:style-name="ce7" table:formula="of:=NORMINV(RAND();35+[.AJ81]*40;1)" office:value-type="float" office:value="35.0750251868013" calcext:value-type="float">
            <text:p>35.0750251868</text:p>
          </table:table-cell>
          <table:table-cell table:style-name="ce7" table:formula="of:=NORMINV(RAND();35+[.AK81]*40;1)" office:value-type="float" office:value="34.5868168232841" calcext:value-type="float">
            <text:p>34.5868168233</text:p>
          </table:table-cell>
          <table:table-cell table:style-name="ce7" table:formula="of:=NORMINV(RAND();35+[.AL81]*40;5)" office:value-type="float" office:value="17.8207889856441" calcext:value-type="float">
            <text:p>17.8207889856</text:p>
          </table:table-cell>
          <table:table-cell table:number-columns-repeated="23"/>
          <table:table-cell office:value-type="float" office:value="28" calcext:value-type="float">
            <text:p>28</text:p>
          </table:table-cell>
          <table:table-cell table:style-name="ce1" table:formula="of:=5.4*SIN([.BJ101]*2*PI()/24-2*PI()/3)+26.1" office:value-type="float" office:value="21.423462819564" calcext:value-type="float">
            <text:p>21.4</text:p>
          </table:table-cell>
          <table:table-cell table:style-name="ce1" table:formula="of:=5.6*SIN([.$BJ101]*2*PI()/24-2*PI()/3)+27" office:value-type="float" office:value="22.1502577388071" calcext:value-type="float">
            <text:p>22.2</text:p>
          </table:table-cell>
          <table:table-cell table:style-name="ce1" table:formula="of:=0.4267*SIN([.$BJ101]*2*PI()/24-2*PI()/3)+1.9733" office:value-type="float" office:value="1.60376696020518" calcext:value-type="float">
            <text:p>1.6</text:p>
          </table:table-cell>
          <table:table-cell table:style-name="ce1" table:formula="of:=0.38667*SIN([.$BJ101]*2*PI()/24-2*PI()/3)+1.8133" office:value-type="float" office:value="1.47843395711867" calcext:value-type="float">
            <text:p>1.5</text:p>
          </table:table-cell>
          <table:table-cell table:style-name="ce1" table:formula="of:=6.5333*SIN([.$BJ101]*2*PI()/24-2*PI()/3)+31.4667" office:value-type="float" office:value="25.8086962294551" calcext:value-type="float">
            <text:p>25.8</text:p>
          </table:table-cell>
          <table:table-cell table:style-name="ce1" table:formula="of:=6.7333*SIN([.$BJ101]*2*PI()/24-2*PI()/3)+32.4667" office:value-type="float" office:value="26.6354911486982" calcext:value-type="float">
            <text:p>26.6</text:p>
          </table:table-cell>
          <table:table-cell table:style-name="ce1" table:formula="of:=0.24*SIN([.$BJ101]*2*PI()/24-2*PI()/3)+1.16" office:value-type="float" office:value="0.952153903091734" calcext:value-type="float">
            <text:p>1.0</text:p>
          </table:table-cell>
          <table:table-cell table:style-name="ce1" table:formula="of:=0.2*SIN([.$BJ101]*2*PI()/24-2*PI()/3)+1" office:value-type="float" office:value="0.826794919243112" calcext:value-type="float">
            <text:p>0.8</text:p>
          </table:table-cell>
          <table:table-cell table:style-name="ce1" office:value-type="float" office:value="21.7868602791856" calcext:value-type="float">
            <text:p>21.8</text:p>
          </table:table-cell>
          <table:table-cell table:style-name="ce1" office:value-type="float" office:value="26.2220936890767" calcext:value-type="float">
            <text:p>26.2</text:p>
          </table:table-cell>
          <table:table-cell table:style-name="ce10" office:value-type="float" office:value="1.54110045866193" calcext:value-type="float">
            <text:p>1.54</text:p>
          </table:table-cell>
          <table:table-cell table:style-name="ce10" office:value-type="float" office:value="0.889474411167423" calcext:value-type="float">
            <text:p>0.89</text:p>
          </table:table-cell>
        </table:table-row>
        <table:table-row table:style-name="ro1">
          <table:table-cell table:number-columns-repeated="18"/>
          <table:table-cell table:style-name="ce7" table:formula="of:=NORMINV(RAND();35+[.S82]*40;1)" office:value-type="float" office:value="35.3280163444909" calcext:value-type="float">
            <text:p>35.3280163445</text:p>
          </table:table-cell>
          <table:table-cell table:style-name="ce7" table:formula="of:=NORMINV(RAND();35+[.T82]*40;1)" office:value-type="float" office:value="31.8499653593671" calcext:value-type="float">
            <text:p>31.8499653594</text:p>
          </table:table-cell>
          <table:table-cell table:style-name="ce7" table:formula="of:=NORMINV(RAND();35+[.U82]*40;1)" office:value-type="float" office:value="36.5166437077709" calcext:value-type="float">
            <text:p>36.5166437078</text:p>
          </table:table-cell>
          <table:table-cell table:style-name="ce7" table:formula="of:=NORMINV(RAND();35+[.V82]*40;1)" office:value-type="float" office:value="33.2619993588816" calcext:value-type="float">
            <text:p>33.2619993589</text:p>
          </table:table-cell>
          <table:table-cell table:style-name="ce7" table:formula="of:=NORMINV(RAND();35+[.W82]*40;1)" office:value-type="float" office:value="74.6339316206287" calcext:value-type="float">
            <text:p>74.6339316206</text:p>
          </table:table-cell>
          <table:table-cell table:style-name="ce7" table:formula="of:=NORMINV(RAND();35+[.X82]*40;1)" office:value-type="float" office:value="77.3998246429164" calcext:value-type="float">
            <text:p>77.3998246429</text:p>
          </table:table-cell>
          <table:table-cell table:style-name="ce7" table:formula="of:=NORMINV(RAND();35+[.Y82]*40;1)" office:value-type="float" office:value="75.6902719266092" calcext:value-type="float">
            <text:p>75.6902719266</text:p>
          </table:table-cell>
          <table:table-cell table:style-name="ce7" table:formula="of:=NORMINV(RAND();35+[.Z82]*40;1)" office:value-type="float" office:value="76.6514599431204" calcext:value-type="float">
            <text:p>76.6514599431</text:p>
          </table:table-cell>
          <table:table-cell table:style-name="ce7" table:formula="of:=NORMINV(RAND();35+[.AA82]*40;1)" office:value-type="float" office:value="74.5855944356973" calcext:value-type="float">
            <text:p>74.5855944357</text:p>
          </table:table-cell>
          <table:table-cell table:style-name="ce7" table:formula="of:=NORMINV(RAND();35+[.AB82]*40;1)" office:value-type="float" office:value="74.7321295022153" calcext:value-type="float">
            <text:p>74.7321295022</text:p>
          </table:table-cell>
          <table:table-cell table:style-name="ce7" table:formula="of:=NORMINV(RAND();35+[.AC82]*40;1)" office:value-type="float" office:value="35.8374611905506" calcext:value-type="float">
            <text:p>35.8374611906</text:p>
          </table:table-cell>
          <table:table-cell table:style-name="ce7" table:formula="of:=NORMINV(RAND();35+[.AD82]*40;1)" office:value-type="float" office:value="35.3139202043422" calcext:value-type="float">
            <text:p>35.3139202043</text:p>
          </table:table-cell>
          <table:table-cell table:style-name="ce7" table:formula="of:=NORMINV(RAND();35+[.AE82]*40;1)" office:value-type="float" office:value="34.3795602072894" calcext:value-type="float">
            <text:p>34.3795602073</text:p>
          </table:table-cell>
          <table:table-cell table:style-name="ce7" table:formula="of:=NORMINV(RAND();35+[.AF82]*40;1)" office:value-type="float" office:value="35.1089821531475" calcext:value-type="float">
            <text:p>35.1089821531</text:p>
          </table:table-cell>
          <table:table-cell table:style-name="ce7" table:formula="of:=NORMINV(RAND();35+[.AG82]*40;1)" office:value-type="float" office:value="35.291997430354" calcext:value-type="float">
            <text:p>35.2919974304</text:p>
          </table:table-cell>
          <table:table-cell table:style-name="ce7" table:formula="of:=NORMINV(RAND();35+[.AH82]*40;1)" office:value-type="float" office:value="34.6710216041739" calcext:value-type="float">
            <text:p>34.6710216042</text:p>
          </table:table-cell>
          <table:table-cell table:style-name="ce7" table:formula="of:=NORMINV(RAND();35+[.AI82]*40;1)" office:value-type="float" office:value="32.1570634611583" calcext:value-type="float">
            <text:p>32.1570634612</text:p>
          </table:table-cell>
          <table:table-cell table:style-name="ce7" table:formula="of:=NORMINV(RAND();35+[.AJ82]*40;1)" office:value-type="float" office:value="34.3486926626113" calcext:value-type="float">
            <text:p>34.3486926626</text:p>
          </table:table-cell>
          <table:table-cell table:style-name="ce7" table:formula="of:=NORMINV(RAND();35+[.AK82]*40;1)" office:value-type="float" office:value="34.3003308902695" calcext:value-type="float">
            <text:p>34.3003308903</text:p>
          </table:table-cell>
          <table:table-cell table:style-name="ce7" table:formula="of:=NORMINV(RAND();35+[.AL82]*40;5)" office:value-type="float" office:value="42.8084578263782" calcext:value-type="float">
            <text:p>42.8084578264</text:p>
          </table:table-cell>
          <table:table-cell table:number-columns-repeated="23"/>
          <table:table-cell office:value-type="float" office:value="29" calcext:value-type="float">
            <text:p>29</text:p>
          </table:table-cell>
          <table:table-cell table:style-name="ce1" table:formula="of:=5.4*SIN([.BJ102]*2*PI()/24-2*PI()/3)+26.1" office:value-type="float" office:value="22.2816233815926" calcext:value-type="float">
            <text:p>22.3</text:p>
          </table:table-cell>
          <table:table-cell table:style-name="ce1" table:formula="of:=5.6*SIN([.$BJ102]*2*PI()/24-2*PI()/3)+27" office:value-type="float" office:value="23.0402020253553" calcext:value-type="float">
            <text:p>23.0</text:p>
          </table:table-cell>
          <table:table-cell table:style-name="ce1" table:formula="of:=0.4267*SIN([.$BJ102]*2*PI()/24-2*PI()/3)+1.9733" office:value-type="float" office:value="1.6715775364677" calcext:value-type="float">
            <text:p>1.7</text:p>
          </table:table-cell>
          <table:table-cell table:style-name="ce1" table:formula="of:=0.38667*SIN([.$BJ102]*2*PI()/24-2*PI()/3)+1.8133" office:value-type="float" office:value="1.5398830209186" calcext:value-type="float">
            <text:p>1.5</text:p>
          </table:table-cell>
          <table:table-cell table:style-name="ce1" table:formula="of:=6.5333*SIN([.$BJ102]*2*PI()/24-2*PI()/3)+31.4667" office:value-type="float" office:value="26.8469592664739" calcext:value-type="float">
            <text:p>26.8</text:p>
          </table:table-cell>
          <table:table-cell table:style-name="ce1" table:formula="of:=6.7333*SIN([.$BJ102]*2*PI()/24-2*PI()/3)+32.4667" office:value-type="float" office:value="27.7055379102366" calcext:value-type="float">
            <text:p>27.7</text:p>
          </table:table-cell>
          <table:table-cell table:style-name="ce1" table:formula="of:=0.24*SIN([.$BJ102]*2*PI()/24-2*PI()/3)+1.16" office:value-type="float" office:value="0.990294372515229" calcext:value-type="float">
            <text:p>1.0</text:p>
          </table:table-cell>
          <table:table-cell table:style-name="ce1" table:formula="of:=0.2*SIN([.$BJ102]*2*PI()/24-2*PI()/3)+1" office:value-type="float" office:value="0.85857864376269" calcext:value-type="float">
            <text:p>0.9</text:p>
          </table:table-cell>
          <table:table-cell table:style-name="ce1" office:value-type="float" office:value="22.660912703474" calcext:value-type="float">
            <text:p>22.7</text:p>
          </table:table-cell>
          <table:table-cell table:style-name="ce1" office:value-type="float" office:value="27.2762485883553" calcext:value-type="float">
            <text:p>27.3</text:p>
          </table:table-cell>
          <table:table-cell table:style-name="ce10" office:value-type="float" office:value="1.60573027869315" calcext:value-type="float">
            <text:p>1.61</text:p>
          </table:table-cell>
          <table:table-cell table:style-name="ce10" office:value-type="float" office:value="0.92443650813896" calcext:value-type="float">
            <text:p>0.92</text:p>
          </table:table-cell>
        </table:table-row>
        <table:table-row table:style-name="ro1">
          <table:table-cell office:value-type="string" calcext:value-type="string">
            <text:p>BAS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_0</text:p>
          </table:table-cell>
          <table:table-cell office:value-type="string" calcext:value-type="string">
            <text:p>CAPACITY</text:p>
          </table:table-cell>
          <table:table-cell table:number-columns-repeated="13"/>
          <table:table-cell table:style-name="ce7" table:formula="of:=NORMINV(RAND();35+[.S83]*40;1)" office:value-type="float" office:value="35.2815621969566" calcext:value-type="float">
            <text:p>35.281562197</text:p>
          </table:table-cell>
          <table:table-cell table:style-name="ce7" table:formula="of:=NORMINV(RAND();35+[.T83]*40;1)" office:value-type="float" office:value="34.2380796497684" calcext:value-type="float">
            <text:p>34.2380796498</text:p>
          </table:table-cell>
          <table:table-cell table:style-name="ce7" table:formula="of:=NORMINV(RAND();35+[.U83]*40;1)" office:value-type="float" office:value="76.6413900597749" calcext:value-type="float">
            <text:p>76.6413900598</text:p>
          </table:table-cell>
          <table:table-cell table:style-name="ce7" table:formula="of:=NORMINV(RAND();35+[.V83]*40;1)" office:value-type="float" office:value="73.6887893129953" calcext:value-type="float">
            <text:p>73.688789313</text:p>
          </table:table-cell>
          <table:table-cell table:style-name="ce7" table:formula="of:=NORMINV(RAND();35+[.W83]*40;1)" office:value-type="float" office:value="74.6544032953666" calcext:value-type="float">
            <text:p>74.6544032954</text:p>
          </table:table-cell>
          <table:table-cell table:style-name="ce7" table:formula="of:=NORMINV(RAND();35+[.X83]*40;1)" office:value-type="float" office:value="77.1001629267206" calcext:value-type="float">
            <text:p>77.1001629267</text:p>
          </table:table-cell>
          <table:table-cell table:style-name="ce7" table:formula="of:=NORMINV(RAND();35+[.Y83]*40;1)" office:value-type="float" office:value="74.6868277360745" calcext:value-type="float">
            <text:p>74.6868277361</text:p>
          </table:table-cell>
          <table:table-cell table:style-name="ce7" table:formula="of:=NORMINV(RAND();35+[.Z83]*40;1)" office:value-type="float" office:value="76.0632721505868" calcext:value-type="float">
            <text:p>76.0632721506</text:p>
          </table:table-cell>
          <table:table-cell table:style-name="ce7" table:formula="of:=NORMINV(RAND();35+[.AA83]*40;1)" office:value-type="float" office:value="75.6769679689753" calcext:value-type="float">
            <text:p>75.676967969</text:p>
          </table:table-cell>
          <table:table-cell table:style-name="ce7" table:formula="of:=NORMINV(RAND();35+[.AB83]*40;1)" office:value-type="float" office:value="72.9126837355843" calcext:value-type="float">
            <text:p>72.9126837356</text:p>
          </table:table-cell>
          <table:table-cell table:style-name="ce7" table:formula="of:=NORMINV(RAND();35+[.AC83]*40;1)" office:value-type="float" office:value="74.2720895524871" calcext:value-type="float">
            <text:p>74.2720895525</text:p>
          </table:table-cell>
          <table:table-cell table:style-name="ce7" table:formula="of:=NORMINV(RAND();35+[.AD83]*40;1)" office:value-type="float" office:value="35.4645882686795" calcext:value-type="float">
            <text:p>35.4645882687</text:p>
          </table:table-cell>
          <table:table-cell table:style-name="ce7" table:formula="of:=NORMINV(RAND();35+[.AE83]*40;1)" office:value-type="float" office:value="35.6407040962384" calcext:value-type="float">
            <text:p>35.6407040962</text:p>
          </table:table-cell>
          <table:table-cell table:style-name="ce7" table:formula="of:=NORMINV(RAND();35+[.AF83]*40;1)" office:value-type="float" office:value="34.49267114142" calcext:value-type="float">
            <text:p>34.4926711414</text:p>
          </table:table-cell>
          <table:table-cell table:style-name="ce7" table:formula="of:=NORMINV(RAND();35+[.AG83]*40;1)" office:value-type="float" office:value="37.4208358163392" calcext:value-type="float">
            <text:p>37.4208358163</text:p>
          </table:table-cell>
          <table:table-cell table:style-name="ce7" table:formula="of:=NORMINV(RAND();35+[.AH83]*40;1)" office:value-type="float" office:value="31.1732503232393" calcext:value-type="float">
            <text:p>31.1732503232</text:p>
          </table:table-cell>
          <table:table-cell table:style-name="ce7" table:formula="of:=NORMINV(RAND();35+[.AI83]*40;1)" office:value-type="float" office:value="35.2115527136422" calcext:value-type="float">
            <text:p>35.2115527136</text:p>
          </table:table-cell>
          <table:table-cell table:style-name="ce7" table:formula="of:=NORMINV(RAND();35+[.AJ83]*40;1)" office:value-type="float" office:value="35.2372975602322" calcext:value-type="float">
            <text:p>35.2372975602</text:p>
          </table:table-cell>
          <table:table-cell table:style-name="ce7" table:formula="of:=NORMINV(RAND();35+[.AK83]*40;1)" office:value-type="float" office:value="35.2661021647327" calcext:value-type="float">
            <text:p>35.2661021647</text:p>
          </table:table-cell>
          <table:table-cell table:style-name="ce7" table:formula="of:=NORMINV(RAND();35+[.AL83]*40;5)" office:value-type="float" office:value="38.4873680172996" calcext:value-type="float">
            <text:p>38.4873680173</text:p>
          </table:table-cell>
          <table:table-cell table:number-columns-repeated="23"/>
          <table:table-cell office:value-type="float" office:value="30" calcext:value-type="float">
            <text:p>30</text:p>
          </table:table-cell>
          <table:table-cell table:style-name="ce1" table:formula="of:=5.4*SIN([.BJ103]*2*PI()/24-2*PI()/3)+26.1" office:value-type="float" office:value="23.4" calcext:value-type="float">
            <text:p>23.4</text:p>
          </table:table-cell>
          <table:table-cell table:style-name="ce1" table:formula="of:=5.6*SIN([.$BJ103]*2*PI()/24-2*PI()/3)+27" office:value-type="float" office:value="24.2" calcext:value-type="float">
            <text:p>24.2</text:p>
          </table:table-cell>
          <table:table-cell table:style-name="ce1" table:formula="of:=0.4267*SIN([.$BJ103]*2*PI()/24-2*PI()/3)+1.9733" office:value-type="float" office:value="1.75995" calcext:value-type="float">
            <text:p>1.8</text:p>
          </table:table-cell>
          <table:table-cell table:style-name="ce1" table:formula="of:=0.38667*SIN([.$BJ103]*2*PI()/24-2*PI()/3)+1.8133" office:value-type="float" office:value="1.619965" calcext:value-type="float">
            <text:p>1.6</text:p>
          </table:table-cell>
          <table:table-cell table:style-name="ce1" table:formula="of:=6.5333*SIN([.$BJ103]*2*PI()/24-2*PI()/3)+31.4667" office:value-type="float" office:value="28.20005" calcext:value-type="float">
            <text:p>28.2</text:p>
          </table:table-cell>
          <table:table-cell table:style-name="ce1" table:formula="of:=6.7333*SIN([.$BJ103]*2*PI()/24-2*PI()/3)+32.4667" office:value-type="float" office:value="29.10005" calcext:value-type="float">
            <text:p>29.1</text:p>
          </table:table-cell>
          <table:table-cell table:style-name="ce1" table:formula="of:=0.24*SIN([.$BJ103]*2*PI()/24-2*PI()/3)+1.16" office:value-type="float" office:value="1.04" calcext:value-type="float">
            <text:p>1.0</text:p>
          </table:table-cell>
          <table:table-cell table:style-name="ce1" table:formula="of:=0.2*SIN([.$BJ103]*2*PI()/24-2*PI()/3)+1" office:value-type="float" office:value="0.9" calcext:value-type="float">
            <text:p>0.9</text:p>
          </table:table-cell>
          <table:table-cell table:style-name="ce1" office:value-type="float" office:value="23.8" calcext:value-type="float">
            <text:p>23.8</text:p>
          </table:table-cell>
          <table:table-cell table:style-name="ce1" office:value-type="float" office:value="28.65005" calcext:value-type="float">
            <text:p>28.7</text:p>
          </table:table-cell>
          <table:table-cell table:style-name="ce10" office:value-type="float" office:value="1.6899575" calcext:value-type="float">
            <text:p>1.69</text:p>
          </table:table-cell>
          <table:table-cell table:style-name="ce10"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.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3"/>
          <table:table-cell table:style-name="ce7" table:formula="of:=NORMINV(RAND();35+[.S84]*40;1)" office:value-type="float" office:value="34.6581729913279" calcext:value-type="float">
            <text:p>34.6581729913</text:p>
          </table:table-cell>
          <table:table-cell table:style-name="ce7" table:formula="of:=NORMINV(RAND();35+[.T84]*40;1)" office:value-type="float" office:value="76.949130566591" calcext:value-type="float">
            <text:p>76.9491305666</text:p>
          </table:table-cell>
          <table:table-cell table:style-name="ce7" table:formula="of:=NORMINV(RAND();35+[.U84]*40;1)" office:value-type="float" office:value="74.5884327002789" calcext:value-type="float">
            <text:p>74.5884327003</text:p>
          </table:table-cell>
          <table:table-cell table:style-name="ce7" table:formula="of:=NORMINV(RAND();35+[.V84]*40;1)" office:value-type="float" office:value="75.8225725347225" calcext:value-type="float">
            <text:p>75.8225725347</text:p>
          </table:table-cell>
          <table:table-cell table:style-name="ce7" table:formula="of:=NORMINV(RAND();35+[.W84]*40;1)" office:value-type="float" office:value="76.0586881224479" calcext:value-type="float">
            <text:p>76.0586881224</text:p>
          </table:table-cell>
          <table:table-cell table:style-name="ce7" table:formula="of:=NORMINV(RAND();35+[.X84]*40;1)" office:value-type="float" office:value="115.141479231093" calcext:value-type="float">
            <text:p>115.1414792311</text:p>
          </table:table-cell>
          <table:table-cell table:style-name="ce7" table:formula="of:=NORMINV(RAND();35+[.Y84]*40;1)" office:value-type="float" office:value="116.564169098951" calcext:value-type="float">
            <text:p>116.564169099</text:p>
          </table:table-cell>
          <table:table-cell table:style-name="ce7" table:formula="of:=NORMINV(RAND();35+[.Z84]*40;1)" office:value-type="float" office:value="116.132048392114" calcext:value-type="float">
            <text:p>116.1320483921</text:p>
          </table:table-cell>
          <table:table-cell table:style-name="ce7" table:formula="of:=NORMINV(RAND();35+[.AA84]*40;1)" office:value-type="float" office:value="74.2191588378307" calcext:value-type="float">
            <text:p>74.2191588378</text:p>
          </table:table-cell>
          <table:table-cell table:style-name="ce7" table:formula="of:=NORMINV(RAND();35+[.AB84]*40;1)" office:value-type="float" office:value="72.7368442848243" calcext:value-type="float">
            <text:p>72.7368442848</text:p>
          </table:table-cell>
          <table:table-cell table:style-name="ce7" table:formula="of:=NORMINV(RAND();35+[.AC84]*40;1)" office:value-type="float" office:value="75.7417287793822" calcext:value-type="float">
            <text:p>75.7417287794</text:p>
          </table:table-cell>
          <table:table-cell table:style-name="ce7" table:formula="of:=NORMINV(RAND();35+[.AD84]*40;1)" office:value-type="float" office:value="75.3817026873841" calcext:value-type="float">
            <text:p>75.3817026874</text:p>
          </table:table-cell>
          <table:table-cell table:style-name="ce7" table:formula="of:=NORMINV(RAND();35+[.AE84]*40;1)" office:value-type="float" office:value="34.4755353613094" calcext:value-type="float">
            <text:p>34.4755353613</text:p>
          </table:table-cell>
          <table:table-cell table:style-name="ce7" table:formula="of:=NORMINV(RAND();35+[.AF84]*40;1)" office:value-type="float" office:value="32.7794678500826" calcext:value-type="float">
            <text:p>32.7794678501</text:p>
          </table:table-cell>
          <table:table-cell table:style-name="ce7" table:formula="of:=NORMINV(RAND();35+[.AG84]*40;1)" office:value-type="float" office:value="34.4822786177793" calcext:value-type="float">
            <text:p>34.4822786178</text:p>
          </table:table-cell>
          <table:table-cell table:style-name="ce7" table:formula="of:=NORMINV(RAND();35+[.AH84]*40;1)" office:value-type="float" office:value="33.5580699338537" calcext:value-type="float">
            <text:p>33.5580699339</text:p>
          </table:table-cell>
          <table:table-cell table:style-name="ce7" table:formula="of:=NORMINV(RAND();35+[.AI84]*40;1)" office:value-type="float" office:value="35.7884458863318" calcext:value-type="float">
            <text:p>35.7884458863</text:p>
          </table:table-cell>
          <table:table-cell table:style-name="ce7" table:formula="of:=NORMINV(RAND();35+[.AJ84]*40;1)" office:value-type="float" office:value="36.618411282614" calcext:value-type="float">
            <text:p>36.6184112826</text:p>
          </table:table-cell>
          <table:table-cell table:style-name="ce7" table:formula="of:=NORMINV(RAND();35+[.AK84]*40;1)" office:value-type="float" office:value="33.5919578566782" calcext:value-type="float">
            <text:p>33.5919578567</text:p>
          </table:table-cell>
          <table:table-cell table:style-name="ce7" table:formula="of:=NORMINV(RAND();35+[.AL84]*40;5)" office:value-type="float" office:value="32.767241717695" calcext:value-type="float">
            <text:p>32.7672417177</text:p>
          </table:table-cell>
          <table:table-cell table:number-columns-repeated="3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.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13"/>
          <table:table-cell table:style-name="ce7" table:formula="of:=NORMINV(RAND();35+[.S85]*40;1)" office:value-type="float" office:value="75.5858158608656" calcext:value-type="float">
            <text:p>75.5858158609</text:p>
          </table:table-cell>
          <table:table-cell table:style-name="ce7" table:formula="of:=NORMINV(RAND();35+[.T85]*40;1)" office:value-type="float" office:value="73.2600845349639" calcext:value-type="float">
            <text:p>73.260084535</text:p>
          </table:table-cell>
          <table:table-cell table:style-name="ce7" table:formula="of:=NORMINV(RAND();35+[.U85]*40;1)" office:value-type="float" office:value="72.4759087189905" calcext:value-type="float">
            <text:p>72.475908719</text:p>
          </table:table-cell>
          <table:table-cell table:style-name="ce7" table:formula="of:=NORMINV(RAND();35+[.V85]*40;1)" office:value-type="float" office:value="75.4042495294641" calcext:value-type="float">
            <text:p>75.4042495295</text:p>
          </table:table-cell>
          <table:table-cell table:style-name="ce7" table:formula="of:=NORMINV(RAND();35+[.W85]*40;1)" office:value-type="float" office:value="114.119810262468" calcext:value-type="float">
            <text:p>114.1198102625</text:p>
          </table:table-cell>
          <table:table-cell table:style-name="ce7" table:formula="of:=NORMINV(RAND();35+[.X85]*40;1)" office:value-type="float" office:value="116.180624856098" calcext:value-type="float">
            <text:p>116.1806248561</text:p>
          </table:table-cell>
          <table:table-cell table:style-name="ce7" table:formula="of:=NORMINV(RAND();35+[.Y85]*40;1)" office:value-type="float" office:value="114.651230698762" calcext:value-type="float">
            <text:p>114.6512306988</text:p>
          </table:table-cell>
          <table:table-cell table:style-name="ce7" table:formula="of:=NORMINV(RAND();35+[.Z85]*40;1)" office:value-type="float" office:value="114.497999262511" calcext:value-type="float">
            <text:p>114.4979992625</text:p>
          </table:table-cell>
          <table:table-cell table:style-name="ce7" table:formula="of:=NORMINV(RAND();35+[.AA85]*40;1)" office:value-type="float" office:value="75.531847939218" calcext:value-type="float">
            <text:p>75.5318479392</text:p>
          </table:table-cell>
          <table:table-cell table:style-name="ce7" table:formula="of:=NORMINV(RAND();35+[.AB85]*40;1)" office:value-type="float" office:value="74.2661231383695" calcext:value-type="float">
            <text:p>74.2661231384</text:p>
          </table:table-cell>
          <table:table-cell table:style-name="ce7" table:formula="of:=NORMINV(RAND();35+[.AC85]*40;1)" office:value-type="float" office:value="75.2776551986061" calcext:value-type="float">
            <text:p>75.2776551986</text:p>
          </table:table-cell>
          <table:table-cell table:style-name="ce7" table:formula="of:=NORMINV(RAND();35+[.AD85]*40;1)" office:value-type="float" office:value="74.5294267782564" calcext:value-type="float">
            <text:p>74.5294267783</text:p>
          </table:table-cell>
          <table:table-cell table:style-name="ce7" table:formula="of:=NORMINV(RAND();35+[.AE85]*40;1)" office:value-type="float" office:value="75.6035064967478" calcext:value-type="float">
            <text:p>75.6035064967</text:p>
          </table:table-cell>
          <table:table-cell table:style-name="ce7" table:formula="of:=NORMINV(RAND();35+[.AF85]*40;1)" office:value-type="float" office:value="33.5574622309778" calcext:value-type="float">
            <text:p>33.557462231</text:p>
          </table:table-cell>
          <table:table-cell table:style-name="ce7" table:formula="of:=NORMINV(RAND();35+[.AG85]*40;1)" office:value-type="float" office:value="35.0740189231538" calcext:value-type="float">
            <text:p>35.0740189232</text:p>
          </table:table-cell>
          <table:table-cell table:style-name="ce7" table:formula="of:=NORMINV(RAND();35+[.AH85]*40;1)" office:value-type="float" office:value="35.8363664964449" calcext:value-type="float">
            <text:p>35.8363664964</text:p>
          </table:table-cell>
          <table:table-cell table:style-name="ce7" table:formula="of:=NORMINV(RAND();35+[.AI85]*40;1)" office:value-type="float" office:value="35.9299166697626" calcext:value-type="float">
            <text:p>35.9299166698</text:p>
          </table:table-cell>
          <table:table-cell table:style-name="ce7" table:formula="of:=NORMINV(RAND();35+[.AJ85]*40;1)" office:value-type="float" office:value="35.9112793209214" calcext:value-type="float">
            <text:p>35.9112793209</text:p>
          </table:table-cell>
          <table:table-cell table:style-name="ce7" table:formula="of:=NORMINV(RAND();35+[.AK85]*40;1)" office:value-type="float" office:value="33.9029297164336" calcext:value-type="float">
            <text:p>33.9029297164</text:p>
          </table:table-cell>
          <table:table-cell table:style-name="ce7" table:formula="of:=NORMINV(RAND();35+[.AL85]*40;5)" office:value-type="float" office:value="32.6895553238283" calcext:value-type="float">
            <text:p>32.6895553238</text:p>
          </table:table-cell>
          <table:table-cell table:number-columns-repeated="24"/>
          <table:table-cell office:value-type="string" calcext:value-type="string">
            <text:p>wet</text:p>
          </table:table-cell>
          <table:table-cell table:number-columns-repeated="3"/>
          <table:table-cell office:value-type="string" calcext:value-type="string">
            <text:p>dry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.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13"/>
          <table:table-cell table:style-name="ce7" table:formula="of:=NORMINV(RAND();35+[.S86]*40;1)" office:value-type="float" office:value="74.5093590313165" calcext:value-type="float">
            <text:p>74.5093590313</text:p>
          </table:table-cell>
          <table:table-cell table:style-name="ce7" table:formula="of:=NORMINV(RAND();35+[.T86]*40;1)" office:value-type="float" office:value="75.0303724899206" calcext:value-type="float">
            <text:p>75.0303724899</text:p>
          </table:table-cell>
          <table:table-cell table:style-name="ce7" table:formula="of:=NORMINV(RAND();35+[.U86]*40;1)" office:value-type="float" office:value="77.2685063518597" calcext:value-type="float">
            <text:p>77.2685063519</text:p>
          </table:table-cell>
          <table:table-cell table:style-name="ce7" table:formula="of:=NORMINV(RAND();35+[.V86]*40;1)" office:value-type="float" office:value="116.194284051376" calcext:value-type="float">
            <text:p>116.1942840514</text:p>
          </table:table-cell>
          <table:table-cell table:style-name="ce7" table:formula="of:=NORMINV(RAND();35+[.W86]*40;1)" office:value-type="float" office:value="115.623966801987" calcext:value-type="float">
            <text:p>115.623966802</text:p>
          </table:table-cell>
          <table:table-cell table:style-name="ce7" table:formula="of:=NORMINV(RAND();35+[.X86]*40;1)" office:value-type="float" office:value="116.881708129545" calcext:value-type="float">
            <text:p>116.8817081295</text:p>
          </table:table-cell>
          <table:table-cell table:style-name="ce7" table:formula="of:=NORMINV(RAND();35+[.Y86]*40;1)" office:value-type="float" office:value="115.14879113179" calcext:value-type="float">
            <text:p>115.1487911318</text:p>
          </table:table-cell>
          <table:table-cell table:style-name="ce7" table:formula="of:=NORMINV(RAND();35+[.Z86]*40;1)" office:value-type="float" office:value="75.6386370956568" calcext:value-type="float">
            <text:p>75.6386370957</text:p>
          </table:table-cell>
          <table:table-cell table:style-name="ce7" table:formula="of:=NORMINV(RAND();35+[.AA86]*40;1)" office:value-type="float" office:value="74.4559742794663" calcext:value-type="float">
            <text:p>74.4559742795</text:p>
          </table:table-cell>
          <table:table-cell table:style-name="ce7" table:formula="of:=NORMINV(RAND();35+[.AB86]*40;1)" office:value-type="float" office:value="76.288045040033" calcext:value-type="float">
            <text:p>76.28804504</text:p>
          </table:table-cell>
          <table:table-cell table:style-name="ce7" table:formula="of:=NORMINV(RAND();35+[.AC86]*40;1)" office:value-type="float" office:value="75.8247143142683" calcext:value-type="float">
            <text:p>75.8247143143</text:p>
          </table:table-cell>
          <table:table-cell table:style-name="ce7" table:formula="of:=NORMINV(RAND();35+[.AD86]*40;1)" office:value-type="float" office:value="75.8503832546085" calcext:value-type="float">
            <text:p>75.8503832546</text:p>
          </table:table-cell>
          <table:table-cell table:style-name="ce7" table:formula="of:=NORMINV(RAND();35+[.AE86]*40;1)" office:value-type="float" office:value="73.7049712821817" calcext:value-type="float">
            <text:p>73.7049712822</text:p>
          </table:table-cell>
          <table:table-cell table:style-name="ce7" table:formula="of:=NORMINV(RAND();35+[.AF86]*40;1)" office:value-type="float" office:value="35.1937292535966" calcext:value-type="float">
            <text:p>35.1937292536</text:p>
          </table:table-cell>
          <table:table-cell table:style-name="ce7" table:formula="of:=NORMINV(RAND();35+[.AG86]*40;1)" office:value-type="float" office:value="35.5813514990181" calcext:value-type="float">
            <text:p>35.581351499</text:p>
          </table:table-cell>
          <table:table-cell table:style-name="ce7" table:formula="of:=NORMINV(RAND();35+[.AH86]*40;1)" office:value-type="float" office:value="35.403406409257" calcext:value-type="float">
            <text:p>35.4034064093</text:p>
          </table:table-cell>
          <table:table-cell table:style-name="ce7" table:formula="of:=NORMINV(RAND();35+[.AI86]*40;1)" office:value-type="float" office:value="36.0046346954725" calcext:value-type="float">
            <text:p>36.0046346955</text:p>
          </table:table-cell>
          <table:table-cell table:style-name="ce7" table:formula="of:=NORMINV(RAND();35+[.AJ86]*40;1)" office:value-type="float" office:value="34.0506714121219" calcext:value-type="float">
            <text:p>34.0506714121</text:p>
          </table:table-cell>
          <table:table-cell table:style-name="ce7" table:formula="of:=NORMINV(RAND();35+[.AK86]*40;1)" office:value-type="float" office:value="34.7413661294651" calcext:value-type="float">
            <text:p>34.7413661295</text:p>
          </table:table-cell>
          <table:table-cell table:style-name="ce7" table:formula="of:=NORMINV(RAND();35+[.AL86]*40;5)" office:value-type="float" office:value="37.2275163369044" calcext:value-type="float">
            <text:p>37.2275163369</text:p>
          </table:table-cell>
          <table:table-cell table:number-columns-repeated="24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sd</text:p>
          </table:table-cell>
          <table:table-cell office:value-type="string" calcext:value-type="string">
            <text:p>maxs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sd</text:p>
          </table:table-cell>
          <table:table-cell office:value-type="string" calcext:value-type="string">
            <text:p>maxsd</text:p>
          </table:table-cell>
          <table:table-cell table:style-name="ce1" office:value-type="string" calcext:value-type="string">
            <text:p>Wet Mean</text:p>
          </table:table-cell>
          <table:table-cell office:value-type="string" calcext:value-type="string">
            <text:p>Dry Mean</text:p>
          </table:table-cell>
          <table:table-cell office:value-type="string" calcext:value-type="string">
            <text:p>Wet SD</text:p>
          </table:table-cell>
          <table:table-cell office:value-type="string" calcext:value-type="string">
            <text:p>Dry S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.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13"/>
          <table:table-cell table:style-name="ce7" table:formula="of:=NORMINV(RAND();35+[.S87]*40;1)" office:value-type="float" office:value="74.7760745623581" calcext:value-type="float">
            <text:p>74.7760745624</text:p>
          </table:table-cell>
          <table:table-cell table:style-name="ce7" table:formula="of:=NORMINV(RAND();35+[.T87]*40;1)" office:value-type="float" office:value="75.1238682167226" calcext:value-type="float">
            <text:p>75.1238682167</text:p>
          </table:table-cell>
          <table:table-cell table:style-name="ce7" table:formula="of:=NORMINV(RAND();35+[.U87]*40;1)" office:value-type="float" office:value="75.3558074434626" calcext:value-type="float">
            <text:p>75.3558074435</text:p>
          </table:table-cell>
          <table:table-cell table:style-name="ce7" table:formula="of:=NORMINV(RAND();35+[.V87]*40;1)" office:value-type="float" office:value="74.950246742865" calcext:value-type="float">
            <text:p>74.9502467429</text:p>
          </table:table-cell>
          <table:table-cell table:style-name="ce7" table:formula="of:=NORMINV(RAND();35+[.W87]*40;1)" office:value-type="float" office:value="74.2510954734163" calcext:value-type="float">
            <text:p>74.2510954734</text:p>
          </table:table-cell>
          <table:table-cell table:style-name="ce7" table:formula="of:=NORMINV(RAND();35+[.X87]*40;1)" office:value-type="float" office:value="75.33664899155" calcext:value-type="float">
            <text:p>75.3366489916</text:p>
          </table:table-cell>
          <table:table-cell table:style-name="ce7" table:formula="of:=NORMINV(RAND();35+[.Y87]*40;1)" office:value-type="float" office:value="73.5459358255844" calcext:value-type="float">
            <text:p>73.5459358256</text:p>
          </table:table-cell>
          <table:table-cell table:style-name="ce7" table:formula="of:=NORMINV(RAND();35+[.Z87]*40;1)" office:value-type="float" office:value="75.0163115731401" calcext:value-type="float">
            <text:p>75.0163115731</text:p>
          </table:table-cell>
          <table:table-cell table:style-name="ce7" table:formula="of:=NORMINV(RAND();35+[.AA87]*40;1)" office:value-type="float" office:value="73.742636133534" calcext:value-type="float">
            <text:p>73.7426361335</text:p>
          </table:table-cell>
          <table:table-cell table:style-name="ce7" table:formula="of:=NORMINV(RAND();35+[.AB87]*40;1)" office:value-type="float" office:value="76.405512747053" calcext:value-type="float">
            <text:p>76.4055127471</text:p>
          </table:table-cell>
          <table:table-cell table:style-name="ce7" table:formula="of:=NORMINV(RAND();35+[.AC87]*40;1)" office:value-type="float" office:value="77.7800219864069" calcext:value-type="float">
            <text:p>77.7800219864</text:p>
          </table:table-cell>
          <table:table-cell table:style-name="ce7" table:formula="of:=NORMINV(RAND();35+[.AD87]*40;1)" office:value-type="float" office:value="75.7077052559747" calcext:value-type="float">
            <text:p>75.707705256</text:p>
          </table:table-cell>
          <table:table-cell table:style-name="ce7" table:formula="of:=NORMINV(RAND();35+[.AE87]*40;1)" office:value-type="float" office:value="73.9614560726032" calcext:value-type="float">
            <text:p>73.9614560726</text:p>
          </table:table-cell>
          <table:table-cell table:style-name="ce7" table:formula="of:=NORMINV(RAND();35+[.AF87]*40;1)" office:value-type="float" office:value="37.032670352182" calcext:value-type="float">
            <text:p>37.0326703522</text:p>
          </table:table-cell>
          <table:table-cell table:style-name="ce7" table:formula="of:=NORMINV(RAND();35+[.AG87]*40;1)" office:value-type="float" office:value="36.3803061572652" calcext:value-type="float">
            <text:p>36.3803061573</text:p>
          </table:table-cell>
          <table:table-cell table:style-name="ce7" table:formula="of:=NORMINV(RAND();35+[.AH87]*40;1)" office:value-type="float" office:value="35.8123309798057" calcext:value-type="float">
            <text:p>35.8123309798</text:p>
          </table:table-cell>
          <table:table-cell table:style-name="ce7" table:formula="of:=NORMINV(RAND();35+[.AI87]*40;1)" office:value-type="float" office:value="35.7978840557534" calcext:value-type="float">
            <text:p>35.7978840558</text:p>
          </table:table-cell>
          <table:table-cell table:style-name="ce7" table:formula="of:=NORMINV(RAND();35+[.AJ87]*40;1)" office:value-type="float" office:value="34.4711037975016" calcext:value-type="float">
            <text:p>34.4711037975</text:p>
          </table:table-cell>
          <table:table-cell table:style-name="ce7" table:formula="of:=NORMINV(RAND();35+[.AK87]*40;1)" office:value-type="float" office:value="36.1327110659249" calcext:value-type="float">
            <text:p>36.1327110659</text:p>
          </table:table-cell>
          <table:table-cell table:style-name="ce7" table:formula="of:=NORMINV(RAND();35+[.AL87]*40;5)" office:value-type="float" office:value="30.52867192653" calcext:value-type="float">
            <text:p>30.5286719265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office:value-type="float" office:value="23.4" calcext:value-type="float">
            <text:p>23.4</text:p>
          </table:table-cell>
          <table:table-cell office:value-type="float" office:value="24.2" calcext:value-type="float">
            <text:p>24.2</text:p>
          </table:table-cell>
          <table:table-cell office:value-type="float" office:value="1.75995" calcext:value-type="float">
            <text:p>1.75995</text:p>
          </table:table-cell>
          <table:table-cell office:value-type="float" office:value="1.619965" calcext:value-type="float">
            <text:p>1.619965</text:p>
          </table:table-cell>
          <table:table-cell office:value-type="float" office:value="28.20005" calcext:value-type="float">
            <text:p>28.20005</text:p>
          </table:table-cell>
          <table:table-cell office:value-type="float" office:value="29.10005" calcext:value-type="float">
            <text:p>29.10005</text:p>
          </table:table-cell>
          <table:table-cell office:value-type="float" office:value="1.04" calcext:value-type="float">
            <text:p>1.04</text:p>
          </table:table-cell>
          <table:table-cell office:value-type="float" office:value="0.9" calcext:value-type="float">
            <text:p>0.9</text:p>
          </table:table-cell>
          <table:table-cell table:style-name="ce1" table:formula="of:=AVERAGE([.BK107:.BL107])" office:value-type="float" office:value="23.8" calcext:value-type="float">
            <text:p>23.8</text:p>
          </table:table-cell>
          <table:table-cell table:style-name="ce1" table:formula="of:=AVERAGE([.BO107:.BP107])" office:value-type="float" office:value="28.65005" calcext:value-type="float">
            <text:p>28.7</text:p>
          </table:table-cell>
          <table:table-cell table:style-name="ce10" table:formula="of:=AVERAGE([.BM107:.BN107])" office:value-type="float" office:value="1.6899575" calcext:value-type="float">
            <text:p>1.69</text:p>
          </table:table-cell>
          <table:table-cell table:style-name="ce10" table:formula="of:=AVERAGE([.BQ107:.BR107])"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.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13"/>
          <table:table-cell table:style-name="ce7" table:formula="of:=NORMINV(RAND();35+[.S88]*40;1)" office:value-type="float" office:value="114.375936637131" calcext:value-type="float">
            <text:p>114.3759366371</text:p>
          </table:table-cell>
          <table:table-cell table:style-name="ce7" table:formula="of:=NORMINV(RAND();35+[.T88]*40;1)" office:value-type="float" office:value="114.708906542354" calcext:value-type="float">
            <text:p>114.7089065424</text:p>
          </table:table-cell>
          <table:table-cell table:style-name="ce7" table:formula="of:=NORMINV(RAND();35+[.U88]*40;1)" office:value-type="float" office:value="114.961577030228" calcext:value-type="float">
            <text:p>114.9615770302</text:p>
          </table:table-cell>
          <table:table-cell table:style-name="ce7" table:formula="of:=NORMINV(RAND();35+[.V88]*40;1)" office:value-type="float" office:value="75.9670923764929" calcext:value-type="float">
            <text:p>75.9670923765</text:p>
          </table:table-cell>
          <table:table-cell table:style-name="ce7" table:formula="of:=NORMINV(RAND();35+[.W88]*40;1)" office:value-type="float" office:value="73.6834704038319" calcext:value-type="float">
            <text:p>73.6834704038</text:p>
          </table:table-cell>
          <table:table-cell table:style-name="ce7" table:formula="of:=NORMINV(RAND();35+[.X88]*40;1)" office:value-type="float" office:value="74.8663035923827" calcext:value-type="float">
            <text:p>74.8663035924</text:p>
          </table:table-cell>
          <table:table-cell table:style-name="ce7" table:formula="of:=NORMINV(RAND();35+[.Y88]*40;1)" office:value-type="float" office:value="74.9035784292765" calcext:value-type="float">
            <text:p>74.9035784293</text:p>
          </table:table-cell>
          <table:table-cell table:style-name="ce7" table:formula="of:=NORMINV(RAND();35+[.Z88]*40;1)" office:value-type="float" office:value="76.0189454020933" calcext:value-type="float">
            <text:p>76.0189454021</text:p>
          </table:table-cell>
          <table:table-cell table:style-name="ce7" table:formula="of:=NORMINV(RAND();35+[.AA88]*40;1)" office:value-type="float" office:value="74.4287747455122" calcext:value-type="float">
            <text:p>74.4287747455</text:p>
          </table:table-cell>
          <table:table-cell table:style-name="ce7" table:formula="of:=NORMINV(RAND();35+[.AB88]*40;1)" office:value-type="float" office:value="75.4237589921735" calcext:value-type="float">
            <text:p>75.4237589922</text:p>
          </table:table-cell>
          <table:table-cell table:style-name="ce7" table:formula="of:=NORMINV(RAND();35+[.AC88]*40;1)" office:value-type="float" office:value="75.5284187984786" calcext:value-type="float">
            <text:p>75.5284187985</text:p>
          </table:table-cell>
          <table:table-cell table:style-name="ce7" table:formula="of:=NORMINV(RAND();35+[.AD88]*40;1)" office:value-type="float" office:value="74.696412369831" calcext:value-type="float">
            <text:p>74.6964123698</text:p>
          </table:table-cell>
          <table:table-cell table:style-name="ce7" table:formula="of:=NORMINV(RAND();35+[.AE88]*40;1)" office:value-type="float" office:value="35.686535328702" calcext:value-type="float">
            <text:p>35.6865353287</text:p>
          </table:table-cell>
          <table:table-cell table:style-name="ce7" table:formula="of:=NORMINV(RAND();35+[.AF88]*40;1)" office:value-type="float" office:value="36.2307807694016" calcext:value-type="float">
            <text:p>36.2307807694</text:p>
          </table:table-cell>
          <table:table-cell table:style-name="ce7" table:formula="of:=NORMINV(RAND();35+[.AG88]*40;1)" office:value-type="float" office:value="35.670180644656" calcext:value-type="float">
            <text:p>35.6701806447</text:p>
          </table:table-cell>
          <table:table-cell table:style-name="ce7" table:formula="of:=NORMINV(RAND();35+[.AH88]*40;1)" office:value-type="float" office:value="32.7217415934038" calcext:value-type="float">
            <text:p>32.7217415934</text:p>
          </table:table-cell>
          <table:table-cell table:style-name="ce7" table:formula="of:=NORMINV(RAND();35+[.AI88]*40;1)" office:value-type="float" office:value="34.0646155185537" calcext:value-type="float">
            <text:p>34.0646155186</text:p>
          </table:table-cell>
          <table:table-cell table:style-name="ce7" table:formula="of:=NORMINV(RAND();35+[.AJ88]*40;1)" office:value-type="float" office:value="35.8458133922853" calcext:value-type="float">
            <text:p>35.8458133923</text:p>
          </table:table-cell>
          <table:table-cell table:style-name="ce7" table:formula="of:=NORMINV(RAND();35+[.AK88]*40;1)" office:value-type="float" office:value="34.0518296833298" calcext:value-type="float">
            <text:p>34.0518296833</text:p>
          </table:table-cell>
          <table:table-cell table:style-name="ce7" table:formula="of:=NORMINV(RAND();35+[.AL88]*40;5)" office:value-type="float" office:value="35.839332575063" calcext:value-type="float">
            <text:p>35.8393325751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24.7023771564464" calcext:value-type="float">
            <text:p>24.7023771564</text:p>
          </table:table-cell>
          <table:table-cell office:value-type="float" office:value="25.5506133474259" calcext:value-type="float">
            <text:p>25.5506133474</text:p>
          </table:table-cell>
          <table:table-cell office:value-type="float" office:value="1.86286191345475" calcext:value-type="float">
            <text:p>1.8628619135</text:p>
          </table:table-cell>
          <table:table-cell office:value-type="float" office:value="1.71322243983021" calcext:value-type="float">
            <text:p>1.7132224398</text:p>
          </table:table-cell>
          <table:table-cell office:value-type="float" office:value="29.7757575326317" calcext:value-type="float">
            <text:p>29.7757575326</text:p>
          </table:table-cell>
          <table:table-cell office:value-type="float" office:value="30.7239937236112" calcext:value-type="float">
            <text:p>30.7239937236</text:p>
          </table:table-cell>
          <table:table-cell office:value-type="float" office:value="1.0978834291754" calcext:value-type="float">
            <text:p>1.0978834292</text:p>
          </table:table-cell>
          <table:table-cell office:value-type="float" office:value="0.948236190979496" calcext:value-type="float">
            <text:p>0.948236191</text:p>
          </table:table-cell>
          <table:table-cell table:style-name="ce1" table:formula="of:=AVERAGE([.BK108:.BL108])" office:value-type="float" office:value="25.1264952519361" calcext:value-type="float">
            <text:p>25.1</text:p>
          </table:table-cell>
          <table:table-cell table:style-name="ce1" table:formula="of:=AVERAGE([.BO108:.BP108])" office:value-type="float" office:value="30.2498756281215" calcext:value-type="float">
            <text:p>30.2</text:p>
          </table:table-cell>
          <table:table-cell table:style-name="ce10" table:formula="of:=AVERAGE([.BM108:.BN108])" office:value-type="float" office:value="1.78804217664248" calcext:value-type="float">
            <text:p>1.79</text:p>
          </table:table-cell>
          <table:table-cell table:style-name="ce10" table:formula="of:=AVERAGE([.BQ108:.BR108])" office:value-type="float" office:value="1.02305981007745" calcext:value-type="float">
            <text:p>1.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.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13"/>
          <table:table-cell table:style-name="ce7" table:formula="of:=NORMINV(RAND();35+[.S89]*40;1)" office:value-type="float" office:value="114.33467835728" calcext:value-type="float">
            <text:p>114.3346783573</text:p>
          </table:table-cell>
          <table:table-cell table:style-name="ce7" table:formula="of:=NORMINV(RAND();35+[.T89]*40;1)" office:value-type="float" office:value="114.487834415447" calcext:value-type="float">
            <text:p>114.4878344154</text:p>
          </table:table-cell>
          <table:table-cell table:style-name="ce7" table:formula="of:=NORMINV(RAND();35+[.U89]*40;1)" office:value-type="float" office:value="113.624441221014" calcext:value-type="float">
            <text:p>113.624441221</text:p>
          </table:table-cell>
          <table:table-cell table:style-name="ce7" table:formula="of:=NORMINV(RAND();35+[.V89]*40;1)" office:value-type="float" office:value="76.4383438780145" calcext:value-type="float">
            <text:p>76.438343878</text:p>
          </table:table-cell>
          <table:table-cell table:style-name="ce7" table:formula="of:=NORMINV(RAND();35+[.W89]*40;1)" office:value-type="float" office:value="75.639025395753" calcext:value-type="float">
            <text:p>75.6390253958</text:p>
          </table:table-cell>
          <table:table-cell table:style-name="ce7" table:formula="of:=NORMINV(RAND();35+[.X89]*40;1)" office:value-type="float" office:value="74.9611194185773" calcext:value-type="float">
            <text:p>74.9611194186</text:p>
          </table:table-cell>
          <table:table-cell table:style-name="ce7" table:formula="of:=NORMINV(RAND();35+[.Y89]*40;1)" office:value-type="float" office:value="75.8341415212872" calcext:value-type="float">
            <text:p>75.8341415213</text:p>
          </table:table-cell>
          <table:table-cell table:style-name="ce7" table:formula="of:=NORMINV(RAND();35+[.Z89]*40;1)" office:value-type="float" office:value="74.5998338408348" calcext:value-type="float">
            <text:p>74.5998338408</text:p>
          </table:table-cell>
          <table:table-cell table:style-name="ce7" table:formula="of:=NORMINV(RAND();35+[.AA89]*40;1)" office:value-type="float" office:value="73.992495091125" calcext:value-type="float">
            <text:p>73.9924950911</text:p>
          </table:table-cell>
          <table:table-cell table:style-name="ce7" table:formula="of:=NORMINV(RAND();35+[.AB89]*40;1)" office:value-type="float" office:value="73.9076492976857" calcext:value-type="float">
            <text:p>73.9076492977</text:p>
          </table:table-cell>
          <table:table-cell table:style-name="ce7" table:formula="of:=NORMINV(RAND();35+[.AC89]*40;1)" office:value-type="float" office:value="76.8529175459507" calcext:value-type="float">
            <text:p>76.852917546</text:p>
          </table:table-cell>
          <table:table-cell table:style-name="ce7" table:formula="of:=NORMINV(RAND();35+[.AD89]*40;1)" office:value-type="float" office:value="36.5669959653872" calcext:value-type="float">
            <text:p>36.5669959654</text:p>
          </table:table-cell>
          <table:table-cell table:style-name="ce7" table:formula="of:=NORMINV(RAND();35+[.AE89]*40;1)" office:value-type="float" office:value="35.2316119228522" calcext:value-type="float">
            <text:p>35.2316119229</text:p>
          </table:table-cell>
          <table:table-cell table:style-name="ce7" table:formula="of:=NORMINV(RAND();35+[.AF89]*40;1)" office:value-type="float" office:value="35.9170955717499" calcext:value-type="float">
            <text:p>35.9170955717</text:p>
          </table:table-cell>
          <table:table-cell table:style-name="ce7" table:formula="of:=NORMINV(RAND();35+[.AG89]*40;1)" office:value-type="float" office:value="37.8636343082211" calcext:value-type="float">
            <text:p>37.8636343082</text:p>
          </table:table-cell>
          <table:table-cell table:style-name="ce7" table:formula="of:=NORMINV(RAND();35+[.AH89]*40;1)" office:value-type="float" office:value="34.7003428481805" calcext:value-type="float">
            <text:p>34.7003428482</text:p>
          </table:table-cell>
          <table:table-cell table:style-name="ce7" table:formula="of:=NORMINV(RAND();35+[.AI89]*40;1)" office:value-type="float" office:value="34.0426226678448" calcext:value-type="float">
            <text:p>34.0426226678</text:p>
          </table:table-cell>
          <table:table-cell table:style-name="ce7" table:formula="of:=NORMINV(RAND();35+[.AJ89]*40;1)" office:value-type="float" office:value="34.9981408759464" calcext:value-type="float">
            <text:p>34.9981408759</text:p>
          </table:table-cell>
          <table:table-cell table:style-name="ce7" table:formula="of:=NORMINV(RAND();35+[.AK89]*40;1)" office:value-type="float" office:value="34.9198991661735" calcext:value-type="float">
            <text:p>34.9198991662</text:p>
          </table:table-cell>
          <table:table-cell table:style-name="ce7" table:formula="of:=NORMINV(RAND();35+[.AL89]*40;5)" office:value-type="float" office:value="42.2120976418738" calcext:value-type="float">
            <text:p>42.2120976419</text:p>
          </table:table-cell>
          <table:table-cell table:number-columns-repeated="23"/>
          <table:table-cell office:value-type="float" office:value="8" calcext:value-type="float">
            <text:p>8</text:p>
          </table:table-cell>
          <table:table-cell office:value-type="float" office:value="26.1" calcext:value-type="float">
            <text:p>26.1</text:p>
          </table:table-cell>
          <table:table-cell office:value-type="float" office:value="27" calcext:value-type="float">
            <text:p>27</text:p>
          </table:table-cell>
          <table:table-cell office:value-type="float" office:value="1.9733" calcext:value-type="float">
            <text:p>1.9733</text:p>
          </table:table-cell>
          <table:table-cell office:value-type="float" office:value="1.8133" calcext:value-type="float">
            <text:p>1.8133</text:p>
          </table:table-cell>
          <table:table-cell office:value-type="float" office:value="31.4667" calcext:value-type="float">
            <text:p>31.4667</text:p>
          </table:table-cell>
          <table:table-cell office:value-type="float" office:value="32.4667" calcext:value-type="float">
            <text:p>32.4667</text:p>
          </table:table-cell>
          <table:table-cell office:value-type="float" office:value="1.16" calcext:value-type="float">
            <text:p>1.16</text:p>
          </table:table-cell>
          <table:table-cell office:value-type="float" office:value="1" calcext:value-type="float">
            <text:p>1</text:p>
          </table:table-cell>
          <table:table-cell table:style-name="ce1" table:formula="of:=AVERAGE([.BK109:.BL109])" office:value-type="float" office:value="26.55" calcext:value-type="float">
            <text:p>26.6</text:p>
          </table:table-cell>
          <table:table-cell table:style-name="ce1" table:formula="of:=AVERAGE([.BO109:.BP109])" office:value-type="float" office:value="31.9667" calcext:value-type="float">
            <text:p>32.0</text:p>
          </table:table-cell>
          <table:table-cell table:style-name="ce10" table:formula="of:=AVERAGE([.BM109:.BN109])" office:value-type="float" office:value="1.8933" calcext:value-type="float">
            <text:p>1.89</text:p>
          </table:table-cell>
          <table:table-cell table:style-name="ce10" table:formula="of:=AVERAGE([.BQ109:.BR109])" office:value-type="float" office:value="1.08" calcext:value-type="float">
            <text:p>1.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.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13"/>
          <table:table-cell table:style-name="ce7" table:formula="of:=NORMINV(RAND();35+[.S90]*40;1)" office:value-type="float" office:value="74.3015083687032" calcext:value-type="float">
            <text:p>74.3015083687</text:p>
          </table:table-cell>
          <table:table-cell table:style-name="ce7" table:formula="of:=NORMINV(RAND();35+[.T90]*40;1)" office:value-type="float" office:value="73.7395378411747" calcext:value-type="float">
            <text:p>73.7395378412</text:p>
          </table:table-cell>
          <table:table-cell table:style-name="ce7" table:formula="of:=NORMINV(RAND();35+[.U90]*40;1)" office:value-type="float" office:value="74.3427760572377" calcext:value-type="float">
            <text:p>74.3427760572</text:p>
          </table:table-cell>
          <table:table-cell table:style-name="ce7" table:formula="of:=NORMINV(RAND();35+[.V90]*40;1)" office:value-type="float" office:value="74.6132743581725" calcext:value-type="float">
            <text:p>74.6132743582</text:p>
          </table:table-cell>
          <table:table-cell table:style-name="ce7" table:formula="of:=NORMINV(RAND();35+[.W90]*40;1)" office:value-type="float" office:value="76.3153993936613" calcext:value-type="float">
            <text:p>76.3153993937</text:p>
          </table:table-cell>
          <table:table-cell table:style-name="ce7" table:formula="of:=NORMINV(RAND();35+[.X90]*40;1)" office:value-type="float" office:value="74.7179214415815" calcext:value-type="float">
            <text:p>74.7179214416</text:p>
          </table:table-cell>
          <table:table-cell table:style-name="ce7" table:formula="of:=NORMINV(RAND();35+[.Y90]*40;1)" office:value-type="float" office:value="76.5356240555509" calcext:value-type="float">
            <text:p>76.5356240556</text:p>
          </table:table-cell>
          <table:table-cell table:style-name="ce7" table:formula="of:=NORMINV(RAND();35+[.Z90]*40;1)" office:value-type="float" office:value="34.8717593323735" calcext:value-type="float">
            <text:p>34.8717593324</text:p>
          </table:table-cell>
          <table:table-cell table:style-name="ce7" table:formula="of:=NORMINV(RAND();35+[.AA90]*40;1)" office:value-type="float" office:value="34.8991638122887" calcext:value-type="float">
            <text:p>34.8991638123</text:p>
          </table:table-cell>
          <table:table-cell table:style-name="ce7" table:formula="of:=NORMINV(RAND();35+[.AB90]*40;1)" office:value-type="float" office:value="33.3337802880326" calcext:value-type="float">
            <text:p>33.333780288</text:p>
          </table:table-cell>
          <table:table-cell table:style-name="ce7" table:formula="of:=NORMINV(RAND();35+[.AC90]*40;1)" office:value-type="float" office:value="35.8256695535377" calcext:value-type="float">
            <text:p>35.8256695535</text:p>
          </table:table-cell>
          <table:table-cell table:style-name="ce7" table:formula="of:=NORMINV(RAND();35+[.AD90]*40;1)" office:value-type="float" office:value="36.0587714420094" calcext:value-type="float">
            <text:p>36.058771442</text:p>
          </table:table-cell>
          <table:table-cell table:style-name="ce7" table:formula="of:=NORMINV(RAND();35+[.AE90]*40;1)" office:value-type="float" office:value="36.3711091832498" calcext:value-type="float">
            <text:p>36.3711091832</text:p>
          </table:table-cell>
          <table:table-cell table:style-name="ce7" table:formula="of:=NORMINV(RAND();35+[.AF90]*40;1)" office:value-type="float" office:value="34.8892073853581" calcext:value-type="float">
            <text:p>34.8892073854</text:p>
          </table:table-cell>
          <table:table-cell table:style-name="ce7" table:formula="of:=NORMINV(RAND();35+[.AG90]*40;1)" office:value-type="float" office:value="35.8404818458493" calcext:value-type="float">
            <text:p>35.8404818458</text:p>
          </table:table-cell>
          <table:table-cell table:style-name="ce7" table:formula="of:=NORMINV(RAND();35+[.AH90]*40;1)" office:value-type="float" office:value="34.0259978476283" calcext:value-type="float">
            <text:p>34.0259978476</text:p>
          </table:table-cell>
          <table:table-cell table:style-name="ce7" table:formula="of:=NORMINV(RAND();35+[.AI90]*40;1)" office:value-type="float" office:value="35.0270675663785" calcext:value-type="float">
            <text:p>35.0270675664</text:p>
          </table:table-cell>
          <table:table-cell table:style-name="ce7" table:formula="of:=NORMINV(RAND();35+[.AJ90]*40;1)" office:value-type="float" office:value="36.514028990302" calcext:value-type="float">
            <text:p>36.5140289903</text:p>
          </table:table-cell>
          <table:table-cell table:style-name="ce7" table:formula="of:=NORMINV(RAND();35+[.AK90]*40;1)" office:value-type="float" office:value="35.7849130293775" calcext:value-type="float">
            <text:p>35.7849130294</text:p>
          </table:table-cell>
          <table:table-cell table:style-name="ce7" table:formula="of:=NORMINV(RAND();35+[.AL90]*40;5)" office:value-type="float" office:value="39.06067169857" calcext:value-type="float">
            <text:p>39.0606716986</text:p>
          </table:table-cell>
          <table:table-cell table:number-columns-repeated="23"/>
          <table:table-cell office:value-type="float" office:value="9" calcext:value-type="float">
            <text:p>9</text:p>
          </table:table-cell>
          <table:table-cell office:value-type="float" office:value="27.4976228435536" calcext:value-type="float">
            <text:p>27.4976228436</text:p>
          </table:table-cell>
          <table:table-cell office:value-type="float" office:value="28.4493866525741" calcext:value-type="float">
            <text:p>28.4493866526</text:p>
          </table:table-cell>
          <table:table-cell office:value-type="float" office:value="2.08373808654525" calcext:value-type="float">
            <text:p>2.0837380865</text:p>
          </table:table-cell>
          <table:table-cell office:value-type="float" office:value="1.91337756016979" calcext:value-type="float">
            <text:p>1.9133775602</text:p>
          </table:table-cell>
          <table:table-cell office:value-type="float" office:value="33.1576424673683" calcext:value-type="float">
            <text:p>33.1576424674</text:p>
          </table:table-cell>
          <table:table-cell office:value-type="float" office:value="34.2094062763888" calcext:value-type="float">
            <text:p>34.2094062764</text:p>
          </table:table-cell>
          <table:table-cell office:value-type="float" office:value="1.22211657082461" calcext:value-type="float">
            <text:p>1.2221165708</text:p>
          </table:table-cell>
          <table:table-cell office:value-type="float" office:value="1.0517638090205" calcext:value-type="float">
            <text:p>1.051763809</text:p>
          </table:table-cell>
          <table:table-cell table:style-name="ce1" table:formula="of:=AVERAGE([.BK110:.BL110])" office:value-type="float" office:value="27.9735047480639" calcext:value-type="float">
            <text:p>28.0</text:p>
          </table:table-cell>
          <table:table-cell table:style-name="ce1" table:formula="of:=AVERAGE([.BO110:.BP110])" office:value-type="float" office:value="33.6835243718785" calcext:value-type="float">
            <text:p>33.7</text:p>
          </table:table-cell>
          <table:table-cell table:style-name="ce10" table:formula="of:=AVERAGE([.BM110:.BN110])" office:value-type="float" office:value="1.99855782335752" calcext:value-type="float">
            <text:p>2.00</text:p>
          </table:table-cell>
          <table:table-cell table:style-name="ce10" table:formula="of:=AVERAGE([.BQ110:.BR110])" office:value-type="float" office:value="1.13694018992255" calcext:value-type="float">
            <text:p>1.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80" calcext:value-type="float">
            <text:p>80.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13"/>
          <table:table-cell table:style-name="ce7" table:formula="of:=NORMINV(RAND();35+[.S91]*40;1)" office:value-type="float" office:value="75.0115686631296" calcext:value-type="float">
            <text:p>75.0115686631</text:p>
          </table:table-cell>
          <table:table-cell table:style-name="ce7" table:formula="of:=NORMINV(RAND();35+[.T91]*40;1)" office:value-type="float" office:value="74.7181985815778" calcext:value-type="float">
            <text:p>74.7181985816</text:p>
          </table:table-cell>
          <table:table-cell table:style-name="ce7" table:formula="of:=NORMINV(RAND();35+[.U91]*40;1)" office:value-type="float" office:value="77.2397245874829" calcext:value-type="float">
            <text:p>77.2397245875</text:p>
          </table:table-cell>
          <table:table-cell table:style-name="ce7" table:formula="of:=NORMINV(RAND();35+[.V91]*40;1)" office:value-type="float" office:value="75.9383240378377" calcext:value-type="float">
            <text:p>75.9383240378</text:p>
          </table:table-cell>
          <table:table-cell table:style-name="ce7" table:formula="of:=NORMINV(RAND();35+[.W91]*40;1)" office:value-type="float" office:value="33.3618797010572" calcext:value-type="float">
            <text:p>33.3618797011</text:p>
          </table:table-cell>
          <table:table-cell table:style-name="ce7" table:formula="of:=NORMINV(RAND();35+[.X91]*40;1)" office:value-type="float" office:value="35.3275716345304" calcext:value-type="float">
            <text:p>35.3275716345</text:p>
          </table:table-cell>
          <table:table-cell table:style-name="ce7" table:formula="of:=NORMINV(RAND();35+[.Y91]*40;1)" office:value-type="float" office:value="33.2179101136979" calcext:value-type="float">
            <text:p>33.2179101137</text:p>
          </table:table-cell>
          <table:table-cell table:style-name="ce7" table:formula="of:=NORMINV(RAND();35+[.Z91]*40;1)" office:value-type="float" office:value="35.1632689897824" calcext:value-type="float">
            <text:p>35.1632689898</text:p>
          </table:table-cell>
          <table:table-cell table:style-name="ce7" table:formula="of:=NORMINV(RAND();35+[.AA91]*40;1)" office:value-type="float" office:value="35.0161431525406" calcext:value-type="float">
            <text:p>35.0161431525</text:p>
          </table:table-cell>
          <table:table-cell table:style-name="ce7" table:formula="of:=NORMINV(RAND();35+[.AB91]*40;1)" office:value-type="float" office:value="34.9513384240421" calcext:value-type="float">
            <text:p>34.951338424</text:p>
          </table:table-cell>
          <table:table-cell table:style-name="ce7" table:formula="of:=NORMINV(RAND();35+[.AC91]*40;1)" office:value-type="float" office:value="34.8866601235293" calcext:value-type="float">
            <text:p>34.8866601235</text:p>
          </table:table-cell>
          <table:table-cell table:style-name="ce7" table:formula="of:=NORMINV(RAND();35+[.AD91]*40;1)" office:value-type="float" office:value="35.7325687104097" calcext:value-type="float">
            <text:p>35.7325687104</text:p>
          </table:table-cell>
          <table:table-cell table:style-name="ce7" table:formula="of:=NORMINV(RAND();35+[.AE91]*40;1)" office:value-type="float" office:value="35.6913996973898" calcext:value-type="float">
            <text:p>35.6913996974</text:p>
          </table:table-cell>
          <table:table-cell table:style-name="ce7" table:formula="of:=NORMINV(RAND();35+[.AF91]*40;1)" office:value-type="float" office:value="33.6331548446141" calcext:value-type="float">
            <text:p>33.6331548446</text:p>
          </table:table-cell>
          <table:table-cell table:style-name="ce7" table:formula="of:=NORMINV(RAND();35+[.AG91]*40;1)" office:value-type="float" office:value="33.0849707842578" calcext:value-type="float">
            <text:p>33.0849707843</text:p>
          </table:table-cell>
          <table:table-cell table:style-name="ce7" table:formula="of:=NORMINV(RAND();35+[.AH91]*40;1)" office:value-type="float" office:value="34.4369472784049" calcext:value-type="float">
            <text:p>34.4369472784</text:p>
          </table:table-cell>
          <table:table-cell table:style-name="ce7" table:formula="of:=NORMINV(RAND();35+[.AI91]*40;1)" office:value-type="float" office:value="36.1343202311572" calcext:value-type="float">
            <text:p>36.1343202312</text:p>
          </table:table-cell>
          <table:table-cell table:style-name="ce7" table:formula="of:=NORMINV(RAND();35+[.AJ91]*40;1)" office:value-type="float" office:value="34.3763957988577" calcext:value-type="float">
            <text:p>34.3763957989</text:p>
          </table:table-cell>
          <table:table-cell table:style-name="ce7" table:formula="of:=NORMINV(RAND();35+[.AK91]*40;1)" office:value-type="float" office:value="34.6136165022783" calcext:value-type="float">
            <text:p>34.6136165023</text:p>
          </table:table-cell>
          <table:table-cell table:style-name="ce7" table:formula="of:=NORMINV(RAND();35+[.AL91]*40;5)" office:value-type="float" office:value="30.1759070495873" calcext:value-type="float">
            <text:p>30.1759070496</text:p>
          </table:table-cell>
          <table:table-cell table:number-columns-repeated="23"/>
          <table:table-cell office:value-type="float" office:value="10" calcext:value-type="float">
            <text:p>10</text:p>
          </table:table-cell>
          <table:table-cell office:value-type="float" office:value="28.8" calcext:value-type="float">
            <text:p>28.8</text:p>
          </table:table-cell>
          <table:table-cell office:value-type="float" office:value="29.8" calcext:value-type="float">
            <text:p>29.8</text:p>
          </table:table-cell>
          <table:table-cell office:value-type="float" office:value="2.18665" calcext:value-type="float">
            <text:p>2.18665</text:p>
          </table:table-cell>
          <table:table-cell office:value-type="float" office:value="2.006635" calcext:value-type="float">
            <text:p>2.006635</text:p>
          </table:table-cell>
          <table:table-cell office:value-type="float" office:value="34.73335" calcext:value-type="float">
            <text:p>34.73335</text:p>
          </table:table-cell>
          <table:table-cell office:value-type="float" office:value="35.83335" calcext:value-type="float">
            <text:p>35.83335</text:p>
          </table:table-cell>
          <table:table-cell office:value-type="float" office:value="1.28" calcext:value-type="float">
            <text:p>1.28</text:p>
          </table:table-cell>
          <table:table-cell office:value-type="float" office:value="1.1" calcext:value-type="float">
            <text:p>1.1</text:p>
          </table:table-cell>
          <table:table-cell table:style-name="ce1" table:formula="of:=AVERAGE([.BK111:.BL111])" office:value-type="float" office:value="29.3" calcext:value-type="float">
            <text:p>29.3</text:p>
          </table:table-cell>
          <table:table-cell table:style-name="ce1" table:formula="of:=AVERAGE([.BO111:.BP111])" office:value-type="float" office:value="35.28335" calcext:value-type="float">
            <text:p>35.3</text:p>
          </table:table-cell>
          <table:table-cell table:style-name="ce10" table:formula="of:=AVERAGE([.BM111:.BN111])" office:value-type="float" office:value="2.0966425" calcext:value-type="float">
            <text:p>2.10</text:p>
          </table:table-cell>
          <table:table-cell table:style-name="ce10" table:formula="of:=AVERAGE([.BQ111:.BR111])"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.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13"/>
          <table:table-cell table:style-name="ce7" table:formula="of:=NORMINV(RAND();35+[.S92]*40;1)" office:value-type="float" office:value="35.0783606161487" calcext:value-type="float">
            <text:p>35.0783606161</text:p>
          </table:table-cell>
          <table:table-cell table:style-name="ce7" table:formula="of:=NORMINV(RAND();35+[.T92]*40;1)" office:value-type="float" office:value="33.8358495707694" calcext:value-type="float">
            <text:p>33.8358495708</text:p>
          </table:table-cell>
          <table:table-cell table:style-name="ce7" table:formula="of:=NORMINV(RAND();35+[.U92]*40;1)" office:value-type="float" office:value="35.7574348718447" calcext:value-type="float">
            <text:p>35.7574348718</text:p>
          </table:table-cell>
          <table:table-cell table:style-name="ce7" table:formula="of:=NORMINV(RAND();35+[.V92]*40;1)" office:value-type="float" office:value="34.5956065643277" calcext:value-type="float">
            <text:p>34.5956065643</text:p>
          </table:table-cell>
          <table:table-cell table:style-name="ce7" table:formula="of:=NORMINV(RAND();35+[.W92]*40;1)" office:value-type="float" office:value="33.9044963000372" calcext:value-type="float">
            <text:p>33.9044963</text:p>
          </table:table-cell>
          <table:table-cell table:style-name="ce7" table:formula="of:=NORMINV(RAND();35+[.X92]*40;1)" office:value-type="float" office:value="36.4186762435284" calcext:value-type="float">
            <text:p>36.4186762435</text:p>
          </table:table-cell>
          <table:table-cell table:style-name="ce7" table:formula="of:=NORMINV(RAND();35+[.Y92]*40;1)" office:value-type="float" office:value="35.3421882890546" calcext:value-type="float">
            <text:p>35.3421882891</text:p>
          </table:table-cell>
          <table:table-cell table:style-name="ce7" table:formula="of:=NORMINV(RAND();35+[.Z92]*40;1)" office:value-type="float" office:value="34.8071826918776" calcext:value-type="float">
            <text:p>34.8071826919</text:p>
          </table:table-cell>
          <table:table-cell table:style-name="ce7" table:formula="of:=NORMINV(RAND();35+[.AA92]*40;1)" office:value-type="float" office:value="34.2743801853789" calcext:value-type="float">
            <text:p>34.2743801854</text:p>
          </table:table-cell>
          <table:table-cell table:style-name="ce7" table:formula="of:=NORMINV(RAND();35+[.AB92]*40;1)" office:value-type="float" office:value="36.2309385917754" calcext:value-type="float">
            <text:p>36.2309385918</text:p>
          </table:table-cell>
          <table:table-cell table:style-name="ce7" table:formula="of:=NORMINV(RAND();35+[.AC92]*40;1)" office:value-type="float" office:value="34.8993272957002" calcext:value-type="float">
            <text:p>34.8993272957</text:p>
          </table:table-cell>
          <table:table-cell table:style-name="ce7" table:formula="of:=NORMINV(RAND();35+[.AD92]*40;1)" office:value-type="float" office:value="34.9238928675789" calcext:value-type="float">
            <text:p>34.9238928676</text:p>
          </table:table-cell>
          <table:table-cell table:style-name="ce7" table:formula="of:=NORMINV(RAND();35+[.AE92]*40;1)" office:value-type="float" office:value="35.7290685772681" calcext:value-type="float">
            <text:p>35.7290685773</text:p>
          </table:table-cell>
          <table:table-cell table:style-name="ce7" table:formula="of:=NORMINV(RAND();35+[.AF92]*40;1)" office:value-type="float" office:value="35.6361993462661" calcext:value-type="float">
            <text:p>35.6361993463</text:p>
          </table:table-cell>
          <table:table-cell table:style-name="ce7" table:formula="of:=NORMINV(RAND();35+[.AG92]*40;1)" office:value-type="float" office:value="35.5581509428071" calcext:value-type="float">
            <text:p>35.5581509428</text:p>
          </table:table-cell>
          <table:table-cell table:style-name="ce7" table:formula="of:=NORMINV(RAND();35+[.AH92]*40;1)" office:value-type="float" office:value="34.5358663427331" calcext:value-type="float">
            <text:p>34.5358663427</text:p>
          </table:table-cell>
          <table:table-cell table:style-name="ce7" table:formula="of:=NORMINV(RAND();35+[.AI92]*40;1)" office:value-type="float" office:value="35.4705912112776" calcext:value-type="float">
            <text:p>35.4705912113</text:p>
          </table:table-cell>
          <table:table-cell table:style-name="ce7" table:formula="of:=NORMINV(RAND();35+[.AJ92]*40;1)" office:value-type="float" office:value="34.1738489719364" calcext:value-type="float">
            <text:p>34.1738489719</text:p>
          </table:table-cell>
          <table:table-cell table:style-name="ce7" table:formula="of:=NORMINV(RAND();35+[.AK92]*40;1)" office:value-type="float" office:value="35.6431869858861" calcext:value-type="float">
            <text:p>35.6431869859</text:p>
          </table:table-cell>
          <table:table-cell table:style-name="ce7" table:formula="of:=NORMINV(RAND();35+[.AL92]*40;5)" office:value-type="float" office:value="34.1238825392202" calcext:value-type="float">
            <text:p>34.1238825392</text:p>
          </table:table-cell>
          <table:table-cell table:number-columns-repeated="23"/>
          <table:table-cell office:value-type="float" office:value="11" calcext:value-type="float">
            <text:p>11</text:p>
          </table:table-cell>
          <table:table-cell office:value-type="float" office:value="29.9183766184074" calcext:value-type="float">
            <text:p>29.9183766184</text:p>
          </table:table-cell>
          <table:table-cell office:value-type="float" office:value="30.9597979746447" calcext:value-type="float">
            <text:p>30.9597979746</text:p>
          </table:table-cell>
          <table:table-cell office:value-type="float" office:value="2.2750224635323" calcext:value-type="float">
            <text:p>2.2750224635</text:p>
          </table:table-cell>
          <table:table-cell office:value-type="float" office:value="2.0867169790814" calcext:value-type="float">
            <text:p>2.0867169791</text:p>
          </table:table-cell>
          <table:table-cell office:value-type="float" office:value="36.0864407335261" calcext:value-type="float">
            <text:p>36.0864407335</text:p>
          </table:table-cell>
          <table:table-cell office:value-type="float" office:value="37.2278620897634" calcext:value-type="float">
            <text:p>37.2278620898</text:p>
          </table:table-cell>
          <table:table-cell office:value-type="float" office:value="1.32970562748477" calcext:value-type="float">
            <text:p>1.3297056275</text:p>
          </table:table-cell>
          <table:table-cell office:value-type="float" office:value="1.14142135623731" calcext:value-type="float">
            <text:p>1.1414213562</text:p>
          </table:table-cell>
          <table:table-cell table:style-name="ce1" table:formula="of:=AVERAGE([.BK112:.BL112])" office:value-type="float" office:value="30.439087296526" calcext:value-type="float">
            <text:p>30.4</text:p>
          </table:table-cell>
          <table:table-cell table:style-name="ce1" table:formula="of:=AVERAGE([.BO112:.BP112])" office:value-type="float" office:value="36.6571514116447" calcext:value-type="float">
            <text:p>36.7</text:p>
          </table:table-cell>
          <table:table-cell table:style-name="ce10" table:formula="of:=AVERAGE([.BM112:.BN112])" office:value-type="float" office:value="2.18086972130685" calcext:value-type="float">
            <text:p>2.18</text:p>
          </table:table-cell>
          <table:table-cell table:style-name="ce10" table:formula="of:=AVERAGE([.BQ112:.BR112])" office:value-type="float" office:value="1.23556349186104" calcext:value-type="float">
            <text:p>1.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.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3"/>
          <table:table-cell table:style-name="ce7" table:formula="of:=NORMINV(RAND();35+[.S93]*40;1)" office:value-type="float" office:value="37.7689000195492" calcext:value-type="float">
            <text:p>37.7689000195</text:p>
          </table:table-cell>
          <table:table-cell table:style-name="ce7" table:formula="of:=NORMINV(RAND();35+[.T93]*40;1)" office:value-type="float" office:value="33.7800770385907" calcext:value-type="float">
            <text:p>33.7800770386</text:p>
          </table:table-cell>
          <table:table-cell table:style-name="ce7" table:formula="of:=NORMINV(RAND();35+[.U93]*40;1)" office:value-type="float" office:value="33.6059228616157" calcext:value-type="float">
            <text:p>33.6059228616</text:p>
          </table:table-cell>
          <table:table-cell table:style-name="ce7" table:formula="of:=NORMINV(RAND();35+[.V93]*40;1)" office:value-type="float" office:value="33.6578560648801" calcext:value-type="float">
            <text:p>33.6578560649</text:p>
          </table:table-cell>
          <table:table-cell table:style-name="ce7" table:formula="of:=NORMINV(RAND();35+[.W93]*40;1)" office:value-type="float" office:value="33.2657997504247" calcext:value-type="float">
            <text:p>33.2657997504</text:p>
          </table:table-cell>
          <table:table-cell table:style-name="ce7" table:formula="of:=NORMINV(RAND();35+[.X93]*40;1)" office:value-type="float" office:value="35.5541889822629" calcext:value-type="float">
            <text:p>35.5541889823</text:p>
          </table:table-cell>
          <table:table-cell table:style-name="ce7" table:formula="of:=NORMINV(RAND();35+[.Y93]*40;1)" office:value-type="float" office:value="35.1738850736735" calcext:value-type="float">
            <text:p>35.1738850737</text:p>
          </table:table-cell>
          <table:table-cell table:style-name="ce7" table:formula="of:=NORMINV(RAND();35+[.Z93]*40;1)" office:value-type="float" office:value="35.2259943353956" calcext:value-type="float">
            <text:p>35.2259943354</text:p>
          </table:table-cell>
          <table:table-cell table:style-name="ce7" table:formula="of:=NORMINV(RAND();35+[.AA93]*40;1)" office:value-type="float" office:value="35.0763760077931" calcext:value-type="float">
            <text:p>35.0763760078</text:p>
          </table:table-cell>
          <table:table-cell table:style-name="ce7" table:formula="of:=NORMINV(RAND();35+[.AB93]*40;1)" office:value-type="float" office:value="33.5947071867205" calcext:value-type="float">
            <text:p>33.5947071867</text:p>
          </table:table-cell>
          <table:table-cell table:style-name="ce7" table:formula="of:=NORMINV(RAND();35+[.AC93]*40;1)" office:value-type="float" office:value="36.2747459968178" calcext:value-type="float">
            <text:p>36.2747459968</text:p>
          </table:table-cell>
          <table:table-cell table:style-name="ce7" table:formula="of:=NORMINV(RAND();35+[.AD93]*40;1)" office:value-type="float" office:value="34.4601555181304" calcext:value-type="float">
            <text:p>34.4601555181</text:p>
          </table:table-cell>
          <table:table-cell table:style-name="ce7" table:formula="of:=NORMINV(RAND();35+[.AE93]*40;1)" office:value-type="float" office:value="33.1605546329472" calcext:value-type="float">
            <text:p>33.1605546329</text:p>
          </table:table-cell>
          <table:table-cell table:style-name="ce7" table:formula="of:=NORMINV(RAND();35+[.AF93]*40;1)" office:value-type="float" office:value="34.6604985169005" calcext:value-type="float">
            <text:p>34.6604985169</text:p>
          </table:table-cell>
          <table:table-cell table:style-name="ce7" table:formula="of:=NORMINV(RAND();35+[.AG93]*40;1)" office:value-type="float" office:value="35.2951974726261" calcext:value-type="float">
            <text:p>35.2951974726</text:p>
          </table:table-cell>
          <table:table-cell table:style-name="ce7" table:formula="of:=NORMINV(RAND();35+[.AH93]*40;1)" office:value-type="float" office:value="33.6179830729434" calcext:value-type="float">
            <text:p>33.6179830729</text:p>
          </table:table-cell>
          <table:table-cell table:style-name="ce7" table:formula="of:=NORMINV(RAND();35+[.AI93]*40;1)" office:value-type="float" office:value="36.084727280108" calcext:value-type="float">
            <text:p>36.0847272801</text:p>
          </table:table-cell>
          <table:table-cell table:style-name="ce7" table:formula="of:=NORMINV(RAND();35+[.AJ93]*40;1)" office:value-type="float" office:value="34.1596670019378" calcext:value-type="float">
            <text:p>34.1596670019</text:p>
          </table:table-cell>
          <table:table-cell table:style-name="ce7" table:formula="of:=NORMINV(RAND();35+[.AK93]*40;1)" office:value-type="float" office:value="35.5248928168428" calcext:value-type="float">
            <text:p>35.5248928168</text:p>
          </table:table-cell>
          <table:table-cell table:style-name="ce7" table:formula="of:=NORMINV(RAND();35+[.AL93]*40;5)" office:value-type="float" office:value="36.9190993435175" calcext:value-type="float">
            <text:p>36.9190993435</text:p>
          </table:table-cell>
          <table:table-cell table:number-columns-repeated="23"/>
          <table:table-cell office:value-type="float" office:value="12" calcext:value-type="float">
            <text:p>12</text:p>
          </table:table-cell>
          <table:table-cell office:value-type="float" office:value="30.776537180436" calcext:value-type="float">
            <text:p>30.7765371804</text:p>
          </table:table-cell>
          <table:table-cell office:value-type="float" office:value="31.8497422611929" calcext:value-type="float">
            <text:p>31.8497422612</text:p>
          </table:table-cell>
          <table:table-cell office:value-type="float" office:value="2.34283303979482" calcext:value-type="float">
            <text:p>2.3428330398</text:p>
          </table:table-cell>
          <table:table-cell office:value-type="float" office:value="2.14816604288133" calcext:value-type="float">
            <text:p>2.1481660429</text:p>
          </table:table-cell>
          <table:table-cell office:value-type="float" office:value="37.1247037705449" calcext:value-type="float">
            <text:p>37.1247037705</text:p>
          </table:table-cell>
          <table:table-cell office:value-type="float" office:value="38.2979088513018" calcext:value-type="float">
            <text:p>38.2979088513</text:p>
          </table:table-cell>
          <table:table-cell office:value-type="float" office:value="1.36784609690827" calcext:value-type="float">
            <text:p>1.3678460969</text:p>
          </table:table-cell>
          <table:table-cell office:value-type="float" office:value="1.17320508075689" calcext:value-type="float">
            <text:p>1.1732050808</text:p>
          </table:table-cell>
          <table:table-cell table:style-name="ce1" table:formula="of:=AVERAGE([.BK113:.BL113])" office:value-type="float" office:value="31.3131397208144" calcext:value-type="float">
            <text:p>31.3</text:p>
          </table:table-cell>
          <table:table-cell table:style-name="ce1" table:formula="of:=AVERAGE([.BO113:.BP113])" office:value-type="float" office:value="37.7113063109233" calcext:value-type="float">
            <text:p>37.7</text:p>
          </table:table-cell>
          <table:table-cell table:style-name="ce10" table:formula="of:=AVERAGE([.BM113:.BN113])" office:value-type="float" office:value="2.24549954133807" calcext:value-type="float">
            <text:p>2.25</text:p>
          </table:table-cell>
          <table:table-cell table:style-name="ce10" table:formula="of:=AVERAGE([.BQ113:.BR113])" office:value-type="float" office:value="1.27052558883258" calcext:value-type="float">
            <text:p>1.27</text:p>
          </table:table-cell>
        </table:table-row>
        <table:table-row table:style-name="ro1">
          <table:table-cell table:number-columns-repeated="18"/>
          <table:table-cell table:style-name="ce7" table:formula="of:=NORMINV(RAND();35+[.S94]*40;1)" office:value-type="float" office:value="35.6321190865999" calcext:value-type="float">
            <text:p>35.6321190866</text:p>
          </table:table-cell>
          <table:table-cell table:style-name="ce7" table:formula="of:=NORMINV(RAND();35+[.T94]*40;1)" office:value-type="float" office:value="34.2800517102235" calcext:value-type="float">
            <text:p>34.2800517102</text:p>
          </table:table-cell>
          <table:table-cell table:style-name="ce7" table:formula="of:=NORMINV(RAND();35+[.U94]*40;1)" office:value-type="float" office:value="35.5598735814681" calcext:value-type="float">
            <text:p>35.5598735815</text:p>
          </table:table-cell>
          <table:table-cell table:style-name="ce7" table:formula="of:=NORMINV(RAND();35+[.V94]*40;1)" office:value-type="float" office:value="32.8773266829061" calcext:value-type="float">
            <text:p>32.8773266829</text:p>
          </table:table-cell>
          <table:table-cell table:style-name="ce7" table:formula="of:=NORMINV(RAND();35+[.W94]*40;1)" office:value-type="float" office:value="34.0531350966659" calcext:value-type="float">
            <text:p>34.0531350967</text:p>
          </table:table-cell>
          <table:table-cell table:style-name="ce7" table:formula="of:=NORMINV(RAND();35+[.X94]*40;1)" office:value-type="float" office:value="34.0772113506062" calcext:value-type="float">
            <text:p>34.0772113506</text:p>
          </table:table-cell>
          <table:table-cell table:style-name="ce7" table:formula="of:=NORMINV(RAND();35+[.Y94]*40;1)" office:value-type="float" office:value="33.25773188551" calcext:value-type="float">
            <text:p>33.2577318855</text:p>
          </table:table-cell>
          <table:table-cell table:style-name="ce7" table:formula="of:=NORMINV(RAND();35+[.Z94]*40;1)" office:value-type="float" office:value="36.0086882417404" calcext:value-type="float">
            <text:p>36.0086882417</text:p>
          </table:table-cell>
          <table:table-cell table:style-name="ce7" table:formula="of:=NORMINV(RAND();35+[.AA94]*40;1)" office:value-type="float" office:value="37.0685019106605" calcext:value-type="float">
            <text:p>37.0685019107</text:p>
          </table:table-cell>
          <table:table-cell table:style-name="ce7" table:formula="of:=NORMINV(RAND();35+[.AB94]*40;1)" office:value-type="float" office:value="35.3868892683064" calcext:value-type="float">
            <text:p>35.3868892683</text:p>
          </table:table-cell>
          <table:table-cell table:style-name="ce7" table:formula="of:=NORMINV(RAND();35+[.AC94]*40;1)" office:value-type="float" office:value="35.3496849284252" calcext:value-type="float">
            <text:p>35.3496849284</text:p>
          </table:table-cell>
          <table:table-cell table:style-name="ce7" table:formula="of:=NORMINV(RAND();35+[.AD94]*40;1)" office:value-type="float" office:value="35.0567575530597" calcext:value-type="float">
            <text:p>35.0567575531</text:p>
          </table:table-cell>
          <table:table-cell table:style-name="ce7" table:formula="of:=NORMINV(RAND();35+[.AE94]*40;1)" office:value-type="float" office:value="35.0783031426672" calcext:value-type="float">
            <text:p>35.0783031427</text:p>
          </table:table-cell>
          <table:table-cell table:style-name="ce7" table:formula="of:=NORMINV(RAND();35+[.AF94]*40;1)" office:value-type="float" office:value="34.1078032615964" calcext:value-type="float">
            <text:p>34.1078032616</text:p>
          </table:table-cell>
          <table:table-cell table:style-name="ce7" table:formula="of:=NORMINV(RAND();35+[.AG94]*40;1)" office:value-type="float" office:value="35.443984406305" calcext:value-type="float">
            <text:p>35.4439844063</text:p>
          </table:table-cell>
          <table:table-cell table:style-name="ce7" table:formula="of:=NORMINV(RAND();35+[.AH94]*40;1)" office:value-type="float" office:value="74.7961286271464" calcext:value-type="float">
            <text:p>74.7961286271</text:p>
          </table:table-cell>
          <table:table-cell table:style-name="ce7" table:formula="of:=NORMINV(RAND();35+[.AI94]*40;1)" office:value-type="float" office:value="73.7851247370527" calcext:value-type="float">
            <text:p>73.7851247371</text:p>
          </table:table-cell>
          <table:table-cell table:style-name="ce7" table:formula="of:=NORMINV(RAND();35+[.AJ94]*40;1)" office:value-type="float" office:value="33.7775599931087" calcext:value-type="float">
            <text:p>33.7775599931</text:p>
          </table:table-cell>
          <table:table-cell table:style-name="ce7" table:formula="of:=NORMINV(RAND();35+[.AK94]*40;1)" office:value-type="float" office:value="34.1600533829787" calcext:value-type="float">
            <text:p>34.160053383</text:p>
          </table:table-cell>
          <table:table-cell table:style-name="ce7" table:formula="of:=NORMINV(RAND();35+[.AL94]*40;5)" office:value-type="float" office:value="27.4652243847351" calcext:value-type="float">
            <text:p>27.4652243847</text:p>
          </table:table-cell>
          <table:table-cell table:number-columns-repeated="23"/>
          <table:table-cell office:value-type="float" office:value="13" calcext:value-type="float">
            <text:p>13</text:p>
          </table:table-cell>
          <table:table-cell office:value-type="float" office:value="31.315999461961" calcext:value-type="float">
            <text:p>31.315999462</text:p>
          </table:table-cell>
          <table:table-cell office:value-type="float" office:value="32.4091846272188" calcext:value-type="float">
            <text:p>32.4091846272</text:p>
          </table:table-cell>
          <table:table-cell office:value-type="float" office:value="2.38546055007755" calcext:value-type="float">
            <text:p>2.3854605501</text:p>
          </table:table-cell>
          <table:table-cell office:value-type="float" office:value="2.18679453925119" calcext:value-type="float">
            <text:p>2.1867945393</text:p>
          </table:table-cell>
          <table:table-cell office:value-type="float" office:value="37.7773832008944" calcext:value-type="float">
            <text:p>37.7773832009</text:p>
          </table:table-cell>
          <table:table-cell office:value-type="float" office:value="38.9705683661522" calcext:value-type="float">
            <text:p>38.9705683662</text:p>
          </table:table-cell>
          <table:table-cell office:value-type="float" office:value="1.39182219830938" calcext:value-type="float">
            <text:p>1.3918221983</text:p>
          </table:table-cell>
          <table:table-cell office:value-type="float" office:value="1.19318516525781" calcext:value-type="float">
            <text:p>1.1931851653</text:p>
          </table:table-cell>
          <table:table-cell table:style-name="ce1" table:formula="of:=AVERAGE([.BK114:.BL114])" office:value-type="float" office:value="31.8625920445899" calcext:value-type="float">
            <text:p>31.9</text:p>
          </table:table-cell>
          <table:table-cell table:style-name="ce1" table:formula="of:=AVERAGE([.BO114:.BP114])" office:value-type="float" office:value="38.3739757835233" calcext:value-type="float">
            <text:p>38.4</text:p>
          </table:table-cell>
          <table:table-cell table:style-name="ce10" table:formula="of:=AVERAGE([.BM114:.BN114])" office:value-type="float" office:value="2.28612754466437" calcext:value-type="float">
            <text:p>2.29</text:p>
          </table:table-cell>
          <table:table-cell table:style-name="ce10" table:formula="of:=AVERAGE([.BQ114:.BR114])" office:value-type="float" office:value="1.29250368178359" calcext:value-type="float">
            <text:p>1.29</text:p>
          </table:table-cell>
        </table:table-row>
        <table:table-row table:style-name="ro1">
          <table:table-cell office:value-type="string" calcext:value-type="string">
            <text:p>RAW PATCHES</text:p>
          </table:table-cell>
          <table:table-cell table:number-columns-repeated="17"/>
          <table:table-cell table:style-name="ce7" table:formula="of:=NORMINV(RAND();35+[.S95]*40;1)" office:value-type="float" office:value="34.5216516272633" calcext:value-type="float">
            <text:p>34.5216516273</text:p>
          </table:table-cell>
          <table:table-cell table:style-name="ce7" table:formula="of:=NORMINV(RAND();35+[.T95]*40;1)" office:value-type="float" office:value="35.6700287993634" calcext:value-type="float">
            <text:p>35.6700287994</text:p>
          </table:table-cell>
          <table:table-cell table:style-name="ce7" table:formula="of:=NORMINV(RAND();35+[.U95]*40;1)" office:value-type="float" office:value="35.3951856869703" calcext:value-type="float">
            <text:p>35.395185687</text:p>
          </table:table-cell>
          <table:table-cell table:style-name="ce7" table:formula="of:=NORMINV(RAND();35+[.V95]*40;1)" office:value-type="float" office:value="37.0729464980861" calcext:value-type="float">
            <text:p>37.0729464981</text:p>
          </table:table-cell>
          <table:table-cell table:style-name="ce7" table:formula="of:=NORMINV(RAND();35+[.W95]*40;1)" office:value-type="float" office:value="34.4622430321319" calcext:value-type="float">
            <text:p>34.4622430321</text:p>
          </table:table-cell>
          <table:table-cell table:style-name="ce7" table:formula="of:=NORMINV(RAND();35+[.X95]*40;1)" office:value-type="float" office:value="35.2923069029485" calcext:value-type="float">
            <text:p>35.2923069029</text:p>
          </table:table-cell>
          <table:table-cell table:style-name="ce7" table:formula="of:=NORMINV(RAND();35+[.Y95]*40;1)" office:value-type="float" office:value="34.6548612462619" calcext:value-type="float">
            <text:p>34.6548612463</text:p>
          </table:table-cell>
          <table:table-cell table:style-name="ce7" table:formula="of:=NORMINV(RAND();35+[.Z95]*40;1)" office:value-type="float" office:value="35.5300693423685" calcext:value-type="float">
            <text:p>35.5300693424</text:p>
          </table:table-cell>
          <table:table-cell table:style-name="ce7" table:formula="of:=NORMINV(RAND();35+[.AA95]*40;1)" office:value-type="float" office:value="35.7113367194137" calcext:value-type="float">
            <text:p>35.7113367194</text:p>
          </table:table-cell>
          <table:table-cell table:style-name="ce7" table:formula="of:=NORMINV(RAND();35+[.AB95]*40;1)" office:value-type="float" office:value="36.4776826540177" calcext:value-type="float">
            <text:p>36.477682654</text:p>
          </table:table-cell>
          <table:table-cell table:style-name="ce7" table:formula="of:=NORMINV(RAND();35+[.AC95]*40;1)" office:value-type="float" office:value="34.3788362445577" calcext:value-type="float">
            <text:p>34.3788362446</text:p>
          </table:table-cell>
          <table:table-cell table:style-name="ce7" table:formula="of:=NORMINV(RAND();35+[.AD95]*40;1)" office:value-type="float" office:value="35.0552326520955" calcext:value-type="float">
            <text:p>35.0552326521</text:p>
          </table:table-cell>
          <table:table-cell table:style-name="ce7" table:formula="of:=NORMINV(RAND();35+[.AE95]*40;1)" office:value-type="float" office:value="35.7982118571984" calcext:value-type="float">
            <text:p>35.7982118572</text:p>
          </table:table-cell>
          <table:table-cell table:style-name="ce7" table:formula="of:=NORMINV(RAND();35+[.AF95]*40;1)" office:value-type="float" office:value="34.5510435198796" calcext:value-type="float">
            <text:p>34.5510435199</text:p>
          </table:table-cell>
          <table:table-cell table:style-name="ce7" table:formula="of:=NORMINV(RAND();35+[.AG95]*40;1)" office:value-type="float" office:value="72.3076055153716" calcext:value-type="float">
            <text:p>72.3076055154</text:p>
          </table:table-cell>
          <table:table-cell table:style-name="ce7" table:formula="of:=NORMINV(RAND();35+[.AH95]*40;1)" office:value-type="float" office:value="76.3473892334858" calcext:value-type="float">
            <text:p>76.3473892335</text:p>
          </table:table-cell>
          <table:table-cell table:style-name="ce7" table:formula="of:=NORMINV(RAND();35+[.AI95]*40;1)" office:value-type="float" office:value="75.7851884113119" calcext:value-type="float">
            <text:p>75.7851884113</text:p>
          </table:table-cell>
          <table:table-cell table:style-name="ce7" table:formula="of:=NORMINV(RAND();35+[.AJ95]*40;1)" office:value-type="float" office:value="75.7735558737032" calcext:value-type="float">
            <text:p>75.7735558737</text:p>
          </table:table-cell>
          <table:table-cell table:style-name="ce7" table:formula="of:=NORMINV(RAND();35+[.AK95]*40;1)" office:value-type="float" office:value="34.6755070956885" calcext:value-type="float">
            <text:p>34.6755070957</text:p>
          </table:table-cell>
          <table:table-cell table:style-name="ce7" table:formula="of:=NORMINV(RAND();35+[.AL95]*40;5)" office:value-type="float" office:value="40.8280101727883" calcext:value-type="float">
            <text:p>40.8280101728</text:p>
          </table:table-cell>
          <table:table-cell table:number-columns-repeated="23"/>
          <table:table-cell office:value-type="float" office:value="14" calcext:value-type="float">
            <text:p>14</text:p>
          </table:table-cell>
          <table:table-cell office:value-type="float" office:value="31.5" calcext:value-type="float">
            <text:p>31.5</text:p>
          </table:table-cell>
          <table:table-cell office:value-type="float" office:value="32.6" calcext:value-type="float">
            <text:p>32.6</text:p>
          </table:table-cell>
          <table:table-cell office:value-type="float" office:value="2.4" calcext:value-type="float">
            <text:p>2.4</text:p>
          </table:table-cell>
          <table:table-cell office:value-type="float" office:value="2.19997" calcext:value-type="float">
            <text:p>2.19997</text:p>
          </table:table-cell>
          <table:table-cell office:value-type="float" office:value="38" calcext:value-type="float">
            <text:p>38</text:p>
          </table:table-cell>
          <table:table-cell office:value-type="float" office:value="39.2" calcext:value-type="float">
            <text:p>39.2</text:p>
          </table:table-cell>
          <table:table-cell office:value-type="float" office:value="1.4" calcext:value-type="float">
            <text:p>1.4</text:p>
          </table:table-cell>
          <table:table-cell office:value-type="float" office:value="1.2" calcext:value-type="float">
            <text:p>1.2</text:p>
          </table:table-cell>
          <table:table-cell table:style-name="ce1" table:formula="of:=AVERAGE([.BK115:.BL115])" office:value-type="float" office:value="32.05" calcext:value-type="float">
            <text:p>32.1</text:p>
          </table:table-cell>
          <table:table-cell table:style-name="ce1" table:formula="of:=AVERAGE([.BO115:.BP115])" office:value-type="float" office:value="38.6" calcext:value-type="float">
            <text:p>38.6</text:p>
          </table:table-cell>
          <table:table-cell table:style-name="ce10" table:formula="of:=AVERAGE([.BM115:.BN115])" office:value-type="float" office:value="2.299985" calcext:value-type="float">
            <text:p>2.30</text:p>
          </table:table-cell>
          <table:table-cell table:style-name="ce10" table:formula="of:=AVERAGE([.BQ115:.BR115])" office:value-type="float" office:value="1.3" calcext:value-type="float">
            <text:p>1.30</text:p>
          </table:table-cell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LOCATION X</text:p>
          </table:table-cell>
          <table:table-cell office:value-type="string" calcext:value-type="string">
            <text:p>LOCATION Y</text:p>
          </table:table-cell>
          <table:table-cell office:value-type="string" calcext:value-type="string">
            <text:p>LOCATION Z</text:p>
          </table:table-cell>
          <table:table-cell office:value-type="string" calcext:value-type="string">
            <text:p>VEGETATION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PRECIP_0</text:p>
          </table:table-cell>
          <table:table-cell office:value-type="string" calcext:value-type="string">
            <text:p>TEMP_0</text:p>
          </table:table-cell>
          <table:table-cell office:value-type="string" calcext:value-type="string">
            <text:p>PRECIP_CAT</text:p>
          </table:table-cell>
          <table:table-cell office:value-type="string" calcext:value-type="string">
            <text:p>WIND_X</text:p>
          </table:table-cell>
          <table:table-cell office:value-type="string" calcext:value-type="string">
            <text:p>WIND_Y</text:p>
          </table:table-cell>
          <table:table-cell table:number-columns-repeated="4"/>
          <table:table-cell table:style-name="ce7" table:formula="of:=NORMINV(RAND();35+[.S96]*40;1)" office:value-type="float" office:value="35.3382981791666" calcext:value-type="float">
            <text:p>35.3382981792</text:p>
          </table:table-cell>
          <table:table-cell table:style-name="ce7" table:formula="of:=NORMINV(RAND();35+[.T96]*40;1)" office:value-type="float" office:value="36.4756421635971" calcext:value-type="float">
            <text:p>36.4756421636</text:p>
          </table:table-cell>
          <table:table-cell table:style-name="ce7" table:formula="of:=NORMINV(RAND();35+[.U96]*40;1)" office:value-type="float" office:value="35.9090199563544" calcext:value-type="float">
            <text:p>35.9090199564</text:p>
          </table:table-cell>
          <table:table-cell table:style-name="ce7" table:formula="of:=NORMINV(RAND();35+[.V96]*40;1)" office:value-type="float" office:value="33.9263888508654" calcext:value-type="float">
            <text:p>33.9263888509</text:p>
          </table:table-cell>
          <table:table-cell table:style-name="ce7" table:formula="of:=NORMINV(RAND();35+[.W96]*40;1)" office:value-type="float" office:value="34.5794930936158" calcext:value-type="float">
            <text:p>34.5794930936</text:p>
          </table:table-cell>
          <table:table-cell table:style-name="ce7" table:formula="of:=NORMINV(RAND();35+[.X96]*40;1)" office:value-type="float" office:value="35.7527467805776" calcext:value-type="float">
            <text:p>35.7527467806</text:p>
          </table:table-cell>
          <table:table-cell table:style-name="ce7" table:formula="of:=NORMINV(RAND();35+[.Y96]*40;1)" office:value-type="float" office:value="35.8670213817768" calcext:value-type="float">
            <text:p>35.8670213818</text:p>
          </table:table-cell>
          <table:table-cell table:style-name="ce7" table:formula="of:=NORMINV(RAND();35+[.Z96]*40;1)" office:value-type="float" office:value="34.8328505987381" calcext:value-type="float">
            <text:p>34.8328505987</text:p>
          </table:table-cell>
          <table:table-cell table:style-name="ce7" table:formula="of:=NORMINV(RAND();35+[.AA96]*40;1)" office:value-type="float" office:value="32.8468023476335" calcext:value-type="float">
            <text:p>32.8468023476</text:p>
          </table:table-cell>
          <table:table-cell table:style-name="ce7" table:formula="of:=NORMINV(RAND();35+[.AB96]*40;1)" office:value-type="float" office:value="34.0741745610263" calcext:value-type="float">
            <text:p>34.074174561</text:p>
          </table:table-cell>
          <table:table-cell table:style-name="ce7" table:formula="of:=NORMINV(RAND();35+[.AC96]*40;1)" office:value-type="float" office:value="33.1965411954003" calcext:value-type="float">
            <text:p>33.1965411954</text:p>
          </table:table-cell>
          <table:table-cell table:style-name="ce7" table:formula="of:=NORMINV(RAND();35+[.AD96]*40;1)" office:value-type="float" office:value="35.5885712396033" calcext:value-type="float">
            <text:p>35.5885712396</text:p>
          </table:table-cell>
          <table:table-cell table:style-name="ce7" table:formula="of:=NORMINV(RAND();35+[.AE96]*40;1)" office:value-type="float" office:value="35.343083819195" calcext:value-type="float">
            <text:p>35.3430838192</text:p>
          </table:table-cell>
          <table:table-cell table:style-name="ce7" table:formula="of:=NORMINV(RAND();35+[.AF96]*40;1)" office:value-type="float" office:value="72.2436651912858" calcext:value-type="float">
            <text:p>72.2436651913</text:p>
          </table:table-cell>
          <table:table-cell table:style-name="ce7" table:formula="of:=NORMINV(RAND();35+[.AG96]*40;1)" office:value-type="float" office:value="74.8298950258264" calcext:value-type="float">
            <text:p>74.8298950258</text:p>
          </table:table-cell>
          <table:table-cell table:style-name="ce7" table:formula="of:=NORMINV(RAND();35+[.AH96]*40;1)" office:value-type="float" office:value="114.154216841114" calcext:value-type="float">
            <text:p>114.1542168411</text:p>
          </table:table-cell>
          <table:table-cell table:style-name="ce7" table:formula="of:=NORMINV(RAND();35+[.AI96]*40;1)" office:value-type="float" office:value="115.562282769466" calcext:value-type="float">
            <text:p>115.5622827695</text:p>
          </table:table-cell>
          <table:table-cell table:style-name="ce7" table:formula="of:=NORMINV(RAND();35+[.AJ96]*40;1)" office:value-type="float" office:value="75.0284989883894" calcext:value-type="float">
            <text:p>75.0284989884</text:p>
          </table:table-cell>
          <table:table-cell table:style-name="ce7" table:formula="of:=NORMINV(RAND();35+[.AK96]*40;1)" office:value-type="float" office:value="35.601428026998" calcext:value-type="float">
            <text:p>35.601428027</text:p>
          </table:table-cell>
          <table:table-cell table:style-name="ce7" table:formula="of:=NORMINV(RAND();35+[.AL96]*40;5)" office:value-type="float" office:value="35.6390298389957" calcext:value-type="float">
            <text:p>35.639029839</text:p>
          </table:table-cell>
          <table:table-cell table:number-columns-repeated="23"/>
          <table:table-cell office:value-type="float" office:value="15" calcext:value-type="float">
            <text:p>15</text:p>
          </table:table-cell>
          <table:table-cell office:value-type="float" office:value="31.315999461961" calcext:value-type="float">
            <text:p>31.315999462</text:p>
          </table:table-cell>
          <table:table-cell office:value-type="float" office:value="32.4091846272188" calcext:value-type="float">
            <text:p>32.4091846272</text:p>
          </table:table-cell>
          <table:table-cell office:value-type="float" office:value="2.38546055007755" calcext:value-type="float">
            <text:p>2.3854605501</text:p>
          </table:table-cell>
          <table:table-cell office:value-type="float" office:value="2.18679453925119" calcext:value-type="float">
            <text:p>2.1867945393</text:p>
          </table:table-cell>
          <table:table-cell office:value-type="float" office:value="37.7773832008944" calcext:value-type="float">
            <text:p>37.7773832009</text:p>
          </table:table-cell>
          <table:table-cell office:value-type="float" office:value="38.9705683661522" calcext:value-type="float">
            <text:p>38.9705683662</text:p>
          </table:table-cell>
          <table:table-cell office:value-type="float" office:value="1.39182219830938" calcext:value-type="float">
            <text:p>1.3918221983</text:p>
          </table:table-cell>
          <table:table-cell office:value-type="float" office:value="1.19318516525781" calcext:value-type="float">
            <text:p>1.1931851653</text:p>
          </table:table-cell>
          <table:table-cell table:style-name="ce1" table:formula="of:=AVERAGE([.BK116:.BL116])" office:value-type="float" office:value="31.8625920445899" calcext:value-type="float">
            <text:p>31.9</text:p>
          </table:table-cell>
          <table:table-cell table:style-name="ce1" table:formula="of:=AVERAGE([.BO116:.BP116])" office:value-type="float" office:value="38.3739757835233" calcext:value-type="float">
            <text:p>38.4</text:p>
          </table:table-cell>
          <table:table-cell table:style-name="ce10" table:formula="of:=AVERAGE([.BM116:.BN116])" office:value-type="float" office:value="2.28612754466437" calcext:value-type="float">
            <text:p>2.29</text:p>
          </table:table-cell>
          <table:table-cell table:style-name="ce10" table:formula="of:=AVERAGE([.BQ116:.BR116])" office:value-type="float" office:value="1.2925036817836" calcext:value-type="float">
            <text:p>1.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[.A137]" office:value-type="float" office:value="21" calcext:value-type="float">
            <text:p>21</text:p>
          </table:table-cell>
          <table:table-cell table:formula="of:=[.A118]"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17]-1)/20)+80;38+[.A117]-20*FLOOR(([.A117]-1)/20)))" office:value-type="float" office:value="34.4193616095609" calcext:value-type="float">
            <text:p>34.42</text:p>
          </table:table-cell>
          <table:table-cell table:formula="of:=INDIRECT(ADDRESS(FLOOR(([.A117]-1)/20)+80;18+[.A117]-20*FLOOR(([.A117]-1)/20)))" office:value-type="float" office:value="0" calcext:value-type="float">
            <text:p>0</text:p>
          </table:table-cell>
          <table:table-cell table:formula="of:=INDIRECT(ADDRESS(FLOOR(([.A117]-1)/20)+145;[.A117]-FLOOR(([.A117]-1)/20)*20+19))" office:value-type="float" office:value="17.9318424612043" calcext:value-type="float">
            <text:p>17.9318424612</text:p>
          </table:table-cell>
          <table:table-cell table:formula="of:=INDIRECT(ADDRESS(FLOOR(([.A117]-1)/20)+145;[.A117]-FLOOR(([.A117]-1)/20)*20+41))" office:value-type="float" office:value="0.945745447066848" calcext:value-type="float">
            <text:p>0.9457454471</text:p>
          </table:table-cell>
          <table:table-cell table:number-columns-repeated="4"/>
          <table:table-cell table:style-name="ce7" table:formula="of:=NORMINV(RAND();35+[.S97]*40;1)" office:value-type="float" office:value="36.039081666828" calcext:value-type="float">
            <text:p>36.0390816668</text:p>
          </table:table-cell>
          <table:table-cell table:style-name="ce7" table:formula="of:=NORMINV(RAND();35+[.T97]*40;1)" office:value-type="float" office:value="34.0669632484933" calcext:value-type="float">
            <text:p>34.0669632485</text:p>
          </table:table-cell>
          <table:table-cell table:style-name="ce7" table:formula="of:=NORMINV(RAND();35+[.U97]*40;1)" office:value-type="float" office:value="34.9861535298413" calcext:value-type="float">
            <text:p>34.9861535298</text:p>
          </table:table-cell>
          <table:table-cell table:style-name="ce7" table:formula="of:=NORMINV(RAND();35+[.V97]*40;1)" office:value-type="float" office:value="35.0509765003868" calcext:value-type="float">
            <text:p>35.0509765004</text:p>
          </table:table-cell>
          <table:table-cell table:style-name="ce7" table:formula="of:=NORMINV(RAND();35+[.W97]*40;1)" office:value-type="float" office:value="34.5164790603214" calcext:value-type="float">
            <text:p>34.5164790603</text:p>
          </table:table-cell>
          <table:table-cell table:style-name="ce7" table:formula="of:=NORMINV(RAND();35+[.X97]*40;1)" office:value-type="float" office:value="35.0539686653487" calcext:value-type="float">
            <text:p>35.0539686653</text:p>
          </table:table-cell>
          <table:table-cell table:style-name="ce7" table:formula="of:=NORMINV(RAND();35+[.Y97]*40;1)" office:value-type="float" office:value="34.6865942314445" calcext:value-type="float">
            <text:p>34.6865942314</text:p>
          </table:table-cell>
          <table:table-cell table:style-name="ce7" table:formula="of:=NORMINV(RAND();35+[.Z97]*40;1)" office:value-type="float" office:value="32.7964567574533" calcext:value-type="float">
            <text:p>32.7964567575</text:p>
          </table:table-cell>
          <table:table-cell table:style-name="ce7" table:formula="of:=NORMINV(RAND();35+[.AA97]*40;1)" office:value-type="float" office:value="34.6556370685179" calcext:value-type="float">
            <text:p>34.6556370685</text:p>
          </table:table-cell>
          <table:table-cell table:style-name="ce7" table:formula="of:=NORMINV(RAND();35+[.AB97]*40;1)" office:value-type="float" office:value="35.1815579015292" calcext:value-type="float">
            <text:p>35.1815579015</text:p>
          </table:table-cell>
          <table:table-cell table:style-name="ce7" table:formula="of:=NORMINV(RAND();35+[.AC97]*40;1)" office:value-type="float" office:value="32.975233206235" calcext:value-type="float">
            <text:p>32.9752332062</text:p>
          </table:table-cell>
          <table:table-cell table:style-name="ce7" table:formula="of:=NORMINV(RAND();35+[.AD97]*40;1)" office:value-type="float" office:value="34.4810698660609" calcext:value-type="float">
            <text:p>34.4810698661</text:p>
          </table:table-cell>
          <table:table-cell table:style-name="ce7" table:formula="of:=NORMINV(RAND();35+[.AE97]*40;1)" office:value-type="float" office:value="34.7269938078663" calcext:value-type="float">
            <text:p>34.7269938079</text:p>
          </table:table-cell>
          <table:table-cell table:style-name="ce7" table:formula="of:=NORMINV(RAND();35+[.AF97]*40;1)" office:value-type="float" office:value="77.0999892787633" calcext:value-type="float">
            <text:p>77.0999892788</text:p>
          </table:table-cell>
          <table:table-cell table:style-name="ce7" table:formula="of:=NORMINV(RAND();35+[.AG97]*40;1)" office:value-type="float" office:value="73.5652311558058" calcext:value-type="float">
            <text:p>73.5652311558</text:p>
          </table:table-cell>
          <table:table-cell table:style-name="ce7" table:formula="of:=NORMINV(RAND();35+[.AH97]*40;1)" office:value-type="float" office:value="116.038965830745" calcext:value-type="float">
            <text:p>116.0389658307</text:p>
          </table:table-cell>
          <table:table-cell table:style-name="ce7" table:formula="of:=NORMINV(RAND();35+[.AI97]*40;1)" office:value-type="float" office:value="115.325951476035" calcext:value-type="float">
            <text:p>115.325951476</text:p>
          </table:table-cell>
          <table:table-cell table:style-name="ce7" table:formula="of:=NORMINV(RAND();35+[.AJ97]*40;1)" office:value-type="float" office:value="73.3343364933477" calcext:value-type="float">
            <text:p>73.3343364933</text:p>
          </table:table-cell>
          <table:table-cell table:style-name="ce7" table:formula="of:=NORMINV(RAND();35+[.AK97]*40;1)" office:value-type="float" office:value="74.6269143752897" calcext:value-type="float">
            <text:p>74.6269143753</text:p>
          </table:table-cell>
          <table:table-cell table:style-name="ce7" table:formula="of:=NORMINV(RAND();35+[.AL97]*40;5)" office:value-type="float" office:value="27.6175072056095" calcext:value-type="float">
            <text:p>27.6175072056</text:p>
          </table:table-cell>
          <table:table-cell table:number-columns-repeated="23"/>
          <table:table-cell office:value-type="float" office:value="16" calcext:value-type="float">
            <text:p>16</text:p>
          </table:table-cell>
          <table:table-cell office:value-type="float" office:value="30.776537180436" calcext:value-type="float">
            <text:p>30.7765371804</text:p>
          </table:table-cell>
          <table:table-cell office:value-type="float" office:value="31.8497422611929" calcext:value-type="float">
            <text:p>31.8497422612</text:p>
          </table:table-cell>
          <table:table-cell office:value-type="float" office:value="2.34283303979482" calcext:value-type="float">
            <text:p>2.3428330398</text:p>
          </table:table-cell>
          <table:table-cell office:value-type="float" office:value="2.14816604288133" calcext:value-type="float">
            <text:p>2.1481660429</text:p>
          </table:table-cell>
          <table:table-cell office:value-type="float" office:value="37.1247037705449" calcext:value-type="float">
            <text:p>37.1247037705</text:p>
          </table:table-cell>
          <table:table-cell office:value-type="float" office:value="38.2979088513018" calcext:value-type="float">
            <text:p>38.2979088513</text:p>
          </table:table-cell>
          <table:table-cell office:value-type="float" office:value="1.36784609690827" calcext:value-type="float">
            <text:p>1.3678460969</text:p>
          </table:table-cell>
          <table:table-cell office:value-type="float" office:value="1.17320508075689" calcext:value-type="float">
            <text:p>1.1732050808</text:p>
          </table:table-cell>
          <table:table-cell table:style-name="ce1" table:formula="of:=AVERAGE([.BK117:.BL117])" office:value-type="float" office:value="31.3131397208144" calcext:value-type="float">
            <text:p>31.3</text:p>
          </table:table-cell>
          <table:table-cell table:style-name="ce1" table:formula="of:=AVERAGE([.BO117:.BP117])" office:value-type="float" office:value="37.7113063109233" calcext:value-type="float">
            <text:p>37.7</text:p>
          </table:table-cell>
          <table:table-cell table:style-name="ce10" table:formula="of:=AVERAGE([.BM117:.BN117])" office:value-type="float" office:value="2.24549954133807" calcext:value-type="float">
            <text:p>2.25</text:p>
          </table:table-cell>
          <table:table-cell table:style-name="ce10" table:formula="of:=AVERAGE([.BQ117:.BR117])" office:value-type="float" office:value="1.27052558883258" calcext:value-type="float">
            <text:p>1.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[.A138]" office:value-type="float" office:value="22" calcext:value-type="float">
            <text:p>22</text:p>
          </table:table-cell>
          <table:table-cell table:formula="of:=[.A119]" office:value-type="float" office:value="3" calcext:value-type="float">
            <text:p>3</text:p>
          </table:table-cell>
          <table:table-cell table:formula="of:=[.A117]" office:value-type="float" office:value="1" calcext:value-type="float">
            <text:p>1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18]-1)/20)+80;38+[.A118]-20*FLOOR(([.A118]-1)/20)))" office:value-type="float" office:value="32.9784375493649" calcext:value-type="float">
            <text:p>32.98</text:p>
          </table:table-cell>
          <table:table-cell table:formula="of:=INDIRECT(ADDRESS(FLOOR(([.A118]-1)/20)+80;18+[.A118]-20*FLOOR(([.A118]-1)/20)))" office:value-type="float" office:value="0" calcext:value-type="float">
            <text:p>0</text:p>
          </table:table-cell>
          <table:table-cell table:formula="of:=INDIRECT(ADDRESS(FLOOR(([.A118]-1)/20)+145;[.A118]-FLOOR(([.A118]-1)/20)*20+19))" office:value-type="float" office:value="-16.6528986171473" calcext:value-type="float">
            <text:p>-16.6528986171</text:p>
          </table:table-cell>
          <table:table-cell table:formula="of:=INDIRECT(ADDRESS(FLOOR(([.A118]-1)/20)+145;[.A118]-FLOOR(([.A118]-1)/20)*20+41))" office:value-type="float" office:value="23.1862974705517" calcext:value-type="float">
            <text:p>23.1862974706</text:p>
          </table:table-cell>
          <table:table-cell table:number-columns-repeated="4"/>
          <table:table-cell table:style-name="ce7" table:formula="of:=NORMINV(RAND();35+[.S98]*40;1)" office:value-type="float" office:value="36.1279293209271" calcext:value-type="float">
            <text:p>36.1279293209</text:p>
          </table:table-cell>
          <table:table-cell table:style-name="ce7" table:formula="of:=NORMINV(RAND();35+[.T98]*40;1)" office:value-type="float" office:value="33.4402722500326" calcext:value-type="float">
            <text:p>33.44027225</text:p>
          </table:table-cell>
          <table:table-cell table:style-name="ce7" table:formula="of:=NORMINV(RAND();35+[.U98]*40;1)" office:value-type="float" office:value="34.1882990489836" calcext:value-type="float">
            <text:p>34.188299049</text:p>
          </table:table-cell>
          <table:table-cell table:style-name="ce7" table:formula="of:=NORMINV(RAND();35+[.V98]*40;1)" office:value-type="float" office:value="35.4940054357905" calcext:value-type="float">
            <text:p>35.4940054358</text:p>
          </table:table-cell>
          <table:table-cell table:style-name="ce7" table:formula="of:=NORMINV(RAND();35+[.W98]*40;1)" office:value-type="float" office:value="34.4586907106252" calcext:value-type="float">
            <text:p>34.4586907106</text:p>
          </table:table-cell>
          <table:table-cell table:style-name="ce7" table:formula="of:=NORMINV(RAND();35+[.X98]*40;1)" office:value-type="float" office:value="35.1275896301975" calcext:value-type="float">
            <text:p>35.1275896302</text:p>
          </table:table-cell>
          <table:table-cell table:style-name="ce7" table:formula="of:=NORMINV(RAND();35+[.Y98]*40;1)" office:value-type="float" office:value="34.313974642117" calcext:value-type="float">
            <text:p>34.3139746421</text:p>
          </table:table-cell>
          <table:table-cell table:style-name="ce7" table:formula="of:=NORMINV(RAND();35+[.Z98]*40;1)" office:value-type="float" office:value="31.8751316923907" calcext:value-type="float">
            <text:p>31.8751316924</text:p>
          </table:table-cell>
          <table:table-cell table:style-name="ce7" table:formula="of:=NORMINV(RAND();35+[.AA98]*40;1)" office:value-type="float" office:value="35.8239740281808" calcext:value-type="float">
            <text:p>35.8239740282</text:p>
          </table:table-cell>
          <table:table-cell table:style-name="ce7" table:formula="of:=NORMINV(RAND();35+[.AB98]*40;1)" office:value-type="float" office:value="33.1549984509869" calcext:value-type="float">
            <text:p>33.154998451</text:p>
          </table:table-cell>
          <table:table-cell table:style-name="ce7" table:formula="of:=NORMINV(RAND();35+[.AC98]*40;1)" office:value-type="float" office:value="35.9508279847404" calcext:value-type="float">
            <text:p>35.9508279847</text:p>
          </table:table-cell>
          <table:table-cell table:style-name="ce7" table:formula="of:=NORMINV(RAND();35+[.AD98]*40;1)" office:value-type="float" office:value="34.9664508779764" calcext:value-type="float">
            <text:p>34.966450878</text:p>
          </table:table-cell>
          <table:table-cell table:style-name="ce7" table:formula="of:=NORMINV(RAND();35+[.AE98]*40;1)" office:value-type="float" office:value="34.8961951771723" calcext:value-type="float">
            <text:p>34.8961951772</text:p>
          </table:table-cell>
          <table:table-cell table:style-name="ce7" table:formula="of:=NORMINV(RAND();35+[.AF98]*40;1)" office:value-type="float" office:value="34.5875846100814" calcext:value-type="float">
            <text:p>34.5875846101</text:p>
          </table:table-cell>
          <table:table-cell table:style-name="ce7" table:formula="of:=NORMINV(RAND();35+[.AG98]*40;1)" office:value-type="float" office:value="77.3125878949927" calcext:value-type="float">
            <text:p>77.312587895</text:p>
          </table:table-cell>
          <table:table-cell table:style-name="ce7" table:formula="of:=NORMINV(RAND();35+[.AH98]*40;1)" office:value-type="float" office:value="74.193678110178" calcext:value-type="float">
            <text:p>74.1936781102</text:p>
          </table:table-cell>
          <table:table-cell table:style-name="ce7" table:formula="of:=NORMINV(RAND();35+[.AI98]*40;1)" office:value-type="float" office:value="74.0428848521014" calcext:value-type="float">
            <text:p>74.0428848521</text:p>
          </table:table-cell>
          <table:table-cell table:style-name="ce7" table:formula="of:=NORMINV(RAND();35+[.AJ98]*40;1)" office:value-type="float" office:value="75.806586628268" calcext:value-type="float">
            <text:p>75.8065866283</text:p>
          </table:table-cell>
          <table:table-cell table:style-name="ce7" table:formula="of:=NORMINV(RAND();35+[.AK98]*40;1)" office:value-type="float" office:value="73.6539142653721" calcext:value-type="float">
            <text:p>73.6539142654</text:p>
          </table:table-cell>
          <table:table-cell table:style-name="ce7" table:formula="of:=NORMINV(RAND();35+[.AL98]*40;5)" office:value-type="float" office:value="34.318399754461" calcext:value-type="float">
            <text:p>34.3183997545</text:p>
          </table:table-cell>
          <table:table-cell table:number-columns-repeated="23"/>
          <table:table-cell office:value-type="float" office:value="17" calcext:value-type="float">
            <text:p>17</text:p>
          </table:table-cell>
          <table:table-cell office:value-type="float" office:value="29.9183766184074" calcext:value-type="float">
            <text:p>29.9183766184</text:p>
          </table:table-cell>
          <table:table-cell office:value-type="float" office:value="30.9597979746447" calcext:value-type="float">
            <text:p>30.9597979746</text:p>
          </table:table-cell>
          <table:table-cell office:value-type="float" office:value="2.2750224635323" calcext:value-type="float">
            <text:p>2.2750224635</text:p>
          </table:table-cell>
          <table:table-cell office:value-type="float" office:value="2.0867169790814" calcext:value-type="float">
            <text:p>2.0867169791</text:p>
          </table:table-cell>
          <table:table-cell office:value-type="float" office:value="36.0864407335261" calcext:value-type="float">
            <text:p>36.0864407335</text:p>
          </table:table-cell>
          <table:table-cell office:value-type="float" office:value="37.2278620897634" calcext:value-type="float">
            <text:p>37.2278620898</text:p>
          </table:table-cell>
          <table:table-cell office:value-type="float" office:value="1.32970562748477" calcext:value-type="float">
            <text:p>1.3297056275</text:p>
          </table:table-cell>
          <table:table-cell office:value-type="float" office:value="1.14142135623731" calcext:value-type="float">
            <text:p>1.1414213562</text:p>
          </table:table-cell>
          <table:table-cell table:style-name="ce1" table:formula="of:=AVERAGE([.BK118:.BL118])" office:value-type="float" office:value="30.439087296526" calcext:value-type="float">
            <text:p>30.4</text:p>
          </table:table-cell>
          <table:table-cell table:style-name="ce1" table:formula="of:=AVERAGE([.BO118:.BP118])" office:value-type="float" office:value="36.6571514116447" calcext:value-type="float">
            <text:p>36.7</text:p>
          </table:table-cell>
          <table:table-cell table:style-name="ce10" table:formula="of:=AVERAGE([.BM118:.BN118])" office:value-type="float" office:value="2.18086972130685" calcext:value-type="float">
            <text:p>2.18</text:p>
          </table:table-cell>
          <table:table-cell table:style-name="ce10" table:formula="of:=AVERAGE([.BQ118:.BR118])" office:value-type="float" office:value="1.23556349186104" calcext:value-type="float">
            <text:p>1.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formula="of:=[.A139]" office:value-type="float" office:value="23" calcext:value-type="float">
            <text:p>23</text:p>
          </table:table-cell>
          <table:table-cell table:formula="of:=[.A120]" office:value-type="float" office:value="4" calcext:value-type="float">
            <text:p>4</text:p>
          </table:table-cell>
          <table:table-cell table:formula="of:=[.A118]" office:value-type="float" office:value="2" calcext:value-type="float">
            <text:p>2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19]-1)/20)+80;38+[.A119]-20*FLOOR(([.A119]-1)/20)))" office:value-type="float" office:value="32.2654005365869" calcext:value-type="float">
            <text:p>32.27</text:p>
          </table:table-cell>
          <table:table-cell table:formula="of:=INDIRECT(ADDRESS(FLOOR(([.A119]-1)/20)+80;18+[.A119]-20*FLOOR(([.A119]-1)/20)))" office:value-type="float" office:value="0" calcext:value-type="float">
            <text:p>0</text:p>
          </table:table-cell>
          <table:table-cell table:formula="of:=INDIRECT(ADDRESS(FLOOR(([.A119]-1)/20)+145;[.A119]-FLOOR(([.A119]-1)/20)*20+19))" office:value-type="float" office:value="-13.8346780995738" calcext:value-type="float">
            <text:p>-13.8346780996</text:p>
          </table:table-cell>
          <table:table-cell table:formula="of:=INDIRECT(ADDRESS(FLOOR(([.A119]-1)/20)+145;[.A119]-FLOOR(([.A119]-1)/20)*20+41))" office:value-type="float" office:value="16.4294636667622" calcext:value-type="float">
            <text:p>16.4294636668</text:p>
          </table:table-cell>
          <table:table-cell table:number-columns-repeated="4"/>
          <table:table-cell table:style-name="ce7" table:formula="of:=NORMINV(RAND();35+[.S99]*40;1)" office:value-type="float" office:value="35.5272853106062" calcext:value-type="float">
            <text:p>35.5272853106</text:p>
          </table:table-cell>
          <table:table-cell table:style-name="ce7" table:formula="of:=NORMINV(RAND();35+[.T99]*40;1)" office:value-type="float" office:value="33.9369143473871" calcext:value-type="float">
            <text:p>33.9369143474</text:p>
          </table:table-cell>
          <table:table-cell table:style-name="ce7" table:formula="of:=NORMINV(RAND();35+[.U99]*40;1)" office:value-type="float" office:value="36.7474619106077" calcext:value-type="float">
            <text:p>36.7474619106</text:p>
          </table:table-cell>
          <table:table-cell table:style-name="ce7" table:formula="of:=NORMINV(RAND();35+[.V99]*40;1)" office:value-type="float" office:value="34.870358560172" calcext:value-type="float">
            <text:p>34.8703585602</text:p>
          </table:table-cell>
          <table:table-cell table:style-name="ce7" table:formula="of:=NORMINV(RAND();35+[.W99]*40;1)" office:value-type="float" office:value="32.9071738471016" calcext:value-type="float">
            <text:p>32.9071738471</text:p>
          </table:table-cell>
          <table:table-cell table:style-name="ce7" table:formula="of:=NORMINV(RAND();35+[.X99]*40;1)" office:value-type="float" office:value="35.3611444809125" calcext:value-type="float">
            <text:p>35.3611444809</text:p>
          </table:table-cell>
          <table:table-cell table:style-name="ce7" table:formula="of:=NORMINV(RAND();35+[.Y99]*40;1)" office:value-type="float" office:value="33.0356925749569" calcext:value-type="float">
            <text:p>33.035692575</text:p>
          </table:table-cell>
          <table:table-cell table:style-name="ce7" table:formula="of:=NORMINV(RAND();35+[.Z99]*40;1)" office:value-type="float" office:value="36.4174271062392" calcext:value-type="float">
            <text:p>36.4174271062</text:p>
          </table:table-cell>
          <table:table-cell table:style-name="ce7" table:formula="of:=NORMINV(RAND();35+[.AA99]*40;1)" office:value-type="float" office:value="35.3825646782187" calcext:value-type="float">
            <text:p>35.3825646782</text:p>
          </table:table-cell>
          <table:table-cell table:style-name="ce7" table:formula="of:=NORMINV(RAND();35+[.AB99]*40;1)" office:value-type="float" office:value="34.2055216536303" calcext:value-type="float">
            <text:p>34.2055216536</text:p>
          </table:table-cell>
          <table:table-cell table:style-name="ce7" table:formula="of:=NORMINV(RAND();35+[.AC99]*40;1)" office:value-type="float" office:value="34.9781308584418" calcext:value-type="float">
            <text:p>34.9781308584</text:p>
          </table:table-cell>
          <table:table-cell table:style-name="ce7" table:formula="of:=NORMINV(RAND();35+[.AD99]*40;1)" office:value-type="float" office:value="34.9588412100174" calcext:value-type="float">
            <text:p>34.95884121</text:p>
          </table:table-cell>
          <table:table-cell table:style-name="ce7" table:formula="of:=NORMINV(RAND();35+[.AE99]*40;1)" office:value-type="float" office:value="35.0619674274364" calcext:value-type="float">
            <text:p>35.0619674274</text:p>
          </table:table-cell>
          <table:table-cell table:style-name="ce7" table:formula="of:=NORMINV(RAND();35+[.AF99]*40;1)" office:value-type="float" office:value="34.4997549033944" calcext:value-type="float">
            <text:p>34.4997549034</text:p>
          </table:table-cell>
          <table:table-cell table:style-name="ce7" table:formula="of:=NORMINV(RAND();35+[.AG99]*40;1)" office:value-type="float" office:value="33.6924391003462" calcext:value-type="float">
            <text:p>33.6924391003</text:p>
          </table:table-cell>
          <table:table-cell table:style-name="ce7" table:formula="of:=NORMINV(RAND();35+[.AH99]*40;1)" office:value-type="float" office:value="74.1433464294422" calcext:value-type="float">
            <text:p>74.1433464294</text:p>
          </table:table-cell>
          <table:table-cell table:style-name="ce7" table:formula="of:=NORMINV(RAND();35+[.AI99]*40;1)" office:value-type="float" office:value="73.1395280266951" calcext:value-type="float">
            <text:p>73.1395280267</text:p>
          </table:table-cell>
          <table:table-cell table:style-name="ce7" table:formula="of:=NORMINV(RAND();35+[.AJ99]*40;1)" office:value-type="float" office:value="77.362079608573" calcext:value-type="float">
            <text:p>77.3620796086</text:p>
          </table:table-cell>
          <table:table-cell table:style-name="ce7" table:formula="of:=NORMINV(RAND();35+[.AK99]*40;1)" office:value-type="float" office:value="35.0962600992727" calcext:value-type="float">
            <text:p>35.0962600993</text:p>
          </table:table-cell>
          <table:table-cell table:style-name="ce7" table:formula="of:=NORMINV(RAND();35+[.AL99]*40;5)" office:value-type="float" office:value="39.329192040906" calcext:value-type="float">
            <text:p>39.3291920409</text:p>
          </table:table-cell>
          <table:table-cell table:number-columns-repeated="23"/>
          <table:table-cell office:value-type="float" office:value="18" calcext:value-type="float">
            <text:p>18</text:p>
          </table:table-cell>
          <table:table-cell office:value-type="float" office:value="28.8" calcext:value-type="float">
            <text:p>28.8</text:p>
          </table:table-cell>
          <table:table-cell office:value-type="float" office:value="29.8" calcext:value-type="float">
            <text:p>29.8</text:p>
          </table:table-cell>
          <table:table-cell office:value-type="float" office:value="2.18665" calcext:value-type="float">
            <text:p>2.18665</text:p>
          </table:table-cell>
          <table:table-cell office:value-type="float" office:value="2.006635" calcext:value-type="float">
            <text:p>2.006635</text:p>
          </table:table-cell>
          <table:table-cell office:value-type="float" office:value="34.73335" calcext:value-type="float">
            <text:p>34.73335</text:p>
          </table:table-cell>
          <table:table-cell office:value-type="float" office:value="35.83335" calcext:value-type="float">
            <text:p>35.83335</text:p>
          </table:table-cell>
          <table:table-cell office:value-type="float" office:value="1.28" calcext:value-type="float">
            <text:p>1.28</text:p>
          </table:table-cell>
          <table:table-cell office:value-type="float" office:value="1.1" calcext:value-type="float">
            <text:p>1.1</text:p>
          </table:table-cell>
          <table:table-cell table:style-name="ce1" table:formula="of:=AVERAGE([.BK119:.BL119])" office:value-type="float" office:value="29.3" calcext:value-type="float">
            <text:p>29.3</text:p>
          </table:table-cell>
          <table:table-cell table:style-name="ce1" table:formula="of:=AVERAGE([.BO119:.BP119])" office:value-type="float" office:value="35.28335" calcext:value-type="float">
            <text:p>35.3</text:p>
          </table:table-cell>
          <table:table-cell table:style-name="ce10" table:formula="of:=AVERAGE([.BM119:.BN119])" office:value-type="float" office:value="2.0966425" calcext:value-type="float">
            <text:p>2.10</text:p>
          </table:table-cell>
          <table:table-cell table:style-name="ce10" table:formula="of:=AVERAGE([.BQ119:.BR119])"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[.A140]" office:value-type="float" office:value="24" calcext:value-type="float">
            <text:p>24</text:p>
          </table:table-cell>
          <table:table-cell table:formula="of:=[.A121]" office:value-type="float" office:value="5" calcext:value-type="float">
            <text:p>5</text:p>
          </table:table-cell>
          <table:table-cell table:formula="of:=[.A119]" office:value-type="float" office:value="3" calcext:value-type="float">
            <text:p>3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20]-1)/20)+80;38+[.A120]-20*FLOOR(([.A120]-1)/20)))" office:value-type="float" office:value="33.6839158041182" calcext:value-type="float">
            <text:p>33.68</text:p>
          </table:table-cell>
          <table:table-cell table:formula="of:=INDIRECT(ADDRESS(FLOOR(([.A120]-1)/20)+80;18+[.A120]-20*FLOOR(([.A120]-1)/20)))" office:value-type="float" office:value="0" calcext:value-type="float">
            <text:p>0</text:p>
          </table:table-cell>
          <table:table-cell table:formula="of:=INDIRECT(ADDRESS(FLOOR(([.A120]-1)/20)+145;[.A120]-FLOOR(([.A120]-1)/20)*20+19))" office:value-type="float" office:value="4.81692068303894" calcext:value-type="float">
            <text:p>4.816920683</text:p>
          </table:table-cell>
          <table:table-cell table:formula="of:=INDIRECT(ADDRESS(FLOOR(([.A120]-1)/20)+145;[.A120]-FLOOR(([.A120]-1)/20)*20+41))" office:value-type="float" office:value="20.9528138863034" calcext:value-type="float">
            <text:p>20.9528138863</text:p>
          </table:table-cell>
          <table:table-cell table:number-columns-repeated="47"/>
          <table:table-cell office:value-type="float" office:value="19" calcext:value-type="float">
            <text:p>19</text:p>
          </table:table-cell>
          <table:table-cell office:value-type="float" office:value="27.4976228435536" calcext:value-type="float">
            <text:p>27.4976228436</text:p>
          </table:table-cell>
          <table:table-cell office:value-type="float" office:value="28.4493866525741" calcext:value-type="float">
            <text:p>28.4493866526</text:p>
          </table:table-cell>
          <table:table-cell office:value-type="float" office:value="2.08373808654525" calcext:value-type="float">
            <text:p>2.0837380865</text:p>
          </table:table-cell>
          <table:table-cell office:value-type="float" office:value="1.91337756016979" calcext:value-type="float">
            <text:p>1.9133775602</text:p>
          </table:table-cell>
          <table:table-cell office:value-type="float" office:value="33.1576424673683" calcext:value-type="float">
            <text:p>33.1576424674</text:p>
          </table:table-cell>
          <table:table-cell office:value-type="float" office:value="34.2094062763888" calcext:value-type="float">
            <text:p>34.2094062764</text:p>
          </table:table-cell>
          <table:table-cell office:value-type="float" office:value="1.22211657082461" calcext:value-type="float">
            <text:p>1.2221165708</text:p>
          </table:table-cell>
          <table:table-cell office:value-type="float" office:value="1.0517638090205" calcext:value-type="float">
            <text:p>1.051763809</text:p>
          </table:table-cell>
          <table:table-cell table:style-name="ce1" table:formula="of:=AVERAGE([.BK120:.BL120])" office:value-type="float" office:value="27.9735047480639" calcext:value-type="float">
            <text:p>28.0</text:p>
          </table:table-cell>
          <table:table-cell table:style-name="ce1" table:formula="of:=AVERAGE([.BO120:.BP120])" office:value-type="float" office:value="33.6835243718785" calcext:value-type="float">
            <text:p>33.7</text:p>
          </table:table-cell>
          <table:table-cell table:style-name="ce10" table:formula="of:=AVERAGE([.BM120:.BN120])" office:value-type="float" office:value="1.99855782335752" calcext:value-type="float">
            <text:p>2.00</text:p>
          </table:table-cell>
          <table:table-cell table:style-name="ce10" table:formula="of:=AVERAGE([.BQ120:.BR120])" office:value-type="float" office:value="1.13694018992255" calcext:value-type="float">
            <text:p>1.1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style-name="ce2"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[.A141]" office:value-type="float" office:value="25" calcext:value-type="float">
            <text:p>25</text:p>
          </table:table-cell>
          <table:table-cell table:formula="of:=[.A122]" office:value-type="float" office:value="6" calcext:value-type="float">
            <text:p>6</text:p>
          </table:table-cell>
          <table:table-cell table:formula="of:=[.A120]" office:value-type="float" office:value="4" calcext:value-type="float">
            <text:p>4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21]-1)/20)+80;38+[.A121]-20*FLOOR(([.A121]-1)/20)))" office:value-type="float" office:value="32.5966147109408" calcext:value-type="float">
            <text:p>32.60</text:p>
          </table:table-cell>
          <table:table-cell table:formula="of:=INDIRECT(ADDRESS(FLOOR(([.A121]-1)/20)+80;18+[.A121]-20*FLOOR(([.A121]-1)/20)))" office:value-type="float" office:value="0" calcext:value-type="float">
            <text:p>0</text:p>
          </table:table-cell>
          <table:table-cell table:formula="of:=INDIRECT(ADDRESS(FLOOR(([.A121]-1)/20)+145;[.A121]-FLOOR(([.A121]-1)/20)*20+19))" office:value-type="float" office:value="10.3973502766315" calcext:value-type="float">
            <text:p>10.3973502766</text:p>
          </table:table-cell>
          <table:table-cell table:formula="of:=INDIRECT(ADDRESS(FLOOR(([.A121]-1)/20)+145;[.A121]-FLOOR(([.A121]-1)/20)*20+41))" office:value-type="float" office:value="10.4156339280415" calcext:value-type="float">
            <text:p>10.415633928</text:p>
          </table:table-cell>
          <table:table-cell table:number-columns-repeated="4"/>
          <table:table-cell table:style-name="ce8" office:value-type="float" office:value="26.4873967392731" calcext:value-type="float">
            <text:p>26.4873967393</text:p>
          </table:table-cell>
          <table:table-cell table:style-name="ce8" office:value-type="float" office:value="30.4064179005768" calcext:value-type="float">
            <text:p>30.4064179006</text:p>
          </table:table-cell>
          <table:table-cell table:style-name="ce8" office:value-type="float" office:value="32.765502389752" calcext:value-type="float">
            <text:p>32.7655023898</text:p>
          </table:table-cell>
          <table:table-cell table:style-name="ce8" office:value-type="float" office:value="25.9479398465807" calcext:value-type="float">
            <text:p>25.9479398466</text:p>
          </table:table-cell>
          <table:table-cell table:style-name="ce8" office:value-type="float" office:value="27.5802348117" calcext:value-type="float">
            <text:p>27.5802348117</text:p>
          </table:table-cell>
          <table:table-cell table:style-name="ce8" office:value-type="float" office:value="33.4101247239998" calcext:value-type="float">
            <text:p>33.410124724</text:p>
          </table:table-cell>
          <table:table-cell table:style-name="ce8" office:value-type="float" office:value="31.7431306531126" calcext:value-type="float">
            <text:p>31.7431306531</text:p>
          </table:table-cell>
          <table:table-cell table:style-name="ce8" office:value-type="float" office:value="30.4023710542775" calcext:value-type="float">
            <text:p>30.4023710543</text:p>
          </table:table-cell>
          <table:table-cell table:style-name="ce8" office:value-type="float" office:value="32.4669561222185" calcext:value-type="float">
            <text:p>32.4669561222</text:p>
          </table:table-cell>
          <table:table-cell table:style-name="ce8" office:value-type="float" office:value="32.7362551774029" calcext:value-type="float">
            <text:p>32.7362551774</text:p>
          </table:table-cell>
          <table:table-cell table:style-name="ce8" office:value-type="float" office:value="33.7951808887732" calcext:value-type="float">
            <text:p>33.7951808888</text:p>
          </table:table-cell>
          <table:table-cell table:style-name="ce8" office:value-type="float" office:value="30.1431479374415" calcext:value-type="float">
            <text:p>30.1431479374</text:p>
          </table:table-cell>
          <table:table-cell table:style-name="ce8" office:value-type="float" office:value="31.7949695504849" calcext:value-type="float">
            <text:p>31.7949695505</text:p>
          </table:table-cell>
          <table:table-cell table:style-name="ce8" office:value-type="float" office:value="28.6777786382512" calcext:value-type="float">
            <text:p>28.6777786383</text:p>
          </table:table-cell>
          <table:table-cell table:style-name="ce8" office:value-type="float" office:value="32.4522864066084" calcext:value-type="float">
            <text:p>32.4522864066</text:p>
          </table:table-cell>
          <table:table-cell table:style-name="ce8" office:value-type="float" office:value="27.7920705112462" calcext:value-type="float">
            <text:p>27.7920705112</text:p>
          </table:table-cell>
          <table:table-cell table:style-name="ce8" office:value-type="float" office:value="33.6873007694056" calcext:value-type="float">
            <text:p>33.6873007694</text:p>
          </table:table-cell>
          <table:table-cell table:style-name="ce8" office:value-type="float" office:value="34.2131488329374" calcext:value-type="float">
            <text:p>34.2131488329</text:p>
          </table:table-cell>
          <table:table-cell table:style-name="ce8" office:value-type="float" office:value="27.9065429049336" calcext:value-type="float">
            <text:p>27.9065429049</text:p>
          </table:table-cell>
          <table:table-cell table:style-name="ce8" office:value-type="float" office:value="30.5267257379076" calcext:value-type="float">
            <text:p>30.5267257379</text:p>
          </table:table-cell>
          <table:table-cell table:style-name="ce8" office:value-type="float" office:value="29.887430070971" calcext:value-type="float">
            <text:p>29.887430071</text:p>
          </table:table-cell>
          <table:table-cell table:style-name="ce8" office:value-type="float" office:value="29.0195623154279" calcext:value-type="float">
            <text:p>29.0195623154</text:p>
          </table:table-cell>
          <table:table-cell table:style-name="ce8"/>
          <table:table-cell table:style-name="ce8" office:value-type="string" calcext:value-type="string">
            <text:p>MASKS</text:p>
          </table:table-cell>
          <table:table-cell table:style-name="ce8" table:number-columns-repeated="19"/>
          <table:table-cell office:value-type="float" office:value="20" calcext:value-type="float">
            <text:p>20</text:p>
          </table:table-cell>
          <table:table-cell office:value-type="float" office:value="26.1" calcext:value-type="float">
            <text:p>26.1</text:p>
          </table:table-cell>
          <table:table-cell office:value-type="float" office:value="27" calcext:value-type="float">
            <text:p>27</text:p>
          </table:table-cell>
          <table:table-cell office:value-type="float" office:value="1.9733" calcext:value-type="float">
            <text:p>1.9733</text:p>
          </table:table-cell>
          <table:table-cell office:value-type="float" office:value="1.8133" calcext:value-type="float">
            <text:p>1.8133</text:p>
          </table:table-cell>
          <table:table-cell office:value-type="float" office:value="31.4667" calcext:value-type="float">
            <text:p>31.4667</text:p>
          </table:table-cell>
          <table:table-cell office:value-type="float" office:value="32.4667" calcext:value-type="float">
            <text:p>32.4667</text:p>
          </table:table-cell>
          <table:table-cell office:value-type="float" office:value="1.16" calcext:value-type="float">
            <text:p>1.16</text:p>
          </table:table-cell>
          <table:table-cell office:value-type="float" office:value="1" calcext:value-type="float">
            <text:p>1</text:p>
          </table:table-cell>
          <table:table-cell table:style-name="ce1" table:formula="of:=AVERAGE([.BK121:.BL121])" office:value-type="float" office:value="26.55" calcext:value-type="float">
            <text:p>26.6</text:p>
          </table:table-cell>
          <table:table-cell table:style-name="ce1" table:formula="of:=AVERAGE([.BO121:.BP121])" office:value-type="float" office:value="31.9667" calcext:value-type="float">
            <text:p>32.0</text:p>
          </table:table-cell>
          <table:table-cell table:style-name="ce10" table:formula="of:=AVERAGE([.BM121:.BN121])" office:value-type="float" office:value="1.8933" calcext:value-type="float">
            <text:p>1.89</text:p>
          </table:table-cell>
          <table:table-cell table:style-name="ce10" table:formula="of:=AVERAGE([.BQ121:.BR121])" office:value-type="float" office:value="1.08" calcext:value-type="float">
            <text:p>1.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[.A142]" office:value-type="float" office:value="26" calcext:value-type="float">
            <text:p>26</text:p>
          </table:table-cell>
          <table:table-cell table:formula="of:=[.A123]" office:value-type="float" office:value="7" calcext:value-type="float">
            <text:p>7</text:p>
          </table:table-cell>
          <table:table-cell table:formula="of:=[.A121]" office:value-type="float" office:value="5" calcext:value-type="float">
            <text:p>5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22]-1)/20)+80;38+[.A122]-20*FLOOR(([.A122]-1)/20)))" office:value-type="float" office:value="34.2518356539567" calcext:value-type="float">
            <text:p>34.25</text:p>
          </table:table-cell>
          <table:table-cell table:formula="of:=INDIRECT(ADDRESS(FLOOR(([.A122]-1)/20)+80;18+[.A122]-20*FLOOR(([.A122]-1)/20)))" office:value-type="float" office:value="0" calcext:value-type="float">
            <text:p>0</text:p>
          </table:table-cell>
          <table:table-cell table:formula="of:=INDIRECT(ADDRESS(FLOOR(([.A122]-1)/20)+145;[.A122]-FLOOR(([.A122]-1)/20)*20+19))" office:value-type="float" office:value="-12.847219191033" calcext:value-type="float">
            <text:p>-12.847219191</text:p>
          </table:table-cell>
          <table:table-cell table:formula="of:=INDIRECT(ADDRESS(FLOOR(([.A122]-1)/20)+145;[.A122]-FLOOR(([.A122]-1)/20)*20+41))" office:value-type="float" office:value="-2.69638305717785" calcext:value-type="float">
            <text:p>-2.6963830572</text:p>
          </table:table-cell>
          <table:table-cell table:number-columns-repeated="4"/>
          <table:table-cell table:style-name="ce8" office:value-type="float" office:value="34.3567807608512" calcext:value-type="float">
            <text:p>34.3567807609</text:p>
          </table:table-cell>
          <table:table-cell table:style-name="ce8" office:value-type="float" office:value="33.17" calcext:value-type="float">
            <text:p>33.17</text:p>
          </table:table-cell>
          <table:table-cell table:style-name="ce8" office:value-type="float" office:value="32.32" calcext:value-type="float">
            <text:p>32.32</text:p>
          </table:table-cell>
          <table:table-cell table:style-name="ce8" office:value-type="float" office:value="32.09" calcext:value-type="float">
            <text:p>32.09</text:p>
          </table:table-cell>
          <table:table-cell table:style-name="ce8" office:value-type="float" office:value="32.37" calcext:value-type="float">
            <text:p>32.37</text:p>
          </table:table-cell>
          <table:table-cell table:style-name="ce8" office:value-type="float" office:value="32.69" calcext:value-type="float">
            <text:p>32.69</text:p>
          </table:table-cell>
          <table:table-cell table:style-name="ce8" office:value-type="float" office:value="30.62" calcext:value-type="float">
            <text:p>30.62</text:p>
          </table:table-cell>
          <table:table-cell table:style-name="ce8" office:value-type="float" office:value="31.65" calcext:value-type="float">
            <text:p>31.65</text:p>
          </table:table-cell>
          <table:table-cell table:style-name="ce8" office:value-type="float" office:value="31.89" calcext:value-type="float">
            <text:p>31.89</text:p>
          </table:table-cell>
          <table:table-cell table:style-name="ce8" office:value-type="float" office:value="31.69" calcext:value-type="float">
            <text:p>31.69</text:p>
          </table:table-cell>
          <table:table-cell table:style-name="ce8" office:value-type="float" office:value="31.54" calcext:value-type="float">
            <text:p>31.54</text:p>
          </table:table-cell>
          <table:table-cell table:style-name="ce8" office:value-type="float" office:value="31.1" calcext:value-type="float">
            <text:p>31.1</text:p>
          </table:table-cell>
          <table:table-cell table:style-name="ce8" office:value-type="float" office:value="31.11" calcext:value-type="float">
            <text:p>31.11</text:p>
          </table:table-cell>
          <table:table-cell table:style-name="ce8" office:value-type="float" office:value="32.05" calcext:value-type="float">
            <text:p>32.05</text:p>
          </table:table-cell>
          <table:table-cell table:style-name="ce8" office:value-type="float" office:value="31.78" calcext:value-type="float">
            <text:p>31.78</text:p>
          </table:table-cell>
          <table:table-cell table:style-name="ce8" office:value-type="float" office:value="30.56" calcext:value-type="float">
            <text:p>30.56</text:p>
          </table:table-cell>
          <table:table-cell table:style-name="ce8" office:value-type="float" office:value="32.62" calcext:value-type="float">
            <text:p>32.62</text:p>
          </table:table-cell>
          <table:table-cell table:style-name="ce8" office:value-type="float" office:value="33.84" calcext:value-type="float">
            <text:p>33.84</text:p>
          </table:table-cell>
          <table:table-cell table:style-name="ce8" office:value-type="float" office:value="31.21" calcext:value-type="float">
            <text:p>31.21</text:p>
          </table:table-cell>
          <table:table-cell table:style-name="ce8" office:value-type="float" office:value="31.07" calcext:value-type="float">
            <text:p>31.07</text:p>
          </table:table-cell>
          <table:table-cell table:style-name="ce8" office:value-type="float" office:value="31.69" calcext:value-type="float">
            <text:p>31.69</text:p>
          </table:table-cell>
          <table:table-cell table:style-name="ce8" office:value-type="float" office:value="32.628365739009" calcext:value-type="float">
            <text:p>32.628365739</text:p>
          </table:table-cell>
          <table:table-cell table:style-name="ce8" table:number-columns-repeated="21"/>
          <table:table-cell office:value-type="float" office:value="21" calcext:value-type="float">
            <text:p>21</text:p>
          </table:table-cell>
          <table:table-cell office:value-type="float" office:value="24.7023771564464" calcext:value-type="float">
            <text:p>24.7023771564</text:p>
          </table:table-cell>
          <table:table-cell office:value-type="float" office:value="25.5506133474259" calcext:value-type="float">
            <text:p>25.5506133474</text:p>
          </table:table-cell>
          <table:table-cell office:value-type="float" office:value="1.86286191345475" calcext:value-type="float">
            <text:p>1.8628619135</text:p>
          </table:table-cell>
          <table:table-cell office:value-type="float" office:value="1.71322243983021" calcext:value-type="float">
            <text:p>1.7132224398</text:p>
          </table:table-cell>
          <table:table-cell office:value-type="float" office:value="29.7757575326317" calcext:value-type="float">
            <text:p>29.7757575326</text:p>
          </table:table-cell>
          <table:table-cell office:value-type="float" office:value="30.7239937236112" calcext:value-type="float">
            <text:p>30.7239937236</text:p>
          </table:table-cell>
          <table:table-cell office:value-type="float" office:value="1.0978834291754" calcext:value-type="float">
            <text:p>1.0978834292</text:p>
          </table:table-cell>
          <table:table-cell office:value-type="float" office:value="0.948236190979496" calcext:value-type="float">
            <text:p>0.948236191</text:p>
          </table:table-cell>
          <table:table-cell table:style-name="ce1" table:formula="of:=AVERAGE([.BK122:.BL122])" office:value-type="float" office:value="25.1264952519361" calcext:value-type="float">
            <text:p>25.1</text:p>
          </table:table-cell>
          <table:table-cell table:style-name="ce1" table:formula="of:=AVERAGE([.BO122:.BP122])" office:value-type="float" office:value="30.2498756281215" calcext:value-type="float">
            <text:p>30.2</text:p>
          </table:table-cell>
          <table:table-cell table:style-name="ce10" table:formula="of:=AVERAGE([.BM122:.BN122])" office:value-type="float" office:value="1.78804217664248" calcext:value-type="float">
            <text:p>1.79</text:p>
          </table:table-cell>
          <table:table-cell table:style-name="ce10" table:formula="of:=AVERAGE([.BQ122:.BR122])" office:value-type="float" office:value="1.02305981007745" calcext:value-type="float">
            <text:p>1.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formula="of:=[.A143]" office:value-type="float" office:value="27" calcext:value-type="float">
            <text:p>27</text:p>
          </table:table-cell>
          <table:table-cell table:formula="of:=[.A124]" office:value-type="float" office:value="8" calcext:value-type="float">
            <text:p>8</text:p>
          </table:table-cell>
          <table:table-cell table:formula="of:=[.A122]" office:value-type="float" office:value="6" calcext:value-type="float">
            <text:p>6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23]-1)/20)+80;38+[.A123]-20*FLOOR(([.A123]-1)/20)))" office:value-type="float" office:value="32.6936005330512" calcext:value-type="float">
            <text:p>32.69</text:p>
          </table:table-cell>
          <table:table-cell table:formula="of:=INDIRECT(ADDRESS(FLOOR(([.A123]-1)/20)+80;18+[.A123]-20*FLOOR(([.A123]-1)/20)))" office:value-type="float" office:value="0" calcext:value-type="float">
            <text:p>0</text:p>
          </table:table-cell>
          <table:table-cell table:formula="of:=INDIRECT(ADDRESS(FLOOR(([.A123]-1)/20)+145;[.A123]-FLOOR(([.A123]-1)/20)*20+19))" office:value-type="float" office:value="3.91472111382839" calcext:value-type="float">
            <text:p>3.9147211138</text:p>
          </table:table-cell>
          <table:table-cell table:formula="of:=INDIRECT(ADDRESS(FLOOR(([.A123]-1)/20)+145;[.A123]-FLOOR(([.A123]-1)/20)*20+41))" office:value-type="float" office:value="0.0280504269932762" calcext:value-type="float">
            <text:p>0.028050427</text:p>
          </table:table-cell>
          <table:table-cell table:number-columns-repeated="4"/>
          <table:table-cell table:style-name="ce8" office:value-type="float" office:value="31.3097837776786" calcext:value-type="float">
            <text:p>31.3097837777</text:p>
          </table:table-cell>
          <table:table-cell table:style-name="ce8" office:value-type="float" office:value="32.6" calcext:value-type="float">
            <text:p>32.6</text:p>
          </table:table-cell>
          <table:table-cell table:style-name="ce8" office:value-type="float" office:value="32.26" calcext:value-type="float">
            <text:p>32.26</text:p>
          </table:table-cell>
          <table:table-cell table:style-name="ce8" office:value-type="float" office:value="33.22" calcext:value-type="float">
            <text:p>33.22</text:p>
          </table:table-cell>
          <table:table-cell table:style-name="ce8" office:value-type="float" office:value="32.71" calcext:value-type="float">
            <text:p>32.71</text:p>
          </table:table-cell>
          <table:table-cell table:style-name="ce8" office:value-type="float" office:value="32.36" calcext:value-type="float">
            <text:p>32.36</text:p>
          </table:table-cell>
          <table:table-cell table:style-name="ce8" office:value-type="float" office:value="32.69" calcext:value-type="float">
            <text:p>32.69</text:p>
          </table:table-cell>
          <table:table-cell table:style-name="ce8" office:value-type="float" office:value="29.75" calcext:value-type="float">
            <text:p>29.75</text:p>
          </table:table-cell>
          <table:table-cell table:style-name="ce8" office:value-type="float" office:value="32.72" calcext:value-type="float">
            <text:p>32.72</text:p>
          </table:table-cell>
          <table:table-cell table:style-name="ce8" office:value-type="float" office:value="31.38" calcext:value-type="float">
            <text:p>31.38</text:p>
          </table:table-cell>
          <table:table-cell table:style-name="ce8" office:value-type="float" office:value="31.21" calcext:value-type="float">
            <text:p>31.21</text:p>
          </table:table-cell>
          <table:table-cell table:style-name="ce8" office:value-type="float" office:value="29.94" calcext:value-type="float">
            <text:p>29.94</text:p>
          </table:table-cell>
          <table:table-cell table:style-name="ce8" office:value-type="float" office:value="30.28" calcext:value-type="float">
            <text:p>30.28</text:p>
          </table:table-cell>
          <table:table-cell table:style-name="ce8" office:value-type="float" office:value="31.14" calcext:value-type="float">
            <text:p>31.14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3.41" calcext:value-type="float">
            <text:p>33.41</text:p>
          </table:table-cell>
          <table:table-cell table:style-name="ce8" office:value-type="float" office:value="32.82" calcext:value-type="float">
            <text:p>32.82</text:p>
          </table:table-cell>
          <table:table-cell table:style-name="ce8" office:value-type="float" office:value="32.83" calcext:value-type="float">
            <text:p>32.83</text:p>
          </table:table-cell>
          <table:table-cell table:style-name="ce8" office:value-type="float" office:value="31.46" calcext:value-type="float">
            <text:p>31.46</text:p>
          </table:table-cell>
          <table:table-cell table:style-name="ce8" office:value-type="float" office:value="33.39" calcext:value-type="float">
            <text:p>33.39</text:p>
          </table:table-cell>
          <table:table-cell table:style-name="ce8" office:value-type="float" office:value="31.98" calcext:value-type="float">
            <text:p>31.98</text:p>
          </table:table-cell>
          <table:table-cell table:style-name="ce8" office:value-type="float" office:value="34.488950199238" calcext:value-type="float">
            <text:p>34.4889501992</text:p>
          </table:table-cell>
          <table:table-cell table:style-name="ce8" table:number-columns-repeated="21"/>
          <table:table-cell office:value-type="float" office:value="22" calcext:value-type="float">
            <text:p>22</text:p>
          </table:table-cell>
          <table:table-cell office:value-type="float" office:value="23.4" calcext:value-type="float">
            <text:p>23.4</text:p>
          </table:table-cell>
          <table:table-cell office:value-type="float" office:value="24.2" calcext:value-type="float">
            <text:p>24.2</text:p>
          </table:table-cell>
          <table:table-cell office:value-type="float" office:value="1.75995" calcext:value-type="float">
            <text:p>1.75995</text:p>
          </table:table-cell>
          <table:table-cell office:value-type="float" office:value="1.619965" calcext:value-type="float">
            <text:p>1.619965</text:p>
          </table:table-cell>
          <table:table-cell office:value-type="float" office:value="28.20005" calcext:value-type="float">
            <text:p>28.20005</text:p>
          </table:table-cell>
          <table:table-cell office:value-type="float" office:value="29.10005" calcext:value-type="float">
            <text:p>29.10005</text:p>
          </table:table-cell>
          <table:table-cell office:value-type="float" office:value="1.04" calcext:value-type="float">
            <text:p>1.04</text:p>
          </table:table-cell>
          <table:table-cell office:value-type="float" office:value="0.9" calcext:value-type="float">
            <text:p>0.9</text:p>
          </table:table-cell>
          <table:table-cell table:style-name="ce1" table:formula="of:=AVERAGE([.BK123:.BL123])" office:value-type="float" office:value="23.8" calcext:value-type="float">
            <text:p>23.8</text:p>
          </table:table-cell>
          <table:table-cell table:style-name="ce1" table:formula="of:=AVERAGE([.BO123:.BP123])" office:value-type="float" office:value="28.65005" calcext:value-type="float">
            <text:p>28.7</text:p>
          </table:table-cell>
          <table:table-cell table:style-name="ce10" table:formula="of:=AVERAGE([.BM123:.BN123])" office:value-type="float" office:value="1.6899575" calcext:value-type="float">
            <text:p>1.69</text:p>
          </table:table-cell>
          <table:table-cell table:style-name="ce10" table:formula="of:=AVERAGE([.BQ123:.BR123])"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formula="of:=[.A144]" office:value-type="float" office:value="28" calcext:value-type="float">
            <text:p>28</text:p>
          </table:table-cell>
          <table:table-cell table:formula="of:=[.A125]" office:value-type="float" office:value="9" calcext:value-type="float">
            <text:p>9</text:p>
          </table:table-cell>
          <table:table-cell table:formula="of:=[.A123]" office:value-type="float" office:value="7" calcext:value-type="float">
            <text:p>7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24]-1)/20)+80;38+[.A124]-20*FLOOR(([.A124]-1)/20)))" office:value-type="float" office:value="32.957608396011" calcext:value-type="float">
            <text:p>32.96</text:p>
          </table:table-cell>
          <table:table-cell table:formula="of:=INDIRECT(ADDRESS(FLOOR(([.A124]-1)/20)+80;18+[.A124]-20*FLOOR(([.A124]-1)/20)))" office:value-type="float" office:value="0" calcext:value-type="float">
            <text:p>0</text:p>
          </table:table-cell>
          <table:table-cell table:formula="of:=INDIRECT(ADDRESS(FLOOR(([.A124]-1)/20)+145;[.A124]-FLOOR(([.A124]-1)/20)*20+19))" office:value-type="float" office:value="3.82149842754672" calcext:value-type="float">
            <text:p>3.8214984275</text:p>
          </table:table-cell>
          <table:table-cell table:formula="of:=INDIRECT(ADDRESS(FLOOR(([.A124]-1)/20)+145;[.A124]-FLOOR(([.A124]-1)/20)*20+41))" office:value-type="float" office:value="-4.2748558973521" calcext:value-type="float">
            <text:p>-4.2748558974</text:p>
          </table:table-cell>
          <table:table-cell table:number-columns-repeated="4"/>
          <table:table-cell table:style-name="ce8" office:value-type="float" office:value="31.9612955940558" calcext:value-type="float">
            <text:p>31.9612955941</text:p>
          </table:table-cell>
          <table:table-cell table:style-name="ce8" office:value-type="float" office:value="31.71" calcext:value-type="float">
            <text:p>31.71</text:p>
          </table:table-cell>
          <table:table-cell table:style-name="ce8" office:value-type="float" office:value="31.75" calcext:value-type="float">
            <text:p>31.75</text:p>
          </table:table-cell>
          <table:table-cell table:style-name="ce8" office:value-type="float" office:value="31.27" calcext:value-type="float">
            <text:p>31.27</text:p>
          </table:table-cell>
          <table:table-cell table:style-name="ce8" office:value-type="float" office:value="33.5" calcext:value-type="float">
            <text:p>33.5</text:p>
          </table:table-cell>
          <table:table-cell table:style-name="ce8" office:value-type="float" office:value="28.43" calcext:value-type="float">
            <text:p>28.43</text:p>
          </table:table-cell>
          <table:table-cell table:style-name="ce8" office:value-type="float" office:value="28.44" calcext:value-type="float">
            <text:p>28.44</text:p>
          </table:table-cell>
          <table:table-cell table:style-name="ce8" office:value-type="float" office:value="26.63" calcext:value-type="float">
            <text:p>26.63</text:p>
          </table:table-cell>
          <table:table-cell table:style-name="ce8" office:value-type="float" office:value="25.77" calcext:value-type="float">
            <text:p>25.77</text:p>
          </table:table-cell>
          <table:table-cell table:style-name="ce8" office:value-type="float" office:value="28.63" calcext:value-type="float">
            <text:p>28.63</text:p>
          </table:table-cell>
          <table:table-cell table:style-name="ce8" office:value-type="float" office:value="27.4" calcext:value-type="float">
            <text:p>27.4</text:p>
          </table:table-cell>
          <table:table-cell table:style-name="ce8" office:value-type="float" office:value="29.7" calcext:value-type="float">
            <text:p>29.7</text:p>
          </table:table-cell>
          <table:table-cell table:style-name="ce8" office:value-type="float" office:value="33.53" calcext:value-type="float">
            <text:p>33.53</text:p>
          </table:table-cell>
          <table:table-cell table:style-name="ce8" office:value-type="float" office:value="31.63" calcext:value-type="float">
            <text:p>31.63</text:p>
          </table:table-cell>
          <table:table-cell table:style-name="ce8" office:value-type="float" office:value="33.69" calcext:value-type="float">
            <text:p>33.69</text:p>
          </table:table-cell>
          <table:table-cell table:style-name="ce8" office:value-type="float" office:value="31.32" calcext:value-type="float">
            <text:p>31.32</text:p>
          </table:table-cell>
          <table:table-cell table:style-name="ce8" office:value-type="float" office:value="30.93" calcext:value-type="float">
            <text:p>30.93</text:p>
          </table:table-cell>
          <table:table-cell table:style-name="ce8" office:value-type="float" office:value="31.41" calcext:value-type="float">
            <text:p>31.41</text:p>
          </table:table-cell>
          <table:table-cell table:style-name="ce8" office:value-type="float" office:value="30.68" calcext:value-type="float">
            <text:p>30.68</text:p>
          </table:table-cell>
          <table:table-cell table:style-name="ce8" office:value-type="float" office:value="33.73" calcext:value-type="float">
            <text:p>33.73</text:p>
          </table:table-cell>
          <table:table-cell table:style-name="ce8" office:value-type="float" office:value="31.99" calcext:value-type="float">
            <text:p>31.99</text:p>
          </table:table-cell>
          <table:table-cell table:style-name="ce8" office:value-type="float" office:value="29.5382002045771" calcext:value-type="float">
            <text:p>29.5382002046</text:p>
          </table:table-cell>
          <table:table-cell table:style-name="ce8" table:number-columns-repeated="21"/>
          <table:table-cell office:value-type="float" office:value="23" calcext:value-type="float">
            <text:p>23</text:p>
          </table:table-cell>
          <table:table-cell office:value-type="float" office:value="22.2816233815926" calcext:value-type="float">
            <text:p>22.2816233816</text:p>
          </table:table-cell>
          <table:table-cell office:value-type="float" office:value="23.0402020253553" calcext:value-type="float">
            <text:p>23.0402020254</text:p>
          </table:table-cell>
          <table:table-cell office:value-type="float" office:value="1.6715775364677" calcext:value-type="float">
            <text:p>1.6715775365</text:p>
          </table:table-cell>
          <table:table-cell office:value-type="float" office:value="1.5398830209186" calcext:value-type="float">
            <text:p>1.5398830209</text:p>
          </table:table-cell>
          <table:table-cell office:value-type="float" office:value="26.8469592664739" calcext:value-type="float">
            <text:p>26.8469592665</text:p>
          </table:table-cell>
          <table:table-cell office:value-type="float" office:value="27.7055379102366" calcext:value-type="float">
            <text:p>27.7055379102</text:p>
          </table:table-cell>
          <table:table-cell office:value-type="float" office:value="0.990294372515229" calcext:value-type="float">
            <text:p>0.9902943725</text:p>
          </table:table-cell>
          <table:table-cell office:value-type="float" office:value="0.85857864376269" calcext:value-type="float">
            <text:p>0.8585786438</text:p>
          </table:table-cell>
          <table:table-cell table:style-name="ce1" table:formula="of:=AVERAGE([.BK124:.BL124])" office:value-type="float" office:value="22.660912703474" calcext:value-type="float">
            <text:p>22.7</text:p>
          </table:table-cell>
          <table:table-cell table:style-name="ce1" table:formula="of:=AVERAGE([.BO124:.BP124])" office:value-type="float" office:value="27.2762485883553" calcext:value-type="float">
            <text:p>27.3</text:p>
          </table:table-cell>
          <table:table-cell table:style-name="ce10" table:formula="of:=AVERAGE([.BM124:.BN124])" office:value-type="float" office:value="1.60573027869315" calcext:value-type="float">
            <text:p>1.61</text:p>
          </table:table-cell>
          <table:table-cell table:style-name="ce10" table:formula="of:=AVERAGE([.BQ124:.BR124])" office:value-type="float" office:value="0.92443650813896" calcext:value-type="float">
            <text:p>0.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[.A145]" office:value-type="float" office:value="29" calcext:value-type="float">
            <text:p>29</text:p>
          </table:table-cell>
          <table:table-cell table:formula="of:=[.A126]" office:value-type="float" office:value="10" calcext:value-type="float">
            <text:p>10</text:p>
          </table:table-cell>
          <table:table-cell table:formula="of:=[.A124]" office:value-type="float" office:value="8" calcext:value-type="float">
            <text:p>8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25]-1)/20)+80;38+[.A125]-20*FLOOR(([.A125]-1)/20)))" office:value-type="float" office:value="32.4522618147861" calcext:value-type="float">
            <text:p>32.45</text:p>
          </table:table-cell>
          <table:table-cell table:formula="of:=INDIRECT(ADDRESS(FLOOR(([.A125]-1)/20)+80;18+[.A125]-20*FLOOR(([.A125]-1)/20)))" office:value-type="float" office:value="0" calcext:value-type="float">
            <text:p>0</text:p>
          </table:table-cell>
          <table:table-cell table:formula="of:=INDIRECT(ADDRESS(FLOOR(([.A125]-1)/20)+145;[.A125]-FLOOR(([.A125]-1)/20)*20+19))" office:value-type="float" office:value="-5.47680622347606" calcext:value-type="float">
            <text:p>-5.4768062235</text:p>
          </table:table-cell>
          <table:table-cell table:formula="of:=INDIRECT(ADDRESS(FLOOR(([.A125]-1)/20)+145;[.A125]-FLOOR(([.A125]-1)/20)*20+41))" office:value-type="float" office:value="-15.7559636468069" calcext:value-type="float">
            <text:p>-15.7559636468</text:p>
          </table:table-cell>
          <table:table-cell table:number-columns-repeated="4"/>
          <table:table-cell table:style-name="ce8" office:value-type="float" office:value="31.3944596934919" calcext:value-type="float">
            <text:p>31.3944596935</text:p>
          </table:table-cell>
          <table:table-cell table:style-name="ce8" office:value-type="float" office:value="31.61" calcext:value-type="float">
            <text:p>31.61</text:p>
          </table:table-cell>
          <table:table-cell table:style-name="ce8" office:value-type="float" office:value="30.88" calcext:value-type="float">
            <text:p>30.88</text:p>
          </table:table-cell>
          <table:table-cell table:style-name="ce8" office:value-type="float" office:value="28.95" calcext:value-type="float">
            <text:p>28.95</text:p>
          </table:table-cell>
          <table:table-cell table:style-name="ce8" office:value-type="float" office:value="27.84" calcext:value-type="float">
            <text:p>27.84</text:p>
          </table:table-cell>
          <table:table-cell table:style-name="ce8" office:value-type="float" office:value="26.62" calcext:value-type="float">
            <text:p>26.62</text:p>
          </table:table-cell>
          <table:table-cell table:style-name="ce8" office:value-type="float" office:value="28.08" calcext:value-type="float">
            <text:p>28.08</text:p>
          </table:table-cell>
          <table:table-cell table:style-name="ce8" office:value-type="float" office:value="27.74" calcext:value-type="float">
            <text:p>27.74</text:p>
          </table:table-cell>
          <table:table-cell table:style-name="ce8" office:value-type="float" office:value="27.44" calcext:value-type="float">
            <text:p>27.44</text:p>
          </table:table-cell>
          <table:table-cell table:style-name="ce8" office:value-type="float" office:value="27.1" calcext:value-type="float">
            <text:p>27.1</text:p>
          </table:table-cell>
          <table:table-cell table:style-name="ce8" office:value-type="float" office:value="28.19" calcext:value-type="float">
            <text:p>28.19</text:p>
          </table:table-cell>
          <table:table-cell table:style-name="ce8" office:value-type="float" office:value="27.77" calcext:value-type="float">
            <text:p>27.77</text:p>
          </table:table-cell>
          <table:table-cell table:style-name="ce8" office:value-type="float" office:value="31.77" calcext:value-type="float">
            <text:p>31.77</text:p>
          </table:table-cell>
          <table:table-cell table:style-name="ce8" office:value-type="float" office:value="33.27" calcext:value-type="float">
            <text:p>33.27</text:p>
          </table:table-cell>
          <table:table-cell table:style-name="ce8" office:value-type="float" office:value="33.21" calcext:value-type="float">
            <text:p>33.21</text:p>
          </table:table-cell>
          <table:table-cell table:style-name="ce8" office:value-type="float" office:value="31.86" calcext:value-type="float">
            <text:p>31.86</text:p>
          </table:table-cell>
          <table:table-cell table:style-name="ce8" office:value-type="float" office:value="32.02" calcext:value-type="float">
            <text:p>32.02</text:p>
          </table:table-cell>
          <table:table-cell table:style-name="ce8" office:value-type="float" office:value="32.14" calcext:value-type="float">
            <text:p>32.14</text:p>
          </table:table-cell>
          <table:table-cell table:style-name="ce8" office:value-type="float" office:value="31.58" calcext:value-type="float">
            <text:p>31.58</text:p>
          </table:table-cell>
          <table:table-cell table:style-name="ce8" office:value-type="float" office:value="31.75" calcext:value-type="float">
            <text:p>31.75</text:p>
          </table:table-cell>
          <table:table-cell table:style-name="ce8" office:value-type="float" office:value="32.39" calcext:value-type="float">
            <text:p>32.39</text:p>
          </table:table-cell>
          <table:table-cell table:style-name="ce8" office:value-type="float" office:value="33.7449639640081" calcext:value-type="float">
            <text:p>33.744963964</text:p>
          </table:table-cell>
          <table:table-cell table:style-name="ce8" table:number-columns-repeated="21"/>
          <table:table-cell office:value-type="float" office:value="24" calcext:value-type="float">
            <text:p>24</text:p>
          </table:table-cell>
          <table:table-cell office:value-type="float" office:value="21.423462819564" calcext:value-type="float">
            <text:p>21.4234628196</text:p>
          </table:table-cell>
          <table:table-cell office:value-type="float" office:value="22.1502577388071" calcext:value-type="float">
            <text:p>22.1502577388</text:p>
          </table:table-cell>
          <table:table-cell office:value-type="float" office:value="1.60376696020518" calcext:value-type="float">
            <text:p>1.6037669602</text:p>
          </table:table-cell>
          <table:table-cell office:value-type="float" office:value="1.47843395711867" calcext:value-type="float">
            <text:p>1.4784339571</text:p>
          </table:table-cell>
          <table:table-cell office:value-type="float" office:value="25.8086962294551" calcext:value-type="float">
            <text:p>25.8086962295</text:p>
          </table:table-cell>
          <table:table-cell office:value-type="float" office:value="26.6354911486982" calcext:value-type="float">
            <text:p>26.6354911487</text:p>
          </table:table-cell>
          <table:table-cell office:value-type="float" office:value="0.952153903091735" calcext:value-type="float">
            <text:p>0.9521539031</text:p>
          </table:table-cell>
          <table:table-cell office:value-type="float" office:value="0.826794919243112" calcext:value-type="float">
            <text:p>0.8267949192</text:p>
          </table:table-cell>
          <table:table-cell table:style-name="ce1" table:formula="of:=AVERAGE([.BK125:.BL125])" office:value-type="float" office:value="21.7868602791856" calcext:value-type="float">
            <text:p>21.8</text:p>
          </table:table-cell>
          <table:table-cell table:style-name="ce1" table:formula="of:=AVERAGE([.BO125:.BP125])" office:value-type="float" office:value="26.2220936890767" calcext:value-type="float">
            <text:p>26.2</text:p>
          </table:table-cell>
          <table:table-cell table:style-name="ce10" table:formula="of:=AVERAGE([.BM125:.BN125])" office:value-type="float" office:value="1.54110045866193" calcext:value-type="float">
            <text:p>1.54</text:p>
          </table:table-cell>
          <table:table-cell table:style-name="ce10" table:formula="of:=AVERAGE([.BQ125:.BR125])" office:value-type="float" office:value="0.889474411167423" calcext:value-type="float">
            <text:p>0.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formula="of:=[.A146]" office:value-type="float" office:value="30" calcext:value-type="float">
            <text:p>30</text:p>
          </table:table-cell>
          <table:table-cell table:formula="of:=[.A127]" office:value-type="float" office:value="11" calcext:value-type="float">
            <text:p>11</text:p>
          </table:table-cell>
          <table:table-cell table:formula="of:=[.A125]" office:value-type="float" office:value="9" calcext:value-type="float">
            <text:p>9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26]-1)/20)+80;38+[.A126]-20*FLOOR(([.A126]-1)/20)))" office:value-type="float" office:value="31.9067676152322" calcext:value-type="float">
            <text:p>31.91</text:p>
          </table:table-cell>
          <table:table-cell table:formula="of:=INDIRECT(ADDRESS(FLOOR(([.A126]-1)/20)+80;18+[.A126]-20*FLOOR(([.A126]-1)/20)))" office:value-type="float" office:value="0" calcext:value-type="float">
            <text:p>0</text:p>
          </table:table-cell>
          <table:table-cell table:formula="of:=INDIRECT(ADDRESS(FLOOR(([.A126]-1)/20)+145;[.A126]-FLOOR(([.A126]-1)/20)*20+19))" office:value-type="float" office:value="-8.38366759917026" calcext:value-type="float">
            <text:p>-8.3836675992</text:p>
          </table:table-cell>
          <table:table-cell table:formula="of:=INDIRECT(ADDRESS(FLOOR(([.A126]-1)/20)+145;[.A126]-FLOOR(([.A126]-1)/20)*20+41))" office:value-type="float" office:value="-6.64716978358906" calcext:value-type="float">
            <text:p>-6.6471697836</text:p>
          </table:table-cell>
          <table:table-cell table:number-columns-repeated="4"/>
          <table:table-cell table:style-name="ce8" office:value-type="float" office:value="36.005658549689" calcext:value-type="float">
            <text:p>36.0056585497</text:p>
          </table:table-cell>
          <table:table-cell table:style-name="ce8" office:value-type="float" office:value="33.24" calcext:value-type="float">
            <text:p>33.24</text:p>
          </table:table-cell>
          <table:table-cell table:style-name="ce8" office:value-type="float" office:value="30.26" calcext:value-type="float">
            <text:p>30.26</text:p>
          </table:table-cell>
          <table:table-cell table:style-name="ce8" office:value-type="float" office:value="27.98" calcext:value-type="float">
            <text:p>27.98</text:p>
          </table:table-cell>
          <table:table-cell table:style-name="ce8" office:value-type="float" office:value="26.1" calcext:value-type="float">
            <text:p>26.1</text:p>
          </table:table-cell>
          <table:table-cell table:style-name="ce8" office:value-type="float" office:value="29.97" calcext:value-type="float">
            <text:p>29.97</text:p>
          </table:table-cell>
          <table:table-cell table:style-name="ce8" office:value-type="float" office:value="24.72" calcext:value-type="float">
            <text:p>24.72</text:p>
          </table:table-cell>
          <table:table-cell table:style-name="ce8" office:value-type="float" office:value="23.07" calcext:value-type="float">
            <text:p>23.07</text:p>
          </table:table-cell>
          <table:table-cell table:style-name="ce8" office:value-type="float" office:value="24.24" calcext:value-type="float">
            <text:p>24.24</text:p>
          </table:table-cell>
          <table:table-cell table:style-name="ce8" office:value-type="float" office:value="26.64" calcext:value-type="float">
            <text:p>26.64</text:p>
          </table:table-cell>
          <table:table-cell table:style-name="ce8" office:value-type="float" office:value="28.5" calcext:value-type="float">
            <text:p>28.5</text:p>
          </table:table-cell>
          <table:table-cell table:style-name="ce8" office:value-type="float" office:value="28.83" calcext:value-type="float">
            <text:p>28.83</text:p>
          </table:table-cell>
          <table:table-cell table:style-name="ce8" office:value-type="float" office:value="29.89" calcext:value-type="float">
            <text:p>29.89</text:p>
          </table:table-cell>
          <table:table-cell table:style-name="ce8" office:value-type="float" office:value="32.45" calcext:value-type="float">
            <text:p>32.45</text:p>
          </table:table-cell>
          <table:table-cell table:style-name="ce8" office:value-type="float" office:value="32.25" calcext:value-type="float">
            <text:p>32.25</text:p>
          </table:table-cell>
          <table:table-cell table:style-name="ce8" office:value-type="float" office:value="31.92" calcext:value-type="float">
            <text:p>31.92</text:p>
          </table:table-cell>
          <table:table-cell table:style-name="ce8" office:value-type="float" office:value="30.31" calcext:value-type="float">
            <text:p>30.31</text:p>
          </table:table-cell>
          <table:table-cell table:style-name="ce8" office:value-type="float" office:value="32.92" calcext:value-type="float">
            <text:p>32.92</text:p>
          </table:table-cell>
          <table:table-cell table:style-name="ce8" office:value-type="float" office:value="32.36" calcext:value-type="float">
            <text:p>32.36</text:p>
          </table:table-cell>
          <table:table-cell table:style-name="ce8" office:value-type="float" office:value="30.92" calcext:value-type="float">
            <text:p>30.92</text:p>
          </table:table-cell>
          <table:table-cell table:style-name="ce8" office:value-type="float" office:value="32.88" calcext:value-type="float">
            <text:p>32.88</text:p>
          </table:table-cell>
          <table:table-cell table:style-name="ce8" office:value-type="float" office:value="35.7463478730815" calcext:value-type="float">
            <text:p>35.7463478731</text:p>
          </table:table-cell>
          <table:table-cell table:style-name="ce8" table:number-columns-repeated="21"/>
          <table:table-cell office:value-type="float" office:value="25" calcext:value-type="float">
            <text:p>25</text:p>
          </table:table-cell>
          <table:table-cell office:value-type="float" office:value="20.884000538039" calcext:value-type="float">
            <text:p>20.884000538</text:p>
          </table:table-cell>
          <table:table-cell office:value-type="float" office:value="21.5908153727812" calcext:value-type="float">
            <text:p>21.5908153728</text:p>
          </table:table-cell>
          <table:table-cell office:value-type="float" office:value="1.56113944992245" calcext:value-type="float">
            <text:p>1.5611394499</text:p>
          </table:table-cell>
          <table:table-cell office:value-type="float" office:value="1.43980546074881" calcext:value-type="float">
            <text:p>1.4398054607</text:p>
          </table:table-cell>
          <table:table-cell office:value-type="float" office:value="25.1560167991056" calcext:value-type="float">
            <text:p>25.1560167991</text:p>
          </table:table-cell>
          <table:table-cell office:value-type="float" office:value="25.9628316338478" calcext:value-type="float">
            <text:p>25.9628316338</text:p>
          </table:table-cell>
          <table:table-cell office:value-type="float" office:value="0.928177801690623" calcext:value-type="float">
            <text:p>0.9281778017</text:p>
          </table:table-cell>
          <table:table-cell office:value-type="float" office:value="0.806814834742186" calcext:value-type="float">
            <text:p>0.8068148347</text:p>
          </table:table-cell>
          <table:table-cell table:style-name="ce1" table:formula="of:=AVERAGE([.BK126:.BL126])" office:value-type="float" office:value="21.2374079554101" calcext:value-type="float">
            <text:p>21.2</text:p>
          </table:table-cell>
          <table:table-cell table:style-name="ce1" table:formula="of:=AVERAGE([.BO126:.BP126])" office:value-type="float" office:value="25.5594242164767" calcext:value-type="float">
            <text:p>25.6</text:p>
          </table:table-cell>
          <table:table-cell table:style-name="ce10" table:formula="of:=AVERAGE([.BM126:.BN126])" office:value-type="float" office:value="1.50047245533563" calcext:value-type="float">
            <text:p>1.50</text:p>
          </table:table-cell>
          <table:table-cell table:style-name="ce10" table:formula="of:=AVERAGE([.BQ126:.BR126])" office:value-type="float" office:value="0.867496318216405" calcext:value-type="float">
            <text:p>0.8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[.A147]" office:value-type="float" office:value="31" calcext:value-type="float">
            <text:p>31</text:p>
          </table:table-cell>
          <table:table-cell table:formula="of:=[.A128]" office:value-type="float" office:value="12" calcext:value-type="float">
            <text:p>12</text:p>
          </table:table-cell>
          <table:table-cell table:formula="of:=[.A126]" office:value-type="float" office:value="10" calcext:value-type="float">
            <text:p>1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27]-1)/20)+80;38+[.A127]-20*FLOOR(([.A127]-1)/20)))" office:value-type="float" office:value="31.6438818217698" calcext:value-type="float">
            <text:p>31.64</text:p>
          </table:table-cell>
          <table:table-cell table:formula="of:=INDIRECT(ADDRESS(FLOOR(([.A127]-1)/20)+80;18+[.A127]-20*FLOOR(([.A127]-1)/20)))" office:value-type="float" office:value="0" calcext:value-type="float">
            <text:p>0</text:p>
          </table:table-cell>
          <table:table-cell table:formula="of:=INDIRECT(ADDRESS(FLOOR(([.A127]-1)/20)+145;[.A127]-FLOOR(([.A127]-1)/20)*20+19))" office:value-type="float" office:value="-9.88173353996418" calcext:value-type="float">
            <text:p>-9.88173354</text:p>
          </table:table-cell>
          <table:table-cell table:formula="of:=INDIRECT(ADDRESS(FLOOR(([.A127]-1)/20)+145;[.A127]-FLOOR(([.A127]-1)/20)*20+41))" office:value-type="float" office:value="-14.861018973867" calcext:value-type="float">
            <text:p>-14.8610189739</text:p>
          </table:table-cell>
          <table:table-cell table:number-columns-repeated="4"/>
          <table:table-cell table:style-name="ce8" office:value-type="float" office:value="29.0001100048431" calcext:value-type="float">
            <text:p>29.0001100048</text:p>
          </table:table-cell>
          <table:table-cell table:style-name="ce8" office:value-type="float" office:value="27.65" calcext:value-type="float">
            <text:p>27.65</text:p>
          </table:table-cell>
          <table:table-cell table:style-name="ce8" office:value-type="float" office:value="25.59" calcext:value-type="float">
            <text:p>25.59</text:p>
          </table:table-cell>
          <table:table-cell table:style-name="ce8" office:value-type="float" office:value="28.52" calcext:value-type="float">
            <text:p>28.52</text:p>
          </table:table-cell>
          <table:table-cell table:style-name="ce8" office:value-type="float" office:value="28.26" calcext:value-type="float">
            <text:p>28.26</text:p>
          </table:table-cell>
          <table:table-cell table:style-name="ce8" office:value-type="float" office:value="25.65" calcext:value-type="float">
            <text:p>25.65</text:p>
          </table:table-cell>
          <table:table-cell table:style-name="ce8" office:value-type="float" office:value="22.97" calcext:value-type="float">
            <text:p>22.97</text:p>
          </table:table-cell>
          <table:table-cell table:style-name="ce8" office:value-type="float" office:value="24.86" calcext:value-type="float">
            <text:p>24.86</text:p>
          </table:table-cell>
          <table:table-cell table:style-name="ce8" office:value-type="float" office:value="24.46" calcext:value-type="float">
            <text:p>24.46</text:p>
          </table:table-cell>
          <table:table-cell table:style-name="ce8" office:value-type="float" office:value="29.18" calcext:value-type="float">
            <text:p>29.18</text:p>
          </table:table-cell>
          <table:table-cell table:style-name="ce8" office:value-type="float" office:value="29.91" calcext:value-type="float">
            <text:p>29.91</text:p>
          </table:table-cell>
          <table:table-cell table:style-name="ce8" office:value-type="float" office:value="27.9" calcext:value-type="float">
            <text:p>27.9</text:p>
          </table:table-cell>
          <table:table-cell table:style-name="ce8" office:value-type="float" office:value="28.56" calcext:value-type="float">
            <text:p>28.56</text:p>
          </table:table-cell>
          <table:table-cell table:style-name="ce8" office:value-type="float" office:value="28.67" calcext:value-type="float">
            <text:p>28.67</text:p>
          </table:table-cell>
          <table:table-cell table:style-name="ce8" office:value-type="float" office:value="32.25" calcext:value-type="float">
            <text:p>32.25</text:p>
          </table:table-cell>
          <table:table-cell table:style-name="ce8" office:value-type="float" office:value="32.23" calcext:value-type="float">
            <text:p>32.23</text:p>
          </table:table-cell>
          <table:table-cell table:style-name="ce8" office:value-type="float" office:value="31.89" calcext:value-type="float">
            <text:p>31.89</text:p>
          </table:table-cell>
          <table:table-cell table:style-name="ce8" office:value-type="float" office:value="32.55" calcext:value-type="float">
            <text:p>32.55</text:p>
          </table:table-cell>
          <table:table-cell table:style-name="ce8" office:value-type="float" office:value="31.62" calcext:value-type="float">
            <text:p>31.62</text:p>
          </table:table-cell>
          <table:table-cell table:style-name="ce8" office:value-type="float" office:value="32.04" calcext:value-type="float">
            <text:p>32.04</text:p>
          </table:table-cell>
          <table:table-cell table:style-name="ce8" office:value-type="float" office:value="34.07" calcext:value-type="float">
            <text:p>34.07</text:p>
          </table:table-cell>
          <table:table-cell table:style-name="ce8" office:value-type="float" office:value="32.3770726935196" calcext:value-type="float">
            <text:p>32.3770726935</text:p>
          </table:table-cell>
          <table:table-cell table:style-name="ce8" table:number-columns-repeated="21"/>
          <table:table-cell office:value-type="float" office:value="26" calcext:value-type="float">
            <text:p>26</text:p>
          </table:table-cell>
          <table:table-cell office:value-type="float" office:value="20.7" calcext:value-type="float">
            <text:p>20.7</text:p>
          </table:table-cell>
          <table:table-cell office:value-type="float" office:value="21.4" calcext:value-type="float">
            <text:p>21.4</text:p>
          </table:table-cell>
          <table:table-cell office:value-type="float" office:value="1.5466" calcext:value-type="float">
            <text:p>1.5466</text:p>
          </table:table-cell>
          <table:table-cell office:value-type="float" office:value="1.42663" calcext:value-type="float">
            <text:p>1.42663</text:p>
          </table:table-cell>
          <table:table-cell office:value-type="float" office:value="24.9334" calcext:value-type="float">
            <text:p>24.9334</text:p>
          </table:table-cell>
          <table:table-cell office:value-type="float" office:value="25.7334" calcext:value-type="float">
            <text:p>25.7334</text:p>
          </table:table-cell>
          <table:table-cell office:value-type="float" office:value="0.92" calcext:value-type="float">
            <text:p>0.92</text:p>
          </table:table-cell>
          <table:table-cell office:value-type="float" office:value="0.8" calcext:value-type="float">
            <text:p>0.8</text:p>
          </table:table-cell>
          <table:table-cell table:style-name="ce1" table:formula="of:=AVERAGE([.BK127:.BL127])" office:value-type="float" office:value="21.05" calcext:value-type="float">
            <text:p>21.1</text:p>
          </table:table-cell>
          <table:table-cell table:style-name="ce1" table:formula="of:=AVERAGE([.BO127:.BP127])" office:value-type="float" office:value="25.3334" calcext:value-type="float">
            <text:p>25.3</text:p>
          </table:table-cell>
          <table:table-cell table:style-name="ce10" table:formula="of:=AVERAGE([.BM127:.BN127])" office:value-type="float" office:value="1.486615" calcext:value-type="float">
            <text:p>1.49</text:p>
          </table:table-cell>
          <table:table-cell table:style-name="ce10" table:formula="of:=AVERAGE([.BQ127:.BR127])"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[.A148]" office:value-type="float" office:value="32" calcext:value-type="float">
            <text:p>32</text:p>
          </table:table-cell>
          <table:table-cell table:formula="of:=[.A129]" office:value-type="float" office:value="13" calcext:value-type="float">
            <text:p>13</text:p>
          </table:table-cell>
          <table:table-cell table:formula="of:=[.A127]" office:value-type="float" office:value="11" calcext:value-type="float">
            <text:p>11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28]-1)/20)+80;38+[.A128]-20*FLOOR(([.A128]-1)/20)))" office:value-type="float" office:value="31.7888660925543" calcext:value-type="float">
            <text:p>31.79</text:p>
          </table:table-cell>
          <table:table-cell table:formula="of:=INDIRECT(ADDRESS(FLOOR(([.A128]-1)/20)+80;18+[.A128]-20*FLOOR(([.A128]-1)/20)))" office:value-type="float" office:value="0" calcext:value-type="float">
            <text:p>0</text:p>
          </table:table-cell>
          <table:table-cell table:formula="of:=INDIRECT(ADDRESS(FLOOR(([.A128]-1)/20)+145;[.A128]-FLOOR(([.A128]-1)/20)*20+19))" office:value-type="float" office:value="-0.82459200960525" calcext:value-type="float">
            <text:p>-0.8245920096</text:p>
          </table:table-cell>
          <table:table-cell table:formula="of:=INDIRECT(ADDRESS(FLOOR(([.A128]-1)/20)+145;[.A128]-FLOOR(([.A128]-1)/20)*20+41))" office:value-type="float" office:value="2.42376790586035" calcext:value-type="float">
            <text:p>2.4237679059</text:p>
          </table:table-cell>
          <table:table-cell table:number-columns-repeated="4"/>
          <table:table-cell table:style-name="ce8" office:value-type="float" office:value="29.9652027523228" calcext:value-type="float">
            <text:p>29.9652027523</text:p>
          </table:table-cell>
          <table:table-cell table:style-name="ce8" office:value-type="float" office:value="29.18" calcext:value-type="float">
            <text:p>29.18</text:p>
          </table:table-cell>
          <table:table-cell table:style-name="ce8" office:value-type="float" office:value="28.15" calcext:value-type="float">
            <text:p>28.15</text:p>
          </table:table-cell>
          <table:table-cell table:style-name="ce8" office:value-type="float" office:value="27.4" calcext:value-type="float">
            <text:p>27.4</text:p>
          </table:table-cell>
          <table:table-cell table:style-name="ce8" office:value-type="float" office:value="24.61" calcext:value-type="float">
            <text:p>24.61</text:p>
          </table:table-cell>
          <table:table-cell table:style-name="ce8" office:value-type="float" office:value="23.32" calcext:value-type="float">
            <text:p>23.32</text:p>
          </table:table-cell>
          <table:table-cell table:style-name="ce8" office:value-type="float" office:value="23.48" calcext:value-type="float">
            <text:p>23.48</text:p>
          </table:table-cell>
          <table:table-cell table:style-name="ce8" office:value-type="float" office:value="25.75" calcext:value-type="float">
            <text:p>25.75</text:p>
          </table:table-cell>
          <table:table-cell table:style-name="ce8" office:value-type="float" office:value="28.01" calcext:value-type="float">
            <text:p>28.01</text:p>
          </table:table-cell>
          <table:table-cell table:style-name="ce8" office:value-type="float" office:value="29.12" calcext:value-type="float">
            <text:p>29.12</text:p>
          </table:table-cell>
          <table:table-cell table:style-name="ce8" office:value-type="float" office:value="28.06" calcext:value-type="float">
            <text:p>28.06</text:p>
          </table:table-cell>
          <table:table-cell table:style-name="ce8" office:value-type="float" office:value="29.16" calcext:value-type="float">
            <text:p>29.16</text:p>
          </table:table-cell>
          <table:table-cell table:style-name="ce8" office:value-type="float" office:value="26.74" calcext:value-type="float">
            <text:p>26.74</text:p>
          </table:table-cell>
          <table:table-cell table:style-name="ce8" office:value-type="float" office:value="26.87" calcext:value-type="float">
            <text:p>26.87</text:p>
          </table:table-cell>
          <table:table-cell table:style-name="ce8" office:value-type="float" office:value="31.69" calcext:value-type="float">
            <text:p>31.69</text:p>
          </table:table-cell>
          <table:table-cell table:style-name="ce8" office:value-type="float" office:value="30.78" calcext:value-type="float">
            <text:p>30.78</text:p>
          </table:table-cell>
          <table:table-cell table:style-name="ce8" office:value-type="float" office:value="33.06" calcext:value-type="float">
            <text:p>33.06</text:p>
          </table:table-cell>
          <table:table-cell table:style-name="ce8" office:value-type="float" office:value="31.29" calcext:value-type="float">
            <text:p>31.29</text:p>
          </table:table-cell>
          <table:table-cell table:style-name="ce8" office:value-type="float" office:value="29.97" calcext:value-type="float">
            <text:p>29.97</text:p>
          </table:table-cell>
          <table:table-cell table:style-name="ce8" office:value-type="float" office:value="30.84" calcext:value-type="float">
            <text:p>30.84</text:p>
          </table:table-cell>
          <table:table-cell table:style-name="ce8" office:value-type="float" office:value="31.55" calcext:value-type="float">
            <text:p>31.55</text:p>
          </table:table-cell>
          <table:table-cell table:style-name="ce8" office:value-type="float" office:value="29.9573685301644" calcext:value-type="float">
            <text:p>29.9573685302</text:p>
          </table:table-cell>
          <table:table-cell table:style-name="ce8" table:number-columns-repeated="21"/>
          <table:table-cell office:value-type="float" office:value="27" calcext:value-type="float">
            <text:p>27</text:p>
          </table:table-cell>
          <table:table-cell office:value-type="float" office:value="20.884000538039" calcext:value-type="float">
            <text:p>20.884000538</text:p>
          </table:table-cell>
          <table:table-cell office:value-type="float" office:value="21.5908153727812" calcext:value-type="float">
            <text:p>21.5908153728</text:p>
          </table:table-cell>
          <table:table-cell office:value-type="float" office:value="1.56113944992245" calcext:value-type="float">
            <text:p>1.5611394499</text:p>
          </table:table-cell>
          <table:table-cell office:value-type="float" office:value="1.43980546074881" calcext:value-type="float">
            <text:p>1.4398054607</text:p>
          </table:table-cell>
          <table:table-cell office:value-type="float" office:value="25.1560167991056" calcext:value-type="float">
            <text:p>25.1560167991</text:p>
          </table:table-cell>
          <table:table-cell office:value-type="float" office:value="25.9628316338478" calcext:value-type="float">
            <text:p>25.9628316338</text:p>
          </table:table-cell>
          <table:table-cell office:value-type="float" office:value="0.928177801690623" calcext:value-type="float">
            <text:p>0.9281778017</text:p>
          </table:table-cell>
          <table:table-cell office:value-type="float" office:value="0.806814834742186" calcext:value-type="float">
            <text:p>0.8068148347</text:p>
          </table:table-cell>
          <table:table-cell table:style-name="ce1" table:formula="of:=AVERAGE([.BK128:.BL128])" office:value-type="float" office:value="21.2374079554101" calcext:value-type="float">
            <text:p>21.2</text:p>
          </table:table-cell>
          <table:table-cell table:style-name="ce1" table:formula="of:=AVERAGE([.BO128:.BP128])" office:value-type="float" office:value="25.5594242164767" calcext:value-type="float">
            <text:p>25.6</text:p>
          </table:table-cell>
          <table:table-cell table:style-name="ce10" table:formula="of:=AVERAGE([.BM128:.BN128])" office:value-type="float" office:value="1.50047245533563" calcext:value-type="float">
            <text:p>1.50</text:p>
          </table:table-cell>
          <table:table-cell table:style-name="ce10" table:formula="of:=AVERAGE([.BQ128:.BR128])" office:value-type="float" office:value="0.867496318216405" calcext:value-type="float">
            <text:p>0.8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[.A149]" office:value-type="float" office:value="33" calcext:value-type="float">
            <text:p>33</text:p>
          </table:table-cell>
          <table:table-cell table:formula="of:=[.A130]" office:value-type="float" office:value="14" calcext:value-type="float">
            <text:p>14</text:p>
          </table:table-cell>
          <table:table-cell table:formula="of:=[.A128]" office:value-type="float" office:value="12" calcext:value-type="float">
            <text:p>12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29]-1)/20)+80;38+[.A129]-20*FLOOR(([.A129]-1)/20)))" office:value-type="float" office:value="34.5050904391432" calcext:value-type="float">
            <text:p>34.51</text:p>
          </table:table-cell>
          <table:table-cell table:formula="of:=INDIRECT(ADDRESS(FLOOR(([.A129]-1)/20)+80;18+[.A129]-20*FLOOR(([.A129]-1)/20)))" office:value-type="float" office:value="0" calcext:value-type="float">
            <text:p>0</text:p>
          </table:table-cell>
          <table:table-cell table:formula="of:=INDIRECT(ADDRESS(FLOOR(([.A129]-1)/20)+145;[.A129]-FLOOR(([.A129]-1)/20)*20+19))" office:value-type="float" office:value="2.20844582080132" calcext:value-type="float">
            <text:p>2.2084458208</text:p>
          </table:table-cell>
          <table:table-cell table:formula="of:=INDIRECT(ADDRESS(FLOOR(([.A129]-1)/20)+145;[.A129]-FLOOR(([.A129]-1)/20)*20+41))" office:value-type="float" office:value="-1.60475339780481" calcext:value-type="float">
            <text:p>-1.6047533978</text:p>
          </table:table-cell>
          <table:table-cell table:number-columns-repeated="4"/>
          <table:table-cell table:style-name="ce8" office:value-type="float" office:value="29.4857485463127" calcext:value-type="float">
            <text:p>29.4857485463</text:p>
          </table:table-cell>
          <table:table-cell table:style-name="ce8" office:value-type="float" office:value="28.63" calcext:value-type="float">
            <text:p>28.63</text:p>
          </table:table-cell>
          <table:table-cell table:style-name="ce8" office:value-type="float" office:value="26.56" calcext:value-type="float">
            <text:p>26.56</text:p>
          </table:table-cell>
          <table:table-cell table:style-name="ce8" office:value-type="float" office:value="29.72" calcext:value-type="float">
            <text:p>29.72</text:p>
          </table:table-cell>
          <table:table-cell table:style-name="ce8" office:value-type="float" office:value="27.28" calcext:value-type="float">
            <text:p>27.28</text:p>
          </table:table-cell>
          <table:table-cell table:style-name="ce8" office:value-type="float" office:value="29.5" calcext:value-type="float">
            <text:p>29.5</text:p>
          </table:table-cell>
          <table:table-cell table:style-name="ce8" office:value-type="float" office:value="27.74" calcext:value-type="float">
            <text:p>27.74</text:p>
          </table:table-cell>
          <table:table-cell table:style-name="ce8" office:value-type="float" office:value="29.85" calcext:value-type="float">
            <text:p>29.85</text:p>
          </table:table-cell>
          <table:table-cell table:style-name="ce8" office:value-type="float" office:value="27.9" calcext:value-type="float">
            <text:p>27.9</text:p>
          </table:table-cell>
          <table:table-cell table:style-name="ce8" office:value-type="float" office:value="27.72" calcext:value-type="float">
            <text:p>27.72</text:p>
          </table:table-cell>
          <table:table-cell table:style-name="ce8" office:value-type="float" office:value="28.39" calcext:value-type="float">
            <text:p>28.39</text:p>
          </table:table-cell>
          <table:table-cell table:style-name="ce8" office:value-type="float" office:value="28.54" calcext:value-type="float">
            <text:p>28.54</text:p>
          </table:table-cell>
          <table:table-cell table:style-name="ce8" office:value-type="float" office:value="28.18" calcext:value-type="float">
            <text:p>28.18</text:p>
          </table:table-cell>
          <table:table-cell table:style-name="ce8" office:value-type="float" office:value="27.6" calcext:value-type="float">
            <text:p>27.6</text:p>
          </table:table-cell>
          <table:table-cell table:style-name="ce8" office:value-type="float" office:value="31.95" calcext:value-type="float">
            <text:p>31.95</text:p>
          </table:table-cell>
          <table:table-cell table:style-name="ce8" office:value-type="float" office:value="32.41" calcext:value-type="float">
            <text:p>32.41</text:p>
          </table:table-cell>
          <table:table-cell table:style-name="ce8" office:value-type="float" office:value="33.55" calcext:value-type="float">
            <text:p>33.55</text:p>
          </table:table-cell>
          <table:table-cell table:style-name="ce8" office:value-type="float" office:value="32.61" calcext:value-type="float">
            <text:p>32.61</text:p>
          </table:table-cell>
          <table:table-cell table:style-name="ce8" office:value-type="float" office:value="33.02" calcext:value-type="float">
            <text:p>33.02</text:p>
          </table:table-cell>
          <table:table-cell table:style-name="ce8" office:value-type="float" office:value="31.66" calcext:value-type="float">
            <text:p>31.66</text:p>
          </table:table-cell>
          <table:table-cell table:style-name="ce8" office:value-type="float" office:value="32.94" calcext:value-type="float">
            <text:p>32.94</text:p>
          </table:table-cell>
          <table:table-cell table:style-name="ce8" office:value-type="float" office:value="31.8277917407164" calcext:value-type="float">
            <text:p>31.8277917407</text:p>
          </table:table-cell>
          <table:table-cell table:style-name="ce8" table:number-columns-repeated="21"/>
          <table:table-cell office:value-type="float" office:value="28" calcext:value-type="float">
            <text:p>28</text:p>
          </table:table-cell>
          <table:table-cell office:value-type="float" office:value="21.423462819564" calcext:value-type="float">
            <text:p>21.4234628196</text:p>
          </table:table-cell>
          <table:table-cell office:value-type="float" office:value="22.1502577388071" calcext:value-type="float">
            <text:p>22.1502577388</text:p>
          </table:table-cell>
          <table:table-cell office:value-type="float" office:value="1.60376696020518" calcext:value-type="float">
            <text:p>1.6037669602</text:p>
          </table:table-cell>
          <table:table-cell office:value-type="float" office:value="1.47843395711867" calcext:value-type="float">
            <text:p>1.4784339571</text:p>
          </table:table-cell>
          <table:table-cell office:value-type="float" office:value="25.8086962294551" calcext:value-type="float">
            <text:p>25.8086962295</text:p>
          </table:table-cell>
          <table:table-cell office:value-type="float" office:value="26.6354911486982" calcext:value-type="float">
            <text:p>26.6354911487</text:p>
          </table:table-cell>
          <table:table-cell office:value-type="float" office:value="0.952153903091734" calcext:value-type="float">
            <text:p>0.9521539031</text:p>
          </table:table-cell>
          <table:table-cell office:value-type="float" office:value="0.826794919243112" calcext:value-type="float">
            <text:p>0.8267949192</text:p>
          </table:table-cell>
          <table:table-cell table:style-name="ce1" table:formula="of:=AVERAGE([.BK129:.BL129])" office:value-type="float" office:value="21.7868602791856" calcext:value-type="float">
            <text:p>21.8</text:p>
          </table:table-cell>
          <table:table-cell table:style-name="ce1" table:formula="of:=AVERAGE([.BO129:.BP129])" office:value-type="float" office:value="26.2220936890767" calcext:value-type="float">
            <text:p>26.2</text:p>
          </table:table-cell>
          <table:table-cell table:style-name="ce10" table:formula="of:=AVERAGE([.BM129:.BN129])" office:value-type="float" office:value="1.54110045866193" calcext:value-type="float">
            <text:p>1.54</text:p>
          </table:table-cell>
          <table:table-cell table:style-name="ce10" table:formula="of:=AVERAGE([.BQ129:.BR129])" office:value-type="float" office:value="0.889474411167423" calcext:value-type="float">
            <text:p>0.8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formula="of:=[.A150]" office:value-type="float" office:value="34" calcext:value-type="float">
            <text:p>34</text:p>
          </table:table-cell>
          <table:table-cell table:formula="of:=[.A131]" office:value-type="float" office:value="15" calcext:value-type="float">
            <text:p>15</text:p>
          </table:table-cell>
          <table:table-cell table:formula="of:=[.A129]" office:value-type="float" office:value="13" calcext:value-type="float">
            <text:p>13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30]-1)/20)+80;38+[.A130]-20*FLOOR(([.A130]-1)/20)))" office:value-type="float" office:value="30.5127642595214" calcext:value-type="float">
            <text:p>30.51</text:p>
          </table:table-cell>
          <table:table-cell table:formula="of:=INDIRECT(ADDRESS(FLOOR(([.A130]-1)/20)+80;18+[.A130]-20*FLOOR(([.A130]-1)/20)))" office:value-type="float" office:value="0" calcext:value-type="float">
            <text:p>0</text:p>
          </table:table-cell>
          <table:table-cell table:formula="of:=INDIRECT(ADDRESS(FLOOR(([.A130]-1)/20)+145;[.A130]-FLOOR(([.A130]-1)/20)*20+19))" office:value-type="float" office:value="0.649924535703105" calcext:value-type="float">
            <text:p>0.6499245357</text:p>
          </table:table-cell>
          <table:table-cell table:formula="of:=INDIRECT(ADDRESS(FLOOR(([.A130]-1)/20)+145;[.A130]-FLOOR(([.A130]-1)/20)*20+41))" office:value-type="float" office:value="14.3438757726121" calcext:value-type="float">
            <text:p>14.3438757726</text:p>
          </table:table-cell>
          <table:table-cell table:number-columns-repeated="4"/>
          <table:table-cell table:style-name="ce8" office:value-type="float" office:value="24.7553992679728" calcext:value-type="float">
            <text:p>24.755399268</text:p>
          </table:table-cell>
          <table:table-cell table:style-name="ce8" office:value-type="float" office:value="23.81" calcext:value-type="float">
            <text:p>23.81</text:p>
          </table:table-cell>
          <table:table-cell table:style-name="ce8" office:value-type="float" office:value="21.95" calcext:value-type="float">
            <text:p>21.95</text:p>
          </table:table-cell>
          <table:table-cell table:style-name="ce8" office:value-type="float" office:value="24.03" calcext:value-type="float">
            <text:p>24.03</text:p>
          </table:table-cell>
          <table:table-cell table:style-name="ce8" office:value-type="float" office:value="28.06" calcext:value-type="float">
            <text:p>28.06</text:p>
          </table:table-cell>
          <table:table-cell table:style-name="ce8" office:value-type="float" office:value="27.05" calcext:value-type="float">
            <text:p>27.05</text:p>
          </table:table-cell>
          <table:table-cell table:style-name="ce8" office:value-type="float" office:value="27.96" calcext:value-type="float">
            <text:p>27.96</text:p>
          </table:table-cell>
          <table:table-cell table:style-name="ce8" office:value-type="float" office:value="27.92" calcext:value-type="float">
            <text:p>27.92</text:p>
          </table:table-cell>
          <table:table-cell table:style-name="ce8" office:value-type="float" office:value="28.21" calcext:value-type="float">
            <text:p>28.21</text:p>
          </table:table-cell>
          <table:table-cell table:style-name="ce8" office:value-type="float" office:value="26.52" calcext:value-type="float">
            <text:p>26.52</text:p>
          </table:table-cell>
          <table:table-cell table:style-name="ce8" office:value-type="float" office:value="27.36" calcext:value-type="float">
            <text:p>27.36</text:p>
          </table:table-cell>
          <table:table-cell table:style-name="ce8" office:value-type="float" office:value="26.75" calcext:value-type="float">
            <text:p>26.75</text:p>
          </table:table-cell>
          <table:table-cell table:style-name="ce8" office:value-type="float" office:value="27.4" calcext:value-type="float">
            <text:p>27.4</text:p>
          </table:table-cell>
          <table:table-cell table:style-name="ce8" office:value-type="float" office:value="32.47" calcext:value-type="float">
            <text:p>32.47</text:p>
          </table:table-cell>
          <table:table-cell table:style-name="ce8" office:value-type="float" office:value="32.62" calcext:value-type="float">
            <text:p>32.62</text:p>
          </table:table-cell>
          <table:table-cell table:style-name="ce8" office:value-type="float" office:value="31.84" calcext:value-type="float">
            <text:p>31.84</text:p>
          </table:table-cell>
          <table:table-cell table:style-name="ce8" office:value-type="float" office:value="29.97" calcext:value-type="float">
            <text:p>29.97</text:p>
          </table:table-cell>
          <table:table-cell table:style-name="ce8" office:value-type="float" office:value="32.34" calcext:value-type="float">
            <text:p>32.34</text:p>
          </table:table-cell>
          <table:table-cell table:style-name="ce8" office:value-type="float" office:value="32.4" calcext:value-type="float">
            <text:p>32.4</text:p>
          </table:table-cell>
          <table:table-cell table:style-name="ce8" office:value-type="float" office:value="31.06" calcext:value-type="float">
            <text:p>31.06</text:p>
          </table:table-cell>
          <table:table-cell table:style-name="ce8" office:value-type="float" office:value="32.12" calcext:value-type="float">
            <text:p>32.12</text:p>
          </table:table-cell>
          <table:table-cell table:style-name="ce8" office:value-type="float" office:value="33.6860141728807" calcext:value-type="float">
            <text:p>33.6860141729</text:p>
          </table:table-cell>
          <table:table-cell table:style-name="ce8" table:number-columns-repeated="21"/>
          <table:table-cell office:value-type="float" office:value="29" calcext:value-type="float">
            <text:p>29</text:p>
          </table:table-cell>
          <table:table-cell office:value-type="float" office:value="22.2816233815926" calcext:value-type="float">
            <text:p>22.2816233816</text:p>
          </table:table-cell>
          <table:table-cell office:value-type="float" office:value="23.0402020253553" calcext:value-type="float">
            <text:p>23.0402020254</text:p>
          </table:table-cell>
          <table:table-cell office:value-type="float" office:value="1.6715775364677" calcext:value-type="float">
            <text:p>1.6715775365</text:p>
          </table:table-cell>
          <table:table-cell office:value-type="float" office:value="1.5398830209186" calcext:value-type="float">
            <text:p>1.5398830209</text:p>
          </table:table-cell>
          <table:table-cell office:value-type="float" office:value="26.8469592664739" calcext:value-type="float">
            <text:p>26.8469592665</text:p>
          </table:table-cell>
          <table:table-cell office:value-type="float" office:value="27.7055379102366" calcext:value-type="float">
            <text:p>27.7055379102</text:p>
          </table:table-cell>
          <table:table-cell office:value-type="float" office:value="0.990294372515229" calcext:value-type="float">
            <text:p>0.9902943725</text:p>
          </table:table-cell>
          <table:table-cell office:value-type="float" office:value="0.85857864376269" calcext:value-type="float">
            <text:p>0.8585786438</text:p>
          </table:table-cell>
          <table:table-cell table:style-name="ce1" table:formula="of:=AVERAGE([.BK130:.BL130])" office:value-type="float" office:value="22.660912703474" calcext:value-type="float">
            <text:p>22.7</text:p>
          </table:table-cell>
          <table:table-cell table:style-name="ce1" table:formula="of:=AVERAGE([.BO130:.BP130])" office:value-type="float" office:value="27.2762485883553" calcext:value-type="float">
            <text:p>27.3</text:p>
          </table:table-cell>
          <table:table-cell table:style-name="ce10" table:formula="of:=AVERAGE([.BM130:.BN130])" office:value-type="float" office:value="1.60573027869315" calcext:value-type="float">
            <text:p>1.61</text:p>
          </table:table-cell>
          <table:table-cell table:style-name="ce10" table:formula="of:=AVERAGE([.BQ130:.BR130])" office:value-type="float" office:value="0.92443650813896" calcext:value-type="float">
            <text:p>0.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formula="of:=[.A151]" office:value-type="float" office:value="35" calcext:value-type="float">
            <text:p>35</text:p>
          </table:table-cell>
          <table:table-cell table:formula="of:=[.A132]" office:value-type="float" office:value="16" calcext:value-type="float">
            <text:p>16</text:p>
          </table:table-cell>
          <table:table-cell table:formula="of:=[.A130]" office:value-type="float" office:value="14" calcext:value-type="float">
            <text:p>14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31]-1)/20)+80;38+[.A131]-20*FLOOR(([.A131]-1)/20)))" office:value-type="float" office:value="30.671875579206" calcext:value-type="float">
            <text:p>30.67</text:p>
          </table:table-cell>
          <table:table-cell table:formula="of:=INDIRECT(ADDRESS(FLOOR(([.A131]-1)/20)+80;18+[.A131]-20*FLOOR(([.A131]-1)/20)))" office:value-type="float" office:value="0" calcext:value-type="float">
            <text:p>0</text:p>
          </table:table-cell>
          <table:table-cell table:formula="of:=INDIRECT(ADDRESS(FLOOR(([.A131]-1)/20)+145;[.A131]-FLOOR(([.A131]-1)/20)*20+19))" office:value-type="float" office:value="9.59533870125089" calcext:value-type="float">
            <text:p>9.5953387013</text:p>
          </table:table-cell>
          <table:table-cell table:formula="of:=INDIRECT(ADDRESS(FLOOR(([.A131]-1)/20)+145;[.A131]-FLOOR(([.A131]-1)/20)*20+41))" office:value-type="float" office:value="7.58447415881592" calcext:value-type="float">
            <text:p>7.5844741588</text:p>
          </table:table-cell>
          <table:table-cell table:number-columns-repeated="4"/>
          <table:table-cell table:style-name="ce8" office:value-type="float" office:value="21.7358334199302" calcext:value-type="float">
            <text:p>21.7358334199</text:p>
          </table:table-cell>
          <table:table-cell table:style-name="ce8" office:value-type="float" office:value="23.82" calcext:value-type="float">
            <text:p>23.82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3.73" calcext:value-type="float">
            <text:p>23.73</text:p>
          </table:table-cell>
          <table:table-cell table:style-name="ce8" office:value-type="float" office:value="29.13" calcext:value-type="float">
            <text:p>29.13</text:p>
          </table:table-cell>
          <table:table-cell table:style-name="ce8" office:value-type="float" office:value="27.58" calcext:value-type="float">
            <text:p>27.58</text:p>
          </table:table-cell>
          <table:table-cell table:style-name="ce8" office:value-type="float" office:value="29.13" calcext:value-type="float">
            <text:p>29.13</text:p>
          </table:table-cell>
          <table:table-cell table:style-name="ce8" office:value-type="float" office:value="28.59" calcext:value-type="float">
            <text:p>28.59</text:p>
          </table:table-cell>
          <table:table-cell table:style-name="ce8" office:value-type="float" office:value="28.37" calcext:value-type="float">
            <text:p>28.37</text:p>
          </table:table-cell>
          <table:table-cell table:style-name="ce8" office:value-type="float" office:value="27.13" calcext:value-type="float">
            <text:p>27.13</text:p>
          </table:table-cell>
          <table:table-cell table:style-name="ce8" office:value-type="float" office:value="29.1" calcext:value-type="float">
            <text:p>29.1</text:p>
          </table:table-cell>
          <table:table-cell table:style-name="ce8" office:value-type="float" office:value="27.55" calcext:value-type="float">
            <text:p>27.55</text:p>
          </table:table-cell>
          <table:table-cell table:style-name="ce8" office:value-type="float" office:value="33.34" calcext:value-type="float">
            <text:p>33.34</text:p>
          </table:table-cell>
          <table:table-cell table:style-name="ce8" office:value-type="float" office:value="31.15" calcext:value-type="float">
            <text:p>31.15</text:p>
          </table:table-cell>
          <table:table-cell table:style-name="ce8" office:value-type="float" office:value="34.47" calcext:value-type="float">
            <text:p>34.47</text:p>
          </table:table-cell>
          <table:table-cell table:style-name="ce8" office:value-type="float" office:value="33.06" calcext:value-type="float">
            <text:p>33.06</text:p>
          </table:table-cell>
          <table:table-cell table:style-name="ce8" office:value-type="float" office:value="31.96" calcext:value-type="float">
            <text:p>31.96</text:p>
          </table:table-cell>
          <table:table-cell table:style-name="ce8" office:value-type="float" office:value="32.24" calcext:value-type="float">
            <text:p>32.24</text:p>
          </table:table-cell>
          <table:table-cell table:style-name="ce8" office:value-type="float" office:value="33.25" calcext:value-type="float">
            <text:p>33.25</text:p>
          </table:table-cell>
          <table:table-cell table:style-name="ce8" office:value-type="float" office:value="31.8" calcext:value-type="float">
            <text:p>31.8</text:p>
          </table:table-cell>
          <table:table-cell table:style-name="ce8" office:value-type="float" office:value="33.14" calcext:value-type="float">
            <text:p>33.14</text:p>
          </table:table-cell>
          <table:table-cell table:style-name="ce8" office:value-type="float" office:value="33.3232572040593" calcext:value-type="float">
            <text:p>33.3232572041</text:p>
          </table:table-cell>
          <table:table-cell table:style-name="ce8" table:number-columns-repeated="21"/>
          <table:table-cell office:value-type="float" office:value="30" calcext:value-type="float">
            <text:p>30</text:p>
          </table:table-cell>
          <table:table-cell office:value-type="float" office:value="23.4" calcext:value-type="float">
            <text:p>23.4</text:p>
          </table:table-cell>
          <table:table-cell office:value-type="float" office:value="24.2" calcext:value-type="float">
            <text:p>24.2</text:p>
          </table:table-cell>
          <table:table-cell office:value-type="float" office:value="1.75995" calcext:value-type="float">
            <text:p>1.75995</text:p>
          </table:table-cell>
          <table:table-cell office:value-type="float" office:value="1.619965" calcext:value-type="float">
            <text:p>1.619965</text:p>
          </table:table-cell>
          <table:table-cell office:value-type="float" office:value="28.20005" calcext:value-type="float">
            <text:p>28.20005</text:p>
          </table:table-cell>
          <table:table-cell office:value-type="float" office:value="29.10005" calcext:value-type="float">
            <text:p>29.10005</text:p>
          </table:table-cell>
          <table:table-cell office:value-type="float" office:value="1.04" calcext:value-type="float">
            <text:p>1.04</text:p>
          </table:table-cell>
          <table:table-cell office:value-type="float" office:value="0.9" calcext:value-type="float">
            <text:p>0.9</text:p>
          </table:table-cell>
          <table:table-cell table:style-name="ce1" table:formula="of:=AVERAGE([.BK131:.BL131])" office:value-type="float" office:value="23.8" calcext:value-type="float">
            <text:p>23.8</text:p>
          </table:table-cell>
          <table:table-cell table:style-name="ce1" table:formula="of:=AVERAGE([.BO131:.BP131])" office:value-type="float" office:value="28.65005" calcext:value-type="float">
            <text:p>28.7</text:p>
          </table:table-cell>
          <table:table-cell table:style-name="ce10" table:formula="of:=AVERAGE([.BM131:.BN131])" office:value-type="float" office:value="1.6899575" calcext:value-type="float">
            <text:p>1.69</text:p>
          </table:table-cell>
          <table:table-cell table:style-name="ce10" table:formula="of:=AVERAGE([.BQ131:.BR131])"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55" calcext:value-type="float">
            <text:p>15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[.A152]" office:value-type="float" office:value="36" calcext:value-type="float">
            <text:p>36</text:p>
          </table:table-cell>
          <table:table-cell table:formula="of:=[.A133]" office:value-type="float" office:value="17" calcext:value-type="float">
            <text:p>17</text:p>
          </table:table-cell>
          <table:table-cell table:formula="of:=[.A131]" office:value-type="float" office:value="15" calcext:value-type="float">
            <text:p>15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32]-1)/20)+80;38+[.A132]-20*FLOOR(([.A132]-1)/20)))" office:value-type="float" office:value="31.1221525160042" calcext:value-type="float">
            <text:p>31.12</text:p>
          </table:table-cell>
          <table:table-cell table:formula="of:=INDIRECT(ADDRESS(FLOOR(([.A132]-1)/20)+80;18+[.A132]-20*FLOOR(([.A132]-1)/20)))" office:value-type="float" office:value="0" calcext:value-type="float">
            <text:p>0</text:p>
          </table:table-cell>
          <table:table-cell table:formula="of:=INDIRECT(ADDRESS(FLOOR(([.A132]-1)/20)+145;[.A132]-FLOOR(([.A132]-1)/20)*20+19))" office:value-type="float" office:value="12.5292611845143" calcext:value-type="float">
            <text:p>12.5292611845</text:p>
          </table:table-cell>
          <table:table-cell table:formula="of:=INDIRECT(ADDRESS(FLOOR(([.A132]-1)/20)+145;[.A132]-FLOOR(([.A132]-1)/20)*20+41))" office:value-type="float" office:value="2.98905044778445" calcext:value-type="float">
            <text:p>2.9890504478</text:p>
          </table:table-cell>
          <table:table-cell table:number-columns-repeated="4"/>
          <table:table-cell table:style-name="ce8" office:value-type="float" office:value="30.3489837190775" calcext:value-type="float">
            <text:p>30.3489837191</text:p>
          </table:table-cell>
          <table:table-cell table:style-name="ce8" office:value-type="float" office:value="29.82" calcext:value-type="float">
            <text:p>29.82</text:p>
          </table:table-cell>
          <table:table-cell table:style-name="ce8" office:value-type="float" office:value="27.4" calcext:value-type="float">
            <text:p>27.4</text:p>
          </table:table-cell>
          <table:table-cell table:style-name="ce8" office:value-type="float" office:value="28.16" calcext:value-type="float">
            <text:p>28.16</text:p>
          </table:table-cell>
          <table:table-cell table:style-name="ce8" office:value-type="float" office:value="26.87" calcext:value-type="float">
            <text:p>26.87</text:p>
          </table:table-cell>
          <table:table-cell table:style-name="ce8" office:value-type="float" office:value="29.05" calcext:value-type="float">
            <text:p>29.05</text:p>
          </table:table-cell>
          <table:table-cell table:style-name="ce8" office:value-type="float" office:value="29.69" calcext:value-type="float">
            <text:p>29.69</text:p>
          </table:table-cell>
          <table:table-cell table:style-name="ce8" office:value-type="float" office:value="29.92" calcext:value-type="float">
            <text:p>29.92</text:p>
          </table:table-cell>
          <table:table-cell table:style-name="ce8" office:value-type="float" office:value="32.07" calcext:value-type="float">
            <text:p>32.07</text:p>
          </table:table-cell>
          <table:table-cell table:style-name="ce8" office:value-type="float" office:value="30.97" calcext:value-type="float">
            <text:p>30.97</text:p>
          </table:table-cell>
          <table:table-cell table:style-name="ce8" office:value-type="float" office:value="32.49" calcext:value-type="float">
            <text:p>32.49</text:p>
          </table:table-cell>
          <table:table-cell table:style-name="ce8" office:value-type="float" office:value="32.06" calcext:value-type="float">
            <text:p>32.06</text:p>
          </table:table-cell>
          <table:table-cell table:style-name="ce8" office:value-type="float" office:value="31.36" calcext:value-type="float">
            <text:p>31.36</text:p>
          </table:table-cell>
          <table:table-cell table:style-name="ce8" office:value-type="float" office:value="32.66" calcext:value-type="float">
            <text:p>32.66</text:p>
          </table:table-cell>
          <table:table-cell table:style-name="ce8" office:value-type="float" office:value="32.09" calcext:value-type="float">
            <text:p>32.09</text:p>
          </table:table-cell>
          <table:table-cell table:style-name="ce8" office:value-type="float" office:value="31.14" calcext:value-type="float">
            <text:p>31.14</text:p>
          </table:table-cell>
          <table:table-cell table:style-name="ce8" office:value-type="float" office:value="30.87" calcext:value-type="float">
            <text:p>30.87</text:p>
          </table:table-cell>
          <table:table-cell table:style-name="ce8" office:value-type="float" office:value="32.19" calcext:value-type="float">
            <text:p>32.19</text:p>
          </table:table-cell>
          <table:table-cell table:style-name="ce8" office:value-type="float" office:value="32.11" calcext:value-type="float">
            <text:p>32.11</text:p>
          </table:table-cell>
          <table:table-cell table:style-name="ce8" office:value-type="float" office:value="32.47" calcext:value-type="float">
            <text:p>32.47</text:p>
          </table:table-cell>
          <table:table-cell table:style-name="ce8" office:value-type="float" office:value="34.05" calcext:value-type="float">
            <text:p>34.05</text:p>
          </table:table-cell>
          <table:table-cell table:style-name="ce8" office:value-type="float" office:value="34.0189193961011" calcext:value-type="float">
            <text:p>34.0189193961</text:p>
          </table:table-cell>
          <table:table-cell table:style-name="ce8" table:number-columns-repeated="21"/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65" calcext:value-type="float">
            <text:p>16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formula="of:=[.A153]" office:value-type="float" office:value="37" calcext:value-type="float">
            <text:p>37</text:p>
          </table:table-cell>
          <table:table-cell table:formula="of:=[.A134]" office:value-type="float" office:value="18" calcext:value-type="float">
            <text:p>18</text:p>
          </table:table-cell>
          <table:table-cell table:formula="of:=[.A132]" office:value-type="float" office:value="16" calcext:value-type="float">
            <text:p>16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33]-1)/20)+80;38+[.A133]-20*FLOOR(([.A133]-1)/20)))" office:value-type="float" office:value="31.0824813174494" calcext:value-type="float">
            <text:p>31.08</text:p>
          </table:table-cell>
          <table:table-cell table:formula="of:=INDIRECT(ADDRESS(FLOOR(([.A133]-1)/20)+80;18+[.A133]-20*FLOOR(([.A133]-1)/20)))" office:value-type="float" office:value="0" calcext:value-type="float">
            <text:p>0</text:p>
          </table:table-cell>
          <table:table-cell table:formula="of:=INDIRECT(ADDRESS(FLOOR(([.A133]-1)/20)+145;[.A133]-FLOOR(([.A133]-1)/20)*20+19))" office:value-type="float" office:value="-22.3803709783552" calcext:value-type="float">
            <text:p>-22.3803709784</text:p>
          </table:table-cell>
          <table:table-cell table:formula="of:=INDIRECT(ADDRESS(FLOOR(([.A133]-1)/20)+145;[.A133]-FLOOR(([.A133]-1)/20)*20+41))" office:value-type="float" office:value="6.40997203505471" calcext:value-type="float">
            <text:p>6.4099720351</text:p>
          </table:table-cell>
          <table:table-cell table:number-columns-repeated="4"/>
          <table:table-cell table:style-name="ce8" office:value-type="float" office:value="25.9563835042722" calcext:value-type="float">
            <text:p>25.9563835043</text:p>
          </table:table-cell>
          <table:table-cell table:style-name="ce8" office:value-type="float" office:value="28.18" calcext:value-type="float">
            <text:p>28.18</text:p>
          </table:table-cell>
          <table:table-cell table:style-name="ce8" office:value-type="float" office:value="27.15" calcext:value-type="float">
            <text:p>27.15</text:p>
          </table:table-cell>
          <table:table-cell table:style-name="ce8" office:value-type="float" office:value="28.34" calcext:value-type="float">
            <text:p>28.34</text:p>
          </table:table-cell>
          <table:table-cell table:style-name="ce8" office:value-type="float" office:value="29.47" calcext:value-type="float">
            <text:p>29.47</text:p>
          </table:table-cell>
          <table:table-cell table:style-name="ce8" office:value-type="float" office:value="31.56" calcext:value-type="float">
            <text:p>31.56</text:p>
          </table:table-cell>
          <table:table-cell table:style-name="ce8" office:value-type="float" office:value="32.61" calcext:value-type="float">
            <text:p>32.61</text:p>
          </table:table-cell>
          <table:table-cell table:style-name="ce8" office:value-type="float" office:value="31.49" calcext:value-type="float">
            <text:p>31.49</text:p>
          </table:table-cell>
          <table:table-cell table:style-name="ce8" office:value-type="float" office:value="31.15" calcext:value-type="float">
            <text:p>31.15</text:p>
          </table:table-cell>
          <table:table-cell table:style-name="ce8" office:value-type="float" office:value="31.65" calcext:value-type="float">
            <text:p>31.65</text:p>
          </table:table-cell>
          <table:table-cell table:style-name="ce8" office:value-type="float" office:value="30.86" calcext:value-type="float">
            <text:p>30.86</text:p>
          </table:table-cell>
          <table:table-cell table:style-name="ce8" office:value-type="float" office:value="31.18" calcext:value-type="float">
            <text:p>31.18</text:p>
          </table:table-cell>
          <table:table-cell table:style-name="ce8" office:value-type="float" office:value="31.29" calcext:value-type="float">
            <text:p>31.29</text:p>
          </table:table-cell>
          <table:table-cell table:style-name="ce8" office:value-type="float" office:value="32.49" calcext:value-type="float">
            <text:p>32.49</text:p>
          </table:table-cell>
          <table:table-cell table:style-name="ce8" office:value-type="float" office:value="32.48" calcext:value-type="float">
            <text:p>32.48</text:p>
          </table:table-cell>
          <table:table-cell table:style-name="ce8" office:value-type="float" office:value="31.4" calcext:value-type="float">
            <text:p>31.4</text:p>
          </table:table-cell>
          <table:table-cell table:style-name="ce8" office:value-type="float" office:value="33.45" calcext:value-type="float">
            <text:p>33.45</text:p>
          </table:table-cell>
          <table:table-cell table:style-name="ce8" office:value-type="float" office:value="32.98" calcext:value-type="float">
            <text:p>32.98</text:p>
          </table:table-cell>
          <table:table-cell table:style-name="ce8" office:value-type="float" office:value="32.35" calcext:value-type="float">
            <text:p>32.35</text:p>
          </table:table-cell>
          <table:table-cell table:style-name="ce8" office:value-type="float" office:value="31.73" calcext:value-type="float">
            <text:p>31.73</text:p>
          </table:table-cell>
          <table:table-cell table:style-name="ce8" office:value-type="float" office:value="33.58" calcext:value-type="float">
            <text:p>33.58</text:p>
          </table:table-cell>
          <table:table-cell table:style-name="ce8" office:value-type="float" office:value="38.9947565218612" calcext:value-type="float">
            <text:p>38.9947565219</text:p>
          </table:table-cell>
          <table:table-cell table:style-name="ce8" table:number-columns-repeated="21"/>
          <table:table-cell table:number-columns-repeated="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[.A154]" office:value-type="float" office:value="38" calcext:value-type="float">
            <text:p>38</text:p>
          </table:table-cell>
          <table:table-cell table:formula="of:=[.A135]" office:value-type="float" office:value="19" calcext:value-type="float">
            <text:p>19</text:p>
          </table:table-cell>
          <table:table-cell table:formula="of:=[.A133]" office:value-type="float" office:value="17" calcext:value-type="float">
            <text:p>17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34]-1)/20)+80;38+[.A134]-20*FLOOR(([.A134]-1)/20)))" office:value-type="float" office:value="31.2582527534547" calcext:value-type="float">
            <text:p>31.26</text:p>
          </table:table-cell>
          <table:table-cell table:formula="of:=INDIRECT(ADDRESS(FLOOR(([.A134]-1)/20)+80;18+[.A134]-20*FLOOR(([.A134]-1)/20)))" office:value-type="float" office:value="0" calcext:value-type="float">
            <text:p>0</text:p>
          </table:table-cell>
          <table:table-cell table:formula="of:=INDIRECT(ADDRESS(FLOOR(([.A134]-1)/20)+145;[.A134]-FLOOR(([.A134]-1)/20)*20+19))" office:value-type="float" office:value="-8.16483585245491" calcext:value-type="float">
            <text:p>-8.1648358525</text:p>
          </table:table-cell>
          <table:table-cell table:formula="of:=INDIRECT(ADDRESS(FLOOR(([.A134]-1)/20)+145;[.A134]-FLOOR(([.A134]-1)/20)*20+41))" office:value-type="float" office:value="23.5082677417404" calcext:value-type="float">
            <text:p>23.5082677417</text:p>
          </table:table-cell>
          <table:table-cell table:number-columns-repeated="4"/>
          <table:table-cell table:style-name="ce8" office:value-type="float" office:value="33.7336317350488" calcext:value-type="float">
            <text:p>33.733631735</text:p>
          </table:table-cell>
          <table:table-cell table:style-name="ce8" office:value-type="float" office:value="33.62" calcext:value-type="float">
            <text:p>33.62</text:p>
          </table:table-cell>
          <table:table-cell table:style-name="ce8" office:value-type="float" office:value="33.07" calcext:value-type="float">
            <text:p>33.07</text:p>
          </table:table-cell>
          <table:table-cell table:style-name="ce8" office:value-type="float" office:value="34.22" calcext:value-type="float">
            <text:p>34.22</text:p>
          </table:table-cell>
          <table:table-cell table:style-name="ce8" office:value-type="float" office:value="31.74" calcext:value-type="float">
            <text:p>31.74</text:p>
          </table:table-cell>
          <table:table-cell table:style-name="ce8" office:value-type="float" office:value="31.7" calcext:value-type="float">
            <text:p>31.7</text:p>
          </table:table-cell>
          <table:table-cell table:style-name="ce8" office:value-type="float" office:value="32.43" calcext:value-type="float">
            <text:p>32.43</text:p>
          </table:table-cell>
          <table:table-cell table:style-name="ce8" office:value-type="float" office:value="31.59" calcext:value-type="float">
            <text:p>31.59</text:p>
          </table:table-cell>
          <table:table-cell table:style-name="ce8" office:value-type="float" office:value="32.57" calcext:value-type="float">
            <text:p>32.57</text:p>
          </table:table-cell>
          <table:table-cell table:style-name="ce8" office:value-type="float" office:value="32.27" calcext:value-type="float">
            <text:p>32.27</text:p>
          </table:table-cell>
          <table:table-cell table:style-name="ce8" office:value-type="float" office:value="32.04" calcext:value-type="float">
            <text:p>32.04</text:p>
          </table:table-cell>
          <table:table-cell table:style-name="ce8" office:value-type="float" office:value="33.11" calcext:value-type="float">
            <text:p>33.11</text:p>
          </table:table-cell>
          <table:table-cell table:style-name="ce8" office:value-type="float" office:value="31.12" calcext:value-type="float">
            <text:p>31.12</text:p>
          </table:table-cell>
          <table:table-cell table:style-name="ce8" office:value-type="float" office:value="30.93" calcext:value-type="float">
            <text:p>30.93</text:p>
          </table:table-cell>
          <table:table-cell table:style-name="ce8" office:value-type="float" office:value="32.85" calcext:value-type="float">
            <text:p>32.85</text:p>
          </table:table-cell>
          <table:table-cell table:style-name="ce8" office:value-type="float" office:value="31.45" calcext:value-type="float">
            <text:p>31.45</text:p>
          </table:table-cell>
          <table:table-cell table:style-name="ce8" office:value-type="float" office:value="30.59" calcext:value-type="float">
            <text:p>30.59</text:p>
          </table:table-cell>
          <table:table-cell table:style-name="ce8" office:value-type="float" office:value="30.91" calcext:value-type="float">
            <text:p>30.91</text:p>
          </table:table-cell>
          <table:table-cell table:style-name="ce8" office:value-type="float" office:value="33.14" calcext:value-type="float">
            <text:p>33.14</text:p>
          </table:table-cell>
          <table:table-cell table:style-name="ce8" office:value-type="float" office:value="32.36" calcext:value-type="float">
            <text:p>32.36</text:p>
          </table:table-cell>
          <table:table-cell table:style-name="ce8" office:value-type="float" office:value="30.41" calcext:value-type="float">
            <text:p>30.41</text:p>
          </table:table-cell>
          <table:table-cell table:style-name="ce8" office:value-type="float" office:value="30.8630118432076" calcext:value-type="float">
            <text:p>30.8630118432</text:p>
          </table:table-cell>
          <table:table-cell table:style-name="ce8" table:number-columns-repeated="21"/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85" calcext:value-type="float">
            <text:p>1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[.A155]" office:value-type="float" office:value="39" calcext:value-type="float">
            <text:p>39</text:p>
          </table:table-cell>
          <table:table-cell table:formula="of:=[.A136]" office:value-type="float" office:value="20" calcext:value-type="float">
            <text:p>20</text:p>
          </table:table-cell>
          <table:table-cell table:formula="of:=[.A134]" office:value-type="float" office:value="18" calcext:value-type="float">
            <text:p>18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35]-1)/20)+80;38+[.A135]-20*FLOOR(([.A135]-1)/20)))" office:value-type="float" office:value="33.9153657627703" calcext:value-type="float">
            <text:p>33.92</text:p>
          </table:table-cell>
          <table:table-cell table:formula="of:=INDIRECT(ADDRESS(FLOOR(([.A135]-1)/20)+80;18+[.A135]-20*FLOOR(([.A135]-1)/20)))" office:value-type="float" office:value="0" calcext:value-type="float">
            <text:p>0</text:p>
          </table:table-cell>
          <table:table-cell table:formula="of:=INDIRECT(ADDRESS(FLOOR(([.A135]-1)/20)+145;[.A135]-FLOOR(([.A135]-1)/20)*20+19))" office:value-type="float" office:value="12.6272199882077" calcext:value-type="float">
            <text:p>12.6272199882</text:p>
          </table:table-cell>
          <table:table-cell table:formula="of:=INDIRECT(ADDRESS(FLOOR(([.A135]-1)/20)+145;[.A135]-FLOOR(([.A135]-1)/20)*20+41))" office:value-type="float" office:value="22.7246196269068" calcext:value-type="float">
            <text:p>22.7246196269</text:p>
          </table:table-cell>
          <table:table-cell table:number-columns-repeated="4"/>
          <table:table-cell table:style-name="ce8" office:value-type="float" office:value="33.316912592206" calcext:value-type="float">
            <text:p>33.3169125922</text:p>
          </table:table-cell>
          <table:table-cell table:style-name="ce8" office:value-type="float" office:value="34.06" calcext:value-type="float">
            <text:p>34.06</text:p>
          </table:table-cell>
          <table:table-cell table:style-name="ce8" office:value-type="float" office:value="31.86" calcext:value-type="float">
            <text:p>31.86</text:p>
          </table:table-cell>
          <table:table-cell table:style-name="ce8" office:value-type="float" office:value="31.75" calcext:value-type="float">
            <text:p>31.75</text:p>
          </table:table-cell>
          <table:table-cell table:style-name="ce8" office:value-type="float" office:value="32.12" calcext:value-type="float">
            <text:p>32.12</text:p>
          </table:table-cell>
          <table:table-cell table:style-name="ce8" office:value-type="float" office:value="31.25" calcext:value-type="float">
            <text:p>31.25</text:p>
          </table:table-cell>
          <table:table-cell table:style-name="ce8" office:value-type="float" office:value="31.6" calcext:value-type="float">
            <text:p>31.6</text:p>
          </table:table-cell>
          <table:table-cell table:style-name="ce8" office:value-type="float" office:value="31.24" calcext:value-type="float">
            <text:p>31.24</text:p>
          </table:table-cell>
          <table:table-cell table:style-name="ce8" office:value-type="float" office:value="30.98" calcext:value-type="float">
            <text:p>30.98</text:p>
          </table:table-cell>
          <table:table-cell table:style-name="ce8" office:value-type="float" office:value="32.8" calcext:value-type="float">
            <text:p>32.8</text:p>
          </table:table-cell>
          <table:table-cell table:style-name="ce8" office:value-type="float" office:value="30.65" calcext:value-type="float">
            <text:p>30.65</text:p>
          </table:table-cell>
          <table:table-cell table:style-name="ce8" office:value-type="float" office:value="31.61" calcext:value-type="float">
            <text:p>31.61</text:p>
          </table:table-cell>
          <table:table-cell table:style-name="ce8" office:value-type="float" office:value="32.96" calcext:value-type="float">
            <text:p>32.96</text:p>
          </table:table-cell>
          <table:table-cell table:style-name="ce8" office:value-type="float" office:value="32.77" calcext:value-type="float">
            <text:p>32.77</text:p>
          </table:table-cell>
          <table:table-cell table:style-name="ce8" office:value-type="float" office:value="32.49" calcext:value-type="float">
            <text:p>32.49</text:p>
          </table:table-cell>
          <table:table-cell table:style-name="ce8" office:value-type="float" office:value="30.64" calcext:value-type="float">
            <text:p>30.64</text:p>
          </table:table-cell>
          <table:table-cell table:style-name="ce8" office:value-type="float" office:value="31.97" calcext:value-type="float">
            <text:p>31.97</text:p>
          </table:table-cell>
          <table:table-cell table:style-name="ce8" office:value-type="float" office:value="31.01" calcext:value-type="float">
            <text:p>31.01</text:p>
          </table:table-cell>
          <table:table-cell table:style-name="ce8" office:value-type="float" office:value="32.47" calcext:value-type="float">
            <text:p>32.47</text:p>
          </table:table-cell>
          <table:table-cell table:style-name="ce8" office:value-type="float" office:value="32.24" calcext:value-type="float">
            <text:p>32.24</text:p>
          </table:table-cell>
          <table:table-cell table:style-name="ce8" office:value-type="float" office:value="33.07" calcext:value-type="float">
            <text:p>33.07</text:p>
          </table:table-cell>
          <table:table-cell table:style-name="ce8" office:value-type="float" office:value="32.9662842318483" calcext:value-type="float">
            <text:p>32.9662842318</text:p>
          </table:table-cell>
          <table:table-cell table:style-name="ce8" table:number-columns-repeated="21"/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[.A156]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[.A135]" office:value-type="float" office:value="19" calcext:value-type="float">
            <text:p>19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36]-1)/20)+80;38+[.A136]-20*FLOOR(([.A136]-1)/20)))" office:value-type="float" office:value="31.5750851601634" calcext:value-type="float">
            <text:p>31.58</text:p>
          </table:table-cell>
          <table:table-cell table:formula="of:=INDIRECT(ADDRESS(FLOOR(([.A136]-1)/20)+80;18+[.A136]-20*FLOOR(([.A136]-1)/20)))" office:value-type="float" office:value="0" calcext:value-type="float">
            <text:p>0</text:p>
          </table:table-cell>
          <table:table-cell table:formula="of:=INDIRECT(ADDRESS(FLOOR(([.A136]-1)/20)+145;[.A136]-FLOOR(([.A136]-1)/20)*20+19))" office:value-type="float" office:value="14.024812141951" calcext:value-type="float">
            <text:p>14.024812142</text:p>
          </table:table-cell>
          <table:table-cell table:formula="of:=INDIRECT(ADDRESS(FLOOR(([.A136]-1)/20)+145;[.A136]-FLOOR(([.A136]-1)/20)*20+41))" office:value-type="float" office:value="33.0267412371212" calcext:value-type="float">
            <text:p>33.0267412371</text:p>
          </table:table-cell>
          <table:table-cell table:number-columns-repeated="4"/>
          <table:table-cell table:style-name="ce8" office:value-type="float" office:value="29.718526385075" calcext:value-type="float">
            <text:p>29.7185263851</text:p>
          </table:table-cell>
          <table:table-cell table:style-name="ce8" office:value-type="float" office:value="32.26" calcext:value-type="float">
            <text:p>32.26</text:p>
          </table:table-cell>
          <table:table-cell table:style-name="ce8" office:value-type="float" office:value="31.92" calcext:value-type="float">
            <text:p>31.92</text:p>
          </table:table-cell>
          <table:table-cell table:style-name="ce8" office:value-type="float" office:value="30.48" calcext:value-type="float">
            <text:p>30.48</text:p>
          </table:table-cell>
          <table:table-cell table:style-name="ce8" office:value-type="float" office:value="31.17" calcext:value-type="float">
            <text:p>31.17</text:p>
          </table:table-cell>
          <table:table-cell table:style-name="ce8" office:value-type="float" office:value="31.12" calcext:value-type="float">
            <text:p>31.12</text:p>
          </table:table-cell>
          <table:table-cell table:style-name="ce8" office:value-type="float" office:value="31.14" calcext:value-type="float">
            <text:p>31.14</text:p>
          </table:table-cell>
          <table:table-cell table:style-name="ce8" office:value-type="float" office:value="32.7" calcext:value-type="float">
            <text:p>32.7</text:p>
          </table:table-cell>
          <table:table-cell table:style-name="ce8" office:value-type="float" office:value="32.76" calcext:value-type="float">
            <text:p>32.76</text:p>
          </table:table-cell>
          <table:table-cell table:style-name="ce8" office:value-type="float" office:value="31.36" calcext:value-type="float">
            <text:p>31.36</text:p>
          </table:table-cell>
          <table:table-cell table:style-name="ce8" office:value-type="float" office:value="30.88" calcext:value-type="float">
            <text:p>30.88</text:p>
          </table:table-cell>
          <table:table-cell table:style-name="ce8" office:value-type="float" office:value="32.36" calcext:value-type="float">
            <text:p>32.36</text:p>
          </table:table-cell>
          <table:table-cell table:style-name="ce8" office:value-type="float" office:value="31.04" calcext:value-type="float">
            <text:p>31.04</text:p>
          </table:table-cell>
          <table:table-cell table:style-name="ce8" office:value-type="float" office:value="31.63" calcext:value-type="float">
            <text:p>31.63</text:p>
          </table:table-cell>
          <table:table-cell table:style-name="ce8" office:value-type="float" office:value="33.67" calcext:value-type="float">
            <text:p>33.67</text:p>
          </table:table-cell>
          <table:table-cell table:style-name="ce8" office:value-type="float" office:value="31.51" calcext:value-type="float">
            <text:p>31.51</text:p>
          </table:table-cell>
          <table:table-cell table:style-name="ce8" office:value-type="float" office:value="28.5" calcext:value-type="float">
            <text:p>28.5</text:p>
          </table:table-cell>
          <table:table-cell table:style-name="ce8" office:value-type="float" office:value="29.32" calcext:value-type="float">
            <text:p>29.32</text:p>
          </table:table-cell>
          <table:table-cell table:style-name="ce8" office:value-type="float" office:value="33.34" calcext:value-type="float">
            <text:p>33.34</text:p>
          </table:table-cell>
          <table:table-cell table:style-name="ce8" office:value-type="float" office:value="35.29" calcext:value-type="float">
            <text:p>35.29</text:p>
          </table:table-cell>
          <table:table-cell table:style-name="ce8" office:value-type="float" office:value="31.85" calcext:value-type="float">
            <text:p>31.85</text:p>
          </table:table-cell>
          <table:table-cell table:style-name="ce8" office:value-type="float" office:value="31.6430379396548" calcext:value-type="float">
            <text:p>31.6430379397</text:p>
          </table:table-cell>
          <table:table-cell table:style-name="ce8" table:number-columns-repeated="21"/>
          <table:table-cell table:number-columns-repeated="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17]" office:value-type="float" office:value="1" calcext:value-type="float">
            <text:p>1</text:p>
          </table:table-cell>
          <table:table-cell table:formula="of:=[.A157]" office:value-type="float" office:value="41" calcext:value-type="float">
            <text:p>41</text:p>
          </table:table-cell>
          <table:table-cell table:formula="of:=[.A138]" office:value-type="float" office:value="22" calcext:value-type="float">
            <text:p>22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37]-1)/20)+80;38+[.A137]-20*FLOOR(([.A137]-1)/20)))" office:value-type="float" office:value="33.455115048639" calcext:value-type="float">
            <text:p>33.46</text:p>
          </table:table-cell>
          <table:table-cell table:formula="of:=INDIRECT(ADDRESS(FLOOR(([.A137]-1)/20)+80;18+[.A137]-20*FLOOR(([.A137]-1)/20)))" office:value-type="float" office:value="0" calcext:value-type="float">
            <text:p>0</text:p>
          </table:table-cell>
          <table:table-cell table:formula="of:=INDIRECT(ADDRESS(FLOOR(([.A137]-1)/20)+145;[.A137]-FLOOR(([.A137]-1)/20)*20+19))" office:value-type="float" office:value="-14.943262206438" calcext:value-type="float">
            <text:p>-14.9432622064</text:p>
          </table:table-cell>
          <table:table-cell table:formula="of:=INDIRECT(ADDRESS(FLOOR(([.A137]-1)/20)+145;[.A137]-FLOOR(([.A137]-1)/20)*20+41))" office:value-type="float" office:value="-2.38881389373791" calcext:value-type="float">
            <text:p>-2.3888138937</text:p>
          </table:table-cell>
          <table:table-cell table:number-columns-repeated="4"/>
          <table:table-cell table:style-name="ce8" office:value-type="float" office:value="29.6658559027112" calcext:value-type="float">
            <text:p>29.6658559027</text:p>
          </table:table-cell>
          <table:table-cell table:style-name="ce8" office:value-type="float" office:value="30.76" calcext:value-type="float">
            <text:p>30.76</text:p>
          </table:table-cell>
          <table:table-cell table:style-name="ce8" office:value-type="float" office:value="30.55" calcext:value-type="float">
            <text:p>30.55</text:p>
          </table:table-cell>
          <table:table-cell table:style-name="ce8" office:value-type="float" office:value="32.94" calcext:value-type="float">
            <text:p>32.94</text:p>
          </table:table-cell>
          <table:table-cell table:style-name="ce8" office:value-type="float" office:value="32.91" calcext:value-type="float">
            <text:p>32.91</text:p>
          </table:table-cell>
          <table:table-cell table:style-name="ce8" office:value-type="float" office:value="33.09" calcext:value-type="float">
            <text:p>33.09</text:p>
          </table:table-cell>
          <table:table-cell table:style-name="ce8" office:value-type="float" office:value="31.73" calcext:value-type="float">
            <text:p>31.73</text:p>
          </table:table-cell>
          <table:table-cell table:style-name="ce8" office:value-type="float" office:value="32.06" calcext:value-type="float">
            <text:p>32.06</text:p>
          </table:table-cell>
          <table:table-cell table:style-name="ce8" office:value-type="float" office:value="31.02" calcext:value-type="float">
            <text:p>31.02</text:p>
          </table:table-cell>
          <table:table-cell table:style-name="ce8" office:value-type="float" office:value="33.48" calcext:value-type="float">
            <text:p>33.48</text:p>
          </table:table-cell>
          <table:table-cell table:style-name="ce8" office:value-type="float" office:value="30.96" calcext:value-type="float">
            <text:p>30.96</text:p>
          </table:table-cell>
          <table:table-cell table:style-name="ce8" office:value-type="float" office:value="31.27" calcext:value-type="float">
            <text:p>31.27</text:p>
          </table:table-cell>
          <table:table-cell table:style-name="ce8" office:value-type="float" office:value="31.57" calcext:value-type="float">
            <text:p>31.57</text:p>
          </table:table-cell>
          <table:table-cell table:style-name="ce8" office:value-type="float" office:value="32.24" calcext:value-type="float">
            <text:p>32.24</text:p>
          </table:table-cell>
          <table:table-cell table:style-name="ce8" office:value-type="float" office:value="32.04" calcext:value-type="float">
            <text:p>32.04</text:p>
          </table:table-cell>
          <table:table-cell table:style-name="ce8" office:value-type="float" office:value="27.41" calcext:value-type="float">
            <text:p>27.41</text:p>
          </table:table-cell>
          <table:table-cell table:style-name="ce8" office:value-type="float" office:value="30.39" calcext:value-type="float">
            <text:p>30.39</text:p>
          </table:table-cell>
          <table:table-cell table:style-name="ce8" office:value-type="float" office:value="26.1" calcext:value-type="float">
            <text:p>26.1</text:p>
          </table:table-cell>
          <table:table-cell table:style-name="ce8" office:value-type="float" office:value="29.57" calcext:value-type="float">
            <text:p>29.57</text:p>
          </table:table-cell>
          <table:table-cell table:style-name="ce8" office:value-type="float" office:value="33.49" calcext:value-type="float">
            <text:p>33.49</text:p>
          </table:table-cell>
          <table:table-cell table:style-name="ce8" office:value-type="float" office:value="30.68" calcext:value-type="float">
            <text:p>30.68</text:p>
          </table:table-cell>
          <table:table-cell table:style-name="ce8" office:value-type="float" office:value="29.9886805177312" calcext:value-type="float">
            <text:p>29.9886805177</text:p>
          </table:table-cell>
          <table:table-cell table:style-name="ce8" table:number-columns-repeated="21"/>
          <table:table-cell table:number-columns-repeated="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18]" office:value-type="float" office:value="2" calcext:value-type="float">
            <text:p>2</text:p>
          </table:table-cell>
          <table:table-cell table:formula="of:=[.A158]" office:value-type="float" office:value="42" calcext:value-type="float">
            <text:p>42</text:p>
          </table:table-cell>
          <table:table-cell table:formula="of:=[.A139]" office:value-type="float" office:value="23" calcext:value-type="float">
            <text:p>23</text:p>
          </table:table-cell>
          <table:table-cell table:formula="of:=[.A137]" office:value-type="float" office:value="21" calcext:value-type="float">
            <text:p>21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38]-1)/20)+80;38+[.A138]-20*FLOOR(([.A138]-1)/20)))" office:value-type="float" office:value="31.7003592289681" calcext:value-type="float">
            <text:p>31.70</text:p>
          </table:table-cell>
          <table:table-cell table:formula="of:=INDIRECT(ADDRESS(FLOOR(([.A138]-1)/20)+80;18+[.A138]-20*FLOOR(([.A138]-1)/20)))" office:value-type="float" office:value="0" calcext:value-type="float">
            <text:p>0</text:p>
          </table:table-cell>
          <table:table-cell table:formula="of:=INDIRECT(ADDRESS(FLOOR(([.A138]-1)/20)+145;[.A138]-FLOOR(([.A138]-1)/20)*20+19))" office:value-type="float" office:value="-5.917229850783" calcext:value-type="float">
            <text:p>-5.9172298508</text:p>
          </table:table-cell>
          <table:table-cell table:formula="of:=INDIRECT(ADDRESS(FLOOR(([.A138]-1)/20)+145;[.A138]-FLOOR(([.A138]-1)/20)*20+41))" office:value-type="float" office:value="-0.216709528913822" calcext:value-type="float">
            <text:p>-0.2167095289</text:p>
          </table:table-cell>
          <table:table-cell table:number-columns-repeated="4"/>
          <table:table-cell table:style-name="ce8" office:value-type="float" office:value="25.4936167499582" calcext:value-type="float">
            <text:p>25.49361675</text:p>
          </table:table-cell>
          <table:table-cell table:style-name="ce8" office:value-type="float" office:value="29.83" calcext:value-type="float">
            <text:p>29.83</text:p>
          </table:table-cell>
          <table:table-cell table:style-name="ce8" office:value-type="float" office:value="32.23" calcext:value-type="float">
            <text:p>32.23</text:p>
          </table:table-cell>
          <table:table-cell table:style-name="ce8" office:value-type="float" office:value="31.29" calcext:value-type="float">
            <text:p>31.29</text:p>
          </table:table-cell>
          <table:table-cell table:style-name="ce8" office:value-type="float" office:value="32.34" calcext:value-type="float">
            <text:p>32.34</text:p>
          </table:table-cell>
          <table:table-cell table:style-name="ce8" office:value-type="float" office:value="33.16" calcext:value-type="float">
            <text:p>33.16</text:p>
          </table:table-cell>
          <table:table-cell table:style-name="ce8" office:value-type="float" office:value="32.21" calcext:value-type="float">
            <text:p>32.21</text:p>
          </table:table-cell>
          <table:table-cell table:style-name="ce8" office:value-type="float" office:value="31.09" calcext:value-type="float">
            <text:p>31.09</text:p>
          </table:table-cell>
          <table:table-cell table:style-name="ce8" office:value-type="float" office:value="32.65" calcext:value-type="float">
            <text:p>32.65</text:p>
          </table:table-cell>
          <table:table-cell table:style-name="ce8" office:value-type="float" office:value="31.97" calcext:value-type="float">
            <text:p>31.97</text:p>
          </table:table-cell>
          <table:table-cell table:style-name="ce8" office:value-type="float" office:value="30.59" calcext:value-type="float">
            <text:p>30.59</text:p>
          </table:table-cell>
          <table:table-cell table:style-name="ce8" office:value-type="float" office:value="33.24" calcext:value-type="float">
            <text:p>33.24</text:p>
          </table:table-cell>
          <table:table-cell table:style-name="ce8" office:value-type="float" office:value="31.37" calcext:value-type="float">
            <text:p>31.37</text:p>
          </table:table-cell>
          <table:table-cell table:style-name="ce8" office:value-type="float" office:value="32.08" calcext:value-type="float">
            <text:p>32.08</text:p>
          </table:table-cell>
          <table:table-cell table:style-name="ce8" office:value-type="float" office:value="26.75" calcext:value-type="float">
            <text:p>26.75</text:p>
          </table:table-cell>
          <table:table-cell table:style-name="ce8" office:value-type="float" office:value="28.55" calcext:value-type="float">
            <text:p>28.55</text:p>
          </table:table-cell>
          <table:table-cell table:style-name="ce8" office:value-type="float" office:value="23.91" calcext:value-type="float">
            <text:p>23.91</text:p>
          </table:table-cell>
          <table:table-cell table:style-name="ce8" office:value-type="float" office:value="25.21" calcext:value-type="float">
            <text:p>25.21</text:p>
          </table:table-cell>
          <table:table-cell table:style-name="ce8" office:value-type="float" office:value="28.35" calcext:value-type="float">
            <text:p>28.35</text:p>
          </table:table-cell>
          <table:table-cell table:style-name="ce8" office:value-type="float" office:value="31.95" calcext:value-type="float">
            <text:p>31.95</text:p>
          </table:table-cell>
          <table:table-cell table:style-name="ce8" office:value-type="float" office:value="32.74" calcext:value-type="float">
            <text:p>32.74</text:p>
          </table:table-cell>
          <table:table-cell table:style-name="ce8" office:value-type="float" office:value="36.3933381872967" calcext:value-type="float">
            <text:p>36.3933381873</text:p>
          </table:table-cell>
          <table:table-cell table:style-name="ce8" table:number-columns-repeated="21"/>
          <table:table-cell table:number-columns-repeated="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19]" office:value-type="float" office:value="3" calcext:value-type="float">
            <text:p>3</text:p>
          </table:table-cell>
          <table:table-cell table:formula="of:=[.A159]" office:value-type="float" office:value="43" calcext:value-type="float">
            <text:p>43</text:p>
          </table:table-cell>
          <table:table-cell table:formula="of:=[.A140]" office:value-type="float" office:value="24" calcext:value-type="float">
            <text:p>24</text:p>
          </table:table-cell>
          <table:table-cell table:formula="of:=[.A138]" office:value-type="float" office:value="22" calcext:value-type="float">
            <text:p>22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39]-1)/20)+80;38+[.A139]-20*FLOOR(([.A139]-1)/20)))" office:value-type="float" office:value="31.4406343836644" calcext:value-type="float">
            <text:p>31.44</text:p>
          </table:table-cell>
          <table:table-cell table:formula="of:=INDIRECT(ADDRESS(FLOOR(([.A139]-1)/20)+80;18+[.A139]-20*FLOOR(([.A139]-1)/20)))" office:value-type="float" office:value="0" calcext:value-type="float">
            <text:p>0</text:p>
          </table:table-cell>
          <table:table-cell table:formula="of:=INDIRECT(ADDRESS(FLOOR(([.A139]-1)/20)+145;[.A139]-FLOOR(([.A139]-1)/20)*20+19))" office:value-type="float" office:value="12.9748589244406" calcext:value-type="float">
            <text:p>12.9748589244</text:p>
          </table:table-cell>
          <table:table-cell table:formula="of:=INDIRECT(ADDRESS(FLOOR(([.A139]-1)/20)+145;[.A139]-FLOOR(([.A139]-1)/20)*20+41))" office:value-type="float" office:value="6.54599057164778" calcext:value-type="float">
            <text:p>6.5459905716</text:p>
          </table:table-cell>
          <table:table-cell table:number-columns-repeated="4"/>
          <table:table-cell table:style-name="ce8" office:value-type="float" office:value="32.9604733001153" calcext:value-type="float">
            <text:p>32.9604733001</text:p>
          </table:table-cell>
          <table:table-cell table:style-name="ce8" office:value-type="float" office:value="33.04" calcext:value-type="float">
            <text:p>33.04</text:p>
          </table:table-cell>
          <table:table-cell table:style-name="ce8" office:value-type="float" office:value="31.38" calcext:value-type="float">
            <text:p>31.38</text:p>
          </table:table-cell>
          <table:table-cell table:style-name="ce8" office:value-type="float" office:value="30.63" calcext:value-type="float">
            <text:p>30.63</text:p>
          </table:table-cell>
          <table:table-cell table:style-name="ce8" office:value-type="float" office:value="31.8" calcext:value-type="float">
            <text:p>31.8</text:p>
          </table:table-cell>
          <table:table-cell table:style-name="ce8" office:value-type="float" office:value="30.54" calcext:value-type="float">
            <text:p>30.54</text:p>
          </table:table-cell>
          <table:table-cell table:style-name="ce8" office:value-type="float" office:value="32.15" calcext:value-type="float">
            <text:p>32.15</text:p>
          </table:table-cell>
          <table:table-cell table:style-name="ce8" office:value-type="float" office:value="33.28" calcext:value-type="float">
            <text:p>33.28</text:p>
          </table:table-cell>
          <table:table-cell table:style-name="ce8" office:value-type="float" office:value="32.78" calcext:value-type="float">
            <text:p>32.78</text:p>
          </table:table-cell>
          <table:table-cell table:style-name="ce8" office:value-type="float" office:value="31.7" calcext:value-type="float">
            <text:p>31.7</text:p>
          </table:table-cell>
          <table:table-cell table:style-name="ce8" office:value-type="float" office:value="31.34" calcext:value-type="float">
            <text:p>31.34</text:p>
          </table:table-cell>
          <table:table-cell table:style-name="ce8" office:value-type="float" office:value="32.14" calcext:value-type="float">
            <text:p>32.14</text:p>
          </table:table-cell>
          <table:table-cell table:style-name="ce8" office:value-type="float" office:value="31.19" calcext:value-type="float">
            <text:p>31.19</text:p>
          </table:table-cell>
          <table:table-cell table:style-name="ce8" office:value-type="float" office:value="31.06" calcext:value-type="float">
            <text:p>31.06</text:p>
          </table:table-cell>
          <table:table-cell table:style-name="ce8" office:value-type="float" office:value="27.75" calcext:value-type="float">
            <text:p>27.75</text:p>
          </table:table-cell>
          <table:table-cell table:style-name="ce8" office:value-type="float" office:value="28.95" calcext:value-type="float">
            <text:p>28.95</text:p>
          </table:table-cell>
          <table:table-cell table:style-name="ce8" office:value-type="float" office:value="25.18" calcext:value-type="float">
            <text:p>25.18</text:p>
          </table:table-cell>
          <table:table-cell table:style-name="ce8" office:value-type="float" office:value="23.44" calcext:value-type="float">
            <text:p>23.44</text:p>
          </table:table-cell>
          <table:table-cell table:style-name="ce8" office:value-type="float" office:value="27.03" calcext:value-type="float">
            <text:p>27.03</text:p>
          </table:table-cell>
          <table:table-cell table:style-name="ce8" office:value-type="float" office:value="27.06" calcext:value-type="float">
            <text:p>27.06</text:p>
          </table:table-cell>
          <table:table-cell table:style-name="ce8" office:value-type="float" office:value="30.24" calcext:value-type="float">
            <text:p>30.24</text:p>
          </table:table-cell>
          <table:table-cell table:style-name="ce8" office:value-type="float" office:value="31.6513631793816" calcext:value-type="float">
            <text:p>31.6513631794</text:p>
          </table:table-cell>
          <table:table-cell table:style-name="ce8" table:number-columns-repeated="21"/>
          <table:table-cell table:number-columns-repeated="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20]" office:value-type="float" office:value="4" calcext:value-type="float">
            <text:p>4</text:p>
          </table:table-cell>
          <table:table-cell table:formula="of:=[.A160]" office:value-type="float" office:value="44" calcext:value-type="float">
            <text:p>44</text:p>
          </table:table-cell>
          <table:table-cell table:formula="of:=[.A141]" office:value-type="float" office:value="25" calcext:value-type="float">
            <text:p>25</text:p>
          </table:table-cell>
          <table:table-cell table:formula="of:=[.A139]" office:value-type="float" office:value="23" calcext:value-type="float">
            <text:p>23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40]-1)/20)+80;38+[.A140]-20*FLOOR(([.A140]-1)/20)))" office:value-type="float" office:value="30.2893596865516" calcext:value-type="float">
            <text:p>30.29</text:p>
          </table:table-cell>
          <table:table-cell table:formula="of:=INDIRECT(ADDRESS(FLOOR(([.A140]-1)/20)+80;18+[.A140]-20*FLOOR(([.A140]-1)/20)))" office:value-type="float" office:value="0" calcext:value-type="float">
            <text:p>0</text:p>
          </table:table-cell>
          <table:table-cell table:formula="of:=INDIRECT(ADDRESS(FLOOR(([.A140]-1)/20)+145;[.A140]-FLOOR(([.A140]-1)/20)*20+19))" office:value-type="float" office:value="-16.7381414323325" calcext:value-type="float">
            <text:p>-16.7381414323</text:p>
          </table:table-cell>
          <table:table-cell table:formula="of:=INDIRECT(ADDRESS(FLOOR(([.A140]-1)/20)+145;[.A140]-FLOOR(([.A140]-1)/20)*20+41))" office:value-type="float" office:value="-5.59896185484005" calcext:value-type="float">
            <text:p>-5.5989618548</text:p>
          </table:table-cell>
          <table:table-cell table:number-columns-repeated="4"/>
          <table:table-cell table:style-name="ce8" office:value-type="float" office:value="35.2683658745905" calcext:value-type="float">
            <text:p>35.2683658746</text:p>
          </table:table-cell>
          <table:table-cell table:style-name="ce8" office:value-type="float" office:value="32.83" calcext:value-type="float">
            <text:p>32.83</text:p>
          </table:table-cell>
          <table:table-cell table:style-name="ce8" office:value-type="float" office:value="31.03" calcext:value-type="float">
            <text:p>31.03</text:p>
          </table:table-cell>
          <table:table-cell table:style-name="ce8" office:value-type="float" office:value="31.17" calcext:value-type="float">
            <text:p>31.17</text:p>
          </table:table-cell>
          <table:table-cell table:style-name="ce8" office:value-type="float" office:value="32.99" calcext:value-type="float">
            <text:p>32.99</text:p>
          </table:table-cell>
          <table:table-cell table:style-name="ce8" office:value-type="float" office:value="32.49" calcext:value-type="float">
            <text:p>32.49</text:p>
          </table:table-cell>
          <table:table-cell table:style-name="ce8" office:value-type="float" office:value="30.77" calcext:value-type="float">
            <text:p>30.77</text:p>
          </table:table-cell>
          <table:table-cell table:style-name="ce8" office:value-type="float" office:value="32.83" calcext:value-type="float">
            <text:p>32.83</text:p>
          </table:table-cell>
          <table:table-cell table:style-name="ce8" office:value-type="float" office:value="29.38" calcext:value-type="float">
            <text:p>29.38</text:p>
          </table:table-cell>
          <table:table-cell table:style-name="ce8" office:value-type="float" office:value="31.65" calcext:value-type="float">
            <text:p>31.65</text:p>
          </table:table-cell>
          <table:table-cell table:style-name="ce8" office:value-type="float" office:value="32.52" calcext:value-type="float">
            <text:p>32.52</text:p>
          </table:table-cell>
          <table:table-cell table:style-name="ce8" office:value-type="float" office:value="32.15" calcext:value-type="float">
            <text:p>32.15</text:p>
          </table:table-cell>
          <table:table-cell table:style-name="ce8" office:value-type="float" office:value="32.87" calcext:value-type="float">
            <text:p>32.87</text:p>
          </table:table-cell>
          <table:table-cell table:style-name="ce8" office:value-type="float" office:value="32.91" calcext:value-type="float">
            <text:p>32.91</text:p>
          </table:table-cell>
          <table:table-cell table:style-name="ce8" office:value-type="float" office:value="31.26" calcext:value-type="float">
            <text:p>31.26</text:p>
          </table:table-cell>
          <table:table-cell table:style-name="ce8" office:value-type="float" office:value="28.87" calcext:value-type="float">
            <text:p>28.87</text:p>
          </table:table-cell>
          <table:table-cell table:style-name="ce8" office:value-type="float" office:value="27.46" calcext:value-type="float">
            <text:p>27.46</text:p>
          </table:table-cell>
          <table:table-cell table:style-name="ce8" office:value-type="float" office:value="30.16" calcext:value-type="float">
            <text:p>30.16</text:p>
          </table:table-cell>
          <table:table-cell table:style-name="ce8" office:value-type="float" office:value="28.38" calcext:value-type="float">
            <text:p>28.38</text:p>
          </table:table-cell>
          <table:table-cell table:style-name="ce8" office:value-type="float" office:value="28.71" calcext:value-type="float">
            <text:p>28.71</text:p>
          </table:table-cell>
          <table:table-cell table:style-name="ce8" office:value-type="float" office:value="32.83" calcext:value-type="float">
            <text:p>32.83</text:p>
          </table:table-cell>
          <table:table-cell table:style-name="ce8" office:value-type="float" office:value="37.0046439362469" calcext:value-type="float">
            <text:p>37.0046439362</text:p>
          </table:table-cell>
          <table:table-cell table:style-name="ce8" table:number-columns-repeated="21"/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21]" office:value-type="float" office:value="5" calcext:value-type="float">
            <text:p>5</text:p>
          </table:table-cell>
          <table:table-cell table:formula="of:=[.A161]" office:value-type="float" office:value="45" calcext:value-type="float">
            <text:p>45</text:p>
          </table:table-cell>
          <table:table-cell table:formula="of:=[.A142]" office:value-type="float" office:value="26" calcext:value-type="float">
            <text:p>26</text:p>
          </table:table-cell>
          <table:table-cell table:formula="of:=[.A140]" office:value-type="float" office:value="24" calcext:value-type="float">
            <text:p>24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41]-1)/20)+80;38+[.A141]-20*FLOOR(([.A141]-1)/20)))" office:value-type="float" office:value="31.9270260343787" calcext:value-type="float">
            <text:p>31.93</text:p>
          </table:table-cell>
          <table:table-cell table:formula="of:=INDIRECT(ADDRESS(FLOOR(([.A141]-1)/20)+80;18+[.A141]-20*FLOOR(([.A141]-1)/20)))" office:value-type="float" office:value="0" calcext:value-type="float">
            <text:p>0</text:p>
          </table:table-cell>
          <table:table-cell table:formula="of:=INDIRECT(ADDRESS(FLOOR(([.A141]-1)/20)+145;[.A141]-FLOOR(([.A141]-1)/20)*20+19))" office:value-type="float" office:value="-27.8861265724483" calcext:value-type="float">
            <text:p>-27.8861265724</text:p>
          </table:table-cell>
          <table:table-cell table:formula="of:=INDIRECT(ADDRESS(FLOOR(([.A141]-1)/20)+145;[.A141]-FLOOR(([.A141]-1)/20)*20+41))" office:value-type="float" office:value="-10.3628959291974" calcext:value-type="float">
            <text:p>-10.3628959292</text:p>
          </table:table-cell>
          <table:table-cell table:number-columns-repeated="4"/>
          <table:table-cell table:style-name="ce8" office:value-type="float" office:value="34.2734219354415" calcext:value-type="float">
            <text:p>34.2734219354</text:p>
          </table:table-cell>
          <table:table-cell table:style-name="ce8" office:value-type="float" office:value="32.68" calcext:value-type="float">
            <text:p>32.68</text:p>
          </table:table-cell>
          <table:table-cell table:style-name="ce8" office:value-type="float" office:value="31.56" calcext:value-type="float">
            <text:p>31.56</text:p>
          </table:table-cell>
          <table:table-cell table:style-name="ce8" office:value-type="float" office:value="32.25" calcext:value-type="float">
            <text:p>32.25</text:p>
          </table:table-cell>
          <table:table-cell table:style-name="ce8" office:value-type="float" office:value="31.99" calcext:value-type="float">
            <text:p>31.99</text:p>
          </table:table-cell>
          <table:table-cell table:style-name="ce8" office:value-type="float" office:value="31.12" calcext:value-type="float">
            <text:p>31.12</text:p>
          </table:table-cell>
          <table:table-cell table:style-name="ce8" office:value-type="float" office:value="31.58" calcext:value-type="float">
            <text:p>31.58</text:p>
          </table:table-cell>
          <table:table-cell table:style-name="ce8" office:value-type="float" office:value="31.46" calcext:value-type="float">
            <text:p>31.46</text:p>
          </table:table-cell>
          <table:table-cell table:style-name="ce8" office:value-type="float" office:value="32.17" calcext:value-type="float">
            <text:p>32.17</text:p>
          </table:table-cell>
          <table:table-cell table:style-name="ce8" office:value-type="float" office:value="33.01" calcext:value-type="float">
            <text:p>33.01</text:p>
          </table:table-cell>
          <table:table-cell table:style-name="ce8" office:value-type="float" office:value="30.23" calcext:value-type="float">
            <text:p>30.23</text:p>
          </table:table-cell>
          <table:table-cell table:style-name="ce8" office:value-type="float" office:value="29.69" calcext:value-type="float">
            <text:p>29.69</text:p>
          </table:table-cell>
          <table:table-cell table:style-name="ce8" office:value-type="float" office:value="32.9" calcext:value-type="float">
            <text:p>32.9</text:p>
          </table:table-cell>
          <table:table-cell table:style-name="ce8" office:value-type="float" office:value="30.64" calcext:value-type="float">
            <text:p>30.64</text:p>
          </table:table-cell>
          <table:table-cell table:style-name="ce8" office:value-type="float" office:value="32.09" calcext:value-type="float">
            <text:p>32.09</text:p>
          </table:table-cell>
          <table:table-cell table:style-name="ce8" office:value-type="float" office:value="31.72" calcext:value-type="float">
            <text:p>31.72</text:p>
          </table:table-cell>
          <table:table-cell table:style-name="ce8" office:value-type="float" office:value="29.79" calcext:value-type="float">
            <text:p>29.79</text:p>
          </table:table-cell>
          <table:table-cell table:style-name="ce8" office:value-type="float" office:value="28.05" calcext:value-type="float">
            <text:p>28.05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2.94" calcext:value-type="float">
            <text:p>32.94</text:p>
          </table:table-cell>
          <table:table-cell table:style-name="ce8" office:value-type="float" office:value="31.77" calcext:value-type="float">
            <text:p>31.77</text:p>
          </table:table-cell>
          <table:table-cell table:style-name="ce8" office:value-type="float" office:value="33.8861784538033" calcext:value-type="float">
            <text:p>33.8861784538</text:p>
          </table:table-cell>
          <table:table-cell table:style-name="ce8" table:number-columns-repeated="21"/>
          <table:table-cell table:number-columns-repeated="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22]" office:value-type="float" office:value="6" calcext:value-type="float">
            <text:p>6</text:p>
          </table:table-cell>
          <table:table-cell table:formula="of:=[.A162]" office:value-type="float" office:value="46" calcext:value-type="float">
            <text:p>46</text:p>
          </table:table-cell>
          <table:table-cell table:formula="of:=[.A143]" office:value-type="float" office:value="27" calcext:value-type="float">
            <text:p>27</text:p>
          </table:table-cell>
          <table:table-cell table:formula="of:=[.A141]" office:value-type="float" office:value="25" calcext:value-type="float">
            <text:p>25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42]-1)/20)+80;38+[.A142]-20*FLOOR(([.A142]-1)/20)))" office:value-type="float" office:value="31.6681740823931" calcext:value-type="float">
            <text:p>31.67</text:p>
          </table:table-cell>
          <table:table-cell table:formula="of:=INDIRECT(ADDRESS(FLOOR(([.A142]-1)/20)+80;18+[.A142]-20*FLOOR(([.A142]-1)/20)))" office:value-type="float" office:value="0" calcext:value-type="float">
            <text:p>0</text:p>
          </table:table-cell>
          <table:table-cell table:formula="of:=INDIRECT(ADDRESS(FLOOR(([.A142]-1)/20)+145;[.A142]-FLOOR(([.A142]-1)/20)*20+19))" office:value-type="float" office:value="-7.3615501152951" calcext:value-type="float">
            <text:p>-7.3615501153</text:p>
          </table:table-cell>
          <table:table-cell table:formula="of:=INDIRECT(ADDRESS(FLOOR(([.A142]-1)/20)+145;[.A142]-FLOOR(([.A142]-1)/20)*20+41))" office:value-type="float" office:value="-25.4651470639926" calcext:value-type="float">
            <text:p>-25.465147064</text:p>
          </table:table-cell>
          <table:table-cell table:number-columns-repeated="4"/>
          <table:table-cell table:style-name="ce8" office:value-type="float" office:value="34.1603202139912" calcext:value-type="float">
            <text:p>34.160320214</text:p>
          </table:table-cell>
          <table:table-cell table:style-name="ce8" office:value-type="float" office:value="32.8290467367611" calcext:value-type="float">
            <text:p>32.8290467368</text:p>
          </table:table-cell>
          <table:table-cell table:style-name="ce8" office:value-type="float" office:value="34.9721795587355" calcext:value-type="float">
            <text:p>34.9721795587</text:p>
          </table:table-cell>
          <table:table-cell table:style-name="ce8" office:value-type="float" office:value="33.3683096628623" calcext:value-type="float">
            <text:p>33.3683096629</text:p>
          </table:table-cell>
          <table:table-cell table:style-name="ce8" office:value-type="float" office:value="32.5708754306882" calcext:value-type="float">
            <text:p>32.5708754307</text:p>
          </table:table-cell>
          <table:table-cell table:style-name="ce8" office:value-type="float" office:value="32.7487358779273" calcext:value-type="float">
            <text:p>32.7487358779</text:p>
          </table:table-cell>
          <table:table-cell table:style-name="ce8" office:value-type="float" office:value="35.8011103681623" calcext:value-type="float">
            <text:p>35.8011103682</text:p>
          </table:table-cell>
          <table:table-cell table:style-name="ce8" office:value-type="float" office:value="30.0809301719301" calcext:value-type="float">
            <text:p>30.0809301719</text:p>
          </table:table-cell>
          <table:table-cell table:style-name="ce8" office:value-type="float" office:value="30.5425348003796" calcext:value-type="float">
            <text:p>30.5425348004</text:p>
          </table:table-cell>
          <table:table-cell table:style-name="ce8" office:value-type="float" office:value="34.1192227863521" calcext:value-type="float">
            <text:p>34.1192227864</text:p>
          </table:table-cell>
          <table:table-cell table:style-name="ce8" office:value-type="float" office:value="32.6894494312184" calcext:value-type="float">
            <text:p>32.6894494312</text:p>
          </table:table-cell>
          <table:table-cell table:style-name="ce8" office:value-type="float" office:value="31.2479708928831" calcext:value-type="float">
            <text:p>31.2479708929</text:p>
          </table:table-cell>
          <table:table-cell table:style-name="ce8" office:value-type="float" office:value="33.1525044552169" calcext:value-type="float">
            <text:p>33.1525044552</text:p>
          </table:table-cell>
          <table:table-cell table:style-name="ce8" office:value-type="float" office:value="30.784732530583" calcext:value-type="float">
            <text:p>30.7847325306</text:p>
          </table:table-cell>
          <table:table-cell table:style-name="ce8" office:value-type="float" office:value="28.5204745724099" calcext:value-type="float">
            <text:p>28.5204745724</text:p>
          </table:table-cell>
          <table:table-cell table:style-name="ce8" office:value-type="float" office:value="33.1894677708171" calcext:value-type="float">
            <text:p>33.1894677708</text:p>
          </table:table-cell>
          <table:table-cell table:style-name="ce8" office:value-type="float" office:value="30.9695899112264" calcext:value-type="float">
            <text:p>30.9695899112</text:p>
          </table:table-cell>
          <table:table-cell table:style-name="ce8" office:value-type="float" office:value="30.5341512227865" calcext:value-type="float">
            <text:p>30.5341512228</text:p>
          </table:table-cell>
          <table:table-cell table:style-name="ce8" office:value-type="float" office:value="29.2209839730881" calcext:value-type="float">
            <text:p>29.2209839731</text:p>
          </table:table-cell>
          <table:table-cell table:style-name="ce8" office:value-type="float" office:value="32.9271658374175" calcext:value-type="float">
            <text:p>32.9271658374</text:p>
          </table:table-cell>
          <table:table-cell table:style-name="ce8" office:value-type="float" office:value="31.9420152213026" calcext:value-type="float">
            <text:p>31.9420152213</text:p>
          </table:table-cell>
          <table:table-cell table:style-name="ce8" office:value-type="float" office:value="29.6683662758143" calcext:value-type="float">
            <text:p>29.6683662758</text:p>
          </table:table-cell>
          <table:table-cell table:style-name="ce8" table:number-columns-repeated="21"/>
          <table:table-cell table:number-columns-repeated="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123]" office:value-type="float" office:value="7" calcext:value-type="float">
            <text:p>7</text:p>
          </table:table-cell>
          <table:table-cell table:formula="of:=[.A163]" office:value-type="float" office:value="47" calcext:value-type="float">
            <text:p>47</text:p>
          </table:table-cell>
          <table:table-cell table:formula="of:=[.A144]" office:value-type="float" office:value="28" calcext:value-type="float">
            <text:p>28</text:p>
          </table:table-cell>
          <table:table-cell table:formula="of:=[.A142]" office:value-type="float" office:value="26" calcext:value-type="float">
            <text:p>26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43]-1)/20)+80;38+[.A143]-20*FLOOR(([.A143]-1)/20)))" office:value-type="float" office:value="31.733144962232" calcext:value-type="float">
            <text:p>31.73</text:p>
          </table:table-cell>
          <table:table-cell table:formula="of:=INDIRECT(ADDRESS(FLOOR(([.A143]-1)/20)+80;18+[.A143]-20*FLOOR(([.A143]-1)/20)))" office:value-type="float" office:value="0" calcext:value-type="float">
            <text:p>0</text:p>
          </table:table-cell>
          <table:table-cell table:formula="of:=INDIRECT(ADDRESS(FLOOR(([.A143]-1)/20)+145;[.A143]-FLOOR(([.A143]-1)/20)*20+19))" office:value-type="float" office:value="-9.74960842618302" calcext:value-type="float">
            <text:p>-9.7496084262</text:p>
          </table:table-cell>
          <table:table-cell table:formula="of:=INDIRECT(ADDRESS(FLOOR(([.A143]-1)/20)+145;[.A143]-FLOOR(([.A143]-1)/20)*20+41))" office:value-type="float" office:value="-36.6195165884758" calcext:value-type="float">
            <text:p>-36.6195165885</text:p>
          </table:table-cell>
          <table:table-cell table:number-columns-repeated="4"/>
          <table:table-cell table:style-name="ce8" table:number-columns-repeated="43"/>
          <table:table-cell table:number-columns-repeated="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124]" office:value-type="float" office:value="8" calcext:value-type="float">
            <text:p>8</text:p>
          </table:table-cell>
          <table:table-cell table:formula="of:=[.A164]" office:value-type="float" office:value="48" calcext:value-type="float">
            <text:p>48</text:p>
          </table:table-cell>
          <table:table-cell table:formula="of:=[.A145]" office:value-type="float" office:value="29" calcext:value-type="float">
            <text:p>29</text:p>
          </table:table-cell>
          <table:table-cell table:formula="of:=[.A143]" office:value-type="float" office:value="27" calcext:value-type="float">
            <text:p>27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44]-1)/20)+80;38+[.A144]-20*FLOOR(([.A144]-1)/20)))" office:value-type="float" office:value="30.7550295577661" calcext:value-type="float">
            <text:p>30.76</text:p>
          </table:table-cell>
          <table:table-cell table:formula="of:=INDIRECT(ADDRESS(FLOOR(([.A144]-1)/20)+80;18+[.A144]-20*FLOOR(([.A144]-1)/20)))" office:value-type="float" office:value="0" calcext:value-type="float">
            <text:p>0</text:p>
          </table:table-cell>
          <table:table-cell table:formula="of:=INDIRECT(ADDRESS(FLOOR(([.A144]-1)/20)+145;[.A144]-FLOOR(([.A144]-1)/20)*20+19))" office:value-type="float" office:value="14.1734171456391" calcext:value-type="float">
            <text:p>14.1734171456</text:p>
          </table:table-cell>
          <table:table-cell table:formula="of:=INDIRECT(ADDRESS(FLOOR(([.A144]-1)/20)+145;[.A144]-FLOOR(([.A144]-1)/20)*20+41))" office:value-type="float" office:value="-21.5406692960675" calcext:value-type="float">
            <text:p>-21.5406692961</text:p>
          </table:table-cell>
          <table:table-cell table:number-columns-repeated="4"/>
          <table:table-cell table:style-name="ce8" office:value-type="string" calcext:value-type="string">
            <text:p>X</text:p>
          </table:table-cell>
          <table:table-cell table:style-name="ce8" table:number-columns-repeated="21"/>
          <table:table-cell table:style-name="ce8" office:value-type="string" calcext:value-type="string">
            <text:p>Y</text:p>
          </table:table-cell>
          <table:table-cell table:style-name="ce8" table:number-columns-repeated="20"/>
          <table:table-cell table:number-columns-repeated="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25]" office:value-type="float" office:value="9" calcext:value-type="float">
            <text:p>9</text:p>
          </table:table-cell>
          <table:table-cell table:formula="of:=[.A165]" office:value-type="float" office:value="49" calcext:value-type="float">
            <text:p>49</text:p>
          </table:table-cell>
          <table:table-cell table:formula="of:=[.A146]" office:value-type="float" office:value="30" calcext:value-type="float">
            <text:p>30</text:p>
          </table:table-cell>
          <table:table-cell table:formula="of:=[.A144]" office:value-type="float" office:value="28" calcext:value-type="float">
            <text:p>28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45]-1)/20)+80;38+[.A145]-20*FLOOR(([.A145]-1)/20)))" office:value-type="float" office:value="31.1275006299348" calcext:value-type="float">
            <text:p>31.13</text:p>
          </table:table-cell>
          <table:table-cell table:formula="of:=INDIRECT(ADDRESS(FLOOR(([.A145]-1)/20)+80;18+[.A145]-20*FLOOR(([.A145]-1)/20)))" office:value-type="float" office:value="0" calcext:value-type="float">
            <text:p>0</text:p>
          </table:table-cell>
          <table:table-cell table:formula="of:=INDIRECT(ADDRESS(FLOOR(([.A145]-1)/20)+145;[.A145]-FLOOR(([.A145]-1)/20)*20+19))" office:value-type="float" office:value="-1.3501436170869" calcext:value-type="float">
            <text:p>-1.3501436171</text:p>
          </table:table-cell>
          <table:table-cell table:formula="of:=INDIRECT(ADDRESS(FLOOR(([.A145]-1)/20)+145;[.A145]-FLOOR(([.A145]-1)/20)*20+41))" office:value-type="float" office:value="-20.9024667493451" calcext:value-type="float">
            <text:p>-20.9024667493</text:p>
          </table:table-cell>
          <table:table-cell table:number-columns-repeated="4"/>
          <table:table-cell table:style-name="ce8"/>
          <table:table-cell table:style-name="ce8" office:value-type="float" office:value="17.9318424612043" calcext:value-type="float">
            <text:p>17.9318424612</text:p>
          </table:table-cell>
          <table:table-cell table:style-name="ce8" office:value-type="float" office:value="-16.6528986171473" calcext:value-type="float">
            <text:p>-16.6528986171</text:p>
          </table:table-cell>
          <table:table-cell table:style-name="ce8" office:value-type="float" office:value="-13.8346780995738" calcext:value-type="float">
            <text:p>-13.8346780996</text:p>
          </table:table-cell>
          <table:table-cell table:style-name="ce8" office:value-type="float" office:value="4.81692068303894" calcext:value-type="float">
            <text:p>4.816920683</text:p>
          </table:table-cell>
          <table:table-cell table:style-name="ce8" office:value-type="float" office:value="10.3973502766315" calcext:value-type="float">
            <text:p>10.3973502766</text:p>
          </table:table-cell>
          <table:table-cell table:style-name="ce8" office:value-type="float" office:value="-12.847219191033" calcext:value-type="float">
            <text:p>-12.847219191</text:p>
          </table:table-cell>
          <table:table-cell table:style-name="ce8" office:value-type="float" office:value="3.91472111382839" calcext:value-type="float">
            <text:p>3.9147211138</text:p>
          </table:table-cell>
          <table:table-cell table:style-name="ce8" office:value-type="float" office:value="3.82149842754672" calcext:value-type="float">
            <text:p>3.8214984275</text:p>
          </table:table-cell>
          <table:table-cell table:style-name="ce8" office:value-type="float" office:value="-5.47680622347606" calcext:value-type="float">
            <text:p>-5.4768062235</text:p>
          </table:table-cell>
          <table:table-cell table:style-name="ce8" office:value-type="float" office:value="-8.38366759917026" calcext:value-type="float">
            <text:p>-8.3836675992</text:p>
          </table:table-cell>
          <table:table-cell table:style-name="ce8" office:value-type="float" office:value="-9.88173353996418" calcext:value-type="float">
            <text:p>-9.88173354</text:p>
          </table:table-cell>
          <table:table-cell table:style-name="ce8" office:value-type="float" office:value="-0.82459200960525" calcext:value-type="float">
            <text:p>-0.8245920096</text:p>
          </table:table-cell>
          <table:table-cell table:style-name="ce8" office:value-type="float" office:value="2.20844582080132" calcext:value-type="float">
            <text:p>2.2084458208</text:p>
          </table:table-cell>
          <table:table-cell table:style-name="ce8" office:value-type="float" office:value="0.649924535703105" calcext:value-type="float">
            <text:p>0.6499245357</text:p>
          </table:table-cell>
          <table:table-cell table:style-name="ce8" office:value-type="float" office:value="9.59533870125089" calcext:value-type="float">
            <text:p>9.5953387013</text:p>
          </table:table-cell>
          <table:table-cell table:style-name="ce8" office:value-type="float" office:value="12.5292611845143" calcext:value-type="float">
            <text:p>12.5292611845</text:p>
          </table:table-cell>
          <table:table-cell table:style-name="ce8" office:value-type="float" office:value="-22.3803709783552" calcext:value-type="float">
            <text:p>-22.3803709784</text:p>
          </table:table-cell>
          <table:table-cell table:style-name="ce8" office:value-type="float" office:value="-8.16483585245491" calcext:value-type="float">
            <text:p>-8.1648358525</text:p>
          </table:table-cell>
          <table:table-cell table:style-name="ce8" office:value-type="float" office:value="12.6272199882077" calcext:value-type="float">
            <text:p>12.6272199882</text:p>
          </table:table-cell>
          <table:table-cell table:style-name="ce8" office:value-type="float" office:value="14.024812141951" calcext:value-type="float">
            <text:p>14.024812142</text:p>
          </table:table-cell>
          <table:table-cell table:style-name="ce8" table:number-columns-repeated="2"/>
          <table:table-cell table:style-name="ce8" office:value-type="float" office:value="0.945745447066848" calcext:value-type="float">
            <text:p>0.9457454471</text:p>
          </table:table-cell>
          <table:table-cell table:style-name="ce8" office:value-type="float" office:value="23.1862974705517" calcext:value-type="float">
            <text:p>23.1862974706</text:p>
          </table:table-cell>
          <table:table-cell table:style-name="ce8" office:value-type="float" office:value="16.4294636667622" calcext:value-type="float">
            <text:p>16.4294636668</text:p>
          </table:table-cell>
          <table:table-cell table:style-name="ce8" office:value-type="float" office:value="20.9528138863034" calcext:value-type="float">
            <text:p>20.9528138863</text:p>
          </table:table-cell>
          <table:table-cell table:style-name="ce8" office:value-type="float" office:value="10.4156339280415" calcext:value-type="float">
            <text:p>10.415633928</text:p>
          </table:table-cell>
          <table:table-cell table:style-name="ce8" office:value-type="float" office:value="-2.69638305717785" calcext:value-type="float">
            <text:p>-2.6963830572</text:p>
          </table:table-cell>
          <table:table-cell table:style-name="ce8" office:value-type="float" office:value="0.0280504269932762" calcext:value-type="float">
            <text:p>0.028050427</text:p>
          </table:table-cell>
          <table:table-cell table:style-name="ce8" office:value-type="float" office:value="-4.2748558973521" calcext:value-type="float">
            <text:p>-4.2748558974</text:p>
          </table:table-cell>
          <table:table-cell table:style-name="ce8" office:value-type="float" office:value="-15.7559636468069" calcext:value-type="float">
            <text:p>-15.7559636468</text:p>
          </table:table-cell>
          <table:table-cell table:style-name="ce8" office:value-type="float" office:value="-6.64716978358906" calcext:value-type="float">
            <text:p>-6.6471697836</text:p>
          </table:table-cell>
          <table:table-cell table:style-name="ce8" office:value-type="float" office:value="-14.861018973867" calcext:value-type="float">
            <text:p>-14.8610189739</text:p>
          </table:table-cell>
          <table:table-cell table:style-name="ce8" office:value-type="float" office:value="2.42376790586035" calcext:value-type="float">
            <text:p>2.4237679059</text:p>
          </table:table-cell>
          <table:table-cell table:style-name="ce8" office:value-type="float" office:value="-1.60475339780481" calcext:value-type="float">
            <text:p>-1.6047533978</text:p>
          </table:table-cell>
          <table:table-cell table:style-name="ce8" office:value-type="float" office:value="14.3438757726121" calcext:value-type="float">
            <text:p>14.3438757726</text:p>
          </table:table-cell>
          <table:table-cell table:style-name="ce8" office:value-type="float" office:value="7.58447415881592" calcext:value-type="float">
            <text:p>7.5844741588</text:p>
          </table:table-cell>
          <table:table-cell table:style-name="ce8" office:value-type="float" office:value="2.98905044778445" calcext:value-type="float">
            <text:p>2.9890504478</text:p>
          </table:table-cell>
          <table:table-cell table:style-name="ce8" office:value-type="float" office:value="6.40997203505471" calcext:value-type="float">
            <text:p>6.4099720351</text:p>
          </table:table-cell>
          <table:table-cell table:style-name="ce8" office:value-type="float" office:value="23.5082677417404" calcext:value-type="float">
            <text:p>23.5082677417</text:p>
          </table:table-cell>
          <table:table-cell table:style-name="ce8" office:value-type="float" office:value="22.7246196269068" calcext:value-type="float">
            <text:p>22.7246196269</text:p>
          </table:table-cell>
          <table:table-cell table:style-name="ce8" office:value-type="float" office:value="33.0267412371212" calcext:value-type="float">
            <text:p>33.0267412371</text:p>
          </table:table-cell>
          <table:table-cell table:number-columns-repeated="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126]" office:value-type="float" office:value="10" calcext:value-type="float">
            <text:p>10</text:p>
          </table:table-cell>
          <table:table-cell table:formula="of:=[.A166]" office:value-type="float" office:value="50" calcext:value-type="float">
            <text:p>50</text:p>
          </table:table-cell>
          <table:table-cell table:formula="of:=[.A147]" office:value-type="float" office:value="31" calcext:value-type="float">
            <text:p>31</text:p>
          </table:table-cell>
          <table:table-cell table:formula="of:=[.A145]" office:value-type="float" office:value="29" calcext:value-type="float">
            <text:p>29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46]-1)/20)+80;38+[.A146]-20*FLOOR(([.A146]-1)/20)))" office:value-type="float" office:value="32.9292148749412" calcext:value-type="float">
            <text:p>32.93</text:p>
          </table:table-cell>
          <table:table-cell table:formula="of:=INDIRECT(ADDRESS(FLOOR(([.A146]-1)/20)+80;18+[.A146]-20*FLOOR(([.A146]-1)/20)))" office:value-type="float" office:value="0" calcext:value-type="float">
            <text:p>0</text:p>
          </table:table-cell>
          <table:table-cell table:formula="of:=INDIRECT(ADDRESS(FLOOR(([.A146]-1)/20)+145;[.A146]-FLOOR(([.A146]-1)/20)*20+19))" office:value-type="float" office:value="0.312355622502431" calcext:value-type="float">
            <text:p>0.3123556225</text:p>
          </table:table-cell>
          <table:table-cell table:formula="of:=INDIRECT(ADDRESS(FLOOR(([.A146]-1)/20)+145;[.A146]-FLOOR(([.A146]-1)/20)*20+41))" office:value-type="float" office:value="-23.9654545593608" calcext:value-type="float">
            <text:p>-23.9654545594</text:p>
          </table:table-cell>
          <table:table-cell table:number-columns-repeated="4"/>
          <table:table-cell table:style-name="ce8"/>
          <table:table-cell table:style-name="ce8" office:value-type="float" office:value="-14.943262206438" calcext:value-type="float">
            <text:p>-14.9432622064</text:p>
          </table:table-cell>
          <table:table-cell table:style-name="ce8" office:value-type="float" office:value="-5.917229850783" calcext:value-type="float">
            <text:p>-5.9172298508</text:p>
          </table:table-cell>
          <table:table-cell table:style-name="ce8" office:value-type="float" office:value="12.9748589244406" calcext:value-type="float">
            <text:p>12.9748589244</text:p>
          </table:table-cell>
          <table:table-cell table:style-name="ce8" office:value-type="float" office:value="-16.7381414323325" calcext:value-type="float">
            <text:p>-16.7381414323</text:p>
          </table:table-cell>
          <table:table-cell table:style-name="ce8" office:value-type="float" office:value="-27.8861265724483" calcext:value-type="float">
            <text:p>-27.8861265724</text:p>
          </table:table-cell>
          <table:table-cell table:style-name="ce8" office:value-type="float" office:value="-7.3615501152951" calcext:value-type="float">
            <text:p>-7.3615501153</text:p>
          </table:table-cell>
          <table:table-cell table:style-name="ce8" office:value-type="float" office:value="-9.74960842618302" calcext:value-type="float">
            <text:p>-9.7496084262</text:p>
          </table:table-cell>
          <table:table-cell table:style-name="ce8" office:value-type="float" office:value="14.1734171456391" calcext:value-type="float">
            <text:p>14.1734171456</text:p>
          </table:table-cell>
          <table:table-cell table:style-name="ce8" office:value-type="float" office:value="-1.3501436170869" calcext:value-type="float">
            <text:p>-1.3501436171</text:p>
          </table:table-cell>
          <table:table-cell table:style-name="ce8" office:value-type="float" office:value="0.312355622502431" calcext:value-type="float">
            <text:p>0.3123556225</text:p>
          </table:table-cell>
          <table:table-cell table:style-name="ce8" office:value-type="float" office:value="13.9203351103087" calcext:value-type="float">
            <text:p>13.9203351103</text:p>
          </table:table-cell>
          <table:table-cell table:style-name="ce8" office:value-type="float" office:value="16.607473235938" calcext:value-type="float">
            <text:p>16.6074732359</text:p>
          </table:table-cell>
          <table:table-cell table:style-name="ce8" office:value-type="float" office:value="5.30571343102647" calcext:value-type="float">
            <text:p>5.305713431</text:p>
          </table:table-cell>
          <table:table-cell table:style-name="ce8" office:value-type="float" office:value="0.856031170695554" calcext:value-type="float">
            <text:p>0.8560311707</text:p>
          </table:table-cell>
          <table:table-cell table:style-name="ce8" office:value-type="float" office:value="-5.59509090774033" calcext:value-type="float">
            <text:p>-5.5950909077</text:p>
          </table:table-cell>
          <table:table-cell table:style-name="ce8" office:value-type="float" office:value="10.61841081164" calcext:value-type="float">
            <text:p>10.6184108116</text:p>
          </table:table-cell>
          <table:table-cell table:style-name="ce8" office:value-type="float" office:value="-6.58749447378286" calcext:value-type="float">
            <text:p>-6.5874944738</text:p>
          </table:table-cell>
          <table:table-cell table:style-name="ce8" office:value-type="float" office:value="7.53441731783603" calcext:value-type="float">
            <text:p>7.5344173178</text:p>
          </table:table-cell>
          <table:table-cell table:style-name="ce8" office:value-type="float" office:value="-2.3853782695825" calcext:value-type="float">
            <text:p>-2.3853782696</text:p>
          </table:table-cell>
          <table:table-cell table:style-name="ce8" office:value-type="float" office:value="-2.51486461147246" calcext:value-type="float">
            <text:p>-2.5148646115</text:p>
          </table:table-cell>
          <table:table-cell table:style-name="ce8" table:number-columns-repeated="2"/>
          <table:table-cell table:style-name="ce8" office:value-type="float" office:value="-2.38881389373791" calcext:value-type="float">
            <text:p>-2.3888138937</text:p>
          </table:table-cell>
          <table:table-cell table:style-name="ce8" office:value-type="float" office:value="-0.216709528913822" calcext:value-type="float">
            <text:p>-0.2167095289</text:p>
          </table:table-cell>
          <table:table-cell table:style-name="ce8" office:value-type="float" office:value="6.54599057164778" calcext:value-type="float">
            <text:p>6.5459905716</text:p>
          </table:table-cell>
          <table:table-cell table:style-name="ce8" office:value-type="float" office:value="-5.59896185484005" calcext:value-type="float">
            <text:p>-5.5989618548</text:p>
          </table:table-cell>
          <table:table-cell table:style-name="ce8" office:value-type="float" office:value="-10.3628959291974" calcext:value-type="float">
            <text:p>-10.3628959292</text:p>
          </table:table-cell>
          <table:table-cell table:style-name="ce8" office:value-type="float" office:value="-25.4651470639926" calcext:value-type="float">
            <text:p>-25.465147064</text:p>
          </table:table-cell>
          <table:table-cell table:style-name="ce8" office:value-type="float" office:value="-36.6195165884758" calcext:value-type="float">
            <text:p>-36.6195165885</text:p>
          </table:table-cell>
          <table:table-cell table:style-name="ce8" office:value-type="float" office:value="-21.5406692960675" calcext:value-type="float">
            <text:p>-21.5406692961</text:p>
          </table:table-cell>
          <table:table-cell table:style-name="ce8" office:value-type="float" office:value="-20.9024667493451" calcext:value-type="float">
            <text:p>-20.9024667493</text:p>
          </table:table-cell>
          <table:table-cell table:style-name="ce8" office:value-type="float" office:value="-23.9654545593608" calcext:value-type="float">
            <text:p>-23.9654545594</text:p>
          </table:table-cell>
          <table:table-cell table:style-name="ce8" office:value-type="float" office:value="-16.7990979032564" calcext:value-type="float">
            <text:p>-16.7990979033</text:p>
          </table:table-cell>
          <table:table-cell table:style-name="ce8" office:value-type="float" office:value="3.40446105384496" calcext:value-type="float">
            <text:p>3.4044610538</text:p>
          </table:table-cell>
          <table:table-cell table:style-name="ce8" office:value-type="float" office:value="1.08344209024563" calcext:value-type="float">
            <text:p>1.0834420902</text:p>
          </table:table-cell>
          <table:table-cell table:style-name="ce8" office:value-type="float" office:value="4.6905684975605" calcext:value-type="float">
            <text:p>4.6905684976</text:p>
          </table:table-cell>
          <table:table-cell table:style-name="ce8" office:value-type="float" office:value="1.03498024989803" calcext:value-type="float">
            <text:p>1.0349802499</text:p>
          </table:table-cell>
          <table:table-cell table:style-name="ce8" office:value-type="float" office:value="1.48029268211363" calcext:value-type="float">
            <text:p>1.4802926821</text:p>
          </table:table-cell>
          <table:table-cell table:style-name="ce8" office:value-type="float" office:value="-7.31660902837437" calcext:value-type="float">
            <text:p>-7.3166090284</text:p>
          </table:table-cell>
          <table:table-cell table:style-name="ce8" office:value-type="float" office:value="-9.01853881424461" calcext:value-type="float">
            <text:p>-9.0185388142</text:p>
          </table:table-cell>
          <table:table-cell table:style-name="ce8" office:value-type="float" office:value="6.77919002253143" calcext:value-type="float">
            <text:p>6.7791900225</text:p>
          </table:table-cell>
          <table:table-cell table:style-name="ce8" office:value-type="float" office:value="-0.819768667835591" calcext:value-type="float">
            <text:p>-0.8197686678</text:p>
          </table:table-cell>
          <table:table-cell table:number-columns-repeated="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27]" office:value-type="float" office:value="11" calcext:value-type="float">
            <text:p>11</text:p>
          </table:table-cell>
          <table:table-cell table:formula="of:=[.A167]" office:value-type="float" office:value="51" calcext:value-type="float">
            <text:p>51</text:p>
          </table:table-cell>
          <table:table-cell table:formula="of:=[.A148]" office:value-type="float" office:value="32" calcext:value-type="float">
            <text:p>32</text:p>
          </table:table-cell>
          <table:table-cell table:formula="of:=[.A146]" office:value-type="float" office:value="30" calcext:value-type="float">
            <text:p>3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47]-1)/20)+80;38+[.A147]-20*FLOOR(([.A147]-1)/20)))" office:value-type="float" office:value="31.8947461020092" calcext:value-type="float">
            <text:p>31.89</text:p>
          </table:table-cell>
          <table:table-cell table:formula="of:=INDIRECT(ADDRESS(FLOOR(([.A147]-1)/20)+80;18+[.A147]-20*FLOOR(([.A147]-1)/20)))" office:value-type="float" office:value="0" calcext:value-type="float">
            <text:p>0</text:p>
          </table:table-cell>
          <table:table-cell table:formula="of:=INDIRECT(ADDRESS(FLOOR(([.A147]-1)/20)+145;[.A147]-FLOOR(([.A147]-1)/20)*20+19))" office:value-type="float" office:value="13.9203351103087" calcext:value-type="float">
            <text:p>13.9203351103</text:p>
          </table:table-cell>
          <table:table-cell table:formula="of:=INDIRECT(ADDRESS(FLOOR(([.A147]-1)/20)+145;[.A147]-FLOOR(([.A147]-1)/20)*20+41))" office:value-type="float" office:value="-16.7990979032564" calcext:value-type="float">
            <text:p>-16.7990979033</text:p>
          </table:table-cell>
          <table:table-cell table:number-columns-repeated="4"/>
          <table:table-cell table:style-name="ce8"/>
          <table:table-cell table:style-name="ce8" office:value-type="float" office:value="3.81797601121471" calcext:value-type="float">
            <text:p>3.8179760112</text:p>
          </table:table-cell>
          <table:table-cell table:style-name="ce8" office:value-type="float" office:value="-14.8258241704015" calcext:value-type="float">
            <text:p>-14.8258241704</text:p>
          </table:table-cell>
          <table:table-cell table:style-name="ce8" office:value-type="float" office:value="3.01109018685295" calcext:value-type="float">
            <text:p>3.0110901869</text:p>
          </table:table-cell>
          <table:table-cell table:style-name="ce8" office:value-type="float" office:value="-13.0640898855818" calcext:value-type="float">
            <text:p>-13.0640898856</text:p>
          </table:table-cell>
          <table:table-cell table:style-name="ce8" office:value-type="float" office:value="-12.7999196263175" calcext:value-type="float">
            <text:p>-12.7999196263</text:p>
          </table:table-cell>
          <table:table-cell table:style-name="ce8" office:value-type="float" office:value="-12.7185877683702" calcext:value-type="float">
            <text:p>-12.7185877684</text:p>
          </table:table-cell>
          <table:table-cell table:style-name="ce8" office:value-type="float" office:value="-8.42448996190894" calcext:value-type="float">
            <text:p>-8.4244899619</text:p>
          </table:table-cell>
          <table:table-cell table:style-name="ce8" office:value-type="float" office:value="8.87130139760935" calcext:value-type="float">
            <text:p>8.8713013976</text:p>
          </table:table-cell>
          <table:table-cell table:style-name="ce8" office:value-type="float" office:value="-0.844971905128601" calcext:value-type="float">
            <text:p>-0.8449719051</text:p>
          </table:table-cell>
          <table:table-cell table:style-name="ce8" office:value-type="float" office:value="5.09624914191857" calcext:value-type="float">
            <text:p>5.0962491419</text:p>
          </table:table-cell>
          <table:table-cell table:style-name="ce8" office:value-type="float" office:value="15.0371671388025" calcext:value-type="float">
            <text:p>15.0371671388</text:p>
          </table:table-cell>
          <table:table-cell table:style-name="ce8" office:value-type="float" office:value="12.6211747179226" calcext:value-type="float">
            <text:p>12.6211747179</text:p>
          </table:table-cell>
          <table:table-cell table:style-name="ce8" office:value-type="float" office:value="8.41273270462991" calcext:value-type="float">
            <text:p>8.4127327046</text:p>
          </table:table-cell>
          <table:table-cell table:style-name="ce8" office:value-type="float" office:value="-4.64907789884341" calcext:value-type="float">
            <text:p>-4.6490778988</text:p>
          </table:table-cell>
          <table:table-cell table:style-name="ce8" office:value-type="float" office:value="-9.17437139570633" calcext:value-type="float">
            <text:p>-9.1743713957</text:p>
          </table:table-cell>
          <table:table-cell table:style-name="ce8" office:value-type="float" office:value="-0.419412507424295" calcext:value-type="float">
            <text:p>-0.4194125074</text:p>
          </table:table-cell>
          <table:table-cell table:style-name="ce8" office:value-type="float" office:value="-8.74502256416004" calcext:value-type="float">
            <text:p>-8.7450225642</text:p>
          </table:table-cell>
          <table:table-cell table:style-name="ce8" office:value-type="float" office:value="0.220088366214329" calcext:value-type="float">
            <text:p>0.2200883662</text:p>
          </table:table-cell>
          <table:table-cell table:style-name="ce8" office:value-type="float" office:value="2.57934438078144" calcext:value-type="float">
            <text:p>2.5793443808</text:p>
          </table:table-cell>
          <table:table-cell table:style-name="ce8" office:value-type="float" office:value="-12.5228982271365" calcext:value-type="float">
            <text:p>-12.5228982271</text:p>
          </table:table-cell>
          <table:table-cell table:style-name="ce8" table:number-columns-repeated="2"/>
          <table:table-cell table:style-name="ce8" office:value-type="float" office:value="-4.24867007894484" calcext:value-type="float">
            <text:p>-4.2486700789</text:p>
          </table:table-cell>
          <table:table-cell table:style-name="ce8" office:value-type="float" office:value="-21.1188384277191" calcext:value-type="float">
            <text:p>-21.1188384277</text:p>
          </table:table-cell>
          <table:table-cell table:style-name="ce8" office:value-type="float" office:value="-29.4865462735679" calcext:value-type="float">
            <text:p>-29.4865462736</text:p>
          </table:table-cell>
          <table:table-cell table:style-name="ce8" office:value-type="float" office:value="-33.0706001786489" calcext:value-type="float">
            <text:p>-33.0706001786</text:p>
          </table:table-cell>
          <table:table-cell table:style-name="ce8" office:value-type="float" office:value="-38.4920236144015" calcext:value-type="float">
            <text:p>-38.4920236144</text:p>
          </table:table-cell>
          <table:table-cell table:style-name="ce8" office:value-type="float" office:value="-19.11904785421" calcext:value-type="float">
            <text:p>-19.1190478542</text:p>
          </table:table-cell>
          <table:table-cell table:style-name="ce8" office:value-type="float" office:value="-25.6520456320784" calcext:value-type="float">
            <text:p>-25.6520456321</text:p>
          </table:table-cell>
          <table:table-cell table:style-name="ce8" office:value-type="float" office:value="-20.5123090389074" calcext:value-type="float">
            <text:p>-20.5123090389</text:p>
          </table:table-cell>
          <table:table-cell table:style-name="ce8" office:value-type="float" office:value="-19.4889971767353" calcext:value-type="float">
            <text:p>-19.4889971767</text:p>
          </table:table-cell>
          <table:table-cell table:style-name="ce8" office:value-type="float" office:value="-5.29465291400069" calcext:value-type="float">
            <text:p>-5.294652914</text:p>
          </table:table-cell>
          <table:table-cell table:style-name="ce8" office:value-type="float" office:value="1.34477167232428" calcext:value-type="float">
            <text:p>1.3447716723</text:p>
          </table:table-cell>
          <table:table-cell table:style-name="ce8" office:value-type="float" office:value="-2.51619125117595" calcext:value-type="float">
            <text:p>-2.5161912512</text:p>
          </table:table-cell>
          <table:table-cell table:style-name="ce8" office:value-type="float" office:value="13.8582334507719" calcext:value-type="float">
            <text:p>13.8582334508</text:p>
          </table:table-cell>
          <table:table-cell table:style-name="ce8" office:value-type="float" office:value="0.740288549028988" calcext:value-type="float">
            <text:p>0.740288549</text:p>
          </table:table-cell>
          <table:table-cell table:style-name="ce8" office:value-type="float" office:value="-9.82524581610524" calcext:value-type="float">
            <text:p>-9.8252458161</text:p>
          </table:table-cell>
          <table:table-cell table:style-name="ce8" office:value-type="float" office:value="-4.45849531730947" calcext:value-type="float">
            <text:p>-4.4584953173</text:p>
          </table:table-cell>
          <table:table-cell table:style-name="ce8" office:value-type="float" office:value="-4.50113397998747" calcext:value-type="float">
            <text:p>-4.50113398</text:p>
          </table:table-cell>
          <table:table-cell table:style-name="ce8" office:value-type="float" office:value="-12.2974864594692" calcext:value-type="float">
            <text:p>-12.2974864595</text:p>
          </table:table-cell>
          <table:table-cell table:style-name="ce8" office:value-type="float" office:value="-3.68487326725099" calcext:value-type="float">
            <text:p>-3.6848732673</text:p>
          </table:table-cell>
          <table:table-cell table:style-name="ce8" office:value-type="float" office:value="-6.0638500177358" calcext:value-type="float">
            <text:p>-6.0638500177</text:p>
          </table:table-cell>
          <table:table-cell table:number-columns-repeated="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28]" office:value-type="float" office:value="12" calcext:value-type="float">
            <text:p>12</text:p>
          </table:table-cell>
          <table:table-cell table:formula="of:=[.A168]" office:value-type="float" office:value="52" calcext:value-type="float">
            <text:p>52</text:p>
          </table:table-cell>
          <table:table-cell table:formula="of:=[.A149]" office:value-type="float" office:value="33" calcext:value-type="float">
            <text:p>33</text:p>
          </table:table-cell>
          <table:table-cell table:formula="of:=[.A147]" office:value-type="float" office:value="31" calcext:value-type="float">
            <text:p>31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48]-1)/20)+80;38+[.A148]-20*FLOOR(([.A148]-1)/20)))" office:value-type="float" office:value="34.3083359981473" calcext:value-type="float">
            <text:p>34.31</text:p>
          </table:table-cell>
          <table:table-cell table:formula="of:=INDIRECT(ADDRESS(FLOOR(([.A148]-1)/20)+80;18+[.A148]-20*FLOOR(([.A148]-1)/20)))" office:value-type="float" office:value="0" calcext:value-type="float">
            <text:p>0</text:p>
          </table:table-cell>
          <table:table-cell table:formula="of:=INDIRECT(ADDRESS(FLOOR(([.A148]-1)/20)+145;[.A148]-FLOOR(([.A148]-1)/20)*20+19))" office:value-type="float" office:value="16.607473235938" calcext:value-type="float">
            <text:p>16.6074732359</text:p>
          </table:table-cell>
          <table:table-cell table:formula="of:=INDIRECT(ADDRESS(FLOOR(([.A148]-1)/20)+145;[.A148]-FLOOR(([.A148]-1)/20)*20+41))" office:value-type="float" office:value="3.40446105384496" calcext:value-type="float">
            <text:p>3.4044610538</text:p>
          </table:table-cell>
          <table:table-cell table:number-columns-repeated="4"/>
          <table:table-cell table:style-name="ce8"/>
          <table:table-cell table:style-name="ce8" office:value-type="float" office:value="-15.1745160448048" calcext:value-type="float">
            <text:p>-15.1745160448</text:p>
          </table:table-cell>
          <table:table-cell table:style-name="ce8" office:value-type="float" office:value="-14.7753835124276" calcext:value-type="float">
            <text:p>-14.7753835124</text:p>
          </table:table-cell>
          <table:table-cell table:style-name="ce8" office:value-type="float" office:value="-6.23164880157425" calcext:value-type="float">
            <text:p>-6.2316488016</text:p>
          </table:table-cell>
          <table:table-cell table:style-name="ce8" office:value-type="float" office:value="0.828442332066184" calcext:value-type="float">
            <text:p>0.8284423321</text:p>
          </table:table-cell>
          <table:table-cell table:style-name="ce8" office:value-type="float" office:value="-19.3235271466136" calcext:value-type="float">
            <text:p>-19.3235271466</text:p>
          </table:table-cell>
          <table:table-cell table:style-name="ce8" office:value-type="float" office:value="-14.825340931129" calcext:value-type="float">
            <text:p>-14.8253409311</text:p>
          </table:table-cell>
          <table:table-cell table:style-name="ce8" office:value-type="float" office:value="-1.16235412706982" calcext:value-type="float">
            <text:p>-1.1623541271</text:p>
          </table:table-cell>
          <table:table-cell table:style-name="ce8" office:value-type="float" office:value="7.90929932425762" calcext:value-type="float">
            <text:p>7.9092993243</text:p>
          </table:table-cell>
          <table:table-cell table:style-name="ce8" office:value-type="float" office:value="8.5843915523198" calcext:value-type="float">
            <text:p>8.5843915523</text:p>
          </table:table-cell>
          <table:table-cell table:style-name="ce8" office:value-type="float" office:value="5.25473819729834" calcext:value-type="float">
            <text:p>5.2547381973</text:p>
          </table:table-cell>
          <table:table-cell table:style-name="ce8" office:value-type="float" office:value="22.0565578412887" calcext:value-type="float">
            <text:p>22.0565578413</text:p>
          </table:table-cell>
          <table:table-cell table:style-name="ce8" office:value-type="float" office:value="22.9850155681983" calcext:value-type="float">
            <text:p>22.9850155682</text:p>
          </table:table-cell>
          <table:table-cell table:style-name="ce8" office:value-type="float" office:value="17.1615192244517" calcext:value-type="float">
            <text:p>17.1615192245</text:p>
          </table:table-cell>
          <table:table-cell table:style-name="ce8" office:value-type="float" office:value="-6.82926851252961" calcext:value-type="float">
            <text:p>-6.8292685125</text:p>
          </table:table-cell>
          <table:table-cell table:style-name="ce8" office:value-type="float" office:value="-18.5674524766907" calcext:value-type="float">
            <text:p>-18.5674524767</text:p>
          </table:table-cell>
          <table:table-cell table:style-name="ce8" office:value-type="float" office:value="7.14260523142007" calcext:value-type="float">
            <text:p>7.1426052314</text:p>
          </table:table-cell>
          <table:table-cell table:style-name="ce8" office:value-type="float" office:value="5.97921418773741" calcext:value-type="float">
            <text:p>5.9792141877</text:p>
          </table:table-cell>
          <table:table-cell table:style-name="ce8" office:value-type="float" office:value="-1.93710231994127" calcext:value-type="float">
            <text:p>-1.9371023199</text:p>
          </table:table-cell>
          <table:table-cell table:style-name="ce8" office:value-type="float" office:value="1.29956227360866" calcext:value-type="float">
            <text:p>1.2995622736</text:p>
          </table:table-cell>
          <table:table-cell table:style-name="ce8" office:value-type="float" office:value="5.64253195510516" calcext:value-type="float">
            <text:p>5.6425319551</text:p>
          </table:table-cell>
          <table:table-cell table:style-name="ce8" table:number-columns-repeated="2"/>
          <table:table-cell table:style-name="ce8" office:value-type="float" office:value="0.554690794130556" calcext:value-type="float">
            <text:p>0.5546907941</text:p>
          </table:table-cell>
          <table:table-cell table:style-name="ce8" office:value-type="float" office:value="-3.53708340990817" calcext:value-type="float">
            <text:p>-3.5370834099</text:p>
          </table:table-cell>
          <table:table-cell table:style-name="ce8" office:value-type="float" office:value="-35.8857349231665" calcext:value-type="float">
            <text:p>-35.8857349232</text:p>
          </table:table-cell>
          <table:table-cell table:style-name="ce8" office:value-type="float" office:value="-19.8702311612998" calcext:value-type="float">
            <text:p>-19.8702311613</text:p>
          </table:table-cell>
          <table:table-cell table:style-name="ce8" office:value-type="float" office:value="-14.0946536381601" calcext:value-type="float">
            <text:p>-14.0946536382</text:p>
          </table:table-cell>
          <table:table-cell table:style-name="ce8" office:value-type="float" office:value="-10.48875972592" calcext:value-type="float">
            <text:p>-10.4887597259</text:p>
          </table:table-cell>
          <table:table-cell table:style-name="ce8" office:value-type="float" office:value="-19.8605081647935" calcext:value-type="float">
            <text:p>-19.8605081648</text:p>
          </table:table-cell>
          <table:table-cell table:style-name="ce8" office:value-type="float" office:value="-19.8333983459713" calcext:value-type="float">
            <text:p>-19.833398346</text:p>
          </table:table-cell>
          <table:table-cell table:style-name="ce8" office:value-type="float" office:value="-2.26442553433777" calcext:value-type="float">
            <text:p>-2.2644255343</text:p>
          </table:table-cell>
          <table:table-cell table:style-name="ce8" office:value-type="float" office:value="-4.97949919515364" calcext:value-type="float">
            <text:p>-4.9794991952</text:p>
          </table:table-cell>
          <table:table-cell table:style-name="ce8" office:value-type="float" office:value="-14.4859095018242" calcext:value-type="float">
            <text:p>-14.4859095018</text:p>
          </table:table-cell>
          <table:table-cell table:style-name="ce8" office:value-type="float" office:value="-5.32732114405811" calcext:value-type="float">
            <text:p>-5.3273211441</text:p>
          </table:table-cell>
          <table:table-cell table:style-name="ce8" office:value-type="float" office:value="-2.70905546934593" calcext:value-type="float">
            <text:p>-2.7090554693</text:p>
          </table:table-cell>
          <table:table-cell table:style-name="ce8" office:value-type="float" office:value="1.45357188009666" calcext:value-type="float">
            <text:p>1.4535718801</text:p>
          </table:table-cell>
          <table:table-cell table:style-name="ce8" office:value-type="float" office:value="-0.599328947393532" calcext:value-type="float">
            <text:p>-0.5993289474</text:p>
          </table:table-cell>
          <table:table-cell table:style-name="ce8" office:value-type="float" office:value="4.30168963592909" calcext:value-type="float">
            <text:p>4.3016896359</text:p>
          </table:table-cell>
          <table:table-cell table:style-name="ce8" office:value-type="float" office:value="12.8103760503604" calcext:value-type="float">
            <text:p>12.8103760504</text:p>
          </table:table-cell>
          <table:table-cell table:style-name="ce8" office:value-type="float" office:value="-8.11149857646388" calcext:value-type="float">
            <text:p>-8.1114985765</text:p>
          </table:table-cell>
          <table:table-cell table:style-name="ce8" office:value-type="float" office:value="7.85175438142731" calcext:value-type="float">
            <text:p>7.8517543814</text:p>
          </table:table-cell>
          <table:table-cell table:style-name="ce8" office:value-type="float" office:value="14.8628141683903" calcext:value-type="float">
            <text:p>14.8628141684</text:p>
          </table:table-cell>
          <table:table-cell table:number-columns-repeated="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29]" office:value-type="float" office:value="13" calcext:value-type="float">
            <text:p>13</text:p>
          </table:table-cell>
          <table:table-cell table:formula="of:=[.A169]" office:value-type="float" office:value="53" calcext:value-type="float">
            <text:p>53</text:p>
          </table:table-cell>
          <table:table-cell table:formula="of:=[.A150]" office:value-type="float" office:value="34" calcext:value-type="float">
            <text:p>34</text:p>
          </table:table-cell>
          <table:table-cell table:formula="of:=[.A148]" office:value-type="float" office:value="32" calcext:value-type="float">
            <text:p>32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49]-1)/20)+80;38+[.A149]-20*FLOOR(([.A149]-1)/20)))" office:value-type="float" office:value="31.0636084174979" calcext:value-type="float">
            <text:p>31.06</text:p>
          </table:table-cell>
          <table:table-cell table:formula="of:=INDIRECT(ADDRESS(FLOOR(([.A149]-1)/20)+80;18+[.A149]-20*FLOOR(([.A149]-1)/20)))" office:value-type="float" office:value="0" calcext:value-type="float">
            <text:p>0</text:p>
          </table:table-cell>
          <table:table-cell table:formula="of:=INDIRECT(ADDRESS(FLOOR(([.A149]-1)/20)+145;[.A149]-FLOOR(([.A149]-1)/20)*20+19))" office:value-type="float" office:value="5.30571343102647" calcext:value-type="float">
            <text:p>5.305713431</text:p>
          </table:table-cell>
          <table:table-cell table:formula="of:=INDIRECT(ADDRESS(FLOOR(([.A149]-1)/20)+145;[.A149]-FLOOR(([.A149]-1)/20)*20+41))" office:value-type="float" office:value="1.08344209024563" calcext:value-type="float">
            <text:p>1.0834420902</text:p>
          </table:table-cell>
          <table:table-cell table:number-columns-repeated="4"/>
          <table:table-cell table:style-name="ce8"/>
          <table:table-cell table:style-name="ce8" office:value-type="float" office:value="-15.2167448343681" calcext:value-type="float">
            <text:p>-15.2167448344</text:p>
          </table:table-cell>
          <table:table-cell table:style-name="ce8" office:value-type="float" office:value="-15.6237601481598" calcext:value-type="float">
            <text:p>-15.6237601482</text:p>
          </table:table-cell>
          <table:table-cell table:style-name="ce8" office:value-type="float" office:value="-11.9359615285391" calcext:value-type="float">
            <text:p>-11.9359615285</text:p>
          </table:table-cell>
          <table:table-cell table:style-name="ce8" office:value-type="float" office:value="5.13657729698081" calcext:value-type="float">
            <text:p>5.136577297</text:p>
          </table:table-cell>
          <table:table-cell table:style-name="ce8" office:value-type="float" office:value="-11.98868438041" calcext:value-type="float">
            <text:p>-11.9886843804</text:p>
          </table:table-cell>
          <table:table-cell table:style-name="ce8" office:value-type="float" office:value="-19.3338716416728" calcext:value-type="float">
            <text:p>-19.3338716417</text:p>
          </table:table-cell>
          <table:table-cell table:style-name="ce8" office:value-type="float" office:value="-6.34377927640971" calcext:value-type="float">
            <text:p>-6.3437792764</text:p>
          </table:table-cell>
          <table:table-cell table:style-name="ce8" office:value-type="float" office:value="18.5914978322586" calcext:value-type="float">
            <text:p>18.5914978323</text:p>
          </table:table-cell>
          <table:table-cell table:style-name="ce8" office:value-type="float" office:value="13.1705553323054" calcext:value-type="float">
            <text:p>13.1705553323</text:p>
          </table:table-cell>
          <table:table-cell table:style-name="ce8" office:value-type="float" office:value="4.34476371363418" calcext:value-type="float">
            <text:p>4.3447637136</text:p>
          </table:table-cell>
          <table:table-cell table:style-name="ce8" office:value-type="float" office:value="-3.82460639754441" calcext:value-type="float">
            <text:p>-3.8246063975</text:p>
          </table:table-cell>
          <table:table-cell table:style-name="ce8" office:value-type="float" office:value="22.8271339303181" calcext:value-type="float">
            <text:p>22.8271339303</text:p>
          </table:table-cell>
          <table:table-cell table:style-name="ce8" office:value-type="float" office:value="8.09827266392616" calcext:value-type="float">
            <text:p>8.0982726639</text:p>
          </table:table-cell>
          <table:table-cell table:style-name="ce8" office:value-type="float" office:value="12.3082492928337" calcext:value-type="float">
            <text:p>12.3082492928</text:p>
          </table:table-cell>
          <table:table-cell table:style-name="ce8" office:value-type="float" office:value="-9.89919235906134" calcext:value-type="float">
            <text:p>-9.8991923591</text:p>
          </table:table-cell>
          <table:table-cell table:style-name="ce8" office:value-type="float" office:value="5.95738921105832" calcext:value-type="float">
            <text:p>5.9573892111</text:p>
          </table:table-cell>
          <table:table-cell table:style-name="ce8" office:value-type="float" office:value="7.59926077176905" calcext:value-type="float">
            <text:p>7.5992607718</text:p>
          </table:table-cell>
          <table:table-cell table:style-name="ce8" office:value-type="float" office:value="-10.7938683225138" calcext:value-type="float">
            <text:p>-10.7938683225</text:p>
          </table:table-cell>
          <table:table-cell table:style-name="ce8" office:value-type="float" office:value="12.8000233647507" calcext:value-type="float">
            <text:p>12.8000233648</text:p>
          </table:table-cell>
          <table:table-cell table:style-name="ce8" office:value-type="float" office:value="19.2938375993727" calcext:value-type="float">
            <text:p>19.2938375994</text:p>
          </table:table-cell>
          <table:table-cell table:style-name="ce8" table:number-columns-repeated="2"/>
          <table:table-cell table:style-name="ce8" office:value-type="float" office:value="-10.9076482189584" calcext:value-type="float">
            <text:p>-10.907648219</text:p>
          </table:table-cell>
          <table:table-cell table:style-name="ce8" office:value-type="float" office:value="-12.8597717991689" calcext:value-type="float">
            <text:p>-12.8597717992</text:p>
          </table:table-cell>
          <table:table-cell table:style-name="ce8" office:value-type="float" office:value="-5.67933831506673" calcext:value-type="float">
            <text:p>-5.6793383151</text:p>
          </table:table-cell>
          <table:table-cell table:style-name="ce8" office:value-type="float" office:value="-1.02552006298172" calcext:value-type="float">
            <text:p>-1.025520063</text:p>
          </table:table-cell>
          <table:table-cell table:style-name="ce8" office:value-type="float" office:value="-14.1157233859276" calcext:value-type="float">
            <text:p>-14.1157233859</text:p>
          </table:table-cell>
          <table:table-cell table:style-name="ce8" office:value-type="float" office:value="-6.77839172177621" calcext:value-type="float">
            <text:p>-6.7783917218</text:p>
          </table:table-cell>
          <table:table-cell table:style-name="ce8" office:value-type="float" office:value="-22.0333777640439" calcext:value-type="float">
            <text:p>-22.033377764</text:p>
          </table:table-cell>
          <table:table-cell table:style-name="ce8" office:value-type="float" office:value="-6.17628904766987" calcext:value-type="float">
            <text:p>-6.1762890477</text:p>
          </table:table-cell>
          <table:table-cell table:style-name="ce8" office:value-type="float" office:value="1.03609822041299" calcext:value-type="float">
            <text:p>1.0360982204</text:p>
          </table:table-cell>
          <table:table-cell table:style-name="ce8" office:value-type="float" office:value="11.5356830270824" calcext:value-type="float">
            <text:p>11.5356830271</text:p>
          </table:table-cell>
          <table:table-cell table:style-name="ce8" office:value-type="float" office:value="6.27701580776218" calcext:value-type="float">
            <text:p>6.2770158078</text:p>
          </table:table-cell>
          <table:table-cell table:style-name="ce8" office:value-type="float" office:value="-18.1591406789944" calcext:value-type="float">
            <text:p>-18.159140679</text:p>
          </table:table-cell>
          <table:table-cell table:style-name="ce8" office:value-type="float" office:value="-22.7432193888685" calcext:value-type="float">
            <text:p>-22.7432193889</text:p>
          </table:table-cell>
          <table:table-cell table:style-name="ce8" office:value-type="float" office:value="-3.73106032098148" calcext:value-type="float">
            <text:p>-3.731060321</text:p>
          </table:table-cell>
          <table:table-cell table:style-name="ce8" office:value-type="float" office:value="-6.95878104052653" calcext:value-type="float">
            <text:p>-6.9587810405</text:p>
          </table:table-cell>
          <table:table-cell table:style-name="ce8" office:value-type="float" office:value="0.325075731313194" calcext:value-type="float">
            <text:p>0.3250757313</text:p>
          </table:table-cell>
          <table:table-cell table:style-name="ce8" office:value-type="float" office:value="11.2878112414897" calcext:value-type="float">
            <text:p>11.2878112415</text:p>
          </table:table-cell>
          <table:table-cell table:style-name="ce8" office:value-type="float" office:value="6.8823231770045" calcext:value-type="float">
            <text:p>6.882323177</text:p>
          </table:table-cell>
          <table:table-cell table:style-name="ce8" office:value-type="float" office:value="-2.78914228315771" calcext:value-type="float">
            <text:p>-2.7891422832</text:p>
          </table:table-cell>
          <table:table-cell table:style-name="ce8" office:value-type="float" office:value="-1.74068915814926" calcext:value-type="float">
            <text:p>-1.7406891581</text:p>
          </table:table-cell>
          <table:table-cell table:number-columns-repeated="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30]" office:value-type="float" office:value="14" calcext:value-type="float">
            <text:p>14</text:p>
          </table:table-cell>
          <table:table-cell table:formula="of:=[.A170]" office:value-type="float" office:value="54" calcext:value-type="float">
            <text:p>54</text:p>
          </table:table-cell>
          <table:table-cell table:formula="of:=[.A151]" office:value-type="float" office:value="35" calcext:value-type="float">
            <text:p>35</text:p>
          </table:table-cell>
          <table:table-cell table:formula="of:=[.A149]" office:value-type="float" office:value="33" calcext:value-type="float">
            <text:p>33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50]-1)/20)+80;38+[.A150]-20*FLOOR(([.A150]-1)/20)))" office:value-type="float" office:value="31.1307459516212" calcext:value-type="float">
            <text:p>31.13</text:p>
          </table:table-cell>
          <table:table-cell table:formula="of:=INDIRECT(ADDRESS(FLOOR(([.A150]-1)/20)+80;18+[.A150]-20*FLOOR(([.A150]-1)/20)))" office:value-type="float" office:value="0" calcext:value-type="float">
            <text:p>0</text:p>
          </table:table-cell>
          <table:table-cell table:formula="of:=INDIRECT(ADDRESS(FLOOR(([.A150]-1)/20)+145;[.A150]-FLOOR(([.A150]-1)/20)*20+19))" office:value-type="float" office:value="0.856031170695554" calcext:value-type="float">
            <text:p>0.8560311707</text:p>
          </table:table-cell>
          <table:table-cell table:formula="of:=INDIRECT(ADDRESS(FLOOR(([.A150]-1)/20)+145;[.A150]-FLOOR(([.A150]-1)/20)*20+41))" office:value-type="float" office:value="4.6905684975605" calcext:value-type="float">
            <text:p>4.6905684976</text:p>
          </table:table-cell>
          <table:table-cell table:number-columns-repeated="4"/>
          <table:table-cell table:style-name="ce8"/>
          <table:table-cell table:style-name="ce8" office:value-type="float" office:value="-21.8004798410705" calcext:value-type="float">
            <text:p>-21.8004798411</text:p>
          </table:table-cell>
          <table:table-cell table:style-name="ce8" office:value-type="float" office:value="-13.2220193191554" calcext:value-type="float">
            <text:p>-13.2220193192</text:p>
          </table:table-cell>
          <table:table-cell table:style-name="ce8" office:value-type="float" office:value="-16.5587225364904" calcext:value-type="float">
            <text:p>-16.5587225365</text:p>
          </table:table-cell>
          <table:table-cell table:style-name="ce8" office:value-type="float" office:value="-5.98175465337874" calcext:value-type="float">
            <text:p>-5.9817546534</text:p>
          </table:table-cell>
          <table:table-cell table:style-name="ce8" office:value-type="float" office:value="-14.1749162595102" calcext:value-type="float">
            <text:p>-14.1749162595</text:p>
          </table:table-cell>
          <table:table-cell table:style-name="ce8" office:value-type="float" office:value="-9.09609765012771" calcext:value-type="float">
            <text:p>-9.0960976501</text:p>
          </table:table-cell>
          <table:table-cell table:style-name="ce8" office:value-type="float" office:value="6.30760495311468" calcext:value-type="float">
            <text:p>6.3076049531</text:p>
          </table:table-cell>
          <table:table-cell table:style-name="ce8" office:value-type="float" office:value="21.4161985399884" calcext:value-type="float">
            <text:p>21.41619854</text:p>
          </table:table-cell>
          <table:table-cell table:style-name="ce8" office:value-type="float" office:value="16.1680874177287" calcext:value-type="float">
            <text:p>16.1680874177</text:p>
          </table:table-cell>
          <table:table-cell table:style-name="ce8" office:value-type="float" office:value="10.6092389924334" calcext:value-type="float">
            <text:p>10.6092389924</text:p>
          </table:table-cell>
          <table:table-cell table:style-name="ce8" office:value-type="float" office:value="0.812204800545683" calcext:value-type="float">
            <text:p>0.8122048005</text:p>
          </table:table-cell>
          <table:table-cell table:style-name="ce8" office:value-type="float" office:value="13.1797331794243" calcext:value-type="float">
            <text:p>13.1797331794</text:p>
          </table:table-cell>
          <table:table-cell table:style-name="ce8" office:value-type="float" office:value="19.8979165876571" calcext:value-type="float">
            <text:p>19.8979165877</text:p>
          </table:table-cell>
          <table:table-cell table:style-name="ce8" office:value-type="float" office:value="16.6688928521886" calcext:value-type="float">
            <text:p>16.6688928522</text:p>
          </table:table-cell>
          <table:table-cell table:style-name="ce8" office:value-type="float" office:value="4.48336621417644" calcext:value-type="float">
            <text:p>4.4833662142</text:p>
          </table:table-cell>
          <table:table-cell table:style-name="ce8" office:value-type="float" office:value="7.53918339600941" calcext:value-type="float">
            <text:p>7.539183396</text:p>
          </table:table-cell>
          <table:table-cell table:style-name="ce8" office:value-type="float" office:value="4.05633912874659" calcext:value-type="float">
            <text:p>4.0563391287</text:p>
          </table:table-cell>
          <table:table-cell table:style-name="ce8" office:value-type="float" office:value="5.11490498583058" calcext:value-type="float">
            <text:p>5.1149049858</text:p>
          </table:table-cell>
          <table:table-cell table:style-name="ce8" office:value-type="float" office:value="17.2798514697469" calcext:value-type="float">
            <text:p>17.2798514697</text:p>
          </table:table-cell>
          <table:table-cell table:style-name="ce8" office:value-type="float" office:value="3.93827757921673" calcext:value-type="float">
            <text:p>3.9382775792</text:p>
          </table:table-cell>
          <table:table-cell table:style-name="ce8" table:number-columns-repeated="2"/>
          <table:table-cell table:style-name="ce8" office:value-type="float" office:value="-13.8313907045734" calcext:value-type="float">
            <text:p>-13.8313907046</text:p>
          </table:table-cell>
          <table:table-cell table:style-name="ce8" office:value-type="float" office:value="-16.3613826164784" calcext:value-type="float">
            <text:p>-16.3613826165</text:p>
          </table:table-cell>
          <table:table-cell table:style-name="ce8" office:value-type="float" office:value="-14.533620084422" calcext:value-type="float">
            <text:p>-14.5336200844</text:p>
          </table:table-cell>
          <table:table-cell table:style-name="ce8" office:value-type="float" office:value="-10.7060717350407" calcext:value-type="float">
            <text:p>-10.706071735</text:p>
          </table:table-cell>
          <table:table-cell table:style-name="ce8" office:value-type="float" office:value="-28.0429110106425" calcext:value-type="float">
            <text:p>-28.0429110106</text:p>
          </table:table-cell>
          <table:table-cell table:style-name="ce8" office:value-type="float" office:value="-9.3803630982726" calcext:value-type="float">
            <text:p>-9.3803630983</text:p>
          </table:table-cell>
          <table:table-cell table:style-name="ce8" office:value-type="float" office:value="11.1182672502929" calcext:value-type="float">
            <text:p>11.1182672503</text:p>
          </table:table-cell>
          <table:table-cell table:style-name="ce8" office:value-type="float" office:value="25.8584472212" calcext:value-type="float">
            <text:p>25.8584472212</text:p>
          </table:table-cell>
          <table:table-cell table:style-name="ce8" office:value-type="float" office:value="6.14912132870063" calcext:value-type="float">
            <text:p>6.1491213287</text:p>
          </table:table-cell>
          <table:table-cell table:style-name="ce8" office:value-type="float" office:value="-7.04069344260375" calcext:value-type="float">
            <text:p>-7.0406934426</text:p>
          </table:table-cell>
          <table:table-cell table:style-name="ce8" office:value-type="float" office:value="-2.75645827159436" calcext:value-type="float">
            <text:p>-2.7564582716</text:p>
          </table:table-cell>
          <table:table-cell table:style-name="ce8" office:value-type="float" office:value="-21.7043287840994" calcext:value-type="float">
            <text:p>-21.7043287841</text:p>
          </table:table-cell>
          <table:table-cell table:style-name="ce8" office:value-type="float" office:value="-14.1639334003388" calcext:value-type="float">
            <text:p>-14.1639334003</text:p>
          </table:table-cell>
          <table:table-cell table:style-name="ce8" office:value-type="float" office:value="-17.0597535650731" calcext:value-type="float">
            <text:p>-17.0597535651</text:p>
          </table:table-cell>
          <table:table-cell table:style-name="ce8" office:value-type="float" office:value="2.88759778953723" calcext:value-type="float">
            <text:p>2.8875977895</text:p>
          </table:table-cell>
          <table:table-cell table:style-name="ce8" office:value-type="float" office:value="-5.95067791791568" calcext:value-type="float">
            <text:p>-5.9506779179</text:p>
          </table:table-cell>
          <table:table-cell table:style-name="ce8" office:value-type="float" office:value="-7.33228363184551" calcext:value-type="float">
            <text:p>-7.3322836318</text:p>
          </table:table-cell>
          <table:table-cell table:style-name="ce8" office:value-type="float" office:value="-9.99373825221748" calcext:value-type="float">
            <text:p>-9.9937382522</text:p>
          </table:table-cell>
          <table:table-cell table:style-name="ce8" office:value-type="float" office:value="-1.77424716725136" calcext:value-type="float">
            <text:p>-1.7742471673</text:p>
          </table:table-cell>
          <table:table-cell table:style-name="ce8" office:value-type="float" office:value="-19.946993969418" calcext:value-type="float">
            <text:p>-19.9469939694</text:p>
          </table:table-cell>
          <table:table-cell table:number-columns-repeated="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31]" office:value-type="float" office:value="15" calcext:value-type="float">
            <text:p>15</text:p>
          </table:table-cell>
          <table:table-cell table:formula="of:=[.A171]" office:value-type="float" office:value="55" calcext:value-type="float">
            <text:p>55</text:p>
          </table:table-cell>
          <table:table-cell table:formula="of:=[.A152]" office:value-type="float" office:value="36" calcext:value-type="float">
            <text:p>36</text:p>
          </table:table-cell>
          <table:table-cell table:formula="of:=[.A150]" office:value-type="float" office:value="34" calcext:value-type="float">
            <text:p>34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51]-1)/20)+80;38+[.A151]-20*FLOOR(([.A151]-1)/20)))" office:value-type="float" office:value="32.2988072236968" calcext:value-type="float">
            <text:p>32.30</text:p>
          </table:table-cell>
          <table:table-cell table:formula="of:=INDIRECT(ADDRESS(FLOOR(([.A151]-1)/20)+80;18+[.A151]-20*FLOOR(([.A151]-1)/20)))" office:value-type="float" office:value="0" calcext:value-type="float">
            <text:p>0</text:p>
          </table:table-cell>
          <table:table-cell table:formula="of:=INDIRECT(ADDRESS(FLOOR(([.A151]-1)/20)+145;[.A151]-FLOOR(([.A151]-1)/20)*20+19))" office:value-type="float" office:value="-5.59509090774033" calcext:value-type="float">
            <text:p>-5.5950909077</text:p>
          </table:table-cell>
          <table:table-cell table:formula="of:=INDIRECT(ADDRESS(FLOOR(([.A151]-1)/20)+145;[.A151]-FLOOR(([.A151]-1)/20)*20+41))" office:value-type="float" office:value="1.03498024989803" calcext:value-type="float">
            <text:p>1.0349802499</text:p>
          </table:table-cell>
          <table:table-cell table:number-columns-repeated="4"/>
          <table:table-cell table:style-name="ce8"/>
          <table:table-cell table:style-name="ce8" office:value-type="float" office:value="-13.2462262560885" calcext:value-type="float">
            <text:p>-13.2462262561</text:p>
          </table:table-cell>
          <table:table-cell table:style-name="ce8" office:value-type="float" office:value="-2.41151166670881" calcext:value-type="float">
            <text:p>-2.4115116667</text:p>
          </table:table-cell>
          <table:table-cell table:style-name="ce8" office:value-type="float" office:value="3.10125478474482" calcext:value-type="float">
            <text:p>3.1012547847</text:p>
          </table:table-cell>
          <table:table-cell table:style-name="ce8" office:value-type="float" office:value="-14.2871144802043" calcext:value-type="float">
            <text:p>-14.2871144802</text:p>
          </table:table-cell>
          <table:table-cell table:style-name="ce8" office:value-type="float" office:value="-7.53808054900731" calcext:value-type="float">
            <text:p>-7.538080549</text:p>
          </table:table-cell>
          <table:table-cell table:style-name="ce8" office:value-type="float" office:value="8.96184948990663" calcext:value-type="float">
            <text:p>8.9618494899</text:p>
          </table:table-cell>
          <table:table-cell table:style-name="ce8" office:value-type="float" office:value="11.6413643132297" calcext:value-type="float">
            <text:p>11.6413643132</text:p>
          </table:table-cell>
          <table:table-cell table:style-name="ce8" office:value-type="float" office:value="7.58297686441982" calcext:value-type="float">
            <text:p>7.5829768644</text:p>
          </table:table-cell>
          <table:table-cell table:style-name="ce8" office:value-type="float" office:value="17.5976447499201" calcext:value-type="float">
            <text:p>17.5976447499</text:p>
          </table:table-cell>
          <table:table-cell table:style-name="ce8" office:value-type="float" office:value="2.14566628998993" calcext:value-type="float">
            <text:p>2.14566629</text:p>
          </table:table-cell>
          <table:table-cell table:style-name="ce8" office:value-type="float" office:value="3.56472167528043" calcext:value-type="float">
            <text:p>3.5647216753</text:p>
          </table:table-cell>
          <table:table-cell table:style-name="ce8" office:value-type="float" office:value="-6.01703897942314" calcext:value-type="float">
            <text:p>-6.0170389794</text:p>
          </table:table-cell>
          <table:table-cell table:style-name="ce8" office:value-type="float" office:value="22.2452010451628" calcext:value-type="float">
            <text:p>22.2452010452</text:p>
          </table:table-cell>
          <table:table-cell table:style-name="ce8" office:value-type="float" office:value="23.7422355827847" calcext:value-type="float">
            <text:p>23.7422355828</text:p>
          </table:table-cell>
          <table:table-cell table:style-name="ce8" office:value-type="float" office:value="4.91795988372795" calcext:value-type="float">
            <text:p>4.9179598837</text:p>
          </table:table-cell>
          <table:table-cell table:style-name="ce8" office:value-type="float" office:value="-3.2747884248443" calcext:value-type="float">
            <text:p>-3.2747884248</text:p>
          </table:table-cell>
          <table:table-cell table:style-name="ce8" office:value-type="float" office:value="-6.12879228289731" calcext:value-type="float">
            <text:p>-6.1287922829</text:p>
          </table:table-cell>
          <table:table-cell table:style-name="ce8" office:value-type="float" office:value="-0.835316115100367" calcext:value-type="float">
            <text:p>-0.8353161151</text:p>
          </table:table-cell>
          <table:table-cell table:style-name="ce8" office:value-type="float" office:value="7.79647606679979" calcext:value-type="float">
            <text:p>7.7964760668</text:p>
          </table:table-cell>
          <table:table-cell table:style-name="ce8" office:value-type="float" office:value="-10.2844803215527" calcext:value-type="float">
            <text:p>-10.2844803216</text:p>
          </table:table-cell>
          <table:table-cell table:style-name="ce8" table:number-columns-repeated="2"/>
          <table:table-cell table:style-name="ce8" office:value-type="float" office:value="2.0723318975302" calcext:value-type="float">
            <text:p>2.0723318975</text:p>
          </table:table-cell>
          <table:table-cell table:style-name="ce8" office:value-type="float" office:value="12.9291998839642" calcext:value-type="float">
            <text:p>12.929199884</text:p>
          </table:table-cell>
          <table:table-cell table:style-name="ce8" office:value-type="float" office:value="3.2864497960742" calcext:value-type="float">
            <text:p>3.2864497961</text:p>
          </table:table-cell>
          <table:table-cell table:style-name="ce8" office:value-type="float" office:value="11.716399442511" calcext:value-type="float">
            <text:p>11.7163994425</text:p>
          </table:table-cell>
          <table:table-cell table:style-name="ce8" office:value-type="float" office:value="17.4133408324912" calcext:value-type="float">
            <text:p>17.4133408325</text:p>
          </table:table-cell>
          <table:table-cell table:style-name="ce8" office:value-type="float" office:value="31.0520063364309" calcext:value-type="float">
            <text:p>31.0520063364</text:p>
          </table:table-cell>
          <table:table-cell table:style-name="ce8" office:value-type="float" office:value="19.6596794834153" calcext:value-type="float">
            <text:p>19.6596794834</text:p>
          </table:table-cell>
          <table:table-cell table:style-name="ce8" office:value-type="float" office:value="9.59740843610938" calcext:value-type="float">
            <text:p>9.5974084361</text:p>
          </table:table-cell>
          <table:table-cell table:style-name="ce8" office:value-type="float" office:value="5.43420133371856" calcext:value-type="float">
            <text:p>5.4342013337</text:p>
          </table:table-cell>
          <table:table-cell table:style-name="ce8" office:value-type="float" office:value="-3.80349676626207" calcext:value-type="float">
            <text:p>-3.8034967663</text:p>
          </table:table-cell>
          <table:table-cell table:style-name="ce8" office:value-type="float" office:value="-10.064099323813" calcext:value-type="float">
            <text:p>-10.0640993238</text:p>
          </table:table-cell>
          <table:table-cell table:style-name="ce8" office:value-type="float" office:value="3.73436742963297" calcext:value-type="float">
            <text:p>3.7343674296</text:p>
          </table:table-cell>
          <table:table-cell table:style-name="ce8" office:value-type="float" office:value="0.457604987557967" calcext:value-type="float">
            <text:p>0.4576049876</text:p>
          </table:table-cell>
          <table:table-cell table:style-name="ce8" office:value-type="float" office:value="3.78157267828891" calcext:value-type="float">
            <text:p>3.7815726783</text:p>
          </table:table-cell>
          <table:table-cell table:style-name="ce8" office:value-type="float" office:value="-3.85512429750001" calcext:value-type="float">
            <text:p>-3.8551242975</text:p>
          </table:table-cell>
          <table:table-cell table:style-name="ce8" office:value-type="float" office:value="-1.09586250118595" calcext:value-type="float">
            <text:p>-1.0958625012</text:p>
          </table:table-cell>
          <table:table-cell table:style-name="ce8" office:value-type="float" office:value="6.3286019082034" calcext:value-type="float">
            <text:p>6.3286019082</text:p>
          </table:table-cell>
          <table:table-cell table:style-name="ce8" office:value-type="float" office:value="-1.02286695837519" calcext:value-type="float">
            <text:p>-1.0228669584</text:p>
          </table:table-cell>
          <table:table-cell table:style-name="ce8" office:value-type="float" office:value="7.08839775173227" calcext:value-type="float">
            <text:p>7.0883977517</text:p>
          </table:table-cell>
          <table:table-cell table:style-name="ce8" office:value-type="float" office:value="-1.97116370394955" calcext:value-type="float">
            <text:p>-1.9711637039</text:p>
          </table:table-cell>
          <table:table-cell table:number-columns-repeated="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155" calcext:value-type="float">
            <text:p>15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32]" office:value-type="float" office:value="16" calcext:value-type="float">
            <text:p>16</text:p>
          </table:table-cell>
          <table:table-cell table:formula="of:=[.A172]" office:value-type="float" office:value="56" calcext:value-type="float">
            <text:p>56</text:p>
          </table:table-cell>
          <table:table-cell table:formula="of:=[.A153]" office:value-type="float" office:value="37" calcext:value-type="float">
            <text:p>37</text:p>
          </table:table-cell>
          <table:table-cell table:formula="of:=[.A151]" office:value-type="float" office:value="35" calcext:value-type="float">
            <text:p>35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52]-1)/20)+80;38+[.A152]-20*FLOOR(([.A152]-1)/20)))" office:value-type="float" office:value="32.1396670497648" calcext:value-type="float">
            <text:p>32.14</text:p>
          </table:table-cell>
          <table:table-cell table:formula="of:=INDIRECT(ADDRESS(FLOOR(([.A152]-1)/20)+80;18+[.A152]-20*FLOOR(([.A152]-1)/20)))" office:value-type="float" office:value="0" calcext:value-type="float">
            <text:p>0</text:p>
          </table:table-cell>
          <table:table-cell table:formula="of:=INDIRECT(ADDRESS(FLOOR(([.A152]-1)/20)+145;[.A152]-FLOOR(([.A152]-1)/20)*20+19))" office:value-type="float" office:value="10.61841081164" calcext:value-type="float">
            <text:p>10.6184108116</text:p>
          </table:table-cell>
          <table:table-cell table:formula="of:=INDIRECT(ADDRESS(FLOOR(([.A152]-1)/20)+145;[.A152]-FLOOR(([.A152]-1)/20)*20+41))" office:value-type="float" office:value="1.48029268211363" calcext:value-type="float">
            <text:p>1.4802926821</text:p>
          </table:table-cell>
          <table:table-cell table:number-columns-repeated="4"/>
          <table:table-cell table:style-name="ce8"/>
          <table:table-cell table:style-name="ce8" office:value-type="float" office:value="-16.2983800701152" calcext:value-type="float">
            <text:p>-16.2983800701</text:p>
          </table:table-cell>
          <table:table-cell table:style-name="ce8" office:value-type="float" office:value="0.771611988413635" calcext:value-type="float">
            <text:p>0.7716119884</text:p>
          </table:table-cell>
          <table:table-cell table:style-name="ce8" office:value-type="float" office:value="2.73668383531296" calcext:value-type="float">
            <text:p>2.7366838353</text:p>
          </table:table-cell>
          <table:table-cell table:style-name="ce8" office:value-type="float" office:value="1.77096218189297" calcext:value-type="float">
            <text:p>1.7709621819</text:p>
          </table:table-cell>
          <table:table-cell table:style-name="ce8" office:value-type="float" office:value="3.07929200627798" calcext:value-type="float">
            <text:p>3.0792920063</text:p>
          </table:table-cell>
          <table:table-cell table:style-name="ce8" office:value-type="float" office:value="0.448373939135569" calcext:value-type="float">
            <text:p>0.4483739391</text:p>
          </table:table-cell>
          <table:table-cell table:style-name="ce8" office:value-type="float" office:value="12.0885352898107" calcext:value-type="float">
            <text:p>12.0885352898</text:p>
          </table:table-cell>
          <table:table-cell table:style-name="ce8" office:value-type="float" office:value="2.95603611079311" calcext:value-type="float">
            <text:p>2.9560361108</text:p>
          </table:table-cell>
          <table:table-cell table:style-name="ce8" office:value-type="float" office:value="6.76105625117648" calcext:value-type="float">
            <text:p>6.7610562512</text:p>
          </table:table-cell>
          <table:table-cell table:style-name="ce8" office:value-type="float" office:value="3.45105942073158" calcext:value-type="float">
            <text:p>3.4510594207</text:p>
          </table:table-cell>
          <table:table-cell table:style-name="ce8" office:value-type="float" office:value="-7.12238986916563" calcext:value-type="float">
            <text:p>-7.1223898692</text:p>
          </table:table-cell>
          <table:table-cell table:style-name="ce8" office:value-type="float" office:value="-3.35680456195776" calcext:value-type="float">
            <text:p>-3.356804562</text:p>
          </table:table-cell>
          <table:table-cell table:style-name="ce8" office:value-type="float" office:value="26.8170537773699" calcext:value-type="float">
            <text:p>26.8170537774</text:p>
          </table:table-cell>
          <table:table-cell table:style-name="ce8" office:value-type="float" office:value="12.5074546843893" calcext:value-type="float">
            <text:p>12.5074546844</text:p>
          </table:table-cell>
          <table:table-cell table:style-name="ce8" office:value-type="float" office:value="2.09925174380768" calcext:value-type="float">
            <text:p>2.0992517438</text:p>
          </table:table-cell>
          <table:table-cell table:style-name="ce8" office:value-type="float" office:value="3.23198325534612" calcext:value-type="float">
            <text:p>3.2319832553</text:p>
          </table:table-cell>
          <table:table-cell table:style-name="ce8" office:value-type="float" office:value="-10.0463396279887" calcext:value-type="float">
            <text:p>-10.046339628</text:p>
          </table:table-cell>
          <table:table-cell table:style-name="ce8" office:value-type="float" office:value="-10.4864718653947" calcext:value-type="float">
            <text:p>-10.4864718654</text:p>
          </table:table-cell>
          <table:table-cell table:style-name="ce8" office:value-type="float" office:value="-0.661393112324838" calcext:value-type="float">
            <text:p>-0.6613931123</text:p>
          </table:table-cell>
          <table:table-cell table:style-name="ce8" office:value-type="float" office:value="1.67504184456211" calcext:value-type="float">
            <text:p>1.6750418446</text:p>
          </table:table-cell>
          <table:table-cell table:style-name="ce8" table:number-columns-repeated="2"/>
          <table:table-cell table:style-name="ce8" office:value-type="float" office:value="-33.6524574369881" calcext:value-type="float">
            <text:p>-33.652457437</text:p>
          </table:table-cell>
          <table:table-cell table:style-name="ce8" office:value-type="float" office:value="-23.4232504534193" calcext:value-type="float">
            <text:p>-23.4232504534</text:p>
          </table:table-cell>
          <table:table-cell table:style-name="ce8" office:value-type="float" office:value="-17.908911374576" calcext:value-type="float">
            <text:p>-17.9089113746</text:p>
          </table:table-cell>
          <table:table-cell table:style-name="ce8" office:value-type="float" office:value="7.79752369330024" calcext:value-type="float">
            <text:p>7.7975236933</text:p>
          </table:table-cell>
          <table:table-cell table:style-name="ce8" office:value-type="float" office:value="25.6532664356866" calcext:value-type="float">
            <text:p>25.6532664357</text:p>
          </table:table-cell>
          <table:table-cell table:style-name="ce8" office:value-type="float" office:value="21.663980153366" calcext:value-type="float">
            <text:p>21.6639801534</text:p>
          </table:table-cell>
          <table:table-cell table:style-name="ce8" office:value-type="float" office:value="18.2733290609735" calcext:value-type="float">
            <text:p>18.273329061</text:p>
          </table:table-cell>
          <table:table-cell table:style-name="ce8" office:value-type="float" office:value="-6.15472003141772" calcext:value-type="float">
            <text:p>-6.1547200314</text:p>
          </table:table-cell>
          <table:table-cell table:style-name="ce8" office:value-type="float" office:value="-1.45157066350165" calcext:value-type="float">
            <text:p>-1.4515706635</text:p>
          </table:table-cell>
          <table:table-cell table:style-name="ce8" office:value-type="float" office:value="-6.77235207401848" calcext:value-type="float">
            <text:p>-6.772352074</text:p>
          </table:table-cell>
          <table:table-cell table:style-name="ce8" office:value-type="float" office:value="-4.55708396614121" calcext:value-type="float">
            <text:p>-4.5570839661</text:p>
          </table:table-cell>
          <table:table-cell table:style-name="ce8" office:value-type="float" office:value="5.73916318613477" calcext:value-type="float">
            <text:p>5.7391631861</text:p>
          </table:table-cell>
          <table:table-cell table:style-name="ce8" office:value-type="float" office:value="12.0620241717527" calcext:value-type="float">
            <text:p>12.0620241718</text:p>
          </table:table-cell>
          <table:table-cell table:style-name="ce8" office:value-type="float" office:value="19.1160084426715" calcext:value-type="float">
            <text:p>19.1160084427</text:p>
          </table:table-cell>
          <table:table-cell table:style-name="ce8" office:value-type="float" office:value="-6.34399658703261" calcext:value-type="float">
            <text:p>-6.343996587</text:p>
          </table:table-cell>
          <table:table-cell table:style-name="ce8" office:value-type="float" office:value="-3.74872193335481" calcext:value-type="float">
            <text:p>-3.7487219334</text:p>
          </table:table-cell>
          <table:table-cell table:style-name="ce8" office:value-type="float" office:value="2.55654331975979" calcext:value-type="float">
            <text:p>2.5565433198</text:p>
          </table:table-cell>
          <table:table-cell table:style-name="ce8" office:value-type="float" office:value="-1.87262768138672" calcext:value-type="float">
            <text:p>-1.8726276814</text:p>
          </table:table-cell>
          <table:table-cell table:style-name="ce8" office:value-type="float" office:value="1.96974526208845" calcext:value-type="float">
            <text:p>1.9697452621</text:p>
          </table:table-cell>
          <table:table-cell table:style-name="ce8" office:value-type="float" office:value="5.64800980874814" calcext:value-type="float">
            <text:p>5.6480098087</text:p>
          </table:table-cell>
          <table:table-cell table:number-columns-repeated="1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165" calcext:value-type="float">
            <text:p>16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33]" office:value-type="float" office:value="17" calcext:value-type="float">
            <text:p>17</text:p>
          </table:table-cell>
          <table:table-cell table:formula="of:=[.A173]" office:value-type="float" office:value="57" calcext:value-type="float">
            <text:p>57</text:p>
          </table:table-cell>
          <table:table-cell table:formula="of:=[.A154]" office:value-type="float" office:value="38" calcext:value-type="float">
            <text:p>38</text:p>
          </table:table-cell>
          <table:table-cell table:formula="of:=[.A152]" office:value-type="float" office:value="36" calcext:value-type="float">
            <text:p>36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53]-1)/20)+80;38+[.A153]-20*FLOOR(([.A153]-1)/20)))" office:value-type="float" office:value="33.3706425530262" calcext:value-type="float">
            <text:p>33.37</text:p>
          </table:table-cell>
          <table:table-cell table:formula="of:=INDIRECT(ADDRESS(FLOOR(([.A153]-1)/20)+80;18+[.A153]-20*FLOOR(([.A153]-1)/20)))" office:value-type="float" office:value="0" calcext:value-type="float">
            <text:p>0</text:p>
          </table:table-cell>
          <table:table-cell table:formula="of:=INDIRECT(ADDRESS(FLOOR(([.A153]-1)/20)+145;[.A153]-FLOOR(([.A153]-1)/20)*20+19))" office:value-type="float" office:value="-6.58749447378286" calcext:value-type="float">
            <text:p>-6.5874944738</text:p>
          </table:table-cell>
          <table:table-cell table:formula="of:=INDIRECT(ADDRESS(FLOOR(([.A153]-1)/20)+145;[.A153]-FLOOR(([.A153]-1)/20)*20+41))" office:value-type="float" office:value="-7.31660902837437" calcext:value-type="float">
            <text:p>-7.3166090284</text:p>
          </table:table-cell>
          <table:table-cell table:number-columns-repeated="4"/>
          <table:table-cell table:style-name="ce8"/>
          <table:table-cell table:style-name="ce8" office:value-type="float" office:value="2.4922910924739" calcext:value-type="float">
            <text:p>2.4922910925</text:p>
          </table:table-cell>
          <table:table-cell table:style-name="ce8" office:value-type="float" office:value="8.4035507303347" calcext:value-type="float">
            <text:p>8.4035507303</text:p>
          </table:table-cell>
          <table:table-cell table:style-name="ce8" office:value-type="float" office:value="18.6836023618889" calcext:value-type="float">
            <text:p>18.6836023619</text:p>
          </table:table-cell>
          <table:table-cell table:style-name="ce8" office:value-type="float" office:value="15.9747509575441" calcext:value-type="float">
            <text:p>15.9747509575</text:p>
          </table:table-cell>
          <table:table-cell table:style-name="ce8" office:value-type="float" office:value="3.18855185713447" calcext:value-type="float">
            <text:p>3.1885518571</text:p>
          </table:table-cell>
          <table:table-cell table:style-name="ce8" office:value-type="float" office:value="5.72563982760044" calcext:value-type="float">
            <text:p>5.7256398276</text:p>
          </table:table-cell>
          <table:table-cell table:style-name="ce8" office:value-type="float" office:value="-1.47067363326094" calcext:value-type="float">
            <text:p>-1.4706736333</text:p>
          </table:table-cell>
          <table:table-cell table:style-name="ce8" office:value-type="float" office:value="-15.7233181079706" calcext:value-type="float">
            <text:p>-15.723318108</text:p>
          </table:table-cell>
          <table:table-cell table:style-name="ce8" office:value-type="float" office:value="-5.92241698987029" calcext:value-type="float">
            <text:p>-5.9224169899</text:p>
          </table:table-cell>
          <table:table-cell table:style-name="ce8" office:value-type="float" office:value="3.73747895714226" calcext:value-type="float">
            <text:p>3.7374789571</text:p>
          </table:table-cell>
          <table:table-cell table:style-name="ce8" office:value-type="float" office:value="11.8147780919852" calcext:value-type="float">
            <text:p>11.814778092</text:p>
          </table:table-cell>
          <table:table-cell table:style-name="ce8" office:value-type="float" office:value="16.7564657053164" calcext:value-type="float">
            <text:p>16.7564657053</text:p>
          </table:table-cell>
          <table:table-cell table:style-name="ce8" office:value-type="float" office:value="18.7883041547515" calcext:value-type="float">
            <text:p>18.7883041548</text:p>
          </table:table-cell>
          <table:table-cell table:style-name="ce8" office:value-type="float" office:value="12.754220098525" calcext:value-type="float">
            <text:p>12.7542200985</text:p>
          </table:table-cell>
          <table:table-cell table:style-name="ce8" office:value-type="float" office:value="-7.97623410414027" calcext:value-type="float">
            <text:p>-7.9762341041</text:p>
          </table:table-cell>
          <table:table-cell table:style-name="ce8" office:value-type="float" office:value="-0.564160093481066" calcext:value-type="float">
            <text:p>-0.5641600935</text:p>
          </table:table-cell>
          <table:table-cell table:style-name="ce8" office:value-type="float" office:value="6.82503389689951" calcext:value-type="float">
            <text:p>6.8250338969</text:p>
          </table:table-cell>
          <table:table-cell table:style-name="ce8" office:value-type="float" office:value="-11.2826598114067" calcext:value-type="float">
            <text:p>-11.2826598114</text:p>
          </table:table-cell>
          <table:table-cell table:style-name="ce8" office:value-type="float" office:value="-0.224615970300356" calcext:value-type="float">
            <text:p>-0.2246159703</text:p>
          </table:table-cell>
          <table:table-cell table:style-name="ce8" office:value-type="float" office:value="9.01540008429975" calcext:value-type="float">
            <text:p>9.0154000843</text:p>
          </table:table-cell>
          <table:table-cell table:style-name="ce8" table:number-columns-repeated="2"/>
          <table:table-cell table:style-name="ce8" office:value-type="float" office:value="-29.0368126019701" calcext:value-type="float">
            <text:p>-29.036812602</text:p>
          </table:table-cell>
          <table:table-cell table:style-name="ce8" office:value-type="float" office:value="-27.4238757880193" calcext:value-type="float">
            <text:p>-27.423875788</text:p>
          </table:table-cell>
          <table:table-cell table:style-name="ce8" office:value-type="float" office:value="-8.96159280935384" calcext:value-type="float">
            <text:p>-8.9615928094</text:p>
          </table:table-cell>
          <table:table-cell table:style-name="ce8" office:value-type="float" office:value="-10.1249709353734" calcext:value-type="float">
            <text:p>-10.1249709354</text:p>
          </table:table-cell>
          <table:table-cell table:style-name="ce8" office:value-type="float" office:value="3.29375732475009" calcext:value-type="float">
            <text:p>3.2937573248</text:p>
          </table:table-cell>
          <table:table-cell table:style-name="ce8" office:value-type="float" office:value="-2.17407560444263" calcext:value-type="float">
            <text:p>-2.1740756044</text:p>
          </table:table-cell>
          <table:table-cell table:style-name="ce8" office:value-type="float" office:value="10.9244709885691" calcext:value-type="float">
            <text:p>10.9244709886</text:p>
          </table:table-cell>
          <table:table-cell table:style-name="ce8" office:value-type="float" office:value="-0.690051613877511" calcext:value-type="float">
            <text:p>-0.6900516139</text:p>
          </table:table-cell>
          <table:table-cell table:style-name="ce8" office:value-type="float" office:value="-0.744650222435965" calcext:value-type="float">
            <text:p>-0.7446502224</text:p>
          </table:table-cell>
          <table:table-cell table:style-name="ce8" office:value-type="float" office:value="-4.95320868878571" calcext:value-type="float">
            <text:p>-4.9532086888</text:p>
          </table:table-cell>
          <table:table-cell table:style-name="ce8" office:value-type="float" office:value="19.6443040952102" calcext:value-type="float">
            <text:p>19.6443040952</text:p>
          </table:table-cell>
          <table:table-cell table:style-name="ce8" office:value-type="float" office:value="18.617613517092" calcext:value-type="float">
            <text:p>18.6176135171</text:p>
          </table:table-cell>
          <table:table-cell table:style-name="ce8" office:value-type="float" office:value="23.8725938793875" calcext:value-type="float">
            <text:p>23.8725938794</text:p>
          </table:table-cell>
          <table:table-cell table:style-name="ce8" office:value-type="float" office:value="7.24860568241043" calcext:value-type="float">
            <text:p>7.2486056824</text:p>
          </table:table-cell>
          <table:table-cell table:style-name="ce8" office:value-type="float" office:value="5.40995070842494" calcext:value-type="float">
            <text:p>5.4099507084</text:p>
          </table:table-cell>
          <table:table-cell table:style-name="ce8" office:value-type="float" office:value="7.33576845790795" calcext:value-type="float">
            <text:p>7.3357684579</text:p>
          </table:table-cell>
          <table:table-cell table:style-name="ce8" office:value-type="float" office:value="-5.71127070161852" calcext:value-type="float">
            <text:p>-5.7112707016</text:p>
          </table:table-cell>
          <table:table-cell table:style-name="ce8" office:value-type="float" office:value="-2.28741456172335" calcext:value-type="float">
            <text:p>-2.2874145617</text:p>
          </table:table-cell>
          <table:table-cell table:style-name="ce8" office:value-type="float" office:value="8.83141522094404" calcext:value-type="float">
            <text:p>8.8314152209</text:p>
          </table:table-cell>
          <table:table-cell table:style-name="ce8" office:value-type="float" office:value="4.81450694687346" calcext:value-type="float">
            <text:p>4.8145069469</text:p>
          </table:table-cell>
          <table:table-cell table:number-columns-repeated="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34]" office:value-type="float" office:value="18" calcext:value-type="float">
            <text:p>18</text:p>
          </table:table-cell>
          <table:table-cell table:formula="of:=[.A174]" office:value-type="float" office:value="58" calcext:value-type="float">
            <text:p>58</text:p>
          </table:table-cell>
          <table:table-cell table:formula="of:=[.A155]" office:value-type="float" office:value="39" calcext:value-type="float">
            <text:p>39</text:p>
          </table:table-cell>
          <table:table-cell table:formula="of:=[.A153]" office:value-type="float" office:value="37" calcext:value-type="float">
            <text:p>37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54]-1)/20)+80;38+[.A154]-20*FLOOR(([.A154]-1)/20)))" office:value-type="float" office:value="30.6926946353228" calcext:value-type="float">
            <text:p>30.69</text:p>
          </table:table-cell>
          <table:table-cell table:formula="of:=INDIRECT(ADDRESS(FLOOR(([.A154]-1)/20)+80;18+[.A154]-20*FLOOR(([.A154]-1)/20)))" office:value-type="float" office:value="0" calcext:value-type="float">
            <text:p>0</text:p>
          </table:table-cell>
          <table:table-cell table:formula="of:=INDIRECT(ADDRESS(FLOOR(([.A154]-1)/20)+145;[.A154]-FLOOR(([.A154]-1)/20)*20+19))" office:value-type="float" office:value="7.53441731783603" calcext:value-type="float">
            <text:p>7.5344173178</text:p>
          </table:table-cell>
          <table:table-cell table:formula="of:=INDIRECT(ADDRESS(FLOOR(([.A154]-1)/20)+145;[.A154]-FLOOR(([.A154]-1)/20)*20+41))" office:value-type="float" office:value="-9.01853881424461" calcext:value-type="float">
            <text:p>-9.0185388142</text:p>
          </table:table-cell>
          <table:table-cell table:number-columns-repeated="4"/>
          <table:table-cell table:style-name="ce8"/>
          <table:table-cell table:style-name="ce8" office:value-type="float" office:value="-6.73361298793694" calcext:value-type="float">
            <text:p>-6.7336129879</text:p>
          </table:table-cell>
          <table:table-cell table:style-name="ce8" office:value-type="float" office:value="-6.5708403360109" calcext:value-type="float">
            <text:p>-6.570840336</text:p>
          </table:table-cell>
          <table:table-cell table:style-name="ce8" office:value-type="float" office:value="19.0922777020127" calcext:value-type="float">
            <text:p>19.092277702</text:p>
          </table:table-cell>
          <table:table-cell table:style-name="ce8" office:value-type="float" office:value="11.4084260893168" calcext:value-type="float">
            <text:p>11.4084260893</text:p>
          </table:table-cell>
          <table:table-cell table:style-name="ce8" office:value-type="float" office:value="4.5808948583184" calcext:value-type="float">
            <text:p>4.5808948583</text:p>
          </table:table-cell>
          <table:table-cell table:style-name="ce8" office:value-type="float" office:value="4.68898726258417" calcext:value-type="float">
            <text:p>4.6889872626</text:p>
          </table:table-cell>
          <table:table-cell table:style-name="ce8" office:value-type="float" office:value="0.623334996383129" calcext:value-type="float">
            <text:p>0.6233349964</text:p>
          </table:table-cell>
          <table:table-cell table:style-name="ce8" office:value-type="float" office:value="2.36470973277096" calcext:value-type="float">
            <text:p>2.3647097328</text:p>
          </table:table-cell>
          <table:table-cell table:style-name="ce8" office:value-type="float" office:value="0.493146345394758" calcext:value-type="float">
            <text:p>0.4931463454</text:p>
          </table:table-cell>
          <table:table-cell table:style-name="ce8" office:value-type="float" office:value="1.92700754104628" calcext:value-type="float">
            <text:p>1.927007541</text:p>
          </table:table-cell>
          <table:table-cell table:style-name="ce8" office:value-type="float" office:value="10.0144465800411" calcext:value-type="float">
            <text:p>10.01444658</text:p>
          </table:table-cell>
          <table:table-cell table:style-name="ce8" office:value-type="float" office:value="26.0089467438181" calcext:value-type="float">
            <text:p>26.0089467438</text:p>
          </table:table-cell>
          <table:table-cell table:style-name="ce8" office:value-type="float" office:value="19.4066550799116" calcext:value-type="float">
            <text:p>19.4066550799</text:p>
          </table:table-cell>
          <table:table-cell table:style-name="ce8" office:value-type="float" office:value="14.8179894655098" calcext:value-type="float">
            <text:p>14.8179894655</text:p>
          </table:table-cell>
          <table:table-cell table:style-name="ce8" office:value-type="float" office:value="-20.230389818758" calcext:value-type="float">
            <text:p>-20.2303898188</text:p>
          </table:table-cell>
          <table:table-cell table:style-name="ce8" office:value-type="float" office:value="0.0812649382083559" calcext:value-type="float">
            <text:p>0.0812649382</text:p>
          </table:table-cell>
          <table:table-cell table:style-name="ce8" office:value-type="float" office:value="17.2045637652066" calcext:value-type="float">
            <text:p>17.2045637652</text:p>
          </table:table-cell>
          <table:table-cell table:style-name="ce8" office:value-type="float" office:value="-2.33343280645387" calcext:value-type="float">
            <text:p>-2.3334328065</text:p>
          </table:table-cell>
          <table:table-cell table:style-name="ce8" office:value-type="float" office:value="1.45723621332867" calcext:value-type="float">
            <text:p>1.4572362133</text:p>
          </table:table-cell>
          <table:table-cell table:style-name="ce8" office:value-type="float" office:value="12.5169549980028" calcext:value-type="float">
            <text:p>12.516954998</text:p>
          </table:table-cell>
          <table:table-cell table:style-name="ce8" table:number-columns-repeated="2"/>
          <table:table-cell table:style-name="ce8" office:value-type="float" office:value="29.2058290172876" calcext:value-type="float">
            <text:p>29.2058290173</text:p>
          </table:table-cell>
          <table:table-cell table:style-name="ce8" office:value-type="float" office:value="55.1492227842752" calcext:value-type="float">
            <text:p>55.1492227843</text:p>
          </table:table-cell>
          <table:table-cell table:style-name="ce8" office:value-type="float" office:value="21.905816104072" calcext:value-type="float">
            <text:p>21.9058161041</text:p>
          </table:table-cell>
          <table:table-cell table:style-name="ce8" office:value-type="float" office:value="5.28183549266785" calcext:value-type="float">
            <text:p>5.2818354927</text:p>
          </table:table-cell>
          <table:table-cell table:style-name="ce8" office:value-type="float" office:value="5.15101595253474" calcext:value-type="float">
            <text:p>5.1510159525</text:p>
          </table:table-cell>
          <table:table-cell table:style-name="ce8" office:value-type="float" office:value="20.1931032369548" calcext:value-type="float">
            <text:p>20.193103237</text:p>
          </table:table-cell>
          <table:table-cell table:style-name="ce8" office:value-type="float" office:value="19.6077829386327" calcext:value-type="float">
            <text:p>19.6077829386</text:p>
          </table:table-cell>
          <table:table-cell table:style-name="ce8" office:value-type="float" office:value="16.3932664212376" calcext:value-type="float">
            <text:p>16.3932664212</text:p>
          </table:table-cell>
          <table:table-cell table:style-name="ce8" office:value-type="float" office:value="24.8898394128971" calcext:value-type="float">
            <text:p>24.8898394129</text:p>
          </table:table-cell>
          <table:table-cell table:style-name="ce8" office:value-type="float" office:value="33.7087407169364" calcext:value-type="float">
            <text:p>33.7087407169</text:p>
          </table:table-cell>
          <table:table-cell table:style-name="ce8" office:value-type="float" office:value="22.171836356787" calcext:value-type="float">
            <text:p>22.1718363568</text:p>
          </table:table-cell>
          <table:table-cell table:style-name="ce8" office:value-type="float" office:value="25.0803887813656" calcext:value-type="float">
            <text:p>25.0803887814</text:p>
          </table:table-cell>
          <table:table-cell table:style-name="ce8" office:value-type="float" office:value="18.8712304514012" calcext:value-type="float">
            <text:p>18.8712304514</text:p>
          </table:table-cell>
          <table:table-cell table:style-name="ce8" office:value-type="float" office:value="-2.3276666270428" calcext:value-type="float">
            <text:p>-2.327666627</text:p>
          </table:table-cell>
          <table:table-cell table:style-name="ce8" office:value-type="float" office:value="3.11359873196543" calcext:value-type="float">
            <text:p>3.113598732</text:p>
          </table:table-cell>
          <table:table-cell table:style-name="ce8" office:value-type="float" office:value="-1.29242857624751" calcext:value-type="float">
            <text:p>-1.2924285762</text:p>
          </table:table-cell>
          <table:table-cell table:style-name="ce8" office:value-type="float" office:value="-6.36301779875084" calcext:value-type="float">
            <text:p>-6.3630177988</text:p>
          </table:table-cell>
          <table:table-cell table:style-name="ce8" office:value-type="float" office:value="10.4708960991746" calcext:value-type="float">
            <text:p>10.4708960992</text:p>
          </table:table-cell>
          <table:table-cell table:style-name="ce8" office:value-type="float" office:value="2.12533031651379" calcext:value-type="float">
            <text:p>2.1253303165</text:p>
          </table:table-cell>
          <table:table-cell table:style-name="ce8" office:value-type="float" office:value="6.40995818332303" calcext:value-type="float">
            <text:p>6.4099581833</text:p>
          </table:table-cell>
          <table:table-cell table:number-columns-repeated="1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185" calcext:value-type="float">
            <text:p>1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35]" office:value-type="float" office:value="19" calcext:value-type="float">
            <text:p>19</text:p>
          </table:table-cell>
          <table:table-cell table:formula="of:=[.A175]" office:value-type="float" office:value="59" calcext:value-type="float">
            <text:p>59</text:p>
          </table:table-cell>
          <table:table-cell table:formula="of:=[.A156]" office:value-type="float" office:value="40" calcext:value-type="float">
            <text:p>40</text:p>
          </table:table-cell>
          <table:table-cell table:formula="of:=[.A154]" office:value-type="float" office:value="38" calcext:value-type="float">
            <text:p>38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55]-1)/20)+80;38+[.A155]-20*FLOOR(([.A155]-1)/20)))" office:value-type="float" office:value="32.5979605131814" calcext:value-type="float">
            <text:p>32.60</text:p>
          </table:table-cell>
          <table:table-cell table:formula="of:=INDIRECT(ADDRESS(FLOOR(([.A155]-1)/20)+80;18+[.A155]-20*FLOOR(([.A155]-1)/20)))" office:value-type="float" office:value="0" calcext:value-type="float">
            <text:p>0</text:p>
          </table:table-cell>
          <table:table-cell table:formula="of:=INDIRECT(ADDRESS(FLOOR(([.A155]-1)/20)+145;[.A155]-FLOOR(([.A155]-1)/20)*20+19))" office:value-type="float" office:value="-2.3853782695825" calcext:value-type="float">
            <text:p>-2.3853782696</text:p>
          </table:table-cell>
          <table:table-cell table:formula="of:=INDIRECT(ADDRESS(FLOOR(([.A155]-1)/20)+145;[.A155]-FLOOR(([.A155]-1)/20)*20+41))" office:value-type="float" office:value="6.77919002253143" calcext:value-type="float">
            <text:p>6.7791900225</text:p>
          </table:table-cell>
          <table:table-cell table:number-columns-repeated="4"/>
          <table:table-cell table:style-name="ce8"/>
          <table:table-cell table:style-name="ce8" office:value-type="float" office:value="2.43751684663832" calcext:value-type="float">
            <text:p>2.4375168466</text:p>
          </table:table-cell>
          <table:table-cell table:style-name="ce8" office:value-type="float" office:value="0.276680179836346" calcext:value-type="float">
            <text:p>0.2766801798</text:p>
          </table:table-cell>
          <table:table-cell table:style-name="ce8" office:value-type="float" office:value="21.2988389079287" calcext:value-type="float">
            <text:p>21.2988389079</text:p>
          </table:table-cell>
          <table:table-cell table:style-name="ce8" office:value-type="float" office:value="17.9887502711476" calcext:value-type="float">
            <text:p>17.9887502711</text:p>
          </table:table-cell>
          <table:table-cell table:style-name="ce8" office:value-type="float" office:value="18.4543464515129" calcext:value-type="float">
            <text:p>18.4543464515</text:p>
          </table:table-cell>
          <table:table-cell table:style-name="ce8" office:value-type="float" office:value="10.8793281319742" calcext:value-type="float">
            <text:p>10.879328132</text:p>
          </table:table-cell>
          <table:table-cell table:style-name="ce8" office:value-type="float" office:value="2.28173865564489" calcext:value-type="float">
            <text:p>2.2817386556</text:p>
          </table:table-cell>
          <table:table-cell table:style-name="ce8" office:value-type="float" office:value="-6.52315971019341" calcext:value-type="float">
            <text:p>-6.5231597102</text:p>
          </table:table-cell>
          <table:table-cell table:style-name="ce8" office:value-type="float" office:value="1.29049500617098" calcext:value-type="float">
            <text:p>1.2904950062</text:p>
          </table:table-cell>
          <table:table-cell table:style-name="ce8" office:value-type="float" office:value="3.63931761825752" calcext:value-type="float">
            <text:p>3.6393176183</text:p>
          </table:table-cell>
          <table:table-cell table:style-name="ce8" office:value-type="float" office:value="12.5133838867349" calcext:value-type="float">
            <text:p>12.5133838867</text:p>
          </table:table-cell>
          <table:table-cell table:style-name="ce8" office:value-type="float" office:value="6.24218789146133" calcext:value-type="float">
            <text:p>6.2421878915</text:p>
          </table:table-cell>
          <table:table-cell table:style-name="ce8" office:value-type="float" office:value="11.7051525216163" calcext:value-type="float">
            <text:p>11.7051525216</text:p>
          </table:table-cell>
          <table:table-cell table:style-name="ce8" office:value-type="float" office:value="2.40211801710067" calcext:value-type="float">
            <text:p>2.4021180171</text:p>
          </table:table-cell>
          <table:table-cell table:style-name="ce8" office:value-type="float" office:value="-4.43407114978122" calcext:value-type="float">
            <text:p>-4.4340711498</text:p>
          </table:table-cell>
          <table:table-cell table:style-name="ce8" office:value-type="float" office:value="5.12922830021568" calcext:value-type="float">
            <text:p>5.1292283002</text:p>
          </table:table-cell>
          <table:table-cell table:style-name="ce8" office:value-type="float" office:value="0.806984576627795" calcext:value-type="float">
            <text:p>0.8069845766</text:p>
          </table:table-cell>
          <table:table-cell table:style-name="ce8" office:value-type="float" office:value="-6.2378706046621" calcext:value-type="float">
            <text:p>-6.2378706047</text:p>
          </table:table-cell>
          <table:table-cell table:style-name="ce8" office:value-type="float" office:value="16.8114670186214" calcext:value-type="float">
            <text:p>16.8114670186</text:p>
          </table:table-cell>
          <table:table-cell table:style-name="ce8" office:value-type="float" office:value="22.6475988285253" calcext:value-type="float">
            <text:p>22.6475988285</text:p>
          </table:table-cell>
          <table:table-cell table:style-name="ce8" table:number-columns-repeated="2"/>
          <table:table-cell table:style-name="ce8" office:value-type="float" office:value="19.8828558572877" calcext:value-type="float">
            <text:p>19.8828558573</text:p>
          </table:table-cell>
          <table:table-cell table:style-name="ce8" office:value-type="float" office:value="15.4310092710499" calcext:value-type="float">
            <text:p>15.431009271</text:p>
          </table:table-cell>
          <table:table-cell table:style-name="ce8" office:value-type="float" office:value="8.54452565002423" calcext:value-type="float">
            <text:p>8.54452565</text:p>
          </table:table-cell>
          <table:table-cell table:style-name="ce8" office:value-type="float" office:value="14.519417918341" calcext:value-type="float">
            <text:p>14.5194179183</text:p>
          </table:table-cell>
          <table:table-cell table:style-name="ce8" office:value-type="float" office:value="16.4207575042584" calcext:value-type="float">
            <text:p>16.4207575043</text:p>
          </table:table-cell>
          <table:table-cell table:style-name="ce8" office:value-type="float" office:value="24.7438902596279" calcext:value-type="float">
            <text:p>24.7438902596</text:p>
          </table:table-cell>
          <table:table-cell table:style-name="ce8" office:value-type="float" office:value="12.4638148829829" calcext:value-type="float">
            <text:p>12.463814883</text:p>
          </table:table-cell>
          <table:table-cell table:style-name="ce8" office:value-type="float" office:value="12.2260740101165" calcext:value-type="float">
            <text:p>12.2260740101</text:p>
          </table:table-cell>
          <table:table-cell table:style-name="ce8" office:value-type="float" office:value="7.37019117456411" calcext:value-type="float">
            <text:p>7.3701911746</text:p>
          </table:table-cell>
          <table:table-cell table:style-name="ce8" office:value-type="float" office:value="18.9281940399974" calcext:value-type="float">
            <text:p>18.92819404</text:p>
          </table:table-cell>
          <table:table-cell table:style-name="ce8" office:value-type="float" office:value="7.12008908662392" calcext:value-type="float">
            <text:p>7.1200890866</text:p>
          </table:table-cell>
          <table:table-cell table:style-name="ce8" office:value-type="float" office:value="4.23945564717352" calcext:value-type="float">
            <text:p>4.2394556472</text:p>
          </table:table-cell>
          <table:table-cell table:style-name="ce8" office:value-type="float" office:value="-7.47546275591369" calcext:value-type="float">
            <text:p>-7.4754627559</text:p>
          </table:table-cell>
          <table:table-cell table:style-name="ce8" office:value-type="float" office:value="-7.75657265390848" calcext:value-type="float">
            <text:p>-7.7565726539</text:p>
          </table:table-cell>
          <table:table-cell table:style-name="ce8" office:value-type="float" office:value="-6.20832353581668" calcext:value-type="float">
            <text:p>-6.2083235358</text:p>
          </table:table-cell>
          <table:table-cell table:style-name="ce8" office:value-type="float" office:value="-4.49219573465328" calcext:value-type="float">
            <text:p>-4.4921957347</text:p>
          </table:table-cell>
          <table:table-cell table:style-name="ce8" office:value-type="float" office:value="10.9413712118489" calcext:value-type="float">
            <text:p>10.9413712118</text:p>
          </table:table-cell>
          <table:table-cell table:style-name="ce8" office:value-type="float" office:value="14.5787877501499" calcext:value-type="float">
            <text:p>14.5787877501</text:p>
          </table:table-cell>
          <table:table-cell table:style-name="ce8" office:value-type="float" office:value="-4.26948290683917" calcext:value-type="float">
            <text:p>-4.2694829068</text:p>
          </table:table-cell>
          <table:table-cell table:style-name="ce8" office:value-type="float" office:value="11.7902080766956" calcext:value-type="float">
            <text:p>11.7902080767</text:p>
          </table:table-cell>
          <table:table-cell table:number-columns-repeated="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136]" office:value-type="float" office:value="20" calcext:value-type="float">
            <text:p>20</text:p>
          </table:table-cell>
          <table:table-cell table:formula="of:=[.A176]" office:value-type="float" office:value="60" calcext:value-type="float">
            <text:p>60</text:p>
          </table:table-cell>
          <table:table-cell office:value-type="string" calcext:value-type="string">
            <text:p>none</text:p>
          </table:table-cell>
          <table:table-cell table:formula="of:=[.A155]" office:value-type="float" office:value="39" calcext:value-type="float">
            <text:p>39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56]-1)/20)+80;38+[.A156]-20*FLOOR(([.A156]-1)/20)))" office:value-type="float" office:value="32.7802315414268" calcext:value-type="float">
            <text:p>32.78</text:p>
          </table:table-cell>
          <table:table-cell table:formula="of:=INDIRECT(ADDRESS(FLOOR(([.A156]-1)/20)+80;18+[.A156]-20*FLOOR(([.A156]-1)/20)))" office:value-type="float" office:value="0" calcext:value-type="float">
            <text:p>0</text:p>
          </table:table-cell>
          <table:table-cell table:formula="of:=INDIRECT(ADDRESS(FLOOR(([.A156]-1)/20)+145;[.A156]-FLOOR(([.A156]-1)/20)*20+19))" office:value-type="float" office:value="-2.51486461147246" calcext:value-type="float">
            <text:p>-2.5148646115</text:p>
          </table:table-cell>
          <table:table-cell table:formula="of:=INDIRECT(ADDRESS(FLOOR(([.A156]-1)/20)+145;[.A156]-FLOOR(([.A156]-1)/20)*20+41))" office:value-type="float" office:value="-0.819768667835591" calcext:value-type="float">
            <text:p>-0.8197686678</text:p>
          </table:table-cell>
          <table:table-cell table:number-columns-repeated="4"/>
          <table:table-cell table:style-name="ce8"/>
          <table:table-cell table:style-name="ce8" office:value-type="float" office:value="-3.74976037617043" calcext:value-type="float">
            <text:p>-3.7497603762</text:p>
          </table:table-cell>
          <table:table-cell table:style-name="ce8" office:value-type="float" office:value="-5.14985803047533" calcext:value-type="float">
            <text:p>-5.1498580305</text:p>
          </table:table-cell>
          <table:table-cell table:style-name="ce8" office:value-type="float" office:value="-8.70148892360971" calcext:value-type="float">
            <text:p>-8.7014889236</text:p>
          </table:table-cell>
          <table:table-cell table:style-name="ce8" office:value-type="float" office:value="5.47195745398608" calcext:value-type="float">
            <text:p>5.471957454</text:p>
          </table:table-cell>
          <table:table-cell table:style-name="ce8" office:value-type="float" office:value="13.2716049587949" calcext:value-type="float">
            <text:p>13.2716049588</text:p>
          </table:table-cell>
          <table:table-cell table:style-name="ce8" office:value-type="float" office:value="-3.73919153808994" calcext:value-type="float">
            <text:p>-3.7391915381</text:p>
          </table:table-cell>
          <table:table-cell table:style-name="ce8" office:value-type="float" office:value="1.56091014995876" calcext:value-type="float">
            <text:p>1.56091015</text:p>
          </table:table-cell>
          <table:table-cell table:style-name="ce8" office:value-type="float" office:value="-4.84697842459328" calcext:value-type="float">
            <text:p>-4.8469784246</text:p>
          </table:table-cell>
          <table:table-cell table:style-name="ce8" office:value-type="float" office:value="-3.91444310020637" calcext:value-type="float">
            <text:p>-3.9144431002</text:p>
          </table:table-cell>
          <table:table-cell table:style-name="ce8" office:value-type="float" office:value="-1.98104764047315" calcext:value-type="float">
            <text:p>-1.9810476405</text:p>
          </table:table-cell>
          <table:table-cell table:style-name="ce8" office:value-type="float" office:value="-1.93346226451041" calcext:value-type="float">
            <text:p>-1.9334622645</text:p>
          </table:table-cell>
          <table:table-cell table:style-name="ce8" office:value-type="float" office:value="-7.23694232595685" calcext:value-type="float">
            <text:p>-7.236942326</text:p>
          </table:table-cell>
          <table:table-cell table:style-name="ce8" office:value-type="float" office:value="5.83229097151654" calcext:value-type="float">
            <text:p>5.8322909715</text:p>
          </table:table-cell>
          <table:table-cell table:style-name="ce8" office:value-type="float" office:value="-5.0664394428466" calcext:value-type="float">
            <text:p>-5.0664394428</text:p>
          </table:table-cell>
          <table:table-cell table:style-name="ce8" office:value-type="float" office:value="-3.29841034631096" calcext:value-type="float">
            <text:p>-3.2984103463</text:p>
          </table:table-cell>
          <table:table-cell table:style-name="ce8" office:value-type="float" office:value="1.8867028392712" calcext:value-type="float">
            <text:p>1.8867028393</text:p>
          </table:table-cell>
          <table:table-cell table:style-name="ce8" office:value-type="float" office:value="1.1987193227861" calcext:value-type="float">
            <text:p>1.1987193228</text:p>
          </table:table-cell>
          <table:table-cell table:style-name="ce8" office:value-type="float" office:value="-2.7922180958986" calcext:value-type="float">
            <text:p>-2.7922180959</text:p>
          </table:table-cell>
          <table:table-cell table:style-name="ce8" office:value-type="float" office:value="13.1149805047119" calcext:value-type="float">
            <text:p>13.1149805047</text:p>
          </table:table-cell>
          <table:table-cell table:style-name="ce8" office:value-type="float" office:value="8.53861985447291" calcext:value-type="float">
            <text:p>8.5386198545</text:p>
          </table:table-cell>
          <table:table-cell table:style-name="ce8" table:number-columns-repeated="2"/>
          <table:table-cell table:style-name="ce8" office:value-type="float" office:value="32.7287028274426" calcext:value-type="float">
            <text:p>32.7287028274</text:p>
          </table:table-cell>
          <table:table-cell table:style-name="ce8" office:value-type="float" office:value="34.8491228781752" calcext:value-type="float">
            <text:p>34.8491228782</text:p>
          </table:table-cell>
          <table:table-cell table:style-name="ce8" office:value-type="float" office:value="37.0661863107529" calcext:value-type="float">
            <text:p>37.0661863108</text:p>
          </table:table-cell>
          <table:table-cell table:style-name="ce8" office:value-type="float" office:value="21.0670890066352" calcext:value-type="float">
            <text:p>21.0670890066</text:p>
          </table:table-cell>
          <table:table-cell table:style-name="ce8" office:value-type="float" office:value="27.0411013866451" calcext:value-type="float">
            <text:p>27.0411013866</text:p>
          </table:table-cell>
          <table:table-cell table:style-name="ce8" office:value-type="float" office:value="15.8583853255332" calcext:value-type="float">
            <text:p>15.8583853255</text:p>
          </table:table-cell>
          <table:table-cell table:style-name="ce8" office:value-type="float" office:value="6.97750219879891" calcext:value-type="float">
            <text:p>6.9775021988</text:p>
          </table:table-cell>
          <table:table-cell table:style-name="ce8" office:value-type="float" office:value="2.04230803653957" calcext:value-type="float">
            <text:p>2.0423080365</text:p>
          </table:table-cell>
          <table:table-cell table:style-name="ce8" office:value-type="float" office:value="-0.727214493098854" calcext:value-type="float">
            <text:p>-0.7272144931</text:p>
          </table:table-cell>
          <table:table-cell table:style-name="ce8" office:value-type="float" office:value="5.96596996236402" calcext:value-type="float">
            <text:p>5.9659699624</text:p>
          </table:table-cell>
          <table:table-cell table:style-name="ce8" office:value-type="float" office:value="0.97187011452288" calcext:value-type="float">
            <text:p>0.9718701145</text:p>
          </table:table-cell>
          <table:table-cell table:style-name="ce8" office:value-type="float" office:value="1.80401070983827" calcext:value-type="float">
            <text:p>1.8040107098</text:p>
          </table:table-cell>
          <table:table-cell table:style-name="ce8" office:value-type="float" office:value="1.79284958821651" calcext:value-type="float">
            <text:p>1.7928495882</text:p>
          </table:table-cell>
          <table:table-cell table:style-name="ce8" office:value-type="float" office:value="-3.88175983430468" calcext:value-type="float">
            <text:p>-3.8817598343</text:p>
          </table:table-cell>
          <table:table-cell table:style-name="ce8" office:value-type="float" office:value="-1.80950242127379" calcext:value-type="float">
            <text:p>-1.8095024213</text:p>
          </table:table-cell>
          <table:table-cell table:style-name="ce8" office:value-type="float" office:value="-0.461498003430754" calcext:value-type="float">
            <text:p>-0.4614980034</text:p>
          </table:table-cell>
          <table:table-cell table:style-name="ce8" office:value-type="float" office:value="2.74974571879876" calcext:value-type="float">
            <text:p>2.7497457188</text:p>
          </table:table-cell>
          <table:table-cell table:style-name="ce8" office:value-type="float" office:value="-3.30403650957619" calcext:value-type="float">
            <text:p>-3.3040365096</text:p>
          </table:table-cell>
          <table:table-cell table:style-name="ce8" office:value-type="float" office:value="-4.19813479882081" calcext:value-type="float">
            <text:p>-4.1981347988</text:p>
          </table:table-cell>
          <table:table-cell table:style-name="ce8" office:value-type="float" office:value="-5.17721014563048" calcext:value-type="float">
            <text:p>-5.1772101456</text:p>
          </table:table-cell>
          <table:table-cell table:number-columns-repeated="1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37]" office:value-type="float" office:value="21" calcext:value-type="float">
            <text:p>21</text:p>
          </table:table-cell>
          <table:table-cell table:formula="of:=[.A177]" office:value-type="float" office:value="61" calcext:value-type="float">
            <text:p>61</text:p>
          </table:table-cell>
          <table:table-cell table:formula="of:=[.A158]" office:value-type="float" office:value="42" calcext:value-type="float">
            <text:p>42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57]-1)/20)+80;38+[.A157]-20*FLOOR(([.A157]-1)/20)))" office:value-type="float" office:value="31.1559117437905" calcext:value-type="float">
            <text:p>31.16</text:p>
          </table:table-cell>
          <table:table-cell table:formula="of:=INDIRECT(ADDRESS(FLOOR(([.A157]-1)/20)+80;18+[.A157]-20*FLOOR(([.A157]-1)/20)))" office:value-type="float" office:value="0" calcext:value-type="float">
            <text:p>0</text:p>
          </table:table-cell>
          <table:table-cell table:formula="of:=INDIRECT(ADDRESS(FLOOR(([.A157]-1)/20)+145;[.A157]-FLOOR(([.A157]-1)/20)*20+19))" office:value-type="float" office:value="3.81797601121471" calcext:value-type="float">
            <text:p>3.8179760112</text:p>
          </table:table-cell>
          <table:table-cell table:formula="of:=INDIRECT(ADDRESS(FLOOR(([.A157]-1)/20)+145;[.A157]-FLOOR(([.A157]-1)/20)*20+41))" office:value-type="float" office:value="-4.24867007894484" calcext:value-type="float">
            <text:p>-4.2486700789</text:p>
          </table:table-cell>
          <table:table-cell table:number-columns-repeated="4"/>
          <table:table-cell table:style-name="ce8"/>
          <table:table-cell table:style-name="ce8" office:value-type="float" office:value="-1.12316036164891" calcext:value-type="float">
            <text:p>-1.1231603616</text:p>
          </table:table-cell>
          <table:table-cell table:style-name="ce8" office:value-type="float" office:value="-5.64623333860611" calcext:value-type="float">
            <text:p>-5.6462333386</text:p>
          </table:table-cell>
          <table:table-cell table:style-name="ce8" office:value-type="float" office:value="10.399401028902" calcext:value-type="float">
            <text:p>10.3994010289</text:p>
          </table:table-cell>
          <table:table-cell table:style-name="ce8" office:value-type="float" office:value="-6.92018657613529" calcext:value-type="float">
            <text:p>-6.9201865761</text:p>
          </table:table-cell>
          <table:table-cell table:style-name="ce8" office:value-type="float" office:value="5.95329984439187" calcext:value-type="float">
            <text:p>5.9532998444</text:p>
          </table:table-cell>
          <table:table-cell table:style-name="ce8" office:value-type="float" office:value="-9.41956974816126" calcext:value-type="float">
            <text:p>-9.4195697482</text:p>
          </table:table-cell>
          <table:table-cell table:style-name="ce8" office:value-type="float" office:value="-4.7951936768302" calcext:value-type="float">
            <text:p>-4.7951936768</text:p>
          </table:table-cell>
          <table:table-cell table:style-name="ce8" office:value-type="float" office:value="-0.524340952026676" calcext:value-type="float">
            <text:p>-0.524340952</text:p>
          </table:table-cell>
          <table:table-cell table:style-name="ce8" office:value-type="float" office:value="-8.35811550261902" calcext:value-type="float">
            <text:p>-8.3581155026</text:p>
          </table:table-cell>
          <table:table-cell table:style-name="ce8" office:value-type="float" office:value="0.406119174612128" calcext:value-type="float">
            <text:p>0.4061191746</text:p>
          </table:table-cell>
          <table:table-cell table:style-name="ce8" office:value-type="float" office:value="-0.0203890406111458" calcext:value-type="float">
            <text:p>-0.0203890406</text:p>
          </table:table-cell>
          <table:table-cell table:style-name="ce8" office:value-type="float" office:value="-3.02118556518755" calcext:value-type="float">
            <text:p>-3.0211855652</text:p>
          </table:table-cell>
          <table:table-cell table:style-name="ce8" office:value-type="float" office:value="3.12529934943156" calcext:value-type="float">
            <text:p>3.1252993494</text:p>
          </table:table-cell>
          <table:table-cell table:style-name="ce8" office:value-type="float" office:value="-0.94325515084945" calcext:value-type="float">
            <text:p>-0.9432551508</text:p>
          </table:table-cell>
          <table:table-cell table:style-name="ce8" office:value-type="float" office:value="-9.22797227241288" calcext:value-type="float">
            <text:p>-9.2279722724</text:p>
          </table:table-cell>
          <table:table-cell table:style-name="ce8" office:value-type="float" office:value="8.32932714112245" calcext:value-type="float">
            <text:p>8.3293271411</text:p>
          </table:table-cell>
          <table:table-cell table:style-name="ce8" office:value-type="float" office:value="-5.44131755874467" calcext:value-type="float">
            <text:p>-5.4413175587</text:p>
          </table:table-cell>
          <table:table-cell table:style-name="ce8" office:value-type="float" office:value="3.87660241093311" calcext:value-type="float">
            <text:p>3.8766024109</text:p>
          </table:table-cell>
          <table:table-cell table:style-name="ce8" office:value-type="float" office:value="-10.375387223046" calcext:value-type="float">
            <text:p>-10.375387223</text:p>
          </table:table-cell>
          <table:table-cell table:style-name="ce8" office:value-type="float" office:value="11.7502481809247" calcext:value-type="float">
            <text:p>11.7502481809</text:p>
          </table:table-cell>
          <table:table-cell table:style-name="ce8" table:number-columns-repeated="2"/>
          <table:table-cell table:style-name="ce8" office:value-type="float" office:value="43.9642744646888" calcext:value-type="float">
            <text:p>43.9642744647</text:p>
          </table:table-cell>
          <table:table-cell table:style-name="ce8" office:value-type="float" office:value="28.9564149341054" calcext:value-type="float">
            <text:p>28.9564149341</text:p>
          </table:table-cell>
          <table:table-cell table:style-name="ce8" office:value-type="float" office:value="22.8651957645091" calcext:value-type="float">
            <text:p>22.8651957645</text:p>
          </table:table-cell>
          <table:table-cell table:style-name="ce8" office:value-type="float" office:value="25.8737246875053" calcext:value-type="float">
            <text:p>25.8737246875</text:p>
          </table:table-cell>
          <table:table-cell table:style-name="ce8" office:value-type="float" office:value="0.639664687991936" calcext:value-type="float">
            <text:p>0.639664688</text:p>
          </table:table-cell>
          <table:table-cell table:style-name="ce8" office:value-type="float" office:value="-7.96647973238632" calcext:value-type="float">
            <text:p>-7.9664797324</text:p>
          </table:table-cell>
          <table:table-cell table:style-name="ce8" office:value-type="float" office:value="-5.78429387393047" calcext:value-type="float">
            <text:p>-5.7842938739</text:p>
          </table:table-cell>
          <table:table-cell table:style-name="ce8" office:value-type="float" office:value="-4.38770222129118" calcext:value-type="float">
            <text:p>-4.3877022213</text:p>
          </table:table-cell>
          <table:table-cell table:style-name="ce8" office:value-type="float" office:value="-0.571853452397515" calcext:value-type="float">
            <text:p>-0.5718534524</text:p>
          </table:table-cell>
          <table:table-cell table:style-name="ce8" office:value-type="float" office:value="5.51703950788939" calcext:value-type="float">
            <text:p>5.5170395079</text:p>
          </table:table-cell>
          <table:table-cell table:style-name="ce8" office:value-type="float" office:value="-2.28215113085851" calcext:value-type="float">
            <text:p>-2.2821511309</text:p>
          </table:table-cell>
          <table:table-cell table:style-name="ce8" office:value-type="float" office:value="1.12593911942438" calcext:value-type="float">
            <text:p>1.1259391194</text:p>
          </table:table-cell>
          <table:table-cell table:style-name="ce8" office:value-type="float" office:value="-0.446587755419372" calcext:value-type="float">
            <text:p>-0.4465877554</text:p>
          </table:table-cell>
          <table:table-cell table:style-name="ce8" office:value-type="float" office:value="-2.67077488681742" calcext:value-type="float">
            <text:p>-2.6707748868</text:p>
          </table:table-cell>
          <table:table-cell table:style-name="ce8" office:value-type="float" office:value="-6.19033191068549" calcext:value-type="float">
            <text:p>-6.1903319107</text:p>
          </table:table-cell>
          <table:table-cell table:style-name="ce8" office:value-type="float" office:value="-7.0008453061788" calcext:value-type="float">
            <text:p>-7.0008453062</text:p>
          </table:table-cell>
          <table:table-cell table:style-name="ce8" office:value-type="float" office:value="-8.12508046268861" calcext:value-type="float">
            <text:p>-8.1250804627</text:p>
          </table:table-cell>
          <table:table-cell table:style-name="ce8" office:value-type="float" office:value="-10.3093563838365" calcext:value-type="float">
            <text:p>-10.3093563838</text:p>
          </table:table-cell>
          <table:table-cell table:style-name="ce8" office:value-type="float" office:value="3.46332915502204" calcext:value-type="float">
            <text:p>3.463329155</text:p>
          </table:table-cell>
          <table:table-cell table:style-name="ce8" office:value-type="float" office:value="-10.2867339821322" calcext:value-type="float">
            <text:p>-10.2867339821</text:p>
          </table:table-cell>
          <table:table-cell table:number-columns-repeated="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38]" office:value-type="float" office:value="22" calcext:value-type="float">
            <text:p>22</text:p>
          </table:table-cell>
          <table:table-cell table:formula="of:=[.A178]" office:value-type="float" office:value="62" calcext:value-type="float">
            <text:p>62</text:p>
          </table:table-cell>
          <table:table-cell table:formula="of:=[.A159]" office:value-type="float" office:value="43" calcext:value-type="float">
            <text:p>43</text:p>
          </table:table-cell>
          <table:table-cell table:formula="of:=[.A157]" office:value-type="float" office:value="41" calcext:value-type="float">
            <text:p>41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58]-1)/20)+80;38+[.A158]-20*FLOOR(([.A158]-1)/20)))" office:value-type="float" office:value="32.3718285899747" calcext:value-type="float">
            <text:p>32.37</text:p>
          </table:table-cell>
          <table:table-cell table:formula="of:=INDIRECT(ADDRESS(FLOOR(([.A158]-1)/20)+80;18+[.A158]-20*FLOOR(([.A158]-1)/20)))" office:value-type="float" office:value="0" calcext:value-type="float">
            <text:p>0</text:p>
          </table:table-cell>
          <table:table-cell table:formula="of:=INDIRECT(ADDRESS(FLOOR(([.A158]-1)/20)+145;[.A158]-FLOOR(([.A158]-1)/20)*20+19))" office:value-type="float" office:value="-14.8258241704015" calcext:value-type="float">
            <text:p>-14.8258241704</text:p>
          </table:table-cell>
          <table:table-cell table:formula="of:=INDIRECT(ADDRESS(FLOOR(([.A158]-1)/20)+145;[.A158]-FLOOR(([.A158]-1)/20)*20+41))" office:value-type="float" office:value="-21.1188384277191" calcext:value-type="float">
            <text:p>-21.1188384277</text:p>
          </table:table-cell>
          <table:table-cell table:number-columns-repeated="4"/>
          <table:table-cell table:style-name="ce8"/>
          <table:table-cell table:style-name="ce8" office:value-type="float" office:value="1.69964895562247" calcext:value-type="float">
            <text:p>1.6996489556</text:p>
          </table:table-cell>
          <table:table-cell table:style-name="ce8" office:value-type="float" office:value="-6.24779234726692" calcext:value-type="float">
            <text:p>-6.2477923473</text:p>
          </table:table-cell>
          <table:table-cell table:style-name="ce8" office:value-type="float" office:value="-13.4138529664775" calcext:value-type="float">
            <text:p>-13.4138529665</text:p>
          </table:table-cell>
          <table:table-cell table:style-name="ce8" office:value-type="float" office:value="-8.22286479676562" calcext:value-type="float">
            <text:p>-8.2228647968</text:p>
          </table:table-cell>
          <table:table-cell table:style-name="ce8" office:value-type="float" office:value="-1.46976899464761" calcext:value-type="float">
            <text:p>-1.4697689946</text:p>
          </table:table-cell>
          <table:table-cell table:style-name="ce8" office:value-type="float" office:value="10.4212035418574" calcext:value-type="float">
            <text:p>10.4212035419</text:p>
          </table:table-cell>
          <table:table-cell table:style-name="ce8" office:value-type="float" office:value="13.4751243979688" calcext:value-type="float">
            <text:p>13.475124398</text:p>
          </table:table-cell>
          <table:table-cell table:style-name="ce8" office:value-type="float" office:value="0.346707934577494" calcext:value-type="float">
            <text:p>0.3467079346</text:p>
          </table:table-cell>
          <table:table-cell table:style-name="ce8" office:value-type="float" office:value="2.33122482143005" calcext:value-type="float">
            <text:p>2.3312248214</text:p>
          </table:table-cell>
          <table:table-cell table:style-name="ce8" office:value-type="float" office:value="4.14082541439451" calcext:value-type="float">
            <text:p>4.1408254144</text:p>
          </table:table-cell>
          <table:table-cell table:style-name="ce8" office:value-type="float" office:value="8.77954166206358" calcext:value-type="float">
            <text:p>8.7795416621</text:p>
          </table:table-cell>
          <table:table-cell table:style-name="ce8" office:value-type="float" office:value="-1.03447753985547" calcext:value-type="float">
            <text:p>-1.0344775399</text:p>
          </table:table-cell>
          <table:table-cell table:style-name="ce8" office:value-type="float" office:value="0.575696444243035" calcext:value-type="float">
            <text:p>0.5756964442</text:p>
          </table:table-cell>
          <table:table-cell table:style-name="ce8" office:value-type="float" office:value="-5.21372942667597" calcext:value-type="float">
            <text:p>-5.2137294267</text:p>
          </table:table-cell>
          <table:table-cell table:style-name="ce8" office:value-type="float" office:value="-24.1549561535713" calcext:value-type="float">
            <text:p>-24.1549561536</text:p>
          </table:table-cell>
          <table:table-cell table:style-name="ce8" office:value-type="float" office:value="-9.883577197509" calcext:value-type="float">
            <text:p>-9.8835771975</text:p>
          </table:table-cell>
          <table:table-cell table:style-name="ce8" office:value-type="float" office:value="15.6400146637241" calcext:value-type="float">
            <text:p>15.6400146637</text:p>
          </table:table-cell>
          <table:table-cell table:style-name="ce8" office:value-type="float" office:value="17.7845466923507" calcext:value-type="float">
            <text:p>17.7845466924</text:p>
          </table:table-cell>
          <table:table-cell table:style-name="ce8" office:value-type="float" office:value="-5.2391206252578" calcext:value-type="float">
            <text:p>-5.2391206253</text:p>
          </table:table-cell>
          <table:table-cell table:style-name="ce8" office:value-type="float" office:value="-11.996161637202" calcext:value-type="float">
            <text:p>-11.9961616372</text:p>
          </table:table-cell>
          <table:table-cell table:style-name="ce8" table:number-columns-repeated="2"/>
          <table:table-cell table:style-name="ce8" office:value-type="float" office:value="-17.1059686919609" calcext:value-type="float">
            <text:p>-17.105968692</text:p>
          </table:table-cell>
          <table:table-cell table:style-name="ce8" office:value-type="float" office:value="-9.94070258433143" calcext:value-type="float">
            <text:p>-9.9407025843</text:p>
          </table:table-cell>
          <table:table-cell table:style-name="ce8" office:value-type="float" office:value="-12.2059981822613" calcext:value-type="float">
            <text:p>-12.2059981823</text:p>
          </table:table-cell>
          <table:table-cell table:style-name="ce8" office:value-type="float" office:value="-13.7498259366744" calcext:value-type="float">
            <text:p>-13.7498259367</text:p>
          </table:table-cell>
          <table:table-cell table:style-name="ce8" office:value-type="float" office:value="4.35887466276674" calcext:value-type="float">
            <text:p>4.3588746628</text:p>
          </table:table-cell>
          <table:table-cell table:style-name="ce8" office:value-type="float" office:value="1.48335953319634" calcext:value-type="float">
            <text:p>1.4833595332</text:p>
          </table:table-cell>
          <table:table-cell table:style-name="ce8" office:value-type="float" office:value="-2.51810256566343" calcext:value-type="float">
            <text:p>-2.5181025657</text:p>
          </table:table-cell>
          <table:table-cell table:style-name="ce8" office:value-type="float" office:value="-1.5706954338919" calcext:value-type="float">
            <text:p>-1.5706954339</text:p>
          </table:table-cell>
          <table:table-cell table:style-name="ce8" office:value-type="float" office:value="3.77954314903503" calcext:value-type="float">
            <text:p>3.779543149</text:p>
          </table:table-cell>
          <table:table-cell table:style-name="ce8" office:value-type="float" office:value="-0.0909923127215091" calcext:value-type="float">
            <text:p>-0.0909923127</text:p>
          </table:table-cell>
          <table:table-cell table:style-name="ce8" office:value-type="float" office:value="9.05614535034278" calcext:value-type="float">
            <text:p>9.0561453503</text:p>
          </table:table-cell>
          <table:table-cell table:style-name="ce8" office:value-type="float" office:value="-0.312570243844778" calcext:value-type="float">
            <text:p>-0.3125702438</text:p>
          </table:table-cell>
          <table:table-cell table:style-name="ce8" office:value-type="float" office:value="0.42970960888804" calcext:value-type="float">
            <text:p>0.4297096089</text:p>
          </table:table-cell>
          <table:table-cell table:style-name="ce8" office:value-type="float" office:value="2.5437596275473" calcext:value-type="float">
            <text:p>2.5437596275</text:p>
          </table:table-cell>
          <table:table-cell table:style-name="ce8" office:value-type="float" office:value="-2.72091590963315" calcext:value-type="float">
            <text:p>-2.7209159096</text:p>
          </table:table-cell>
          <table:table-cell table:style-name="ce8" office:value-type="float" office:value="-6.54352929547637" calcext:value-type="float">
            <text:p>-6.5435292955</text:p>
          </table:table-cell>
          <table:table-cell table:style-name="ce8" office:value-type="float" office:value="0.0574681862745887" calcext:value-type="float">
            <text:p>0.0574681863</text:p>
          </table:table-cell>
          <table:table-cell table:style-name="ce8" office:value-type="float" office:value="-0.120647845915412" calcext:value-type="float">
            <text:p>-0.1206478459</text:p>
          </table:table-cell>
          <table:table-cell table:style-name="ce8" office:value-type="float" office:value="0.607417093595579" calcext:value-type="float">
            <text:p>0.6074170936</text:p>
          </table:table-cell>
          <table:table-cell table:style-name="ce8" office:value-type="float" office:value="-3.8056170311413" calcext:value-type="float">
            <text:p>-3.8056170311</text:p>
          </table:table-cell>
          <table:table-cell table:number-columns-repeated="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39]" office:value-type="float" office:value="23" calcext:value-type="float">
            <text:p>23</text:p>
          </table:table-cell>
          <table:table-cell table:formula="of:=[.A179]" office:value-type="float" office:value="63" calcext:value-type="float">
            <text:p>63</text:p>
          </table:table-cell>
          <table:table-cell table:formula="of:=[.A160]" office:value-type="float" office:value="44" calcext:value-type="float">
            <text:p>44</text:p>
          </table:table-cell>
          <table:table-cell table:formula="of:=[.A158]" office:value-type="float" office:value="42" calcext:value-type="float">
            <text:p>42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59]-1)/20)+80;38+[.A159]-20*FLOOR(([.A159]-1)/20)))" office:value-type="float" office:value="31.4845687770487" calcext:value-type="float">
            <text:p>31.48</text:p>
          </table:table-cell>
          <table:table-cell table:formula="of:=INDIRECT(ADDRESS(FLOOR(([.A159]-1)/20)+80;18+[.A159]-20*FLOOR(([.A159]-1)/20)))" office:value-type="float" office:value="0" calcext:value-type="float">
            <text:p>0</text:p>
          </table:table-cell>
          <table:table-cell table:formula="of:=INDIRECT(ADDRESS(FLOOR(([.A159]-1)/20)+145;[.A159]-FLOOR(([.A159]-1)/20)*20+19))" office:value-type="float" office:value="3.01109018685295" calcext:value-type="float">
            <text:p>3.0110901869</text:p>
          </table:table-cell>
          <table:table-cell table:formula="of:=INDIRECT(ADDRESS(FLOOR(([.A159]-1)/20)+145;[.A159]-FLOOR(([.A159]-1)/20)*20+41))" office:value-type="float" office:value="-29.4865462735679" calcext:value-type="float">
            <text:p>-29.4865462736</text:p>
          </table:table-cell>
          <table:table-cell table:number-columns-repeated="4"/>
          <table:table-cell table:style-name="ce8"/>
          <table:table-cell table:style-name="ce8" office:value-type="float" office:value="7.73302405433806" calcext:value-type="float">
            <text:p>7.7330240543</text:p>
          </table:table-cell>
          <table:table-cell table:style-name="ce8" office:value-type="float" office:value="1.51051734860116" calcext:value-type="float">
            <text:p>1.5105173486</text:p>
          </table:table-cell>
          <table:table-cell table:style-name="ce8" office:value-type="float" office:value="9.96538896104336" calcext:value-type="float">
            <text:p>9.965388961</text:p>
          </table:table-cell>
          <table:table-cell table:style-name="ce8" office:value-type="float" office:value="2.77038087651195" calcext:value-type="float">
            <text:p>2.7703808765</text:p>
          </table:table-cell>
          <table:table-cell table:style-name="ce8" office:value-type="float" office:value="-1.66476193401538" calcext:value-type="float">
            <text:p>-1.664761934</text:p>
          </table:table-cell>
          <table:table-cell table:style-name="ce8" office:value-type="float" office:value="-0.82897730949384" calcext:value-type="float">
            <text:p>-0.8289773095</text:p>
          </table:table-cell>
          <table:table-cell table:style-name="ce8" office:value-type="float" office:value="2.44449998201653" calcext:value-type="float">
            <text:p>2.444499982</text:p>
          </table:table-cell>
          <table:table-cell table:style-name="ce8" office:value-type="float" office:value="3.50670813842852" calcext:value-type="float">
            <text:p>3.5067081384</text:p>
          </table:table-cell>
          <table:table-cell table:style-name="ce8" office:value-type="float" office:value="0.708656187064487" calcext:value-type="float">
            <text:p>0.7086561871</text:p>
          </table:table-cell>
          <table:table-cell table:style-name="ce8" office:value-type="float" office:value="-6.37203793022837" calcext:value-type="float">
            <text:p>-6.3720379302</text:p>
          </table:table-cell>
          <table:table-cell table:style-name="ce8" office:value-type="float" office:value="5.08938460709872" calcext:value-type="float">
            <text:p>5.0893846071</text:p>
          </table:table-cell>
          <table:table-cell table:style-name="ce8" office:value-type="float" office:value="3.75395580844496" calcext:value-type="float">
            <text:p>3.7539558084</text:p>
          </table:table-cell>
          <table:table-cell table:style-name="ce8" office:value-type="float" office:value="4.21013269437445" calcext:value-type="float">
            <text:p>4.2101326944</text:p>
          </table:table-cell>
          <table:table-cell table:style-name="ce8" office:value-type="float" office:value="-20.2522660793419" calcext:value-type="float">
            <text:p>-20.2522660793</text:p>
          </table:table-cell>
          <table:table-cell table:style-name="ce8" office:value-type="float" office:value="-4.18027138515219" calcext:value-type="float">
            <text:p>-4.1802713852</text:p>
          </table:table-cell>
          <table:table-cell table:style-name="ce8" office:value-type="float" office:value="-5.40183386366701" calcext:value-type="float">
            <text:p>-5.4018338637</text:p>
          </table:table-cell>
          <table:table-cell table:style-name="ce8" office:value-type="float" office:value="3.74872508979999" calcext:value-type="float">
            <text:p>3.7487250898</text:p>
          </table:table-cell>
          <table:table-cell table:style-name="ce8" office:value-type="float" office:value="26.4247064679591" calcext:value-type="float">
            <text:p>26.424706468</text:p>
          </table:table-cell>
          <table:table-cell table:style-name="ce8" office:value-type="float" office:value="2.10984269621708" calcext:value-type="float">
            <text:p>2.1098426962</text:p>
          </table:table-cell>
          <table:table-cell table:style-name="ce8" office:value-type="float" office:value="-17.7884985620094" calcext:value-type="float">
            <text:p>-17.788498562</text:p>
          </table:table-cell>
          <table:table-cell table:style-name="ce8" table:number-columns-repeated="2"/>
          <table:table-cell table:style-name="ce8" office:value-type="float" office:value="-18.9753583928731" calcext:value-type="float">
            <text:p>-18.9753583929</text:p>
          </table:table-cell>
          <table:table-cell table:style-name="ce8" office:value-type="float" office:value="-9.84303408033672" calcext:value-type="float">
            <text:p>-9.8430340803</text:p>
          </table:table-cell>
          <table:table-cell table:style-name="ce8" office:value-type="float" office:value="0.805747390914449" calcext:value-type="float">
            <text:p>0.8057473909</text:p>
          </table:table-cell>
          <table:table-cell table:style-name="ce8" office:value-type="float" office:value="7.39841912191782" calcext:value-type="float">
            <text:p>7.3984191219</text:p>
          </table:table-cell>
          <table:table-cell table:style-name="ce8" office:value-type="float" office:value="1.78135698270706" calcext:value-type="float">
            <text:p>1.7813569827</text:p>
          </table:table-cell>
          <table:table-cell table:style-name="ce8" office:value-type="float" office:value="3.5124608919403" calcext:value-type="float">
            <text:p>3.5124608919</text:p>
          </table:table-cell>
          <table:table-cell table:style-name="ce8" office:value-type="float" office:value="0.962503507076378" calcext:value-type="float">
            <text:p>0.9625035071</text:p>
          </table:table-cell>
          <table:table-cell table:style-name="ce8" office:value-type="float" office:value="1.1981072876532" calcext:value-type="float">
            <text:p>1.1981072877</text:p>
          </table:table-cell>
          <table:table-cell table:style-name="ce8" office:value-type="float" office:value="-3.77918293844657" calcext:value-type="float">
            <text:p>-3.7791829384</text:p>
          </table:table-cell>
          <table:table-cell table:style-name="ce8" office:value-type="float" office:value="2.28249673928881" calcext:value-type="float">
            <text:p>2.2824967393</text:p>
          </table:table-cell>
          <table:table-cell table:style-name="ce8" office:value-type="float" office:value="-7.12566848275183" calcext:value-type="float">
            <text:p>-7.1256684828</text:p>
          </table:table-cell>
          <table:table-cell table:style-name="ce8" office:value-type="float" office:value="-4.55843221585716" calcext:value-type="float">
            <text:p>-4.5584322159</text:p>
          </table:table-cell>
          <table:table-cell table:style-name="ce8" office:value-type="float" office:value="-1.96237418013876" calcext:value-type="float">
            <text:p>-1.9623741801</text:p>
          </table:table-cell>
          <table:table-cell table:style-name="ce8" office:value-type="float" office:value="-4.42016685708311" calcext:value-type="float">
            <text:p>-4.4201668571</text:p>
          </table:table-cell>
          <table:table-cell table:style-name="ce8" office:value-type="float" office:value="-16.2018034707045" calcext:value-type="float">
            <text:p>-16.2018034707</text:p>
          </table:table-cell>
          <table:table-cell table:style-name="ce8" office:value-type="float" office:value="-20.8340526397375" calcext:value-type="float">
            <text:p>-20.8340526397</text:p>
          </table:table-cell>
          <table:table-cell table:style-name="ce8" office:value-type="float" office:value="-7.56908487954611" calcext:value-type="float">
            <text:p>-7.5690848795</text:p>
          </table:table-cell>
          <table:table-cell table:style-name="ce8" office:value-type="float" office:value="-15.7965608796686" calcext:value-type="float">
            <text:p>-15.7965608797</text:p>
          </table:table-cell>
          <table:table-cell table:style-name="ce8" office:value-type="float" office:value="-8.22330735575231" calcext:value-type="float">
            <text:p>-8.2233073558</text:p>
          </table:table-cell>
          <table:table-cell table:style-name="ce8" office:value-type="float" office:value="-1.30687518576266" calcext:value-type="float">
            <text:p>-1.3068751858</text:p>
          </table:table-cell>
          <table:table-cell table:number-columns-repeated="1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40]" office:value-type="float" office:value="24" calcext:value-type="float">
            <text:p>24</text:p>
          </table:table-cell>
          <table:table-cell table:formula="of:=[.A180]" office:value-type="float" office:value="64" calcext:value-type="float">
            <text:p>64</text:p>
          </table:table-cell>
          <table:table-cell table:formula="of:=[.A161]" office:value-type="float" office:value="45" calcext:value-type="float">
            <text:p>45</text:p>
          </table:table-cell>
          <table:table-cell table:formula="of:=[.A159]" office:value-type="float" office:value="43" calcext:value-type="float">
            <text:p>43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60]-1)/20)+80;38+[.A160]-20*FLOOR(([.A160]-1)/20)))" office:value-type="float" office:value="31.4432417048691" calcext:value-type="float">
            <text:p>31.44</text:p>
          </table:table-cell>
          <table:table-cell table:formula="of:=INDIRECT(ADDRESS(FLOOR(([.A160]-1)/20)+80;18+[.A160]-20*FLOOR(([.A160]-1)/20)))" office:value-type="float" office:value="0" calcext:value-type="float">
            <text:p>0</text:p>
          </table:table-cell>
          <table:table-cell table:formula="of:=INDIRECT(ADDRESS(FLOOR(([.A160]-1)/20)+145;[.A160]-FLOOR(([.A160]-1)/20)*20+19))" office:value-type="float" office:value="-13.0640898855818" calcext:value-type="float">
            <text:p>-13.0640898856</text:p>
          </table:table-cell>
          <table:table-cell table:formula="of:=INDIRECT(ADDRESS(FLOOR(([.A160]-1)/20)+145;[.A160]-FLOOR(([.A160]-1)/20)*20+41))" office:value-type="float" office:value="-33.0706001786489" calcext:value-type="float">
            <text:p>-33.0706001786</text:p>
          </table:table-cell>
          <table:table-cell table:number-columns-repeated="4"/>
          <table:table-cell table:style-name="ce8"/>
          <table:table-cell table:style-name="ce8" office:value-type="float" office:value="15.3813648238377" calcext:value-type="float">
            <text:p>15.3813648238</text:p>
          </table:table-cell>
          <table:table-cell table:style-name="ce8" office:value-type="float" office:value="9.51393484229588" calcext:value-type="float">
            <text:p>9.5139348423</text:p>
          </table:table-cell>
          <table:table-cell table:style-name="ce8" office:value-type="float" office:value="7.73963248102829" calcext:value-type="float">
            <text:p>7.739632481</text:p>
          </table:table-cell>
          <table:table-cell table:style-name="ce8" office:value-type="float" office:value="7.99278103185222" calcext:value-type="float">
            <text:p>7.9927810319</text:p>
          </table:table-cell>
          <table:table-cell table:style-name="ce8" office:value-type="float" office:value="-8.94336920892936" calcext:value-type="float">
            <text:p>-8.9433692089</text:p>
          </table:table-cell>
          <table:table-cell table:style-name="ce8" office:value-type="float" office:value="-12.8888971125726" calcext:value-type="float">
            <text:p>-12.8888971126</text:p>
          </table:table-cell>
          <table:table-cell table:style-name="ce8" office:value-type="float" office:value="2.2153624179355" calcext:value-type="float">
            <text:p>2.2153624179</text:p>
          </table:table-cell>
          <table:table-cell table:style-name="ce8" office:value-type="float" office:value="-1.57231092447945" calcext:value-type="float">
            <text:p>-1.5723109245</text:p>
          </table:table-cell>
          <table:table-cell table:style-name="ce8" office:value-type="float" office:value="-0.807031237371771" calcext:value-type="float">
            <text:p>-0.8070312374</text:p>
          </table:table-cell>
          <table:table-cell table:style-name="ce8" office:value-type="float" office:value="8.97198884247557" calcext:value-type="float">
            <text:p>8.9719888425</text:p>
          </table:table-cell>
          <table:table-cell table:style-name="ce8" office:value-type="float" office:value="-0.428083911094112" calcext:value-type="float">
            <text:p>-0.4280839111</text:p>
          </table:table-cell>
          <table:table-cell table:style-name="ce8" office:value-type="float" office:value="0.200012694308386" calcext:value-type="float">
            <text:p>0.2000126943</text:p>
          </table:table-cell>
          <table:table-cell table:style-name="ce8" office:value-type="float" office:value="2.47571758809343" calcext:value-type="float">
            <text:p>2.4757175881</text:p>
          </table:table-cell>
          <table:table-cell table:style-name="ce8" office:value-type="float" office:value="-13.5122122914128" calcext:value-type="float">
            <text:p>-13.5122122914</text:p>
          </table:table-cell>
          <table:table-cell table:style-name="ce8" office:value-type="float" office:value="-18.9456038341563" calcext:value-type="float">
            <text:p>-18.9456038342</text:p>
          </table:table-cell>
          <table:table-cell table:style-name="ce8" office:value-type="float" office:value="-11.919377816317" calcext:value-type="float">
            <text:p>-11.9193778163</text:p>
          </table:table-cell>
          <table:table-cell table:style-name="ce8" office:value-type="float" office:value="13.3932533097044" calcext:value-type="float">
            <text:p>13.3932533097</text:p>
          </table:table-cell>
          <table:table-cell table:style-name="ce8" office:value-type="float" office:value="35.0037509482096" calcext:value-type="float">
            <text:p>35.0037509482</text:p>
          </table:table-cell>
          <table:table-cell table:style-name="ce8" office:value-type="float" office:value="0.67769206145679" calcext:value-type="float">
            <text:p>0.6776920615</text:p>
          </table:table-cell>
          <table:table-cell table:style-name="ce8" office:value-type="float" office:value="-10.2845216492231" calcext:value-type="float">
            <text:p>-10.2845216492</text:p>
          </table:table-cell>
          <table:table-cell table:style-name="ce8" table:number-columns-repeated="2"/>
          <table:table-cell table:style-name="ce8" office:value-type="float" office:value="-21.1018231125171" calcext:value-type="float">
            <text:p>-21.1018231125</text:p>
          </table:table-cell>
          <table:table-cell table:style-name="ce8" office:value-type="float" office:value="-3.8668977727745" calcext:value-type="float">
            <text:p>-3.8668977728</text:p>
          </table:table-cell>
          <table:table-cell table:style-name="ce8" office:value-type="float" office:value="2.45671151001544" calcext:value-type="float">
            <text:p>2.45671151</text:p>
          </table:table-cell>
          <table:table-cell table:style-name="ce8" office:value-type="float" office:value="3.75789611538539" calcext:value-type="float">
            <text:p>3.7578961154</text:p>
          </table:table-cell>
          <table:table-cell table:style-name="ce8" office:value-type="float" office:value="5.0743929073601" calcext:value-type="float">
            <text:p>5.0743929074</text:p>
          </table:table-cell>
          <table:table-cell table:style-name="ce8" office:value-type="float" office:value="4.28944273436852" calcext:value-type="float">
            <text:p>4.2894427344</text:p>
          </table:table-cell>
          <table:table-cell table:style-name="ce8" office:value-type="float" office:value="-4.41350261539321" calcext:value-type="float">
            <text:p>-4.4135026154</text:p>
          </table:table-cell>
          <table:table-cell table:style-name="ce8" office:value-type="float" office:value="0.90417286174056" calcext:value-type="float">
            <text:p>0.9041728617</text:p>
          </table:table-cell>
          <table:table-cell table:style-name="ce8" office:value-type="float" office:value="3.63357427579361" calcext:value-type="float">
            <text:p>3.6335742758</text:p>
          </table:table-cell>
          <table:table-cell table:style-name="ce8" office:value-type="float" office:value="-2.13613562338455" calcext:value-type="float">
            <text:p>-2.1361356234</text:p>
          </table:table-cell>
          <table:table-cell table:style-name="ce8" office:value-type="float" office:value="3.61467666306036" calcext:value-type="float">
            <text:p>3.6146766631</text:p>
          </table:table-cell>
          <table:table-cell table:style-name="ce8" office:value-type="float" office:value="5.7417574469515" calcext:value-type="float">
            <text:p>5.741757447</text:p>
          </table:table-cell>
          <table:table-cell table:style-name="ce8" office:value-type="float" office:value="-16.6297035661841" calcext:value-type="float">
            <text:p>-16.6297035662</text:p>
          </table:table-cell>
          <table:table-cell table:style-name="ce8" office:value-type="float" office:value="-17.3723688790456" calcext:value-type="float">
            <text:p>-17.372368879</text:p>
          </table:table-cell>
          <table:table-cell table:style-name="ce8" office:value-type="float" office:value="-33.3353235446579" calcext:value-type="float">
            <text:p>-33.3353235447</text:p>
          </table:table-cell>
          <table:table-cell table:style-name="ce8" office:value-type="float" office:value="-22.4544990321612" calcext:value-type="float">
            <text:p>-22.4544990322</text:p>
          </table:table-cell>
          <table:table-cell table:style-name="ce8" office:value-type="float" office:value="-31.3361416279804" calcext:value-type="float">
            <text:p>-31.336141628</text:p>
          </table:table-cell>
          <table:table-cell table:style-name="ce8" office:value-type="float" office:value="-25.5715542234995" calcext:value-type="float">
            <text:p>-25.5715542235</text:p>
          </table:table-cell>
          <table:table-cell table:style-name="ce8" office:value-type="float" office:value="-5.50101684910909" calcext:value-type="float">
            <text:p>-5.5010168491</text:p>
          </table:table-cell>
          <table:table-cell table:style-name="ce8" office:value-type="float" office:value="10.6290789576569" calcext:value-type="float">
            <text:p>10.6290789577</text:p>
          </table:table-cell>
          <table:table-cell table:number-columns-repeated="1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141]" office:value-type="float" office:value="25" calcext:value-type="float">
            <text:p>25</text:p>
          </table:table-cell>
          <table:table-cell table:formula="of:=[.A181]" office:value-type="float" office:value="65" calcext:value-type="float">
            <text:p>65</text:p>
          </table:table-cell>
          <table:table-cell table:formula="of:=[.A162]" office:value-type="float" office:value="46" calcext:value-type="float">
            <text:p>46</text:p>
          </table:table-cell>
          <table:table-cell table:formula="of:=[.A160]" office:value-type="float" office:value="44" calcext:value-type="float">
            <text:p>44</text:p>
          </table:table-cell>
          <table:table-cell table:style-name="ce3" office:value-type="float" office:value="44.1261017938861" calcext:value-type="float">
            <text:p>44.13</text:p>
          </table:table-cell>
          <table:table-cell table:style-name="ce3" table:formula="of:=INDIRECT(ADDRESS(FLOOR(([.A161]-1)/20)+80;38+[.A161]-20*FLOOR(([.A161]-1)/20)))" office:value-type="float" office:value="26.8280066312175" calcext:value-type="float">
            <text:p>26.83</text:p>
          </table:table-cell>
          <table:table-cell table:formula="of:=INDIRECT(ADDRESS(FLOOR(([.A161]-1)/20)+80;18+[.A161]-20*FLOOR(([.A161]-1)/20)))" office:value-type="float" office:value="1" calcext:value-type="float">
            <text:p>1</text:p>
          </table:table-cell>
          <table:table-cell table:formula="of:=INDIRECT(ADDRESS(FLOOR(([.A161]-1)/20)+145;[.A161]-FLOOR(([.A161]-1)/20)*20+19))" office:value-type="float" office:value="-12.7999196263175" calcext:value-type="float">
            <text:p>-12.7999196263</text:p>
          </table:table-cell>
          <table:table-cell table:formula="of:=INDIRECT(ADDRESS(FLOOR(([.A161]-1)/20)+145;[.A161]-FLOOR(([.A161]-1)/20)*20+41))" office:value-type="float" office:value="-38.4920236144015" calcext:value-type="float">
            <text:p>-38.4920236144</text:p>
          </table:table-cell>
          <table:table-cell table:number-columns-repeated="4"/>
          <table:table-cell table:style-name="ce8"/>
          <table:table-cell table:style-name="ce8" office:value-type="float" office:value="20.7229133994598" calcext:value-type="float">
            <text:p>20.7229133995</text:p>
          </table:table-cell>
          <table:table-cell table:style-name="ce8" office:value-type="float" office:value="11.6988248438673" calcext:value-type="float">
            <text:p>11.6988248439</text:p>
          </table:table-cell>
          <table:table-cell table:style-name="ce8" office:value-type="float" office:value="11.7316091798207" calcext:value-type="float">
            <text:p>11.7316091798</text:p>
          </table:table-cell>
          <table:table-cell table:style-name="ce8" office:value-type="float" office:value="5.61674587966443" calcext:value-type="float">
            <text:p>5.6167458797</text:p>
          </table:table-cell>
          <table:table-cell table:style-name="ce8" office:value-type="float" office:value="6.6534982643194" calcext:value-type="float">
            <text:p>6.6534982643</text:p>
          </table:table-cell>
          <table:table-cell table:style-name="ce8" office:value-type="float" office:value="5.52164356394101" calcext:value-type="float">
            <text:p>5.5216435639</text:p>
          </table:table-cell>
          <table:table-cell table:style-name="ce8" office:value-type="float" office:value="3.75872952117703" calcext:value-type="float">
            <text:p>3.7587295212</text:p>
          </table:table-cell>
          <table:table-cell table:style-name="ce8" office:value-type="float" office:value="0.498028614298726" calcext:value-type="float">
            <text:p>0.4980286143</text:p>
          </table:table-cell>
          <table:table-cell table:style-name="ce8" office:value-type="float" office:value="-1.99838513411645" calcext:value-type="float">
            <text:p>-1.9983851341</text:p>
          </table:table-cell>
          <table:table-cell table:style-name="ce8" office:value-type="float" office:value="-7.87178540899757" calcext:value-type="float">
            <text:p>-7.871785409</text:p>
          </table:table-cell>
          <table:table-cell table:style-name="ce8" office:value-type="float" office:value="6.62964730132445" calcext:value-type="float">
            <text:p>6.6296473013</text:p>
          </table:table-cell>
          <table:table-cell table:style-name="ce8" office:value-type="float" office:value="2.16501309266072" calcext:value-type="float">
            <text:p>2.1650130927</text:p>
          </table:table-cell>
          <table:table-cell table:style-name="ce8" office:value-type="float" office:value="-11.0275370117356" calcext:value-type="float">
            <text:p>-11.0275370117</text:p>
          </table:table-cell>
          <table:table-cell table:style-name="ce8" office:value-type="float" office:value="-15.3552368287669" calcext:value-type="float">
            <text:p>-15.3552368288</text:p>
          </table:table-cell>
          <table:table-cell table:style-name="ce8" office:value-type="float" office:value="-9.60289492630018" calcext:value-type="float">
            <text:p>-9.6028949263</text:p>
          </table:table-cell>
          <table:table-cell table:style-name="ce8" office:value-type="float" office:value="-21.4756904160361" calcext:value-type="float">
            <text:p>-21.475690416</text:p>
          </table:table-cell>
          <table:table-cell table:style-name="ce8" office:value-type="float" office:value="10.8193600888296" calcext:value-type="float">
            <text:p>10.8193600888</text:p>
          </table:table-cell>
          <table:table-cell table:style-name="ce8" office:value-type="float" office:value="35.390264876537" calcext:value-type="float">
            <text:p>35.3902648765</text:p>
          </table:table-cell>
          <table:table-cell table:style-name="ce8" office:value-type="float" office:value="14.525214242416" calcext:value-type="float">
            <text:p>14.5252142424</text:p>
          </table:table-cell>
          <table:table-cell table:style-name="ce8" office:value-type="float" office:value="22.6513231080411" calcext:value-type="float">
            <text:p>22.651323108</text:p>
          </table:table-cell>
          <table:table-cell table:style-name="ce8" table:number-columns-repeated="2"/>
          <table:table-cell table:style-name="ce8" office:value-type="float" office:value="14.7584478878019" calcext:value-type="float">
            <text:p>14.7584478878</text:p>
          </table:table-cell>
          <table:table-cell table:style-name="ce8" office:value-type="float" office:value="5.34915690366174" calcext:value-type="float">
            <text:p>5.3491569037</text:p>
          </table:table-cell>
          <table:table-cell table:style-name="ce8" office:value-type="float" office:value="-3.37374113780798" calcext:value-type="float">
            <text:p>-3.3737411378</text:p>
          </table:table-cell>
          <table:table-cell table:style-name="ce8" office:value-type="float" office:value="-4.57627434441903" calcext:value-type="float">
            <text:p>-4.5762743444</text:p>
          </table:table-cell>
          <table:table-cell table:style-name="ce8" office:value-type="float" office:value="-11.9825657205678" calcext:value-type="float">
            <text:p>-11.9825657206</text:p>
          </table:table-cell>
          <table:table-cell table:style-name="ce8" office:value-type="float" office:value="-12.8385922806127" calcext:value-type="float">
            <text:p>-12.8385922806</text:p>
          </table:table-cell>
          <table:table-cell table:style-name="ce8" office:value-type="float" office:value="9.92502960451782" calcext:value-type="float">
            <text:p>9.9250296045</text:p>
          </table:table-cell>
          <table:table-cell table:style-name="ce8" office:value-type="float" office:value="1.51587783209444" calcext:value-type="float">
            <text:p>1.5158778321</text:p>
          </table:table-cell>
          <table:table-cell table:style-name="ce8" office:value-type="float" office:value="8.07951125433739" calcext:value-type="float">
            <text:p>8.0795112543</text:p>
          </table:table-cell>
          <table:table-cell table:style-name="ce8" office:value-type="float" office:value="2.02990784654749" calcext:value-type="float">
            <text:p>2.0299078465</text:p>
          </table:table-cell>
          <table:table-cell table:style-name="ce8" office:value-type="float" office:value="-10.750641290819" calcext:value-type="float">
            <text:p>-10.7506412908</text:p>
          </table:table-cell>
          <table:table-cell table:style-name="ce8" office:value-type="float" office:value="-4.46322253239766" calcext:value-type="float">
            <text:p>-4.4632225324</text:p>
          </table:table-cell>
          <table:table-cell table:style-name="ce8" office:value-type="float" office:value="-15.0124826388592" calcext:value-type="float">
            <text:p>-15.0124826389</text:p>
          </table:table-cell>
          <table:table-cell table:style-name="ce8" office:value-type="float" office:value="-8.69411263255205" calcext:value-type="float">
            <text:p>-8.6941126326</text:p>
          </table:table-cell>
          <table:table-cell table:style-name="ce8" office:value-type="float" office:value="-17.9959922193391" calcext:value-type="float">
            <text:p>-17.9959922193</text:p>
          </table:table-cell>
          <table:table-cell table:style-name="ce8" office:value-type="float" office:value="-17.0105679494219" calcext:value-type="float">
            <text:p>-17.0105679494</text:p>
          </table:table-cell>
          <table:table-cell table:style-name="ce8" office:value-type="float" office:value="-21.0961678088654" calcext:value-type="float">
            <text:p>-21.0961678089</text:p>
          </table:table-cell>
          <table:table-cell table:style-name="ce8" office:value-type="float" office:value="-23.173480037395" calcext:value-type="float">
            <text:p>-23.1734800374</text:p>
          </table:table-cell>
          <table:table-cell table:style-name="ce8" office:value-type="float" office:value="-18.2339828711554" calcext:value-type="float">
            <text:p>-18.2339828712</text:p>
          </table:table-cell>
          <table:table-cell table:style-name="ce8" office:value-type="float" office:value="-18.2881706925208" calcext:value-type="float">
            <text:p>-18.2881706925</text:p>
          </table:table-cell>
          <table:table-cell table:number-columns-repeated="1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42]" office:value-type="float" office:value="26" calcext:value-type="float">
            <text:p>26</text:p>
          </table:table-cell>
          <table:table-cell table:formula="of:=[.A182]" office:value-type="float" office:value="66" calcext:value-type="float">
            <text:p>66</text:p>
          </table:table-cell>
          <table:table-cell table:formula="of:=[.A163]" office:value-type="float" office:value="47" calcext:value-type="float">
            <text:p>47</text:p>
          </table:table-cell>
          <table:table-cell table:formula="of:=[.A161]" office:value-type="float" office:value="45" calcext:value-type="float">
            <text:p>45</text:p>
          </table:table-cell>
          <table:table-cell table:style-name="ce3" office:value-type="float" office:value="45.7517269105117" calcext:value-type="float">
            <text:p>45.75</text:p>
          </table:table-cell>
          <table:table-cell table:style-name="ce3" table:formula="of:=INDIRECT(ADDRESS(FLOOR(([.A162]-1)/20)+80;38+[.A162]-20*FLOOR(([.A162]-1)/20)))" office:value-type="float" office:value="29.2726207799943" calcext:value-type="float">
            <text:p>29.27</text:p>
          </table:table-cell>
          <table:table-cell table:formula="of:=INDIRECT(ADDRESS(FLOOR(([.A162]-1)/20)+80;18+[.A162]-20*FLOOR(([.A162]-1)/20)))" office:value-type="float" office:value="1" calcext:value-type="float">
            <text:p>1</text:p>
          </table:table-cell>
          <table:table-cell table:formula="of:=INDIRECT(ADDRESS(FLOOR(([.A162]-1)/20)+145;[.A162]-FLOOR(([.A162]-1)/20)*20+19))" office:value-type="float" office:value="-12.7185877683702" calcext:value-type="float">
            <text:p>-12.7185877684</text:p>
          </table:table-cell>
          <table:table-cell table:formula="of:=INDIRECT(ADDRESS(FLOOR(([.A162]-1)/20)+145;[.A162]-FLOOR(([.A162]-1)/20)*20+41))" office:value-type="float" office:value="-19.11904785421" calcext:value-type="float">
            <text:p>-19.1190478542</text:p>
          </table:table-cell>
          <table:table-cell table:number-columns-repeated="4"/>
          <table:table-cell table:style-name="ce8"/>
          <table:table-cell table:style-name="ce8" office:value-type="float" office:value="2.50404612838991" calcext:value-type="float">
            <text:p>2.5040461284</text:p>
          </table:table-cell>
          <table:table-cell table:style-name="ce8" office:value-type="float" office:value="-11.0324260682156" calcext:value-type="float">
            <text:p>-11.0324260682</text:p>
          </table:table-cell>
          <table:table-cell table:style-name="ce8" office:value-type="float" office:value="-0.710032137539804" calcext:value-type="float">
            <text:p>-0.7100321375</text:p>
          </table:table-cell>
          <table:table-cell table:style-name="ce8" office:value-type="float" office:value="10.7414065288391" calcext:value-type="float">
            <text:p>10.7414065288</text:p>
          </table:table-cell>
          <table:table-cell table:style-name="ce8" office:value-type="float" office:value="-5.32268349805871" calcext:value-type="float">
            <text:p>-5.3226834981</text:p>
          </table:table-cell>
          <table:table-cell table:style-name="ce8" office:value-type="float" office:value="-2.17819967592954" calcext:value-type="float">
            <text:p>-2.1781996759</text:p>
          </table:table-cell>
          <table:table-cell table:style-name="ce8" office:value-type="float" office:value="-8.45139411200541" calcext:value-type="float">
            <text:p>-8.451394112</text:p>
          </table:table-cell>
          <table:table-cell table:style-name="ce8" office:value-type="float" office:value="-0.205440742462251" calcext:value-type="float">
            <text:p>-0.2054407425</text:p>
          </table:table-cell>
          <table:table-cell table:style-name="ce8" office:value-type="float" office:value="-6.80685515844152" calcext:value-type="float">
            <text:p>-6.8068551584</text:p>
          </table:table-cell>
          <table:table-cell table:style-name="ce8" office:value-type="float" office:value="7.14800816549364" calcext:value-type="float">
            <text:p>7.1480081655</text:p>
          </table:table-cell>
          <table:table-cell table:style-name="ce8" office:value-type="float" office:value="9.73678942976833" calcext:value-type="float">
            <text:p>9.7367894298</text:p>
          </table:table-cell>
          <table:table-cell table:style-name="ce8" office:value-type="float" office:value="-8.09132663415452" calcext:value-type="float">
            <text:p>-8.0913266342</text:p>
          </table:table-cell>
          <table:table-cell table:style-name="ce8" office:value-type="float" office:value="-13.8048565639179" calcext:value-type="float">
            <text:p>-13.8048565639</text:p>
          </table:table-cell>
          <table:table-cell table:style-name="ce8" office:value-type="float" office:value="-14.6273381160613" calcext:value-type="float">
            <text:p>-14.6273381161</text:p>
          </table:table-cell>
          <table:table-cell table:style-name="ce8" office:value-type="float" office:value="-23.7028358753" calcext:value-type="float">
            <text:p>-23.7028358753</text:p>
          </table:table-cell>
          <table:table-cell table:style-name="ce8" office:value-type="float" office:value="-19.560605033458" calcext:value-type="float">
            <text:p>-19.5606050335</text:p>
          </table:table-cell>
          <table:table-cell table:style-name="ce8" office:value-type="float" office:value="14.2742443629785" calcext:value-type="float">
            <text:p>14.274244363</text:p>
          </table:table-cell>
          <table:table-cell table:style-name="ce8" office:value-type="float" office:value="15.5803986122152" calcext:value-type="float">
            <text:p>15.5803986122</text:p>
          </table:table-cell>
          <table:table-cell table:style-name="ce8" office:value-type="float" office:value="22.3286573097859" calcext:value-type="float">
            <text:p>22.3286573098</text:p>
          </table:table-cell>
          <table:table-cell table:style-name="ce8" office:value-type="float" office:value="36.1683953255154" calcext:value-type="float">
            <text:p>36.1683953255</text:p>
          </table:table-cell>
          <table:table-cell table:style-name="ce8" table:number-columns-repeated="2"/>
          <table:table-cell table:style-name="ce8" office:value-type="float" office:value="29.4454740407723" calcext:value-type="float">
            <text:p>29.4454740408</text:p>
          </table:table-cell>
          <table:table-cell table:style-name="ce8" office:value-type="float" office:value="6.51357684939173" calcext:value-type="float">
            <text:p>6.5135768494</text:p>
          </table:table-cell>
          <table:table-cell table:style-name="ce8" office:value-type="float" office:value="-11.1810788483845" calcext:value-type="float">
            <text:p>-11.1810788484</text:p>
          </table:table-cell>
          <table:table-cell table:style-name="ce8" office:value-type="float" office:value="2.36622308064039" calcext:value-type="float">
            <text:p>2.3662230806</text:p>
          </table:table-cell>
          <table:table-cell table:style-name="ce8" office:value-type="float" office:value="-2.74231881149032" calcext:value-type="float">
            <text:p>-2.7423188115</text:p>
          </table:table-cell>
          <table:table-cell table:style-name="ce8" office:value-type="float" office:value="-1.660580816354" calcext:value-type="float">
            <text:p>-1.6605808164</text:p>
          </table:table-cell>
          <table:table-cell table:style-name="ce8" office:value-type="float" office:value="-5.17147441128693" calcext:value-type="float">
            <text:p>-5.1714744113</text:p>
          </table:table-cell>
          <table:table-cell table:style-name="ce8" office:value-type="float" office:value="-4.06536060382368" calcext:value-type="float">
            <text:p>-4.0653606038</text:p>
          </table:table-cell>
          <table:table-cell table:style-name="ce8" office:value-type="float" office:value="-7.46215151693154" calcext:value-type="float">
            <text:p>-7.4621515169</text:p>
          </table:table-cell>
          <table:table-cell table:style-name="ce8" office:value-type="float" office:value="6.76424307959689" calcext:value-type="float">
            <text:p>6.7642430796</text:p>
          </table:table-cell>
          <table:table-cell table:style-name="ce8" office:value-type="float" office:value="2.57392328076874" calcext:value-type="float">
            <text:p>2.5739232808</text:p>
          </table:table-cell>
          <table:table-cell table:style-name="ce8" office:value-type="float" office:value="11.0994508593702" calcext:value-type="float">
            <text:p>11.0994508594</text:p>
          </table:table-cell>
          <table:table-cell table:style-name="ce8" office:value-type="float" office:value="15.6085223174845" calcext:value-type="float">
            <text:p>15.6085223175</text:p>
          </table:table-cell>
          <table:table-cell table:style-name="ce8" office:value-type="float" office:value="12.5854169917316" calcext:value-type="float">
            <text:p>12.5854169917</text:p>
          </table:table-cell>
          <table:table-cell table:style-name="ce8" office:value-type="float" office:value="17.7175845025188" calcext:value-type="float">
            <text:p>17.7175845025</text:p>
          </table:table-cell>
          <table:table-cell table:style-name="ce8" office:value-type="float" office:value="15.9939279646911" calcext:value-type="float">
            <text:p>15.9939279647</text:p>
          </table:table-cell>
          <table:table-cell table:style-name="ce8" office:value-type="float" office:value="14.2214075965603" calcext:value-type="float">
            <text:p>14.2214075966</text:p>
          </table:table-cell>
          <table:table-cell table:style-name="ce8" office:value-type="float" office:value="9.61896435041635" calcext:value-type="float">
            <text:p>9.6189643504</text:p>
          </table:table-cell>
          <table:table-cell table:style-name="ce8" office:value-type="float" office:value="-7.35119167015172" calcext:value-type="float">
            <text:p>-7.3511916702</text:p>
          </table:table-cell>
          <table:table-cell table:style-name="ce8" office:value-type="float" office:value="-11.5160621511356" calcext:value-type="float">
            <text:p>-11.5160621511</text:p>
          </table:table-cell>
          <table:table-cell table:number-columns-repeated="1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43]" office:value-type="float" office:value="27" calcext:value-type="float">
            <text:p>27</text:p>
          </table:table-cell>
          <table:table-cell table:formula="of:=[.A183]" office:value-type="float" office:value="67" calcext:value-type="float">
            <text:p>67</text:p>
          </table:table-cell>
          <table:table-cell table:formula="of:=[.A164]" office:value-type="float" office:value="48" calcext:value-type="float">
            <text:p>48</text:p>
          </table:table-cell>
          <table:table-cell table:formula="of:=[.A162]" office:value-type="float" office:value="46" calcext:value-type="float">
            <text:p>46</text:p>
          </table:table-cell>
          <table:table-cell table:style-name="ce3" office:value-type="float" office:value="44.4054493466309" calcext:value-type="float">
            <text:p>44.41</text:p>
          </table:table-cell>
          <table:table-cell table:style-name="ce3" table:formula="of:=INDIRECT(ADDRESS(FLOOR(([.A163]-1)/20)+80;38+[.A163]-20*FLOOR(([.A163]-1)/20)))" office:value-type="float" office:value="27.187132363014" calcext:value-type="float">
            <text:p>27.19</text:p>
          </table:table-cell>
          <table:table-cell table:formula="of:=INDIRECT(ADDRESS(FLOOR(([.A163]-1)/20)+80;18+[.A163]-20*FLOOR(([.A163]-1)/20)))" office:value-type="float" office:value="1" calcext:value-type="float">
            <text:p>1</text:p>
          </table:table-cell>
          <table:table-cell table:formula="of:=INDIRECT(ADDRESS(FLOOR(([.A163]-1)/20)+145;[.A163]-FLOOR(([.A163]-1)/20)*20+19))" office:value-type="float" office:value="-8.42448996190894" calcext:value-type="float">
            <text:p>-8.4244899619</text:p>
          </table:table-cell>
          <table:table-cell table:formula="of:=INDIRECT(ADDRESS(FLOOR(([.A163]-1)/20)+145;[.A163]-FLOOR(([.A163]-1)/20)*20+41))" office:value-type="float" office:value="-25.6520456320784" calcext:value-type="float">
            <text:p>-25.6520456321</text:p>
          </table:table-cell>
          <table:table-cell table:number-columns-repeated="4"/>
          <table:table-cell table:style-name="ce8"/>
          <table:table-cell table:style-name="ce8" office:value-type="float" office:value="-18.8381965515013" calcext:value-type="float">
            <text:p>-18.8381965515</text:p>
          </table:table-cell>
          <table:table-cell table:style-name="ce8" office:value-type="float" office:value="-11.5041109674993" calcext:value-type="float">
            <text:p>-11.5041109675</text:p>
          </table:table-cell>
          <table:table-cell table:style-name="ce8" office:value-type="float" office:value="2.50221759050064" calcext:value-type="float">
            <text:p>2.5022175905</text:p>
          </table:table-cell>
          <table:table-cell table:style-name="ce8" office:value-type="float" office:value="-4.35733328825384" calcext:value-type="float">
            <text:p>-4.3573332883</text:p>
          </table:table-cell>
          <table:table-cell table:style-name="ce8" office:value-type="float" office:value="-3.10998313919301" calcext:value-type="float">
            <text:p>-3.1099831392</text:p>
          </table:table-cell>
          <table:table-cell table:style-name="ce8" office:value-type="float" office:value="10.9679212166461" calcext:value-type="float">
            <text:p>10.9679212166</text:p>
          </table:table-cell>
          <table:table-cell table:style-name="ce8" office:value-type="float" office:value="4.11451363221744" calcext:value-type="float">
            <text:p>4.1145136322</text:p>
          </table:table-cell>
          <table:table-cell table:style-name="ce8" office:value-type="float" office:value="-0.239895399558913" calcext:value-type="float">
            <text:p>-0.2398953996</text:p>
          </table:table-cell>
          <table:table-cell table:style-name="ce8" office:value-type="float" office:value="-8.52322299538919" calcext:value-type="float">
            <text:p>-8.5232229954</text:p>
          </table:table-cell>
          <table:table-cell table:style-name="ce8" office:value-type="float" office:value="4.36671384703859" calcext:value-type="float">
            <text:p>4.366713847</text:p>
          </table:table-cell>
          <table:table-cell table:style-name="ce8" office:value-type="float" office:value="-3.47909282878725" calcext:value-type="float">
            <text:p>-3.4790928288</text:p>
          </table:table-cell>
          <table:table-cell table:style-name="ce8" office:value-type="float" office:value="3.86024237332042" calcext:value-type="float">
            <text:p>3.8602423733</text:p>
          </table:table-cell>
          <table:table-cell table:style-name="ce8" office:value-type="float" office:value="-13.2119220111251" calcext:value-type="float">
            <text:p>-13.2119220111</text:p>
          </table:table-cell>
          <table:table-cell table:style-name="ce8" office:value-type="float" office:value="-5.8306634945286" calcext:value-type="float">
            <text:p>-5.8306634945</text:p>
          </table:table-cell>
          <table:table-cell table:style-name="ce8" office:value-type="float" office:value="-20.2092981032215" calcext:value-type="float">
            <text:p>-20.2092981032</text:p>
          </table:table-cell>
          <table:table-cell table:style-name="ce8" office:value-type="float" office:value="-15.3122104241682" calcext:value-type="float">
            <text:p>-15.3122104242</text:p>
          </table:table-cell>
          <table:table-cell table:style-name="ce8" office:value-type="float" office:value="-4.72145147207007" calcext:value-type="float">
            <text:p>-4.7214514721</text:p>
          </table:table-cell>
          <table:table-cell table:style-name="ce8" office:value-type="float" office:value="19.7365563049268" calcext:value-type="float">
            <text:p>19.7365563049</text:p>
          </table:table-cell>
          <table:table-cell table:style-name="ce8" office:value-type="float" office:value="26.618486184629" calcext:value-type="float">
            <text:p>26.6184861846</text:p>
          </table:table-cell>
          <table:table-cell table:style-name="ce8" office:value-type="float" office:value="31.2823475920439" calcext:value-type="float">
            <text:p>31.282347592</text:p>
          </table:table-cell>
          <table:table-cell table:style-name="ce8" table:number-columns-repeated="2"/>
          <table:table-cell table:style-name="ce8" office:value-type="float" office:value="0.164401784436996" calcext:value-type="float">
            <text:p>0.1644017844</text:p>
          </table:table-cell>
          <table:table-cell table:style-name="ce8" office:value-type="float" office:value="12.9246178386382" calcext:value-type="float">
            <text:p>12.9246178386</text:p>
          </table:table-cell>
          <table:table-cell table:style-name="ce8" office:value-type="float" office:value="5.26237600088624" calcext:value-type="float">
            <text:p>5.2623760009</text:p>
          </table:table-cell>
          <table:table-cell table:style-name="ce8" office:value-type="float" office:value="4.08963053186203" calcext:value-type="float">
            <text:p>4.0896305319</text:p>
          </table:table-cell>
          <table:table-cell table:style-name="ce8" office:value-type="float" office:value="-0.177584594865771" calcext:value-type="float">
            <text:p>-0.1775845949</text:p>
          </table:table-cell>
          <table:table-cell table:style-name="ce8" office:value-type="float" office:value="-4.88778774070778" calcext:value-type="float">
            <text:p>-4.8877877407</text:p>
          </table:table-cell>
          <table:table-cell table:style-name="ce8" office:value-type="float" office:value="-3.70280649852283" calcext:value-type="float">
            <text:p>-3.7028064985</text:p>
          </table:table-cell>
          <table:table-cell table:style-name="ce8" office:value-type="float" office:value="-1.81700178015005" calcext:value-type="float">
            <text:p>-1.8170017802</text:p>
          </table:table-cell>
          <table:table-cell table:style-name="ce8" office:value-type="float" office:value="2.21136270134937" calcext:value-type="float">
            <text:p>2.2113627013</text:p>
          </table:table-cell>
          <table:table-cell table:style-name="ce8" office:value-type="float" office:value="-0.43855555567" calcext:value-type="float">
            <text:p>-0.4385555557</text:p>
          </table:table-cell>
          <table:table-cell table:style-name="ce8" office:value-type="float" office:value="-7.75356704928075" calcext:value-type="float">
            <text:p>-7.7535670493</text:p>
          </table:table-cell>
          <table:table-cell table:style-name="ce8" office:value-type="float" office:value="8.58202615982474" calcext:value-type="float">
            <text:p>8.5820261598</text:p>
          </table:table-cell>
          <table:table-cell table:style-name="ce8" office:value-type="float" office:value="4.33265717649092" calcext:value-type="float">
            <text:p>4.3326571765</text:p>
          </table:table-cell>
          <table:table-cell table:style-name="ce8" office:value-type="float" office:value="20.9122186806165" calcext:value-type="float">
            <text:p>20.9122186806</text:p>
          </table:table-cell>
          <table:table-cell table:style-name="ce8" office:value-type="float" office:value="17.7705764698266" calcext:value-type="float">
            <text:p>17.7705764698</text:p>
          </table:table-cell>
          <table:table-cell table:style-name="ce8" office:value-type="float" office:value="34.5512636272176" calcext:value-type="float">
            <text:p>34.5512636272</text:p>
          </table:table-cell>
          <table:table-cell table:style-name="ce8" office:value-type="float" office:value="20.636294336706" calcext:value-type="float">
            <text:p>20.6362943367</text:p>
          </table:table-cell>
          <table:table-cell table:style-name="ce8" office:value-type="float" office:value="20.0211595342709" calcext:value-type="float">
            <text:p>20.0211595343</text:p>
          </table:table-cell>
          <table:table-cell table:style-name="ce8" office:value-type="float" office:value="16.5529793815299" calcext:value-type="float">
            <text:p>16.5529793815</text:p>
          </table:table-cell>
          <table:table-cell table:style-name="ce8" office:value-type="float" office:value="15.3122798349727" calcext:value-type="float">
            <text:p>15.312279835</text:p>
          </table:table-cell>
          <table:table-cell table:number-columns-repeated="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44]" office:value-type="float" office:value="28" calcext:value-type="float">
            <text:p>28</text:p>
          </table:table-cell>
          <table:table-cell table:formula="of:=[.A184]" office:value-type="float" office:value="68" calcext:value-type="float">
            <text:p>68</text:p>
          </table:table-cell>
          <table:table-cell table:formula="of:=[.A165]" office:value-type="float" office:value="49" calcext:value-type="float">
            <text:p>49</text:p>
          </table:table-cell>
          <table:table-cell table:formula="of:=[.A163]" office:value-type="float" office:value="47" calcext:value-type="float">
            <text:p>47</text:p>
          </table:table-cell>
          <table:table-cell table:style-name="ce3" office:value-type="float" office:value="44.1530426181172" calcext:value-type="float">
            <text:p>44.15</text:p>
          </table:table-cell>
          <table:table-cell table:style-name="ce3" table:formula="of:=INDIRECT(ADDRESS(FLOOR(([.A164]-1)/20)+80;38+[.A164]-20*FLOOR(([.A164]-1)/20)))" office:value-type="float" office:value="27.1616997202904" calcext:value-type="float">
            <text:p>27.16</text:p>
          </table:table-cell>
          <table:table-cell table:formula="of:=INDIRECT(ADDRESS(FLOOR(([.A164]-1)/20)+80;18+[.A164]-20*FLOOR(([.A164]-1)/20)))" office:value-type="float" office:value="1" calcext:value-type="float">
            <text:p>1</text:p>
          </table:table-cell>
          <table:table-cell table:formula="of:=INDIRECT(ADDRESS(FLOOR(([.A164]-1)/20)+145;[.A164]-FLOOR(([.A164]-1)/20)*20+19))" office:value-type="float" office:value="8.87130139760935" calcext:value-type="float">
            <text:p>8.8713013976</text:p>
          </table:table-cell>
          <table:table-cell table:formula="of:=INDIRECT(ADDRESS(FLOOR(([.A164]-1)/20)+145;[.A164]-FLOOR(([.A164]-1)/20)*20+41))" office:value-type="float" office:value="-20.5123090389074" calcext:value-type="float">
            <text:p>-20.5123090389</text:p>
          </table:table-cell>
          <table:table-cell table:number-columns-repeated="4"/>
          <table:table-cell table:style-name="ce8"/>
          <table:table-cell table:style-name="ce8" office:value-type="float" office:value="-28.0558132726072" calcext:value-type="float">
            <text:p>-28.0558132726</text:p>
          </table:table-cell>
          <table:table-cell table:style-name="ce8" office:value-type="float" office:value="4.20570899452459" calcext:value-type="float">
            <text:p>4.2057089945</text:p>
          </table:table-cell>
          <table:table-cell table:style-name="ce8" office:value-type="float" office:value="-2.77901169364074" calcext:value-type="float">
            <text:p>-2.7790116936</text:p>
          </table:table-cell>
          <table:table-cell table:style-name="ce8" office:value-type="float" office:value="-3.94865108782189" calcext:value-type="float">
            <text:p>-3.9486510878</text:p>
          </table:table-cell>
          <table:table-cell table:style-name="ce8" office:value-type="float" office:value="5.27404811953473" calcext:value-type="float">
            <text:p>5.2740481195</text:p>
          </table:table-cell>
          <table:table-cell table:style-name="ce8" office:value-type="float" office:value="-4.65763337645965" calcext:value-type="float">
            <text:p>-4.6576333765</text:p>
          </table:table-cell>
          <table:table-cell table:style-name="ce8" office:value-type="float" office:value="-10.8267113824517" calcext:value-type="float">
            <text:p>-10.8267113825</text:p>
          </table:table-cell>
          <table:table-cell table:style-name="ce8" office:value-type="float" office:value="9.92591837705459" calcext:value-type="float">
            <text:p>9.9259183771</text:p>
          </table:table-cell>
          <table:table-cell table:style-name="ce8" office:value-type="float" office:value="-1.93331940619536" calcext:value-type="float">
            <text:p>-1.9333194062</text:p>
          </table:table-cell>
          <table:table-cell table:style-name="ce8" office:value-type="float" office:value="-11.7200176919843" calcext:value-type="float">
            <text:p>-11.720017692</text:p>
          </table:table-cell>
          <table:table-cell table:style-name="ce8" office:value-type="float" office:value="-3.40695647846137" calcext:value-type="float">
            <text:p>-3.4069564785</text:p>
          </table:table-cell>
          <table:table-cell table:style-name="ce8" office:value-type="float" office:value="-1.75592572854901" calcext:value-type="float">
            <text:p>-1.7559257285</text:p>
          </table:table-cell>
          <table:table-cell table:style-name="ce8" office:value-type="float" office:value="-8.26551593543875" calcext:value-type="float">
            <text:p>-8.2655159354</text:p>
          </table:table-cell>
          <table:table-cell table:style-name="ce8" office:value-type="float" office:value="-2.22418369653006" calcext:value-type="float">
            <text:p>-2.2241836965</text:p>
          </table:table-cell>
          <table:table-cell table:style-name="ce8" office:value-type="float" office:value="-6.64839123172834" calcext:value-type="float">
            <text:p>-6.6483912317</text:p>
          </table:table-cell>
          <table:table-cell table:style-name="ce8" office:value-type="float" office:value="-6.57277229364026" calcext:value-type="float">
            <text:p>-6.5727722936</text:p>
          </table:table-cell>
          <table:table-cell table:style-name="ce8" office:value-type="float" office:value="-6.51630347828768" calcext:value-type="float">
            <text:p>-6.5163034783</text:p>
          </table:table-cell>
          <table:table-cell table:style-name="ce8" office:value-type="float" office:value="18.3563391614817" calcext:value-type="float">
            <text:p>18.3563391615</text:p>
          </table:table-cell>
          <table:table-cell table:style-name="ce8" office:value-type="float" office:value="18.0831866443992" calcext:value-type="float">
            <text:p>18.0831866444</text:p>
          </table:table-cell>
          <table:table-cell table:style-name="ce8" office:value-type="float" office:value="3.77315391086238" calcext:value-type="float">
            <text:p>3.7731539109</text:p>
          </table:table-cell>
          <table:table-cell table:style-name="ce8" table:number-columns-repeated="2"/>
          <table:table-cell table:style-name="ce8" office:value-type="float" office:value="9.89515806667946" calcext:value-type="float">
            <text:p>9.8951580667</text:p>
          </table:table-cell>
          <table:table-cell table:style-name="ce8" office:value-type="float" office:value="6.82705630570359" calcext:value-type="float">
            <text:p>6.8270563057</text:p>
          </table:table-cell>
          <table:table-cell table:style-name="ce8" office:value-type="float" office:value="11.0265260035001" calcext:value-type="float">
            <text:p>11.0265260035</text:p>
          </table:table-cell>
          <table:table-cell table:style-name="ce8" office:value-type="float" office:value="11.1457846318059" calcext:value-type="float">
            <text:p>11.1457846318</text:p>
          </table:table-cell>
          <table:table-cell table:style-name="ce8" office:value-type="float" office:value="16.0255636158755" calcext:value-type="float">
            <text:p>16.0255636159</text:p>
          </table:table-cell>
          <table:table-cell table:style-name="ce8" office:value-type="float" office:value="-1.09229307071654" calcext:value-type="float">
            <text:p>-1.0922930707</text:p>
          </table:table-cell>
          <table:table-cell table:style-name="ce8" office:value-type="float" office:value="0.676755012869732" calcext:value-type="float">
            <text:p>0.6767550129</text:p>
          </table:table-cell>
          <table:table-cell table:style-name="ce8" office:value-type="float" office:value="4.55223074817984" calcext:value-type="float">
            <text:p>4.5522307482</text:p>
          </table:table-cell>
          <table:table-cell table:style-name="ce8" office:value-type="float" office:value="9.38769246327166" calcext:value-type="float">
            <text:p>9.3876924633</text:p>
          </table:table-cell>
          <table:table-cell table:style-name="ce8" office:value-type="float" office:value="3.17514039979177" calcext:value-type="float">
            <text:p>3.1751403998</text:p>
          </table:table-cell>
          <table:table-cell table:style-name="ce8" office:value-type="float" office:value="-5.14089978481922" calcext:value-type="float">
            <text:p>-5.1408997848</text:p>
          </table:table-cell>
          <table:table-cell table:style-name="ce8" office:value-type="float" office:value="-1.68359056684862" calcext:value-type="float">
            <text:p>-1.6835905668</text:p>
          </table:table-cell>
          <table:table-cell table:style-name="ce8" office:value-type="float" office:value="-2.53358966087548" calcext:value-type="float">
            <text:p>-2.5335896609</text:p>
          </table:table-cell>
          <table:table-cell table:style-name="ce8" office:value-type="float" office:value="-1.63675746815565" calcext:value-type="float">
            <text:p>-1.6367574682</text:p>
          </table:table-cell>
          <table:table-cell table:style-name="ce8" office:value-type="float" office:value="18.5276182914401" calcext:value-type="float">
            <text:p>18.5276182914</text:p>
          </table:table-cell>
          <table:table-cell table:style-name="ce8" office:value-type="float" office:value="21.582554166784" calcext:value-type="float">
            <text:p>21.5825541668</text:p>
          </table:table-cell>
          <table:table-cell table:style-name="ce8" office:value-type="float" office:value="10.421944484485" calcext:value-type="float">
            <text:p>10.4219444845</text:p>
          </table:table-cell>
          <table:table-cell table:style-name="ce8" office:value-type="float" office:value="8.3554826717094" calcext:value-type="float">
            <text:p>8.3554826717</text:p>
          </table:table-cell>
          <table:table-cell table:style-name="ce8" office:value-type="float" office:value="17.3435466980435" calcext:value-type="float">
            <text:p>17.343546698</text:p>
          </table:table-cell>
          <table:table-cell table:style-name="ce8" office:value-type="float" office:value="-1.98418324989343" calcext:value-type="float">
            <text:p>-1.9841832499</text:p>
          </table:table-cell>
          <table:table-cell table:number-columns-repeated="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45]" office:value-type="float" office:value="29" calcext:value-type="float">
            <text:p>29</text:p>
          </table:table-cell>
          <table:table-cell table:formula="of:=[.A185]" office:value-type="float" office:value="69" calcext:value-type="float">
            <text:p>69</text:p>
          </table:table-cell>
          <table:table-cell table:formula="of:=[.A166]" office:value-type="float" office:value="50" calcext:value-type="float">
            <text:p>50</text:p>
          </table:table-cell>
          <table:table-cell table:formula="of:=[.A164]" office:value-type="float" office:value="48" calcext:value-type="float">
            <text:p>48</text:p>
          </table:table-cell>
          <table:table-cell table:style-name="ce3" office:value-type="float" office:value="46.0910618666331" calcext:value-type="float">
            <text:p>46.09</text:p>
          </table:table-cell>
          <table:table-cell table:style-name="ce3" table:formula="of:=INDIRECT(ADDRESS(FLOOR(([.A165]-1)/20)+80;38+[.A165]-20*FLOOR(([.A165]-1)/20)))" office:value-type="float" office:value="27.591567751164" calcext:value-type="float">
            <text:p>27.59</text:p>
          </table:table-cell>
          <table:table-cell table:formula="of:=INDIRECT(ADDRESS(FLOOR(([.A165]-1)/20)+80;18+[.A165]-20*FLOOR(([.A165]-1)/20)))" office:value-type="float" office:value="1" calcext:value-type="float">
            <text:p>1</text:p>
          </table:table-cell>
          <table:table-cell table:formula="of:=INDIRECT(ADDRESS(FLOOR(([.A165]-1)/20)+145;[.A165]-FLOOR(([.A165]-1)/20)*20+19))" office:value-type="float" office:value="-0.844971905128601" calcext:value-type="float">
            <text:p>-0.8449719051</text:p>
          </table:table-cell>
          <table:table-cell table:formula="of:=INDIRECT(ADDRESS(FLOOR(([.A165]-1)/20)+145;[.A165]-FLOOR(([.A165]-1)/20)*20+41))" office:value-type="float" office:value="-19.4889971767353" calcext:value-type="float">
            <text:p>-19.4889971767</text:p>
          </table:table-cell>
          <table:table-cell table:number-columns-repeated="4"/>
          <table:table-cell table:style-name="ce8" table:number-columns-repeated="43"/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46]" office:value-type="float" office:value="30" calcext:value-type="float">
            <text:p>30</text:p>
          </table:table-cell>
          <table:table-cell table:formula="of:=[.A186]" office:value-type="float" office:value="70" calcext:value-type="float">
            <text:p>70</text:p>
          </table:table-cell>
          <table:table-cell table:formula="of:=[.A167]" office:value-type="float" office:value="51" calcext:value-type="float">
            <text:p>51</text:p>
          </table:table-cell>
          <table:table-cell table:formula="of:=[.A165]" office:value-type="float" office:value="49" calcext:value-type="float">
            <text:p>49</text:p>
          </table:table-cell>
          <table:table-cell table:style-name="ce3" office:value-type="float" office:value="45.8577964748498" calcext:value-type="float">
            <text:p>45.86</text:p>
          </table:table-cell>
          <table:table-cell table:style-name="ce3" table:formula="of:=INDIRECT(ADDRESS(FLOOR(([.A166]-1)/20)+80;38+[.A166]-20*FLOOR(([.A166]-1)/20)))" office:value-type="float" office:value="28.2711793467761" calcext:value-type="float">
            <text:p>28.27</text:p>
          </table:table-cell>
          <table:table-cell table:formula="of:=INDIRECT(ADDRESS(FLOOR(([.A166]-1)/20)+80;18+[.A166]-20*FLOOR(([.A166]-1)/20)))" office:value-type="float" office:value="1" calcext:value-type="float">
            <text:p>1</text:p>
          </table:table-cell>
          <table:table-cell table:formula="of:=INDIRECT(ADDRESS(FLOOR(([.A166]-1)/20)+145;[.A166]-FLOOR(([.A166]-1)/20)*20+19))" office:value-type="float" office:value="5.09624914191857" calcext:value-type="float">
            <text:p>5.0962491419</text:p>
          </table:table-cell>
          <table:table-cell table:formula="of:=INDIRECT(ADDRESS(FLOOR(([.A166]-1)/20)+145;[.A166]-FLOOR(([.A166]-1)/20)*20+41))" office:value-type="float" office:value="-5.29465291400069" calcext:value-type="float">
            <text:p>-5.294652914</text:p>
          </table:table-cell>
          <table:table-cell table:number-columns-repeated="4"/>
          <table:table-cell table:style-name="ce8" office:value-type="string" calcext:value-type="string">
            <text:p>ABS</text:p>
          </table:table-cell>
          <table:table-cell table:style-name="ce8" table:number-columns-repeated="42"/>
          <table:table-cell table:number-columns-repeated="1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47]" office:value-type="float" office:value="31" calcext:value-type="float">
            <text:p>31</text:p>
          </table:table-cell>
          <table:table-cell table:formula="of:=[.A187]" office:value-type="float" office:value="71" calcext:value-type="float">
            <text:p>71</text:p>
          </table:table-cell>
          <table:table-cell table:formula="of:=[.A168]" office:value-type="float" office:value="52" calcext:value-type="float">
            <text:p>52</text:p>
          </table:table-cell>
          <table:table-cell table:formula="of:=[.A166]" office:value-type="float" office:value="50" calcext:value-type="float">
            <text:p>5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67]-1)/20)+80;38+[.A167]-20*FLOOR(([.A167]-1)/20)))" office:value-type="float" office:value="30.9541455312313" calcext:value-type="float">
            <text:p>30.95</text:p>
          </table:table-cell>
          <table:table-cell table:formula="of:=INDIRECT(ADDRESS(FLOOR(([.A167]-1)/20)+80;18+[.A167]-20*FLOOR(([.A167]-1)/20)))" office:value-type="float" office:value="0" calcext:value-type="float">
            <text:p>0</text:p>
          </table:table-cell>
          <table:table-cell table:formula="of:=INDIRECT(ADDRESS(FLOOR(([.A167]-1)/20)+145;[.A167]-FLOOR(([.A167]-1)/20)*20+19))" office:value-type="float" office:value="15.0371671388025" calcext:value-type="float">
            <text:p>15.0371671388</text:p>
          </table:table-cell>
          <table:table-cell table:formula="of:=INDIRECT(ADDRESS(FLOOR(([.A167]-1)/20)+145;[.A167]-FLOOR(([.A167]-1)/20)*20+41))" office:value-type="float" office:value="1.34477167232428" calcext:value-type="float">
            <text:p>1.3447716723</text:p>
          </table:table-cell>
          <table:table-cell table:number-columns-repeated="4"/>
          <table:table-cell table:style-name="ce8"/>
          <table:table-cell table:style-name="ce8" office:value-type="float" office:value="17.9567649788067" calcext:value-type="float">
            <text:p>17.9567649788</text:p>
          </table:table-cell>
          <table:table-cell table:style-name="ce8" office:value-type="float" office:value="28.5468636236259" calcext:value-type="float">
            <text:p>28.5468636236</text:p>
          </table:table-cell>
          <table:table-cell table:style-name="ce8" office:value-type="float" office:value="21.4784914390254" calcext:value-type="float">
            <text:p>21.478491439</text:p>
          </table:table-cell>
          <table:table-cell table:style-name="ce8" office:value-type="float" office:value="21.4993752146605" calcext:value-type="float">
            <text:p>21.4993752147</text:p>
          </table:table-cell>
          <table:table-cell table:style-name="ce8" office:value-type="float" office:value="14.7170079465202" calcext:value-type="float">
            <text:p>14.7170079465</text:p>
          </table:table-cell>
          <table:table-cell table:style-name="ce8" office:value-type="float" office:value="13.1271292571332" calcext:value-type="float">
            <text:p>13.1271292571</text:p>
          </table:table-cell>
          <table:table-cell table:style-name="ce8" office:value-type="float" office:value="3.91482160838886" calcext:value-type="float">
            <text:p>3.9148216084</text:p>
          </table:table-cell>
          <table:table-cell table:style-name="ce8" office:value-type="float" office:value="5.73395528190341" calcext:value-type="float">
            <text:p>5.7339552819</text:p>
          </table:table-cell>
          <table:table-cell table:style-name="ce8" office:value-type="float" office:value="16.6807013296506" calcext:value-type="float">
            <text:p>16.6807013297</text:p>
          </table:table-cell>
          <table:table-cell table:style-name="ce8" office:value-type="float" office:value="10.6991003614901" calcext:value-type="float">
            <text:p>10.6991003615</text:p>
          </table:table-cell>
          <table:table-cell table:style-name="ce8" office:value-type="float" office:value="17.846527468852" calcext:value-type="float">
            <text:p>17.8465274689</text:p>
          </table:table-cell>
          <table:table-cell table:style-name="ce8" office:value-type="float" office:value="2.56019586043402" calcext:value-type="float">
            <text:p>2.5601958604</text:p>
          </table:table-cell>
          <table:table-cell table:style-name="ce8" office:value-type="float" office:value="2.72992058697335" calcext:value-type="float">
            <text:p>2.729920587</text:p>
          </table:table-cell>
          <table:table-cell table:style-name="ce8" office:value-type="float" office:value="14.3585923433405" calcext:value-type="float">
            <text:p>14.3585923433</text:p>
          </table:table-cell>
          <table:table-cell table:style-name="ce8" office:value-type="float" office:value="12.2308942051458" calcext:value-type="float">
            <text:p>12.2308942051</text:p>
          </table:table-cell>
          <table:table-cell table:style-name="ce8" office:value-type="float" office:value="12.8808698622871" calcext:value-type="float">
            <text:p>12.8808698623</text:p>
          </table:table-cell>
          <table:table-cell table:style-name="ce8" office:value-type="float" office:value="23.2802222201375" calcext:value-type="float">
            <text:p>23.2802222201</text:p>
          </table:table-cell>
          <table:table-cell table:style-name="ce8" office:value-type="float" office:value="24.8858031157301" calcext:value-type="float">
            <text:p>24.8858031157</text:p>
          </table:table-cell>
          <table:table-cell table:style-name="ce8" office:value-type="float" office:value="25.9972118085419" calcext:value-type="float">
            <text:p>25.9972118085</text:p>
          </table:table-cell>
          <table:table-cell table:style-name="ce8" office:value-type="float" office:value="35.8812066737001" calcext:value-type="float">
            <text:p>35.8812066737</text:p>
          </table:table-cell>
          <table:table-cell table:style-name="ce8" table:number-columns-repeated="22"/>
          <table:table-cell table:number-columns-repeated="1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48]" office:value-type="float" office:value="32" calcext:value-type="float">
            <text:p>32</text:p>
          </table:table-cell>
          <table:table-cell table:formula="of:=[.A188]" office:value-type="float" office:value="72" calcext:value-type="float">
            <text:p>72</text:p>
          </table:table-cell>
          <table:table-cell table:formula="of:=[.A169]" office:value-type="float" office:value="53" calcext:value-type="float">
            <text:p>53</text:p>
          </table:table-cell>
          <table:table-cell table:formula="of:=[.A167]" office:value-type="float" office:value="51" calcext:value-type="float">
            <text:p>51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68]-1)/20)+80;38+[.A168]-20*FLOOR(([.A168]-1)/20)))" office:value-type="float" office:value="32.5155001732629" calcext:value-type="float">
            <text:p>32.52</text:p>
          </table:table-cell>
          <table:table-cell table:formula="of:=INDIRECT(ADDRESS(FLOOR(([.A168]-1)/20)+80;18+[.A168]-20*FLOOR(([.A168]-1)/20)))" office:value-type="float" office:value="0" calcext:value-type="float">
            <text:p>0</text:p>
          </table:table-cell>
          <table:table-cell table:formula="of:=INDIRECT(ADDRESS(FLOOR(([.A168]-1)/20)+145;[.A168]-FLOOR(([.A168]-1)/20)*20+19))" office:value-type="float" office:value="12.6211747179226" calcext:value-type="float">
            <text:p>12.6211747179</text:p>
          </table:table-cell>
          <table:table-cell table:formula="of:=INDIRECT(ADDRESS(FLOOR(([.A168]-1)/20)+145;[.A168]-FLOOR(([.A168]-1)/20)*20+41))" office:value-type="float" office:value="-2.51619125117595" calcext:value-type="float">
            <text:p>-2.5161912512</text:p>
          </table:table-cell>
          <table:table-cell table:number-columns-repeated="4"/>
          <table:table-cell table:style-name="ce8"/>
          <table:table-cell table:style-name="ce8" office:value-type="float" office:value="15.1329943233081" calcext:value-type="float">
            <text:p>15.1329943233</text:p>
          </table:table-cell>
          <table:table-cell table:style-name="ce8" office:value-type="float" office:value="5.92119684919523" calcext:value-type="float">
            <text:p>5.9211968492</text:p>
          </table:table-cell>
          <table:table-cell table:style-name="ce8" office:value-type="float" office:value="14.5326169932754" calcext:value-type="float">
            <text:p>14.5326169933</text:p>
          </table:table-cell>
          <table:table-cell table:style-name="ce8" office:value-type="float" office:value="17.649752192615" calcext:value-type="float">
            <text:p>17.6497521926</text:p>
          </table:table-cell>
          <table:table-cell table:style-name="ce8" office:value-type="float" office:value="29.7493809558113" calcext:value-type="float">
            <text:p>29.7493809558</text:p>
          </table:table-cell>
          <table:table-cell table:style-name="ce8" office:value-type="float" office:value="26.5078504426664" calcext:value-type="float">
            <text:p>26.5078504427</text:p>
          </table:table-cell>
          <table:table-cell table:style-name="ce8" office:value-type="float" office:value="37.8951693443578" calcext:value-type="float">
            <text:p>37.8951693444</text:p>
          </table:table-cell>
          <table:table-cell table:style-name="ce8" office:value-type="float" office:value="25.7853870885594" calcext:value-type="float">
            <text:p>25.7853870886</text:p>
          </table:table-cell>
          <table:table-cell table:style-name="ce8" office:value-type="float" office:value="20.9460259713922" calcext:value-type="float">
            <text:p>20.9460259714</text:p>
          </table:table-cell>
          <table:table-cell table:style-name="ce8" office:value-type="float" office:value="23.9674900286137" calcext:value-type="float">
            <text:p>23.9674900286</text:p>
          </table:table-cell>
          <table:table-cell table:style-name="ce8" office:value-type="float" office:value="21.8170900888841" calcext:value-type="float">
            <text:p>21.8170900889</text:p>
          </table:table-cell>
          <table:table-cell table:style-name="ce8" office:value-type="float" office:value="16.9528322810539" calcext:value-type="float">
            <text:p>16.9528322811</text:p>
          </table:table-cell>
          <table:table-cell table:style-name="ce8" office:value-type="float" office:value="5.41520468450552" calcext:value-type="float">
            <text:p>5.4152046845</text:p>
          </table:table-cell>
          <table:table-cell table:style-name="ce8" office:value-type="float" office:value="4.76804175689657" calcext:value-type="float">
            <text:p>4.7680417569</text:p>
          </table:table-cell>
          <table:table-cell table:style-name="ce8" office:value-type="float" office:value="5.69001110574992" calcext:value-type="float">
            <text:p>5.6900111057</text:p>
          </table:table-cell>
          <table:table-cell table:style-name="ce8" office:value-type="float" office:value="10.7210967064696" calcext:value-type="float">
            <text:p>10.7210967065</text:p>
          </table:table-cell>
          <table:table-cell table:style-name="ce8" office:value-type="float" office:value="9.84519431581769" calcext:value-type="float">
            <text:p>9.8451943158</text:p>
          </table:table-cell>
          <table:table-cell table:style-name="ce8" office:value-type="float" office:value="11.751658889848" calcext:value-type="float">
            <text:p>11.7516588898</text:p>
          </table:table-cell>
          <table:table-cell table:style-name="ce8" office:value-type="float" office:value="7.18661581348176" calcext:value-type="float">
            <text:p>7.1866158135</text:p>
          </table:table-cell>
          <table:table-cell table:style-name="ce8" office:value-type="float" office:value="2.64510201746577" calcext:value-type="float">
            <text:p>2.6451020175</text:p>
          </table:table-cell>
          <table:table-cell table:style-name="ce8" table:number-columns-repeated="22"/>
          <table:table-cell table:number-columns-repeated="1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49]" office:value-type="float" office:value="33" calcext:value-type="float">
            <text:p>33</text:p>
          </table:table-cell>
          <table:table-cell table:formula="of:=[.A189]" office:value-type="float" office:value="73" calcext:value-type="float">
            <text:p>73</text:p>
          </table:table-cell>
          <table:table-cell table:formula="of:=[.A170]" office:value-type="float" office:value="54" calcext:value-type="float">
            <text:p>54</text:p>
          </table:table-cell>
          <table:table-cell table:formula="of:=[.A168]" office:value-type="float" office:value="52" calcext:value-type="float">
            <text:p>52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69]-1)/20)+80;38+[.A169]-20*FLOOR(([.A169]-1)/20)))" office:value-type="float" office:value="31.6128052375746" calcext:value-type="float">
            <text:p>31.61</text:p>
          </table:table-cell>
          <table:table-cell table:formula="of:=INDIRECT(ADDRESS(FLOOR(([.A169]-1)/20)+80;18+[.A169]-20*FLOOR(([.A169]-1)/20)))" office:value-type="float" office:value="0" calcext:value-type="float">
            <text:p>0</text:p>
          </table:table-cell>
          <table:table-cell table:formula="of:=INDIRECT(ADDRESS(FLOOR(([.A169]-1)/20)+145;[.A169]-FLOOR(([.A169]-1)/20)*20+19))" office:value-type="float" office:value="8.41273270462991" calcext:value-type="float">
            <text:p>8.4127327046</text:p>
          </table:table-cell>
          <table:table-cell table:formula="of:=INDIRECT(ADDRESS(FLOOR(([.A169]-1)/20)+145;[.A169]-FLOOR(([.A169]-1)/20)*20+41))" office:value-type="float" office:value="13.8582334507719" calcext:value-type="float">
            <text:p>13.8582334508</text:p>
          </table:table-cell>
          <table:table-cell table:number-columns-repeated="4"/>
          <table:table-cell table:style-name="ce8"/>
          <table:table-cell table:style-name="ce8" office:value-type="float" office:value="5.71210453877834" calcext:value-type="float">
            <text:p>5.7121045388</text:p>
          </table:table-cell>
          <table:table-cell table:style-name="ce8" office:value-type="float" office:value="25.8033020923246" calcext:value-type="float">
            <text:p>25.8033020923</text:p>
          </table:table-cell>
          <table:table-cell table:style-name="ce8" office:value-type="float" office:value="29.6398899332744" calcext:value-type="float">
            <text:p>29.6398899333</text:p>
          </table:table-cell>
          <table:table-cell table:style-name="ce8" office:value-type="float" office:value="35.5574892352457" calcext:value-type="float">
            <text:p>35.5574892352</text:p>
          </table:table-cell>
          <table:table-cell table:style-name="ce8" office:value-type="float" office:value="40.5644403926867" calcext:value-type="float">
            <text:p>40.5644403927</text:p>
          </table:table-cell>
          <table:table-cell table:style-name="ce8" office:value-type="float" office:value="22.9630238791259" calcext:value-type="float">
            <text:p>22.9630238791</text:p>
          </table:table-cell>
          <table:table-cell table:style-name="ce8" office:value-type="float" office:value="26.9999903005267" calcext:value-type="float">
            <text:p>26.9999903005</text:p>
          </table:table-cell>
          <table:table-cell table:style-name="ce8" office:value-type="float" office:value="22.348485644331" calcext:value-type="float">
            <text:p>22.3484856443</text:p>
          </table:table-cell>
          <table:table-cell table:style-name="ce8" office:value-type="float" office:value="19.5073060281335" calcext:value-type="float">
            <text:p>19.5073060281</text:p>
          </table:table-cell>
          <table:table-cell table:style-name="ce8" office:value-type="float" office:value="7.348816557531" calcext:value-type="float">
            <text:p>7.3488165575</text:p>
          </table:table-cell>
          <table:table-cell table:style-name="ce8" office:value-type="float" office:value="15.097178756674" calcext:value-type="float">
            <text:p>15.0971787567</text:p>
          </table:table-cell>
          <table:table-cell table:style-name="ce8" office:value-type="float" office:value="12.8695481534055" calcext:value-type="float">
            <text:p>12.8695481534</text:p>
          </table:table-cell>
          <table:table-cell table:style-name="ce8" office:value-type="float" office:value="16.2118692918381" calcext:value-type="float">
            <text:p>16.2118692918</text:p>
          </table:table-cell>
          <table:table-cell table:style-name="ce8" office:value-type="float" office:value="4.7076482924426" calcext:value-type="float">
            <text:p>4.7076482924</text:p>
          </table:table-cell>
          <table:table-cell table:style-name="ce8" office:value-type="float" office:value="13.4426390955514" calcext:value-type="float">
            <text:p>13.4426390956</text:p>
          </table:table-cell>
          <table:table-cell table:style-name="ce8" office:value-type="float" office:value="4.47817902119315" calcext:value-type="float">
            <text:p>4.4781790212</text:p>
          </table:table-cell>
          <table:table-cell table:style-name="ce8" office:value-type="float" office:value="9.83542712613265" calcext:value-type="float">
            <text:p>9.8354271261</text:p>
          </table:table-cell>
          <table:table-cell table:style-name="ce8" office:value-type="float" office:value="12.2994557647796" calcext:value-type="float">
            <text:p>12.2994557648</text:p>
          </table:table-cell>
          <table:table-cell table:style-name="ce8" office:value-type="float" office:value="4.49792267945658" calcext:value-type="float">
            <text:p>4.4979226795</text:p>
          </table:table-cell>
          <table:table-cell table:style-name="ce8" office:value-type="float" office:value="13.9137793947156" calcext:value-type="float">
            <text:p>13.9137793947</text:p>
          </table:table-cell>
          <table:table-cell table:style-name="ce8" table:number-columns-repeated="22"/>
          <table:table-cell table:number-columns-repeated="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150]" office:value-type="float" office:value="34" calcext:value-type="float">
            <text:p>34</text:p>
          </table:table-cell>
          <table:table-cell table:formula="of:=[.A190]" office:value-type="float" office:value="74" calcext:value-type="float">
            <text:p>74</text:p>
          </table:table-cell>
          <table:table-cell table:formula="of:=[.A171]" office:value-type="float" office:value="55" calcext:value-type="float">
            <text:p>55</text:p>
          </table:table-cell>
          <table:table-cell table:formula="of:=[.A169]" office:value-type="float" office:value="53" calcext:value-type="float">
            <text:p>53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70]-1)/20)+80;38+[.A170]-20*FLOOR(([.A170]-1)/20)))" office:value-type="float" office:value="32.7959834391954" calcext:value-type="float">
            <text:p>32.80</text:p>
          </table:table-cell>
          <table:table-cell table:formula="of:=INDIRECT(ADDRESS(FLOOR(([.A170]-1)/20)+80;18+[.A170]-20*FLOOR(([.A170]-1)/20)))" office:value-type="float" office:value="0" calcext:value-type="float">
            <text:p>0</text:p>
          </table:table-cell>
          <table:table-cell table:formula="of:=INDIRECT(ADDRESS(FLOOR(([.A170]-1)/20)+145;[.A170]-FLOOR(([.A170]-1)/20)*20+19))" office:value-type="float" office:value="-4.64907789884341" calcext:value-type="float">
            <text:p>-4.6490778988</text:p>
          </table:table-cell>
          <table:table-cell table:formula="of:=INDIRECT(ADDRESS(FLOOR(([.A170]-1)/20)+145;[.A170]-FLOOR(([.A170]-1)/20)*20+41))" office:value-type="float" office:value="0.740288549028988" calcext:value-type="float">
            <text:p>0.740288549</text:p>
          </table:table-cell>
          <table:table-cell table:number-columns-repeated="4"/>
          <table:table-cell table:style-name="ce8"/>
          <table:table-cell table:style-name="ce8" office:value-type="float" office:value="15.1846507721163" calcext:value-type="float">
            <text:p>15.1846507721</text:p>
          </table:table-cell>
          <table:table-cell table:style-name="ce8" office:value-type="float" office:value="15.1928574332798" calcext:value-type="float">
            <text:p>15.1928574333</text:p>
          </table:table-cell>
          <table:table-cell table:style-name="ce8" office:value-type="float" office:value="36.4227870674655" calcext:value-type="float">
            <text:p>36.4227870675</text:p>
          </table:table-cell>
          <table:table-cell table:style-name="ce8" office:value-type="float" office:value="19.8874936354748" calcext:value-type="float">
            <text:p>19.8874936355</text:p>
          </table:table-cell>
          <table:table-cell table:style-name="ce8" office:value-type="float" office:value="23.9177332238156" calcext:value-type="float">
            <text:p>23.9177332238</text:p>
          </table:table-cell>
          <table:table-cell table:style-name="ce8" office:value-type="float" office:value="18.1605290207166" calcext:value-type="float">
            <text:p>18.1605290207</text:p>
          </table:table-cell>
          <table:table-cell table:style-name="ce8" office:value-type="float" office:value="19.8944929988313" calcext:value-type="float">
            <text:p>19.8944929988</text:p>
          </table:table-cell>
          <table:table-cell table:style-name="ce8" office:value-type="float" office:value="21.3522997766207" calcext:value-type="float">
            <text:p>21.3522997766</text:p>
          </table:table-cell>
          <table:table-cell table:style-name="ce8" office:value-type="float" office:value="8.87802913512343" calcext:value-type="float">
            <text:p>8.8780291351</text:p>
          </table:table-cell>
          <table:table-cell table:style-name="ce8" office:value-type="float" office:value="7.23931528230965" calcext:value-type="float">
            <text:p>7.2393152823</text:p>
          </table:table-cell>
          <table:table-cell table:style-name="ce8" office:value-type="float" office:value="26.388128351612" calcext:value-type="float">
            <text:p>26.3881283516</text:p>
          </table:table-cell>
          <table:table-cell table:style-name="ce8" office:value-type="float" office:value="23.594306331025" calcext:value-type="float">
            <text:p>23.594306331</text:p>
          </table:table-cell>
          <table:table-cell table:style-name="ce8" office:value-type="float" office:value="17.374024393537" calcext:value-type="float">
            <text:p>17.3740243935</text:p>
          </table:table-cell>
          <table:table-cell table:style-name="ce8" office:value-type="float" office:value="6.98224746244618" calcext:value-type="float">
            <text:p>6.9822474624</text:p>
          </table:table-cell>
          <table:table-cell table:style-name="ce8" office:value-type="float" office:value="18.5771226690613" calcext:value-type="float">
            <text:p>18.5771226691</text:p>
          </table:table-cell>
          <table:table-cell table:style-name="ce8" office:value-type="float" office:value="8.33794598302058" calcext:value-type="float">
            <text:p>8.337945983</text:p>
          </table:table-cell>
          <table:table-cell table:style-name="ce8" office:value-type="float" office:value="14.1370695992659" calcext:value-type="float">
            <text:p>14.1370695993</text:p>
          </table:table-cell>
          <table:table-cell table:style-name="ce8" office:value-type="float" office:value="8.33959079055425" calcext:value-type="float">
            <text:p>8.3395907906</text:p>
          </table:table-cell>
          <table:table-cell table:style-name="ce8" office:value-type="float" office:value="7.95857455636686" calcext:value-type="float">
            <text:p>7.9585745564</text:p>
          </table:table-cell>
          <table:table-cell table:style-name="ce8" office:value-type="float" office:value="15.8978429942079" calcext:value-type="float">
            <text:p>15.8978429942</text:p>
          </table:table-cell>
          <table:table-cell table:style-name="ce8" table:number-columns-repeated="22"/>
          <table:table-cell table:number-columns-repeated="1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51]" office:value-type="float" office:value="35" calcext:value-type="float">
            <text:p>35</text:p>
          </table:table-cell>
          <table:table-cell table:formula="of:=[.A191]" office:value-type="float" office:value="75" calcext:value-type="float">
            <text:p>75</text:p>
          </table:table-cell>
          <table:table-cell table:formula="of:=[.A172]" office:value-type="float" office:value="56" calcext:value-type="float">
            <text:p>56</text:p>
          </table:table-cell>
          <table:table-cell table:formula="of:=[.A170]" office:value-type="float" office:value="54" calcext:value-type="float">
            <text:p>54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71]-1)/20)+80;38+[.A171]-20*FLOOR(([.A171]-1)/20)))" office:value-type="float" office:value="31.8302270645717" calcext:value-type="float">
            <text:p>31.83</text:p>
          </table:table-cell>
          <table:table-cell table:formula="of:=INDIRECT(ADDRESS(FLOOR(([.A171]-1)/20)+80;18+[.A171]-20*FLOOR(([.A171]-1)/20)))" office:value-type="float" office:value="0" calcext:value-type="float">
            <text:p>0</text:p>
          </table:table-cell>
          <table:table-cell table:formula="of:=INDIRECT(ADDRESS(FLOOR(([.A171]-1)/20)+145;[.A171]-FLOOR(([.A171]-1)/20)*20+19))" office:value-type="float" office:value="-9.17437139570633" calcext:value-type="float">
            <text:p>-9.1743713957</text:p>
          </table:table-cell>
          <table:table-cell table:formula="of:=INDIRECT(ADDRESS(FLOOR(([.A171]-1)/20)+145;[.A171]-FLOOR(([.A171]-1)/20)*20+41))" office:value-type="float" office:value="-9.82524581610524" calcext:value-type="float">
            <text:p>-9.8252458161</text:p>
          </table:table-cell>
          <table:table-cell table:number-columns-repeated="4"/>
          <table:table-cell table:style-name="ce8"/>
          <table:table-cell table:style-name="ce8" office:value-type="float" office:value="18.7223426157844" calcext:value-type="float">
            <text:p>18.7223426158</text:p>
          </table:table-cell>
          <table:table-cell table:style-name="ce8" office:value-type="float" office:value="20.2355037469772" calcext:value-type="float">
            <text:p>20.235503747</text:p>
          </table:table-cell>
          <table:table-cell table:style-name="ce8" office:value-type="float" office:value="13.2182472857694" calcext:value-type="float">
            <text:p>13.2182472858</text:p>
          </table:table-cell>
          <table:table-cell table:style-name="ce8" office:value-type="float" office:value="5.2379497637374" calcext:value-type="float">
            <text:p>5.2379497637</text:p>
          </table:table-cell>
          <table:table-cell table:style-name="ce8" office:value-type="float" office:value="18.5197786131775" calcext:value-type="float">
            <text:p>18.5197786132</text:p>
          </table:table-cell>
          <table:table-cell table:style-name="ce8" office:value-type="float" office:value="20.48768378784" calcext:value-type="float">
            <text:p>20.4876837878</text:p>
          </table:table-cell>
          <table:table-cell table:style-name="ce8" office:value-type="float" office:value="22.9284380453809" calcext:value-type="float">
            <text:p>22.9284380454</text:p>
          </table:table-cell>
          <table:table-cell table:style-name="ce8" office:value-type="float" office:value="19.5905675784865" calcext:value-type="float">
            <text:p>19.5905675785</text:p>
          </table:table-cell>
          <table:table-cell table:style-name="ce8" office:value-type="float" office:value="13.2112462426397" calcext:value-type="float">
            <text:p>13.2112462426</text:p>
          </table:table-cell>
          <table:table-cell table:style-name="ce8" office:value-type="float" office:value="12.3267576689343" calcext:value-type="float">
            <text:p>12.3267576689</text:p>
          </table:table-cell>
          <table:table-cell table:style-name="ce8" office:value-type="float" office:value="7.35041097810415" calcext:value-type="float">
            <text:p>7.3504109781</text:p>
          </table:table-cell>
          <table:table-cell table:style-name="ce8" office:value-type="float" office:value="29.1690321003661" calcext:value-type="float">
            <text:p>29.1690321004</text:p>
          </table:table-cell>
          <table:table-cell table:style-name="ce8" office:value-type="float" office:value="24.1419976039576" calcext:value-type="float">
            <text:p>24.141997604</text:p>
          </table:table-cell>
          <table:table-cell table:style-name="ce8" office:value-type="float" office:value="12.8613300934757" calcext:value-type="float">
            <text:p>12.8613300935</text:p>
          </table:table-cell>
          <table:table-cell table:style-name="ce8" office:value-type="float" office:value="12.100357140667" calcext:value-type="float">
            <text:p>12.1003571407</text:p>
          </table:table-cell>
          <table:table-cell table:style-name="ce8" office:value-type="float" office:value="5.96625179179716" calcext:value-type="float">
            <text:p>5.9662517918</text:p>
          </table:table-cell>
          <table:table-cell table:style-name="ce8" office:value-type="float" office:value="13.6074776097868" calcext:value-type="float">
            <text:p>13.6074776098</text:p>
          </table:table-cell>
          <table:table-cell table:style-name="ce8" office:value-type="float" office:value="12.8013267154815" calcext:value-type="float">
            <text:p>12.8013267155</text:p>
          </table:table-cell>
          <table:table-cell table:style-name="ce8" office:value-type="float" office:value="13.1003783462105" calcext:value-type="float">
            <text:p>13.1003783462</text:p>
          </table:table-cell>
          <table:table-cell table:style-name="ce8" office:value-type="float" office:value="19.3722009089382" calcext:value-type="float">
            <text:p>19.3722009089</text:p>
          </table:table-cell>
          <table:table-cell table:style-name="ce8" table:number-columns-repeated="22"/>
          <table:table-cell table:number-columns-repeated="1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155" calcext:value-type="float">
            <text:p>15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52]" office:value-type="float" office:value="36" calcext:value-type="float">
            <text:p>36</text:p>
          </table:table-cell>
          <table:table-cell table:formula="of:=[.A192]" office:value-type="float" office:value="76" calcext:value-type="float">
            <text:p>76</text:p>
          </table:table-cell>
          <table:table-cell table:formula="of:=[.A173]" office:value-type="float" office:value="57" calcext:value-type="float">
            <text:p>57</text:p>
          </table:table-cell>
          <table:table-cell table:formula="of:=[.A171]" office:value-type="float" office:value="55" calcext:value-type="float">
            <text:p>55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72]-1)/20)+80;38+[.A172]-20*FLOOR(([.A172]-1)/20)))" office:value-type="float" office:value="32.1659341910838" calcext:value-type="float">
            <text:p>32.17</text:p>
          </table:table-cell>
          <table:table-cell table:formula="of:=INDIRECT(ADDRESS(FLOOR(([.A172]-1)/20)+80;18+[.A172]-20*FLOOR(([.A172]-1)/20)))" office:value-type="float" office:value="0" calcext:value-type="float">
            <text:p>0</text:p>
          </table:table-cell>
          <table:table-cell table:formula="of:=INDIRECT(ADDRESS(FLOOR(([.A172]-1)/20)+145;[.A172]-FLOOR(([.A172]-1)/20)*20+19))" office:value-type="float" office:value="-0.419412507424295" calcext:value-type="float">
            <text:p>-0.4194125074</text:p>
          </table:table-cell>
          <table:table-cell table:formula="of:=INDIRECT(ADDRESS(FLOOR(([.A172]-1)/20)+145;[.A172]-FLOOR(([.A172]-1)/20)*20+41))" office:value-type="float" office:value="-4.45849531730947" calcext:value-type="float">
            <text:p>-4.4584953173</text:p>
          </table:table-cell>
          <table:table-cell table:number-columns-repeated="4"/>
          <table:table-cell table:style-name="ce8"/>
          <table:table-cell table:style-name="ce8" office:value-type="float" office:value="25.8179838508641" calcext:value-type="float">
            <text:p>25.8179838509</text:p>
          </table:table-cell>
          <table:table-cell table:style-name="ce8" office:value-type="float" office:value="21.0360793875409" calcext:value-type="float">
            <text:p>21.0360793875</text:p>
          </table:table-cell>
          <table:table-cell table:style-name="ce8" office:value-type="float" office:value="22.03219019523" calcext:value-type="float">
            <text:p>22.0321901952</text:p>
          </table:table-cell>
          <table:table-cell table:style-name="ce8" office:value-type="float" office:value="12.2638232508894" calcext:value-type="float">
            <text:p>12.2638232509</text:p>
          </table:table-cell>
          <table:table-cell table:style-name="ce8" office:value-type="float" office:value="31.42185718437" calcext:value-type="float">
            <text:p>31.4218571844</text:p>
          </table:table-cell>
          <table:table-cell table:style-name="ce8" office:value-type="float" office:value="13.0663768626231" calcext:value-type="float">
            <text:p>13.0663768626</text:p>
          </table:table-cell>
          <table:table-cell table:style-name="ce8" office:value-type="float" office:value="12.7828692746775" calcext:value-type="float">
            <text:p>12.7828692747</text:p>
          </table:table-cell>
          <table:table-cell table:style-name="ce8" office:value-type="float" office:value="33.5754799309822" calcext:value-type="float">
            <text:p>33.575479931</text:p>
          </table:table-cell>
          <table:table-cell table:style-name="ce8" office:value-type="float" office:value="17.2979404514641" calcext:value-type="float">
            <text:p>17.2979404515</text:p>
          </table:table-cell>
          <table:table-cell table:style-name="ce8" office:value-type="float" office:value="12.7329225298551" calcext:value-type="float">
            <text:p>12.7329225299</text:p>
          </table:table-cell>
          <table:table-cell table:style-name="ce8" office:value-type="float" office:value="2.87362816680767" calcext:value-type="float">
            <text:p>2.8736281668</text:p>
          </table:table-cell>
          <table:table-cell table:style-name="ce8" office:value-type="float" office:value="25.3925826699275" calcext:value-type="float">
            <text:p>25.3925826699</text:p>
          </table:table-cell>
          <table:table-cell table:style-name="ce8" office:value-type="float" office:value="24.424252166619" calcext:value-type="float">
            <text:p>24.4242521666</text:p>
          </table:table-cell>
          <table:table-cell table:style-name="ce8" office:value-type="float" office:value="23.8513559492698" calcext:value-type="float">
            <text:p>23.8513559493</text:p>
          </table:table-cell>
          <table:table-cell table:style-name="ce8" office:value-type="float" office:value="5.33280354078031" calcext:value-type="float">
            <text:p>5.3328035408</text:p>
          </table:table-cell>
          <table:table-cell table:style-name="ce8" office:value-type="float" office:value="9.60467875368215" calcext:value-type="float">
            <text:p>9.6046787537</text:p>
          </table:table-cell>
          <table:table-cell table:style-name="ce8" office:value-type="float" office:value="8.37951492541366" calcext:value-type="float">
            <text:p>8.3795149254</text:p>
          </table:table-cell>
          <table:table-cell table:style-name="ce8" office:value-type="float" office:value="11.2266227008798" calcext:value-type="float">
            <text:p>11.2266227009</text:p>
          </table:table-cell>
          <table:table-cell table:style-name="ce8" office:value-type="float" office:value="17.3707000384847" calcext:value-type="float">
            <text:p>17.3707000385</text:p>
          </table:table-cell>
          <table:table-cell table:style-name="ce8" office:value-type="float" office:value="20.332058398179" calcext:value-type="float">
            <text:p>20.3320583982</text:p>
          </table:table-cell>
          <table:table-cell table:style-name="ce8" table:number-columns-repeated="22"/>
          <table:table-cell table:number-columns-repeated="1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165" calcext:value-type="float">
            <text:p>16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153]" office:value-type="float" office:value="37" calcext:value-type="float">
            <text:p>37</text:p>
          </table:table-cell>
          <table:table-cell table:formula="of:=[.A193]" office:value-type="float" office:value="77" calcext:value-type="float">
            <text:p>77</text:p>
          </table:table-cell>
          <table:table-cell table:formula="of:=[.A174]" office:value-type="float" office:value="58" calcext:value-type="float">
            <text:p>58</text:p>
          </table:table-cell>
          <table:table-cell table:formula="of:=[.A172]" office:value-type="float" office:value="56" calcext:value-type="float">
            <text:p>56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73]-1)/20)+80;38+[.A173]-20*FLOOR(([.A173]-1)/20)))" office:value-type="float" office:value="32.4233480131093" calcext:value-type="float">
            <text:p>32.42</text:p>
          </table:table-cell>
          <table:table-cell table:formula="of:=INDIRECT(ADDRESS(FLOOR(([.A173]-1)/20)+80;18+[.A173]-20*FLOOR(([.A173]-1)/20)))" office:value-type="float" office:value="0" calcext:value-type="float">
            <text:p>0</text:p>
          </table:table-cell>
          <table:table-cell table:formula="of:=INDIRECT(ADDRESS(FLOOR(([.A173]-1)/20)+145;[.A173]-FLOOR(([.A173]-1)/20)*20+19))" office:value-type="float" office:value="-8.74502256416004" calcext:value-type="float">
            <text:p>-8.7450225642</text:p>
          </table:table-cell>
          <table:table-cell table:formula="of:=INDIRECT(ADDRESS(FLOOR(([.A173]-1)/20)+145;[.A173]-FLOOR(([.A173]-1)/20)*20+41))" office:value-type="float" office:value="-4.50113397998747" calcext:value-type="float">
            <text:p>-4.50113398</text:p>
          </table:table-cell>
          <table:table-cell table:number-columns-repeated="4"/>
          <table:table-cell table:style-name="ce8"/>
          <table:table-cell table:style-name="ce8" office:value-type="float" office:value="13.407351323845" calcext:value-type="float">
            <text:p>13.4073513238</text:p>
          </table:table-cell>
          <table:table-cell table:style-name="ce8" office:value-type="float" office:value="13.1521708534437" calcext:value-type="float">
            <text:p>13.1521708534</text:p>
          </table:table-cell>
          <table:table-cell table:style-name="ce8" office:value-type="float" office:value="4.5186871436313" calcext:value-type="float">
            <text:p>4.5186871436</text:p>
          </table:table-cell>
          <table:table-cell table:style-name="ce8" office:value-type="float" office:value="18.4768951955391" calcext:value-type="float">
            <text:p>18.4768951955</text:p>
          </table:table-cell>
          <table:table-cell table:style-name="ce8" office:value-type="float" office:value="18.9749070435623" calcext:value-type="float">
            <text:p>18.9749070436</text:p>
          </table:table-cell>
          <table:table-cell table:style-name="ce8" office:value-type="float" office:value="32.3193725774107" calcext:value-type="float">
            <text:p>32.3193725774</text:p>
          </table:table-cell>
          <table:table-cell table:style-name="ce8" office:value-type="float" office:value="22.8478524256429" calcext:value-type="float">
            <text:p>22.8478524256</text:p>
          </table:table-cell>
          <table:table-cell table:style-name="ce8" office:value-type="float" office:value="12.2315897092663" calcext:value-type="float">
            <text:p>12.2315897093</text:p>
          </table:table-cell>
          <table:table-cell table:style-name="ce8" office:value-type="float" office:value="18.4175906372082" calcext:value-type="float">
            <text:p>18.4175906372</text:p>
          </table:table-cell>
          <table:table-cell table:style-name="ce8" office:value-type="float" office:value="4.36697509484141" calcext:value-type="float">
            <text:p>4.3669750948</text:p>
          </table:table-cell>
          <table:table-cell table:style-name="ce8" office:value-type="float" office:value="10.6767661687323" calcext:value-type="float">
            <text:p>10.6767661687</text:p>
          </table:table-cell>
          <table:table-cell table:style-name="ce8" office:value-type="float" office:value="7.08168469923655" calcext:value-type="float">
            <text:p>7.0816846992</text:p>
          </table:table-cell>
          <table:table-cell table:style-name="ce8" office:value-type="float" office:value="22.2499072327134" calcext:value-type="float">
            <text:p>22.2499072327</text:p>
          </table:table-cell>
          <table:table-cell table:style-name="ce8" office:value-type="float" office:value="24.0415066580618" calcext:value-type="float">
            <text:p>24.0415066581</text:p>
          </table:table-cell>
          <table:table-cell table:style-name="ce8" office:value-type="float" office:value="6.24886491829776" calcext:value-type="float">
            <text:p>6.2488649183</text:p>
          </table:table-cell>
          <table:table-cell table:style-name="ce8" office:value-type="float" office:value="3.45328160580624" calcext:value-type="float">
            <text:p>3.4532816058</text:p>
          </table:table-cell>
          <table:table-cell table:style-name="ce8" office:value-type="float" office:value="8.80984091567023" calcext:value-type="float">
            <text:p>8.8098409157</text:p>
          </table:table-cell>
          <table:table-cell table:style-name="ce8" office:value-type="float" office:value="1.32060964205252" calcext:value-type="float">
            <text:p>1.3206096421</text:p>
          </table:table-cell>
          <table:table-cell table:style-name="ce8" office:value-type="float" office:value="10.537097406162" calcext:value-type="float">
            <text:p>10.5370974062</text:p>
          </table:table-cell>
          <table:table-cell table:style-name="ce8" office:value-type="float" office:value="10.4716771260469" calcext:value-type="float">
            <text:p>10.471677126</text:p>
          </table:table-cell>
          <table:table-cell table:style-name="ce8" table:number-columns-repeated="22"/>
          <table:table-cell table:number-columns-repeated="1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54]" office:value-type="float" office:value="38" calcext:value-type="float">
            <text:p>38</text:p>
          </table:table-cell>
          <table:table-cell table:formula="of:=[.A194]" office:value-type="float" office:value="78" calcext:value-type="float">
            <text:p>78</text:p>
          </table:table-cell>
          <table:table-cell table:formula="of:=[.A175]" office:value-type="float" office:value="59" calcext:value-type="float">
            <text:p>59</text:p>
          </table:table-cell>
          <table:table-cell table:formula="of:=[.A173]" office:value-type="float" office:value="57" calcext:value-type="float">
            <text:p>57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74]-1)/20)+80;38+[.A174]-20*FLOOR(([.A174]-1)/20)))" office:value-type="float" office:value="34.1900570814684" calcext:value-type="float">
            <text:p>34.19</text:p>
          </table:table-cell>
          <table:table-cell table:formula="of:=INDIRECT(ADDRESS(FLOOR(([.A174]-1)/20)+80;18+[.A174]-20*FLOOR(([.A174]-1)/20)))" office:value-type="float" office:value="0" calcext:value-type="float">
            <text:p>0</text:p>
          </table:table-cell>
          <table:table-cell table:formula="of:=INDIRECT(ADDRESS(FLOOR(([.A174]-1)/20)+145;[.A174]-FLOOR(([.A174]-1)/20)*20+19))" office:value-type="float" office:value="0.220088366214329" calcext:value-type="float">
            <text:p>0.2200883662</text:p>
          </table:table-cell>
          <table:table-cell table:formula="of:=INDIRECT(ADDRESS(FLOOR(([.A174]-1)/20)+145;[.A174]-FLOOR(([.A174]-1)/20)*20+41))" office:value-type="float" office:value="-12.2974864594692" calcext:value-type="float">
            <text:p>-12.2974864595</text:p>
          </table:table-cell>
          <table:table-cell table:number-columns-repeated="4"/>
          <table:table-cell table:style-name="ce8"/>
          <table:table-cell table:style-name="ce8" office:value-type="float" office:value="37.3915108608655" calcext:value-type="float">
            <text:p>37.3915108609</text:p>
          </table:table-cell>
          <table:table-cell table:style-name="ce8" office:value-type="float" office:value="23.4359562822658" calcext:value-type="float">
            <text:p>23.4359562823</text:p>
          </table:table-cell>
          <table:table-cell table:style-name="ce8" office:value-type="float" office:value="18.1168028370593" calcext:value-type="float">
            <text:p>18.1168028371</text:p>
          </table:table-cell>
          <table:table-cell table:style-name="ce8" office:value-type="float" office:value="7.99610422626379" calcext:value-type="float">
            <text:p>7.9961042263</text:p>
          </table:table-cell>
          <table:table-cell table:style-name="ce8" office:value-type="float" office:value="25.8374170164173" calcext:value-type="float">
            <text:p>25.8374170164</text:p>
          </table:table-cell>
          <table:table-cell table:style-name="ce8" office:value-type="float" office:value="21.6686195978131" calcext:value-type="float">
            <text:p>21.6686195978</text:p>
          </table:table-cell>
          <table:table-cell table:style-name="ce8" office:value-type="float" office:value="21.9099803839167" calcext:value-type="float">
            <text:p>21.9099803839</text:p>
          </table:table-cell>
          <table:table-cell table:style-name="ce8" office:value-type="float" office:value="6.82779086919388" calcext:value-type="float">
            <text:p>6.8277908692</text:p>
          </table:table-cell>
          <table:table-cell table:style-name="ce8" office:value-type="float" office:value="6.91512393400951" calcext:value-type="float">
            <text:p>6.915123934</text:p>
          </table:table-cell>
          <table:table-cell table:style-name="ce8" office:value-type="float" office:value="7.60095808039241" calcext:value-type="float">
            <text:p>7.6009580804</text:p>
          </table:table-cell>
          <table:table-cell table:style-name="ce8" office:value-type="float" office:value="8.45549831310104" calcext:value-type="float">
            <text:p>8.4554983131</text:p>
          </table:table-cell>
          <table:table-cell table:style-name="ce8" office:value-type="float" office:value="6.64876913001685" calcext:value-type="float">
            <text:p>6.64876913</text:p>
          </table:table-cell>
          <table:table-cell table:style-name="ce8" office:value-type="float" office:value="29.4048771535998" calcext:value-type="float">
            <text:p>29.4048771536</text:p>
          </table:table-cell>
          <table:table-cell table:style-name="ce8" office:value-type="float" office:value="22.8442159301286" calcext:value-type="float">
            <text:p>22.8442159301</text:p>
          </table:table-cell>
          <table:table-cell table:style-name="ce8" office:value-type="float" office:value="6.68230129372816" calcext:value-type="float">
            <text:p>6.6823012937</text:p>
          </table:table-cell>
          <table:table-cell table:style-name="ce8" office:value-type="float" office:value="4.94960926704857" calcext:value-type="float">
            <text:p>4.949609267</text:p>
          </table:table-cell>
          <table:table-cell table:style-name="ce8" office:value-type="float" office:value="10.3665256314111" calcext:value-type="float">
            <text:p>10.3665256314</text:p>
          </table:table-cell>
          <table:table-cell table:style-name="ce8" office:value-type="float" office:value="10.6523624899273" calcext:value-type="float">
            <text:p>10.6523624899</text:p>
          </table:table-cell>
          <table:table-cell table:style-name="ce8" office:value-type="float" office:value="2.07782031142027" calcext:value-type="float">
            <text:p>2.0778203114</text:p>
          </table:table-cell>
          <table:table-cell table:style-name="ce8" office:value-type="float" office:value="5.89116117422951" calcext:value-type="float">
            <text:p>5.8911611742</text:p>
          </table:table-cell>
          <table:table-cell table:style-name="ce8" table:number-columns-repeated="22"/>
          <table:table-cell table:number-columns-repeated="1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185" calcext:value-type="float">
            <text:p>1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55]" office:value-type="float" office:value="39" calcext:value-type="float">
            <text:p>39</text:p>
          </table:table-cell>
          <table:table-cell table:formula="of:=[.A195]" office:value-type="float" office:value="79" calcext:value-type="float">
            <text:p>79</text:p>
          </table:table-cell>
          <table:table-cell table:formula="of:=[.A176]" office:value-type="float" office:value="60" calcext:value-type="float">
            <text:p>60</text:p>
          </table:table-cell>
          <table:table-cell table:formula="of:=[.A174]" office:value-type="float" office:value="58" calcext:value-type="float">
            <text:p>58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75]-1)/20)+80;38+[.A175]-20*FLOOR(([.A175]-1)/20)))" office:value-type="float" office:value="33.2328886455778" calcext:value-type="float">
            <text:p>33.23</text:p>
          </table:table-cell>
          <table:table-cell table:formula="of:=INDIRECT(ADDRESS(FLOOR(([.A175]-1)/20)+80;18+[.A175]-20*FLOOR(([.A175]-1)/20)))" office:value-type="float" office:value="0" calcext:value-type="float">
            <text:p>0</text:p>
          </table:table-cell>
          <table:table-cell table:formula="of:=INDIRECT(ADDRESS(FLOOR(([.A175]-1)/20)+145;[.A175]-FLOOR(([.A175]-1)/20)*20+19))" office:value-type="float" office:value="2.57934438078144" calcext:value-type="float">
            <text:p>2.5793443808</text:p>
          </table:table-cell>
          <table:table-cell table:formula="of:=INDIRECT(ADDRESS(FLOOR(([.A175]-1)/20)+145;[.A175]-FLOOR(([.A175]-1)/20)*20+41))" office:value-type="float" office:value="-3.68487326725099" calcext:value-type="float">
            <text:p>-3.6848732673</text:p>
          </table:table-cell>
          <table:table-cell table:number-columns-repeated="4"/>
          <table:table-cell table:style-name="ce8"/>
          <table:table-cell table:style-name="ce8" office:value-type="float" office:value="29.1435756380639" calcext:value-type="float">
            <text:p>29.1435756381</text:p>
          </table:table-cell>
          <table:table-cell table:style-name="ce8" office:value-type="float" office:value="28.6825491913467" calcext:value-type="float">
            <text:p>28.6825491913</text:p>
          </table:table-cell>
          <table:table-cell table:style-name="ce8" office:value-type="float" office:value="20.7216587873134" calcext:value-type="float">
            <text:p>20.7216587873</text:p>
          </table:table-cell>
          <table:table-cell table:style-name="ce8" office:value-type="float" office:value="18.9131622051341" calcext:value-type="float">
            <text:p>18.9131622051</text:p>
          </table:table-cell>
          <table:table-cell table:style-name="ce8" office:value-type="float" office:value="4.58428841369962" calcext:value-type="float">
            <text:p>4.5842884137</text:p>
          </table:table-cell>
          <table:table-cell table:style-name="ce8" office:value-type="float" office:value="6.12450456520665" calcext:value-type="float">
            <text:p>6.1245045652</text:p>
          </table:table-cell>
          <table:table-cell table:style-name="ce8" office:value-type="float" office:value="11.0230189746574" calcext:value-type="float">
            <text:p>11.0230189747</text:p>
          </table:table-cell>
          <table:table-cell table:style-name="ce8" office:value-type="float" office:value="15.738453022907" calcext:value-type="float">
            <text:p>15.7384530229</text:p>
          </table:table-cell>
          <table:table-cell table:style-name="ce8" office:value-type="float" office:value="5.96904740772581" calcext:value-type="float">
            <text:p>5.9690474077</text:p>
          </table:table-cell>
          <table:table-cell table:style-name="ce8" office:value-type="float" office:value="6.20508060138976" calcext:value-type="float">
            <text:p>6.2050806014</text:p>
          </table:table-cell>
          <table:table-cell table:style-name="ce8" office:value-type="float" office:value="22.9235177219367" calcext:value-type="float">
            <text:p>22.9235177219</text:p>
          </table:table-cell>
          <table:table-cell table:style-name="ce8" office:value-type="float" office:value="25.0478477319959" calcext:value-type="float">
            <text:p>25.047847732</text:p>
          </table:table-cell>
          <table:table-cell table:style-name="ce8" office:value-type="float" office:value="30.3792875417054" calcext:value-type="float">
            <text:p>30.3792875417</text:p>
          </table:table-cell>
          <table:table-cell table:style-name="ce8" office:value-type="float" office:value="14.6701197902639" calcext:value-type="float">
            <text:p>14.6701197903</text:p>
          </table:table-cell>
          <table:table-cell table:style-name="ce8" office:value-type="float" office:value="9.63783570889428" calcext:value-type="float">
            <text:p>9.6378357089</text:p>
          </table:table-cell>
          <table:table-cell table:style-name="ce8" office:value-type="float" office:value="7.35742995067665" calcext:value-type="float">
            <text:p>7.3574299507</text:p>
          </table:table-cell>
          <table:table-cell table:style-name="ce8" office:value-type="float" office:value="8.89942137001015" calcext:value-type="float">
            <text:p>8.89942137</text:p>
          </table:table-cell>
          <table:table-cell table:style-name="ce8" office:value-type="float" office:value="11.5121969144519" calcext:value-type="float">
            <text:p>11.5121969145</text:p>
          </table:table-cell>
          <table:table-cell table:style-name="ce8" office:value-type="float" office:value="8.83427117190977" calcext:value-type="float">
            <text:p>8.8342711719</text:p>
          </table:table-cell>
          <table:table-cell table:style-name="ce8" office:value-type="float" office:value="10.2204166168256" calcext:value-type="float">
            <text:p>10.2204166168</text:p>
          </table:table-cell>
          <table:table-cell table:style-name="ce8" table:number-columns-repeated="22"/>
          <table:table-cell table:number-columns-repeated="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56]" office:value-type="float" office:value="40" calcext:value-type="float">
            <text:p>40</text:p>
          </table:table-cell>
          <table:table-cell table:formula="of:=[.A196]" office:value-type="float" office:value="80" calcext:value-type="float">
            <text:p>80</text:p>
          </table:table-cell>
          <table:table-cell office:value-type="string" calcext:value-type="string">
            <text:p>none</text:p>
          </table:table-cell>
          <table:table-cell table:formula="of:=[.A175]" office:value-type="float" office:value="59" calcext:value-type="float">
            <text:p>59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76]-1)/20)+80;38+[.A176]-20*FLOOR(([.A176]-1)/20)))" office:value-type="float" office:value="30.5519822977862" calcext:value-type="float">
            <text:p>30.55</text:p>
          </table:table-cell>
          <table:table-cell table:formula="of:=INDIRECT(ADDRESS(FLOOR(([.A176]-1)/20)+80;18+[.A176]-20*FLOOR(([.A176]-1)/20)))" office:value-type="float" office:value="0" calcext:value-type="float">
            <text:p>0</text:p>
          </table:table-cell>
          <table:table-cell table:formula="of:=INDIRECT(ADDRESS(FLOOR(([.A176]-1)/20)+145;[.A176]-FLOOR(([.A176]-1)/20)*20+19))" office:value-type="float" office:value="-12.5228982271365" calcext:value-type="float">
            <text:p>-12.5228982271</text:p>
          </table:table-cell>
          <table:table-cell table:formula="of:=INDIRECT(ADDRESS(FLOOR(([.A176]-1)/20)+145;[.A176]-FLOOR(([.A176]-1)/20)*20+41))" office:value-type="float" office:value="-6.0638500177358" calcext:value-type="float">
            <text:p>-6.0638500177</text:p>
          </table:table-cell>
          <table:table-cell table:number-columns-repeated="4"/>
          <table:table-cell table:style-name="ce8"/>
          <table:table-cell table:style-name="ce8" office:value-type="float" office:value="29.9720201597815" calcext:value-type="float">
            <text:p>29.9720201598</text:p>
          </table:table-cell>
          <table:table-cell table:style-name="ce8" office:value-type="float" office:value="55.5392898444962" calcext:value-type="float">
            <text:p>55.5392898445</text:p>
          </table:table-cell>
          <table:table-cell table:style-name="ce8" office:value-type="float" office:value="29.0582147943777" calcext:value-type="float">
            <text:p>29.0582147944</text:p>
          </table:table-cell>
          <table:table-cell table:style-name="ce8" office:value-type="float" office:value="12.5717927125375" calcext:value-type="float">
            <text:p>12.5717927125</text:p>
          </table:table-cell>
          <table:table-cell table:style-name="ce8" office:value-type="float" office:value="6.89329841557983" calcext:value-type="float">
            <text:p>6.8932984156</text:p>
          </table:table-cell>
          <table:table-cell table:style-name="ce8" office:value-type="float" office:value="20.7303646829232" calcext:value-type="float">
            <text:p>20.7303646829</text:p>
          </table:table-cell>
          <table:table-cell table:style-name="ce8" office:value-type="float" office:value="19.6176884032307" calcext:value-type="float">
            <text:p>19.6176884032</text:p>
          </table:table-cell>
          <table:table-cell table:style-name="ce8" office:value-type="float" office:value="16.5629416492946" calcext:value-type="float">
            <text:p>16.5629416493</text:p>
          </table:table-cell>
          <table:table-cell table:style-name="ce8" office:value-type="float" office:value="24.8947243270092" calcext:value-type="float">
            <text:p>24.894724327</text:p>
          </table:table-cell>
          <table:table-cell table:style-name="ce8" office:value-type="float" office:value="33.763775837203" calcext:value-type="float">
            <text:p>33.7637758372</text:p>
          </table:table-cell>
          <table:table-cell table:style-name="ce8" office:value-type="float" office:value="24.3285730723493" calcext:value-type="float">
            <text:p>24.3285730723</text:p>
          </table:table-cell>
          <table:table-cell table:style-name="ce8" office:value-type="float" office:value="36.1315819214606" calcext:value-type="float">
            <text:p>36.1315819215</text:p>
          </table:table-cell>
          <table:table-cell table:style-name="ce8" office:value-type="float" office:value="27.0692002124287" calcext:value-type="float">
            <text:p>27.0692002124</text:p>
          </table:table-cell>
          <table:table-cell table:style-name="ce8" office:value-type="float" office:value="14.9996947877818" calcext:value-type="float">
            <text:p>14.9996947878</text:p>
          </table:table-cell>
          <table:table-cell table:style-name="ce8" office:value-type="float" office:value="20.4685898215438" calcext:value-type="float">
            <text:p>20.4685898215</text:p>
          </table:table-cell>
          <table:table-cell table:style-name="ce8" office:value-type="float" office:value="1.29498093224694" calcext:value-type="float">
            <text:p>1.2949809322</text:p>
          </table:table-cell>
          <table:table-cell table:style-name="ce8" office:value-type="float" office:value="18.3435277375503" calcext:value-type="float">
            <text:p>18.3435277376</text:p>
          </table:table-cell>
          <table:table-cell table:style-name="ce8" office:value-type="float" office:value="10.7277478429512" calcext:value-type="float">
            <text:p>10.727747843</text:p>
          </table:table-cell>
          <table:table-cell table:style-name="ce8" office:value-type="float" office:value="2.57692963344541" calcext:value-type="float">
            <text:p>2.5769296334</text:p>
          </table:table-cell>
          <table:table-cell table:style-name="ce8" office:value-type="float" office:value="14.0627780446816" calcext:value-type="float">
            <text:p>14.0627780447</text:p>
          </table:table-cell>
          <table:table-cell table:style-name="ce8" table:number-columns-repeated="22"/>
          <table:table-cell table:number-columns-repeated="1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57]" office:value-type="float" office:value="41" calcext:value-type="float">
            <text:p>41</text:p>
          </table:table-cell>
          <table:table-cell table:formula="of:=[.A197]" office:value-type="float" office:value="81" calcext:value-type="float">
            <text:p>81</text:p>
          </table:table-cell>
          <table:table-cell table:formula="of:=[.A178]" office:value-type="float" office:value="62" calcext:value-type="float">
            <text:p>62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77]-1)/20)+80;38+[.A177]-20*FLOOR(([.A177]-1)/20)))" office:value-type="float" office:value="30.4231712237971" calcext:value-type="float">
            <text:p>30.42</text:p>
          </table:table-cell>
          <table:table-cell table:formula="of:=INDIRECT(ADDRESS(FLOOR(([.A177]-1)/20)+80;18+[.A177]-20*FLOOR(([.A177]-1)/20)))" office:value-type="float" office:value="0" calcext:value-type="float">
            <text:p>0</text:p>
          </table:table-cell>
          <table:table-cell table:formula="of:=INDIRECT(ADDRESS(FLOOR(([.A177]-1)/20)+145;[.A177]-FLOOR(([.A177]-1)/20)*20+19))" office:value-type="float" office:value="-15.1745160448048" calcext:value-type="float">
            <text:p>-15.1745160448</text:p>
          </table:table-cell>
          <table:table-cell table:formula="of:=INDIRECT(ADDRESS(FLOOR(([.A177]-1)/20)+145;[.A177]-FLOOR(([.A177]-1)/20)*20+41))" office:value-type="float" office:value="0.554690794130556" calcext:value-type="float">
            <text:p>0.5546907941</text:p>
          </table:table-cell>
          <table:table-cell table:number-columns-repeated="4"/>
          <table:table-cell table:style-name="ce8"/>
          <table:table-cell table:style-name="ce8" office:value-type="float" office:value="20.0317109958017" calcext:value-type="float">
            <text:p>20.0317109958</text:p>
          </table:table-cell>
          <table:table-cell table:style-name="ce8" office:value-type="float" office:value="15.4334895291098" calcext:value-type="float">
            <text:p>15.4334895291</text:p>
          </table:table-cell>
          <table:table-cell table:style-name="ce8" office:value-type="float" office:value="22.9488443589175" calcext:value-type="float">
            <text:p>22.9488443589</text:p>
          </table:table-cell>
          <table:table-cell table:style-name="ce8" office:value-type="float" office:value="23.11727996554" calcext:value-type="float">
            <text:p>23.1172799655</text:p>
          </table:table-cell>
          <table:table-cell table:style-name="ce8" office:value-type="float" office:value="24.7023112272136" calcext:value-type="float">
            <text:p>24.7023112272</text:p>
          </table:table-cell>
          <table:table-cell table:style-name="ce8" office:value-type="float" office:value="27.0299812390551" calcext:value-type="float">
            <text:p>27.0299812391</text:p>
          </table:table-cell>
          <table:table-cell table:style-name="ce8" office:value-type="float" office:value="12.6709515321435" calcext:value-type="float">
            <text:p>12.6709515321</text:p>
          </table:table-cell>
          <table:table-cell table:style-name="ce8" office:value-type="float" office:value="13.8574347664183" calcext:value-type="float">
            <text:p>13.8574347664</text:p>
          </table:table-cell>
          <table:table-cell table:style-name="ce8" office:value-type="float" office:value="7.48231884582413" calcext:value-type="float">
            <text:p>7.4823188458</text:p>
          </table:table-cell>
          <table:table-cell table:style-name="ce8" office:value-type="float" office:value="19.2748842368081" calcext:value-type="float">
            <text:p>19.2748842368</text:p>
          </table:table-cell>
          <table:table-cell table:style-name="ce8" office:value-type="float" office:value="14.3972374050808" calcext:value-type="float">
            <text:p>14.3972374051</text:p>
          </table:table-cell>
          <table:table-cell table:style-name="ce8" office:value-type="float" office:value="7.54572023445462" calcext:value-type="float">
            <text:p>7.5457202345</text:p>
          </table:table-cell>
          <table:table-cell table:style-name="ce8" office:value-type="float" office:value="13.8885974442833" calcext:value-type="float">
            <text:p>13.8885974443</text:p>
          </table:table-cell>
          <table:table-cell table:style-name="ce8" office:value-type="float" office:value="8.1200117181837" calcext:value-type="float">
            <text:p>8.1200117182</text:p>
          </table:table-cell>
          <table:table-cell table:style-name="ce8" office:value-type="float" office:value="7.62917217571458" calcext:value-type="float">
            <text:p>7.6291721757</text:p>
          </table:table-cell>
          <table:table-cell table:style-name="ce8" office:value-type="float" office:value="6.81826997662681" calcext:value-type="float">
            <text:p>6.8182699766</text:p>
          </table:table-cell>
          <table:table-cell table:style-name="ce8" office:value-type="float" office:value="10.9710905612155" calcext:value-type="float">
            <text:p>10.9710905612</text:p>
          </table:table-cell>
          <table:table-cell table:style-name="ce8" office:value-type="float" office:value="15.8572406787697" calcext:value-type="float">
            <text:p>15.8572406788</text:p>
          </table:table-cell>
          <table:table-cell table:style-name="ce8" office:value-type="float" office:value="17.3451407492124" calcext:value-type="float">
            <text:p>17.3451407492</text:p>
          </table:table-cell>
          <table:table-cell table:style-name="ce8" office:value-type="float" office:value="25.5327777413583" calcext:value-type="float">
            <text:p>25.5327777414</text:p>
          </table:table-cell>
          <table:table-cell table:style-name="ce8" table:number-columns-repeated="22"/>
          <table:table-cell table:number-columns-repeated="1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158]" office:value-type="float" office:value="42" calcext:value-type="float">
            <text:p>42</text:p>
          </table:table-cell>
          <table:table-cell table:formula="of:=[.A198]" office:value-type="float" office:value="82" calcext:value-type="float">
            <text:p>82</text:p>
          </table:table-cell>
          <table:table-cell table:formula="of:=[.A179]" office:value-type="float" office:value="63" calcext:value-type="float">
            <text:p>63</text:p>
          </table:table-cell>
          <table:table-cell table:formula="of:=[.A177]" office:value-type="float" office:value="61" calcext:value-type="float">
            <text:p>61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78]-1)/20)+80;38+[.A178]-20*FLOOR(([.A178]-1)/20)))" office:value-type="float" office:value="31.1726110637234" calcext:value-type="float">
            <text:p>31.17</text:p>
          </table:table-cell>
          <table:table-cell table:formula="of:=INDIRECT(ADDRESS(FLOOR(([.A178]-1)/20)+80;18+[.A178]-20*FLOOR(([.A178]-1)/20)))" office:value-type="float" office:value="0" calcext:value-type="float">
            <text:p>0</text:p>
          </table:table-cell>
          <table:table-cell table:formula="of:=INDIRECT(ADDRESS(FLOOR(([.A178]-1)/20)+145;[.A178]-FLOOR(([.A178]-1)/20)*20+19))" office:value-type="float" office:value="-14.7753835124276" calcext:value-type="float">
            <text:p>-14.7753835124</text:p>
          </table:table-cell>
          <table:table-cell table:formula="of:=INDIRECT(ADDRESS(FLOOR(([.A178]-1)/20)+145;[.A178]-FLOOR(([.A178]-1)/20)*20+41))" office:value-type="float" office:value="-3.53708340990817" calcext:value-type="float">
            <text:p>-3.5370834099</text:p>
          </table:table-cell>
          <table:table-cell table:number-columns-repeated="4"/>
          <table:table-cell table:style-name="ce8"/>
          <table:table-cell table:style-name="ce8" office:value-type="float" office:value="32.9428094073008" calcext:value-type="float">
            <text:p>32.9428094073</text:p>
          </table:table-cell>
          <table:table-cell table:style-name="ce8" office:value-type="float" office:value="35.2275801484037" calcext:value-type="float">
            <text:p>35.2275801484</text:p>
          </table:table-cell>
          <table:table-cell table:style-name="ce8" office:value-type="float" office:value="38.0738503058353" calcext:value-type="float">
            <text:p>38.0738503058</text:p>
          </table:table-cell>
          <table:table-cell table:style-name="ce8" office:value-type="float" office:value="21.7661332714776" calcext:value-type="float">
            <text:p>21.7661332715</text:p>
          </table:table-cell>
          <table:table-cell table:style-name="ce8" office:value-type="float" office:value="30.1223615008042" calcext:value-type="float">
            <text:p>30.1223615008</text:p>
          </table:table-cell>
          <table:table-cell table:style-name="ce8" office:value-type="float" office:value="16.2932482486339" calcext:value-type="float">
            <text:p>16.2932482486</text:p>
          </table:table-cell>
          <table:table-cell table:style-name="ce8" office:value-type="float" office:value="7.14996345658409" calcext:value-type="float">
            <text:p>7.1499634566</text:p>
          </table:table-cell>
          <table:table-cell table:style-name="ce8" office:value-type="float" office:value="5.25967888417029" calcext:value-type="float">
            <text:p>5.2596788842</text:p>
          </table:table-cell>
          <table:table-cell table:style-name="ce8" office:value-type="float" office:value="3.98142006120005" calcext:value-type="float">
            <text:p>3.9814200612</text:p>
          </table:table-cell>
          <table:table-cell table:style-name="ce8" office:value-type="float" office:value="6.28628247421749" calcext:value-type="float">
            <text:p>6.2862824742</text:p>
          </table:table-cell>
          <table:table-cell table:style-name="ce8" office:value-type="float" office:value="2.16397963201793" calcext:value-type="float">
            <text:p>2.163979632</text:p>
          </table:table-cell>
          <table:table-cell table:style-name="ce8" office:value-type="float" office:value="7.4584039090436" calcext:value-type="float">
            <text:p>7.458403909</text:p>
          </table:table-cell>
          <table:table-cell table:style-name="ce8" office:value-type="float" office:value="6.10163319303951" calcext:value-type="float">
            <text:p>6.101633193</text:p>
          </table:table-cell>
          <table:table-cell table:style-name="ce8" office:value-type="float" office:value="6.38254400997384" calcext:value-type="float">
            <text:p>6.38254401</text:p>
          </table:table-cell>
          <table:table-cell table:style-name="ce8" office:value-type="float" office:value="3.76215494434332" calcext:value-type="float">
            <text:p>3.7621549443</text:p>
          </table:table-cell>
          <table:table-cell table:style-name="ce8" office:value-type="float" office:value="1.94232541323141" calcext:value-type="float">
            <text:p>1.9423254132</text:p>
          </table:table-cell>
          <table:table-cell table:style-name="ce8" office:value-type="float" office:value="2.99967157083453" calcext:value-type="float">
            <text:p>2.9996715708</text:p>
          </table:table-cell>
          <table:table-cell table:style-name="ce8" office:value-type="float" office:value="4.32586860083337" calcext:value-type="float">
            <text:p>4.3258686008</text:p>
          </table:table-cell>
          <table:table-cell table:style-name="ce8" office:value-type="float" office:value="13.7705137677591" calcext:value-type="float">
            <text:p>13.7705137678</text:p>
          </table:table-cell>
          <table:table-cell table:style-name="ce8" office:value-type="float" office:value="9.98556627894573" calcext:value-type="float">
            <text:p>9.9855662789</text:p>
          </table:table-cell>
          <table:table-cell table:style-name="ce8" table:number-columns-repeated="22"/>
          <table:table-cell table:number-columns-repeated="1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59]" office:value-type="float" office:value="43" calcext:value-type="float">
            <text:p>43</text:p>
          </table:table-cell>
          <table:table-cell table:formula="of:=[.A199]" office:value-type="float" office:value="83" calcext:value-type="float">
            <text:p>83</text:p>
          </table:table-cell>
          <table:table-cell table:formula="of:=[.A180]" office:value-type="float" office:value="64" calcext:value-type="float">
            <text:p>64</text:p>
          </table:table-cell>
          <table:table-cell table:formula="of:=[.A178]" office:value-type="float" office:value="62" calcext:value-type="float">
            <text:p>62</text:p>
          </table:table-cell>
          <table:table-cell table:style-name="ce3" office:value-type="float" office:value="43.9053567530922" calcext:value-type="float">
            <text:p>43.91</text:p>
          </table:table-cell>
          <table:table-cell table:style-name="ce3" table:formula="of:=INDIRECT(ADDRESS(FLOOR(([.A179]-1)/20)+80;38+[.A179]-20*FLOOR(([.A179]-1)/20)))" office:value-type="float" office:value="29.3633448929469" calcext:value-type="float">
            <text:p>29.36</text:p>
          </table:table-cell>
          <table:table-cell table:formula="of:=INDIRECT(ADDRESS(FLOOR(([.A179]-1)/20)+80;18+[.A179]-20*FLOOR(([.A179]-1)/20)))" office:value-type="float" office:value="1" calcext:value-type="float">
            <text:p>1</text:p>
          </table:table-cell>
          <table:table-cell table:formula="of:=INDIRECT(ADDRESS(FLOOR(([.A179]-1)/20)+145;[.A179]-FLOOR(([.A179]-1)/20)*20+19))" office:value-type="float" office:value="-6.23164880157425" calcext:value-type="float">
            <text:p>-6.2316488016</text:p>
          </table:table-cell>
          <table:table-cell table:formula="of:=INDIRECT(ADDRESS(FLOOR(([.A179]-1)/20)+145;[.A179]-FLOOR(([.A179]-1)/20)*20+41))" office:value-type="float" office:value="-35.8857349231665" calcext:value-type="float">
            <text:p>-35.8857349232</text:p>
          </table:table-cell>
          <table:table-cell table:number-columns-repeated="4"/>
          <table:table-cell table:style-name="ce8"/>
          <table:table-cell table:style-name="ce8" office:value-type="float" office:value="43.9786188778645" calcext:value-type="float">
            <text:p>43.9786188779</text:p>
          </table:table-cell>
          <table:table-cell table:style-name="ce8" office:value-type="float" office:value="29.5017612482724" calcext:value-type="float">
            <text:p>29.5017612483</text:p>
          </table:table-cell>
          <table:table-cell table:style-name="ce8" office:value-type="float" office:value="25.1190111093023" calcext:value-type="float">
            <text:p>25.1190111093</text:p>
          </table:table-cell>
          <table:table-cell table:style-name="ce8" office:value-type="float" office:value="26.7831777698865" calcext:value-type="float">
            <text:p>26.7831777699</text:p>
          </table:table-cell>
          <table:table-cell table:style-name="ce8" office:value-type="float" office:value="5.98756627940769" calcext:value-type="float">
            <text:p>5.9875662794</text:p>
          </table:table-cell>
          <table:table-cell table:style-name="ce8" office:value-type="float" office:value="12.3366564987032" calcext:value-type="float">
            <text:p>12.3366564987</text:p>
          </table:table-cell>
          <table:table-cell table:style-name="ce8" office:value-type="float" office:value="7.51345047353756" calcext:value-type="float">
            <text:p>7.5134504735</text:p>
          </table:table-cell>
          <table:table-cell table:style-name="ce8" office:value-type="float" office:value="4.41892115981897" calcext:value-type="float">
            <text:p>4.4189211598</text:p>
          </table:table-cell>
          <table:table-cell table:style-name="ce8" office:value-type="float" office:value="8.3776554671423" calcext:value-type="float">
            <text:p>8.3776554671</text:p>
          </table:table-cell>
          <table:table-cell table:style-name="ce8" office:value-type="float" office:value="5.53196689393565" calcext:value-type="float">
            <text:p>5.5319668939</text:p>
          </table:table-cell>
          <table:table-cell table:style-name="ce8" office:value-type="float" office:value="2.28224220823642" calcext:value-type="float">
            <text:p>2.2822422082</text:p>
          </table:table-cell>
          <table:table-cell table:style-name="ce8" office:value-type="float" office:value="3.22417448658533" calcext:value-type="float">
            <text:p>3.2241744866</text:p>
          </table:table-cell>
          <table:table-cell table:style-name="ce8" office:value-type="float" office:value="3.15704555666336" calcext:value-type="float">
            <text:p>3.1570455567</text:p>
          </table:table-cell>
          <table:table-cell table:style-name="ce8" office:value-type="float" office:value="2.8324492538541" calcext:value-type="float">
            <text:p>2.8324492539</text:p>
          </table:table-cell>
          <table:table-cell table:style-name="ce8" office:value-type="float" office:value="11.1119611871565" calcext:value-type="float">
            <text:p>11.1119611872</text:p>
          </table:table-cell>
          <table:table-cell table:style-name="ce8" office:value-type="float" office:value="10.8806950892342" calcext:value-type="float">
            <text:p>10.8806950892</text:p>
          </table:table-cell>
          <table:table-cell table:style-name="ce8" office:value-type="float" office:value="9.77879692499375" calcext:value-type="float">
            <text:p>9.778796925</text:p>
          </table:table-cell>
          <table:table-cell table:style-name="ce8" office:value-type="float" office:value="11.0141216309519" calcext:value-type="float">
            <text:p>11.014121631</text:p>
          </table:table-cell>
          <table:table-cell table:style-name="ce8" office:value-type="float" office:value="10.9381583854035" calcext:value-type="float">
            <text:p>10.9381583854</text:p>
          </table:table-cell>
          <table:table-cell table:style-name="ce8" office:value-type="float" office:value="15.6168251681472" calcext:value-type="float">
            <text:p>15.6168251681</text:p>
          </table:table-cell>
          <table:table-cell table:style-name="ce8" table:number-columns-repeated="22"/>
          <table:table-cell table:number-columns-repeated="1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60]" office:value-type="float" office:value="44" calcext:value-type="float">
            <text:p>44</text:p>
          </table:table-cell>
          <table:table-cell table:formula="of:=[.A200]" office:value-type="float" office:value="84" calcext:value-type="float">
            <text:p>84</text:p>
          </table:table-cell>
          <table:table-cell table:formula="of:=[.A181]" office:value-type="float" office:value="65" calcext:value-type="float">
            <text:p>65</text:p>
          </table:table-cell>
          <table:table-cell table:formula="of:=[.A179]" office:value-type="float" office:value="63" calcext:value-type="float">
            <text:p>63</text:p>
          </table:table-cell>
          <table:table-cell table:style-name="ce3" office:value-type="float" office:value="45.136627399046" calcext:value-type="float">
            <text:p>45.14</text:p>
          </table:table-cell>
          <table:table-cell table:style-name="ce3" table:formula="of:=INDIRECT(ADDRESS(FLOOR(([.A180]-1)/20)+80;38+[.A180]-20*FLOOR(([.A180]-1)/20)))" office:value-type="float" office:value="26.6980697672717" calcext:value-type="float">
            <text:p>26.70</text:p>
          </table:table-cell>
          <table:table-cell table:formula="of:=INDIRECT(ADDRESS(FLOOR(([.A180]-1)/20)+80;18+[.A180]-20*FLOOR(([.A180]-1)/20)))" office:value-type="float" office:value="1" calcext:value-type="float">
            <text:p>1</text:p>
          </table:table-cell>
          <table:table-cell table:formula="of:=INDIRECT(ADDRESS(FLOOR(([.A180]-1)/20)+145;[.A180]-FLOOR(([.A180]-1)/20)*20+19))" office:value-type="float" office:value="0.828442332066184" calcext:value-type="float">
            <text:p>0.8284423321</text:p>
          </table:table-cell>
          <table:table-cell table:formula="of:=INDIRECT(ADDRESS(FLOOR(([.A180]-1)/20)+145;[.A180]-FLOOR(([.A180]-1)/20)*20+41))" office:value-type="float" office:value="-19.8702311612998" calcext:value-type="float">
            <text:p>-19.8702311613</text:p>
          </table:table-cell>
          <table:table-cell table:number-columns-repeated="4"/>
          <table:table-cell table:style-name="ce8"/>
          <table:table-cell table:style-name="ce8" office:value-type="float" office:value="17.1901998668629" calcext:value-type="float">
            <text:p>17.1901998669</text:p>
          </table:table-cell>
          <table:table-cell table:style-name="ce8" office:value-type="float" office:value="11.7410594532478" calcext:value-type="float">
            <text:p>11.7410594532</text:p>
          </table:table-cell>
          <table:table-cell table:style-name="ce8" office:value-type="float" office:value="18.1360922756707" calcext:value-type="float">
            <text:p>18.1360922757</text:p>
          </table:table-cell>
          <table:table-cell table:style-name="ce8" office:value-type="float" office:value="16.0210242729587" calcext:value-type="float">
            <text:p>16.021024273</text:p>
          </table:table-cell>
          <table:table-cell table:style-name="ce8" office:value-type="float" office:value="4.60000100253656" calcext:value-type="float">
            <text:p>4.6000010025</text:p>
          </table:table-cell>
          <table:table-cell table:style-name="ce8" office:value-type="float" office:value="10.5262452358638" calcext:value-type="float">
            <text:p>10.5262452359</text:p>
          </table:table-cell>
          <table:table-cell table:style-name="ce8" office:value-type="float" office:value="13.7083849549075" calcext:value-type="float">
            <text:p>13.7083849549</text:p>
          </table:table-cell>
          <table:table-cell table:style-name="ce8" office:value-type="float" office:value="1.60850568477325" calcext:value-type="float">
            <text:p>1.6085056848</text:p>
          </table:table-cell>
          <table:table-cell table:style-name="ce8" office:value-type="float" office:value="4.44067062316821" calcext:value-type="float">
            <text:p>4.4406706232</text:p>
          </table:table-cell>
          <table:table-cell table:style-name="ce8" office:value-type="float" office:value="4.14182504621693" calcext:value-type="float">
            <text:p>4.1418250462</text:p>
          </table:table-cell>
          <table:table-cell table:style-name="ce8" office:value-type="float" office:value="12.6132517774936" calcext:value-type="float">
            <text:p>12.6132517775</text:p>
          </table:table-cell>
          <table:table-cell table:style-name="ce8" office:value-type="float" office:value="1.08066828296319" calcext:value-type="float">
            <text:p>1.080668283</text:p>
          </table:table-cell>
          <table:table-cell table:style-name="ce8" office:value-type="float" office:value="0.718384816017701" calcext:value-type="float">
            <text:p>0.718384816</text:p>
          </table:table-cell>
          <table:table-cell table:style-name="ce8" office:value-type="float" office:value="5.80117984355997" calcext:value-type="float">
            <text:p>5.8011798436</text:p>
          </table:table-cell>
          <table:table-cell table:style-name="ce8" office:value-type="float" office:value="24.3077207933662" calcext:value-type="float">
            <text:p>24.3077207934</text:p>
          </table:table-cell>
          <table:table-cell table:style-name="ce8" office:value-type="float" office:value="11.853390816972" calcext:value-type="float">
            <text:p>11.853390817</text:p>
          </table:table-cell>
          <table:table-cell table:style-name="ce8" office:value-type="float" office:value="15.6401202448683" calcext:value-type="float">
            <text:p>15.6401202449</text:p>
          </table:table-cell>
          <table:table-cell table:style-name="ce8" office:value-type="float" office:value="17.7849559165922" calcext:value-type="float">
            <text:p>17.7849559166</text:p>
          </table:table-cell>
          <table:table-cell table:style-name="ce8" office:value-type="float" office:value="5.27421467629009" calcext:value-type="float">
            <text:p>5.2742146763</text:p>
          </table:table-cell>
          <table:table-cell table:style-name="ce8" office:value-type="float" office:value="12.585333329459" calcext:value-type="float">
            <text:p>12.5853333295</text:p>
          </table:table-cell>
          <table:table-cell table:style-name="ce8" table:number-columns-repeated="22"/>
          <table:table-cell table:number-columns-repeated="1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61]" office:value-type="float" office:value="45" calcext:value-type="float">
            <text:p>45</text:p>
          </table:table-cell>
          <table:table-cell table:formula="of:=[.A201]" office:value-type="float" office:value="85" calcext:value-type="float">
            <text:p>85</text:p>
          </table:table-cell>
          <table:table-cell table:formula="of:=[.A182]" office:value-type="float" office:value="66" calcext:value-type="float">
            <text:p>66</text:p>
          </table:table-cell>
          <table:table-cell table:formula="of:=[.A180]" office:value-type="float" office:value="64" calcext:value-type="float">
            <text:p>64</text:p>
          </table:table-cell>
          <table:table-cell table:style-name="ce3" office:value-type="float" office:value="45.2722274645868" calcext:value-type="float">
            <text:p>45.27</text:p>
          </table:table-cell>
          <table:table-cell table:style-name="ce3" table:formula="of:=INDIRECT(ADDRESS(FLOOR(([.A181]-1)/20)+80;38+[.A181]-20*FLOOR(([.A181]-1)/20)))" office:value-type="float" office:value="27.7141142710891" calcext:value-type="float">
            <text:p>27.71</text:p>
          </table:table-cell>
          <table:table-cell table:formula="of:=INDIRECT(ADDRESS(FLOOR(([.A181]-1)/20)+80;18+[.A181]-20*FLOOR(([.A181]-1)/20)))" office:value-type="float" office:value="1" calcext:value-type="float">
            <text:p>1</text:p>
          </table:table-cell>
          <table:table-cell table:formula="of:=INDIRECT(ADDRESS(FLOOR(([.A181]-1)/20)+145;[.A181]-FLOOR(([.A181]-1)/20)*20+19))" office:value-type="float" office:value="-19.3235271466136" calcext:value-type="float">
            <text:p>-19.3235271466</text:p>
          </table:table-cell>
          <table:table-cell table:formula="of:=INDIRECT(ADDRESS(FLOOR(([.A181]-1)/20)+145;[.A181]-FLOOR(([.A181]-1)/20)*20+41))" office:value-type="float" office:value="-14.0946536381601" calcext:value-type="float">
            <text:p>-14.0946536382</text:p>
          </table:table-cell>
          <table:table-cell table:number-columns-repeated="4"/>
          <table:table-cell table:style-name="ce8"/>
          <table:table-cell table:style-name="ce8" office:value-type="float" office:value="20.4905804496346" calcext:value-type="float">
            <text:p>20.4905804496</text:p>
          </table:table-cell>
          <table:table-cell table:style-name="ce8" office:value-type="float" office:value="9.9582620254287" calcext:value-type="float">
            <text:p>9.9582620254</text:p>
          </table:table-cell>
          <table:table-cell table:style-name="ce8" office:value-type="float" office:value="9.9979100817546" calcext:value-type="float">
            <text:p>9.9979100818</text:p>
          </table:table-cell>
          <table:table-cell table:style-name="ce8" office:value-type="float" office:value="7.9001022591168" calcext:value-type="float">
            <text:p>7.9001022591</text:p>
          </table:table-cell>
          <table:table-cell table:style-name="ce8" office:value-type="float" office:value="2.4381683692448" calcext:value-type="float">
            <text:p>2.4381683692</text:p>
          </table:table-cell>
          <table:table-cell table:style-name="ce8" office:value-type="float" office:value="3.60895897691643" calcext:value-type="float">
            <text:p>3.6089589769</text:p>
          </table:table-cell>
          <table:table-cell table:style-name="ce8" office:value-type="float" office:value="2.62716447205216" calcext:value-type="float">
            <text:p>2.6271644721</text:p>
          </table:table-cell>
          <table:table-cell table:style-name="ce8" office:value-type="float" office:value="3.70573380598884" calcext:value-type="float">
            <text:p>3.705733806</text:p>
          </table:table-cell>
          <table:table-cell table:style-name="ce8" office:value-type="float" office:value="3.84505101054725" calcext:value-type="float">
            <text:p>3.8450510105</text:p>
          </table:table-cell>
          <table:table-cell table:style-name="ce8" office:value-type="float" office:value="6.76850491239632" calcext:value-type="float">
            <text:p>6.7685049124</text:p>
          </table:table-cell>
          <table:table-cell table:style-name="ce8" office:value-type="float" office:value="8.75653967072931" calcext:value-type="float">
            <text:p>8.7565396707</text:p>
          </table:table-cell>
          <table:table-cell table:style-name="ce8" office:value-type="float" office:value="5.90520858889185" calcext:value-type="float">
            <text:p>5.9052085889</text:p>
          </table:table-cell>
          <table:table-cell table:style-name="ce8" office:value-type="float" office:value="4.64501127308815" calcext:value-type="float">
            <text:p>4.6450112731</text:p>
          </table:table-cell>
          <table:table-cell table:style-name="ce8" office:value-type="float" office:value="20.7290172558401" calcext:value-type="float">
            <text:p>20.7290172558</text:p>
          </table:table-cell>
          <table:table-cell table:style-name="ce8" office:value-type="float" office:value="16.7323968563041" calcext:value-type="float">
            <text:p>16.7323968563</text:p>
          </table:table-cell>
          <table:table-cell table:style-name="ce8" office:value-type="float" office:value="21.5229542230153" calcext:value-type="float">
            <text:p>21.522954223</text:p>
          </table:table-cell>
          <table:table-cell table:style-name="ce8" office:value-type="float" office:value="8.44653690648833" calcext:value-type="float">
            <text:p>8.4465369065</text:p>
          </table:table-cell>
          <table:table-cell table:style-name="ce8" office:value-type="float" office:value="30.7863029209886" calcext:value-type="float">
            <text:p>30.786302921</text:p>
          </table:table-cell>
          <table:table-cell table:style-name="ce8" office:value-type="float" office:value="8.48965370730459" calcext:value-type="float">
            <text:p>8.4896537073</text:p>
          </table:table-cell>
          <table:table-cell table:style-name="ce8" office:value-type="float" office:value="17.8364403354978" calcext:value-type="float">
            <text:p>17.8364403355</text:p>
          </table:table-cell>
          <table:table-cell table:style-name="ce8" table:number-columns-repeated="22"/>
          <table:table-cell table:number-columns-repeated="1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62]" office:value-type="float" office:value="46" calcext:value-type="float">
            <text:p>46</text:p>
          </table:table-cell>
          <table:table-cell table:formula="of:=[.A202]" office:value-type="float" office:value="86" calcext:value-type="float">
            <text:p>86</text:p>
          </table:table-cell>
          <table:table-cell table:formula="of:=[.A183]" office:value-type="float" office:value="67" calcext:value-type="float">
            <text:p>67</text:p>
          </table:table-cell>
          <table:table-cell table:formula="of:=[.A181]" office:value-type="float" office:value="65" calcext:value-type="float">
            <text:p>65</text:p>
          </table:table-cell>
          <table:table-cell table:style-name="ce3" office:value-type="float" office:value="44.1785811394248" calcext:value-type="float">
            <text:p>44.18</text:p>
          </table:table-cell>
          <table:table-cell table:style-name="ce3" table:formula="of:=INDIRECT(ADDRESS(FLOOR(([.A182]-1)/20)+80;38+[.A182]-20*FLOOR(([.A182]-1)/20)))" office:value-type="float" office:value="28.4745027986333" calcext:value-type="float">
            <text:p>28.47</text:p>
          </table:table-cell>
          <table:table-cell table:formula="of:=INDIRECT(ADDRESS(FLOOR(([.A182]-1)/20)+80;18+[.A182]-20*FLOOR(([.A182]-1)/20)))" office:value-type="float" office:value="1" calcext:value-type="float">
            <text:p>1</text:p>
          </table:table-cell>
          <table:table-cell table:formula="of:=INDIRECT(ADDRESS(FLOOR(([.A182]-1)/20)+145;[.A182]-FLOOR(([.A182]-1)/20)*20+19))" office:value-type="float" office:value="-14.825340931129" calcext:value-type="float">
            <text:p>-14.8253409311</text:p>
          </table:table-cell>
          <table:table-cell table:formula="of:=INDIRECT(ADDRESS(FLOOR(([.A182]-1)/20)+145;[.A182]-FLOOR(([.A182]-1)/20)*20+41))" office:value-type="float" office:value="-10.48875972592" calcext:value-type="float">
            <text:p>-10.4887597259</text:p>
          </table:table-cell>
          <table:table-cell table:number-columns-repeated="4"/>
          <table:table-cell table:style-name="ce8"/>
          <table:table-cell table:style-name="ce8" office:value-type="float" office:value="26.1127042359835" calcext:value-type="float">
            <text:p>26.112704236</text:p>
          </table:table-cell>
          <table:table-cell table:style-name="ce8" office:value-type="float" office:value="10.2697543577507" calcext:value-type="float">
            <text:p>10.2697543578</text:p>
          </table:table-cell>
          <table:table-cell table:style-name="ce8" office:value-type="float" office:value="8.12018117931063" calcext:value-type="float">
            <text:p>8.1201811793</text:p>
          </table:table-cell>
          <table:table-cell table:style-name="ce8" office:value-type="float" office:value="8.83211932874354" calcext:value-type="float">
            <text:p>8.8321193287</text:p>
          </table:table-cell>
          <table:table-cell table:style-name="ce8" office:value-type="float" office:value="10.2826706737837" calcext:value-type="float">
            <text:p>10.2826706738</text:p>
          </table:table-cell>
          <table:table-cell table:style-name="ce8" office:value-type="float" office:value="13.5839238716178" calcext:value-type="float">
            <text:p>13.5839238716</text:p>
          </table:table-cell>
          <table:table-cell table:style-name="ce8" office:value-type="float" office:value="4.93830294523167" calcext:value-type="float">
            <text:p>4.9383029452</text:p>
          </table:table-cell>
          <table:table-cell table:style-name="ce8" office:value-type="float" office:value="1.81375031554664" calcext:value-type="float">
            <text:p>1.8137503155</text:p>
          </table:table-cell>
          <table:table-cell table:style-name="ce8" office:value-type="float" office:value="3.72211786968157" calcext:value-type="float">
            <text:p>3.7221178697</text:p>
          </table:table-cell>
          <table:table-cell table:style-name="ce8" office:value-type="float" office:value="9.22277936367333" calcext:value-type="float">
            <text:p>9.2227793637</text:p>
          </table:table-cell>
          <table:table-cell table:style-name="ce8" office:value-type="float" office:value="3.6399372540486" calcext:value-type="float">
            <text:p>3.639937254</text:p>
          </table:table-cell>
          <table:table-cell table:style-name="ce8" office:value-type="float" office:value="5.74524008702051" calcext:value-type="float">
            <text:p>5.745240087</text:p>
          </table:table-cell>
          <table:table-cell table:style-name="ce8" office:value-type="float" office:value="16.8129776742596" calcext:value-type="float">
            <text:p>16.8129776743</text:p>
          </table:table-cell>
          <table:table-cell table:style-name="ce8" office:value-type="float" office:value="22.008613801824" calcext:value-type="float">
            <text:p>22.0086138018</text:p>
          </table:table-cell>
          <table:table-cell table:style-name="ce8" office:value-type="float" office:value="38.3429224299325" calcext:value-type="float">
            <text:p>38.3429224299</text:p>
          </table:table-cell>
          <table:table-cell table:style-name="ce8" office:value-type="float" office:value="25.4219608668064" calcext:value-type="float">
            <text:p>25.4219608668</text:p>
          </table:table-cell>
          <table:table-cell table:style-name="ce8" office:value-type="float" office:value="34.0783363201133" calcext:value-type="float">
            <text:p>34.0783363201</text:p>
          </table:table-cell>
          <table:table-cell table:style-name="ce8" office:value-type="float" office:value="43.3493594629685" calcext:value-type="float">
            <text:p>43.349359463</text:p>
          </table:table-cell>
          <table:table-cell table:style-name="ce8" office:value-type="float" office:value="5.54260344101431" calcext:value-type="float">
            <text:p>5.542603441</text:p>
          </table:table-cell>
          <table:table-cell table:style-name="ce8" office:value-type="float" office:value="14.7901556800949" calcext:value-type="float">
            <text:p>14.7901556801</text:p>
          </table:table-cell>
          <table:table-cell table:style-name="ce8" table:number-columns-repeated="22"/>
          <table:table-cell table:number-columns-repeated="1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63]" office:value-type="float" office:value="47" calcext:value-type="float">
            <text:p>47</text:p>
          </table:table-cell>
          <table:table-cell table:formula="of:=[.A203]" office:value-type="float" office:value="87" calcext:value-type="float">
            <text:p>87</text:p>
          </table:table-cell>
          <table:table-cell table:formula="of:=[.A184]" office:value-type="float" office:value="68" calcext:value-type="float">
            <text:p>68</text:p>
          </table:table-cell>
          <table:table-cell table:formula="of:=[.A182]" office:value-type="float" office:value="66" calcext:value-type="float">
            <text:p>66</text:p>
          </table:table-cell>
          <table:table-cell table:style-name="ce3" office:value-type="float" office:value="45.2703291640699" calcext:value-type="float">
            <text:p>45.27</text:p>
          </table:table-cell>
          <table:table-cell table:style-name="ce3" table:formula="of:=INDIRECT(ADDRESS(FLOOR(([.A183]-1)/20)+80;38+[.A183]-20*FLOOR(([.A183]-1)/20)))" office:value-type="float" office:value="26.3383680138959" calcext:value-type="float">
            <text:p>26.34</text:p>
          </table:table-cell>
          <table:table-cell table:formula="of:=INDIRECT(ADDRESS(FLOOR(([.A183]-1)/20)+80;18+[.A183]-20*FLOOR(([.A183]-1)/20)))" office:value-type="float" office:value="1" calcext:value-type="float">
            <text:p>1</text:p>
          </table:table-cell>
          <table:table-cell table:formula="of:=INDIRECT(ADDRESS(FLOOR(([.A183]-1)/20)+145;[.A183]-FLOOR(([.A183]-1)/20)*20+19))" office:value-type="float" office:value="-1.16235412706982" calcext:value-type="float">
            <text:p>-1.1623541271</text:p>
          </table:table-cell>
          <table:table-cell table:formula="of:=INDIRECT(ADDRESS(FLOOR(([.A183]-1)/20)+145;[.A183]-FLOOR(([.A183]-1)/20)*20+41))" office:value-type="float" office:value="-19.8605081647935" calcext:value-type="float">
            <text:p>-19.8605081648</text:p>
          </table:table-cell>
          <table:table-cell table:number-columns-repeated="4"/>
          <table:table-cell table:style-name="ce8"/>
          <table:table-cell table:style-name="ce8" office:value-type="float" office:value="25.4411266224292" calcext:value-type="float">
            <text:p>25.4411266224</text:p>
          </table:table-cell>
          <table:table-cell table:style-name="ce8" office:value-type="float" office:value="12.8637468222707" calcext:value-type="float">
            <text:p>12.8637468223</text:p>
          </table:table-cell>
          <table:table-cell table:style-name="ce8" office:value-type="float" office:value="12.2070792253098" calcext:value-type="float">
            <text:p>12.2070792253</text:p>
          </table:table-cell>
          <table:table-cell table:style-name="ce8" office:value-type="float" office:value="7.24500663575371" calcext:value-type="float">
            <text:p>7.2450066358</text:p>
          </table:table-cell>
          <table:table-cell table:style-name="ce8" office:value-type="float" office:value="13.7058717490362" calcext:value-type="float">
            <text:p>13.705871749</text:p>
          </table:table-cell>
          <table:table-cell table:style-name="ce8" office:value-type="float" office:value="13.9756216103263" calcext:value-type="float">
            <text:p>13.9756216103</text:p>
          </table:table-cell>
          <table:table-cell table:style-name="ce8" office:value-type="float" office:value="10.612928920139" calcext:value-type="float">
            <text:p>10.6129289201</text:p>
          </table:table-cell>
          <table:table-cell table:style-name="ce8" office:value-type="float" office:value="1.59559333869744" calcext:value-type="float">
            <text:p>1.5955933387</text:p>
          </table:table-cell>
          <table:table-cell table:style-name="ce8" office:value-type="float" office:value="8.3229829540389" calcext:value-type="float">
            <text:p>8.322982954</text:p>
          </table:table-cell>
          <table:table-cell table:style-name="ce8" office:value-type="float" office:value="8.12930079347431" calcext:value-type="float">
            <text:p>8.1293007935</text:p>
          </table:table-cell>
          <table:table-cell table:style-name="ce8" office:value-type="float" office:value="12.6304596711212" calcext:value-type="float">
            <text:p>12.6304596711</text:p>
          </table:table-cell>
          <table:table-cell table:style-name="ce8" office:value-type="float" office:value="4.96060853777986" calcext:value-type="float">
            <text:p>4.9606085378</text:p>
          </table:table-cell>
          <table:table-cell table:style-name="ce8" office:value-type="float" office:value="18.62743158697" calcext:value-type="float">
            <text:p>18.627431587</text:p>
          </table:table-cell>
          <table:table-cell table:style-name="ce8" office:value-type="float" office:value="17.6457046482995" calcext:value-type="float">
            <text:p>17.6457046483</text:p>
          </table:table-cell>
          <table:table-cell table:style-name="ce8" office:value-type="float" office:value="20.3978265245117" calcext:value-type="float">
            <text:p>20.3978265245</text:p>
          </table:table-cell>
          <table:table-cell table:style-name="ce8" office:value-type="float" office:value="27.3964359143178" calcext:value-type="float">
            <text:p>27.3964359143</text:p>
          </table:table-cell>
          <table:table-cell table:style-name="ce8" office:value-type="float" office:value="23.7087926506511" calcext:value-type="float">
            <text:p>23.7087926507</text:p>
          </table:table-cell>
          <table:table-cell table:style-name="ce8" office:value-type="float" office:value="42.3022579193475" calcext:value-type="float">
            <text:p>42.3022579193</text:p>
          </table:table-cell>
          <table:table-cell table:style-name="ce8" office:value-type="float" office:value="23.312228124606" calcext:value-type="float">
            <text:p>23.3122281246</text:p>
          </table:table-cell>
          <table:table-cell table:style-name="ce8" office:value-type="float" office:value="29.1125338269216" calcext:value-type="float">
            <text:p>29.1125338269</text:p>
          </table:table-cell>
          <table:table-cell table:style-name="ce8" table:number-columns-repeated="22"/>
          <table:table-cell table:number-columns-repeated="1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64]" office:value-type="float" office:value="48" calcext:value-type="float">
            <text:p>48</text:p>
          </table:table-cell>
          <table:table-cell table:formula="of:=[.A204]" office:value-type="float" office:value="88" calcext:value-type="float">
            <text:p>88</text:p>
          </table:table-cell>
          <table:table-cell table:formula="of:=[.A185]" office:value-type="float" office:value="69" calcext:value-type="float">
            <text:p>69</text:p>
          </table:table-cell>
          <table:table-cell table:formula="of:=[.A183]" office:value-type="float" office:value="67" calcext:value-type="float">
            <text:p>67</text:p>
          </table:table-cell>
          <table:table-cell table:style-name="ce3" office:value-type="float" office:value="45.6261214059672" calcext:value-type="float">
            <text:p>45.63</text:p>
          </table:table-cell>
          <table:table-cell table:style-name="ce3" table:formula="of:=INDIRECT(ADDRESS(FLOOR(([.A184]-1)/20)+80;38+[.A184]-20*FLOOR(([.A184]-1)/20)))" office:value-type="float" office:value="28.1423927298021" calcext:value-type="float">
            <text:p>28.14</text:p>
          </table:table-cell>
          <table:table-cell table:formula="of:=INDIRECT(ADDRESS(FLOOR(([.A184]-1)/20)+80;18+[.A184]-20*FLOOR(([.A184]-1)/20)))" office:value-type="float" office:value="1" calcext:value-type="float">
            <text:p>1</text:p>
          </table:table-cell>
          <table:table-cell table:formula="of:=INDIRECT(ADDRESS(FLOOR(([.A184]-1)/20)+145;[.A184]-FLOOR(([.A184]-1)/20)*20+19))" office:value-type="float" office:value="7.90929932425762" calcext:value-type="float">
            <text:p>7.9092993243</text:p>
          </table:table-cell>
          <table:table-cell table:formula="of:=INDIRECT(ADDRESS(FLOOR(([.A184]-1)/20)+145;[.A184]-FLOOR(([.A184]-1)/20)*20+41))" office:value-type="float" office:value="-19.8333983459713" calcext:value-type="float">
            <text:p>-19.833398346</text:p>
          </table:table-cell>
          <table:table-cell table:number-columns-repeated="4"/>
          <table:table-cell table:style-name="ce8"/>
          <table:table-cell table:style-name="ce8" office:value-type="float" office:value="29.5517544064459" calcext:value-type="float">
            <text:p>29.5517544064</text:p>
          </table:table-cell>
          <table:table-cell table:style-name="ce8" office:value-type="float" office:value="12.8117566447219" calcext:value-type="float">
            <text:p>12.8117566447</text:p>
          </table:table-cell>
          <table:table-cell table:style-name="ce8" office:value-type="float" office:value="11.2036007537814" calcext:value-type="float">
            <text:p>11.2036007538</text:p>
          </table:table-cell>
          <table:table-cell table:style-name="ce8" office:value-type="float" office:value="10.9989465807023" calcext:value-type="float">
            <text:p>10.9989465807</text:p>
          </table:table-cell>
          <table:table-cell table:style-name="ce8" office:value-type="float" office:value="5.9875931795973" calcext:value-type="float">
            <text:p>5.9875931796</text:p>
          </table:table-cell>
          <table:table-cell table:style-name="ce8" office:value-type="float" office:value="2.73899296747226" calcext:value-type="float">
            <text:p>2.7389929675</text:p>
          </table:table-cell>
          <table:table-cell table:style-name="ce8" office:value-type="float" office:value="9.90808811138835" calcext:value-type="float">
            <text:p>9.9080881114</text:p>
          </table:table-cell>
          <table:table-cell table:style-name="ce8" office:value-type="float" office:value="4.07054821096435" calcext:value-type="float">
            <text:p>4.070548211</text:p>
          </table:table-cell>
          <table:table-cell table:style-name="ce8" office:value-type="float" office:value="10.100345657929" calcext:value-type="float">
            <text:p>10.1003456579</text:p>
          </table:table-cell>
          <table:table-cell table:style-name="ce8" office:value-type="float" office:value="9.84118921542707" calcext:value-type="float">
            <text:p>9.8411892154</text:p>
          </table:table-cell>
          <table:table-cell table:style-name="ce8" office:value-type="float" office:value="10.0712536188367" calcext:value-type="float">
            <text:p>10.0712536188</text:p>
          </table:table-cell>
          <table:table-cell table:style-name="ce8" office:value-type="float" office:value="13.7356243425682" calcext:value-type="float">
            <text:p>13.7356243426</text:p>
          </table:table-cell>
          <table:table-cell table:style-name="ce8" office:value-type="float" office:value="20.8374670650191" calcext:value-type="float">
            <text:p>20.837467065</text:p>
          </table:table-cell>
          <table:table-cell table:style-name="ce8" office:value-type="float" office:value="19.2964178338195" calcext:value-type="float">
            <text:p>19.2964178338</text:p>
          </table:table-cell>
          <table:table-cell table:style-name="ce8" office:value-type="float" office:value="29.592857738571" calcext:value-type="float">
            <text:p>29.5928577386</text:p>
          </table:table-cell>
          <table:table-cell table:style-name="ce8" office:value-type="float" office:value="25.2670338784486" calcext:value-type="float">
            <text:p>25.2670338784</text:p>
          </table:table-cell>
          <table:table-cell table:style-name="ce8" office:value-type="float" office:value="20.1495033725778" calcext:value-type="float">
            <text:p>20.1495033726</text:p>
          </table:table-cell>
          <table:table-cell table:style-name="ce8" office:value-type="float" office:value="18.3104695759038" calcext:value-type="float">
            <text:p>18.3104695759</text:p>
          </table:table-cell>
          <table:table-cell table:style-name="ce8" office:value-type="float" office:value="23.5076361259308" calcext:value-type="float">
            <text:p>23.5076361259</text:p>
          </table:table-cell>
          <table:table-cell table:style-name="ce8" office:value-type="float" office:value="37.9575092424619" calcext:value-type="float">
            <text:p>37.9575092425</text:p>
          </table:table-cell>
          <table:table-cell table:style-name="ce8" table:number-columns-repeated="22"/>
          <table:table-cell table:number-columns-repeated="1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65]" office:value-type="float" office:value="49" calcext:value-type="float">
            <text:p>49</text:p>
          </table:table-cell>
          <table:table-cell table:formula="of:=[.A205]" office:value-type="float" office:value="89" calcext:value-type="float">
            <text:p>89</text:p>
          </table:table-cell>
          <table:table-cell table:formula="of:=[.A186]" office:value-type="float" office:value="70" calcext:value-type="float">
            <text:p>70</text:p>
          </table:table-cell>
          <table:table-cell table:formula="of:=[.A184]" office:value-type="float" office:value="68" calcext:value-type="float">
            <text:p>68</text:p>
          </table:table-cell>
          <table:table-cell table:style-name="ce3" office:value-type="float" office:value="45.7257823118628" calcext:value-type="float">
            <text:p>45.73</text:p>
          </table:table-cell>
          <table:table-cell table:style-name="ce3" table:formula="of:=INDIRECT(ADDRESS(FLOOR(([.A185]-1)/20)+80;38+[.A185]-20*FLOOR(([.A185]-1)/20)))" office:value-type="float" office:value="27.3729245973618" calcext:value-type="float">
            <text:p>27.37</text:p>
          </table:table-cell>
          <table:table-cell table:formula="of:=INDIRECT(ADDRESS(FLOOR(([.A185]-1)/20)+80;18+[.A185]-20*FLOOR(([.A185]-1)/20)))" office:value-type="float" office:value="1" calcext:value-type="float">
            <text:p>1</text:p>
          </table:table-cell>
          <table:table-cell table:formula="of:=INDIRECT(ADDRESS(FLOOR(([.A185]-1)/20)+145;[.A185]-FLOOR(([.A185]-1)/20)*20+19))" office:value-type="float" office:value="8.5843915523198" calcext:value-type="float">
            <text:p>8.5843915523</text:p>
          </table:table-cell>
          <table:table-cell table:formula="of:=INDIRECT(ADDRESS(FLOOR(([.A185]-1)/20)+145;[.A185]-FLOOR(([.A185]-1)/20)*20+41))" office:value-type="float" office:value="-2.26442553433777" calcext:value-type="float">
            <text:p>-2.2644255343</text:p>
          </table:table-cell>
          <table:table-cell table:number-columns-repeated="4"/>
          <table:table-cell table:style-name="ce8"/>
          <table:table-cell table:style-name="ce8" office:value-type="float" office:value="18.8389139087082" calcext:value-type="float">
            <text:p>18.8389139087</text:p>
          </table:table-cell>
          <table:table-cell table:style-name="ce8" office:value-type="float" office:value="17.3028990469049" calcext:value-type="float">
            <text:p>17.3028990469</text:p>
          </table:table-cell>
          <table:table-cell table:style-name="ce8" office:value-type="float" office:value="5.82697983906881" calcext:value-type="float">
            <text:p>5.8269798391</text:p>
          </table:table-cell>
          <table:table-cell table:style-name="ce8" office:value-type="float" office:value="5.97590422212932" calcext:value-type="float">
            <text:p>5.9759042221</text:p>
          </table:table-cell>
          <table:table-cell table:style-name="ce8" office:value-type="float" office:value="3.11504918330328" calcext:value-type="float">
            <text:p>3.1150491833</text:p>
          </table:table-cell>
          <table:table-cell table:style-name="ce8" office:value-type="float" office:value="12.0077377058616" calcext:value-type="float">
            <text:p>12.0077377059</text:p>
          </table:table-cell>
          <table:table-cell table:style-name="ce8" office:value-type="float" office:value="5.53534085628032" calcext:value-type="float">
            <text:p>5.5353408563</text:p>
          </table:table-cell>
          <table:table-cell table:style-name="ce8" office:value-type="float" office:value="1.83276983601269" calcext:value-type="float">
            <text:p>1.832769836</text:p>
          </table:table-cell>
          <table:table-cell table:style-name="ce8" office:value-type="float" office:value="8.80542192209154" calcext:value-type="float">
            <text:p>8.8054219221</text:p>
          </table:table-cell>
          <table:table-cell table:style-name="ce8" office:value-type="float" office:value="4.38868098605123" calcext:value-type="float">
            <text:p>4.3886809861</text:p>
          </table:table-cell>
          <table:table-cell table:style-name="ce8" office:value-type="float" office:value="8.49834624494737" calcext:value-type="float">
            <text:p>8.4983462449</text:p>
          </table:table-cell>
          <table:table-cell table:style-name="ce8" office:value-type="float" office:value="9.41024145219955" calcext:value-type="float">
            <text:p>9.4102414522</text:p>
          </table:table-cell>
          <table:table-cell table:style-name="ce8" office:value-type="float" office:value="13.9042008557504" calcext:value-type="float">
            <text:p>13.9042008558</text:p>
          </table:table-cell>
          <table:table-cell table:style-name="ce8" office:value-type="float" office:value="21.7098486160626" calcext:value-type="float">
            <text:p>21.7098486161</text:p>
          </table:table-cell>
          <table:table-cell table:style-name="ce8" office:value-type="float" office:value="26.9111337162674" calcext:value-type="float">
            <text:p>26.9111337163</text:p>
          </table:table-cell>
          <table:table-cell table:style-name="ce8" office:value-type="float" office:value="37.7922426737485" calcext:value-type="float">
            <text:p>37.7922426737</text:p>
          </table:table-cell>
          <table:table-cell table:style-name="ce8" office:value-type="float" office:value="21.1695240370273" calcext:value-type="float">
            <text:p>21.169524037</text:p>
          </table:table-cell>
          <table:table-cell table:style-name="ce8" office:value-type="float" office:value="28.1136707648481" calcext:value-type="float">
            <text:p>28.1136707648</text:p>
          </table:table-cell>
          <table:table-cell table:style-name="ce8" office:value-type="float" office:value="31.3455727841531" calcext:value-type="float">
            <text:p>31.3455727842</text:p>
          </table:table-cell>
          <table:table-cell table:style-name="ce8" office:value-type="float" office:value="34.8288843435153" calcext:value-type="float">
            <text:p>34.8288843435</text:p>
          </table:table-cell>
          <table:table-cell table:style-name="ce8" table:number-columns-repeated="22"/>
          <table:table-cell table:number-columns-repeated="1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66]" office:value-type="float" office:value="50" calcext:value-type="float">
            <text:p>50</text:p>
          </table:table-cell>
          <table:table-cell table:formula="of:=[.A206]" office:value-type="float" office:value="90" calcext:value-type="float">
            <text:p>90</text:p>
          </table:table-cell>
          <table:table-cell table:formula="of:=[.A187]" office:value-type="float" office:value="71" calcext:value-type="float">
            <text:p>71</text:p>
          </table:table-cell>
          <table:table-cell table:formula="of:=[.A185]" office:value-type="float" office:value="69" calcext:value-type="float">
            <text:p>69</text:p>
          </table:table-cell>
          <table:table-cell table:style-name="ce3" office:value-type="float" office:value="44.6336763461664" calcext:value-type="float">
            <text:p>44.63</text:p>
          </table:table-cell>
          <table:table-cell table:style-name="ce3" table:formula="of:=INDIRECT(ADDRESS(FLOOR(([.A186]-1)/20)+80;38+[.A186]-20*FLOOR(([.A186]-1)/20)))" office:value-type="float" office:value="27.6989834206084" calcext:value-type="float">
            <text:p>27.70</text:p>
          </table:table-cell>
          <table:table-cell table:formula="of:=INDIRECT(ADDRESS(FLOOR(([.A186]-1)/20)+80;18+[.A186]-20*FLOOR(([.A186]-1)/20)))" office:value-type="float" office:value="1" calcext:value-type="float">
            <text:p>1</text:p>
          </table:table-cell>
          <table:table-cell table:formula="of:=INDIRECT(ADDRESS(FLOOR(([.A186]-1)/20)+145;[.A186]-FLOOR(([.A186]-1)/20)*20+19))" office:value-type="float" office:value="5.25473819729834" calcext:value-type="float">
            <text:p>5.2547381973</text:p>
          </table:table-cell>
          <table:table-cell table:formula="of:=INDIRECT(ADDRESS(FLOOR(([.A186]-1)/20)+145;[.A186]-FLOOR(([.A186]-1)/20)*20+41))" office:value-type="float" office:value="-4.97949919515364" calcext:value-type="float">
            <text:p>-4.9794991952</text:p>
          </table:table-cell>
          <table:table-cell table:number-columns-repeated="4"/>
          <table:table-cell table:style-name="ce8"/>
          <table:table-cell table:style-name="ce8" office:value-type="float" office:value="29.7496690998736" calcext:value-type="float">
            <text:p>29.7496690999</text:p>
          </table:table-cell>
          <table:table-cell table:style-name="ce8" office:value-type="float" office:value="8.0185214315279" calcext:value-type="float">
            <text:p>8.0185214315</text:p>
          </table:table-cell>
          <table:table-cell table:style-name="ce8" office:value-type="float" office:value="11.3713315710718" calcext:value-type="float">
            <text:p>11.3713315711</text:p>
          </table:table-cell>
          <table:table-cell table:style-name="ce8" office:value-type="float" office:value="11.8245659739357" calcext:value-type="float">
            <text:p>11.8245659739</text:p>
          </table:table-cell>
          <table:table-cell table:style-name="ce8" office:value-type="float" office:value="16.8711076332777" calcext:value-type="float">
            <text:p>16.8711076333</text:p>
          </table:table-cell>
          <table:table-cell table:style-name="ce8" office:value-type="float" office:value="4.78399966783509" calcext:value-type="float">
            <text:p>4.7839996678</text:p>
          </table:table-cell>
          <table:table-cell table:style-name="ce8" office:value-type="float" office:value="10.8478420299318" calcext:value-type="float">
            <text:p>10.8478420299</text:p>
          </table:table-cell>
          <table:table-cell table:style-name="ce8" office:value-type="float" office:value="10.9200119236484" calcext:value-type="float">
            <text:p>10.9200119236</text:p>
          </table:table-cell>
          <table:table-cell table:style-name="ce8" office:value-type="float" office:value="9.58470102357602" calcext:value-type="float">
            <text:p>9.5847010236</text:p>
          </table:table-cell>
          <table:table-cell table:style-name="ce8" office:value-type="float" office:value="12.142501029805" calcext:value-type="float">
            <text:p>12.1425010298</text:p>
          </table:table-cell>
          <table:table-cell table:style-name="ce8" office:value-type="float" office:value="6.16734975850116" calcext:value-type="float">
            <text:p>6.1673497585</text:p>
          </table:table-cell>
          <table:table-cell table:style-name="ce8" office:value-type="float" office:value="2.43264308129286" calcext:value-type="float">
            <text:p>2.4326430813</text:p>
          </table:table-cell>
          <table:table-cell table:style-name="ce8" office:value-type="float" office:value="8.64510440935718" calcext:value-type="float">
            <text:p>8.6451044094</text:p>
          </table:table-cell>
          <table:table-cell table:style-name="ce8" office:value-type="float" office:value="2.76151554865683" calcext:value-type="float">
            <text:p>2.7615155487</text:p>
          </table:table-cell>
          <table:table-cell table:style-name="ce8" office:value-type="float" office:value="19.6843528093618" calcext:value-type="float">
            <text:p>19.6843528094</text:p>
          </table:table-cell>
          <table:table-cell table:style-name="ce8" office:value-type="float" office:value="22.5612051979988" calcext:value-type="float">
            <text:p>22.561205198</text:p>
          </table:table-cell>
          <table:table-cell table:style-name="ce8" office:value-type="float" office:value="12.2914253794599" calcext:value-type="float">
            <text:p>12.2914253795</text:p>
          </table:table-cell>
          <table:table-cell table:style-name="ce8" office:value-type="float" office:value="20.1685219609317" calcext:value-type="float">
            <text:p>20.1685219609</text:p>
          </table:table-cell>
          <table:table-cell table:style-name="ce8" office:value-type="float" office:value="25.0559424345482" calcext:value-type="float">
            <text:p>25.0559424345</text:p>
          </table:table-cell>
          <table:table-cell table:style-name="ce8" office:value-type="float" office:value="4.26305918375686" calcext:value-type="float">
            <text:p>4.2630591838</text:p>
          </table:table-cell>
          <table:table-cell table:style-name="ce8" table:number-columns-repeated="22"/>
          <table:table-cell table:number-columns-repeated="1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67]" office:value-type="float" office:value="51" calcext:value-type="float">
            <text:p>51</text:p>
          </table:table-cell>
          <table:table-cell table:formula="of:=[.A207]" office:value-type="float" office:value="91" calcext:value-type="float">
            <text:p>91</text:p>
          </table:table-cell>
          <table:table-cell table:formula="of:=[.A188]" office:value-type="float" office:value="72" calcext:value-type="float">
            <text:p>72</text:p>
          </table:table-cell>
          <table:table-cell table:formula="of:=[.A186]" office:value-type="float" office:value="70" calcext:value-type="float">
            <text:p>70</text:p>
          </table:table-cell>
          <table:table-cell table:style-name="ce3" office:value-type="float" office:value="43.6679936376646" calcext:value-type="float">
            <text:p>43.67</text:p>
          </table:table-cell>
          <table:table-cell table:style-name="ce3" table:formula="of:=INDIRECT(ADDRESS(FLOOR(([.A187]-1)/20)+80;38+[.A187]-20*FLOOR(([.A187]-1)/20)))" office:value-type="float" office:value="27.8083624160016" calcext:value-type="float">
            <text:p>27.81</text:p>
          </table:table-cell>
          <table:table-cell table:formula="of:=INDIRECT(ADDRESS(FLOOR(([.A187]-1)/20)+80;18+[.A187]-20*FLOOR(([.A187]-1)/20)))" office:value-type="float" office:value="1" calcext:value-type="float">
            <text:p>1</text:p>
          </table:table-cell>
          <table:table-cell table:formula="of:=INDIRECT(ADDRESS(FLOOR(([.A187]-1)/20)+145;[.A187]-FLOOR(([.A187]-1)/20)*20+19))" office:value-type="float" office:value="22.0565578412887" calcext:value-type="float">
            <text:p>22.0565578413</text:p>
          </table:table-cell>
          <table:table-cell table:formula="of:=INDIRECT(ADDRESS(FLOOR(([.A187]-1)/20)+145;[.A187]-FLOOR(([.A187]-1)/20)*20+41))" office:value-type="float" office:value="-14.4859095018242" calcext:value-type="float">
            <text:p>-14.4859095018</text:p>
          </table:table-cell>
          <table:table-cell table:number-columns-repeated="4"/>
          <table:table-cell table:style-name="ce8" table:number-columns-repeated="43"/>
          <table:table-cell table:number-columns-repeated="1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68]" office:value-type="float" office:value="52" calcext:value-type="float">
            <text:p>52</text:p>
          </table:table-cell>
          <table:table-cell table:formula="of:=[.A208]" office:value-type="float" office:value="92" calcext:value-type="float">
            <text:p>92</text:p>
          </table:table-cell>
          <table:table-cell table:formula="of:=[.A189]" office:value-type="float" office:value="73" calcext:value-type="float">
            <text:p>73</text:p>
          </table:table-cell>
          <table:table-cell table:formula="of:=[.A187]" office:value-type="float" office:value="71" calcext:value-type="float">
            <text:p>71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88]-1)/20)+80;38+[.A188]-20*FLOOR(([.A188]-1)/20)))" office:value-type="float" office:value="32.441608687292" calcext:value-type="float">
            <text:p>32.44</text:p>
          </table:table-cell>
          <table:table-cell table:formula="of:=INDIRECT(ADDRESS(FLOOR(([.A188]-1)/20)+80;18+[.A188]-20*FLOOR(([.A188]-1)/20)))" office:value-type="float" office:value="0" calcext:value-type="float">
            <text:p>0</text:p>
          </table:table-cell>
          <table:table-cell table:formula="of:=INDIRECT(ADDRESS(FLOOR(([.A188]-1)/20)+145;[.A188]-FLOOR(([.A188]-1)/20)*20+19))" office:value-type="float" office:value="22.9850155681983" calcext:value-type="float">
            <text:p>22.9850155682</text:p>
          </table:table-cell>
          <table:table-cell table:formula="of:=INDIRECT(ADDRESS(FLOOR(([.A188]-1)/20)+145;[.A188]-FLOOR(([.A188]-1)/20)*20+41))" office:value-type="float" office:value="-5.32732114405811" calcext:value-type="float">
            <text:p>-5.3273211441</text:p>
          </table:table-cell>
          <table:table-cell table:number-columns-repeated="6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69]" office:value-type="float" office:value="53" calcext:value-type="float">
            <text:p>53</text:p>
          </table:table-cell>
          <table:table-cell table:formula="of:=[.A209]" office:value-type="float" office:value="93" calcext:value-type="float">
            <text:p>93</text:p>
          </table:table-cell>
          <table:table-cell table:formula="of:=[.A190]" office:value-type="float" office:value="74" calcext:value-type="float">
            <text:p>74</text:p>
          </table:table-cell>
          <table:table-cell table:formula="of:=[.A188]" office:value-type="float" office:value="72" calcext:value-type="float">
            <text:p>72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89]-1)/20)+80;38+[.A189]-20*FLOOR(([.A189]-1)/20)))" office:value-type="float" office:value="32.7256906523454" calcext:value-type="float">
            <text:p>32.73</text:p>
          </table:table-cell>
          <table:table-cell table:formula="of:=INDIRECT(ADDRESS(FLOOR(([.A189]-1)/20)+80;18+[.A189]-20*FLOOR(([.A189]-1)/20)))" office:value-type="float" office:value="0" calcext:value-type="float">
            <text:p>0</text:p>
          </table:table-cell>
          <table:table-cell table:formula="of:=INDIRECT(ADDRESS(FLOOR(([.A189]-1)/20)+145;[.A189]-FLOOR(([.A189]-1)/20)*20+19))" office:value-type="float" office:value="17.1615192244517" calcext:value-type="float">
            <text:p>17.1615192245</text:p>
          </table:table-cell>
          <table:table-cell table:formula="of:=INDIRECT(ADDRESS(FLOOR(([.A189]-1)/20)+145;[.A189]-FLOOR(([.A189]-1)/20)*20+41))" office:value-type="float" office:value="-2.70905546934593" calcext:value-type="float">
            <text:p>-2.7090554693</text:p>
          </table:table-cell>
          <table:table-cell table:number-columns-repeated="6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70]" office:value-type="float" office:value="54" calcext:value-type="float">
            <text:p>54</text:p>
          </table:table-cell>
          <table:table-cell table:formula="of:=[.A210]" office:value-type="float" office:value="94" calcext:value-type="float">
            <text:p>94</text:p>
          </table:table-cell>
          <table:table-cell table:formula="of:=[.A191]" office:value-type="float" office:value="75" calcext:value-type="float">
            <text:p>75</text:p>
          </table:table-cell>
          <table:table-cell table:formula="of:=[.A189]" office:value-type="float" office:value="73" calcext:value-type="float">
            <text:p>73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90]-1)/20)+80;38+[.A190]-20*FLOOR(([.A190]-1)/20)))" office:value-type="float" office:value="31.1188288974717" calcext:value-type="float">
            <text:p>31.12</text:p>
          </table:table-cell>
          <table:table-cell table:formula="of:=INDIRECT(ADDRESS(FLOOR(([.A190]-1)/20)+80;18+[.A190]-20*FLOOR(([.A190]-1)/20)))" office:value-type="float" office:value="0" calcext:value-type="float">
            <text:p>0</text:p>
          </table:table-cell>
          <table:table-cell table:formula="of:=INDIRECT(ADDRESS(FLOOR(([.A190]-1)/20)+145;[.A190]-FLOOR(([.A190]-1)/20)*20+19))" office:value-type="float" office:value="-6.82926851252961" calcext:value-type="float">
            <text:p>-6.8292685125</text:p>
          </table:table-cell>
          <table:table-cell table:formula="of:=INDIRECT(ADDRESS(FLOOR(([.A190]-1)/20)+145;[.A190]-FLOOR(([.A190]-1)/20)*20+41))" office:value-type="float" office:value="1.45357188009666" calcext:value-type="float">
            <text:p>1.4535718801</text:p>
          </table:table-cell>
          <table:table-cell table:number-columns-repeated="6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71]" office:value-type="float" office:value="55" calcext:value-type="float">
            <text:p>55</text:p>
          </table:table-cell>
          <table:table-cell table:formula="of:=[.A211]" office:value-type="float" office:value="95" calcext:value-type="float">
            <text:p>95</text:p>
          </table:table-cell>
          <table:table-cell table:formula="of:=[.A192]" office:value-type="float" office:value="76" calcext:value-type="float">
            <text:p>76</text:p>
          </table:table-cell>
          <table:table-cell table:formula="of:=[.A190]" office:value-type="float" office:value="74" calcext:value-type="float">
            <text:p>74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91]-1)/20)+80;38+[.A191]-20*FLOOR(([.A191]-1)/20)))" office:value-type="float" office:value="31.5454739647774" calcext:value-type="float">
            <text:p>31.55</text:p>
          </table:table-cell>
          <table:table-cell table:formula="of:=INDIRECT(ADDRESS(FLOOR(([.A191]-1)/20)+80;18+[.A191]-20*FLOOR(([.A191]-1)/20)))" office:value-type="float" office:value="0" calcext:value-type="float">
            <text:p>0</text:p>
          </table:table-cell>
          <table:table-cell table:formula="of:=INDIRECT(ADDRESS(FLOOR(([.A191]-1)/20)+145;[.A191]-FLOOR(([.A191]-1)/20)*20+19))" office:value-type="float" office:value="-18.5674524766907" calcext:value-type="float">
            <text:p>-18.5674524767</text:p>
          </table:table-cell>
          <table:table-cell table:formula="of:=INDIRECT(ADDRESS(FLOOR(([.A191]-1)/20)+145;[.A191]-FLOOR(([.A191]-1)/20)*20+41))" office:value-type="float" office:value="-0.599328947393532" calcext:value-type="float">
            <text:p>-0.5993289474</text:p>
          </table:table-cell>
          <table:table-cell table:number-columns-repeated="6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155" calcext:value-type="float">
            <text:p>15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72]" office:value-type="float" office:value="56" calcext:value-type="float">
            <text:p>56</text:p>
          </table:table-cell>
          <table:table-cell table:formula="of:=[.A212]" office:value-type="float" office:value="96" calcext:value-type="float">
            <text:p>96</text:p>
          </table:table-cell>
          <table:table-cell table:formula="of:=[.A193]" office:value-type="float" office:value="77" calcext:value-type="float">
            <text:p>77</text:p>
          </table:table-cell>
          <table:table-cell table:formula="of:=[.A191]" office:value-type="float" office:value="75" calcext:value-type="float">
            <text:p>75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92]-1)/20)+80;38+[.A192]-20*FLOOR(([.A192]-1)/20)))" office:value-type="float" office:value="32.5719789911626" calcext:value-type="float">
            <text:p>32.57</text:p>
          </table:table-cell>
          <table:table-cell table:formula="of:=INDIRECT(ADDRESS(FLOOR(([.A192]-1)/20)+80;18+[.A192]-20*FLOOR(([.A192]-1)/20)))" office:value-type="float" office:value="0" calcext:value-type="float">
            <text:p>0</text:p>
          </table:table-cell>
          <table:table-cell table:formula="of:=INDIRECT(ADDRESS(FLOOR(([.A192]-1)/20)+145;[.A192]-FLOOR(([.A192]-1)/20)*20+19))" office:value-type="float" office:value="7.14260523142007" calcext:value-type="float">
            <text:p>7.1426052314</text:p>
          </table:table-cell>
          <table:table-cell table:formula="of:=INDIRECT(ADDRESS(FLOOR(([.A192]-1)/20)+145;[.A192]-FLOOR(([.A192]-1)/20)*20+41))" office:value-type="float" office:value="4.30168963592909" calcext:value-type="float">
            <text:p>4.3016896359</text:p>
          </table:table-cell>
          <table:table-cell table:number-columns-repeated="6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165" calcext:value-type="float">
            <text:p>16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73]" office:value-type="float" office:value="57" calcext:value-type="float">
            <text:p>57</text:p>
          </table:table-cell>
          <table:table-cell table:formula="of:=[.A213]" office:value-type="float" office:value="97" calcext:value-type="float">
            <text:p>97</text:p>
          </table:table-cell>
          <table:table-cell table:formula="of:=[.A194]" office:value-type="float" office:value="78" calcext:value-type="float">
            <text:p>78</text:p>
          </table:table-cell>
          <table:table-cell table:formula="of:=[.A192]" office:value-type="float" office:value="76" calcext:value-type="float">
            <text:p>76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93]-1)/20)+80;38+[.A193]-20*FLOOR(([.A193]-1)/20)))" office:value-type="float" office:value="32.5369701191347" calcext:value-type="float">
            <text:p>32.54</text:p>
          </table:table-cell>
          <table:table-cell table:formula="of:=INDIRECT(ADDRESS(FLOOR(([.A193]-1)/20)+80;18+[.A193]-20*FLOOR(([.A193]-1)/20)))" office:value-type="float" office:value="0" calcext:value-type="float">
            <text:p>0</text:p>
          </table:table-cell>
          <table:table-cell table:formula="of:=INDIRECT(ADDRESS(FLOOR(([.A193]-1)/20)+145;[.A193]-FLOOR(([.A193]-1)/20)*20+19))" office:value-type="float" office:value="5.97921418773741" calcext:value-type="float">
            <text:p>5.9792141877</text:p>
          </table:table-cell>
          <table:table-cell table:formula="of:=INDIRECT(ADDRESS(FLOOR(([.A193]-1)/20)+145;[.A193]-FLOOR(([.A193]-1)/20)*20+41))" office:value-type="float" office:value="12.8103760503604" calcext:value-type="float">
            <text:p>12.8103760504</text:p>
          </table:table-cell>
          <table:table-cell table:number-columns-repeated="6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74]" office:value-type="float" office:value="58" calcext:value-type="float">
            <text:p>58</text:p>
          </table:table-cell>
          <table:table-cell table:formula="of:=[.A214]" office:value-type="float" office:value="98" calcext:value-type="float">
            <text:p>98</text:p>
          </table:table-cell>
          <table:table-cell table:formula="of:=[.A195]" office:value-type="float" office:value="79" calcext:value-type="float">
            <text:p>79</text:p>
          </table:table-cell>
          <table:table-cell table:formula="of:=[.A193]" office:value-type="float" office:value="77" calcext:value-type="float">
            <text:p>77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94]-1)/20)+80;38+[.A194]-20*FLOOR(([.A194]-1)/20)))" office:value-type="float" office:value="30.9397490014915" calcext:value-type="float">
            <text:p>30.94</text:p>
          </table:table-cell>
          <table:table-cell table:formula="of:=INDIRECT(ADDRESS(FLOOR(([.A194]-1)/20)+80;18+[.A194]-20*FLOOR(([.A194]-1)/20)))" office:value-type="float" office:value="0" calcext:value-type="float">
            <text:p>0</text:p>
          </table:table-cell>
          <table:table-cell table:formula="of:=INDIRECT(ADDRESS(FLOOR(([.A194]-1)/20)+145;[.A194]-FLOOR(([.A194]-1)/20)*20+19))" office:value-type="float" office:value="-1.93710231994127" calcext:value-type="float">
            <text:p>-1.9371023199</text:p>
          </table:table-cell>
          <table:table-cell table:formula="of:=INDIRECT(ADDRESS(FLOOR(([.A194]-1)/20)+145;[.A194]-FLOOR(([.A194]-1)/20)*20+41))" office:value-type="float" office:value="-8.11149857646388" calcext:value-type="float">
            <text:p>-8.1114985765</text:p>
          </table:table-cell>
          <table:table-cell table:number-columns-repeated="6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185" calcext:value-type="float">
            <text:p>1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75]" office:value-type="float" office:value="59" calcext:value-type="float">
            <text:p>59</text:p>
          </table:table-cell>
          <table:table-cell table:formula="of:=[.A215]" office:value-type="float" office:value="99" calcext:value-type="float">
            <text:p>99</text:p>
          </table:table-cell>
          <table:table-cell table:formula="of:=[.A196]" office:value-type="float" office:value="80" calcext:value-type="float">
            <text:p>80</text:p>
          </table:table-cell>
          <table:table-cell table:formula="of:=[.A194]" office:value-type="float" office:value="78" calcext:value-type="float">
            <text:p>78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95]-1)/20)+80;38+[.A195]-20*FLOOR(([.A195]-1)/20)))" office:value-type="float" office:value="32.2674959879418" calcext:value-type="float">
            <text:p>32.27</text:p>
          </table:table-cell>
          <table:table-cell table:formula="of:=INDIRECT(ADDRESS(FLOOR(([.A195]-1)/20)+80;18+[.A195]-20*FLOOR(([.A195]-1)/20)))" office:value-type="float" office:value="0" calcext:value-type="float">
            <text:p>0</text:p>
          </table:table-cell>
          <table:table-cell table:formula="of:=INDIRECT(ADDRESS(FLOOR(([.A195]-1)/20)+145;[.A195]-FLOOR(([.A195]-1)/20)*20+19))" office:value-type="float" office:value="1.29956227360866" calcext:value-type="float">
            <text:p>1.2995622736</text:p>
          </table:table-cell>
          <table:table-cell table:formula="of:=INDIRECT(ADDRESS(FLOOR(([.A195]-1)/20)+145;[.A195]-FLOOR(([.A195]-1)/20)*20+41))" office:value-type="float" office:value="7.85175438142731" calcext:value-type="float">
            <text:p>7.8517543814</text:p>
          </table:table-cell>
          <table:table-cell table:number-columns-repeated="6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176]" office:value-type="float" office:value="60" calcext:value-type="float">
            <text:p>60</text:p>
          </table:table-cell>
          <table:table-cell table:formula="of:=[.A216]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formula="of:=[.A195]" office:value-type="float" office:value="79" calcext:value-type="float">
            <text:p>79</text:p>
          </table:table-cell>
          <table:table-cell table:style-name="ce3" office:value-type="float" office:value="-0" calcext:value-type="float">
            <text:p>0.00</text:p>
          </table:table-cell>
          <table:table-cell table:style-name="ce3" table:formula="of:=INDIRECT(ADDRESS(FLOOR(([.A196]-1)/20)+80;38+[.A196]-20*FLOOR(([.A196]-1)/20)))" office:value-type="float" office:value="32.1475265925717" calcext:value-type="float">
            <text:p>32.15</text:p>
          </table:table-cell>
          <table:table-cell table:formula="of:=INDIRECT(ADDRESS(FLOOR(([.A196]-1)/20)+80;18+[.A196]-20*FLOOR(([.A196]-1)/20)))" office:value-type="float" office:value="0" calcext:value-type="float">
            <text:p>0</text:p>
          </table:table-cell>
          <table:table-cell table:formula="of:=INDIRECT(ADDRESS(FLOOR(([.A196]-1)/20)+145;[.A196]-FLOOR(([.A196]-1)/20)*20+19))" office:value-type="float" office:value="5.64253195510516" calcext:value-type="float">
            <text:p>5.6425319551</text:p>
          </table:table-cell>
          <table:table-cell table:formula="of:=INDIRECT(ADDRESS(FLOOR(([.A196]-1)/20)+145;[.A196]-FLOOR(([.A196]-1)/20)*20+41))" office:value-type="float" office:value="14.8628141683903" calcext:value-type="float">
            <text:p>14.8628141684</text:p>
          </table:table-cell>
          <table:table-cell table:number-columns-repeated="6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77]" office:value-type="float" office:value="61" calcext:value-type="float">
            <text:p>61</text:p>
          </table:table-cell>
          <table:table-cell table:formula="of:=[.A217]" office:value-type="float" office:value="101" calcext:value-type="float">
            <text:p>101</text:p>
          </table:table-cell>
          <table:table-cell table:formula="of:=[.A198]" office:value-type="float" office:value="82" calcext:value-type="float">
            <text:p>82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197]-1)/20)+80;38+[.A197]-20*FLOOR(([.A197]-1)/20)))" office:value-type="float" office:value="32.03735380012" calcext:value-type="float">
            <text:p>32.04</text:p>
          </table:table-cell>
          <table:table-cell table:formula="of:=INDIRECT(ADDRESS(FLOOR(([.A197]-1)/20)+80;18+[.A197]-20*FLOOR(([.A197]-1)/20)))" office:value-type="float" office:value="0" calcext:value-type="float">
            <text:p>0</text:p>
          </table:table-cell>
          <table:table-cell table:formula="of:=INDIRECT(ADDRESS(FLOOR(([.A197]-1)/20)+145;[.A197]-FLOOR(([.A197]-1)/20)*20+19))" office:value-type="float" office:value="-15.2167448343681" calcext:value-type="float">
            <text:p>-15.2167448344</text:p>
          </table:table-cell>
          <table:table-cell table:formula="of:=INDIRECT(ADDRESS(FLOOR(([.A197]-1)/20)+145;[.A197]-FLOOR(([.A197]-1)/20)*20+41))" office:value-type="float" office:value="-10.9076482189584" calcext:value-type="float">
            <text:p>-10.907648219</text:p>
          </table:table-cell>
          <table:table-cell table:number-columns-repeated="6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78]" office:value-type="float" office:value="62" calcext:value-type="float">
            <text:p>62</text:p>
          </table:table-cell>
          <table:table-cell table:formula="of:=[.A218]" office:value-type="float" office:value="102" calcext:value-type="float">
            <text:p>102</text:p>
          </table:table-cell>
          <table:table-cell table:formula="of:=[.A199]" office:value-type="float" office:value="83" calcext:value-type="float">
            <text:p>83</text:p>
          </table:table-cell>
          <table:table-cell table:formula="of:=[.A197]" office:value-type="float" office:value="81" calcext:value-type="float">
            <text:p>81</text:p>
          </table:table-cell>
          <table:table-cell table:style-name="ce3" office:value-type="float" office:value="45.8567714827125" calcext:value-type="float">
            <text:p>45.86</text:p>
          </table:table-cell>
          <table:table-cell table:style-name="ce3" table:formula="of:=INDIRECT(ADDRESS(FLOOR(([.A198]-1)/20)+80;38+[.A198]-20*FLOOR(([.A198]-1)/20)))" office:value-type="float" office:value="30.4036359309893" calcext:value-type="float">
            <text:p>30.40</text:p>
          </table:table-cell>
          <table:table-cell table:formula="of:=INDIRECT(ADDRESS(FLOOR(([.A198]-1)/20)+80;18+[.A198]-20*FLOOR(([.A198]-1)/20)))" office:value-type="float" office:value="1" calcext:value-type="float">
            <text:p>1</text:p>
          </table:table-cell>
          <table:table-cell table:formula="of:=INDIRECT(ADDRESS(FLOOR(([.A198]-1)/20)+145;[.A198]-FLOOR(([.A198]-1)/20)*20+19))" office:value-type="float" office:value="-15.6237601481598" calcext:value-type="float">
            <text:p>-15.6237601482</text:p>
          </table:table-cell>
          <table:table-cell table:formula="of:=INDIRECT(ADDRESS(FLOOR(([.A198]-1)/20)+145;[.A198]-FLOOR(([.A198]-1)/20)*20+41))" office:value-type="float" office:value="-12.8597717991689" calcext:value-type="float">
            <text:p>-12.8597717992</text:p>
          </table:table-cell>
          <table:table-cell table:number-columns-repeated="6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79]" office:value-type="float" office:value="63" calcext:value-type="float">
            <text:p>63</text:p>
          </table:table-cell>
          <table:table-cell table:formula="of:=[.A219]" office:value-type="float" office:value="103" calcext:value-type="float">
            <text:p>103</text:p>
          </table:table-cell>
          <table:table-cell table:formula="of:=[.A200]" office:value-type="float" office:value="84" calcext:value-type="float">
            <text:p>84</text:p>
          </table:table-cell>
          <table:table-cell table:formula="of:=[.A198]" office:value-type="float" office:value="82" calcext:value-type="float">
            <text:p>82</text:p>
          </table:table-cell>
          <table:table-cell table:style-name="ce3" office:value-type="float" office:value="45.863279735118" calcext:value-type="float">
            <text:p>45.86</text:p>
          </table:table-cell>
          <table:table-cell table:style-name="ce3" table:formula="of:=INDIRECT(ADDRESS(FLOOR(([.A199]-1)/20)+80;38+[.A199]-20*FLOOR(([.A199]-1)/20)))" office:value-type="float" office:value="27.8227955738828" calcext:value-type="float">
            <text:p>27.82</text:p>
          </table:table-cell>
          <table:table-cell table:formula="of:=INDIRECT(ADDRESS(FLOOR(([.A199]-1)/20)+80;18+[.A199]-20*FLOOR(([.A199]-1)/20)))" office:value-type="float" office:value="1" calcext:value-type="float">
            <text:p>1</text:p>
          </table:table-cell>
          <table:table-cell table:formula="of:=INDIRECT(ADDRESS(FLOOR(([.A199]-1)/20)+145;[.A199]-FLOOR(([.A199]-1)/20)*20+19))" office:value-type="float" office:value="-11.9359615285391" calcext:value-type="float">
            <text:p>-11.9359615285</text:p>
          </table:table-cell>
          <table:table-cell table:formula="of:=INDIRECT(ADDRESS(FLOOR(([.A199]-1)/20)+145;[.A199]-FLOOR(([.A199]-1)/20)*20+41))" office:value-type="float" office:value="-5.67933831506673" calcext:value-type="float">
            <text:p>-5.6793383151</text:p>
          </table:table-cell>
          <table:table-cell table:number-columns-repeated="6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180]" office:value-type="float" office:value="64" calcext:value-type="float">
            <text:p>64</text:p>
          </table:table-cell>
          <table:table-cell table:formula="of:=[.A220]" office:value-type="float" office:value="104" calcext:value-type="float">
            <text:p>104</text:p>
          </table:table-cell>
          <table:table-cell table:formula="of:=[.A201]" office:value-type="float" office:value="85" calcext:value-type="float">
            <text:p>85</text:p>
          </table:table-cell>
          <table:table-cell table:formula="of:=[.A199]" office:value-type="float" office:value="83" calcext:value-type="float">
            <text:p>83</text:p>
          </table:table-cell>
          <table:table-cell table:style-name="ce3" office:value-type="float" office:value="44.3820477069737" calcext:value-type="float">
            <text:p>44.38</text:p>
          </table:table-cell>
          <table:table-cell table:style-name="ce3" table:formula="of:=INDIRECT(ADDRESS(FLOOR(([.A200]-1)/20)+80;38+[.A200]-20*FLOOR(([.A200]-1)/20)))" office:value-type="float" office:value="26.9301895517596" calcext:value-type="float">
            <text:p>26.93</text:p>
          </table:table-cell>
          <table:table-cell table:formula="of:=INDIRECT(ADDRESS(FLOOR(([.A200]-1)/20)+80;18+[.A200]-20*FLOOR(([.A200]-1)/20)))" office:value-type="float" office:value="1" calcext:value-type="float">
            <text:p>1</text:p>
          </table:table-cell>
          <table:table-cell table:formula="of:=INDIRECT(ADDRESS(FLOOR(([.A200]-1)/20)+145;[.A200]-FLOOR(([.A200]-1)/20)*20+19))" office:value-type="float" office:value="5.13657729698081" calcext:value-type="float">
            <text:p>5.136577297</text:p>
          </table:table-cell>
          <table:table-cell table:formula="of:=INDIRECT(ADDRESS(FLOOR(([.A200]-1)/20)+145;[.A200]-FLOOR(([.A200]-1)/20)*20+41))" office:value-type="float" office:value="-1.02552006298172" calcext:value-type="float">
            <text:p>-1.025520063</text:p>
          </table:table-cell>
          <table:table-cell table:number-columns-repeated="6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81]" office:value-type="float" office:value="65" calcext:value-type="float">
            <text:p>65</text:p>
          </table:table-cell>
          <table:table-cell table:formula="of:=[.A221]" office:value-type="float" office:value="105" calcext:value-type="float">
            <text:p>105</text:p>
          </table:table-cell>
          <table:table-cell table:formula="of:=[.A202]" office:value-type="float" office:value="86" calcext:value-type="float">
            <text:p>86</text:p>
          </table:table-cell>
          <table:table-cell table:formula="of:=[.A200]" office:value-type="float" office:value="84" calcext:value-type="float">
            <text:p>84</text:p>
          </table:table-cell>
          <table:table-cell table:style-name="ce3" office:value-type="float" office:value="42.5724162474994" calcext:value-type="float">
            <text:p>42.57</text:p>
          </table:table-cell>
          <table:table-cell table:style-name="ce3" table:formula="of:=INDIRECT(ADDRESS(FLOOR(([.A201]-1)/20)+80;38+[.A201]-20*FLOOR(([.A201]-1)/20)))" office:value-type="float" office:value="28.1300461029595" calcext:value-type="float">
            <text:p>28.13</text:p>
          </table:table-cell>
          <table:table-cell table:formula="of:=INDIRECT(ADDRESS(FLOOR(([.A201]-1)/20)+80;18+[.A201]-20*FLOOR(([.A201]-1)/20)))" office:value-type="float" office:value="1" calcext:value-type="float">
            <text:p>1</text:p>
          </table:table-cell>
          <table:table-cell table:formula="of:=INDIRECT(ADDRESS(FLOOR(([.A201]-1)/20)+145;[.A201]-FLOOR(([.A201]-1)/20)*20+19))" office:value-type="float" office:value="-11.98868438041" calcext:value-type="float">
            <text:p>-11.9886843804</text:p>
          </table:table-cell>
          <table:table-cell table:formula="of:=INDIRECT(ADDRESS(FLOOR(([.A201]-1)/20)+145;[.A201]-FLOOR(([.A201]-1)/20)*20+41))" office:value-type="float" office:value="-14.1157233859276" calcext:value-type="float">
            <text:p>-14.1157233859</text:p>
          </table:table-cell>
          <table:table-cell table:number-columns-repeated="6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82]" office:value-type="float" office:value="66" calcext:value-type="float">
            <text:p>66</text:p>
          </table:table-cell>
          <table:table-cell table:formula="of:=[.A222]" office:value-type="float" office:value="106" calcext:value-type="float">
            <text:p>106</text:p>
          </table:table-cell>
          <table:table-cell table:formula="of:=[.A203]" office:value-type="float" office:value="87" calcext:value-type="float">
            <text:p>87</text:p>
          </table:table-cell>
          <table:table-cell table:formula="of:=[.A201]" office:value-type="float" office:value="85" calcext:value-type="float">
            <text:p>85</text:p>
          </table:table-cell>
          <table:table-cell table:style-name="ce3" office:value-type="float" office:value="85.0623549693851" calcext:value-type="float">
            <text:p>85.06</text:p>
          </table:table-cell>
          <table:table-cell table:style-name="ce3" table:formula="of:=INDIRECT(ADDRESS(FLOOR(([.A202]-1)/20)+80;38+[.A202]-20*FLOOR(([.A202]-1)/20)))" office:value-type="float" office:value="24.438191207156" calcext:value-type="float">
            <text:p>24.44</text:p>
          </table:table-cell>
          <table:table-cell table:formula="of:=INDIRECT(ADDRESS(FLOOR(([.A202]-1)/20)+80;18+[.A202]-20*FLOOR(([.A202]-1)/20)))" office:value-type="float" office:value="2" calcext:value-type="float">
            <text:p>2</text:p>
          </table:table-cell>
          <table:table-cell table:formula="of:=INDIRECT(ADDRESS(FLOOR(([.A202]-1)/20)+145;[.A202]-FLOOR(([.A202]-1)/20)*20+19))" office:value-type="float" office:value="-19.3338716416728" calcext:value-type="float">
            <text:p>-19.3338716417</text:p>
          </table:table-cell>
          <table:table-cell table:formula="of:=INDIRECT(ADDRESS(FLOOR(([.A202]-1)/20)+145;[.A202]-FLOOR(([.A202]-1)/20)*20+41))" office:value-type="float" office:value="-6.77839172177621" calcext:value-type="float">
            <text:p>-6.7783917218</text:p>
          </table:table-cell>
          <table:table-cell table:number-columns-repeated="6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83]" office:value-type="float" office:value="67" calcext:value-type="float">
            <text:p>67</text:p>
          </table:table-cell>
          <table:table-cell table:formula="of:=[.A223]" office:value-type="float" office:value="107" calcext:value-type="float">
            <text:p>107</text:p>
          </table:table-cell>
          <table:table-cell table:formula="of:=[.A204]" office:value-type="float" office:value="88" calcext:value-type="float">
            <text:p>88</text:p>
          </table:table-cell>
          <table:table-cell table:formula="of:=[.A202]" office:value-type="float" office:value="86" calcext:value-type="float">
            <text:p>86</text:p>
          </table:table-cell>
          <table:table-cell table:style-name="ce3" office:value-type="float" office:value="85.0896944838016" calcext:value-type="float">
            <text:p>85.09</text:p>
          </table:table-cell>
          <table:table-cell table:style-name="ce3" table:formula="of:=INDIRECT(ADDRESS(FLOOR(([.A203]-1)/20)+80;38+[.A203]-20*FLOOR(([.A203]-1)/20)))" office:value-type="float" office:value="24.1579284820181" calcext:value-type="float">
            <text:p>24.16</text:p>
          </table:table-cell>
          <table:table-cell table:formula="of:=INDIRECT(ADDRESS(FLOOR(([.A203]-1)/20)+80;18+[.A203]-20*FLOOR(([.A203]-1)/20)))" office:value-type="float" office:value="2" calcext:value-type="float">
            <text:p>2</text:p>
          </table:table-cell>
          <table:table-cell table:formula="of:=INDIRECT(ADDRESS(FLOOR(([.A203]-1)/20)+145;[.A203]-FLOOR(([.A203]-1)/20)*20+19))" office:value-type="float" office:value="-6.34377927640971" calcext:value-type="float">
            <text:p>-6.3437792764</text:p>
          </table:table-cell>
          <table:table-cell table:formula="of:=INDIRECT(ADDRESS(FLOOR(([.A203]-1)/20)+145;[.A203]-FLOOR(([.A203]-1)/20)*20+41))" office:value-type="float" office:value="-22.0333777640439" calcext:value-type="float">
            <text:p>-22.033377764</text:p>
          </table:table-cell>
          <table:table-cell table:number-columns-repeated="6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84]" office:value-type="float" office:value="68" calcext:value-type="float">
            <text:p>68</text:p>
          </table:table-cell>
          <table:table-cell table:formula="of:=[.A224]" office:value-type="float" office:value="108" calcext:value-type="float">
            <text:p>108</text:p>
          </table:table-cell>
          <table:table-cell table:formula="of:=[.A205]" office:value-type="float" office:value="89" calcext:value-type="float">
            <text:p>89</text:p>
          </table:table-cell>
          <table:table-cell table:formula="of:=[.A203]" office:value-type="float" office:value="87" calcext:value-type="float">
            <text:p>87</text:p>
          </table:table-cell>
          <table:table-cell table:style-name="ce3" office:value-type="float" office:value="86.4445281760455" calcext:value-type="float">
            <text:p>86.44</text:p>
          </table:table-cell>
          <table:table-cell table:style-name="ce3" table:formula="of:=INDIRECT(ADDRESS(FLOOR(([.A204]-1)/20)+80;38+[.A204]-20*FLOOR(([.A204]-1)/20)))" office:value-type="float" office:value="23.6976606495911" calcext:value-type="float">
            <text:p>23.70</text:p>
          </table:table-cell>
          <table:table-cell table:formula="of:=INDIRECT(ADDRESS(FLOOR(([.A204]-1)/20)+80;18+[.A204]-20*FLOOR(([.A204]-1)/20)))" office:value-type="float" office:value="2" calcext:value-type="float">
            <text:p>2</text:p>
          </table:table-cell>
          <table:table-cell table:formula="of:=INDIRECT(ADDRESS(FLOOR(([.A204]-1)/20)+145;[.A204]-FLOOR(([.A204]-1)/20)*20+19))" office:value-type="float" office:value="18.5914978322586" calcext:value-type="float">
            <text:p>18.5914978323</text:p>
          </table:table-cell>
          <table:table-cell table:formula="of:=INDIRECT(ADDRESS(FLOOR(([.A204]-1)/20)+145;[.A204]-FLOOR(([.A204]-1)/20)*20+41))" office:value-type="float" office:value="-6.17628904766987" calcext:value-type="float">
            <text:p>-6.1762890477</text:p>
          </table:table-cell>
          <table:table-cell table:number-columns-repeated="6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85]" office:value-type="float" office:value="69" calcext:value-type="float">
            <text:p>69</text:p>
          </table:table-cell>
          <table:table-cell table:formula="of:=[.A225]" office:value-type="float" office:value="109" calcext:value-type="float">
            <text:p>109</text:p>
          </table:table-cell>
          <table:table-cell table:formula="of:=[.A206]" office:value-type="float" office:value="90" calcext:value-type="float">
            <text:p>90</text:p>
          </table:table-cell>
          <table:table-cell table:formula="of:=[.A204]" office:value-type="float" office:value="88" calcext:value-type="float">
            <text:p>88</text:p>
          </table:table-cell>
          <table:table-cell table:style-name="ce3" office:value-type="float" office:value="45.0633815391348" calcext:value-type="float">
            <text:p>45.06</text:p>
          </table:table-cell>
          <table:table-cell table:style-name="ce3" table:formula="of:=INDIRECT(ADDRESS(FLOOR(([.A205]-1)/20)+80;38+[.A205]-20*FLOOR(([.A205]-1)/20)))" office:value-type="float" office:value="28.7888372456567" calcext:value-type="float">
            <text:p>28.79</text:p>
          </table:table-cell>
          <table:table-cell table:formula="of:=INDIRECT(ADDRESS(FLOOR(([.A205]-1)/20)+80;18+[.A205]-20*FLOOR(([.A205]-1)/20)))" office:value-type="float" office:value="1" calcext:value-type="float">
            <text:p>1</text:p>
          </table:table-cell>
          <table:table-cell table:formula="of:=INDIRECT(ADDRESS(FLOOR(([.A205]-1)/20)+145;[.A205]-FLOOR(([.A205]-1)/20)*20+19))" office:value-type="float" office:value="13.1705553323054" calcext:value-type="float">
            <text:p>13.1705553323</text:p>
          </table:table-cell>
          <table:table-cell table:formula="of:=INDIRECT(ADDRESS(FLOOR(([.A205]-1)/20)+145;[.A205]-FLOOR(([.A205]-1)/20)*20+41))" office:value-type="float" office:value="1.03609822041299" calcext:value-type="float">
            <text:p>1.0360982204</text:p>
          </table:table-cell>
          <table:table-cell table:number-columns-repeated="6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86]" office:value-type="float" office:value="70" calcext:value-type="float">
            <text:p>70</text:p>
          </table:table-cell>
          <table:table-cell table:formula="of:=[.A226]" office:value-type="float" office:value="110" calcext:value-type="float">
            <text:p>110</text:p>
          </table:table-cell>
          <table:table-cell table:formula="of:=[.A207]" office:value-type="float" office:value="91" calcext:value-type="float">
            <text:p>91</text:p>
          </table:table-cell>
          <table:table-cell table:formula="of:=[.A205]" office:value-type="float" office:value="89" calcext:value-type="float">
            <text:p>89</text:p>
          </table:table-cell>
          <table:table-cell table:style-name="ce3" office:value-type="float" office:value="45.139935391214" calcext:value-type="float">
            <text:p>45.14</text:p>
          </table:table-cell>
          <table:table-cell table:style-name="ce3" table:formula="of:=INDIRECT(ADDRESS(FLOOR(([.A206]-1)/20)+80;38+[.A206]-20*FLOOR(([.A206]-1)/20)))" office:value-type="float" office:value="28.5800484350981" calcext:value-type="float">
            <text:p>28.58</text:p>
          </table:table-cell>
          <table:table-cell table:formula="of:=INDIRECT(ADDRESS(FLOOR(([.A206]-1)/20)+80;18+[.A206]-20*FLOOR(([.A206]-1)/20)))" office:value-type="float" office:value="1" calcext:value-type="float">
            <text:p>1</text:p>
          </table:table-cell>
          <table:table-cell table:formula="of:=INDIRECT(ADDRESS(FLOOR(([.A206]-1)/20)+145;[.A206]-FLOOR(([.A206]-1)/20)*20+19))" office:value-type="float" office:value="4.34476371363418" calcext:value-type="float">
            <text:p>4.3447637136</text:p>
          </table:table-cell>
          <table:table-cell table:formula="of:=INDIRECT(ADDRESS(FLOOR(([.A206]-1)/20)+145;[.A206]-FLOOR(([.A206]-1)/20)*20+41))" office:value-type="float" office:value="11.5356830270824" calcext:value-type="float">
            <text:p>11.5356830271</text:p>
          </table:table-cell>
          <table:table-cell table:number-columns-repeated="6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87]" office:value-type="float" office:value="71" calcext:value-type="float">
            <text:p>71</text:p>
          </table:table-cell>
          <table:table-cell table:formula="of:=[.A227]" office:value-type="float" office:value="111" calcext:value-type="float">
            <text:p>111</text:p>
          </table:table-cell>
          <table:table-cell table:formula="of:=[.A208]" office:value-type="float" office:value="92" calcext:value-type="float">
            <text:p>92</text:p>
          </table:table-cell>
          <table:table-cell table:formula="of:=[.A206]" office:value-type="float" office:value="90" calcext:value-type="float">
            <text:p>90</text:p>
          </table:table-cell>
          <table:table-cell table:style-name="ce3" office:value-type="float" office:value="46.5508902157094" calcext:value-type="float">
            <text:p>46.55</text:p>
          </table:table-cell>
          <table:table-cell table:style-name="ce3" table:formula="of:=INDIRECT(ADDRESS(FLOOR(([.A207]-1)/20)+80;38+[.A207]-20*FLOOR(([.A207]-1)/20)))" office:value-type="float" office:value="28.8435458167166" calcext:value-type="float">
            <text:p>28.84</text:p>
          </table:table-cell>
          <table:table-cell table:formula="of:=INDIRECT(ADDRESS(FLOOR(([.A207]-1)/20)+80;18+[.A207]-20*FLOOR(([.A207]-1)/20)))" office:value-type="float" office:value="1" calcext:value-type="float">
            <text:p>1</text:p>
          </table:table-cell>
          <table:table-cell table:formula="of:=INDIRECT(ADDRESS(FLOOR(([.A207]-1)/20)+145;[.A207]-FLOOR(([.A207]-1)/20)*20+19))" office:value-type="float" office:value="-3.82460639754441" calcext:value-type="float">
            <text:p>-3.8246063975</text:p>
          </table:table-cell>
          <table:table-cell table:formula="of:=INDIRECT(ADDRESS(FLOOR(([.A207]-1)/20)+145;[.A207]-FLOOR(([.A207]-1)/20)*20+41))" office:value-type="float" office:value="6.27701580776218" calcext:value-type="float">
            <text:p>6.2770158078</text:p>
          </table:table-cell>
          <table:table-cell table:number-columns-repeated="6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88]" office:value-type="float" office:value="72" calcext:value-type="float">
            <text:p>72</text:p>
          </table:table-cell>
          <table:table-cell table:formula="of:=[.A228]" office:value-type="float" office:value="112" calcext:value-type="float">
            <text:p>112</text:p>
          </table:table-cell>
          <table:table-cell table:formula="of:=[.A209]" office:value-type="float" office:value="93" calcext:value-type="float">
            <text:p>93</text:p>
          </table:table-cell>
          <table:table-cell table:formula="of:=[.A207]" office:value-type="float" office:value="91" calcext:value-type="float">
            <text:p>91</text:p>
          </table:table-cell>
          <table:table-cell table:style-name="ce3" office:value-type="float" office:value="43.7123384964196" calcext:value-type="float">
            <text:p>43.71</text:p>
          </table:table-cell>
          <table:table-cell table:style-name="ce3" table:formula="of:=INDIRECT(ADDRESS(FLOOR(([.A208]-1)/20)+80;38+[.A208]-20*FLOOR(([.A208]-1)/20)))" office:value-type="float" office:value="27.6562179449017" calcext:value-type="float">
            <text:p>27.66</text:p>
          </table:table-cell>
          <table:table-cell table:formula="of:=INDIRECT(ADDRESS(FLOOR(([.A208]-1)/20)+80;18+[.A208]-20*FLOOR(([.A208]-1)/20)))" office:value-type="float" office:value="1" calcext:value-type="float">
            <text:p>1</text:p>
          </table:table-cell>
          <table:table-cell table:formula="of:=INDIRECT(ADDRESS(FLOOR(([.A208]-1)/20)+145;[.A208]-FLOOR(([.A208]-1)/20)*20+19))" office:value-type="float" office:value="22.8271339303181" calcext:value-type="float">
            <text:p>22.8271339303</text:p>
          </table:table-cell>
          <table:table-cell table:formula="of:=INDIRECT(ADDRESS(FLOOR(([.A208]-1)/20)+145;[.A208]-FLOOR(([.A208]-1)/20)*20+41))" office:value-type="float" office:value="-18.1591406789944" calcext:value-type="float">
            <text:p>-18.159140679</text:p>
          </table:table-cell>
          <table:table-cell table:number-columns-repeated="6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89]" office:value-type="float" office:value="73" calcext:value-type="float">
            <text:p>73</text:p>
          </table:table-cell>
          <table:table-cell table:formula="of:=[.A229]" office:value-type="float" office:value="113" calcext:value-type="float">
            <text:p>113</text:p>
          </table:table-cell>
          <table:table-cell table:formula="of:=[.A210]" office:value-type="float" office:value="94" calcext:value-type="float">
            <text:p>94</text:p>
          </table:table-cell>
          <table:table-cell table:formula="of:=[.A208]" office:value-type="float" office:value="92" calcext:value-type="float">
            <text:p>92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209]-1)/20)+80;38+[.A209]-20*FLOOR(([.A209]-1)/20)))" office:value-type="float" office:value="32.3958469640019" calcext:value-type="float">
            <text:p>32.40</text:p>
          </table:table-cell>
          <table:table-cell table:formula="of:=INDIRECT(ADDRESS(FLOOR(([.A209]-1)/20)+80;18+[.A209]-20*FLOOR(([.A209]-1)/20)))" office:value-type="float" office:value="0" calcext:value-type="float">
            <text:p>0</text:p>
          </table:table-cell>
          <table:table-cell table:formula="of:=INDIRECT(ADDRESS(FLOOR(([.A209]-1)/20)+145;[.A209]-FLOOR(([.A209]-1)/20)*20+19))" office:value-type="float" office:value="8.09827266392616" calcext:value-type="float">
            <text:p>8.0982726639</text:p>
          </table:table-cell>
          <table:table-cell table:formula="of:=INDIRECT(ADDRESS(FLOOR(([.A209]-1)/20)+145;[.A209]-FLOOR(([.A209]-1)/20)*20+41))" office:value-type="float" office:value="-22.7432193888685" calcext:value-type="float">
            <text:p>-22.7432193889</text:p>
          </table:table-cell>
          <table:table-cell table:number-columns-repeated="6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190]" office:value-type="float" office:value="74" calcext:value-type="float">
            <text:p>74</text:p>
          </table:table-cell>
          <table:table-cell table:formula="of:=[.A230]" office:value-type="float" office:value="114" calcext:value-type="float">
            <text:p>114</text:p>
          </table:table-cell>
          <table:table-cell table:formula="of:=[.A211]" office:value-type="float" office:value="95" calcext:value-type="float">
            <text:p>95</text:p>
          </table:table-cell>
          <table:table-cell table:formula="of:=[.A209]" office:value-type="float" office:value="93" calcext:value-type="float">
            <text:p>93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210]-1)/20)+80;38+[.A210]-20*FLOOR(([.A210]-1)/20)))" office:value-type="float" office:value="32.0833944915289" calcext:value-type="float">
            <text:p>32.08</text:p>
          </table:table-cell>
          <table:table-cell table:formula="of:=INDIRECT(ADDRESS(FLOOR(([.A210]-1)/20)+80;18+[.A210]-20*FLOOR(([.A210]-1)/20)))" office:value-type="float" office:value="0" calcext:value-type="float">
            <text:p>0</text:p>
          </table:table-cell>
          <table:table-cell table:formula="of:=INDIRECT(ADDRESS(FLOOR(([.A210]-1)/20)+145;[.A210]-FLOOR(([.A210]-1)/20)*20+19))" office:value-type="float" office:value="12.3082492928337" calcext:value-type="float">
            <text:p>12.3082492928</text:p>
          </table:table-cell>
          <table:table-cell table:formula="of:=INDIRECT(ADDRESS(FLOOR(([.A210]-1)/20)+145;[.A210]-FLOOR(([.A210]-1)/20)*20+41))" office:value-type="float" office:value="-3.73106032098148" calcext:value-type="float">
            <text:p>-3.731060321</text:p>
          </table:table-cell>
          <table:table-cell table:number-columns-repeated="6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91]" office:value-type="float" office:value="75" calcext:value-type="float">
            <text:p>75</text:p>
          </table:table-cell>
          <table:table-cell table:formula="of:=[.A231]" office:value-type="float" office:value="115" calcext:value-type="float">
            <text:p>115</text:p>
          </table:table-cell>
          <table:table-cell table:formula="of:=[.A212]" office:value-type="float" office:value="96" calcext:value-type="float">
            <text:p>96</text:p>
          </table:table-cell>
          <table:table-cell table:formula="of:=[.A210]" office:value-type="float" office:value="94" calcext:value-type="float">
            <text:p>94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211]-1)/20)+80;38+[.A211]-20*FLOOR(([.A211]-1)/20)))" office:value-type="float" office:value="30.7075903393074" calcext:value-type="float">
            <text:p>30.71</text:p>
          </table:table-cell>
          <table:table-cell table:formula="of:=INDIRECT(ADDRESS(FLOOR(([.A211]-1)/20)+80;18+[.A211]-20*FLOOR(([.A211]-1)/20)))" office:value-type="float" office:value="0" calcext:value-type="float">
            <text:p>0</text:p>
          </table:table-cell>
          <table:table-cell table:formula="of:=INDIRECT(ADDRESS(FLOOR(([.A211]-1)/20)+145;[.A211]-FLOOR(([.A211]-1)/20)*20+19))" office:value-type="float" office:value="-9.89919235906134" calcext:value-type="float">
            <text:p>-9.8991923591</text:p>
          </table:table-cell>
          <table:table-cell table:formula="of:=INDIRECT(ADDRESS(FLOOR(([.A211]-1)/20)+145;[.A211]-FLOOR(([.A211]-1)/20)*20+41))" office:value-type="float" office:value="-6.95878104052653" calcext:value-type="float">
            <text:p>-6.9587810405</text:p>
          </table:table-cell>
          <table:table-cell table:number-columns-repeated="6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155" calcext:value-type="float">
            <text:p>15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92]" office:value-type="float" office:value="76" calcext:value-type="float">
            <text:p>76</text:p>
          </table:table-cell>
          <table:table-cell table:formula="of:=[.A232]" office:value-type="float" office:value="116" calcext:value-type="float">
            <text:p>116</text:p>
          </table:table-cell>
          <table:table-cell table:formula="of:=[.A213]" office:value-type="float" office:value="97" calcext:value-type="float">
            <text:p>97</text:p>
          </table:table-cell>
          <table:table-cell table:formula="of:=[.A211]" office:value-type="float" office:value="95" calcext:value-type="float">
            <text:p>95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212]-1)/20)+80;38+[.A212]-20*FLOOR(([.A212]-1)/20)))" office:value-type="float" office:value="30.4423198666366" calcext:value-type="float">
            <text:p>30.44</text:p>
          </table:table-cell>
          <table:table-cell table:formula="of:=INDIRECT(ADDRESS(FLOOR(([.A212]-1)/20)+80;18+[.A212]-20*FLOOR(([.A212]-1)/20)))" office:value-type="float" office:value="0" calcext:value-type="float">
            <text:p>0</text:p>
          </table:table-cell>
          <table:table-cell table:formula="of:=INDIRECT(ADDRESS(FLOOR(([.A212]-1)/20)+145;[.A212]-FLOOR(([.A212]-1)/20)*20+19))" office:value-type="float" office:value="5.95738921105832" calcext:value-type="float">
            <text:p>5.9573892111</text:p>
          </table:table-cell>
          <table:table-cell table:formula="of:=INDIRECT(ADDRESS(FLOOR(([.A212]-1)/20)+145;[.A212]-FLOOR(([.A212]-1)/20)*20+41))" office:value-type="float" office:value="0.325075731313194" calcext:value-type="float">
            <text:p>0.3250757313</text:p>
          </table:table-cell>
          <table:table-cell table:number-columns-repeated="6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165" calcext:value-type="float">
            <text:p>16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93]" office:value-type="float" office:value="77" calcext:value-type="float">
            <text:p>77</text:p>
          </table:table-cell>
          <table:table-cell table:formula="of:=[.A233]" office:value-type="float" office:value="117" calcext:value-type="float">
            <text:p>117</text:p>
          </table:table-cell>
          <table:table-cell table:formula="of:=[.A214]" office:value-type="float" office:value="98" calcext:value-type="float">
            <text:p>98</text:p>
          </table:table-cell>
          <table:table-cell table:formula="of:=[.A212]" office:value-type="float" office:value="96" calcext:value-type="float">
            <text:p>96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213]-1)/20)+80;38+[.A213]-20*FLOOR(([.A213]-1)/20)))" office:value-type="float" office:value="32.1209556973364" calcext:value-type="float">
            <text:p>32.12</text:p>
          </table:table-cell>
          <table:table-cell table:formula="of:=INDIRECT(ADDRESS(FLOOR(([.A213]-1)/20)+80;18+[.A213]-20*FLOOR(([.A213]-1)/20)))" office:value-type="float" office:value="0" calcext:value-type="float">
            <text:p>0</text:p>
          </table:table-cell>
          <table:table-cell table:formula="of:=INDIRECT(ADDRESS(FLOOR(([.A213]-1)/20)+145;[.A213]-FLOOR(([.A213]-1)/20)*20+19))" office:value-type="float" office:value="7.59926077176905" calcext:value-type="float">
            <text:p>7.5992607718</text:p>
          </table:table-cell>
          <table:table-cell table:formula="of:=INDIRECT(ADDRESS(FLOOR(([.A213]-1)/20)+145;[.A213]-FLOOR(([.A213]-1)/20)*20+41))" office:value-type="float" office:value="11.2878112414897" calcext:value-type="float">
            <text:p>11.2878112415</text:p>
          </table:table-cell>
          <table:table-cell table:number-columns-repeated="6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94]" office:value-type="float" office:value="78" calcext:value-type="float">
            <text:p>78</text:p>
          </table:table-cell>
          <table:table-cell table:formula="of:=[.A234]" office:value-type="float" office:value="118" calcext:value-type="float">
            <text:p>118</text:p>
          </table:table-cell>
          <table:table-cell table:formula="of:=[.A215]" office:value-type="float" office:value="99" calcext:value-type="float">
            <text:p>99</text:p>
          </table:table-cell>
          <table:table-cell table:formula="of:=[.A213]" office:value-type="float" office:value="97" calcext:value-type="float">
            <text:p>97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214]-1)/20)+80;38+[.A214]-20*FLOOR(([.A214]-1)/20)))" office:value-type="float" office:value="30.599622579877" calcext:value-type="float">
            <text:p>30.60</text:p>
          </table:table-cell>
          <table:table-cell table:formula="of:=INDIRECT(ADDRESS(FLOOR(([.A214]-1)/20)+80;18+[.A214]-20*FLOOR(([.A214]-1)/20)))" office:value-type="float" office:value="0" calcext:value-type="float">
            <text:p>0</text:p>
          </table:table-cell>
          <table:table-cell table:formula="of:=INDIRECT(ADDRESS(FLOOR(([.A214]-1)/20)+145;[.A214]-FLOOR(([.A214]-1)/20)*20+19))" office:value-type="float" office:value="-10.7938683225138" calcext:value-type="float">
            <text:p>-10.7938683225</text:p>
          </table:table-cell>
          <table:table-cell table:formula="of:=INDIRECT(ADDRESS(FLOOR(([.A214]-1)/20)+145;[.A214]-FLOOR(([.A214]-1)/20)*20+41))" office:value-type="float" office:value="6.8823231770045" calcext:value-type="float">
            <text:p>6.882323177</text:p>
          </table:table-cell>
          <table:table-cell table:number-columns-repeated="6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185" calcext:value-type="float">
            <text:p>1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95]" office:value-type="float" office:value="79" calcext:value-type="float">
            <text:p>79</text:p>
          </table:table-cell>
          <table:table-cell table:formula="of:=[.A235]" office:value-type="float" office:value="119" calcext:value-type="float">
            <text:p>119</text:p>
          </table:table-cell>
          <table:table-cell table:formula="of:=[.A216]" office:value-type="float" office:value="100" calcext:value-type="float">
            <text:p>100</text:p>
          </table:table-cell>
          <table:table-cell table:formula="of:=[.A214]" office:value-type="float" office:value="98" calcext:value-type="float">
            <text:p>98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215]-1)/20)+80;38+[.A215]-20*FLOOR(([.A215]-1)/20)))" office:value-type="float" office:value="32.4536447732545" calcext:value-type="float">
            <text:p>32.45</text:p>
          </table:table-cell>
          <table:table-cell table:formula="of:=INDIRECT(ADDRESS(FLOOR(([.A215]-1)/20)+80;18+[.A215]-20*FLOOR(([.A215]-1)/20)))" office:value-type="float" office:value="0" calcext:value-type="float">
            <text:p>0</text:p>
          </table:table-cell>
          <table:table-cell table:formula="of:=INDIRECT(ADDRESS(FLOOR(([.A215]-1)/20)+145;[.A215]-FLOOR(([.A215]-1)/20)*20+19))" office:value-type="float" office:value="12.8000233647507" calcext:value-type="float">
            <text:p>12.8000233648</text:p>
          </table:table-cell>
          <table:table-cell table:formula="of:=INDIRECT(ADDRESS(FLOOR(([.A215]-1)/20)+145;[.A215]-FLOOR(([.A215]-1)/20)*20+41))" office:value-type="float" office:value="-2.78914228315771" calcext:value-type="float">
            <text:p>-2.7891422832</text:p>
          </table:table-cell>
          <table:table-cell table:number-columns-repeated="6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196]" office:value-type="float" office:value="80" calcext:value-type="float">
            <text:p>80</text:p>
          </table:table-cell>
          <table:table-cell table:formula="of:=[.A236]" office:value-type="float" office:value="120" calcext:value-type="float">
            <text:p>120</text:p>
          </table:table-cell>
          <table:table-cell office:value-type="string" calcext:value-type="string">
            <text:p>none</text:p>
          </table:table-cell>
          <table:table-cell table:formula="of:=[.A215]" office:value-type="float" office:value="99" calcext:value-type="float">
            <text:p>99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216]-1)/20)+80;38+[.A216]-20*FLOOR(([.A216]-1)/20)))" office:value-type="float" office:value="32.9160114395" calcext:value-type="float">
            <text:p>32.92</text:p>
          </table:table-cell>
          <table:table-cell table:formula="of:=INDIRECT(ADDRESS(FLOOR(([.A216]-1)/20)+80;18+[.A216]-20*FLOOR(([.A216]-1)/20)))" office:value-type="float" office:value="0" calcext:value-type="float">
            <text:p>0</text:p>
          </table:table-cell>
          <table:table-cell table:formula="of:=INDIRECT(ADDRESS(FLOOR(([.A216]-1)/20)+145;[.A216]-FLOOR(([.A216]-1)/20)*20+19))" office:value-type="float" office:value="19.2938375993727" calcext:value-type="float">
            <text:p>19.2938375994</text:p>
          </table:table-cell>
          <table:table-cell table:formula="of:=INDIRECT(ADDRESS(FLOOR(([.A216]-1)/20)+145;[.A216]-FLOOR(([.A216]-1)/20)*20+41))" office:value-type="float" office:value="-1.74068915814926" calcext:value-type="float">
            <text:p>-1.7406891581</text:p>
          </table:table-cell>
          <table:table-cell table:number-columns-repeated="6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5" calcext:value-type="float">
            <text:p>5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97]" office:value-type="float" office:value="81" calcext:value-type="float">
            <text:p>81</text:p>
          </table:table-cell>
          <table:table-cell table:formula="of:=[.A237]" office:value-type="float" office:value="121" calcext:value-type="float">
            <text:p>121</text:p>
          </table:table-cell>
          <table:table-cell table:formula="of:=[.A218]" office:value-type="float" office:value="102" calcext:value-type="float">
            <text:p>102</text:p>
          </table:table-cell>
          <table:table-cell office:value-type="string" calcext:value-type="string">
            <text:p>none</text:p>
          </table:table-cell>
          <table:table-cell table:style-name="ce3" office:value-type="float" office:value="45.0211795090356" calcext:value-type="float">
            <text:p>45.02</text:p>
          </table:table-cell>
          <table:table-cell table:style-name="ce3" table:formula="of:=INDIRECT(ADDRESS(FLOOR(([.A217]-1)/20)+80;38+[.A217]-20*FLOOR(([.A217]-1)/20)))" office:value-type="float" office:value="25.66769214771" calcext:value-type="float">
            <text:p>25.67</text:p>
          </table:table-cell>
          <table:table-cell table:formula="of:=INDIRECT(ADDRESS(FLOOR(([.A217]-1)/20)+80;18+[.A217]-20*FLOOR(([.A217]-1)/20)))" office:value-type="float" office:value="1" calcext:value-type="float">
            <text:p>1</text:p>
          </table:table-cell>
          <table:table-cell table:formula="of:=INDIRECT(ADDRESS(FLOOR(([.A217]-1)/20)+145;[.A217]-FLOOR(([.A217]-1)/20)*20+19))" office:value-type="float" office:value="-21.8004798410705" calcext:value-type="float">
            <text:p>-21.8004798411</text:p>
          </table:table-cell>
          <table:table-cell table:formula="of:=INDIRECT(ADDRESS(FLOOR(([.A217]-1)/20)+145;[.A217]-FLOOR(([.A217]-1)/20)*20+41))" office:value-type="float" office:value="-13.8313907045734" calcext:value-type="float">
            <text:p>-13.8313907046</text:p>
          </table:table-cell>
          <table:table-cell table:number-columns-repeated="6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5" calcext:value-type="float">
            <text:p>55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198]" office:value-type="float" office:value="82" calcext:value-type="float">
            <text:p>82</text:p>
          </table:table-cell>
          <table:table-cell table:formula="of:=[.A238]" office:value-type="float" office:value="122" calcext:value-type="float">
            <text:p>122</text:p>
          </table:table-cell>
          <table:table-cell table:formula="of:=[.A219]" office:value-type="float" office:value="103" calcext:value-type="float">
            <text:p>103</text:p>
          </table:table-cell>
          <table:table-cell table:formula="of:=[.A217]" office:value-type="float" office:value="101" calcext:value-type="float">
            <text:p>101</text:p>
          </table:table-cell>
          <table:table-cell table:style-name="ce3" office:value-type="float" office:value="44.3864277140119" calcext:value-type="float">
            <text:p>44.39</text:p>
          </table:table-cell>
          <table:table-cell table:style-name="ce3" table:formula="of:=INDIRECT(ADDRESS(FLOOR(([.A218]-1)/20)+80;38+[.A218]-20*FLOOR(([.A218]-1)/20)))" office:value-type="float" office:value="27.5809173623517" calcext:value-type="float">
            <text:p>27.58</text:p>
          </table:table-cell>
          <table:table-cell table:formula="of:=INDIRECT(ADDRESS(FLOOR(([.A218]-1)/20)+80;18+[.A218]-20*FLOOR(([.A218]-1)/20)))" office:value-type="float" office:value="1" calcext:value-type="float">
            <text:p>1</text:p>
          </table:table-cell>
          <table:table-cell table:formula="of:=INDIRECT(ADDRESS(FLOOR(([.A218]-1)/20)+145;[.A218]-FLOOR(([.A218]-1)/20)*20+19))" office:value-type="float" office:value="-13.2220193191554" calcext:value-type="float">
            <text:p>-13.2220193192</text:p>
          </table:table-cell>
          <table:table-cell table:formula="of:=INDIRECT(ADDRESS(FLOOR(([.A218]-1)/20)+145;[.A218]-FLOOR(([.A218]-1)/20)*20+41))" office:value-type="float" office:value="-16.3613826164784" calcext:value-type="float">
            <text:p>-16.3613826165</text:p>
          </table:table-cell>
          <table:table-cell table:number-columns-repeated="6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5" calcext:value-type="float">
            <text:p>55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199]" office:value-type="float" office:value="83" calcext:value-type="float">
            <text:p>83</text:p>
          </table:table-cell>
          <table:table-cell table:formula="of:=[.A239]" office:value-type="float" office:value="123" calcext:value-type="float">
            <text:p>123</text:p>
          </table:table-cell>
          <table:table-cell table:formula="of:=[.A220]" office:value-type="float" office:value="104" calcext:value-type="float">
            <text:p>104</text:p>
          </table:table-cell>
          <table:table-cell table:formula="of:=[.A218]" office:value-type="float" office:value="102" calcext:value-type="float">
            <text:p>102</text:p>
          </table:table-cell>
          <table:table-cell table:style-name="ce3" office:value-type="float" office:value="45.5800862108525" calcext:value-type="float">
            <text:p>45.58</text:p>
          </table:table-cell>
          <table:table-cell table:style-name="ce3" table:formula="of:=INDIRECT(ADDRESS(FLOOR(([.A219]-1)/20)+80;38+[.A219]-20*FLOOR(([.A219]-1)/20)))" office:value-type="float" office:value="27.6784104117202" calcext:value-type="float">
            <text:p>27.68</text:p>
          </table:table-cell>
          <table:table-cell table:formula="of:=INDIRECT(ADDRESS(FLOOR(([.A219]-1)/20)+80;18+[.A219]-20*FLOOR(([.A219]-1)/20)))" office:value-type="float" office:value="1" calcext:value-type="float">
            <text:p>1</text:p>
          </table:table-cell>
          <table:table-cell table:formula="of:=INDIRECT(ADDRESS(FLOOR(([.A219]-1)/20)+145;[.A219]-FLOOR(([.A219]-1)/20)*20+19))" office:value-type="float" office:value="-16.5587225364904" calcext:value-type="float">
            <text:p>-16.5587225365</text:p>
          </table:table-cell>
          <table:table-cell table:formula="of:=INDIRECT(ADDRESS(FLOOR(([.A219]-1)/20)+145;[.A219]-FLOOR(([.A219]-1)/20)*20+41))" office:value-type="float" office:value="-14.533620084422" calcext:value-type="float">
            <text:p>-14.5336200844</text:p>
          </table:table-cell>
          <table:table-cell table:number-columns-repeated="6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5" calcext:value-type="float">
            <text:p>55</text:p>
          </table:table-cell>
          <table:table-cell table:style-name="ce2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200]" office:value-type="float" office:value="84" calcext:value-type="float">
            <text:p>84</text:p>
          </table:table-cell>
          <table:table-cell table:formula="of:=[.A240]" office:value-type="float" office:value="124" calcext:value-type="float">
            <text:p>124</text:p>
          </table:table-cell>
          <table:table-cell table:formula="of:=[.A221]" office:value-type="float" office:value="105" calcext:value-type="float">
            <text:p>105</text:p>
          </table:table-cell>
          <table:table-cell table:formula="of:=[.A219]" office:value-type="float" office:value="103" calcext:value-type="float">
            <text:p>103</text:p>
          </table:table-cell>
          <table:table-cell table:style-name="ce3" office:value-type="float" office:value="44.9325034050867" calcext:value-type="float">
            <text:p>44.93</text:p>
          </table:table-cell>
          <table:table-cell table:style-name="ce3" table:formula="of:=INDIRECT(ADDRESS(FLOOR(([.A220]-1)/20)+80;38+[.A220]-20*FLOOR(([.A220]-1)/20)))" office:value-type="float" office:value="27.6610531453172" calcext:value-type="float">
            <text:p>27.66</text:p>
          </table:table-cell>
          <table:table-cell table:formula="of:=INDIRECT(ADDRESS(FLOOR(([.A220]-1)/20)+80;18+[.A220]-20*FLOOR(([.A220]-1)/20)))" office:value-type="float" office:value="1" calcext:value-type="float">
            <text:p>1</text:p>
          </table:table-cell>
          <table:table-cell table:formula="of:=INDIRECT(ADDRESS(FLOOR(([.A220]-1)/20)+145;[.A220]-FLOOR(([.A220]-1)/20)*20+19))" office:value-type="float" office:value="-5.98175465337874" calcext:value-type="float">
            <text:p>-5.9817546534</text:p>
          </table:table-cell>
          <table:table-cell table:formula="of:=INDIRECT(ADDRESS(FLOOR(([.A220]-1)/20)+145;[.A220]-FLOOR(([.A220]-1)/20)*20+41))" office:value-type="float" office:value="-10.7060717350407" calcext:value-type="float">
            <text:p>-10.706071735</text:p>
          </table:table-cell>
          <table:table-cell table:number-columns-repeated="6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table:style-name="ce2"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01]" office:value-type="float" office:value="85" calcext:value-type="float">
            <text:p>85</text:p>
          </table:table-cell>
          <table:table-cell table:formula="of:=[.A241]" office:value-type="float" office:value="125" calcext:value-type="float">
            <text:p>125</text:p>
          </table:table-cell>
          <table:table-cell table:formula="of:=[.A222]" office:value-type="float" office:value="106" calcext:value-type="float">
            <text:p>106</text:p>
          </table:table-cell>
          <table:table-cell table:formula="of:=[.A220]" office:value-type="float" office:value="104" calcext:value-type="float">
            <text:p>104</text:p>
          </table:table-cell>
          <table:table-cell table:style-name="ce3" office:value-type="float" office:value="84.6735974384524" calcext:value-type="float">
            <text:p>84.67</text:p>
          </table:table-cell>
          <table:table-cell table:style-name="ce3" table:formula="of:=INDIRECT(ADDRESS(FLOOR(([.A221]-1)/20)+80;38+[.A221]-20*FLOOR(([.A221]-1)/20)))" office:value-type="float" office:value="23.352485530353" calcext:value-type="float">
            <text:p>23.35</text:p>
          </table:table-cell>
          <table:table-cell table:formula="of:=INDIRECT(ADDRESS(FLOOR(([.A221]-1)/20)+80;18+[.A221]-20*FLOOR(([.A221]-1)/20)))" office:value-type="float" office:value="2" calcext:value-type="float">
            <text:p>2</text:p>
          </table:table-cell>
          <table:table-cell table:formula="of:=INDIRECT(ADDRESS(FLOOR(([.A221]-1)/20)+145;[.A221]-FLOOR(([.A221]-1)/20)*20+19))" office:value-type="float" office:value="-14.1749162595102" calcext:value-type="float">
            <text:p>-14.1749162595</text:p>
          </table:table-cell>
          <table:table-cell table:formula="of:=INDIRECT(ADDRESS(FLOOR(([.A221]-1)/20)+145;[.A221]-FLOOR(([.A221]-1)/20)*20+41))" office:value-type="float" office:value="-28.0429110106425" calcext:value-type="float">
            <text:p>-28.0429110106</text:p>
          </table:table-cell>
          <table:table-cell table:number-columns-repeated="60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5" calcext:value-type="float">
            <text:p>55</text:p>
          </table:table-cell>
          <table:table-cell table:style-name="ce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02]" office:value-type="float" office:value="86" calcext:value-type="float">
            <text:p>86</text:p>
          </table:table-cell>
          <table:table-cell table:formula="of:=[.A242]" office:value-type="float" office:value="126" calcext:value-type="float">
            <text:p>126</text:p>
          </table:table-cell>
          <table:table-cell table:formula="of:=[.A223]" office:value-type="float" office:value="107" calcext:value-type="float">
            <text:p>107</text:p>
          </table:table-cell>
          <table:table-cell table:formula="of:=[.A221]" office:value-type="float" office:value="105" calcext:value-type="float">
            <text:p>105</text:p>
          </table:table-cell>
          <table:table-cell table:style-name="ce3" office:value-type="float" office:value="85.520832521641" calcext:value-type="float">
            <text:p>85.52</text:p>
          </table:table-cell>
          <table:table-cell table:style-name="ce3" table:formula="of:=INDIRECT(ADDRESS(FLOOR(([.A222]-1)/20)+80;38+[.A222]-20*FLOOR(([.A222]-1)/20)))" office:value-type="float" office:value="22.9353877319801" calcext:value-type="float">
            <text:p>22.94</text:p>
          </table:table-cell>
          <table:table-cell table:formula="of:=INDIRECT(ADDRESS(FLOOR(([.A222]-1)/20)+80;18+[.A222]-20*FLOOR(([.A222]-1)/20)))" office:value-type="float" office:value="2" calcext:value-type="float">
            <text:p>2</text:p>
          </table:table-cell>
          <table:table-cell table:formula="of:=INDIRECT(ADDRESS(FLOOR(([.A222]-1)/20)+145;[.A222]-FLOOR(([.A222]-1)/20)*20+19))" office:value-type="float" office:value="-9.09609765012771" calcext:value-type="float">
            <text:p>-9.0960976501</text:p>
          </table:table-cell>
          <table:table-cell table:formula="of:=INDIRECT(ADDRESS(FLOOR(([.A222]-1)/20)+145;[.A222]-FLOOR(([.A222]-1)/20)*20+41))" office:value-type="float" office:value="-9.3803630982726" calcext:value-type="float">
            <text:p>-9.3803630983</text:p>
          </table:table-cell>
          <table:table-cell table:number-columns-repeated="60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5" calcext:value-type="float">
            <text:p>55</text:p>
          </table:table-cell>
          <table:table-cell table:style-name="ce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03]" office:value-type="float" office:value="87" calcext:value-type="float">
            <text:p>87</text:p>
          </table:table-cell>
          <table:table-cell table:formula="of:=[.A243]" office:value-type="float" office:value="127" calcext:value-type="float">
            <text:p>127</text:p>
          </table:table-cell>
          <table:table-cell table:formula="of:=[.A224]" office:value-type="float" office:value="108" calcext:value-type="float">
            <text:p>108</text:p>
          </table:table-cell>
          <table:table-cell table:formula="of:=[.A222]" office:value-type="float" office:value="106" calcext:value-type="float">
            <text:p>106</text:p>
          </table:table-cell>
          <table:table-cell table:style-name="ce3" office:value-type="float" office:value="84.0553252928222" calcext:value-type="float">
            <text:p>84.06</text:p>
          </table:table-cell>
          <table:table-cell table:style-name="ce3" table:formula="of:=INDIRECT(ADDRESS(FLOOR(([.A223]-1)/20)+80;38+[.A223]-20*FLOOR(([.A223]-1)/20)))" office:value-type="float" office:value="25.5653232607684" calcext:value-type="float">
            <text:p>25.57</text:p>
          </table:table-cell>
          <table:table-cell table:formula="of:=INDIRECT(ADDRESS(FLOOR(([.A223]-1)/20)+80;18+[.A223]-20*FLOOR(([.A223]-1)/20)))" office:value-type="float" office:value="2" calcext:value-type="float">
            <text:p>2</text:p>
          </table:table-cell>
          <table:table-cell table:formula="of:=INDIRECT(ADDRESS(FLOOR(([.A223]-1)/20)+145;[.A223]-FLOOR(([.A223]-1)/20)*20+19))" office:value-type="float" office:value="6.30760495311468" calcext:value-type="float">
            <text:p>6.3076049531</text:p>
          </table:table-cell>
          <table:table-cell table:formula="of:=INDIRECT(ADDRESS(FLOOR(([.A223]-1)/20)+145;[.A223]-FLOOR(([.A223]-1)/20)*20+41))" office:value-type="float" office:value="11.1182672502929" calcext:value-type="float">
            <text:p>11.1182672503</text:p>
          </table:table-cell>
          <table:table-cell table:number-columns-repeated="6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5" calcext:value-type="float">
            <text:p>55</text:p>
          </table:table-cell>
          <table:table-cell table:style-name="ce2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04]" office:value-type="float" office:value="88" calcext:value-type="float">
            <text:p>88</text:p>
          </table:table-cell>
          <table:table-cell table:formula="of:=[.A244]" office:value-type="float" office:value="128" calcext:value-type="float">
            <text:p>128</text:p>
          </table:table-cell>
          <table:table-cell table:formula="of:=[.A225]" office:value-type="float" office:value="109" calcext:value-type="float">
            <text:p>109</text:p>
          </table:table-cell>
          <table:table-cell table:formula="of:=[.A223]" office:value-type="float" office:value="107" calcext:value-type="float">
            <text:p>107</text:p>
          </table:table-cell>
          <table:table-cell table:style-name="ce3" office:value-type="float" office:value="84.4990028083241" calcext:value-type="float">
            <text:p>84.50</text:p>
          </table:table-cell>
          <table:table-cell table:style-name="ce3" table:formula="of:=INDIRECT(ADDRESS(FLOOR(([.A224]-1)/20)+80;38+[.A224]-20*FLOOR(([.A224]-1)/20)))" office:value-type="float" office:value="23.0989732404735" calcext:value-type="float">
            <text:p>23.10</text:p>
          </table:table-cell>
          <table:table-cell table:formula="of:=INDIRECT(ADDRESS(FLOOR(([.A224]-1)/20)+80;18+[.A224]-20*FLOOR(([.A224]-1)/20)))" office:value-type="float" office:value="2" calcext:value-type="float">
            <text:p>2</text:p>
          </table:table-cell>
          <table:table-cell table:formula="of:=INDIRECT(ADDRESS(FLOOR(([.A224]-1)/20)+145;[.A224]-FLOOR(([.A224]-1)/20)*20+19))" office:value-type="float" office:value="21.4161985399884" calcext:value-type="float">
            <text:p>21.41619854</text:p>
          </table:table-cell>
          <table:table-cell table:formula="of:=INDIRECT(ADDRESS(FLOOR(([.A224]-1)/20)+145;[.A224]-FLOOR(([.A224]-1)/20)*20+41))" office:value-type="float" office:value="25.8584472212" calcext:value-type="float">
            <text:p>25.8584472212</text:p>
          </table:table-cell>
          <table:table-cell table:number-columns-repeated="60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5" calcext:value-type="float">
            <text:p>55</text:p>
          </table:table-cell>
          <table:table-cell table:style-name="ce2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05]" office:value-type="float" office:value="89" calcext:value-type="float">
            <text:p>89</text:p>
          </table:table-cell>
          <table:table-cell table:formula="of:=[.A245]" office:value-type="float" office:value="129" calcext:value-type="float">
            <text:p>129</text:p>
          </table:table-cell>
          <table:table-cell table:formula="of:=[.A226]" office:value-type="float" office:value="110" calcext:value-type="float">
            <text:p>110</text:p>
          </table:table-cell>
          <table:table-cell table:formula="of:=[.A224]" office:value-type="float" office:value="108" calcext:value-type="float">
            <text:p>108</text:p>
          </table:table-cell>
          <table:table-cell table:style-name="ce3" office:value-type="float" office:value="46.0655954642813" calcext:value-type="float">
            <text:p>46.07</text:p>
          </table:table-cell>
          <table:table-cell table:style-name="ce3" table:formula="of:=INDIRECT(ADDRESS(FLOOR(([.A225]-1)/20)+80;38+[.A225]-20*FLOOR(([.A225]-1)/20)))" office:value-type="float" office:value="27.797339249194" calcext:value-type="float">
            <text:p>27.80</text:p>
          </table:table-cell>
          <table:table-cell table:formula="of:=INDIRECT(ADDRESS(FLOOR(([.A225]-1)/20)+80;18+[.A225]-20*FLOOR(([.A225]-1)/20)))" office:value-type="float" office:value="1" calcext:value-type="float">
            <text:p>1</text:p>
          </table:table-cell>
          <table:table-cell table:formula="of:=INDIRECT(ADDRESS(FLOOR(([.A225]-1)/20)+145;[.A225]-FLOOR(([.A225]-1)/20)*20+19))" office:value-type="float" office:value="16.1680874177287" calcext:value-type="float">
            <text:p>16.1680874177</text:p>
          </table:table-cell>
          <table:table-cell table:formula="of:=INDIRECT(ADDRESS(FLOOR(([.A225]-1)/20)+145;[.A225]-FLOOR(([.A225]-1)/20)*20+41))" office:value-type="float" office:value="6.14912132870063" calcext:value-type="float">
            <text:p>6.1491213287</text:p>
          </table:table-cell>
          <table:table-cell table:number-columns-repeated="6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table:style-name="ce2"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06]" office:value-type="float" office:value="90" calcext:value-type="float">
            <text:p>90</text:p>
          </table:table-cell>
          <table:table-cell table:formula="of:=[.A246]" office:value-type="float" office:value="130" calcext:value-type="float">
            <text:p>130</text:p>
          </table:table-cell>
          <table:table-cell table:formula="of:=[.A227]" office:value-type="float" office:value="111" calcext:value-type="float">
            <text:p>111</text:p>
          </table:table-cell>
          <table:table-cell table:formula="of:=[.A225]" office:value-type="float" office:value="109" calcext:value-type="float">
            <text:p>109</text:p>
          </table:table-cell>
          <table:table-cell table:style-name="ce3" office:value-type="float" office:value="46.2874987571879" calcext:value-type="float">
            <text:p>46.29</text:p>
          </table:table-cell>
          <table:table-cell table:style-name="ce3" table:formula="of:=INDIRECT(ADDRESS(FLOOR(([.A226]-1)/20)+80;38+[.A226]-20*FLOOR(([.A226]-1)/20)))" office:value-type="float" office:value="27.3862924187732" calcext:value-type="float">
            <text:p>27.39</text:p>
          </table:table-cell>
          <table:table-cell table:formula="of:=INDIRECT(ADDRESS(FLOOR(([.A226]-1)/20)+80;18+[.A226]-20*FLOOR(([.A226]-1)/20)))" office:value-type="float" office:value="1" calcext:value-type="float">
            <text:p>1</text:p>
          </table:table-cell>
          <table:table-cell table:formula="of:=INDIRECT(ADDRESS(FLOOR(([.A226]-1)/20)+145;[.A226]-FLOOR(([.A226]-1)/20)*20+19))" office:value-type="float" office:value="10.6092389924334" calcext:value-type="float">
            <text:p>10.6092389924</text:p>
          </table:table-cell>
          <table:table-cell table:formula="of:=INDIRECT(ADDRESS(FLOOR(([.A226]-1)/20)+145;[.A226]-FLOOR(([.A226]-1)/20)*20+41))" office:value-type="float" office:value="-7.04069344260375" calcext:value-type="float">
            <text:p>-7.0406934426</text:p>
          </table:table-cell>
          <table:table-cell table:number-columns-repeated="60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5" calcext:value-type="float">
            <text:p>55</text:p>
          </table:table-cell>
          <table:table-cell table:style-name="ce2"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07]" office:value-type="float" office:value="91" calcext:value-type="float">
            <text:p>91</text:p>
          </table:table-cell>
          <table:table-cell table:formula="of:=[.A247]" office:value-type="float" office:value="131" calcext:value-type="float">
            <text:p>131</text:p>
          </table:table-cell>
          <table:table-cell table:formula="of:=[.A228]" office:value-type="float" office:value="112" calcext:value-type="float">
            <text:p>112</text:p>
          </table:table-cell>
          <table:table-cell table:formula="of:=[.A226]" office:value-type="float" office:value="110" calcext:value-type="float">
            <text:p>110</text:p>
          </table:table-cell>
          <table:table-cell table:style-name="ce3" office:value-type="float" office:value="45.4862082235202" calcext:value-type="float">
            <text:p>45.49</text:p>
          </table:table-cell>
          <table:table-cell table:style-name="ce3" table:formula="of:=INDIRECT(ADDRESS(FLOOR(([.A227]-1)/20)+80;38+[.A227]-20*FLOOR(([.A227]-1)/20)))" office:value-type="float" office:value="27.3442855620785" calcext:value-type="float">
            <text:p>27.34</text:p>
          </table:table-cell>
          <table:table-cell table:formula="of:=INDIRECT(ADDRESS(FLOOR(([.A227]-1)/20)+80;18+[.A227]-20*FLOOR(([.A227]-1)/20)))" office:value-type="float" office:value="1" calcext:value-type="float">
            <text:p>1</text:p>
          </table:table-cell>
          <table:table-cell table:formula="of:=INDIRECT(ADDRESS(FLOOR(([.A227]-1)/20)+145;[.A227]-FLOOR(([.A227]-1)/20)*20+19))" office:value-type="float" office:value="0.812204800545683" calcext:value-type="float">
            <text:p>0.8122048005</text:p>
          </table:table-cell>
          <table:table-cell table:formula="of:=INDIRECT(ADDRESS(FLOOR(([.A227]-1)/20)+145;[.A227]-FLOOR(([.A227]-1)/20)*20+41))" office:value-type="float" office:value="-2.75645827159436" calcext:value-type="float">
            <text:p>-2.7564582716</text:p>
          </table:table-cell>
          <table:table-cell table:number-columns-repeated="6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5" calcext:value-type="float">
            <text:p>55</text:p>
          </table:table-cell>
          <table:table-cell table:style-name="ce2"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08]" office:value-type="float" office:value="92" calcext:value-type="float">
            <text:p>92</text:p>
          </table:table-cell>
          <table:table-cell table:formula="of:=[.A248]" office:value-type="float" office:value="132" calcext:value-type="float">
            <text:p>132</text:p>
          </table:table-cell>
          <table:table-cell table:formula="of:=[.A229]" office:value-type="float" office:value="113" calcext:value-type="float">
            <text:p>113</text:p>
          </table:table-cell>
          <table:table-cell table:formula="of:=[.A227]" office:value-type="float" office:value="111" calcext:value-type="float">
            <text:p>111</text:p>
          </table:table-cell>
          <table:table-cell table:style-name="ce3" office:value-type="float" office:value="45.7953436280815" calcext:value-type="float">
            <text:p>45.80</text:p>
          </table:table-cell>
          <table:table-cell table:style-name="ce3" table:formula="of:=INDIRECT(ADDRESS(FLOOR(([.A228]-1)/20)+80;38+[.A228]-20*FLOOR(([.A228]-1)/20)))" office:value-type="float" office:value="28.7257079940028" calcext:value-type="float">
            <text:p>28.73</text:p>
          </table:table-cell>
          <table:table-cell table:formula="of:=INDIRECT(ADDRESS(FLOOR(([.A228]-1)/20)+80;18+[.A228]-20*FLOOR(([.A228]-1)/20)))" office:value-type="float" office:value="1" calcext:value-type="float">
            <text:p>1</text:p>
          </table:table-cell>
          <table:table-cell table:formula="of:=INDIRECT(ADDRESS(FLOOR(([.A228]-1)/20)+145;[.A228]-FLOOR(([.A228]-1)/20)*20+19))" office:value-type="float" office:value="13.1797331794243" calcext:value-type="float">
            <text:p>13.1797331794</text:p>
          </table:table-cell>
          <table:table-cell table:formula="of:=INDIRECT(ADDRESS(FLOOR(([.A228]-1)/20)+145;[.A228]-FLOOR(([.A228]-1)/20)*20+41))" office:value-type="float" office:value="-21.7043287840994" calcext:value-type="float">
            <text:p>-21.7043287841</text:p>
          </table:table-cell>
          <table:table-cell table:number-columns-repeated="60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5" calcext:value-type="float">
            <text:p>55</text:p>
          </table:table-cell>
          <table:table-cell table:style-name="ce2"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09]" office:value-type="float" office:value="93" calcext:value-type="float">
            <text:p>93</text:p>
          </table:table-cell>
          <table:table-cell table:formula="of:=[.A249]" office:value-type="float" office:value="133" calcext:value-type="float">
            <text:p>133</text:p>
          </table:table-cell>
          <table:table-cell table:formula="of:=[.A230]" office:value-type="float" office:value="114" calcext:value-type="float">
            <text:p>114</text:p>
          </table:table-cell>
          <table:table-cell table:formula="of:=[.A228]" office:value-type="float" office:value="112" calcext:value-type="float">
            <text:p>112</text:p>
          </table:table-cell>
          <table:table-cell table:style-name="ce3" office:value-type="float" office:value="44.7761019608389" calcext:value-type="float">
            <text:p>44.78</text:p>
          </table:table-cell>
          <table:table-cell table:style-name="ce3" table:formula="of:=INDIRECT(ADDRESS(FLOOR(([.A229]-1)/20)+80;38+[.A229]-20*FLOOR(([.A229]-1)/20)))" office:value-type="float" office:value="28.6012173928039" calcext:value-type="float">
            <text:p>28.60</text:p>
          </table:table-cell>
          <table:table-cell table:formula="of:=INDIRECT(ADDRESS(FLOOR(([.A229]-1)/20)+80;18+[.A229]-20*FLOOR(([.A229]-1)/20)))" office:value-type="float" office:value="1" calcext:value-type="float">
            <text:p>1</text:p>
          </table:table-cell>
          <table:table-cell table:formula="of:=INDIRECT(ADDRESS(FLOOR(([.A229]-1)/20)+145;[.A229]-FLOOR(([.A229]-1)/20)*20+19))" office:value-type="float" office:value="19.8979165876571" calcext:value-type="float">
            <text:p>19.8979165877</text:p>
          </table:table-cell>
          <table:table-cell table:formula="of:=INDIRECT(ADDRESS(FLOOR(([.A229]-1)/20)+145;[.A229]-FLOOR(([.A229]-1)/20)*20+41))" office:value-type="float" office:value="-14.1639334003388" calcext:value-type="float">
            <text:p>-14.1639334003</text:p>
          </table:table-cell>
          <table:table-cell table:number-columns-repeated="6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5" calcext:value-type="float">
            <text:p>55</text:p>
          </table:table-cell>
          <table:table-cell table:style-name="ce2"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10]" office:value-type="float" office:value="94" calcext:value-type="float">
            <text:p>94</text:p>
          </table:table-cell>
          <table:table-cell table:formula="of:=[.A250]" office:value-type="float" office:value="134" calcext:value-type="float">
            <text:p>134</text:p>
          </table:table-cell>
          <table:table-cell table:formula="of:=[.A231]" office:value-type="float" office:value="115" calcext:value-type="float">
            <text:p>115</text:p>
          </table:table-cell>
          <table:table-cell table:formula="of:=[.A229]" office:value-type="float" office:value="113" calcext:value-type="float">
            <text:p>113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230]-1)/20)+80;38+[.A230]-20*FLOOR(([.A230]-1)/20)))" office:value-type="float" office:value="32.0166963318445" calcext:value-type="float">
            <text:p>32.02</text:p>
          </table:table-cell>
          <table:table-cell table:formula="of:=INDIRECT(ADDRESS(FLOOR(([.A230]-1)/20)+80;18+[.A230]-20*FLOOR(([.A230]-1)/20)))" office:value-type="float" office:value="0" calcext:value-type="float">
            <text:p>0</text:p>
          </table:table-cell>
          <table:table-cell table:formula="of:=INDIRECT(ADDRESS(FLOOR(([.A230]-1)/20)+145;[.A230]-FLOOR(([.A230]-1)/20)*20+19))" office:value-type="float" office:value="16.6688928521886" calcext:value-type="float">
            <text:p>16.6688928522</text:p>
          </table:table-cell>
          <table:table-cell table:formula="of:=INDIRECT(ADDRESS(FLOOR(([.A230]-1)/20)+145;[.A230]-FLOOR(([.A230]-1)/20)*20+41))" office:value-type="float" office:value="-17.0597535650731" calcext:value-type="float">
            <text:p>-17.0597535651</text:p>
          </table:table-cell>
          <table:table-cell table:number-columns-repeated="6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table:style-name="ce2"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11]" office:value-type="float" office:value="95" calcext:value-type="float">
            <text:p>95</text:p>
          </table:table-cell>
          <table:table-cell table:formula="of:=[.A251]" office:value-type="float" office:value="135" calcext:value-type="float">
            <text:p>135</text:p>
          </table:table-cell>
          <table:table-cell table:formula="of:=[.A232]" office:value-type="float" office:value="116" calcext:value-type="float">
            <text:p>116</text:p>
          </table:table-cell>
          <table:table-cell table:formula="of:=[.A230]" office:value-type="float" office:value="114" calcext:value-type="float">
            <text:p>114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231]-1)/20)+80;38+[.A231]-20*FLOOR(([.A231]-1)/20)))" office:value-type="float" office:value="33.1652928017679" calcext:value-type="float">
            <text:p>33.17</text:p>
          </table:table-cell>
          <table:table-cell table:formula="of:=INDIRECT(ADDRESS(FLOOR(([.A231]-1)/20)+80;18+[.A231]-20*FLOOR(([.A231]-1)/20)))" office:value-type="float" office:value="0" calcext:value-type="float">
            <text:p>0</text:p>
          </table:table-cell>
          <table:table-cell table:formula="of:=INDIRECT(ADDRESS(FLOOR(([.A231]-1)/20)+145;[.A231]-FLOOR(([.A231]-1)/20)*20+19))" office:value-type="float" office:value="4.48336621417644" calcext:value-type="float">
            <text:p>4.4833662142</text:p>
          </table:table-cell>
          <table:table-cell table:formula="of:=INDIRECT(ADDRESS(FLOOR(([.A231]-1)/20)+145;[.A231]-FLOOR(([.A231]-1)/20)*20+41))" office:value-type="float" office:value="2.88759778953723" calcext:value-type="float">
            <text:p>2.8875977895</text:p>
          </table:table-cell>
          <table:table-cell table:number-columns-repeated="60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5" calcext:value-type="float">
            <text:p>55</text:p>
          </table:table-cell>
          <table:table-cell table:style-name="ce2" office:value-type="float" office:value="155" calcext:value-type="float">
            <text:p>15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12]" office:value-type="float" office:value="96" calcext:value-type="float">
            <text:p>96</text:p>
          </table:table-cell>
          <table:table-cell table:formula="of:=[.A252]" office:value-type="float" office:value="136" calcext:value-type="float">
            <text:p>136</text:p>
          </table:table-cell>
          <table:table-cell table:formula="of:=[.A233]" office:value-type="float" office:value="117" calcext:value-type="float">
            <text:p>117</text:p>
          </table:table-cell>
          <table:table-cell table:formula="of:=[.A231]" office:value-type="float" office:value="115" calcext:value-type="float">
            <text:p>115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232]-1)/20)+80;38+[.A232]-20*FLOOR(([.A232]-1)/20)))" office:value-type="float" office:value="32.3936506417076" calcext:value-type="float">
            <text:p>32.39</text:p>
          </table:table-cell>
          <table:table-cell table:formula="of:=INDIRECT(ADDRESS(FLOOR(([.A232]-1)/20)+80;18+[.A232]-20*FLOOR(([.A232]-1)/20)))" office:value-type="float" office:value="0" calcext:value-type="float">
            <text:p>0</text:p>
          </table:table-cell>
          <table:table-cell table:formula="of:=INDIRECT(ADDRESS(FLOOR(([.A232]-1)/20)+145;[.A232]-FLOOR(([.A232]-1)/20)*20+19))" office:value-type="float" office:value="7.53918339600941" calcext:value-type="float">
            <text:p>7.539183396</text:p>
          </table:table-cell>
          <table:table-cell table:formula="of:=INDIRECT(ADDRESS(FLOOR(([.A232]-1)/20)+145;[.A232]-FLOOR(([.A232]-1)/20)*20+41))" office:value-type="float" office:value="-5.95067791791568" calcext:value-type="float">
            <text:p>-5.9506779179</text:p>
          </table:table-cell>
          <table:table-cell table:number-columns-repeated="60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5" calcext:value-type="float">
            <text:p>55</text:p>
          </table:table-cell>
          <table:table-cell table:style-name="ce2" office:value-type="float" office:value="165" calcext:value-type="float">
            <text:p>16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13]" office:value-type="float" office:value="97" calcext:value-type="float">
            <text:p>97</text:p>
          </table:table-cell>
          <table:table-cell table:formula="of:=[.A253]" office:value-type="float" office:value="137" calcext:value-type="float">
            <text:p>137</text:p>
          </table:table-cell>
          <table:table-cell table:formula="of:=[.A234]" office:value-type="float" office:value="118" calcext:value-type="float">
            <text:p>118</text:p>
          </table:table-cell>
          <table:table-cell table:formula="of:=[.A232]" office:value-type="float" office:value="116" calcext:value-type="float">
            <text:p>116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233]-1)/20)+80;38+[.A233]-20*FLOOR(([.A233]-1)/20)))" office:value-type="float" office:value="30.0381039418516" calcext:value-type="float">
            <text:p>30.04</text:p>
          </table:table-cell>
          <table:table-cell table:formula="of:=INDIRECT(ADDRESS(FLOOR(([.A233]-1)/20)+80;18+[.A233]-20*FLOOR(([.A233]-1)/20)))" office:value-type="float" office:value="0" calcext:value-type="float">
            <text:p>0</text:p>
          </table:table-cell>
          <table:table-cell table:formula="of:=INDIRECT(ADDRESS(FLOOR(([.A233]-1)/20)+145;[.A233]-FLOOR(([.A233]-1)/20)*20+19))" office:value-type="float" office:value="4.05633912874659" calcext:value-type="float">
            <text:p>4.0563391287</text:p>
          </table:table-cell>
          <table:table-cell table:formula="of:=INDIRECT(ADDRESS(FLOOR(([.A233]-1)/20)+145;[.A233]-FLOOR(([.A233]-1)/20)*20+41))" office:value-type="float" office:value="-7.33228363184551" calcext:value-type="float">
            <text:p>-7.3322836318</text:p>
          </table:table-cell>
          <table:table-cell table:number-columns-repeated="60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5" calcext:value-type="float">
            <text:p>55</text:p>
          </table:table-cell>
          <table:table-cell table:style-name="ce2"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14]" office:value-type="float" office:value="98" calcext:value-type="float">
            <text:p>98</text:p>
          </table:table-cell>
          <table:table-cell table:formula="of:=[.A254]" office:value-type="float" office:value="138" calcext:value-type="float">
            <text:p>138</text:p>
          </table:table-cell>
          <table:table-cell table:formula="of:=[.A235]" office:value-type="float" office:value="119" calcext:value-type="float">
            <text:p>119</text:p>
          </table:table-cell>
          <table:table-cell table:formula="of:=[.A233]" office:value-type="float" office:value="117" calcext:value-type="float">
            <text:p>117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234]-1)/20)+80;38+[.A234]-20*FLOOR(([.A234]-1)/20)))" office:value-type="float" office:value="29.9169827603855" calcext:value-type="float">
            <text:p>29.92</text:p>
          </table:table-cell>
          <table:table-cell table:formula="of:=INDIRECT(ADDRESS(FLOOR(([.A234]-1)/20)+80;18+[.A234]-20*FLOOR(([.A234]-1)/20)))" office:value-type="float" office:value="0" calcext:value-type="float">
            <text:p>0</text:p>
          </table:table-cell>
          <table:table-cell table:formula="of:=INDIRECT(ADDRESS(FLOOR(([.A234]-1)/20)+145;[.A234]-FLOOR(([.A234]-1)/20)*20+19))" office:value-type="float" office:value="5.11490498583058" calcext:value-type="float">
            <text:p>5.1149049858</text:p>
          </table:table-cell>
          <table:table-cell table:formula="of:=INDIRECT(ADDRESS(FLOOR(([.A234]-1)/20)+145;[.A234]-FLOOR(([.A234]-1)/20)*20+41))" office:value-type="float" office:value="-9.99373825221748" calcext:value-type="float">
            <text:p>-9.9937382522</text:p>
          </table:table-cell>
          <table:table-cell table:number-columns-repeated="60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5" calcext:value-type="float">
            <text:p>55</text:p>
          </table:table-cell>
          <table:table-cell table:style-name="ce2" office:value-type="float" office:value="185" calcext:value-type="float">
            <text:p>1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15]" office:value-type="float" office:value="99" calcext:value-type="float">
            <text:p>99</text:p>
          </table:table-cell>
          <table:table-cell table:formula="of:=[.A255]" office:value-type="float" office:value="139" calcext:value-type="float">
            <text:p>139</text:p>
          </table:table-cell>
          <table:table-cell table:formula="of:=[.A236]" office:value-type="float" office:value="120" calcext:value-type="float">
            <text:p>120</text:p>
          </table:table-cell>
          <table:table-cell table:formula="of:=[.A234]" office:value-type="float" office:value="118" calcext:value-type="float">
            <text:p>118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235]-1)/20)+80;38+[.A235]-20*FLOOR(([.A235]-1)/20)))" office:value-type="float" office:value="30.4134061300101" calcext:value-type="float">
            <text:p>30.41</text:p>
          </table:table-cell>
          <table:table-cell table:formula="of:=INDIRECT(ADDRESS(FLOOR(([.A235]-1)/20)+80;18+[.A235]-20*FLOOR(([.A235]-1)/20)))" office:value-type="float" office:value="0" calcext:value-type="float">
            <text:p>0</text:p>
          </table:table-cell>
          <table:table-cell table:formula="of:=INDIRECT(ADDRESS(FLOOR(([.A235]-1)/20)+145;[.A235]-FLOOR(([.A235]-1)/20)*20+19))" office:value-type="float" office:value="17.2798514697469" calcext:value-type="float">
            <text:p>17.2798514697</text:p>
          </table:table-cell>
          <table:table-cell table:formula="of:=INDIRECT(ADDRESS(FLOOR(([.A235]-1)/20)+145;[.A235]-FLOOR(([.A235]-1)/20)*20+41))" office:value-type="float" office:value="-1.77424716725136" calcext:value-type="float">
            <text:p>-1.7742471673</text:p>
          </table:table-cell>
          <table:table-cell table:number-columns-repeated="6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table:style-name="ce2"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16]" office:value-type="float" office:value="100" calcext:value-type="float">
            <text:p>100</text:p>
          </table:table-cell>
          <table:table-cell table:formula="of:=[.A256]" office:value-type="float" office:value="140" calcext:value-type="float">
            <text:p>140</text:p>
          </table:table-cell>
          <table:table-cell office:value-type="string" calcext:value-type="string">
            <text:p>none</text:p>
          </table:table-cell>
          <table:table-cell table:formula="of:=[.A235]" office:value-type="float" office:value="119" calcext:value-type="float">
            <text:p>119</text:p>
          </table:table-cell>
          <table:table-cell table:style-name="ce3" office:value-type="float" office:value="-0" calcext:value-type="float">
            <text:p>0.00</text:p>
          </table:table-cell>
          <table:table-cell table:style-name="ce3" table:formula="of:=INDIRECT(ADDRESS(FLOOR(([.A236]-1)/20)+80;38+[.A236]-20*FLOOR(([.A236]-1)/20)))" office:value-type="float" office:value="33.118335490772" calcext:value-type="float">
            <text:p>33.12</text:p>
          </table:table-cell>
          <table:table-cell table:formula="of:=INDIRECT(ADDRESS(FLOOR(([.A236]-1)/20)+80;18+[.A236]-20*FLOOR(([.A236]-1)/20)))" office:value-type="float" office:value="0" calcext:value-type="float">
            <text:p>0</text:p>
          </table:table-cell>
          <table:table-cell table:formula="of:=INDIRECT(ADDRESS(FLOOR(([.A236]-1)/20)+145;[.A236]-FLOOR(([.A236]-1)/20)*20+19))" office:value-type="float" office:value="3.93827757921673" calcext:value-type="float">
            <text:p>3.9382775792</text:p>
          </table:table-cell>
          <table:table-cell table:formula="of:=INDIRECT(ADDRESS(FLOOR(([.A236]-1)/20)+145;[.A236]-FLOOR(([.A236]-1)/20)*20+41))" office:value-type="float" office:value="-19.946993969418" calcext:value-type="float">
            <text:p>-19.9469939694</text:p>
          </table:table-cell>
          <table:table-cell table:number-columns-repeated="60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17]" office:value-type="float" office:value="101" calcext:value-type="float">
            <text:p>101</text:p>
          </table:table-cell>
          <table:table-cell table:formula="of:=[.A257]" office:value-type="float" office:value="141" calcext:value-type="float">
            <text:p>141</text:p>
          </table:table-cell>
          <table:table-cell table:formula="of:=[.A238]" office:value-type="float" office:value="122" calcext:value-type="float">
            <text:p>122</text:p>
          </table:table-cell>
          <table:table-cell office:value-type="string" calcext:value-type="string">
            <text:p>none</text:p>
          </table:table-cell>
          <table:table-cell table:style-name="ce3" office:value-type="float" office:value="46.6994278978467" calcext:value-type="float">
            <text:p>46.70</text:p>
          </table:table-cell>
          <table:table-cell table:style-name="ce3" table:formula="of:=INDIRECT(ADDRESS(FLOOR(([.A237]-1)/20)+80;38+[.A237]-20*FLOOR(([.A237]-1)/20)))" office:value-type="float" office:value="28.7416278467657" calcext:value-type="float">
            <text:p>28.74</text:p>
          </table:table-cell>
          <table:table-cell table:formula="of:=INDIRECT(ADDRESS(FLOOR(([.A237]-1)/20)+80;18+[.A237]-20*FLOOR(([.A237]-1)/20)))" office:value-type="float" office:value="1" calcext:value-type="float">
            <text:p>1</text:p>
          </table:table-cell>
          <table:table-cell table:formula="of:=INDIRECT(ADDRESS(FLOOR(([.A237]-1)/20)+145;[.A237]-FLOOR(([.A237]-1)/20)*20+19))" office:value-type="float" office:value="-13.2462262560885" calcext:value-type="float">
            <text:p>-13.2462262561</text:p>
          </table:table-cell>
          <table:table-cell table:formula="of:=INDIRECT(ADDRESS(FLOOR(([.A237]-1)/20)+145;[.A237]-FLOOR(([.A237]-1)/20)*20+41))" office:value-type="float" office:value="2.0723318975302" calcext:value-type="float">
            <text:p>2.0723318975</text:p>
          </table:table-cell>
          <table:table-cell table:number-columns-repeated="60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18]" office:value-type="float" office:value="102" calcext:value-type="float">
            <text:p>102</text:p>
          </table:table-cell>
          <table:table-cell table:formula="of:=[.A258]" office:value-type="float" office:value="142" calcext:value-type="float">
            <text:p>142</text:p>
          </table:table-cell>
          <table:table-cell table:formula="of:=[.A239]" office:value-type="float" office:value="123" calcext:value-type="float">
            <text:p>123</text:p>
          </table:table-cell>
          <table:table-cell table:formula="of:=[.A237]" office:value-type="float" office:value="121" calcext:value-type="float">
            <text:p>121</text:p>
          </table:table-cell>
          <table:table-cell table:style-name="ce3" office:value-type="float" office:value="43.2191667833989" calcext:value-type="float">
            <text:p>43.22</text:p>
          </table:table-cell>
          <table:table-cell table:style-name="ce3" table:formula="of:=INDIRECT(ADDRESS(FLOOR(([.A238]-1)/20)+80;38+[.A238]-20*FLOOR(([.A238]-1)/20)))" office:value-type="float" office:value="27.1629398263716" calcext:value-type="float">
            <text:p>27.16</text:p>
          </table:table-cell>
          <table:table-cell table:formula="of:=INDIRECT(ADDRESS(FLOOR(([.A238]-1)/20)+80;18+[.A238]-20*FLOOR(([.A238]-1)/20)))" office:value-type="float" office:value="1" calcext:value-type="float">
            <text:p>1</text:p>
          </table:table-cell>
          <table:table-cell table:formula="of:=INDIRECT(ADDRESS(FLOOR(([.A238]-1)/20)+145;[.A238]-FLOOR(([.A238]-1)/20)*20+19))" office:value-type="float" office:value="-2.41151166670881" calcext:value-type="float">
            <text:p>-2.4115116667</text:p>
          </table:table-cell>
          <table:table-cell table:formula="of:=INDIRECT(ADDRESS(FLOOR(([.A238]-1)/20)+145;[.A238]-FLOOR(([.A238]-1)/20)*20+41))" office:value-type="float" office:value="12.9291998839642" calcext:value-type="float">
            <text:p>12.929199884</text:p>
          </table:table-cell>
          <table:table-cell table:number-columns-repeated="60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19]" office:value-type="float" office:value="103" calcext:value-type="float">
            <text:p>103</text:p>
          </table:table-cell>
          <table:table-cell table:formula="of:=[.A259]" office:value-type="float" office:value="143" calcext:value-type="float">
            <text:p>143</text:p>
          </table:table-cell>
          <table:table-cell table:formula="of:=[.A240]" office:value-type="float" office:value="124" calcext:value-type="float">
            <text:p>124</text:p>
          </table:table-cell>
          <table:table-cell table:formula="of:=[.A238]" office:value-type="float" office:value="122" calcext:value-type="float">
            <text:p>122</text:p>
          </table:table-cell>
          <table:table-cell table:style-name="ce3" office:value-type="float" office:value="43.7997743167562" calcext:value-type="float">
            <text:p>43.80</text:p>
          </table:table-cell>
          <table:table-cell table:style-name="ce3" table:formula="of:=INDIRECT(ADDRESS(FLOOR(([.A239]-1)/20)+80;38+[.A239]-20*FLOOR(([.A239]-1)/20)))" office:value-type="float" office:value="27.1846290031479" calcext:value-type="float">
            <text:p>27.18</text:p>
          </table:table-cell>
          <table:table-cell table:formula="of:=INDIRECT(ADDRESS(FLOOR(([.A239]-1)/20)+80;18+[.A239]-20*FLOOR(([.A239]-1)/20)))" office:value-type="float" office:value="1" calcext:value-type="float">
            <text:p>1</text:p>
          </table:table-cell>
          <table:table-cell table:formula="of:=INDIRECT(ADDRESS(FLOOR(([.A239]-1)/20)+145;[.A239]-FLOOR(([.A239]-1)/20)*20+19))" office:value-type="float" office:value="3.10125478474482" calcext:value-type="float">
            <text:p>3.1012547847</text:p>
          </table:table-cell>
          <table:table-cell table:formula="of:=INDIRECT(ADDRESS(FLOOR(([.A239]-1)/20)+145;[.A239]-FLOOR(([.A239]-1)/20)*20+41))" office:value-type="float" office:value="3.2864497960742" calcext:value-type="float">
            <text:p>3.2864497961</text:p>
          </table:table-cell>
          <table:table-cell table:number-columns-repeated="60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20]" office:value-type="float" office:value="104" calcext:value-type="float">
            <text:p>104</text:p>
          </table:table-cell>
          <table:table-cell table:formula="of:=[.A260]" office:value-type="float" office:value="144" calcext:value-type="float">
            <text:p>144</text:p>
          </table:table-cell>
          <table:table-cell table:formula="of:=[.A241]" office:value-type="float" office:value="125" calcext:value-type="float">
            <text:p>125</text:p>
          </table:table-cell>
          <table:table-cell table:formula="of:=[.A239]" office:value-type="float" office:value="123" calcext:value-type="float">
            <text:p>123</text:p>
          </table:table-cell>
          <table:table-cell table:style-name="ce3" office:value-type="float" office:value="86.2077105949889" calcext:value-type="float">
            <text:p>86.21</text:p>
          </table:table-cell>
          <table:table-cell table:style-name="ce3" table:formula="of:=INDIRECT(ADDRESS(FLOOR(([.A240]-1)/20)+80;38+[.A240]-20*FLOOR(([.A240]-1)/20)))" office:value-type="float" office:value="22.8397131436764" calcext:value-type="float">
            <text:p>22.84</text:p>
          </table:table-cell>
          <table:table-cell table:formula="of:=INDIRECT(ADDRESS(FLOOR(([.A240]-1)/20)+80;18+[.A240]-20*FLOOR(([.A240]-1)/20)))" office:value-type="float" office:value="2" calcext:value-type="float">
            <text:p>2</text:p>
          </table:table-cell>
          <table:table-cell table:formula="of:=INDIRECT(ADDRESS(FLOOR(([.A240]-1)/20)+145;[.A240]-FLOOR(([.A240]-1)/20)*20+19))" office:value-type="float" office:value="-14.2871144802043" calcext:value-type="float">
            <text:p>-14.2871144802</text:p>
          </table:table-cell>
          <table:table-cell table:formula="of:=INDIRECT(ADDRESS(FLOOR(([.A240]-1)/20)+145;[.A240]-FLOOR(([.A240]-1)/20)*20+41))" office:value-type="float" office:value="11.716399442511" calcext:value-type="float">
            <text:p>11.7163994425</text:p>
          </table:table-cell>
          <table:table-cell table:number-columns-repeated="60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21]" office:value-type="float" office:value="105" calcext:value-type="float">
            <text:p>105</text:p>
          </table:table-cell>
          <table:table-cell table:formula="of:=[.A261]" office:value-type="float" office:value="145" calcext:value-type="float">
            <text:p>145</text:p>
          </table:table-cell>
          <table:table-cell table:formula="of:=[.A242]" office:value-type="float" office:value="126" calcext:value-type="float">
            <text:p>126</text:p>
          </table:table-cell>
          <table:table-cell table:formula="of:=[.A240]" office:value-type="float" office:value="124" calcext:value-type="float">
            <text:p>124</text:p>
          </table:table-cell>
          <table:table-cell table:style-name="ce3" office:value-type="float" office:value="84.4222273590964" calcext:value-type="float">
            <text:p>84.42</text:p>
          </table:table-cell>
          <table:table-cell table:style-name="ce3" table:formula="of:=INDIRECT(ADDRESS(FLOOR(([.A241]-1)/20)+80;38+[.A241]-20*FLOOR(([.A241]-1)/20)))" office:value-type="float" office:value="24.1189585687757" calcext:value-type="float">
            <text:p>24.12</text:p>
          </table:table-cell>
          <table:table-cell table:formula="of:=INDIRECT(ADDRESS(FLOOR(([.A241]-1)/20)+80;18+[.A241]-20*FLOOR(([.A241]-1)/20)))" office:value-type="float" office:value="2" calcext:value-type="float">
            <text:p>2</text:p>
          </table:table-cell>
          <table:table-cell table:formula="of:=INDIRECT(ADDRESS(FLOOR(([.A241]-1)/20)+145;[.A241]-FLOOR(([.A241]-1)/20)*20+19))" office:value-type="float" office:value="-7.53808054900731" calcext:value-type="float">
            <text:p>-7.538080549</text:p>
          </table:table-cell>
          <table:table-cell table:formula="of:=INDIRECT(ADDRESS(FLOOR(([.A241]-1)/20)+145;[.A241]-FLOOR(([.A241]-1)/20)*20+41))" office:value-type="float" office:value="17.4133408324912" calcext:value-type="float">
            <text:p>17.4133408325</text:p>
          </table:table-cell>
          <table:table-cell table:number-columns-repeated="60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22]" office:value-type="float" office:value="106" calcext:value-type="float">
            <text:p>106</text:p>
          </table:table-cell>
          <table:table-cell table:formula="of:=[.A262]" office:value-type="float" office:value="146" calcext:value-type="float">
            <text:p>146</text:p>
          </table:table-cell>
          <table:table-cell table:formula="of:=[.A243]" office:value-type="float" office:value="127" calcext:value-type="float">
            <text:p>127</text:p>
          </table:table-cell>
          <table:table-cell table:formula="of:=[.A241]" office:value-type="float" office:value="125" calcext:value-type="float">
            <text:p>125</text:p>
          </table:table-cell>
          <table:table-cell table:style-name="ce3" office:value-type="float" office:value="86.7489668864573" calcext:value-type="float">
            <text:p>86.75</text:p>
          </table:table-cell>
          <table:table-cell table:style-name="ce3" table:formula="of:=INDIRECT(ADDRESS(FLOOR(([.A242]-1)/20)+80;38+[.A242]-20*FLOOR(([.A242]-1)/20)))" office:value-type="float" office:value="25.2402505162835" calcext:value-type="float">
            <text:p>25.24</text:p>
          </table:table-cell>
          <table:table-cell table:formula="of:=INDIRECT(ADDRESS(FLOOR(([.A242]-1)/20)+80;18+[.A242]-20*FLOOR(([.A242]-1)/20)))" office:value-type="float" office:value="2" calcext:value-type="float">
            <text:p>2</text:p>
          </table:table-cell>
          <table:table-cell table:formula="of:=INDIRECT(ADDRESS(FLOOR(([.A242]-1)/20)+145;[.A242]-FLOOR(([.A242]-1)/20)*20+19))" office:value-type="float" office:value="8.96184948990663" calcext:value-type="float">
            <text:p>8.9618494899</text:p>
          </table:table-cell>
          <table:table-cell table:formula="of:=INDIRECT(ADDRESS(FLOOR(([.A242]-1)/20)+145;[.A242]-FLOOR(([.A242]-1)/20)*20+41))" office:value-type="float" office:value="31.0520063364309" calcext:value-type="float">
            <text:p>31.0520063364</text:p>
          </table:table-cell>
          <table:table-cell table:number-columns-repeated="60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23]" office:value-type="float" office:value="107" calcext:value-type="float">
            <text:p>107</text:p>
          </table:table-cell>
          <table:table-cell table:formula="of:=[.A263]" office:value-type="float" office:value="147" calcext:value-type="float">
            <text:p>147</text:p>
          </table:table-cell>
          <table:table-cell table:formula="of:=[.A244]" office:value-type="float" office:value="128" calcext:value-type="float">
            <text:p>128</text:p>
          </table:table-cell>
          <table:table-cell table:formula="of:=[.A242]" office:value-type="float" office:value="126" calcext:value-type="float">
            <text:p>126</text:p>
          </table:table-cell>
          <table:table-cell table:style-name="ce3" office:value-type="float" office:value="86.001306518066" calcext:value-type="float">
            <text:p>86.00</text:p>
          </table:table-cell>
          <table:table-cell table:style-name="ce3" table:formula="of:=INDIRECT(ADDRESS(FLOOR(([.A243]-1)/20)+80;38+[.A243]-20*FLOOR(([.A243]-1)/20)))" office:value-type="float" office:value="23.7014866025123" calcext:value-type="float">
            <text:p>23.70</text:p>
          </table:table-cell>
          <table:table-cell table:formula="of:=INDIRECT(ADDRESS(FLOOR(([.A243]-1)/20)+80;18+[.A243]-20*FLOOR(([.A243]-1)/20)))" office:value-type="float" office:value="2" calcext:value-type="float">
            <text:p>2</text:p>
          </table:table-cell>
          <table:table-cell table:formula="of:=INDIRECT(ADDRESS(FLOOR(([.A243]-1)/20)+145;[.A243]-FLOOR(([.A243]-1)/20)*20+19))" office:value-type="float" office:value="11.6413643132297" calcext:value-type="float">
            <text:p>11.6413643132</text:p>
          </table:table-cell>
          <table:table-cell table:formula="of:=INDIRECT(ADDRESS(FLOOR(([.A243]-1)/20)+145;[.A243]-FLOOR(([.A243]-1)/20)*20+41))" office:value-type="float" office:value="19.6596794834153" calcext:value-type="float">
            <text:p>19.6596794834</text:p>
          </table:table-cell>
          <table:table-cell table:number-columns-repeated="6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24]" office:value-type="float" office:value="108" calcext:value-type="float">
            <text:p>108</text:p>
          </table:table-cell>
          <table:table-cell table:formula="of:=[.A264]" office:value-type="float" office:value="148" calcext:value-type="float">
            <text:p>148</text:p>
          </table:table-cell>
          <table:table-cell table:formula="of:=[.A245]" office:value-type="float" office:value="129" calcext:value-type="float">
            <text:p>129</text:p>
          </table:table-cell>
          <table:table-cell table:formula="of:=[.A243]" office:value-type="float" office:value="127" calcext:value-type="float">
            <text:p>127</text:p>
          </table:table-cell>
          <table:table-cell table:style-name="ce3" office:value-type="float" office:value="45.1696580369271" calcext:value-type="float">
            <text:p>45.17</text:p>
          </table:table-cell>
          <table:table-cell table:style-name="ce3" table:formula="of:=INDIRECT(ADDRESS(FLOOR(([.A244]-1)/20)+80;38+[.A244]-20*FLOOR(([.A244]-1)/20)))" office:value-type="float" office:value="28.4027969053071" calcext:value-type="float">
            <text:p>28.40</text:p>
          </table:table-cell>
          <table:table-cell table:formula="of:=INDIRECT(ADDRESS(FLOOR(([.A244]-1)/20)+80;18+[.A244]-20*FLOOR(([.A244]-1)/20)))" office:value-type="float" office:value="1" calcext:value-type="float">
            <text:p>1</text:p>
          </table:table-cell>
          <table:table-cell table:formula="of:=INDIRECT(ADDRESS(FLOOR(([.A244]-1)/20)+145;[.A244]-FLOOR(([.A244]-1)/20)*20+19))" office:value-type="float" office:value="7.58297686441982" calcext:value-type="float">
            <text:p>7.5829768644</text:p>
          </table:table-cell>
          <table:table-cell table:formula="of:=INDIRECT(ADDRESS(FLOOR(([.A244]-1)/20)+145;[.A244]-FLOOR(([.A244]-1)/20)*20+41))" office:value-type="float" office:value="9.59740843610938" calcext:value-type="float">
            <text:p>9.5974084361</text:p>
          </table:table-cell>
          <table:table-cell table:number-columns-repeated="6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25]" office:value-type="float" office:value="109" calcext:value-type="float">
            <text:p>109</text:p>
          </table:table-cell>
          <table:table-cell table:formula="of:=[.A265]" office:value-type="float" office:value="149" calcext:value-type="float">
            <text:p>149</text:p>
          </table:table-cell>
          <table:table-cell table:formula="of:=[.A246]" office:value-type="float" office:value="130" calcext:value-type="float">
            <text:p>130</text:p>
          </table:table-cell>
          <table:table-cell table:formula="of:=[.A244]" office:value-type="float" office:value="128" calcext:value-type="float">
            <text:p>128</text:p>
          </table:table-cell>
          <table:table-cell table:style-name="ce3" office:value-type="float" office:value="44.1446450690084" calcext:value-type="float">
            <text:p>44.14</text:p>
          </table:table-cell>
          <table:table-cell table:style-name="ce3" table:formula="of:=INDIRECT(ADDRESS(FLOOR(([.A245]-1)/20)+80;38+[.A245]-20*FLOOR(([.A245]-1)/20)))" office:value-type="float" office:value="27.557153265343" calcext:value-type="float">
            <text:p>27.56</text:p>
          </table:table-cell>
          <table:table-cell table:formula="of:=INDIRECT(ADDRESS(FLOOR(([.A245]-1)/20)+80;18+[.A245]-20*FLOOR(([.A245]-1)/20)))" office:value-type="float" office:value="1" calcext:value-type="float">
            <text:p>1</text:p>
          </table:table-cell>
          <table:table-cell table:formula="of:=INDIRECT(ADDRESS(FLOOR(([.A245]-1)/20)+145;[.A245]-FLOOR(([.A245]-1)/20)*20+19))" office:value-type="float" office:value="17.5976447499201" calcext:value-type="float">
            <text:p>17.5976447499</text:p>
          </table:table-cell>
          <table:table-cell table:formula="of:=INDIRECT(ADDRESS(FLOOR(([.A245]-1)/20)+145;[.A245]-FLOOR(([.A245]-1)/20)*20+41))" office:value-type="float" office:value="5.43420133371856" calcext:value-type="float">
            <text:p>5.4342013337</text:p>
          </table:table-cell>
          <table:table-cell table:number-columns-repeated="6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26]" office:value-type="float" office:value="110" calcext:value-type="float">
            <text:p>110</text:p>
          </table:table-cell>
          <table:table-cell table:formula="of:=[.A266]" office:value-type="float" office:value="150" calcext:value-type="float">
            <text:p>150</text:p>
          </table:table-cell>
          <table:table-cell table:formula="of:=[.A247]" office:value-type="float" office:value="131" calcext:value-type="float">
            <text:p>131</text:p>
          </table:table-cell>
          <table:table-cell table:formula="of:=[.A245]" office:value-type="float" office:value="129" calcext:value-type="float">
            <text:p>129</text:p>
          </table:table-cell>
          <table:table-cell table:style-name="ce3" office:value-type="float" office:value="44.7030145888511" calcext:value-type="float">
            <text:p>44.70</text:p>
          </table:table-cell>
          <table:table-cell table:style-name="ce3" table:formula="of:=INDIRECT(ADDRESS(FLOOR(([.A246]-1)/20)+80;38+[.A246]-20*FLOOR(([.A246]-1)/20)))" office:value-type="float" office:value="28.4404047811638" calcext:value-type="float">
            <text:p>28.44</text:p>
          </table:table-cell>
          <table:table-cell table:formula="of:=INDIRECT(ADDRESS(FLOOR(([.A246]-1)/20)+80;18+[.A246]-20*FLOOR(([.A246]-1)/20)))" office:value-type="float" office:value="1" calcext:value-type="float">
            <text:p>1</text:p>
          </table:table-cell>
          <table:table-cell table:formula="of:=INDIRECT(ADDRESS(FLOOR(([.A246]-1)/20)+145;[.A246]-FLOOR(([.A246]-1)/20)*20+19))" office:value-type="float" office:value="2.14566628998993" calcext:value-type="float">
            <text:p>2.14566629</text:p>
          </table:table-cell>
          <table:table-cell table:formula="of:=INDIRECT(ADDRESS(FLOOR(([.A246]-1)/20)+145;[.A246]-FLOOR(([.A246]-1)/20)*20+41))" office:value-type="float" office:value="-3.80349676626207" calcext:value-type="float">
            <text:p>-3.8034967663</text:p>
          </table:table-cell>
          <table:table-cell table:number-columns-repeated="6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27]" office:value-type="float" office:value="111" calcext:value-type="float">
            <text:p>111</text:p>
          </table:table-cell>
          <table:table-cell table:formula="of:=[.A267]" office:value-type="float" office:value="151" calcext:value-type="float">
            <text:p>151</text:p>
          </table:table-cell>
          <table:table-cell table:formula="of:=[.A248]" office:value-type="float" office:value="132" calcext:value-type="float">
            <text:p>132</text:p>
          </table:table-cell>
          <table:table-cell table:formula="of:=[.A246]" office:value-type="float" office:value="130" calcext:value-type="float">
            <text:p>130</text:p>
          </table:table-cell>
          <table:table-cell table:style-name="ce3" office:value-type="float" office:value="45.635496592123" calcext:value-type="float">
            <text:p>45.64</text:p>
          </table:table-cell>
          <table:table-cell table:style-name="ce3" table:formula="of:=INDIRECT(ADDRESS(FLOOR(([.A247]-1)/20)+80;38+[.A247]-20*FLOOR(([.A247]-1)/20)))" office:value-type="float" office:value="27.8700947247305" calcext:value-type="float">
            <text:p>27.87</text:p>
          </table:table-cell>
          <table:table-cell table:formula="of:=INDIRECT(ADDRESS(FLOOR(([.A247]-1)/20)+80;18+[.A247]-20*FLOOR(([.A247]-1)/20)))" office:value-type="float" office:value="1" calcext:value-type="float">
            <text:p>1</text:p>
          </table:table-cell>
          <table:table-cell table:formula="of:=INDIRECT(ADDRESS(FLOOR(([.A247]-1)/20)+145;[.A247]-FLOOR(([.A247]-1)/20)*20+19))" office:value-type="float" office:value="3.56472167528043" calcext:value-type="float">
            <text:p>3.5647216753</text:p>
          </table:table-cell>
          <table:table-cell table:formula="of:=INDIRECT(ADDRESS(FLOOR(([.A247]-1)/20)+145;[.A247]-FLOOR(([.A247]-1)/20)*20+41))" office:value-type="float" office:value="-10.064099323813" calcext:value-type="float">
            <text:p>-10.0640993238</text:p>
          </table:table-cell>
          <table:table-cell table:number-columns-repeated="6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28]" office:value-type="float" office:value="112" calcext:value-type="float">
            <text:p>112</text:p>
          </table:table-cell>
          <table:table-cell table:formula="of:=[.A268]" office:value-type="float" office:value="152" calcext:value-type="float">
            <text:p>152</text:p>
          </table:table-cell>
          <table:table-cell table:formula="of:=[.A249]" office:value-type="float" office:value="133" calcext:value-type="float">
            <text:p>133</text:p>
          </table:table-cell>
          <table:table-cell table:formula="of:=[.A247]" office:value-type="float" office:value="131" calcext:value-type="float">
            <text:p>131</text:p>
          </table:table-cell>
          <table:table-cell table:style-name="ce3" office:value-type="float" office:value="44.4046516811244" calcext:value-type="float">
            <text:p>44.40</text:p>
          </table:table-cell>
          <table:table-cell table:style-name="ce3" table:formula="of:=INDIRECT(ADDRESS(FLOOR(([.A248]-1)/20)+80;38+[.A248]-20*FLOOR(([.A248]-1)/20)))" office:value-type="float" office:value="26.9866976603681" calcext:value-type="float">
            <text:p>26.99</text:p>
          </table:table-cell>
          <table:table-cell table:formula="of:=INDIRECT(ADDRESS(FLOOR(([.A248]-1)/20)+80;18+[.A248]-20*FLOOR(([.A248]-1)/20)))" office:value-type="float" office:value="1" calcext:value-type="float">
            <text:p>1</text:p>
          </table:table-cell>
          <table:table-cell table:formula="of:=INDIRECT(ADDRESS(FLOOR(([.A248]-1)/20)+145;[.A248]-FLOOR(([.A248]-1)/20)*20+19))" office:value-type="float" office:value="-6.01703897942314" calcext:value-type="float">
            <text:p>-6.0170389794</text:p>
          </table:table-cell>
          <table:table-cell table:formula="of:=INDIRECT(ADDRESS(FLOOR(([.A248]-1)/20)+145;[.A248]-FLOOR(([.A248]-1)/20)*20+41))" office:value-type="float" office:value="3.73436742963297" calcext:value-type="float">
            <text:p>3.7343674296</text:p>
          </table:table-cell>
          <table:table-cell table:number-columns-repeated="6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229]" office:value-type="float" office:value="113" calcext:value-type="float">
            <text:p>113</text:p>
          </table:table-cell>
          <table:table-cell table:formula="of:=[.A269]" office:value-type="float" office:value="153" calcext:value-type="float">
            <text:p>153</text:p>
          </table:table-cell>
          <table:table-cell table:formula="of:=[.A250]" office:value-type="float" office:value="134" calcext:value-type="float">
            <text:p>134</text:p>
          </table:table-cell>
          <table:table-cell table:formula="of:=[.A248]" office:value-type="float" office:value="132" calcext:value-type="float">
            <text:p>132</text:p>
          </table:table-cell>
          <table:table-cell table:style-name="ce3" office:value-type="float" office:value="43.4741022320641" calcext:value-type="float">
            <text:p>43.47</text:p>
          </table:table-cell>
          <table:table-cell table:style-name="ce3" table:formula="of:=INDIRECT(ADDRESS(FLOOR(([.A249]-1)/20)+80;38+[.A249]-20*FLOOR(([.A249]-1)/20)))" office:value-type="float" office:value="28.2169551964227" calcext:value-type="float">
            <text:p>28.22</text:p>
          </table:table-cell>
          <table:table-cell table:formula="of:=INDIRECT(ADDRESS(FLOOR(([.A249]-1)/20)+80;18+[.A249]-20*FLOOR(([.A249]-1)/20)))" office:value-type="float" office:value="1" calcext:value-type="float">
            <text:p>1</text:p>
          </table:table-cell>
          <table:table-cell table:formula="of:=INDIRECT(ADDRESS(FLOOR(([.A249]-1)/20)+145;[.A249]-FLOOR(([.A249]-1)/20)*20+19))" office:value-type="float" office:value="22.2452010451628" calcext:value-type="float">
            <text:p>22.2452010452</text:p>
          </table:table-cell>
          <table:table-cell table:formula="of:=INDIRECT(ADDRESS(FLOOR(([.A249]-1)/20)+145;[.A249]-FLOOR(([.A249]-1)/20)*20+41))" office:value-type="float" office:value="0.457604987557967" calcext:value-type="float">
            <text:p>0.4576049876</text:p>
          </table:table-cell>
          <table:table-cell table:number-columns-repeated="6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30]" office:value-type="float" office:value="114" calcext:value-type="float">
            <text:p>114</text:p>
          </table:table-cell>
          <table:table-cell table:formula="of:=[.A270]" office:value-type="float" office:value="154" calcext:value-type="float">
            <text:p>154</text:p>
          </table:table-cell>
          <table:table-cell table:formula="of:=[.A251]" office:value-type="float" office:value="135" calcext:value-type="float">
            <text:p>135</text:p>
          </table:table-cell>
          <table:table-cell table:formula="of:=[.A249]" office:value-type="float" office:value="133" calcext:value-type="float">
            <text:p>133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250]-1)/20)+80;38+[.A250]-20*FLOOR(([.A250]-1)/20)))" office:value-type="float" office:value="32.9638111178229" calcext:value-type="float">
            <text:p>32.96</text:p>
          </table:table-cell>
          <table:table-cell table:formula="of:=INDIRECT(ADDRESS(FLOOR(([.A250]-1)/20)+80;18+[.A250]-20*FLOOR(([.A250]-1)/20)))" office:value-type="float" office:value="0" calcext:value-type="float">
            <text:p>0</text:p>
          </table:table-cell>
          <table:table-cell table:formula="of:=INDIRECT(ADDRESS(FLOOR(([.A250]-1)/20)+145;[.A250]-FLOOR(([.A250]-1)/20)*20+19))" office:value-type="float" office:value="23.7422355827847" calcext:value-type="float">
            <text:p>23.7422355828</text:p>
          </table:table-cell>
          <table:table-cell table:formula="of:=INDIRECT(ADDRESS(FLOOR(([.A250]-1)/20)+145;[.A250]-FLOOR(([.A250]-1)/20)*20+41))" office:value-type="float" office:value="3.78157267828891" calcext:value-type="float">
            <text:p>3.7815726783</text:p>
          </table:table-cell>
          <table:table-cell table:number-columns-repeated="6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31]" office:value-type="float" office:value="115" calcext:value-type="float">
            <text:p>115</text:p>
          </table:table-cell>
          <table:table-cell table:formula="of:=[.A271]" office:value-type="float" office:value="155" calcext:value-type="float">
            <text:p>155</text:p>
          </table:table-cell>
          <table:table-cell table:formula="of:=[.A252]" office:value-type="float" office:value="136" calcext:value-type="float">
            <text:p>136</text:p>
          </table:table-cell>
          <table:table-cell table:formula="of:=[.A250]" office:value-type="float" office:value="134" calcext:value-type="float">
            <text:p>134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251]-1)/20)+80;38+[.A251]-20*FLOOR(([.A251]-1)/20)))" office:value-type="float" office:value="32.1975797462773" calcext:value-type="float">
            <text:p>32.20</text:p>
          </table:table-cell>
          <table:table-cell table:formula="of:=INDIRECT(ADDRESS(FLOOR(([.A251]-1)/20)+80;18+[.A251]-20*FLOOR(([.A251]-1)/20)))" office:value-type="float" office:value="0" calcext:value-type="float">
            <text:p>0</text:p>
          </table:table-cell>
          <table:table-cell table:formula="of:=INDIRECT(ADDRESS(FLOOR(([.A251]-1)/20)+145;[.A251]-FLOOR(([.A251]-1)/20)*20+19))" office:value-type="float" office:value="4.91795988372795" calcext:value-type="float">
            <text:p>4.9179598837</text:p>
          </table:table-cell>
          <table:table-cell table:formula="of:=INDIRECT(ADDRESS(FLOOR(([.A251]-1)/20)+145;[.A251]-FLOOR(([.A251]-1)/20)*20+41))" office:value-type="float" office:value="-3.85512429750001" calcext:value-type="float">
            <text:p>-3.8551242975</text:p>
          </table:table-cell>
          <table:table-cell table:number-columns-repeated="6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55" calcext:value-type="float">
            <text:p>15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232]" office:value-type="float" office:value="116" calcext:value-type="float">
            <text:p>116</text:p>
          </table:table-cell>
          <table:table-cell table:formula="of:=[.A272]" office:value-type="float" office:value="156" calcext:value-type="float">
            <text:p>156</text:p>
          </table:table-cell>
          <table:table-cell table:formula="of:=[.A253]" office:value-type="float" office:value="137" calcext:value-type="float">
            <text:p>137</text:p>
          </table:table-cell>
          <table:table-cell table:formula="of:=[.A251]" office:value-type="float" office:value="135" calcext:value-type="float">
            <text:p>135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252]-1)/20)+80;38+[.A252]-20*FLOOR(([.A252]-1)/20)))" office:value-type="float" office:value="33.4436090687604" calcext:value-type="float">
            <text:p>33.44</text:p>
          </table:table-cell>
          <table:table-cell table:formula="of:=INDIRECT(ADDRESS(FLOOR(([.A252]-1)/20)+80;18+[.A252]-20*FLOOR(([.A252]-1)/20)))" office:value-type="float" office:value="0" calcext:value-type="float">
            <text:p>0</text:p>
          </table:table-cell>
          <table:table-cell table:formula="of:=INDIRECT(ADDRESS(FLOOR(([.A252]-1)/20)+145;[.A252]-FLOOR(([.A252]-1)/20)*20+19))" office:value-type="float" office:value="-3.2747884248443" calcext:value-type="float">
            <text:p>-3.2747884248</text:p>
          </table:table-cell>
          <table:table-cell table:formula="of:=INDIRECT(ADDRESS(FLOOR(([.A252]-1)/20)+145;[.A252]-FLOOR(([.A252]-1)/20)*20+41))" office:value-type="float" office:value="-1.09586250118595" calcext:value-type="float">
            <text:p>-1.0958625012</text:p>
          </table:table-cell>
          <table:table-cell table:number-columns-repeated="6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65" calcext:value-type="float">
            <text:p>16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33]" office:value-type="float" office:value="117" calcext:value-type="float">
            <text:p>117</text:p>
          </table:table-cell>
          <table:table-cell table:formula="of:=[.A273]" office:value-type="float" office:value="157" calcext:value-type="float">
            <text:p>157</text:p>
          </table:table-cell>
          <table:table-cell table:formula="of:=[.A254]" office:value-type="float" office:value="138" calcext:value-type="float">
            <text:p>138</text:p>
          </table:table-cell>
          <table:table-cell table:formula="of:=[.A252]" office:value-type="float" office:value="136" calcext:value-type="float">
            <text:p>136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253]-1)/20)+80;38+[.A253]-20*FLOOR(([.A253]-1)/20)))" office:value-type="float" office:value="33.4113854414804" calcext:value-type="float">
            <text:p>33.41</text:p>
          </table:table-cell>
          <table:table-cell table:formula="of:=INDIRECT(ADDRESS(FLOOR(([.A253]-1)/20)+80;18+[.A253]-20*FLOOR(([.A253]-1)/20)))" office:value-type="float" office:value="0" calcext:value-type="float">
            <text:p>0</text:p>
          </table:table-cell>
          <table:table-cell table:formula="of:=INDIRECT(ADDRESS(FLOOR(([.A253]-1)/20)+145;[.A253]-FLOOR(([.A253]-1)/20)*20+19))" office:value-type="float" office:value="-6.12879228289731" calcext:value-type="float">
            <text:p>-6.1287922829</text:p>
          </table:table-cell>
          <table:table-cell table:formula="of:=INDIRECT(ADDRESS(FLOOR(([.A253]-1)/20)+145;[.A253]-FLOOR(([.A253]-1)/20)*20+41))" office:value-type="float" office:value="6.3286019082034" calcext:value-type="float">
            <text:p>6.3286019082</text:p>
          </table:table-cell>
          <table:table-cell table:number-columns-repeated="6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34]" office:value-type="float" office:value="118" calcext:value-type="float">
            <text:p>118</text:p>
          </table:table-cell>
          <table:table-cell table:formula="of:=[.A274]" office:value-type="float" office:value="158" calcext:value-type="float">
            <text:p>158</text:p>
          </table:table-cell>
          <table:table-cell table:formula="of:=[.A255]" office:value-type="float" office:value="139" calcext:value-type="float">
            <text:p>139</text:p>
          </table:table-cell>
          <table:table-cell table:formula="of:=[.A253]" office:value-type="float" office:value="137" calcext:value-type="float">
            <text:p>137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254]-1)/20)+80;38+[.A254]-20*FLOOR(([.A254]-1)/20)))" office:value-type="float" office:value="32.5718454898262" calcext:value-type="float">
            <text:p>32.57</text:p>
          </table:table-cell>
          <table:table-cell table:formula="of:=INDIRECT(ADDRESS(FLOOR(([.A254]-1)/20)+80;18+[.A254]-20*FLOOR(([.A254]-1)/20)))" office:value-type="float" office:value="0" calcext:value-type="float">
            <text:p>0</text:p>
          </table:table-cell>
          <table:table-cell table:formula="of:=INDIRECT(ADDRESS(FLOOR(([.A254]-1)/20)+145;[.A254]-FLOOR(([.A254]-1)/20)*20+19))" office:value-type="float" office:value="-0.835316115100367" calcext:value-type="float">
            <text:p>-0.8353161151</text:p>
          </table:table-cell>
          <table:table-cell table:formula="of:=INDIRECT(ADDRESS(FLOOR(([.A254]-1)/20)+145;[.A254]-FLOOR(([.A254]-1)/20)*20+41))" office:value-type="float" office:value="-1.02286695837519" calcext:value-type="float">
            <text:p>-1.0228669584</text:p>
          </table:table-cell>
          <table:table-cell table:number-columns-repeated="6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85" calcext:value-type="float">
            <text:p>1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35]" office:value-type="float" office:value="119" calcext:value-type="float">
            <text:p>119</text:p>
          </table:table-cell>
          <table:table-cell table:formula="of:=[.A275]" office:value-type="float" office:value="159" calcext:value-type="float">
            <text:p>159</text:p>
          </table:table-cell>
          <table:table-cell table:formula="of:=[.A256]" office:value-type="float" office:value="140" calcext:value-type="float">
            <text:p>140</text:p>
          </table:table-cell>
          <table:table-cell table:formula="of:=[.A254]" office:value-type="float" office:value="138" calcext:value-type="float">
            <text:p>138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255]-1)/20)+80;38+[.A255]-20*FLOOR(([.A255]-1)/20)))" office:value-type="float" office:value="28.4575649346135" calcext:value-type="float">
            <text:p>28.46</text:p>
          </table:table-cell>
          <table:table-cell table:formula="of:=INDIRECT(ADDRESS(FLOOR(([.A255]-1)/20)+80;18+[.A255]-20*FLOOR(([.A255]-1)/20)))" office:value-type="float" office:value="0" calcext:value-type="float">
            <text:p>0</text:p>
          </table:table-cell>
          <table:table-cell table:formula="of:=INDIRECT(ADDRESS(FLOOR(([.A255]-1)/20)+145;[.A255]-FLOOR(([.A255]-1)/20)*20+19))" office:value-type="float" office:value="7.79647606679979" calcext:value-type="float">
            <text:p>7.7964760668</text:p>
          </table:table-cell>
          <table:table-cell table:formula="of:=INDIRECT(ADDRESS(FLOOR(([.A255]-1)/20)+145;[.A255]-FLOOR(([.A255]-1)/20)*20+41))" office:value-type="float" office:value="7.08839775173227" calcext:value-type="float">
            <text:p>7.0883977517</text:p>
          </table:table-cell>
          <table:table-cell table:number-columns-repeated="6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36]" office:value-type="float" office:value="120" calcext:value-type="float">
            <text:p>120</text:p>
          </table:table-cell>
          <table:table-cell table:formula="of:=[.A276]" office:value-type="float" office:value="160" calcext:value-type="float">
            <text:p>160</text:p>
          </table:table-cell>
          <table:table-cell office:value-type="string" calcext:value-type="string">
            <text:p>none</text:p>
          </table:table-cell>
          <table:table-cell table:formula="of:=[.A255]" office:value-type="float" office:value="139" calcext:value-type="float">
            <text:p>139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256]-1)/20)+80;38+[.A256]-20*FLOOR(([.A256]-1)/20)))" office:value-type="float" office:value="31.4448817331629" calcext:value-type="float">
            <text:p>31.44</text:p>
          </table:table-cell>
          <table:table-cell table:formula="of:=INDIRECT(ADDRESS(FLOOR(([.A256]-1)/20)+80;18+[.A256]-20*FLOOR(([.A256]-1)/20)))" office:value-type="float" office:value="0" calcext:value-type="float">
            <text:p>0</text:p>
          </table:table-cell>
          <table:table-cell table:formula="of:=INDIRECT(ADDRESS(FLOOR(([.A256]-1)/20)+145;[.A256]-FLOOR(([.A256]-1)/20)*20+19))" office:value-type="float" office:value="-10.2844803215527" calcext:value-type="float">
            <text:p>-10.2844803216</text:p>
          </table:table-cell>
          <table:table-cell table:formula="of:=INDIRECT(ADDRESS(FLOOR(([.A256]-1)/20)+145;[.A256]-FLOOR(([.A256]-1)/20)*20+41))" office:value-type="float" office:value="-1.97116370394955" calcext:value-type="float">
            <text:p>-1.9711637039</text:p>
          </table:table-cell>
          <table:table-cell table:number-columns-repeated="6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75" calcext:value-type="float">
            <text:p>7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37]" office:value-type="float" office:value="121" calcext:value-type="float">
            <text:p>121</text:p>
          </table:table-cell>
          <table:table-cell table:formula="of:=[.A277]" office:value-type="float" office:value="161" calcext:value-type="float">
            <text:p>161</text:p>
          </table:table-cell>
          <table:table-cell table:formula="of:=[.A258]" office:value-type="float" office:value="142" calcext:value-type="float">
            <text:p>142</text:p>
          </table:table-cell>
          <table:table-cell office:value-type="string" calcext:value-type="string">
            <text:p>none</text:p>
          </table:table-cell>
          <table:table-cell table:style-name="ce3" office:value-type="float" office:value="44.4288458337655" calcext:value-type="float">
            <text:p>44.43</text:p>
          </table:table-cell>
          <table:table-cell table:style-name="ce3" table:formula="of:=INDIRECT(ADDRESS(FLOOR(([.A257]-1)/20)+80;38+[.A257]-20*FLOOR(([.A257]-1)/20)))" office:value-type="float" office:value="28.7802276674046" calcext:value-type="float">
            <text:p>28.78</text:p>
          </table:table-cell>
          <table:table-cell table:formula="of:=INDIRECT(ADDRESS(FLOOR(([.A257]-1)/20)+80;18+[.A257]-20*FLOOR(([.A257]-1)/20)))" office:value-type="float" office:value="1" calcext:value-type="float">
            <text:p>1</text:p>
          </table:table-cell>
          <table:table-cell table:formula="of:=INDIRECT(ADDRESS(FLOOR(([.A257]-1)/20)+145;[.A257]-FLOOR(([.A257]-1)/20)*20+19))" office:value-type="float" office:value="-16.2983800701152" calcext:value-type="float">
            <text:p>-16.2983800701</text:p>
          </table:table-cell>
          <table:table-cell table:formula="of:=INDIRECT(ADDRESS(FLOOR(([.A257]-1)/20)+145;[.A257]-FLOOR(([.A257]-1)/20)*20+41))" office:value-type="float" office:value="-33.6524574369881" calcext:value-type="float">
            <text:p>-33.652457437</text:p>
          </table:table-cell>
          <table:table-cell table:number-columns-repeated="6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38]" office:value-type="float" office:value="122" calcext:value-type="float">
            <text:p>122</text:p>
          </table:table-cell>
          <table:table-cell table:formula="of:=[.A278]" office:value-type="float" office:value="162" calcext:value-type="float">
            <text:p>162</text:p>
          </table:table-cell>
          <table:table-cell table:formula="of:=[.A259]" office:value-type="float" office:value="143" calcext:value-type="float">
            <text:p>143</text:p>
          </table:table-cell>
          <table:table-cell table:formula="of:=[.A257]" office:value-type="float" office:value="141" calcext:value-type="float">
            <text:p>141</text:p>
          </table:table-cell>
          <table:table-cell table:style-name="ce3" office:value-type="float" office:value="45.5471844522486" calcext:value-type="float">
            <text:p>45.55</text:p>
          </table:table-cell>
          <table:table-cell table:style-name="ce3" table:formula="of:=INDIRECT(ADDRESS(FLOOR(([.A258]-1)/20)+80;38+[.A258]-20*FLOOR(([.A258]-1)/20)))" office:value-type="float" office:value="29.3223086094124" calcext:value-type="float">
            <text:p>29.32</text:p>
          </table:table-cell>
          <table:table-cell table:formula="of:=INDIRECT(ADDRESS(FLOOR(([.A258]-1)/20)+80;18+[.A258]-20*FLOOR(([.A258]-1)/20)))" office:value-type="float" office:value="1" calcext:value-type="float">
            <text:p>1</text:p>
          </table:table-cell>
          <table:table-cell table:formula="of:=INDIRECT(ADDRESS(FLOOR(([.A258]-1)/20)+145;[.A258]-FLOOR(([.A258]-1)/20)*20+19))" office:value-type="float" office:value="0.771611988413635" calcext:value-type="float">
            <text:p>0.7716119884</text:p>
          </table:table-cell>
          <table:table-cell table:formula="of:=INDIRECT(ADDRESS(FLOOR(([.A258]-1)/20)+145;[.A258]-FLOOR(([.A258]-1)/20)*20+41))" office:value-type="float" office:value="-23.4232504534193" calcext:value-type="float">
            <text:p>-23.4232504534</text:p>
          </table:table-cell>
          <table:table-cell table:number-columns-repeated="6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5" calcext:value-type="float">
            <text:p>75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39]" office:value-type="float" office:value="123" calcext:value-type="float">
            <text:p>123</text:p>
          </table:table-cell>
          <table:table-cell table:formula="of:=[.A279]" office:value-type="float" office:value="163" calcext:value-type="float">
            <text:p>163</text:p>
          </table:table-cell>
          <table:table-cell table:formula="of:=[.A260]" office:value-type="float" office:value="144" calcext:value-type="float">
            <text:p>144</text:p>
          </table:table-cell>
          <table:table-cell table:formula="of:=[.A258]" office:value-type="float" office:value="142" calcext:value-type="float">
            <text:p>142</text:p>
          </table:table-cell>
          <table:table-cell table:style-name="ce3" office:value-type="float" office:value="45.0226802104305" calcext:value-type="float">
            <text:p>45.02</text:p>
          </table:table-cell>
          <table:table-cell table:style-name="ce3" table:formula="of:=INDIRECT(ADDRESS(FLOOR(([.A259]-1)/20)+80;38+[.A259]-20*FLOOR(([.A259]-1)/20)))" office:value-type="float" office:value="29.1595402467844" calcext:value-type="float">
            <text:p>29.16</text:p>
          </table:table-cell>
          <table:table-cell table:formula="of:=INDIRECT(ADDRESS(FLOOR(([.A259]-1)/20)+80;18+[.A259]-20*FLOOR(([.A259]-1)/20)))" office:value-type="float" office:value="1" calcext:value-type="float">
            <text:p>1</text:p>
          </table:table-cell>
          <table:table-cell table:formula="of:=INDIRECT(ADDRESS(FLOOR(([.A259]-1)/20)+145;[.A259]-FLOOR(([.A259]-1)/20)*20+19))" office:value-type="float" office:value="2.73668383531296" calcext:value-type="float">
            <text:p>2.7366838353</text:p>
          </table:table-cell>
          <table:table-cell table:formula="of:=INDIRECT(ADDRESS(FLOOR(([.A259]-1)/20)+145;[.A259]-FLOOR(([.A259]-1)/20)*20+41))" office:value-type="float" office:value="-17.908911374576" calcext:value-type="float">
            <text:p>-17.9089113746</text:p>
          </table:table-cell>
          <table:table-cell table:number-columns-repeated="6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5" calcext:value-type="float">
            <text:p>75</text:p>
          </table:table-cell>
          <table:table-cell table:style-name="ce2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40]" office:value-type="float" office:value="124" calcext:value-type="float">
            <text:p>124</text:p>
          </table:table-cell>
          <table:table-cell table:formula="of:=[.A280]" office:value-type="float" office:value="164" calcext:value-type="float">
            <text:p>164</text:p>
          </table:table-cell>
          <table:table-cell table:formula="of:=[.A261]" office:value-type="float" office:value="145" calcext:value-type="float">
            <text:p>145</text:p>
          </table:table-cell>
          <table:table-cell table:formula="of:=[.A259]" office:value-type="float" office:value="143" calcext:value-type="float">
            <text:p>143</text:p>
          </table:table-cell>
          <table:table-cell table:style-name="ce3" office:value-type="float" office:value="43.6460669330978" calcext:value-type="float">
            <text:p>43.65</text:p>
          </table:table-cell>
          <table:table-cell table:style-name="ce3" table:formula="of:=INDIRECT(ADDRESS(FLOOR(([.A260]-1)/20)+80;38+[.A260]-20*FLOOR(([.A260]-1)/20)))" office:value-type="float" office:value="28.5759211281445" calcext:value-type="float">
            <text:p>28.58</text:p>
          </table:table-cell>
          <table:table-cell table:formula="of:=INDIRECT(ADDRESS(FLOOR(([.A260]-1)/20)+80;18+[.A260]-20*FLOOR(([.A260]-1)/20)))" office:value-type="float" office:value="1" calcext:value-type="float">
            <text:p>1</text:p>
          </table:table-cell>
          <table:table-cell table:formula="of:=INDIRECT(ADDRESS(FLOOR(([.A260]-1)/20)+145;[.A260]-FLOOR(([.A260]-1)/20)*20+19))" office:value-type="float" office:value="1.77096218189297" calcext:value-type="float">
            <text:p>1.7709621819</text:p>
          </table:table-cell>
          <table:table-cell table:formula="of:=INDIRECT(ADDRESS(FLOOR(([.A260]-1)/20)+145;[.A260]-FLOOR(([.A260]-1)/20)*20+41))" office:value-type="float" office:value="7.79752369330024" calcext:value-type="float">
            <text:p>7.7975236933</text:p>
          </table:table-cell>
          <table:table-cell table:number-columns-repeated="6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5" calcext:value-type="float">
            <text:p>75</text:p>
          </table:table-cell>
          <table:table-cell table:style-name="ce2"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41]" office:value-type="float" office:value="125" calcext:value-type="float">
            <text:p>125</text:p>
          </table:table-cell>
          <table:table-cell table:formula="of:=[.A281]" office:value-type="float" office:value="165" calcext:value-type="float">
            <text:p>165</text:p>
          </table:table-cell>
          <table:table-cell table:formula="of:=[.A262]" office:value-type="float" office:value="146" calcext:value-type="float">
            <text:p>146</text:p>
          </table:table-cell>
          <table:table-cell table:formula="of:=[.A260]" office:value-type="float" office:value="144" calcext:value-type="float">
            <text:p>144</text:p>
          </table:table-cell>
          <table:table-cell table:style-name="ce3" office:value-type="float" office:value="44.528899035206" calcext:value-type="float">
            <text:p>44.53</text:p>
          </table:table-cell>
          <table:table-cell table:style-name="ce3" table:formula="of:=INDIRECT(ADDRESS(FLOOR(([.A261]-1)/20)+80;38+[.A261]-20*FLOOR(([.A261]-1)/20)))" office:value-type="float" office:value="28.7657117824124" calcext:value-type="float">
            <text:p>28.77</text:p>
          </table:table-cell>
          <table:table-cell table:formula="of:=INDIRECT(ADDRESS(FLOOR(([.A261]-1)/20)+80;18+[.A261]-20*FLOOR(([.A261]-1)/20)))" office:value-type="float" office:value="1" calcext:value-type="float">
            <text:p>1</text:p>
          </table:table-cell>
          <table:table-cell table:formula="of:=INDIRECT(ADDRESS(FLOOR(([.A261]-1)/20)+145;[.A261]-FLOOR(([.A261]-1)/20)*20+19))" office:value-type="float" office:value="3.07929200627798" calcext:value-type="float">
            <text:p>3.0792920063</text:p>
          </table:table-cell>
          <table:table-cell table:formula="of:=INDIRECT(ADDRESS(FLOOR(([.A261]-1)/20)+145;[.A261]-FLOOR(([.A261]-1)/20)*20+41))" office:value-type="float" office:value="25.6532664356866" calcext:value-type="float">
            <text:p>25.6532664357</text:p>
          </table:table-cell>
          <table:table-cell table:number-columns-repeated="6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75" calcext:value-type="float">
            <text:p>75</text:p>
          </table:table-cell>
          <table:table-cell table:style-name="ce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42]" office:value-type="float" office:value="126" calcext:value-type="float">
            <text:p>126</text:p>
          </table:table-cell>
          <table:table-cell table:formula="of:=[.A282]" office:value-type="float" office:value="166" calcext:value-type="float">
            <text:p>166</text:p>
          </table:table-cell>
          <table:table-cell table:formula="of:=[.A263]" office:value-type="float" office:value="147" calcext:value-type="float">
            <text:p>147</text:p>
          </table:table-cell>
          <table:table-cell table:formula="of:=[.A261]" office:value-type="float" office:value="145" calcext:value-type="float">
            <text:p>145</text:p>
          </table:table-cell>
          <table:table-cell table:style-name="ce3" office:value-type="float" office:value="45.0325666409097" calcext:value-type="float">
            <text:p>45.03</text:p>
          </table:table-cell>
          <table:table-cell table:style-name="ce3" table:formula="of:=INDIRECT(ADDRESS(FLOOR(([.A262]-1)/20)+80;38+[.A262]-20*FLOOR(([.A262]-1)/20)))" office:value-type="float" office:value="28.0403868206075" calcext:value-type="float">
            <text:p>28.04</text:p>
          </table:table-cell>
          <table:table-cell table:formula="of:=INDIRECT(ADDRESS(FLOOR(([.A262]-1)/20)+80;18+[.A262]-20*FLOOR(([.A262]-1)/20)))" office:value-type="float" office:value="1" calcext:value-type="float">
            <text:p>1</text:p>
          </table:table-cell>
          <table:table-cell table:formula="of:=INDIRECT(ADDRESS(FLOOR(([.A262]-1)/20)+145;[.A262]-FLOOR(([.A262]-1)/20)*20+19))" office:value-type="float" office:value="0.448373939135569" calcext:value-type="float">
            <text:p>0.4483739391</text:p>
          </table:table-cell>
          <table:table-cell table:formula="of:=INDIRECT(ADDRESS(FLOOR(([.A262]-1)/20)+145;[.A262]-FLOOR(([.A262]-1)/20)*20+41))" office:value-type="float" office:value="21.663980153366" calcext:value-type="float">
            <text:p>21.6639801534</text:p>
          </table:table-cell>
          <table:table-cell table:number-columns-repeated="6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75" calcext:value-type="float">
            <text:p>75</text:p>
          </table:table-cell>
          <table:table-cell table:style-name="ce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43]" office:value-type="float" office:value="127" calcext:value-type="float">
            <text:p>127</text:p>
          </table:table-cell>
          <table:table-cell table:formula="of:=[.A283]" office:value-type="float" office:value="167" calcext:value-type="float">
            <text:p>167</text:p>
          </table:table-cell>
          <table:table-cell table:formula="of:=[.A264]" office:value-type="float" office:value="148" calcext:value-type="float">
            <text:p>148</text:p>
          </table:table-cell>
          <table:table-cell table:formula="of:=[.A262]" office:value-type="float" office:value="146" calcext:value-type="float">
            <text:p>146</text:p>
          </table:table-cell>
          <table:table-cell table:style-name="ce3" office:value-type="float" office:value="44.5388643520887" calcext:value-type="float">
            <text:p>44.54</text:p>
          </table:table-cell>
          <table:table-cell table:style-name="ce3" table:formula="of:=INDIRECT(ADDRESS(FLOOR(([.A263]-1)/20)+80;38+[.A263]-20*FLOOR(([.A263]-1)/20)))" office:value-type="float" office:value="27.7094069270569" calcext:value-type="float">
            <text:p>27.71</text:p>
          </table:table-cell>
          <table:table-cell table:formula="of:=INDIRECT(ADDRESS(FLOOR(([.A263]-1)/20)+80;18+[.A263]-20*FLOOR(([.A263]-1)/20)))" office:value-type="float" office:value="1" calcext:value-type="float">
            <text:p>1</text:p>
          </table:table-cell>
          <table:table-cell table:formula="of:=INDIRECT(ADDRESS(FLOOR(([.A263]-1)/20)+145;[.A263]-FLOOR(([.A263]-1)/20)*20+19))" office:value-type="float" office:value="12.0885352898107" calcext:value-type="float">
            <text:p>12.0885352898</text:p>
          </table:table-cell>
          <table:table-cell table:formula="of:=INDIRECT(ADDRESS(FLOOR(([.A263]-1)/20)+145;[.A263]-FLOOR(([.A263]-1)/20)*20+41))" office:value-type="float" office:value="18.2733290609735" calcext:value-type="float">
            <text:p>18.273329061</text:p>
          </table:table-cell>
          <table:table-cell table:number-columns-repeated="6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5" calcext:value-type="float">
            <text:p>75</text:p>
          </table:table-cell>
          <table:table-cell table:style-name="ce2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44]" office:value-type="float" office:value="128" calcext:value-type="float">
            <text:p>128</text:p>
          </table:table-cell>
          <table:table-cell table:formula="of:=[.A284]" office:value-type="float" office:value="168" calcext:value-type="float">
            <text:p>168</text:p>
          </table:table-cell>
          <table:table-cell table:formula="of:=[.A265]" office:value-type="float" office:value="149" calcext:value-type="float">
            <text:p>149</text:p>
          </table:table-cell>
          <table:table-cell table:formula="of:=[.A263]" office:value-type="float" office:value="147" calcext:value-type="float">
            <text:p>147</text:p>
          </table:table-cell>
          <table:table-cell table:style-name="ce3" office:value-type="float" office:value="45.3596570459529" calcext:value-type="float">
            <text:p>45.36</text:p>
          </table:table-cell>
          <table:table-cell table:style-name="ce3" table:formula="of:=INDIRECT(ADDRESS(FLOOR(([.A264]-1)/20)+80;38+[.A264]-20*FLOOR(([.A264]-1)/20)))" office:value-type="float" office:value="27.3210590588168" calcext:value-type="float">
            <text:p>27.32</text:p>
          </table:table-cell>
          <table:table-cell table:formula="of:=INDIRECT(ADDRESS(FLOOR(([.A264]-1)/20)+80;18+[.A264]-20*FLOOR(([.A264]-1)/20)))" office:value-type="float" office:value="1" calcext:value-type="float">
            <text:p>1</text:p>
          </table:table-cell>
          <table:table-cell table:formula="of:=INDIRECT(ADDRESS(FLOOR(([.A264]-1)/20)+145;[.A264]-FLOOR(([.A264]-1)/20)*20+19))" office:value-type="float" office:value="2.95603611079311" calcext:value-type="float">
            <text:p>2.9560361108</text:p>
          </table:table-cell>
          <table:table-cell table:formula="of:=INDIRECT(ADDRESS(FLOOR(([.A264]-1)/20)+145;[.A264]-FLOOR(([.A264]-1)/20)*20+41))" office:value-type="float" office:value="-6.15472003141772" calcext:value-type="float">
            <text:p>-6.1547200314</text:p>
          </table:table-cell>
          <table:table-cell table:number-columns-repeated="6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75" calcext:value-type="float">
            <text:p>75</text:p>
          </table:table-cell>
          <table:table-cell table:style-name="ce2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45]" office:value-type="float" office:value="129" calcext:value-type="float">
            <text:p>129</text:p>
          </table:table-cell>
          <table:table-cell table:formula="of:=[.A285]" office:value-type="float" office:value="169" calcext:value-type="float">
            <text:p>169</text:p>
          </table:table-cell>
          <table:table-cell table:formula="of:=[.A266]" office:value-type="float" office:value="150" calcext:value-type="float">
            <text:p>150</text:p>
          </table:table-cell>
          <table:table-cell table:formula="of:=[.A264]" office:value-type="float" office:value="148" calcext:value-type="float">
            <text:p>148</text:p>
          </table:table-cell>
          <table:table-cell table:style-name="ce3" office:value-type="float" office:value="45.5124292711942" calcext:value-type="float">
            <text:p>45.51</text:p>
          </table:table-cell>
          <table:table-cell table:style-name="ce3" table:formula="of:=INDIRECT(ADDRESS(FLOOR(([.A265]-1)/20)+80;38+[.A265]-20*FLOOR(([.A265]-1)/20)))" office:value-type="float" office:value="27.8860719152963" calcext:value-type="float">
            <text:p>27.89</text:p>
          </table:table-cell>
          <table:table-cell table:formula="of:=INDIRECT(ADDRESS(FLOOR(([.A265]-1)/20)+80;18+[.A265]-20*FLOOR(([.A265]-1)/20)))" office:value-type="float" office:value="1" calcext:value-type="float">
            <text:p>1</text:p>
          </table:table-cell>
          <table:table-cell table:formula="of:=INDIRECT(ADDRESS(FLOOR(([.A265]-1)/20)+145;[.A265]-FLOOR(([.A265]-1)/20)*20+19))" office:value-type="float" office:value="6.76105625117648" calcext:value-type="float">
            <text:p>6.7610562512</text:p>
          </table:table-cell>
          <table:table-cell table:formula="of:=INDIRECT(ADDRESS(FLOOR(([.A265]-1)/20)+145;[.A265]-FLOOR(([.A265]-1)/20)*20+41))" office:value-type="float" office:value="-1.45157066350165" calcext:value-type="float">
            <text:p>-1.4515706635</text:p>
          </table:table-cell>
          <table:table-cell table:number-columns-repeated="6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5" calcext:value-type="float">
            <text:p>75</text:p>
          </table:table-cell>
          <table:table-cell table:style-name="ce2"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46]" office:value-type="float" office:value="130" calcext:value-type="float">
            <text:p>130</text:p>
          </table:table-cell>
          <table:table-cell table:formula="of:=[.A286]" office:value-type="float" office:value="170" calcext:value-type="float">
            <text:p>170</text:p>
          </table:table-cell>
          <table:table-cell table:formula="of:=[.A267]" office:value-type="float" office:value="151" calcext:value-type="float">
            <text:p>151</text:p>
          </table:table-cell>
          <table:table-cell table:formula="of:=[.A265]" office:value-type="float" office:value="149" calcext:value-type="float">
            <text:p>149</text:p>
          </table:table-cell>
          <table:table-cell table:style-name="ce3" office:value-type="float" office:value="45.9837148540887" calcext:value-type="float">
            <text:p>45.98</text:p>
          </table:table-cell>
          <table:table-cell table:style-name="ce3" table:formula="of:=INDIRECT(ADDRESS(FLOOR(([.A266]-1)/20)+80;38+[.A266]-20*FLOOR(([.A266]-1)/20)))" office:value-type="float" office:value="26.917159253707" calcext:value-type="float">
            <text:p>26.92</text:p>
          </table:table-cell>
          <table:table-cell table:formula="of:=INDIRECT(ADDRESS(FLOOR(([.A266]-1)/20)+80;18+[.A266]-20*FLOOR(([.A266]-1)/20)))" office:value-type="float" office:value="1" calcext:value-type="float">
            <text:p>1</text:p>
          </table:table-cell>
          <table:table-cell table:formula="of:=INDIRECT(ADDRESS(FLOOR(([.A266]-1)/20)+145;[.A266]-FLOOR(([.A266]-1)/20)*20+19))" office:value-type="float" office:value="3.45105942073158" calcext:value-type="float">
            <text:p>3.4510594207</text:p>
          </table:table-cell>
          <table:table-cell table:formula="of:=INDIRECT(ADDRESS(FLOOR(([.A266]-1)/20)+145;[.A266]-FLOOR(([.A266]-1)/20)*20+41))" office:value-type="float" office:value="-6.77235207401848" calcext:value-type="float">
            <text:p>-6.772352074</text:p>
          </table:table-cell>
          <table:table-cell table:number-columns-repeated="6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5" calcext:value-type="float">
            <text:p>75</text:p>
          </table:table-cell>
          <table:table-cell table:style-name="ce2"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47]" office:value-type="float" office:value="131" calcext:value-type="float">
            <text:p>131</text:p>
          </table:table-cell>
          <table:table-cell table:formula="of:=[.A287]" office:value-type="float" office:value="171" calcext:value-type="float">
            <text:p>171</text:p>
          </table:table-cell>
          <table:table-cell table:formula="of:=[.A268]" office:value-type="float" office:value="152" calcext:value-type="float">
            <text:p>152</text:p>
          </table:table-cell>
          <table:table-cell table:formula="of:=[.A266]" office:value-type="float" office:value="150" calcext:value-type="float">
            <text:p>150</text:p>
          </table:table-cell>
          <table:table-cell table:style-name="ce3" office:value-type="float" office:value="43.6800938051209" calcext:value-type="float">
            <text:p>43.68</text:p>
          </table:table-cell>
          <table:table-cell table:style-name="ce3" table:formula="of:=INDIRECT(ADDRESS(FLOOR(([.A267]-1)/20)+80;38+[.A267]-20*FLOOR(([.A267]-1)/20)))" office:value-type="float" office:value="27.7574293959424" calcext:value-type="float">
            <text:p>27.76</text:p>
          </table:table-cell>
          <table:table-cell table:formula="of:=INDIRECT(ADDRESS(FLOOR(([.A267]-1)/20)+80;18+[.A267]-20*FLOOR(([.A267]-1)/20)))" office:value-type="float" office:value="1" calcext:value-type="float">
            <text:p>1</text:p>
          </table:table-cell>
          <table:table-cell table:formula="of:=INDIRECT(ADDRESS(FLOOR(([.A267]-1)/20)+145;[.A267]-FLOOR(([.A267]-1)/20)*20+19))" office:value-type="float" office:value="-7.12238986916563" calcext:value-type="float">
            <text:p>-7.1223898692</text:p>
          </table:table-cell>
          <table:table-cell table:formula="of:=INDIRECT(ADDRESS(FLOOR(([.A267]-1)/20)+145;[.A267]-FLOOR(([.A267]-1)/20)*20+41))" office:value-type="float" office:value="-4.55708396614121" calcext:value-type="float">
            <text:p>-4.5570839661</text:p>
          </table:table-cell>
          <table:table-cell table:number-columns-repeated="6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75" calcext:value-type="float">
            <text:p>75</text:p>
          </table:table-cell>
          <table:table-cell table:style-name="ce2"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48]" office:value-type="float" office:value="132" calcext:value-type="float">
            <text:p>132</text:p>
          </table:table-cell>
          <table:table-cell table:formula="of:=[.A288]" office:value-type="float" office:value="172" calcext:value-type="float">
            <text:p>172</text:p>
          </table:table-cell>
          <table:table-cell table:formula="of:=[.A269]" office:value-type="float" office:value="153" calcext:value-type="float">
            <text:p>153</text:p>
          </table:table-cell>
          <table:table-cell table:formula="of:=[.A267]" office:value-type="float" office:value="151" calcext:value-type="float">
            <text:p>151</text:p>
          </table:table-cell>
          <table:table-cell table:style-name="ce3" office:value-type="float" office:value="43.2478288333076" calcext:value-type="float">
            <text:p>43.25</text:p>
          </table:table-cell>
          <table:table-cell table:style-name="ce3" table:formula="of:=INDIRECT(ADDRESS(FLOOR(([.A268]-1)/20)+80;38+[.A268]-20*FLOOR(([.A268]-1)/20)))" office:value-type="float" office:value="27.5534946019271" calcext:value-type="float">
            <text:p>27.55</text:p>
          </table:table-cell>
          <table:table-cell table:formula="of:=INDIRECT(ADDRESS(FLOOR(([.A268]-1)/20)+80;18+[.A268]-20*FLOOR(([.A268]-1)/20)))" office:value-type="float" office:value="1" calcext:value-type="float">
            <text:p>1</text:p>
          </table:table-cell>
          <table:table-cell table:formula="of:=INDIRECT(ADDRESS(FLOOR(([.A268]-1)/20)+145;[.A268]-FLOOR(([.A268]-1)/20)*20+19))" office:value-type="float" office:value="-3.35680456195776" calcext:value-type="float">
            <text:p>-3.356804562</text:p>
          </table:table-cell>
          <table:table-cell table:formula="of:=INDIRECT(ADDRESS(FLOOR(([.A268]-1)/20)+145;[.A268]-FLOOR(([.A268]-1)/20)*20+41))" office:value-type="float" office:value="5.73916318613477" calcext:value-type="float">
            <text:p>5.7391631861</text:p>
          </table:table-cell>
          <table:table-cell table:number-columns-repeated="6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5" calcext:value-type="float">
            <text:p>75</text:p>
          </table:table-cell>
          <table:table-cell table:style-name="ce2"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49]" office:value-type="float" office:value="133" calcext:value-type="float">
            <text:p>133</text:p>
          </table:table-cell>
          <table:table-cell table:formula="of:=[.A289]" office:value-type="float" office:value="173" calcext:value-type="float">
            <text:p>173</text:p>
          </table:table-cell>
          <table:table-cell table:formula="of:=[.A270]" office:value-type="float" office:value="154" calcext:value-type="float">
            <text:p>154</text:p>
          </table:table-cell>
          <table:table-cell table:formula="of:=[.A268]" office:value-type="float" office:value="152" calcext:value-type="float">
            <text:p>152</text:p>
          </table:table-cell>
          <table:table-cell table:style-name="ce3" office:value-type="float" office:value="45.8699529611271" calcext:value-type="float">
            <text:p>45.87</text:p>
          </table:table-cell>
          <table:table-cell table:style-name="ce3" table:formula="of:=INDIRECT(ADDRESS(FLOOR(([.A269]-1)/20)+80;38+[.A269]-20*FLOOR(([.A269]-1)/20)))" office:value-type="float" office:value="27.1156236801053" calcext:value-type="float">
            <text:p>27.12</text:p>
          </table:table-cell>
          <table:table-cell table:formula="of:=INDIRECT(ADDRESS(FLOOR(([.A269]-1)/20)+80;18+[.A269]-20*FLOOR(([.A269]-1)/20)))" office:value-type="float" office:value="1" calcext:value-type="float">
            <text:p>1</text:p>
          </table:table-cell>
          <table:table-cell table:formula="of:=INDIRECT(ADDRESS(FLOOR(([.A269]-1)/20)+145;[.A269]-FLOOR(([.A269]-1)/20)*20+19))" office:value-type="float" office:value="26.8170537773699" calcext:value-type="float">
            <text:p>26.8170537774</text:p>
          </table:table-cell>
          <table:table-cell table:formula="of:=INDIRECT(ADDRESS(FLOOR(([.A269]-1)/20)+145;[.A269]-FLOOR(([.A269]-1)/20)*20+41))" office:value-type="float" office:value="12.0620241717527" calcext:value-type="float">
            <text:p>12.0620241718</text:p>
          </table:table-cell>
          <table:table-cell table:number-columns-repeated="6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75" calcext:value-type="float">
            <text:p>75</text:p>
          </table:table-cell>
          <table:table-cell table:style-name="ce2"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50]" office:value-type="float" office:value="134" calcext:value-type="float">
            <text:p>134</text:p>
          </table:table-cell>
          <table:table-cell table:formula="of:=[.A290]" office:value-type="float" office:value="174" calcext:value-type="float">
            <text:p>174</text:p>
          </table:table-cell>
          <table:table-cell table:formula="of:=[.A271]" office:value-type="float" office:value="155" calcext:value-type="float">
            <text:p>155</text:p>
          </table:table-cell>
          <table:table-cell table:formula="of:=[.A269]" office:value-type="float" office:value="153" calcext:value-type="float">
            <text:p>153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270]-1)/20)+80;38+[.A270]-20*FLOOR(([.A270]-1)/20)))" office:value-type="float" office:value="33.5343908285736" calcext:value-type="float">
            <text:p>33.53</text:p>
          </table:table-cell>
          <table:table-cell table:formula="of:=INDIRECT(ADDRESS(FLOOR(([.A270]-1)/20)+80;18+[.A270]-20*FLOOR(([.A270]-1)/20)))" office:value-type="float" office:value="0" calcext:value-type="float">
            <text:p>0</text:p>
          </table:table-cell>
          <table:table-cell table:formula="of:=INDIRECT(ADDRESS(FLOOR(([.A270]-1)/20)+145;[.A270]-FLOOR(([.A270]-1)/20)*20+19))" office:value-type="float" office:value="12.5074546843893" calcext:value-type="float">
            <text:p>12.5074546844</text:p>
          </table:table-cell>
          <table:table-cell table:formula="of:=INDIRECT(ADDRESS(FLOOR(([.A270]-1)/20)+145;[.A270]-FLOOR(([.A270]-1)/20)*20+41))" office:value-type="float" office:value="19.1160084426715" calcext:value-type="float">
            <text:p>19.1160084427</text:p>
          </table:table-cell>
          <table:table-cell table:number-columns-repeated="6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75" calcext:value-type="float">
            <text:p>75</text:p>
          </table:table-cell>
          <table:table-cell table:style-name="ce2"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251]" office:value-type="float" office:value="135" calcext:value-type="float">
            <text:p>135</text:p>
          </table:table-cell>
          <table:table-cell table:formula="of:=[.A291]" office:value-type="float" office:value="175" calcext:value-type="float">
            <text:p>175</text:p>
          </table:table-cell>
          <table:table-cell table:formula="of:=[.A272]" office:value-type="float" office:value="156" calcext:value-type="float">
            <text:p>156</text:p>
          </table:table-cell>
          <table:table-cell table:formula="of:=[.A270]" office:value-type="float" office:value="154" calcext:value-type="float">
            <text:p>154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271]-1)/20)+80;38+[.A271]-20*FLOOR(([.A271]-1)/20)))" office:value-type="float" office:value="31.2502823636137" calcext:value-type="float">
            <text:p>31.25</text:p>
          </table:table-cell>
          <table:table-cell table:formula="of:=INDIRECT(ADDRESS(FLOOR(([.A271]-1)/20)+80;18+[.A271]-20*FLOOR(([.A271]-1)/20)))" office:value-type="float" office:value="0" calcext:value-type="float">
            <text:p>0</text:p>
          </table:table-cell>
          <table:table-cell table:formula="of:=INDIRECT(ADDRESS(FLOOR(([.A271]-1)/20)+145;[.A271]-FLOOR(([.A271]-1)/20)*20+19))" office:value-type="float" office:value="2.09925174380768" calcext:value-type="float">
            <text:p>2.0992517438</text:p>
          </table:table-cell>
          <table:table-cell table:formula="of:=INDIRECT(ADDRESS(FLOOR(([.A271]-1)/20)+145;[.A271]-FLOOR(([.A271]-1)/20)*20+41))" office:value-type="float" office:value="-6.34399658703261" calcext:value-type="float">
            <text:p>-6.343996587</text:p>
          </table:table-cell>
          <table:table-cell table:number-columns-repeated="6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75" calcext:value-type="float">
            <text:p>75</text:p>
          </table:table-cell>
          <table:table-cell table:style-name="ce2" office:value-type="float" office:value="155" calcext:value-type="float">
            <text:p>15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52]" office:value-type="float" office:value="136" calcext:value-type="float">
            <text:p>136</text:p>
          </table:table-cell>
          <table:table-cell table:formula="of:=[.A292]" office:value-type="float" office:value="176" calcext:value-type="float">
            <text:p>176</text:p>
          </table:table-cell>
          <table:table-cell table:formula="of:=[.A273]" office:value-type="float" office:value="157" calcext:value-type="float">
            <text:p>157</text:p>
          </table:table-cell>
          <table:table-cell table:formula="of:=[.A271]" office:value-type="float" office:value="155" calcext:value-type="float">
            <text:p>155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272]-1)/20)+80;38+[.A272]-20*FLOOR(([.A272]-1)/20)))" office:value-type="float" office:value="30.8635418531832" calcext:value-type="float">
            <text:p>30.86</text:p>
          </table:table-cell>
          <table:table-cell table:formula="of:=INDIRECT(ADDRESS(FLOOR(([.A272]-1)/20)+80;18+[.A272]-20*FLOOR(([.A272]-1)/20)))" office:value-type="float" office:value="0" calcext:value-type="float">
            <text:p>0</text:p>
          </table:table-cell>
          <table:table-cell table:formula="of:=INDIRECT(ADDRESS(FLOOR(([.A272]-1)/20)+145;[.A272]-FLOOR(([.A272]-1)/20)*20+19))" office:value-type="float" office:value="3.23198325534612" calcext:value-type="float">
            <text:p>3.2319832553</text:p>
          </table:table-cell>
          <table:table-cell table:formula="of:=INDIRECT(ADDRESS(FLOOR(([.A272]-1)/20)+145;[.A272]-FLOOR(([.A272]-1)/20)*20+41))" office:value-type="float" office:value="-3.74872193335481" calcext:value-type="float">
            <text:p>-3.7487219334</text:p>
          </table:table-cell>
          <table:table-cell table:number-columns-repeated="6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75" calcext:value-type="float">
            <text:p>75</text:p>
          </table:table-cell>
          <table:table-cell table:style-name="ce2" office:value-type="float" office:value="165" calcext:value-type="float">
            <text:p>16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53]" office:value-type="float" office:value="137" calcext:value-type="float">
            <text:p>137</text:p>
          </table:table-cell>
          <table:table-cell table:formula="of:=[.A293]" office:value-type="float" office:value="177" calcext:value-type="float">
            <text:p>177</text:p>
          </table:table-cell>
          <table:table-cell table:formula="of:=[.A274]" office:value-type="float" office:value="158" calcext:value-type="float">
            <text:p>158</text:p>
          </table:table-cell>
          <table:table-cell table:formula="of:=[.A272]" office:value-type="float" office:value="156" calcext:value-type="float">
            <text:p>156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273]-1)/20)+80;38+[.A273]-20*FLOOR(([.A273]-1)/20)))" office:value-type="float" office:value="31.6317359186108" calcext:value-type="float">
            <text:p>31.63</text:p>
          </table:table-cell>
          <table:table-cell table:formula="of:=INDIRECT(ADDRESS(FLOOR(([.A273]-1)/20)+80;18+[.A273]-20*FLOOR(([.A273]-1)/20)))" office:value-type="float" office:value="0" calcext:value-type="float">
            <text:p>0</text:p>
          </table:table-cell>
          <table:table-cell table:formula="of:=INDIRECT(ADDRESS(FLOOR(([.A273]-1)/20)+145;[.A273]-FLOOR(([.A273]-1)/20)*20+19))" office:value-type="float" office:value="-10.0463396279887" calcext:value-type="float">
            <text:p>-10.046339628</text:p>
          </table:table-cell>
          <table:table-cell table:formula="of:=INDIRECT(ADDRESS(FLOOR(([.A273]-1)/20)+145;[.A273]-FLOOR(([.A273]-1)/20)*20+41))" office:value-type="float" office:value="2.55654331975979" calcext:value-type="float">
            <text:p>2.5565433198</text:p>
          </table:table-cell>
          <table:table-cell table:number-columns-repeated="6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5" calcext:value-type="float">
            <text:p>75</text:p>
          </table:table-cell>
          <table:table-cell table:style-name="ce2"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54]" office:value-type="float" office:value="138" calcext:value-type="float">
            <text:p>138</text:p>
          </table:table-cell>
          <table:table-cell table:formula="of:=[.A294]" office:value-type="float" office:value="178" calcext:value-type="float">
            <text:p>178</text:p>
          </table:table-cell>
          <table:table-cell table:formula="of:=[.A275]" office:value-type="float" office:value="159" calcext:value-type="float">
            <text:p>159</text:p>
          </table:table-cell>
          <table:table-cell table:formula="of:=[.A273]" office:value-type="float" office:value="157" calcext:value-type="float">
            <text:p>157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274]-1)/20)+80;38+[.A274]-20*FLOOR(([.A274]-1)/20)))" office:value-type="float" office:value="33.5824810749482" calcext:value-type="float">
            <text:p>33.58</text:p>
          </table:table-cell>
          <table:table-cell table:formula="of:=INDIRECT(ADDRESS(FLOOR(([.A274]-1)/20)+80;18+[.A274]-20*FLOOR(([.A274]-1)/20)))" office:value-type="float" office:value="0" calcext:value-type="float">
            <text:p>0</text:p>
          </table:table-cell>
          <table:table-cell table:formula="of:=INDIRECT(ADDRESS(FLOOR(([.A274]-1)/20)+145;[.A274]-FLOOR(([.A274]-1)/20)*20+19))" office:value-type="float" office:value="-10.4864718653947" calcext:value-type="float">
            <text:p>-10.4864718654</text:p>
          </table:table-cell>
          <table:table-cell table:formula="of:=INDIRECT(ADDRESS(FLOOR(([.A274]-1)/20)+145;[.A274]-FLOOR(([.A274]-1)/20)*20+41))" office:value-type="float" office:value="-1.87262768138672" calcext:value-type="float">
            <text:p>-1.8726276814</text:p>
          </table:table-cell>
          <table:table-cell table:number-columns-repeated="6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75" calcext:value-type="float">
            <text:p>75</text:p>
          </table:table-cell>
          <table:table-cell table:style-name="ce2" office:value-type="float" office:value="185" calcext:value-type="float">
            <text:p>18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255]" office:value-type="float" office:value="139" calcext:value-type="float">
            <text:p>139</text:p>
          </table:table-cell>
          <table:table-cell table:formula="of:=[.A295]" office:value-type="float" office:value="179" calcext:value-type="float">
            <text:p>179</text:p>
          </table:table-cell>
          <table:table-cell table:formula="of:=[.A276]" office:value-type="float" office:value="160" calcext:value-type="float">
            <text:p>160</text:p>
          </table:table-cell>
          <table:table-cell table:formula="of:=[.A274]" office:value-type="float" office:value="158" calcext:value-type="float">
            <text:p>158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275]-1)/20)+80;38+[.A275]-20*FLOOR(([.A275]-1)/20)))" office:value-type="float" office:value="32.3725946965617" calcext:value-type="float">
            <text:p>32.37</text:p>
          </table:table-cell>
          <table:table-cell table:formula="of:=INDIRECT(ADDRESS(FLOOR(([.A275]-1)/20)+80;18+[.A275]-20*FLOOR(([.A275]-1)/20)))" office:value-type="float" office:value="0" calcext:value-type="float">
            <text:p>0</text:p>
          </table:table-cell>
          <table:table-cell table:formula="of:=INDIRECT(ADDRESS(FLOOR(([.A275]-1)/20)+145;[.A275]-FLOOR(([.A275]-1)/20)*20+19))" office:value-type="float" office:value="-0.661393112324838" calcext:value-type="float">
            <text:p>-0.6613931123</text:p>
          </table:table-cell>
          <table:table-cell table:formula="of:=INDIRECT(ADDRESS(FLOOR(([.A275]-1)/20)+145;[.A275]-FLOOR(([.A275]-1)/20)*20+41))" office:value-type="float" office:value="1.96974526208845" calcext:value-type="float">
            <text:p>1.9697452621</text:p>
          </table:table-cell>
          <table:table-cell table:number-columns-repeated="6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5" calcext:value-type="float">
            <text:p>75</text:p>
          </table:table-cell>
          <table:table-cell table:style-name="ce2"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56]" office:value-type="float" office:value="140" calcext:value-type="float">
            <text:p>140</text:p>
          </table:table-cell>
          <table:table-cell table:formula="of:=[.A296]" office:value-type="float" office:value="180" calcext:value-type="float">
            <text:p>180</text:p>
          </table:table-cell>
          <table:table-cell office:value-type="string" calcext:value-type="string">
            <text:p>none</text:p>
          </table:table-cell>
          <table:table-cell table:formula="of:=[.A275]" office:value-type="float" office:value="159" calcext:value-type="float">
            <text:p>159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276]-1)/20)+80;38+[.A276]-20*FLOOR(([.A276]-1)/20)))" office:value-type="float" office:value="31.723062754394" calcext:value-type="float">
            <text:p>31.72</text:p>
          </table:table-cell>
          <table:table-cell table:formula="of:=INDIRECT(ADDRESS(FLOOR(([.A276]-1)/20)+80;18+[.A276]-20*FLOOR(([.A276]-1)/20)))" office:value-type="float" office:value="0" calcext:value-type="float">
            <text:p>0</text:p>
          </table:table-cell>
          <table:table-cell table:formula="of:=INDIRECT(ADDRESS(FLOOR(([.A276]-1)/20)+145;[.A276]-FLOOR(([.A276]-1)/20)*20+19))" office:value-type="float" office:value="1.67504184456211" calcext:value-type="float">
            <text:p>1.6750418446</text:p>
          </table:table-cell>
          <table:table-cell table:formula="of:=INDIRECT(ADDRESS(FLOOR(([.A276]-1)/20)+145;[.A276]-FLOOR(([.A276]-1)/20)*20+41))" office:value-type="float" office:value="5.64800980874814" calcext:value-type="float">
            <text:p>5.6480098087</text:p>
          </table:table-cell>
          <table:table-cell table:number-columns-repeated="6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85" calcext:value-type="float">
            <text:p>8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57]" office:value-type="float" office:value="141" calcext:value-type="float">
            <text:p>141</text:p>
          </table:table-cell>
          <table:table-cell table:formula="of:=[.A297]" office:value-type="float" office:value="181" calcext:value-type="float">
            <text:p>181</text:p>
          </table:table-cell>
          <table:table-cell table:formula="of:=[.A278]" office:value-type="float" office:value="162" calcext:value-type="float">
            <text:p>162</text:p>
          </table:table-cell>
          <table:table-cell office:value-type="string" calcext:value-type="string">
            <text:p>none</text:p>
          </table:table-cell>
          <table:table-cell table:style-name="ce3" office:value-type="float" office:value="86.1698608576294" calcext:value-type="float">
            <text:p>86.17</text:p>
          </table:table-cell>
          <table:table-cell table:style-name="ce3" table:formula="of:=INDIRECT(ADDRESS(FLOOR(([.A277]-1)/20)+80;38+[.A277]-20*FLOOR(([.A277]-1)/20)))" office:value-type="float" office:value="24.0087082587055" calcext:value-type="float">
            <text:p>24.01</text:p>
          </table:table-cell>
          <table:table-cell table:formula="of:=INDIRECT(ADDRESS(FLOOR(([.A277]-1)/20)+80;18+[.A277]-20*FLOOR(([.A277]-1)/20)))" office:value-type="float" office:value="2" calcext:value-type="float">
            <text:p>2</text:p>
          </table:table-cell>
          <table:table-cell table:formula="of:=INDIRECT(ADDRESS(FLOOR(([.A277]-1)/20)+145;[.A277]-FLOOR(([.A277]-1)/20)*20+19))" office:value-type="float" office:value="2.4922910924739" calcext:value-type="float">
            <text:p>2.4922910925</text:p>
          </table:table-cell>
          <table:table-cell table:formula="of:=INDIRECT(ADDRESS(FLOOR(([.A277]-1)/20)+145;[.A277]-FLOOR(([.A277]-1)/20)*20+41))" office:value-type="float" office:value="-29.0368126019701" calcext:value-type="float">
            <text:p>-29.036812602</text:p>
          </table:table-cell>
          <table:table-cell table:number-columns-repeated="6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85" calcext:value-type="float">
            <text:p>85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58]" office:value-type="float" office:value="142" calcext:value-type="float">
            <text:p>142</text:p>
          </table:table-cell>
          <table:table-cell table:formula="of:=[.A298]" office:value-type="float" office:value="182" calcext:value-type="float">
            <text:p>182</text:p>
          </table:table-cell>
          <table:table-cell table:formula="of:=[.A279]" office:value-type="float" office:value="163" calcext:value-type="float">
            <text:p>163</text:p>
          </table:table-cell>
          <table:table-cell table:formula="of:=[.A277]" office:value-type="float" office:value="161" calcext:value-type="float">
            <text:p>161</text:p>
          </table:table-cell>
          <table:table-cell table:style-name="ce3" office:value-type="float" office:value="85.5073781952059" calcext:value-type="float">
            <text:p>85.51</text:p>
          </table:table-cell>
          <table:table-cell table:style-name="ce3" table:formula="of:=INDIRECT(ADDRESS(FLOOR(([.A278]-1)/20)+80;38+[.A278]-20*FLOOR(([.A278]-1)/20)))" office:value-type="float" office:value="23.708801380004" calcext:value-type="float">
            <text:p>23.71</text:p>
          </table:table-cell>
          <table:table-cell table:formula="of:=INDIRECT(ADDRESS(FLOOR(([.A278]-1)/20)+80;18+[.A278]-20*FLOOR(([.A278]-1)/20)))" office:value-type="float" office:value="2" calcext:value-type="float">
            <text:p>2</text:p>
          </table:table-cell>
          <table:table-cell table:formula="of:=INDIRECT(ADDRESS(FLOOR(([.A278]-1)/20)+145;[.A278]-FLOOR(([.A278]-1)/20)*20+19))" office:value-type="float" office:value="8.4035507303347" calcext:value-type="float">
            <text:p>8.4035507303</text:p>
          </table:table-cell>
          <table:table-cell table:formula="of:=INDIRECT(ADDRESS(FLOOR(([.A278]-1)/20)+145;[.A278]-FLOOR(([.A278]-1)/20)*20+41))" office:value-type="float" office:value="-27.4238757880193" calcext:value-type="float">
            <text:p>-27.423875788</text:p>
          </table:table-cell>
          <table:table-cell table:number-columns-repeated="6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85" calcext:value-type="float">
            <text:p>85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259]" office:value-type="float" office:value="143" calcext:value-type="float">
            <text:p>143</text:p>
          </table:table-cell>
          <table:table-cell table:formula="of:=[.A299]" office:value-type="float" office:value="183" calcext:value-type="float">
            <text:p>183</text:p>
          </table:table-cell>
          <table:table-cell table:formula="of:=[.A280]" office:value-type="float" office:value="164" calcext:value-type="float">
            <text:p>164</text:p>
          </table:table-cell>
          <table:table-cell table:formula="of:=[.A278]" office:value-type="float" office:value="162" calcext:value-type="float">
            <text:p>162</text:p>
          </table:table-cell>
          <table:table-cell table:style-name="ce3" office:value-type="float" office:value="86.2109800797728" calcext:value-type="float">
            <text:p>86.21</text:p>
          </table:table-cell>
          <table:table-cell table:style-name="ce3" table:formula="of:=INDIRECT(ADDRESS(FLOOR(([.A279]-1)/20)+80;38+[.A279]-20*FLOOR(([.A279]-1)/20)))" office:value-type="float" office:value="24.4523691208837" calcext:value-type="float">
            <text:p>24.45</text:p>
          </table:table-cell>
          <table:table-cell table:formula="of:=INDIRECT(ADDRESS(FLOOR(([.A279]-1)/20)+80;18+[.A279]-20*FLOOR(([.A279]-1)/20)))" office:value-type="float" office:value="2" calcext:value-type="float">
            <text:p>2</text:p>
          </table:table-cell>
          <table:table-cell table:formula="of:=INDIRECT(ADDRESS(FLOOR(([.A279]-1)/20)+145;[.A279]-FLOOR(([.A279]-1)/20)*20+19))" office:value-type="float" office:value="18.6836023618889" calcext:value-type="float">
            <text:p>18.6836023619</text:p>
          </table:table-cell>
          <table:table-cell table:formula="of:=INDIRECT(ADDRESS(FLOOR(([.A279]-1)/20)+145;[.A279]-FLOOR(([.A279]-1)/20)*20+41))" office:value-type="float" office:value="-8.96159280935384" calcext:value-type="float">
            <text:p>-8.9615928094</text:p>
          </table:table-cell>
          <table:table-cell table:number-columns-repeated="6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85" calcext:value-type="float">
            <text:p>85</text:p>
          </table:table-cell>
          <table:table-cell table:style-name="ce2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260]" office:value-type="float" office:value="144" calcext:value-type="float">
            <text:p>144</text:p>
          </table:table-cell>
          <table:table-cell table:formula="of:=[.A300]" office:value-type="float" office:value="184" calcext:value-type="float">
            <text:p>184</text:p>
          </table:table-cell>
          <table:table-cell table:formula="of:=[.A281]" office:value-type="float" office:value="165" calcext:value-type="float">
            <text:p>165</text:p>
          </table:table-cell>
          <table:table-cell table:formula="of:=[.A279]" office:value-type="float" office:value="163" calcext:value-type="float">
            <text:p>163</text:p>
          </table:table-cell>
          <table:table-cell table:style-name="ce3" office:value-type="float" office:value="44.2638782030023" calcext:value-type="float">
            <text:p>44.26</text:p>
          </table:table-cell>
          <table:table-cell table:style-name="ce3" table:formula="of:=INDIRECT(ADDRESS(FLOOR(([.A280]-1)/20)+80;38+[.A280]-20*FLOOR(([.A280]-1)/20)))" office:value-type="float" office:value="26.514270405964" calcext:value-type="float">
            <text:p>26.51</text:p>
          </table:table-cell>
          <table:table-cell table:formula="of:=INDIRECT(ADDRESS(FLOOR(([.A280]-1)/20)+80;18+[.A280]-20*FLOOR(([.A280]-1)/20)))" office:value-type="float" office:value="1" calcext:value-type="float">
            <text:p>1</text:p>
          </table:table-cell>
          <table:table-cell table:formula="of:=INDIRECT(ADDRESS(FLOOR(([.A280]-1)/20)+145;[.A280]-FLOOR(([.A280]-1)/20)*20+19))" office:value-type="float" office:value="15.9747509575441" calcext:value-type="float">
            <text:p>15.9747509575</text:p>
          </table:table-cell>
          <table:table-cell table:formula="of:=INDIRECT(ADDRESS(FLOOR(([.A280]-1)/20)+145;[.A280]-FLOOR(([.A280]-1)/20)*20+41))" office:value-type="float" office:value="-10.1249709353734" calcext:value-type="float">
            <text:p>-10.1249709354</text:p>
          </table:table-cell>
          <table:table-cell table:number-columns-repeated="6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85" calcext:value-type="float">
            <text:p>85</text:p>
          </table:table-cell>
          <table:table-cell table:style-name="ce2"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61]" office:value-type="float" office:value="145" calcext:value-type="float">
            <text:p>145</text:p>
          </table:table-cell>
          <table:table-cell table:formula="of:=[.A301]" office:value-type="float" office:value="185" calcext:value-type="float">
            <text:p>185</text:p>
          </table:table-cell>
          <table:table-cell table:formula="of:=[.A282]" office:value-type="float" office:value="166" calcext:value-type="float">
            <text:p>166</text:p>
          </table:table-cell>
          <table:table-cell table:formula="of:=[.A280]" office:value-type="float" office:value="164" calcext:value-type="float">
            <text:p>164</text:p>
          </table:table-cell>
          <table:table-cell table:style-name="ce3" office:value-type="float" office:value="45.3426239220996" calcext:value-type="float">
            <text:p>45.34</text:p>
          </table:table-cell>
          <table:table-cell table:style-name="ce3" table:formula="of:=INDIRECT(ADDRESS(FLOOR(([.A281]-1)/20)+80;38+[.A281]-20*FLOOR(([.A281]-1)/20)))" office:value-type="float" office:value="28.2383469463486" calcext:value-type="float">
            <text:p>28.24</text:p>
          </table:table-cell>
          <table:table-cell table:formula="of:=INDIRECT(ADDRESS(FLOOR(([.A281]-1)/20)+80;18+[.A281]-20*FLOOR(([.A281]-1)/20)))" office:value-type="float" office:value="1" calcext:value-type="float">
            <text:p>1</text:p>
          </table:table-cell>
          <table:table-cell table:formula="of:=INDIRECT(ADDRESS(FLOOR(([.A281]-1)/20)+145;[.A281]-FLOOR(([.A281]-1)/20)*20+19))" office:value-type="float" office:value="3.18855185713447" calcext:value-type="float">
            <text:p>3.1885518571</text:p>
          </table:table-cell>
          <table:table-cell table:formula="of:=INDIRECT(ADDRESS(FLOOR(([.A281]-1)/20)+145;[.A281]-FLOOR(([.A281]-1)/20)*20+41))" office:value-type="float" office:value="3.29375732475009" calcext:value-type="float">
            <text:p>3.2937573248</text:p>
          </table:table-cell>
          <table:table-cell table:number-columns-repeated="6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85" calcext:value-type="float">
            <text:p>85</text:p>
          </table:table-cell>
          <table:table-cell table:style-name="ce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62]" office:value-type="float" office:value="146" calcext:value-type="float">
            <text:p>146</text:p>
          </table:table-cell>
          <table:table-cell table:formula="of:=[.A302]" office:value-type="float" office:value="186" calcext:value-type="float">
            <text:p>186</text:p>
          </table:table-cell>
          <table:table-cell table:formula="of:=[.A283]" office:value-type="float" office:value="167" calcext:value-type="float">
            <text:p>167</text:p>
          </table:table-cell>
          <table:table-cell table:formula="of:=[.A281]" office:value-type="float" office:value="165" calcext:value-type="float">
            <text:p>165</text:p>
          </table:table-cell>
          <table:table-cell table:style-name="ce3" office:value-type="float" office:value="43.1790430563124" calcext:value-type="float">
            <text:p>43.18</text:p>
          </table:table-cell>
          <table:table-cell table:style-name="ce3" table:formula="of:=INDIRECT(ADDRESS(FLOOR(([.A282]-1)/20)+80;38+[.A282]-20*FLOOR(([.A282]-1)/20)))" office:value-type="float" office:value="28.4897369825077" calcext:value-type="float">
            <text:p>28.49</text:p>
          </table:table-cell>
          <table:table-cell table:formula="of:=INDIRECT(ADDRESS(FLOOR(([.A282]-1)/20)+80;18+[.A282]-20*FLOOR(([.A282]-1)/20)))" office:value-type="float" office:value="1" calcext:value-type="float">
            <text:p>1</text:p>
          </table:table-cell>
          <table:table-cell table:formula="of:=INDIRECT(ADDRESS(FLOOR(([.A282]-1)/20)+145;[.A282]-FLOOR(([.A282]-1)/20)*20+19))" office:value-type="float" office:value="5.72563982760044" calcext:value-type="float">
            <text:p>5.7256398276</text:p>
          </table:table-cell>
          <table:table-cell table:formula="of:=INDIRECT(ADDRESS(FLOOR(([.A282]-1)/20)+145;[.A282]-FLOOR(([.A282]-1)/20)*20+41))" office:value-type="float" office:value="-2.17407560444263" calcext:value-type="float">
            <text:p>-2.1740756044</text:p>
          </table:table-cell>
          <table:table-cell table:number-columns-repeated="6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85" calcext:value-type="float">
            <text:p>85</text:p>
          </table:table-cell>
          <table:table-cell table:style-name="ce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263]" office:value-type="float" office:value="147" calcext:value-type="float">
            <text:p>147</text:p>
          </table:table-cell>
          <table:table-cell table:formula="of:=[.A303]" office:value-type="float" office:value="187" calcext:value-type="float">
            <text:p>187</text:p>
          </table:table-cell>
          <table:table-cell table:formula="of:=[.A284]" office:value-type="float" office:value="168" calcext:value-type="float">
            <text:p>168</text:p>
          </table:table-cell>
          <table:table-cell table:formula="of:=[.A282]" office:value-type="float" office:value="166" calcext:value-type="float">
            <text:p>166</text:p>
          </table:table-cell>
          <table:table-cell table:style-name="ce3" office:value-type="float" office:value="45.3067407428294" calcext:value-type="float">
            <text:p>45.31</text:p>
          </table:table-cell>
          <table:table-cell table:style-name="ce3" table:formula="of:=INDIRECT(ADDRESS(FLOOR(([.A283]-1)/20)+80;38+[.A283]-20*FLOOR(([.A283]-1)/20)))" office:value-type="float" office:value="27.6808138707989" calcext:value-type="float">
            <text:p>27.68</text:p>
          </table:table-cell>
          <table:table-cell table:formula="of:=INDIRECT(ADDRESS(FLOOR(([.A283]-1)/20)+80;18+[.A283]-20*FLOOR(([.A283]-1)/20)))" office:value-type="float" office:value="1" calcext:value-type="float">
            <text:p>1</text:p>
          </table:table-cell>
          <table:table-cell table:formula="of:=INDIRECT(ADDRESS(FLOOR(([.A283]-1)/20)+145;[.A283]-FLOOR(([.A283]-1)/20)*20+19))" office:value-type="float" office:value="-1.47067363326094" calcext:value-type="float">
            <text:p>-1.4706736333</text:p>
          </table:table-cell>
          <table:table-cell table:formula="of:=INDIRECT(ADDRESS(FLOOR(([.A283]-1)/20)+145;[.A283]-FLOOR(([.A283]-1)/20)*20+41))" office:value-type="float" office:value="10.9244709885691" calcext:value-type="float">
            <text:p>10.9244709886</text:p>
          </table:table-cell>
          <table:table-cell table:number-columns-repeated="6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85" calcext:value-type="float">
            <text:p>85</text:p>
          </table:table-cell>
          <table:table-cell table:style-name="ce2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64]" office:value-type="float" office:value="148" calcext:value-type="float">
            <text:p>148</text:p>
          </table:table-cell>
          <table:table-cell table:formula="of:=[.A304]" office:value-type="float" office:value="188" calcext:value-type="float">
            <text:p>188</text:p>
          </table:table-cell>
          <table:table-cell table:formula="of:=[.A285]" office:value-type="float" office:value="169" calcext:value-type="float">
            <text:p>169</text:p>
          </table:table-cell>
          <table:table-cell table:formula="of:=[.A283]" office:value-type="float" office:value="167" calcext:value-type="float">
            <text:p>167</text:p>
          </table:table-cell>
          <table:table-cell table:style-name="ce3" office:value-type="float" office:value="45.8229173521343" calcext:value-type="float">
            <text:p>45.82</text:p>
          </table:table-cell>
          <table:table-cell table:style-name="ce3" table:formula="of:=INDIRECT(ADDRESS(FLOOR(([.A284]-1)/20)+80;38+[.A284]-20*FLOOR(([.A284]-1)/20)))" office:value-type="float" office:value="27.6455708447323" calcext:value-type="float">
            <text:p>27.65</text:p>
          </table:table-cell>
          <table:table-cell table:formula="of:=INDIRECT(ADDRESS(FLOOR(([.A284]-1)/20)+80;18+[.A284]-20*FLOOR(([.A284]-1)/20)))" office:value-type="float" office:value="1" calcext:value-type="float">
            <text:p>1</text:p>
          </table:table-cell>
          <table:table-cell table:formula="of:=INDIRECT(ADDRESS(FLOOR(([.A284]-1)/20)+145;[.A284]-FLOOR(([.A284]-1)/20)*20+19))" office:value-type="float" office:value="-15.7233181079706" calcext:value-type="float">
            <text:p>-15.723318108</text:p>
          </table:table-cell>
          <table:table-cell table:formula="of:=INDIRECT(ADDRESS(FLOOR(([.A284]-1)/20)+145;[.A284]-FLOOR(([.A284]-1)/20)*20+41))" office:value-type="float" office:value="-0.690051613877511" calcext:value-type="float">
            <text:p>-0.6900516139</text:p>
          </table:table-cell>
          <table:table-cell table:number-columns-repeated="6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85" calcext:value-type="float">
            <text:p>85</text:p>
          </table:table-cell>
          <table:table-cell table:style-name="ce2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65]" office:value-type="float" office:value="149" calcext:value-type="float">
            <text:p>149</text:p>
          </table:table-cell>
          <table:table-cell table:formula="of:=[.A305]" office:value-type="float" office:value="189" calcext:value-type="float">
            <text:p>189</text:p>
          </table:table-cell>
          <table:table-cell table:formula="of:=[.A286]" office:value-type="float" office:value="170" calcext:value-type="float">
            <text:p>170</text:p>
          </table:table-cell>
          <table:table-cell table:formula="of:=[.A284]" office:value-type="float" office:value="168" calcext:value-type="float">
            <text:p>168</text:p>
          </table:table-cell>
          <table:table-cell table:style-name="ce3" office:value-type="float" office:value="44.3558040200967" calcext:value-type="float">
            <text:p>44.36</text:p>
          </table:table-cell>
          <table:table-cell table:style-name="ce3" table:formula="of:=INDIRECT(ADDRESS(FLOOR(([.A285]-1)/20)+80;38+[.A285]-20*FLOOR(([.A285]-1)/20)))" office:value-type="float" office:value="29.0621238109595" calcext:value-type="float">
            <text:p>29.06</text:p>
          </table:table-cell>
          <table:table-cell table:formula="of:=INDIRECT(ADDRESS(FLOOR(([.A285]-1)/20)+80;18+[.A285]-20*FLOOR(([.A285]-1)/20)))" office:value-type="float" office:value="1" calcext:value-type="float">
            <text:p>1</text:p>
          </table:table-cell>
          <table:table-cell table:formula="of:=INDIRECT(ADDRESS(FLOOR(([.A285]-1)/20)+145;[.A285]-FLOOR(([.A285]-1)/20)*20+19))" office:value-type="float" office:value="-5.92241698987029" calcext:value-type="float">
            <text:p>-5.9224169899</text:p>
          </table:table-cell>
          <table:table-cell table:formula="of:=INDIRECT(ADDRESS(FLOOR(([.A285]-1)/20)+145;[.A285]-FLOOR(([.A285]-1)/20)*20+41))" office:value-type="float" office:value="-0.744650222435965" calcext:value-type="float">
            <text:p>-0.7446502224</text:p>
          </table:table-cell>
          <table:table-cell table:number-columns-repeated="6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5" calcext:value-type="float">
            <text:p>85</text:p>
          </table:table-cell>
          <table:table-cell table:style-name="ce2"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266]" office:value-type="float" office:value="150" calcext:value-type="float">
            <text:p>150</text:p>
          </table:table-cell>
          <table:table-cell table:formula="of:=[.A306]" office:value-type="float" office:value="190" calcext:value-type="float">
            <text:p>190</text:p>
          </table:table-cell>
          <table:table-cell table:formula="of:=[.A287]" office:value-type="float" office:value="171" calcext:value-type="float">
            <text:p>171</text:p>
          </table:table-cell>
          <table:table-cell table:formula="of:=[.A285]" office:value-type="float" office:value="169" calcext:value-type="float">
            <text:p>169</text:p>
          </table:table-cell>
          <table:table-cell table:style-name="ce3" office:value-type="float" office:value="44.5285736110906" calcext:value-type="float">
            <text:p>44.53</text:p>
          </table:table-cell>
          <table:table-cell table:style-name="ce3" table:formula="of:=INDIRECT(ADDRESS(FLOOR(([.A286]-1)/20)+80;38+[.A286]-20*FLOOR(([.A286]-1)/20)))" office:value-type="float" office:value="28.9011362624561" calcext:value-type="float">
            <text:p>28.90</text:p>
          </table:table-cell>
          <table:table-cell table:formula="of:=INDIRECT(ADDRESS(FLOOR(([.A286]-1)/20)+80;18+[.A286]-20*FLOOR(([.A286]-1)/20)))" office:value-type="float" office:value="1" calcext:value-type="float">
            <text:p>1</text:p>
          </table:table-cell>
          <table:table-cell table:formula="of:=INDIRECT(ADDRESS(FLOOR(([.A286]-1)/20)+145;[.A286]-FLOOR(([.A286]-1)/20)*20+19))" office:value-type="float" office:value="3.73747895714226" calcext:value-type="float">
            <text:p>3.7374789571</text:p>
          </table:table-cell>
          <table:table-cell table:formula="of:=INDIRECT(ADDRESS(FLOOR(([.A286]-1)/20)+145;[.A286]-FLOOR(([.A286]-1)/20)*20+41))" office:value-type="float" office:value="-4.95320868878571" calcext:value-type="float">
            <text:p>-4.9532086888</text:p>
          </table:table-cell>
          <table:table-cell table:number-columns-repeated="6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85" calcext:value-type="float">
            <text:p>85</text:p>
          </table:table-cell>
          <table:table-cell table:style-name="ce2"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267]" office:value-type="float" office:value="151" calcext:value-type="float">
            <text:p>151</text:p>
          </table:table-cell>
          <table:table-cell table:formula="of:=[.A307]" office:value-type="float" office:value="191" calcext:value-type="float">
            <text:p>191</text:p>
          </table:table-cell>
          <table:table-cell table:formula="of:=[.A288]" office:value-type="float" office:value="172" calcext:value-type="float">
            <text:p>172</text:p>
          </table:table-cell>
          <table:table-cell table:formula="of:=[.A286]" office:value-type="float" office:value="170" calcext:value-type="float">
            <text:p>170</text:p>
          </table:table-cell>
          <table:table-cell table:style-name="ce3" office:value-type="float" office:value="45.9716767006961" calcext:value-type="float">
            <text:p>45.97</text:p>
          </table:table-cell>
          <table:table-cell table:style-name="ce3" table:formula="of:=INDIRECT(ADDRESS(FLOOR(([.A287]-1)/20)+80;38+[.A287]-20*FLOOR(([.A287]-1)/20)))" office:value-type="float" office:value="27.1779690908602" calcext:value-type="float">
            <text:p>27.18</text:p>
          </table:table-cell>
          <table:table-cell table:formula="of:=INDIRECT(ADDRESS(FLOOR(([.A287]-1)/20)+80;18+[.A287]-20*FLOOR(([.A287]-1)/20)))" office:value-type="float" office:value="1" calcext:value-type="float">
            <text:p>1</text:p>
          </table:table-cell>
          <table:table-cell table:formula="of:=INDIRECT(ADDRESS(FLOOR(([.A287]-1)/20)+145;[.A287]-FLOOR(([.A287]-1)/20)*20+19))" office:value-type="float" office:value="11.8147780919852" calcext:value-type="float">
            <text:p>11.814778092</text:p>
          </table:table-cell>
          <table:table-cell table:formula="of:=INDIRECT(ADDRESS(FLOOR(([.A287]-1)/20)+145;[.A287]-FLOOR(([.A287]-1)/20)*20+41))" office:value-type="float" office:value="19.6443040952102" calcext:value-type="float">
            <text:p>19.6443040952</text:p>
          </table:table-cell>
          <table:table-cell table:number-columns-repeated="6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5" calcext:value-type="float">
            <text:p>85</text:p>
          </table:table-cell>
          <table:table-cell table:style-name="ce2"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268]" office:value-type="float" office:value="152" calcext:value-type="float">
            <text:p>152</text:p>
          </table:table-cell>
          <table:table-cell table:formula="of:=[.A308]" office:value-type="float" office:value="192" calcext:value-type="float">
            <text:p>192</text:p>
          </table:table-cell>
          <table:table-cell table:formula="of:=[.A289]" office:value-type="float" office:value="173" calcext:value-type="float">
            <text:p>173</text:p>
          </table:table-cell>
          <table:table-cell table:formula="of:=[.A287]" office:value-type="float" office:value="171" calcext:value-type="float">
            <text:p>171</text:p>
          </table:table-cell>
          <table:table-cell table:style-name="ce3" office:value-type="float" office:value="43.8708982399821" calcext:value-type="float">
            <text:p>43.87</text:p>
          </table:table-cell>
          <table:table-cell table:style-name="ce3" table:formula="of:=INDIRECT(ADDRESS(FLOOR(([.A288]-1)/20)+80;38+[.A288]-20*FLOOR(([.A288]-1)/20)))" office:value-type="float" office:value="27.0887461788572" calcext:value-type="float">
            <text:p>27.09</text:p>
          </table:table-cell>
          <table:table-cell table:formula="of:=INDIRECT(ADDRESS(FLOOR(([.A288]-1)/20)+80;18+[.A288]-20*FLOOR(([.A288]-1)/20)))" office:value-type="float" office:value="1" calcext:value-type="float">
            <text:p>1</text:p>
          </table:table-cell>
          <table:table-cell table:formula="of:=INDIRECT(ADDRESS(FLOOR(([.A288]-1)/20)+145;[.A288]-FLOOR(([.A288]-1)/20)*20+19))" office:value-type="float" office:value="16.7564657053164" calcext:value-type="float">
            <text:p>16.7564657053</text:p>
          </table:table-cell>
          <table:table-cell table:formula="of:=INDIRECT(ADDRESS(FLOOR(([.A288]-1)/20)+145;[.A288]-FLOOR(([.A288]-1)/20)*20+41))" office:value-type="float" office:value="18.617613517092" calcext:value-type="float">
            <text:p>18.6176135171</text:p>
          </table:table-cell>
          <table:table-cell table:number-columns-repeated="6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5" calcext:value-type="float">
            <text:p>85</text:p>
          </table:table-cell>
          <table:table-cell table:style-name="ce2"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69]" office:value-type="float" office:value="153" calcext:value-type="float">
            <text:p>153</text:p>
          </table:table-cell>
          <table:table-cell table:formula="of:=[.A309]" office:value-type="float" office:value="193" calcext:value-type="float">
            <text:p>193</text:p>
          </table:table-cell>
          <table:table-cell table:formula="of:=[.A290]" office:value-type="float" office:value="174" calcext:value-type="float">
            <text:p>174</text:p>
          </table:table-cell>
          <table:table-cell table:formula="of:=[.A288]" office:value-type="float" office:value="172" calcext:value-type="float">
            <text:p>172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289]-1)/20)+80;38+[.A289]-20*FLOOR(([.A289]-1)/20)))" office:value-type="float" office:value="28.7155064893556" calcext:value-type="float">
            <text:p>28.72</text:p>
          </table:table-cell>
          <table:table-cell table:formula="of:=INDIRECT(ADDRESS(FLOOR(([.A289]-1)/20)+80;18+[.A289]-20*FLOOR(([.A289]-1)/20)))" office:value-type="float" office:value="0" calcext:value-type="float">
            <text:p>0</text:p>
          </table:table-cell>
          <table:table-cell table:formula="of:=INDIRECT(ADDRESS(FLOOR(([.A289]-1)/20)+145;[.A289]-FLOOR(([.A289]-1)/20)*20+19))" office:value-type="float" office:value="18.7883041547515" calcext:value-type="float">
            <text:p>18.7883041548</text:p>
          </table:table-cell>
          <table:table-cell table:formula="of:=INDIRECT(ADDRESS(FLOOR(([.A289]-1)/20)+145;[.A289]-FLOOR(([.A289]-1)/20)*20+41))" office:value-type="float" office:value="23.8725938793875" calcext:value-type="float">
            <text:p>23.8725938794</text:p>
          </table:table-cell>
          <table:table-cell table:number-columns-repeated="6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85" calcext:value-type="float">
            <text:p>85</text:p>
          </table:table-cell>
          <table:table-cell table:style-name="ce2"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70]" office:value-type="float" office:value="154" calcext:value-type="float">
            <text:p>154</text:p>
          </table:table-cell>
          <table:table-cell table:formula="of:=[.A310]" office:value-type="float" office:value="194" calcext:value-type="float">
            <text:p>194</text:p>
          </table:table-cell>
          <table:table-cell table:formula="of:=[.A291]" office:value-type="float" office:value="175" calcext:value-type="float">
            <text:p>175</text:p>
          </table:table-cell>
          <table:table-cell table:formula="of:=[.A289]" office:value-type="float" office:value="173" calcext:value-type="float">
            <text:p>173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290]-1)/20)+80;38+[.A290]-20*FLOOR(([.A290]-1)/20)))" office:value-type="float" office:value="30.9653431421267" calcext:value-type="float">
            <text:p>30.97</text:p>
          </table:table-cell>
          <table:table-cell table:formula="of:=INDIRECT(ADDRESS(FLOOR(([.A290]-1)/20)+80;18+[.A290]-20*FLOOR(([.A290]-1)/20)))" office:value-type="float" office:value="0" calcext:value-type="float">
            <text:p>0</text:p>
          </table:table-cell>
          <table:table-cell table:formula="of:=INDIRECT(ADDRESS(FLOOR(([.A290]-1)/20)+145;[.A290]-FLOOR(([.A290]-1)/20)*20+19))" office:value-type="float" office:value="12.754220098525" calcext:value-type="float">
            <text:p>12.7542200985</text:p>
          </table:table-cell>
          <table:table-cell table:formula="of:=INDIRECT(ADDRESS(FLOOR(([.A290]-1)/20)+145;[.A290]-FLOOR(([.A290]-1)/20)*20+41))" office:value-type="float" office:value="7.24860568241043" calcext:value-type="float">
            <text:p>7.2486056824</text:p>
          </table:table-cell>
          <table:table-cell table:number-columns-repeated="6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5" calcext:value-type="float">
            <text:p>85</text:p>
          </table:table-cell>
          <table:table-cell table:style-name="ce2"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71]" office:value-type="float" office:value="155" calcext:value-type="float">
            <text:p>155</text:p>
          </table:table-cell>
          <table:table-cell table:formula="of:=[.A311]" office:value-type="float" office:value="195" calcext:value-type="float">
            <text:p>195</text:p>
          </table:table-cell>
          <table:table-cell table:formula="of:=[.A292]" office:value-type="float" office:value="176" calcext:value-type="float">
            <text:p>176</text:p>
          </table:table-cell>
          <table:table-cell table:formula="of:=[.A290]" office:value-type="float" office:value="174" calcext:value-type="float">
            <text:p>174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291]-1)/20)+80;38+[.A291]-20*FLOOR(([.A291]-1)/20)))" office:value-type="float" office:value="31.1022070262226" calcext:value-type="float">
            <text:p>31.10</text:p>
          </table:table-cell>
          <table:table-cell table:formula="of:=INDIRECT(ADDRESS(FLOOR(([.A291]-1)/20)+80;18+[.A291]-20*FLOOR(([.A291]-1)/20)))" office:value-type="float" office:value="0" calcext:value-type="float">
            <text:p>0</text:p>
          </table:table-cell>
          <table:table-cell table:formula="of:=INDIRECT(ADDRESS(FLOOR(([.A291]-1)/20)+145;[.A291]-FLOOR(([.A291]-1)/20)*20+19))" office:value-type="float" office:value="-7.97623410414027" calcext:value-type="float">
            <text:p>-7.9762341041</text:p>
          </table:table-cell>
          <table:table-cell table:formula="of:=INDIRECT(ADDRESS(FLOOR(([.A291]-1)/20)+145;[.A291]-FLOOR(([.A291]-1)/20)*20+41))" office:value-type="float" office:value="5.40995070842494" calcext:value-type="float">
            <text:p>5.4099507084</text:p>
          </table:table-cell>
          <table:table-cell table:number-columns-repeated="6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85" calcext:value-type="float">
            <text:p>85</text:p>
          </table:table-cell>
          <table:table-cell table:style-name="ce2" office:value-type="float" office:value="155" calcext:value-type="float">
            <text:p>15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72]" office:value-type="float" office:value="156" calcext:value-type="float">
            <text:p>156</text:p>
          </table:table-cell>
          <table:table-cell table:formula="of:=[.A312]" office:value-type="float" office:value="196" calcext:value-type="float">
            <text:p>196</text:p>
          </table:table-cell>
          <table:table-cell table:formula="of:=[.A293]" office:value-type="float" office:value="177" calcext:value-type="float">
            <text:p>177</text:p>
          </table:table-cell>
          <table:table-cell table:formula="of:=[.A291]" office:value-type="float" office:value="175" calcext:value-type="float">
            <text:p>175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292]-1)/20)+80;38+[.A292]-20*FLOOR(([.A292]-1)/20)))" office:value-type="float" office:value="32.3058404914794" calcext:value-type="float">
            <text:p>32.31</text:p>
          </table:table-cell>
          <table:table-cell table:formula="of:=INDIRECT(ADDRESS(FLOOR(([.A292]-1)/20)+80;18+[.A292]-20*FLOOR(([.A292]-1)/20)))" office:value-type="float" office:value="0" calcext:value-type="float">
            <text:p>0</text:p>
          </table:table-cell>
          <table:table-cell table:formula="of:=INDIRECT(ADDRESS(FLOOR(([.A292]-1)/20)+145;[.A292]-FLOOR(([.A292]-1)/20)*20+19))" office:value-type="float" office:value="-0.564160093481066" calcext:value-type="float">
            <text:p>-0.5641600935</text:p>
          </table:table-cell>
          <table:table-cell table:formula="of:=INDIRECT(ADDRESS(FLOOR(([.A292]-1)/20)+145;[.A292]-FLOOR(([.A292]-1)/20)*20+41))" office:value-type="float" office:value="7.33576845790795" calcext:value-type="float">
            <text:p>7.3357684579</text:p>
          </table:table-cell>
          <table:table-cell table:number-columns-repeated="6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85" calcext:value-type="float">
            <text:p>85</text:p>
          </table:table-cell>
          <table:table-cell table:style-name="ce2" office:value-type="float" office:value="165" calcext:value-type="float">
            <text:p>16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73]" office:value-type="float" office:value="157" calcext:value-type="float">
            <text:p>157</text:p>
          </table:table-cell>
          <table:table-cell table:formula="of:=[.A313]" office:value-type="float" office:value="197" calcext:value-type="float">
            <text:p>197</text:p>
          </table:table-cell>
          <table:table-cell table:formula="of:=[.A294]" office:value-type="float" office:value="178" calcext:value-type="float">
            <text:p>178</text:p>
          </table:table-cell>
          <table:table-cell table:formula="of:=[.A292]" office:value-type="float" office:value="176" calcext:value-type="float">
            <text:p>176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293]-1)/20)+80;38+[.A293]-20*FLOOR(([.A293]-1)/20)))" office:value-type="float" office:value="33.5940835940003" calcext:value-type="float">
            <text:p>33.59</text:p>
          </table:table-cell>
          <table:table-cell table:formula="of:=INDIRECT(ADDRESS(FLOOR(([.A293]-1)/20)+80;18+[.A293]-20*FLOOR(([.A293]-1)/20)))" office:value-type="float" office:value="0" calcext:value-type="float">
            <text:p>0</text:p>
          </table:table-cell>
          <table:table-cell table:formula="of:=INDIRECT(ADDRESS(FLOOR(([.A293]-1)/20)+145;[.A293]-FLOOR(([.A293]-1)/20)*20+19))" office:value-type="float" office:value="6.82503389689951" calcext:value-type="float">
            <text:p>6.8250338969</text:p>
          </table:table-cell>
          <table:table-cell table:formula="of:=INDIRECT(ADDRESS(FLOOR(([.A293]-1)/20)+145;[.A293]-FLOOR(([.A293]-1)/20)*20+41))" office:value-type="float" office:value="-5.71127070161852" calcext:value-type="float">
            <text:p>-5.7112707016</text:p>
          </table:table-cell>
          <table:table-cell table:number-columns-repeated="6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85" calcext:value-type="float">
            <text:p>85</text:p>
          </table:table-cell>
          <table:table-cell table:style-name="ce2"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74]" office:value-type="float" office:value="158" calcext:value-type="float">
            <text:p>158</text:p>
          </table:table-cell>
          <table:table-cell table:formula="of:=[.A314]" office:value-type="float" office:value="198" calcext:value-type="float">
            <text:p>198</text:p>
          </table:table-cell>
          <table:table-cell table:formula="of:=[.A295]" office:value-type="float" office:value="179" calcext:value-type="float">
            <text:p>179</text:p>
          </table:table-cell>
          <table:table-cell table:formula="of:=[.A293]" office:value-type="float" office:value="177" calcext:value-type="float">
            <text:p>177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294]-1)/20)+80;38+[.A294]-20*FLOOR(([.A294]-1)/20)))" office:value-type="float" office:value="31.0791177302482" calcext:value-type="float">
            <text:p>31.08</text:p>
          </table:table-cell>
          <table:table-cell table:formula="of:=INDIRECT(ADDRESS(FLOOR(([.A294]-1)/20)+80;18+[.A294]-20*FLOOR(([.A294]-1)/20)))" office:value-type="float" office:value="0" calcext:value-type="float">
            <text:p>0</text:p>
          </table:table-cell>
          <table:table-cell table:formula="of:=INDIRECT(ADDRESS(FLOOR(([.A294]-1)/20)+145;[.A294]-FLOOR(([.A294]-1)/20)*20+19))" office:value-type="float" office:value="-11.2826598114067" calcext:value-type="float">
            <text:p>-11.2826598114</text:p>
          </table:table-cell>
          <table:table-cell table:formula="of:=INDIRECT(ADDRESS(FLOOR(([.A294]-1)/20)+145;[.A294]-FLOOR(([.A294]-1)/20)*20+41))" office:value-type="float" office:value="-2.28741456172335" calcext:value-type="float">
            <text:p>-2.2874145617</text:p>
          </table:table-cell>
          <table:table-cell table:number-columns-repeated="6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85" calcext:value-type="float">
            <text:p>85</text:p>
          </table:table-cell>
          <table:table-cell table:style-name="ce2" office:value-type="float" office:value="185" calcext:value-type="float">
            <text:p>1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75]" office:value-type="float" office:value="159" calcext:value-type="float">
            <text:p>159</text:p>
          </table:table-cell>
          <table:table-cell table:formula="of:=[.A315]" office:value-type="float" office:value="199" calcext:value-type="float">
            <text:p>199</text:p>
          </table:table-cell>
          <table:table-cell table:formula="of:=[.A296]" office:value-type="float" office:value="180" calcext:value-type="float">
            <text:p>180</text:p>
          </table:table-cell>
          <table:table-cell table:formula="of:=[.A294]" office:value-type="float" office:value="178" calcext:value-type="float">
            <text:p>178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295]-1)/20)+80;38+[.A295]-20*FLOOR(([.A295]-1)/20)))" office:value-type="float" office:value="29.9331395958965" calcext:value-type="float">
            <text:p>29.93</text:p>
          </table:table-cell>
          <table:table-cell table:formula="of:=INDIRECT(ADDRESS(FLOOR(([.A295]-1)/20)+80;18+[.A295]-20*FLOOR(([.A295]-1)/20)))" office:value-type="float" office:value="0" calcext:value-type="float">
            <text:p>0</text:p>
          </table:table-cell>
          <table:table-cell table:formula="of:=INDIRECT(ADDRESS(FLOOR(([.A295]-1)/20)+145;[.A295]-FLOOR(([.A295]-1)/20)*20+19))" office:value-type="float" office:value="-0.224615970300356" calcext:value-type="float">
            <text:p>-0.2246159703</text:p>
          </table:table-cell>
          <table:table-cell table:formula="of:=INDIRECT(ADDRESS(FLOOR(([.A295]-1)/20)+145;[.A295]-FLOOR(([.A295]-1)/20)*20+41))" office:value-type="float" office:value="8.83141522094404" calcext:value-type="float">
            <text:p>8.8314152209</text:p>
          </table:table-cell>
          <table:table-cell table:number-columns-repeated="6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table:style-name="ce2"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76]" office:value-type="float" office:value="160" calcext:value-type="float">
            <text:p>160</text:p>
          </table:table-cell>
          <table:table-cell table:formula="of:=[.A316]" office:value-type="float" office:value="200" calcext:value-type="float">
            <text:p>200</text:p>
          </table:table-cell>
          <table:table-cell office:value-type="string" calcext:value-type="string">
            <text:p>none</text:p>
          </table:table-cell>
          <table:table-cell table:formula="of:=[.A295]" office:value-type="float" office:value="179" calcext:value-type="float">
            <text:p>179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296]-1)/20)+80;38+[.A296]-20*FLOOR(([.A296]-1)/20)))" office:value-type="float" office:value="31.4993330536935" calcext:value-type="float">
            <text:p>31.50</text:p>
          </table:table-cell>
          <table:table-cell table:formula="of:=INDIRECT(ADDRESS(FLOOR(([.A296]-1)/20)+80;18+[.A296]-20*FLOOR(([.A296]-1)/20)))" office:value-type="float" office:value="0" calcext:value-type="float">
            <text:p>0</text:p>
          </table:table-cell>
          <table:table-cell table:formula="of:=INDIRECT(ADDRESS(FLOOR(([.A296]-1)/20)+145;[.A296]-FLOOR(([.A296]-1)/20)*20+19))" office:value-type="float" office:value="9.01540008429975" calcext:value-type="float">
            <text:p>9.0154000843</text:p>
          </table:table-cell>
          <table:table-cell table:formula="of:=INDIRECT(ADDRESS(FLOOR(([.A296]-1)/20)+145;[.A296]-FLOOR(([.A296]-1)/20)*20+41))" office:value-type="float" office:value="4.81450694687346" calcext:value-type="float">
            <text:p>4.8145069469</text:p>
          </table:table-cell>
          <table:table-cell table:number-columns-repeated="6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5" calcext:value-type="float">
            <text:p>9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77]" office:value-type="float" office:value="161" calcext:value-type="float">
            <text:p>161</text:p>
          </table:table-cell>
          <table:table-cell table:formula="of:=[.A317]" office:value-type="float" office:value="201" calcext:value-type="float">
            <text:p>201</text:p>
          </table:table-cell>
          <table:table-cell table:formula="of:=[.A298]" office:value-type="float" office:value="182" calcext:value-type="float">
            <text:p>182</text:p>
          </table:table-cell>
          <table:table-cell office:value-type="string" calcext:value-type="string">
            <text:p>none</text:p>
          </table:table-cell>
          <table:table-cell table:style-name="ce3" office:value-type="float" office:value="85.7498452545618" calcext:value-type="float">
            <text:p>85.75</text:p>
          </table:table-cell>
          <table:table-cell table:style-name="ce3" table:formula="of:=INDIRECT(ADDRESS(FLOOR(([.A297]-1)/20)+80;38+[.A297]-20*FLOOR(([.A297]-1)/20)))" office:value-type="float" office:value="23.1992360540724" calcext:value-type="float">
            <text:p>23.20</text:p>
          </table:table-cell>
          <table:table-cell table:formula="of:=INDIRECT(ADDRESS(FLOOR(([.A297]-1)/20)+80;18+[.A297]-20*FLOOR(([.A297]-1)/20)))" office:value-type="float" office:value="2" calcext:value-type="float">
            <text:p>2</text:p>
          </table:table-cell>
          <table:table-cell table:formula="of:=INDIRECT(ADDRESS(FLOOR(([.A297]-1)/20)+145;[.A297]-FLOOR(([.A297]-1)/20)*20+19))" office:value-type="float" office:value="-6.73361298793694" calcext:value-type="float">
            <text:p>-6.7336129879</text:p>
          </table:table-cell>
          <table:table-cell table:formula="of:=INDIRECT(ADDRESS(FLOOR(([.A297]-1)/20)+145;[.A297]-FLOOR(([.A297]-1)/20)*20+41))" office:value-type="float" office:value="29.2058290172876" calcext:value-type="float">
            <text:p>29.2058290173</text:p>
          </table:table-cell>
          <table:table-cell table:number-columns-repeated="6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5" calcext:value-type="float">
            <text:p>95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78]" office:value-type="float" office:value="162" calcext:value-type="float">
            <text:p>162</text:p>
          </table:table-cell>
          <table:table-cell table:formula="of:=[.A318]" office:value-type="float" office:value="202" calcext:value-type="float">
            <text:p>202</text:p>
          </table:table-cell>
          <table:table-cell table:formula="of:=[.A299]" office:value-type="float" office:value="183" calcext:value-type="float">
            <text:p>183</text:p>
          </table:table-cell>
          <table:table-cell table:formula="of:=[.A297]" office:value-type="float" office:value="181" calcext:value-type="float">
            <text:p>181</text:p>
          </table:table-cell>
          <table:table-cell table:style-name="ce3" office:value-type="float" office:value="83.8596630666908" calcext:value-type="float">
            <text:p>83.86</text:p>
          </table:table-cell>
          <table:table-cell table:style-name="ce3" table:formula="of:=INDIRECT(ADDRESS(FLOOR(([.A298]-1)/20)+80;38+[.A298]-20*FLOOR(([.A298]-1)/20)))" office:value-type="float" office:value="24.8508242408437" calcext:value-type="float">
            <text:p>24.85</text:p>
          </table:table-cell>
          <table:table-cell table:formula="of:=INDIRECT(ADDRESS(FLOOR(([.A298]-1)/20)+80;18+[.A298]-20*FLOOR(([.A298]-1)/20)))" office:value-type="float" office:value="2" calcext:value-type="float">
            <text:p>2</text:p>
          </table:table-cell>
          <table:table-cell table:formula="of:=INDIRECT(ADDRESS(FLOOR(([.A298]-1)/20)+145;[.A298]-FLOOR(([.A298]-1)/20)*20+19))" office:value-type="float" office:value="-6.5708403360109" calcext:value-type="float">
            <text:p>-6.570840336</text:p>
          </table:table-cell>
          <table:table-cell table:formula="of:=INDIRECT(ADDRESS(FLOOR(([.A298]-1)/20)+145;[.A298]-FLOOR(([.A298]-1)/20)*20+41))" office:value-type="float" office:value="55.1492227842752" calcext:value-type="float">
            <text:p>55.1492227843</text:p>
          </table:table-cell>
          <table:table-cell table:number-columns-repeated="6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95" calcext:value-type="float">
            <text:p>95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79]" office:value-type="float" office:value="163" calcext:value-type="float">
            <text:p>163</text:p>
          </table:table-cell>
          <table:table-cell table:formula="of:=[.A319]" office:value-type="float" office:value="203" calcext:value-type="float">
            <text:p>203</text:p>
          </table:table-cell>
          <table:table-cell table:formula="of:=[.A300]" office:value-type="float" office:value="184" calcext:value-type="float">
            <text:p>184</text:p>
          </table:table-cell>
          <table:table-cell table:formula="of:=[.A298]" office:value-type="float" office:value="182" calcext:value-type="float">
            <text:p>182</text:p>
          </table:table-cell>
          <table:table-cell table:style-name="ce3" office:value-type="float" office:value="83.4815411344872" calcext:value-type="float">
            <text:p>83.48</text:p>
          </table:table-cell>
          <table:table-cell table:style-name="ce3" table:formula="of:=INDIRECT(ADDRESS(FLOOR(([.A299]-1)/20)+80;38+[.A299]-20*FLOOR(([.A299]-1)/20)))" office:value-type="float" office:value="24.6011955940828" calcext:value-type="float">
            <text:p>24.60</text:p>
          </table:table-cell>
          <table:table-cell table:formula="of:=INDIRECT(ADDRESS(FLOOR(([.A299]-1)/20)+80;18+[.A299]-20*FLOOR(([.A299]-1)/20)))" office:value-type="float" office:value="2" calcext:value-type="float">
            <text:p>2</text:p>
          </table:table-cell>
          <table:table-cell table:formula="of:=INDIRECT(ADDRESS(FLOOR(([.A299]-1)/20)+145;[.A299]-FLOOR(([.A299]-1)/20)*20+19))" office:value-type="float" office:value="19.0922777020127" calcext:value-type="float">
            <text:p>19.092277702</text:p>
          </table:table-cell>
          <table:table-cell table:formula="of:=INDIRECT(ADDRESS(FLOOR(([.A299]-1)/20)+145;[.A299]-FLOOR(([.A299]-1)/20)*20+41))" office:value-type="float" office:value="21.905816104072" calcext:value-type="float">
            <text:p>21.9058161041</text:p>
          </table:table-cell>
          <table:table-cell table:number-columns-repeated="6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5" calcext:value-type="float">
            <text:p>95</text:p>
          </table:table-cell>
          <table:table-cell table:style-name="ce2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80]" office:value-type="float" office:value="164" calcext:value-type="float">
            <text:p>164</text:p>
          </table:table-cell>
          <table:table-cell table:formula="of:=[.A320]" office:value-type="float" office:value="204" calcext:value-type="float">
            <text:p>204</text:p>
          </table:table-cell>
          <table:table-cell table:formula="of:=[.A301]" office:value-type="float" office:value="185" calcext:value-type="float">
            <text:p>185</text:p>
          </table:table-cell>
          <table:table-cell table:formula="of:=[.A299]" office:value-type="float" office:value="183" calcext:value-type="float">
            <text:p>183</text:p>
          </table:table-cell>
          <table:table-cell table:style-name="ce3" office:value-type="float" office:value="45.9554480437245" calcext:value-type="float">
            <text:p>45.96</text:p>
          </table:table-cell>
          <table:table-cell table:style-name="ce3" table:formula="of:=INDIRECT(ADDRESS(FLOOR(([.A300]-1)/20)+80;38+[.A300]-20*FLOOR(([.A300]-1)/20)))" office:value-type="float" office:value="28.0002717174557" calcext:value-type="float">
            <text:p>28.00</text:p>
          </table:table-cell>
          <table:table-cell table:formula="of:=INDIRECT(ADDRESS(FLOOR(([.A300]-1)/20)+80;18+[.A300]-20*FLOOR(([.A300]-1)/20)))" office:value-type="float" office:value="1" calcext:value-type="float">
            <text:p>1</text:p>
          </table:table-cell>
          <table:table-cell table:formula="of:=INDIRECT(ADDRESS(FLOOR(([.A300]-1)/20)+145;[.A300]-FLOOR(([.A300]-1)/20)*20+19))" office:value-type="float" office:value="11.4084260893168" calcext:value-type="float">
            <text:p>11.4084260893</text:p>
          </table:table-cell>
          <table:table-cell table:formula="of:=INDIRECT(ADDRESS(FLOOR(([.A300]-1)/20)+145;[.A300]-FLOOR(([.A300]-1)/20)*20+41))" office:value-type="float" office:value="5.28183549266785" calcext:value-type="float">
            <text:p>5.2818354927</text:p>
          </table:table-cell>
          <table:table-cell table:number-columns-repeated="6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95" calcext:value-type="float">
            <text:p>95</text:p>
          </table:table-cell>
          <table:table-cell table:style-name="ce2"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281]" office:value-type="float" office:value="165" calcext:value-type="float">
            <text:p>165</text:p>
          </table:table-cell>
          <table:table-cell table:formula="of:=[.A321]" office:value-type="float" office:value="205" calcext:value-type="float">
            <text:p>205</text:p>
          </table:table-cell>
          <table:table-cell table:formula="of:=[.A302]" office:value-type="float" office:value="186" calcext:value-type="float">
            <text:p>186</text:p>
          </table:table-cell>
          <table:table-cell table:formula="of:=[.A300]" office:value-type="float" office:value="184" calcext:value-type="float">
            <text:p>184</text:p>
          </table:table-cell>
          <table:table-cell table:style-name="ce3" office:value-type="float" office:value="43.6586083242323" calcext:value-type="float">
            <text:p>43.66</text:p>
          </table:table-cell>
          <table:table-cell table:style-name="ce3" table:formula="of:=INDIRECT(ADDRESS(FLOOR(([.A301]-1)/20)+80;38+[.A301]-20*FLOOR(([.A301]-1)/20)))" office:value-type="float" office:value="29.450567438486" calcext:value-type="float">
            <text:p>29.45</text:p>
          </table:table-cell>
          <table:table-cell table:formula="of:=INDIRECT(ADDRESS(FLOOR(([.A301]-1)/20)+80;18+[.A301]-20*FLOOR(([.A301]-1)/20)))" office:value-type="float" office:value="1" calcext:value-type="float">
            <text:p>1</text:p>
          </table:table-cell>
          <table:table-cell table:formula="of:=INDIRECT(ADDRESS(FLOOR(([.A301]-1)/20)+145;[.A301]-FLOOR(([.A301]-1)/20)*20+19))" office:value-type="float" office:value="4.5808948583184" calcext:value-type="float">
            <text:p>4.5808948583</text:p>
          </table:table-cell>
          <table:table-cell table:formula="of:=INDIRECT(ADDRESS(FLOOR(([.A301]-1)/20)+145;[.A301]-FLOOR(([.A301]-1)/20)*20+41))" office:value-type="float" office:value="5.15101595253474" calcext:value-type="float">
            <text:p>5.1510159525</text:p>
          </table:table-cell>
          <table:table-cell table:number-columns-repeated="6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95" calcext:value-type="float">
            <text:p>95</text:p>
          </table:table-cell>
          <table:table-cell table:style-name="ce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82]" office:value-type="float" office:value="166" calcext:value-type="float">
            <text:p>166</text:p>
          </table:table-cell>
          <table:table-cell table:formula="of:=[.A322]" office:value-type="float" office:value="206" calcext:value-type="float">
            <text:p>206</text:p>
          </table:table-cell>
          <table:table-cell table:formula="of:=[.A303]" office:value-type="float" office:value="187" calcext:value-type="float">
            <text:p>187</text:p>
          </table:table-cell>
          <table:table-cell table:formula="of:=[.A301]" office:value-type="float" office:value="185" calcext:value-type="float">
            <text:p>185</text:p>
          </table:table-cell>
          <table:table-cell table:style-name="ce3" office:value-type="float" office:value="46.3781102233869" calcext:value-type="float">
            <text:p>46.38</text:p>
          </table:table-cell>
          <table:table-cell table:style-name="ce3" table:formula="of:=INDIRECT(ADDRESS(FLOOR(([.A302]-1)/20)+80;38+[.A302]-20*FLOOR(([.A302]-1)/20)))" office:value-type="float" office:value="26.8543499494378" calcext:value-type="float">
            <text:p>26.85</text:p>
          </table:table-cell>
          <table:table-cell table:formula="of:=INDIRECT(ADDRESS(FLOOR(([.A302]-1)/20)+80;18+[.A302]-20*FLOOR(([.A302]-1)/20)))" office:value-type="float" office:value="1" calcext:value-type="float">
            <text:p>1</text:p>
          </table:table-cell>
          <table:table-cell table:formula="of:=INDIRECT(ADDRESS(FLOOR(([.A302]-1)/20)+145;[.A302]-FLOOR(([.A302]-1)/20)*20+19))" office:value-type="float" office:value="4.68898726258417" calcext:value-type="float">
            <text:p>4.6889872626</text:p>
          </table:table-cell>
          <table:table-cell table:formula="of:=INDIRECT(ADDRESS(FLOOR(([.A302]-1)/20)+145;[.A302]-FLOOR(([.A302]-1)/20)*20+41))" office:value-type="float" office:value="20.1931032369548" calcext:value-type="float">
            <text:p>20.193103237</text:p>
          </table:table-cell>
          <table:table-cell table:number-columns-repeated="6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95" calcext:value-type="float">
            <text:p>95</text:p>
          </table:table-cell>
          <table:table-cell table:style-name="ce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283]" office:value-type="float" office:value="167" calcext:value-type="float">
            <text:p>167</text:p>
          </table:table-cell>
          <table:table-cell table:formula="of:=[.A323]" office:value-type="float" office:value="207" calcext:value-type="float">
            <text:p>207</text:p>
          </table:table-cell>
          <table:table-cell table:formula="of:=[.A304]" office:value-type="float" office:value="188" calcext:value-type="float">
            <text:p>188</text:p>
          </table:table-cell>
          <table:table-cell table:formula="of:=[.A302]" office:value-type="float" office:value="186" calcext:value-type="float">
            <text:p>186</text:p>
          </table:table-cell>
          <table:table-cell table:style-name="ce3" office:value-type="float" office:value="44.1112330586526" calcext:value-type="float">
            <text:p>44.11</text:p>
          </table:table-cell>
          <table:table-cell table:style-name="ce3" table:formula="of:=INDIRECT(ADDRESS(FLOOR(([.A303]-1)/20)+80;38+[.A303]-20*FLOOR(([.A303]-1)/20)))" office:value-type="float" office:value="27.9897260794233" calcext:value-type="float">
            <text:p>27.99</text:p>
          </table:table-cell>
          <table:table-cell table:formula="of:=INDIRECT(ADDRESS(FLOOR(([.A303]-1)/20)+80;18+[.A303]-20*FLOOR(([.A303]-1)/20)))" office:value-type="float" office:value="1" calcext:value-type="float">
            <text:p>1</text:p>
          </table:table-cell>
          <table:table-cell table:formula="of:=INDIRECT(ADDRESS(FLOOR(([.A303]-1)/20)+145;[.A303]-FLOOR(([.A303]-1)/20)*20+19))" office:value-type="float" office:value="0.623334996383129" calcext:value-type="float">
            <text:p>0.6233349964</text:p>
          </table:table-cell>
          <table:table-cell table:formula="of:=INDIRECT(ADDRESS(FLOOR(([.A303]-1)/20)+145;[.A303]-FLOOR(([.A303]-1)/20)*20+41))" office:value-type="float" office:value="19.6077829386327" calcext:value-type="float">
            <text:p>19.6077829386</text:p>
          </table:table-cell>
          <table:table-cell table:number-columns-repeated="6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5" calcext:value-type="float">
            <text:p>95</text:p>
          </table:table-cell>
          <table:table-cell table:style-name="ce2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284]" office:value-type="float" office:value="168" calcext:value-type="float">
            <text:p>168</text:p>
          </table:table-cell>
          <table:table-cell table:formula="of:=[.A324]" office:value-type="float" office:value="208" calcext:value-type="float">
            <text:p>208</text:p>
          </table:table-cell>
          <table:table-cell table:formula="of:=[.A305]" office:value-type="float" office:value="189" calcext:value-type="float">
            <text:p>189</text:p>
          </table:table-cell>
          <table:table-cell table:formula="of:=[.A303]" office:value-type="float" office:value="187" calcext:value-type="float">
            <text:p>187</text:p>
          </table:table-cell>
          <table:table-cell table:style-name="ce3" office:value-type="float" office:value="43.8456023213759" calcext:value-type="float">
            <text:p>43.85</text:p>
          </table:table-cell>
          <table:table-cell table:style-name="ce3" table:formula="of:=INDIRECT(ADDRESS(FLOOR(([.A304]-1)/20)+80;38+[.A304]-20*FLOOR(([.A304]-1)/20)))" office:value-type="float" office:value="29.7725692938333" calcext:value-type="float">
            <text:p>29.77</text:p>
          </table:table-cell>
          <table:table-cell table:formula="of:=INDIRECT(ADDRESS(FLOOR(([.A304]-1)/20)+80;18+[.A304]-20*FLOOR(([.A304]-1)/20)))" office:value-type="float" office:value="1" calcext:value-type="float">
            <text:p>1</text:p>
          </table:table-cell>
          <table:table-cell table:formula="of:=INDIRECT(ADDRESS(FLOOR(([.A304]-1)/20)+145;[.A304]-FLOOR(([.A304]-1)/20)*20+19))" office:value-type="float" office:value="2.36470973277096" calcext:value-type="float">
            <text:p>2.3647097328</text:p>
          </table:table-cell>
          <table:table-cell table:formula="of:=INDIRECT(ADDRESS(FLOOR(([.A304]-1)/20)+145;[.A304]-FLOOR(([.A304]-1)/20)*20+41))" office:value-type="float" office:value="16.3932664212376" calcext:value-type="float">
            <text:p>16.3932664212</text:p>
          </table:table-cell>
          <table:table-cell table:number-columns-repeated="6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95" calcext:value-type="float">
            <text:p>95</text:p>
          </table:table-cell>
          <table:table-cell table:style-name="ce2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85]" office:value-type="float" office:value="169" calcext:value-type="float">
            <text:p>169</text:p>
          </table:table-cell>
          <table:table-cell table:formula="of:=[.A325]" office:value-type="float" office:value="209" calcext:value-type="float">
            <text:p>209</text:p>
          </table:table-cell>
          <table:table-cell table:formula="of:=[.A306]" office:value-type="float" office:value="190" calcext:value-type="float">
            <text:p>190</text:p>
          </table:table-cell>
          <table:table-cell table:formula="of:=[.A304]" office:value-type="float" office:value="188" calcext:value-type="float">
            <text:p>188</text:p>
          </table:table-cell>
          <table:table-cell table:style-name="ce3" office:value-type="float" office:value="44.4088669197669" calcext:value-type="float">
            <text:p>44.41</text:p>
          </table:table-cell>
          <table:table-cell table:style-name="ce3" table:formula="of:=INDIRECT(ADDRESS(FLOOR(([.A305]-1)/20)+80;38+[.A305]-20*FLOOR(([.A305]-1)/20)))" office:value-type="float" office:value="28.6075462534452" calcext:value-type="float">
            <text:p>28.61</text:p>
          </table:table-cell>
          <table:table-cell table:formula="of:=INDIRECT(ADDRESS(FLOOR(([.A305]-1)/20)+80;18+[.A305]-20*FLOOR(([.A305]-1)/20)))" office:value-type="float" office:value="1" calcext:value-type="float">
            <text:p>1</text:p>
          </table:table-cell>
          <table:table-cell table:formula="of:=INDIRECT(ADDRESS(FLOOR(([.A305]-1)/20)+145;[.A305]-FLOOR(([.A305]-1)/20)*20+19))" office:value-type="float" office:value="0.493146345394758" calcext:value-type="float">
            <text:p>0.4931463454</text:p>
          </table:table-cell>
          <table:table-cell table:formula="of:=INDIRECT(ADDRESS(FLOOR(([.A305]-1)/20)+145;[.A305]-FLOOR(([.A305]-1)/20)*20+41))" office:value-type="float" office:value="24.8898394128971" calcext:value-type="float">
            <text:p>24.8898394129</text:p>
          </table:table-cell>
          <table:table-cell table:number-columns-repeated="6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5" calcext:value-type="float">
            <text:p>95</text:p>
          </table:table-cell>
          <table:table-cell table:style-name="ce2"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286]" office:value-type="float" office:value="170" calcext:value-type="float">
            <text:p>170</text:p>
          </table:table-cell>
          <table:table-cell table:formula="of:=[.A326]" office:value-type="float" office:value="210" calcext:value-type="float">
            <text:p>210</text:p>
          </table:table-cell>
          <table:table-cell table:formula="of:=[.A307]" office:value-type="float" office:value="191" calcext:value-type="float">
            <text:p>191</text:p>
          </table:table-cell>
          <table:table-cell table:formula="of:=[.A305]" office:value-type="float" office:value="189" calcext:value-type="float">
            <text:p>189</text:p>
          </table:table-cell>
          <table:table-cell table:style-name="ce3" office:value-type="float" office:value="43.0682394446948" calcext:value-type="float">
            <text:p>43.07</text:p>
          </table:table-cell>
          <table:table-cell table:style-name="ce3" table:formula="of:=INDIRECT(ADDRESS(FLOOR(([.A306]-1)/20)+80;38+[.A306]-20*FLOOR(([.A306]-1)/20)))" office:value-type="float" office:value="29.1598102929176" calcext:value-type="float">
            <text:p>29.16</text:p>
          </table:table-cell>
          <table:table-cell table:formula="of:=INDIRECT(ADDRESS(FLOOR(([.A306]-1)/20)+80;18+[.A306]-20*FLOOR(([.A306]-1)/20)))" office:value-type="float" office:value="1" calcext:value-type="float">
            <text:p>1</text:p>
          </table:table-cell>
          <table:table-cell table:formula="of:=INDIRECT(ADDRESS(FLOOR(([.A306]-1)/20)+145;[.A306]-FLOOR(([.A306]-1)/20)*20+19))" office:value-type="float" office:value="1.92700754104628" calcext:value-type="float">
            <text:p>1.927007541</text:p>
          </table:table-cell>
          <table:table-cell table:formula="of:=INDIRECT(ADDRESS(FLOOR(([.A306]-1)/20)+145;[.A306]-FLOOR(([.A306]-1)/20)*20+41))" office:value-type="float" office:value="33.7087407169364" calcext:value-type="float">
            <text:p>33.7087407169</text:p>
          </table:table-cell>
          <table:table-cell table:number-columns-repeated="6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5" calcext:value-type="float">
            <text:p>95</text:p>
          </table:table-cell>
          <table:table-cell table:style-name="ce2"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287]" office:value-type="float" office:value="171" calcext:value-type="float">
            <text:p>171</text:p>
          </table:table-cell>
          <table:table-cell table:formula="of:=[.A327]" office:value-type="float" office:value="211" calcext:value-type="float">
            <text:p>211</text:p>
          </table:table-cell>
          <table:table-cell table:formula="of:=[.A308]" office:value-type="float" office:value="192" calcext:value-type="float">
            <text:p>192</text:p>
          </table:table-cell>
          <table:table-cell table:formula="of:=[.A306]" office:value-type="float" office:value="190" calcext:value-type="float">
            <text:p>190</text:p>
          </table:table-cell>
          <table:table-cell table:style-name="ce3" office:value-type="float" office:value="45.1425070507421" calcext:value-type="float">
            <text:p>45.14</text:p>
          </table:table-cell>
          <table:table-cell table:style-name="ce3" table:formula="of:=INDIRECT(ADDRESS(FLOOR(([.A307]-1)/20)+80;38+[.A307]-20*FLOOR(([.A307]-1)/20)))" office:value-type="float" office:value="27.8707628101755" calcext:value-type="float">
            <text:p>27.87</text:p>
          </table:table-cell>
          <table:table-cell table:formula="of:=INDIRECT(ADDRESS(FLOOR(([.A307]-1)/20)+80;18+[.A307]-20*FLOOR(([.A307]-1)/20)))" office:value-type="float" office:value="1" calcext:value-type="float">
            <text:p>1</text:p>
          </table:table-cell>
          <table:table-cell table:formula="of:=INDIRECT(ADDRESS(FLOOR(([.A307]-1)/20)+145;[.A307]-FLOOR(([.A307]-1)/20)*20+19))" office:value-type="float" office:value="10.0144465800411" calcext:value-type="float">
            <text:p>10.01444658</text:p>
          </table:table-cell>
          <table:table-cell table:formula="of:=INDIRECT(ADDRESS(FLOOR(([.A307]-1)/20)+145;[.A307]-FLOOR(([.A307]-1)/20)*20+41))" office:value-type="float" office:value="22.171836356787" calcext:value-type="float">
            <text:p>22.1718363568</text:p>
          </table:table-cell>
          <table:table-cell table:number-columns-repeated="6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95" calcext:value-type="float">
            <text:p>95</text:p>
          </table:table-cell>
          <table:table-cell table:style-name="ce2"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88]" office:value-type="float" office:value="172" calcext:value-type="float">
            <text:p>172</text:p>
          </table:table-cell>
          <table:table-cell table:formula="of:=[.A328]" office:value-type="float" office:value="212" calcext:value-type="float">
            <text:p>212</text:p>
          </table:table-cell>
          <table:table-cell table:formula="of:=[.A309]" office:value-type="float" office:value="193" calcext:value-type="float">
            <text:p>193</text:p>
          </table:table-cell>
          <table:table-cell table:formula="of:=[.A307]" office:value-type="float" office:value="191" calcext:value-type="float">
            <text:p>191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08]-1)/20)+80;38+[.A308]-20*FLOOR(([.A308]-1)/20)))" office:value-type="float" office:value="31.7182917131836" calcext:value-type="float">
            <text:p>31.72</text:p>
          </table:table-cell>
          <table:table-cell table:formula="of:=INDIRECT(ADDRESS(FLOOR(([.A308]-1)/20)+80;18+[.A308]-20*FLOOR(([.A308]-1)/20)))" office:value-type="float" office:value="0" calcext:value-type="float">
            <text:p>0</text:p>
          </table:table-cell>
          <table:table-cell table:formula="of:=INDIRECT(ADDRESS(FLOOR(([.A308]-1)/20)+145;[.A308]-FLOOR(([.A308]-1)/20)*20+19))" office:value-type="float" office:value="26.0089467438181" calcext:value-type="float">
            <text:p>26.0089467438</text:p>
          </table:table-cell>
          <table:table-cell table:formula="of:=INDIRECT(ADDRESS(FLOOR(([.A308]-1)/20)+145;[.A308]-FLOOR(([.A308]-1)/20)*20+41))" office:value-type="float" office:value="25.0803887813656" calcext:value-type="float">
            <text:p>25.0803887814</text:p>
          </table:table-cell>
          <table:table-cell table:number-columns-repeated="60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95" calcext:value-type="float">
            <text:p>95</text:p>
          </table:table-cell>
          <table:table-cell table:style-name="ce2"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89]" office:value-type="float" office:value="173" calcext:value-type="float">
            <text:p>173</text:p>
          </table:table-cell>
          <table:table-cell table:formula="of:=[.A329]" office:value-type="float" office:value="213" calcext:value-type="float">
            <text:p>213</text:p>
          </table:table-cell>
          <table:table-cell table:formula="of:=[.A310]" office:value-type="float" office:value="194" calcext:value-type="float">
            <text:p>194</text:p>
          </table:table-cell>
          <table:table-cell table:formula="of:=[.A308]" office:value-type="float" office:value="192" calcext:value-type="float">
            <text:p>192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09]-1)/20)+80;38+[.A309]-20*FLOOR(([.A309]-1)/20)))" office:value-type="float" office:value="31.0206580278364" calcext:value-type="float">
            <text:p>31.02</text:p>
          </table:table-cell>
          <table:table-cell table:formula="of:=INDIRECT(ADDRESS(FLOOR(([.A309]-1)/20)+80;18+[.A309]-20*FLOOR(([.A309]-1)/20)))" office:value-type="float" office:value="0" calcext:value-type="float">
            <text:p>0</text:p>
          </table:table-cell>
          <table:table-cell table:formula="of:=INDIRECT(ADDRESS(FLOOR(([.A309]-1)/20)+145;[.A309]-FLOOR(([.A309]-1)/20)*20+19))" office:value-type="float" office:value="19.4066550799116" calcext:value-type="float">
            <text:p>19.4066550799</text:p>
          </table:table-cell>
          <table:table-cell table:formula="of:=INDIRECT(ADDRESS(FLOOR(([.A309]-1)/20)+145;[.A309]-FLOOR(([.A309]-1)/20)*20+41))" office:value-type="float" office:value="18.8712304514012" calcext:value-type="float">
            <text:p>18.8712304514</text:p>
          </table:table-cell>
          <table:table-cell table:number-columns-repeated="60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95" calcext:value-type="float">
            <text:p>95</text:p>
          </table:table-cell>
          <table:table-cell table:style-name="ce2"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90]" office:value-type="float" office:value="174" calcext:value-type="float">
            <text:p>174</text:p>
          </table:table-cell>
          <table:table-cell table:formula="of:=[.A330]" office:value-type="float" office:value="214" calcext:value-type="float">
            <text:p>214</text:p>
          </table:table-cell>
          <table:table-cell table:formula="of:=[.A311]" office:value-type="float" office:value="195" calcext:value-type="float">
            <text:p>195</text:p>
          </table:table-cell>
          <table:table-cell table:formula="of:=[.A309]" office:value-type="float" office:value="193" calcext:value-type="float">
            <text:p>193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10]-1)/20)+80;38+[.A310]-20*FLOOR(([.A310]-1)/20)))" office:value-type="float" office:value="33.3156094338024" calcext:value-type="float">
            <text:p>33.32</text:p>
          </table:table-cell>
          <table:table-cell table:formula="of:=INDIRECT(ADDRESS(FLOOR(([.A310]-1)/20)+80;18+[.A310]-20*FLOOR(([.A310]-1)/20)))" office:value-type="float" office:value="0" calcext:value-type="float">
            <text:p>0</text:p>
          </table:table-cell>
          <table:table-cell table:formula="of:=INDIRECT(ADDRESS(FLOOR(([.A310]-1)/20)+145;[.A310]-FLOOR(([.A310]-1)/20)*20+19))" office:value-type="float" office:value="14.8179894655098" calcext:value-type="float">
            <text:p>14.8179894655</text:p>
          </table:table-cell>
          <table:table-cell table:formula="of:=INDIRECT(ADDRESS(FLOOR(([.A310]-1)/20)+145;[.A310]-FLOOR(([.A310]-1)/20)*20+41))" office:value-type="float" office:value="-2.3276666270428" calcext:value-type="float">
            <text:p>-2.327666627</text:p>
          </table:table-cell>
          <table:table-cell table:number-columns-repeated="60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5" calcext:value-type="float">
            <text:p>95</text:p>
          </table:table-cell>
          <table:table-cell table:style-name="ce2"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91]" office:value-type="float" office:value="175" calcext:value-type="float">
            <text:p>175</text:p>
          </table:table-cell>
          <table:table-cell table:formula="of:=[.A331]" office:value-type="float" office:value="215" calcext:value-type="float">
            <text:p>215</text:p>
          </table:table-cell>
          <table:table-cell table:formula="of:=[.A312]" office:value-type="float" office:value="196" calcext:value-type="float">
            <text:p>196</text:p>
          </table:table-cell>
          <table:table-cell table:formula="of:=[.A310]" office:value-type="float" office:value="194" calcext:value-type="float">
            <text:p>194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11]-1)/20)+80;38+[.A311]-20*FLOOR(([.A311]-1)/20)))" office:value-type="float" office:value="30.9730501984784" calcext:value-type="float">
            <text:p>30.97</text:p>
          </table:table-cell>
          <table:table-cell table:formula="of:=INDIRECT(ADDRESS(FLOOR(([.A311]-1)/20)+80;18+[.A311]-20*FLOOR(([.A311]-1)/20)))" office:value-type="float" office:value="0" calcext:value-type="float">
            <text:p>0</text:p>
          </table:table-cell>
          <table:table-cell table:formula="of:=INDIRECT(ADDRESS(FLOOR(([.A311]-1)/20)+145;[.A311]-FLOOR(([.A311]-1)/20)*20+19))" office:value-type="float" office:value="-20.230389818758" calcext:value-type="float">
            <text:p>-20.2303898188</text:p>
          </table:table-cell>
          <table:table-cell table:formula="of:=INDIRECT(ADDRESS(FLOOR(([.A311]-1)/20)+145;[.A311]-FLOOR(([.A311]-1)/20)*20+41))" office:value-type="float" office:value="3.11359873196543" calcext:value-type="float">
            <text:p>3.113598732</text:p>
          </table:table-cell>
          <table:table-cell table:number-columns-repeated="60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95" calcext:value-type="float">
            <text:p>95</text:p>
          </table:table-cell>
          <table:table-cell table:style-name="ce2" office:value-type="float" office:value="155" calcext:value-type="float">
            <text:p>15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92]" office:value-type="float" office:value="176" calcext:value-type="float">
            <text:p>176</text:p>
          </table:table-cell>
          <table:table-cell table:formula="of:=[.A332]" office:value-type="float" office:value="216" calcext:value-type="float">
            <text:p>216</text:p>
          </table:table-cell>
          <table:table-cell table:formula="of:=[.A313]" office:value-type="float" office:value="197" calcext:value-type="float">
            <text:p>197</text:p>
          </table:table-cell>
          <table:table-cell table:formula="of:=[.A311]" office:value-type="float" office:value="195" calcext:value-type="float">
            <text:p>195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12]-1)/20)+80;38+[.A312]-20*FLOOR(([.A312]-1)/20)))" office:value-type="float" office:value="31.7521402330923" calcext:value-type="float">
            <text:p>31.75</text:p>
          </table:table-cell>
          <table:table-cell table:formula="of:=INDIRECT(ADDRESS(FLOOR(([.A312]-1)/20)+80;18+[.A312]-20*FLOOR(([.A312]-1)/20)))" office:value-type="float" office:value="0" calcext:value-type="float">
            <text:p>0</text:p>
          </table:table-cell>
          <table:table-cell table:formula="of:=INDIRECT(ADDRESS(FLOOR(([.A312]-1)/20)+145;[.A312]-FLOOR(([.A312]-1)/20)*20+19))" office:value-type="float" office:value="0.0812649382083559" calcext:value-type="float">
            <text:p>0.0812649382</text:p>
          </table:table-cell>
          <table:table-cell table:formula="of:=INDIRECT(ADDRESS(FLOOR(([.A312]-1)/20)+145;[.A312]-FLOOR(([.A312]-1)/20)*20+41))" office:value-type="float" office:value="-1.29242857624751" calcext:value-type="float">
            <text:p>-1.2924285762</text:p>
          </table:table-cell>
          <table:table-cell table:number-columns-repeated="60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95" calcext:value-type="float">
            <text:p>95</text:p>
          </table:table-cell>
          <table:table-cell table:style-name="ce2" office:value-type="float" office:value="165" calcext:value-type="float">
            <text:p>16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93]" office:value-type="float" office:value="177" calcext:value-type="float">
            <text:p>177</text:p>
          </table:table-cell>
          <table:table-cell table:formula="of:=[.A333]" office:value-type="float" office:value="217" calcext:value-type="float">
            <text:p>217</text:p>
          </table:table-cell>
          <table:table-cell table:formula="of:=[.A314]" office:value-type="float" office:value="198" calcext:value-type="float">
            <text:p>198</text:p>
          </table:table-cell>
          <table:table-cell table:formula="of:=[.A312]" office:value-type="float" office:value="196" calcext:value-type="float">
            <text:p>196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13]-1)/20)+80;38+[.A313]-20*FLOOR(([.A313]-1)/20)))" office:value-type="float" office:value="29.9494664566345" calcext:value-type="float">
            <text:p>29.95</text:p>
          </table:table-cell>
          <table:table-cell table:formula="of:=INDIRECT(ADDRESS(FLOOR(([.A313]-1)/20)+80;18+[.A313]-20*FLOOR(([.A313]-1)/20)))" office:value-type="float" office:value="0" calcext:value-type="float">
            <text:p>0</text:p>
          </table:table-cell>
          <table:table-cell table:formula="of:=INDIRECT(ADDRESS(FLOOR(([.A313]-1)/20)+145;[.A313]-FLOOR(([.A313]-1)/20)*20+19))" office:value-type="float" office:value="17.2045637652066" calcext:value-type="float">
            <text:p>17.2045637652</text:p>
          </table:table-cell>
          <table:table-cell table:formula="of:=INDIRECT(ADDRESS(FLOOR(([.A313]-1)/20)+145;[.A313]-FLOOR(([.A313]-1)/20)*20+41))" office:value-type="float" office:value="-6.36301779875084" calcext:value-type="float">
            <text:p>-6.3630177988</text:p>
          </table:table-cell>
          <table:table-cell table:number-columns-repeated="60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5" calcext:value-type="float">
            <text:p>95</text:p>
          </table:table-cell>
          <table:table-cell table:style-name="ce2"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94]" office:value-type="float" office:value="178" calcext:value-type="float">
            <text:p>178</text:p>
          </table:table-cell>
          <table:table-cell table:formula="of:=[.A334]" office:value-type="float" office:value="218" calcext:value-type="float">
            <text:p>218</text:p>
          </table:table-cell>
          <table:table-cell table:formula="of:=[.A315]" office:value-type="float" office:value="199" calcext:value-type="float">
            <text:p>199</text:p>
          </table:table-cell>
          <table:table-cell table:formula="of:=[.A313]" office:value-type="float" office:value="197" calcext:value-type="float">
            <text:p>197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14]-1)/20)+80;38+[.A314]-20*FLOOR(([.A314]-1)/20)))" office:value-type="float" office:value="32.6185924190422" calcext:value-type="float">
            <text:p>32.62</text:p>
          </table:table-cell>
          <table:table-cell table:formula="of:=INDIRECT(ADDRESS(FLOOR(([.A314]-1)/20)+80;18+[.A314]-20*FLOOR(([.A314]-1)/20)))" office:value-type="float" office:value="0" calcext:value-type="float">
            <text:p>0</text:p>
          </table:table-cell>
          <table:table-cell table:formula="of:=INDIRECT(ADDRESS(FLOOR(([.A314]-1)/20)+145;[.A314]-FLOOR(([.A314]-1)/20)*20+19))" office:value-type="float" office:value="-2.33343280645387" calcext:value-type="float">
            <text:p>-2.3334328065</text:p>
          </table:table-cell>
          <table:table-cell table:formula="of:=INDIRECT(ADDRESS(FLOOR(([.A314]-1)/20)+145;[.A314]-FLOOR(([.A314]-1)/20)*20+41))" office:value-type="float" office:value="10.4708960991746" calcext:value-type="float">
            <text:p>10.4708960992</text:p>
          </table:table-cell>
          <table:table-cell table:number-columns-repeated="60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95" calcext:value-type="float">
            <text:p>95</text:p>
          </table:table-cell>
          <table:table-cell table:style-name="ce2" office:value-type="float" office:value="185" calcext:value-type="float">
            <text:p>18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95]" office:value-type="float" office:value="179" calcext:value-type="float">
            <text:p>179</text:p>
          </table:table-cell>
          <table:table-cell table:formula="of:=[.A335]" office:value-type="float" office:value="219" calcext:value-type="float">
            <text:p>219</text:p>
          </table:table-cell>
          <table:table-cell table:formula="of:=[.A316]" office:value-type="float" office:value="200" calcext:value-type="float">
            <text:p>200</text:p>
          </table:table-cell>
          <table:table-cell table:formula="of:=[.A314]" office:value-type="float" office:value="198" calcext:value-type="float">
            <text:p>198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15]-1)/20)+80;38+[.A315]-20*FLOOR(([.A315]-1)/20)))" office:value-type="float" office:value="31.0970215753736" calcext:value-type="float">
            <text:p>31.10</text:p>
          </table:table-cell>
          <table:table-cell table:formula="of:=INDIRECT(ADDRESS(FLOOR(([.A315]-1)/20)+80;18+[.A315]-20*FLOOR(([.A315]-1)/20)))" office:value-type="float" office:value="0" calcext:value-type="float">
            <text:p>0</text:p>
          </table:table-cell>
          <table:table-cell table:formula="of:=INDIRECT(ADDRESS(FLOOR(([.A315]-1)/20)+145;[.A315]-FLOOR(([.A315]-1)/20)*20+19))" office:value-type="float" office:value="1.45723621332867" calcext:value-type="float">
            <text:p>1.4572362133</text:p>
          </table:table-cell>
          <table:table-cell table:formula="of:=INDIRECT(ADDRESS(FLOOR(([.A315]-1)/20)+145;[.A315]-FLOOR(([.A315]-1)/20)*20+41))" office:value-type="float" office:value="2.12533031651379" calcext:value-type="float">
            <text:p>2.1253303165</text:p>
          </table:table-cell>
          <table:table-cell table:number-columns-repeated="6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5" calcext:value-type="float">
            <text:p>95</text:p>
          </table:table-cell>
          <table:table-cell table:style-name="ce2"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96]" office:value-type="float" office:value="180" calcext:value-type="float">
            <text:p>180</text:p>
          </table:table-cell>
          <table:table-cell table:formula="of:=[.A336]" office:value-type="float" office:value="220" calcext:value-type="float">
            <text:p>220</text:p>
          </table:table-cell>
          <table:table-cell office:value-type="string" calcext:value-type="string">
            <text:p>none</text:p>
          </table:table-cell>
          <table:table-cell table:formula="of:=[.A315]" office:value-type="float" office:value="199" calcext:value-type="float">
            <text:p>199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16]-1)/20)+80;38+[.A316]-20*FLOOR(([.A316]-1)/20)))" office:value-type="float" office:value="32.8450870947557" calcext:value-type="float">
            <text:p>32.85</text:p>
          </table:table-cell>
          <table:table-cell table:formula="of:=INDIRECT(ADDRESS(FLOOR(([.A316]-1)/20)+80;18+[.A316]-20*FLOOR(([.A316]-1)/20)))" office:value-type="float" office:value="0" calcext:value-type="float">
            <text:p>0</text:p>
          </table:table-cell>
          <table:table-cell table:formula="of:=INDIRECT(ADDRESS(FLOOR(([.A316]-1)/20)+145;[.A316]-FLOOR(([.A316]-1)/20)*20+19))" office:value-type="float" office:value="12.5169549980028" calcext:value-type="float">
            <text:p>12.516954998</text:p>
          </table:table-cell>
          <table:table-cell table:formula="of:=INDIRECT(ADDRESS(FLOOR(([.A316]-1)/20)+145;[.A316]-FLOOR(([.A316]-1)/20)*20+41))" office:value-type="float" office:value="6.40995818332303" calcext:value-type="float">
            <text:p>6.4099581833</text:p>
          </table:table-cell>
          <table:table-cell table:number-columns-repeated="60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05" calcext:value-type="float">
            <text:p>10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97]" office:value-type="float" office:value="181" calcext:value-type="float">
            <text:p>181</text:p>
          </table:table-cell>
          <table:table-cell table:formula="of:=[.A337]" office:value-type="float" office:value="221" calcext:value-type="float">
            <text:p>221</text:p>
          </table:table-cell>
          <table:table-cell table:formula="of:=[.A318]" office:value-type="float" office:value="202" calcext:value-type="float">
            <text:p>202</text:p>
          </table:table-cell>
          <table:table-cell office:value-type="string" calcext:value-type="string">
            <text:p>none</text:p>
          </table:table-cell>
          <table:table-cell table:style-name="ce3" office:value-type="float" office:value="43.5691603798132" calcext:value-type="float">
            <text:p>43.57</text:p>
          </table:table-cell>
          <table:table-cell table:style-name="ce3" table:formula="of:=INDIRECT(ADDRESS(FLOOR(([.A317]-1)/20)+80;38+[.A317]-20*FLOOR(([.A317]-1)/20)))" office:value-type="float" office:value="27.1054175957453" calcext:value-type="float">
            <text:p>27.11</text:p>
          </table:table-cell>
          <table:table-cell table:formula="of:=INDIRECT(ADDRESS(FLOOR(([.A317]-1)/20)+80;18+[.A317]-20*FLOOR(([.A317]-1)/20)))" office:value-type="float" office:value="1" calcext:value-type="float">
            <text:p>1</text:p>
          </table:table-cell>
          <table:table-cell table:formula="of:=INDIRECT(ADDRESS(FLOOR(([.A317]-1)/20)+145;[.A317]-FLOOR(([.A317]-1)/20)*20+19))" office:value-type="float" office:value="2.43751684663832" calcext:value-type="float">
            <text:p>2.4375168466</text:p>
          </table:table-cell>
          <table:table-cell table:formula="of:=INDIRECT(ADDRESS(FLOOR(([.A317]-1)/20)+145;[.A317]-FLOOR(([.A317]-1)/20)*20+41))" office:value-type="float" office:value="19.8828558572877" calcext:value-type="float">
            <text:p>19.8828558573</text:p>
          </table:table-cell>
          <table:table-cell table:number-columns-repeated="60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05" calcext:value-type="float">
            <text:p>105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98]" office:value-type="float" office:value="182" calcext:value-type="float">
            <text:p>182</text:p>
          </table:table-cell>
          <table:table-cell table:formula="of:=[.A338]" office:value-type="float" office:value="222" calcext:value-type="float">
            <text:p>222</text:p>
          </table:table-cell>
          <table:table-cell table:formula="of:=[.A319]" office:value-type="float" office:value="203" calcext:value-type="float">
            <text:p>203</text:p>
          </table:table-cell>
          <table:table-cell table:formula="of:=[.A317]" office:value-type="float" office:value="201" calcext:value-type="float">
            <text:p>201</text:p>
          </table:table-cell>
          <table:table-cell table:style-name="ce3" office:value-type="float" office:value="45.8958978577415" calcext:value-type="float">
            <text:p>45.90</text:p>
          </table:table-cell>
          <table:table-cell table:style-name="ce3" table:formula="of:=INDIRECT(ADDRESS(FLOOR(([.A318]-1)/20)+80;38+[.A318]-20*FLOOR(([.A318]-1)/20)))" office:value-type="float" office:value="27.1182319908671" calcext:value-type="float">
            <text:p>27.12</text:p>
          </table:table-cell>
          <table:table-cell table:formula="of:=INDIRECT(ADDRESS(FLOOR(([.A318]-1)/20)+80;18+[.A318]-20*FLOOR(([.A318]-1)/20)))" office:value-type="float" office:value="1" calcext:value-type="float">
            <text:p>1</text:p>
          </table:table-cell>
          <table:table-cell table:formula="of:=INDIRECT(ADDRESS(FLOOR(([.A318]-1)/20)+145;[.A318]-FLOOR(([.A318]-1)/20)*20+19))" office:value-type="float" office:value="0.276680179836346" calcext:value-type="float">
            <text:p>0.2766801798</text:p>
          </table:table-cell>
          <table:table-cell table:formula="of:=INDIRECT(ADDRESS(FLOOR(([.A318]-1)/20)+145;[.A318]-FLOOR(([.A318]-1)/20)*20+41))" office:value-type="float" office:value="15.4310092710499" calcext:value-type="float">
            <text:p>15.431009271</text:p>
          </table:table-cell>
          <table:table-cell table:number-columns-repeated="60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5" calcext:value-type="float">
            <text:p>105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99]" office:value-type="float" office:value="183" calcext:value-type="float">
            <text:p>183</text:p>
          </table:table-cell>
          <table:table-cell table:formula="of:=[.A339]" office:value-type="float" office:value="223" calcext:value-type="float">
            <text:p>223</text:p>
          </table:table-cell>
          <table:table-cell table:formula="of:=[.A320]" office:value-type="float" office:value="204" calcext:value-type="float">
            <text:p>204</text:p>
          </table:table-cell>
          <table:table-cell table:formula="of:=[.A318]" office:value-type="float" office:value="202" calcext:value-type="float">
            <text:p>202</text:p>
          </table:table-cell>
          <table:table-cell table:style-name="ce3" office:value-type="float" office:value="45.8242673944594" calcext:value-type="float">
            <text:p>45.82</text:p>
          </table:table-cell>
          <table:table-cell table:style-name="ce3" table:formula="of:=INDIRECT(ADDRESS(FLOOR(([.A319]-1)/20)+80;38+[.A319]-20*FLOOR(([.A319]-1)/20)))" office:value-type="float" office:value="27.8185044080922" calcext:value-type="float">
            <text:p>27.82</text:p>
          </table:table-cell>
          <table:table-cell table:formula="of:=INDIRECT(ADDRESS(FLOOR(([.A319]-1)/20)+80;18+[.A319]-20*FLOOR(([.A319]-1)/20)))" office:value-type="float" office:value="1" calcext:value-type="float">
            <text:p>1</text:p>
          </table:table-cell>
          <table:table-cell table:formula="of:=INDIRECT(ADDRESS(FLOOR(([.A319]-1)/20)+145;[.A319]-FLOOR(([.A319]-1)/20)*20+19))" office:value-type="float" office:value="21.2988389079287" calcext:value-type="float">
            <text:p>21.2988389079</text:p>
          </table:table-cell>
          <table:table-cell table:formula="of:=INDIRECT(ADDRESS(FLOOR(([.A319]-1)/20)+145;[.A319]-FLOOR(([.A319]-1)/20)*20+41))" office:value-type="float" office:value="8.54452565002423" calcext:value-type="float">
            <text:p>8.54452565</text:p>
          </table:table-cell>
          <table:table-cell table:number-columns-repeated="60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05" calcext:value-type="float">
            <text:p>105</text:p>
          </table:table-cell>
          <table:table-cell table:style-name="ce2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00]" office:value-type="float" office:value="184" calcext:value-type="float">
            <text:p>184</text:p>
          </table:table-cell>
          <table:table-cell table:formula="of:=[.A340]" office:value-type="float" office:value="224" calcext:value-type="float">
            <text:p>224</text:p>
          </table:table-cell>
          <table:table-cell table:formula="of:=[.A321]" office:value-type="float" office:value="205" calcext:value-type="float">
            <text:p>205</text:p>
          </table:table-cell>
          <table:table-cell table:formula="of:=[.A319]" office:value-type="float" office:value="203" calcext:value-type="float">
            <text:p>203</text:p>
          </table:table-cell>
          <table:table-cell table:style-name="ce3" office:value-type="float" office:value="44.9180128651553" calcext:value-type="float">
            <text:p>44.92</text:p>
          </table:table-cell>
          <table:table-cell table:style-name="ce3" table:formula="of:=INDIRECT(ADDRESS(FLOOR(([.A320]-1)/20)+80;38+[.A320]-20*FLOOR(([.A320]-1)/20)))" office:value-type="float" office:value="27.5096406570456" calcext:value-type="float">
            <text:p>27.51</text:p>
          </table:table-cell>
          <table:table-cell table:formula="of:=INDIRECT(ADDRESS(FLOOR(([.A320]-1)/20)+80;18+[.A320]-20*FLOOR(([.A320]-1)/20)))" office:value-type="float" office:value="1" calcext:value-type="float">
            <text:p>1</text:p>
          </table:table-cell>
          <table:table-cell table:formula="of:=INDIRECT(ADDRESS(FLOOR(([.A320]-1)/20)+145;[.A320]-FLOOR(([.A320]-1)/20)*20+19))" office:value-type="float" office:value="17.9887502711476" calcext:value-type="float">
            <text:p>17.9887502711</text:p>
          </table:table-cell>
          <table:table-cell table:formula="of:=INDIRECT(ADDRESS(FLOOR(([.A320]-1)/20)+145;[.A320]-FLOOR(([.A320]-1)/20)*20+41))" office:value-type="float" office:value="14.519417918341" calcext:value-type="float">
            <text:p>14.5194179183</text:p>
          </table:table-cell>
          <table:table-cell table:number-columns-repeated="6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5" calcext:value-type="float">
            <text:p>105</text:p>
          </table:table-cell>
          <table:table-cell table:style-name="ce2"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01]" office:value-type="float" office:value="185" calcext:value-type="float">
            <text:p>185</text:p>
          </table:table-cell>
          <table:table-cell table:formula="of:=[.A341]" office:value-type="float" office:value="225" calcext:value-type="float">
            <text:p>225</text:p>
          </table:table-cell>
          <table:table-cell table:formula="of:=[.A322]" office:value-type="float" office:value="206" calcext:value-type="float">
            <text:p>206</text:p>
          </table:table-cell>
          <table:table-cell table:formula="of:=[.A320]" office:value-type="float" office:value="204" calcext:value-type="float">
            <text:p>204</text:p>
          </table:table-cell>
          <table:table-cell table:style-name="ce3" office:value-type="float" office:value="45.935704235971" calcext:value-type="float">
            <text:p>45.94</text:p>
          </table:table-cell>
          <table:table-cell table:style-name="ce3" table:formula="of:=INDIRECT(ADDRESS(FLOOR(([.A321]-1)/20)+80;38+[.A321]-20*FLOOR(([.A321]-1)/20)))" office:value-type="float" office:value="27.774500104967" calcext:value-type="float">
            <text:p>27.77</text:p>
          </table:table-cell>
          <table:table-cell table:formula="of:=INDIRECT(ADDRESS(FLOOR(([.A321]-1)/20)+80;18+[.A321]-20*FLOOR(([.A321]-1)/20)))" office:value-type="float" office:value="1" calcext:value-type="float">
            <text:p>1</text:p>
          </table:table-cell>
          <table:table-cell table:formula="of:=INDIRECT(ADDRESS(FLOOR(([.A321]-1)/20)+145;[.A321]-FLOOR(([.A321]-1)/20)*20+19))" office:value-type="float" office:value="18.4543464515129" calcext:value-type="float">
            <text:p>18.4543464515</text:p>
          </table:table-cell>
          <table:table-cell table:formula="of:=INDIRECT(ADDRESS(FLOOR(([.A321]-1)/20)+145;[.A321]-FLOOR(([.A321]-1)/20)*20+41))" office:value-type="float" office:value="16.4207575042584" calcext:value-type="float">
            <text:p>16.4207575043</text:p>
          </table:table-cell>
          <table:table-cell table:number-columns-repeated="60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05" calcext:value-type="float">
            <text:p>105</text:p>
          </table:table-cell>
          <table:table-cell table:style-name="ce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02]" office:value-type="float" office:value="186" calcext:value-type="float">
            <text:p>186</text:p>
          </table:table-cell>
          <table:table-cell table:formula="of:=[.A342]" office:value-type="float" office:value="226" calcext:value-type="float">
            <text:p>226</text:p>
          </table:table-cell>
          <table:table-cell table:formula="of:=[.A323]" office:value-type="float" office:value="207" calcext:value-type="float">
            <text:p>207</text:p>
          </table:table-cell>
          <table:table-cell table:formula="of:=[.A321]" office:value-type="float" office:value="205" calcext:value-type="float">
            <text:p>205</text:p>
          </table:table-cell>
          <table:table-cell table:style-name="ce3" office:value-type="float" office:value="45.8209777781477" calcext:value-type="float">
            <text:p>45.82</text:p>
          </table:table-cell>
          <table:table-cell table:style-name="ce3" table:formula="of:=INDIRECT(ADDRESS(FLOOR(([.A322]-1)/20)+80;38+[.A322]-20*FLOOR(([.A322]-1)/20)))" office:value-type="float" office:value="27.4469822192772" calcext:value-type="float">
            <text:p>27.45</text:p>
          </table:table-cell>
          <table:table-cell table:formula="of:=INDIRECT(ADDRESS(FLOOR(([.A322]-1)/20)+80;18+[.A322]-20*FLOOR(([.A322]-1)/20)))" office:value-type="float" office:value="1" calcext:value-type="float">
            <text:p>1</text:p>
          </table:table-cell>
          <table:table-cell table:formula="of:=INDIRECT(ADDRESS(FLOOR(([.A322]-1)/20)+145;[.A322]-FLOOR(([.A322]-1)/20)*20+19))" office:value-type="float" office:value="10.8793281319742" calcext:value-type="float">
            <text:p>10.879328132</text:p>
          </table:table-cell>
          <table:table-cell table:formula="of:=INDIRECT(ADDRESS(FLOOR(([.A322]-1)/20)+145;[.A322]-FLOOR(([.A322]-1)/20)*20+41))" office:value-type="float" office:value="24.7438902596279" calcext:value-type="float">
            <text:p>24.7438902596</text:p>
          </table:table-cell>
          <table:table-cell table:number-columns-repeated="60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05" calcext:value-type="float">
            <text:p>105</text:p>
          </table:table-cell>
          <table:table-cell table:style-name="ce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03]" office:value-type="float" office:value="187" calcext:value-type="float">
            <text:p>187</text:p>
          </table:table-cell>
          <table:table-cell table:formula="of:=[.A343]" office:value-type="float" office:value="227" calcext:value-type="float">
            <text:p>227</text:p>
          </table:table-cell>
          <table:table-cell table:formula="of:=[.A324]" office:value-type="float" office:value="208" calcext:value-type="float">
            <text:p>208</text:p>
          </table:table-cell>
          <table:table-cell table:formula="of:=[.A322]" office:value-type="float" office:value="206" calcext:value-type="float">
            <text:p>206</text:p>
          </table:table-cell>
          <table:table-cell table:style-name="ce3" office:value-type="float" office:value="47.2167980716452" calcext:value-type="float">
            <text:p>47.22</text:p>
          </table:table-cell>
          <table:table-cell table:style-name="ce3" table:formula="of:=INDIRECT(ADDRESS(FLOOR(([.A323]-1)/20)+80;38+[.A323]-20*FLOOR(([.A323]-1)/20)))" office:value-type="float" office:value="29.6887699909448" calcext:value-type="float">
            <text:p>29.69</text:p>
          </table:table-cell>
          <table:table-cell table:formula="of:=INDIRECT(ADDRESS(FLOOR(([.A323]-1)/20)+80;18+[.A323]-20*FLOOR(([.A323]-1)/20)))" office:value-type="float" office:value="1" calcext:value-type="float">
            <text:p>1</text:p>
          </table:table-cell>
          <table:table-cell table:formula="of:=INDIRECT(ADDRESS(FLOOR(([.A323]-1)/20)+145;[.A323]-FLOOR(([.A323]-1)/20)*20+19))" office:value-type="float" office:value="2.28173865564489" calcext:value-type="float">
            <text:p>2.2817386556</text:p>
          </table:table-cell>
          <table:table-cell table:formula="of:=INDIRECT(ADDRESS(FLOOR(([.A323]-1)/20)+145;[.A323]-FLOOR(([.A323]-1)/20)*20+41))" office:value-type="float" office:value="12.4638148829829" calcext:value-type="float">
            <text:p>12.463814883</text:p>
          </table:table-cell>
          <table:table-cell table:number-columns-repeated="60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5" calcext:value-type="float">
            <text:p>105</text:p>
          </table:table-cell>
          <table:table-cell table:style-name="ce2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04]" office:value-type="float" office:value="188" calcext:value-type="float">
            <text:p>188</text:p>
          </table:table-cell>
          <table:table-cell table:formula="of:=[.A344]" office:value-type="float" office:value="228" calcext:value-type="float">
            <text:p>228</text:p>
          </table:table-cell>
          <table:table-cell table:formula="of:=[.A325]" office:value-type="float" office:value="209" calcext:value-type="float">
            <text:p>209</text:p>
          </table:table-cell>
          <table:table-cell table:formula="of:=[.A323]" office:value-type="float" office:value="207" calcext:value-type="float">
            <text:p>207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24]-1)/20)+80;38+[.A324]-20*FLOOR(([.A324]-1)/20)))" office:value-type="float" office:value="32.7249442435333" calcext:value-type="float">
            <text:p>32.72</text:p>
          </table:table-cell>
          <table:table-cell table:formula="of:=INDIRECT(ADDRESS(FLOOR(([.A324]-1)/20)+80;18+[.A324]-20*FLOOR(([.A324]-1)/20)))" office:value-type="float" office:value="0" calcext:value-type="float">
            <text:p>0</text:p>
          </table:table-cell>
          <table:table-cell table:formula="of:=INDIRECT(ADDRESS(FLOOR(([.A324]-1)/20)+145;[.A324]-FLOOR(([.A324]-1)/20)*20+19))" office:value-type="float" office:value="-6.52315971019341" calcext:value-type="float">
            <text:p>-6.5231597102</text:p>
          </table:table-cell>
          <table:table-cell table:formula="of:=INDIRECT(ADDRESS(FLOOR(([.A324]-1)/20)+145;[.A324]-FLOOR(([.A324]-1)/20)*20+41))" office:value-type="float" office:value="12.2260740101165" calcext:value-type="float">
            <text:p>12.2260740101</text:p>
          </table:table-cell>
          <table:table-cell table:number-columns-repeated="60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5" calcext:value-type="float">
            <text:p>105</text:p>
          </table:table-cell>
          <table:table-cell table:style-name="ce2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05]" office:value-type="float" office:value="189" calcext:value-type="float">
            <text:p>189</text:p>
          </table:table-cell>
          <table:table-cell table:formula="of:=[.A345]" office:value-type="float" office:value="229" calcext:value-type="float">
            <text:p>229</text:p>
          </table:table-cell>
          <table:table-cell table:formula="of:=[.A326]" office:value-type="float" office:value="210" calcext:value-type="float">
            <text:p>210</text:p>
          </table:table-cell>
          <table:table-cell table:formula="of:=[.A324]" office:value-type="float" office:value="208" calcext:value-type="float">
            <text:p>208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25]-1)/20)+80;38+[.A325]-20*FLOOR(([.A325]-1)/20)))" office:value-type="float" office:value="32.9966260351339" calcext:value-type="float">
            <text:p>33.00</text:p>
          </table:table-cell>
          <table:table-cell table:formula="of:=INDIRECT(ADDRESS(FLOOR(([.A325]-1)/20)+80;18+[.A325]-20*FLOOR(([.A325]-1)/20)))" office:value-type="float" office:value="0" calcext:value-type="float">
            <text:p>0</text:p>
          </table:table-cell>
          <table:table-cell table:formula="of:=INDIRECT(ADDRESS(FLOOR(([.A325]-1)/20)+145;[.A325]-FLOOR(([.A325]-1)/20)*20+19))" office:value-type="float" office:value="1.29049500617098" calcext:value-type="float">
            <text:p>1.2904950062</text:p>
          </table:table-cell>
          <table:table-cell table:formula="of:=INDIRECT(ADDRESS(FLOOR(([.A325]-1)/20)+145;[.A325]-FLOOR(([.A325]-1)/20)*20+41))" office:value-type="float" office:value="7.37019117456411" calcext:value-type="float">
            <text:p>7.3701911746</text:p>
          </table:table-cell>
          <table:table-cell table:number-columns-repeated="60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5" calcext:value-type="float">
            <text:p>105</text:p>
          </table:table-cell>
          <table:table-cell table:style-name="ce2"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06]" office:value-type="float" office:value="190" calcext:value-type="float">
            <text:p>190</text:p>
          </table:table-cell>
          <table:table-cell table:formula="of:=[.A346]" office:value-type="float" office:value="230" calcext:value-type="float">
            <text:p>230</text:p>
          </table:table-cell>
          <table:table-cell table:formula="of:=[.A327]" office:value-type="float" office:value="211" calcext:value-type="float">
            <text:p>211</text:p>
          </table:table-cell>
          <table:table-cell table:formula="of:=[.A325]" office:value-type="float" office:value="209" calcext:value-type="float">
            <text:p>209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26]-1)/20)+80;38+[.A326]-20*FLOOR(([.A326]-1)/20)))" office:value-type="float" office:value="32.1725216624163" calcext:value-type="float">
            <text:p>32.17</text:p>
          </table:table-cell>
          <table:table-cell table:formula="of:=INDIRECT(ADDRESS(FLOOR(([.A326]-1)/20)+80;18+[.A326]-20*FLOOR(([.A326]-1)/20)))" office:value-type="float" office:value="0" calcext:value-type="float">
            <text:p>0</text:p>
          </table:table-cell>
          <table:table-cell table:formula="of:=INDIRECT(ADDRESS(FLOOR(([.A326]-1)/20)+145;[.A326]-FLOOR(([.A326]-1)/20)*20+19))" office:value-type="float" office:value="3.63931761825752" calcext:value-type="float">
            <text:p>3.6393176183</text:p>
          </table:table-cell>
          <table:table-cell table:formula="of:=INDIRECT(ADDRESS(FLOOR(([.A326]-1)/20)+145;[.A326]-FLOOR(([.A326]-1)/20)*20+41))" office:value-type="float" office:value="18.9281940399974" calcext:value-type="float">
            <text:p>18.92819404</text:p>
          </table:table-cell>
          <table:table-cell table:number-columns-repeated="60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5" calcext:value-type="float">
            <text:p>105</text:p>
          </table:table-cell>
          <table:table-cell table:style-name="ce2"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307]" office:value-type="float" office:value="191" calcext:value-type="float">
            <text:p>191</text:p>
          </table:table-cell>
          <table:table-cell table:formula="of:=[.A347]" office:value-type="float" office:value="231" calcext:value-type="float">
            <text:p>231</text:p>
          </table:table-cell>
          <table:table-cell table:formula="of:=[.A328]" office:value-type="float" office:value="212" calcext:value-type="float">
            <text:p>212</text:p>
          </table:table-cell>
          <table:table-cell table:formula="of:=[.A326]" office:value-type="float" office:value="210" calcext:value-type="float">
            <text:p>21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27]-1)/20)+80;38+[.A327]-20*FLOOR(([.A327]-1)/20)))" office:value-type="float" office:value="31.7702194507127" calcext:value-type="float">
            <text:p>31.77</text:p>
          </table:table-cell>
          <table:table-cell table:formula="of:=INDIRECT(ADDRESS(FLOOR(([.A327]-1)/20)+80;18+[.A327]-20*FLOOR(([.A327]-1)/20)))" office:value-type="float" office:value="0" calcext:value-type="float">
            <text:p>0</text:p>
          </table:table-cell>
          <table:table-cell table:formula="of:=INDIRECT(ADDRESS(FLOOR(([.A327]-1)/20)+145;[.A327]-FLOOR(([.A327]-1)/20)*20+19))" office:value-type="float" office:value="12.5133838867349" calcext:value-type="float">
            <text:p>12.5133838867</text:p>
          </table:table-cell>
          <table:table-cell table:formula="of:=INDIRECT(ADDRESS(FLOOR(([.A327]-1)/20)+145;[.A327]-FLOOR(([.A327]-1)/20)*20+41))" office:value-type="float" office:value="7.12008908662392" calcext:value-type="float">
            <text:p>7.1200890866</text:p>
          </table:table-cell>
          <table:table-cell table:number-columns-repeated="60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5" calcext:value-type="float">
            <text:p>105</text:p>
          </table:table-cell>
          <table:table-cell table:style-name="ce2"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08]" office:value-type="float" office:value="192" calcext:value-type="float">
            <text:p>192</text:p>
          </table:table-cell>
          <table:table-cell table:formula="of:=[.A348]" office:value-type="float" office:value="232" calcext:value-type="float">
            <text:p>232</text:p>
          </table:table-cell>
          <table:table-cell table:formula="of:=[.A329]" office:value-type="float" office:value="213" calcext:value-type="float">
            <text:p>213</text:p>
          </table:table-cell>
          <table:table-cell table:formula="of:=[.A327]" office:value-type="float" office:value="211" calcext:value-type="float">
            <text:p>211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28]-1)/20)+80;38+[.A328]-20*FLOOR(([.A328]-1)/20)))" office:value-type="float" office:value="31.134784829216" calcext:value-type="float">
            <text:p>31.13</text:p>
          </table:table-cell>
          <table:table-cell table:formula="of:=INDIRECT(ADDRESS(FLOOR(([.A328]-1)/20)+80;18+[.A328]-20*FLOOR(([.A328]-1)/20)))" office:value-type="float" office:value="0" calcext:value-type="float">
            <text:p>0</text:p>
          </table:table-cell>
          <table:table-cell table:formula="of:=INDIRECT(ADDRESS(FLOOR(([.A328]-1)/20)+145;[.A328]-FLOOR(([.A328]-1)/20)*20+19))" office:value-type="float" office:value="6.24218789146133" calcext:value-type="float">
            <text:p>6.2421878915</text:p>
          </table:table-cell>
          <table:table-cell table:formula="of:=INDIRECT(ADDRESS(FLOOR(([.A328]-1)/20)+145;[.A328]-FLOOR(([.A328]-1)/20)*20+41))" office:value-type="float" office:value="4.23945564717352" calcext:value-type="float">
            <text:p>4.2394556472</text:p>
          </table:table-cell>
          <table:table-cell table:number-columns-repeated="60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5" calcext:value-type="float">
            <text:p>105</text:p>
          </table:table-cell>
          <table:table-cell table:style-name="ce2"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309]" office:value-type="float" office:value="193" calcext:value-type="float">
            <text:p>193</text:p>
          </table:table-cell>
          <table:table-cell table:formula="of:=[.A349]" office:value-type="float" office:value="233" calcext:value-type="float">
            <text:p>233</text:p>
          </table:table-cell>
          <table:table-cell table:formula="of:=[.A330]" office:value-type="float" office:value="214" calcext:value-type="float">
            <text:p>214</text:p>
          </table:table-cell>
          <table:table-cell table:formula="of:=[.A328]" office:value-type="float" office:value="212" calcext:value-type="float">
            <text:p>212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29]-1)/20)+80;38+[.A329]-20*FLOOR(([.A329]-1)/20)))" office:value-type="float" office:value="32.8941483638868" calcext:value-type="float">
            <text:p>32.89</text:p>
          </table:table-cell>
          <table:table-cell table:formula="of:=INDIRECT(ADDRESS(FLOOR(([.A329]-1)/20)+80;18+[.A329]-20*FLOOR(([.A329]-1)/20)))" office:value-type="float" office:value="0" calcext:value-type="float">
            <text:p>0</text:p>
          </table:table-cell>
          <table:table-cell table:formula="of:=INDIRECT(ADDRESS(FLOOR(([.A329]-1)/20)+145;[.A329]-FLOOR(([.A329]-1)/20)*20+19))" office:value-type="float" office:value="11.7051525216163" calcext:value-type="float">
            <text:p>11.7051525216</text:p>
          </table:table-cell>
          <table:table-cell table:formula="of:=INDIRECT(ADDRESS(FLOOR(([.A329]-1)/20)+145;[.A329]-FLOOR(([.A329]-1)/20)*20+41))" office:value-type="float" office:value="-7.47546275591369" calcext:value-type="float">
            <text:p>-7.4754627559</text:p>
          </table:table-cell>
          <table:table-cell table:number-columns-repeated="60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5" calcext:value-type="float">
            <text:p>105</text:p>
          </table:table-cell>
          <table:table-cell table:style-name="ce2"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10]" office:value-type="float" office:value="194" calcext:value-type="float">
            <text:p>194</text:p>
          </table:table-cell>
          <table:table-cell table:formula="of:=[.A350]" office:value-type="float" office:value="234" calcext:value-type="float">
            <text:p>234</text:p>
          </table:table-cell>
          <table:table-cell table:formula="of:=[.A331]" office:value-type="float" office:value="215" calcext:value-type="float">
            <text:p>215</text:p>
          </table:table-cell>
          <table:table-cell table:formula="of:=[.A329]" office:value-type="float" office:value="213" calcext:value-type="float">
            <text:p>213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30]-1)/20)+80;38+[.A330]-20*FLOOR(([.A330]-1)/20)))" office:value-type="float" office:value="33.0221351845935" calcext:value-type="float">
            <text:p>33.02</text:p>
          </table:table-cell>
          <table:table-cell table:formula="of:=INDIRECT(ADDRESS(FLOOR(([.A330]-1)/20)+80;18+[.A330]-20*FLOOR(([.A330]-1)/20)))" office:value-type="float" office:value="0" calcext:value-type="float">
            <text:p>0</text:p>
          </table:table-cell>
          <table:table-cell table:formula="of:=INDIRECT(ADDRESS(FLOOR(([.A330]-1)/20)+145;[.A330]-FLOOR(([.A330]-1)/20)*20+19))" office:value-type="float" office:value="2.40211801710067" calcext:value-type="float">
            <text:p>2.4021180171</text:p>
          </table:table-cell>
          <table:table-cell table:formula="of:=INDIRECT(ADDRESS(FLOOR(([.A330]-1)/20)+145;[.A330]-FLOOR(([.A330]-1)/20)*20+41))" office:value-type="float" office:value="-7.75657265390848" calcext:value-type="float">
            <text:p>-7.7565726539</text:p>
          </table:table-cell>
          <table:table-cell table:number-columns-repeated="60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5" calcext:value-type="float">
            <text:p>105</text:p>
          </table:table-cell>
          <table:table-cell table:style-name="ce2"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11]" office:value-type="float" office:value="195" calcext:value-type="float">
            <text:p>195</text:p>
          </table:table-cell>
          <table:table-cell table:formula="of:=[.A351]" office:value-type="float" office:value="235" calcext:value-type="float">
            <text:p>235</text:p>
          </table:table-cell>
          <table:table-cell table:formula="of:=[.A332]" office:value-type="float" office:value="216" calcext:value-type="float">
            <text:p>216</text:p>
          </table:table-cell>
          <table:table-cell table:formula="of:=[.A330]" office:value-type="float" office:value="214" calcext:value-type="float">
            <text:p>214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31]-1)/20)+80;38+[.A331]-20*FLOOR(([.A331]-1)/20)))" office:value-type="float" office:value="32.0085496971177" calcext:value-type="float">
            <text:p>32.01</text:p>
          </table:table-cell>
          <table:table-cell table:formula="of:=INDIRECT(ADDRESS(FLOOR(([.A331]-1)/20)+80;18+[.A331]-20*FLOOR(([.A331]-1)/20)))" office:value-type="float" office:value="0" calcext:value-type="float">
            <text:p>0</text:p>
          </table:table-cell>
          <table:table-cell table:formula="of:=INDIRECT(ADDRESS(FLOOR(([.A331]-1)/20)+145;[.A331]-FLOOR(([.A331]-1)/20)*20+19))" office:value-type="float" office:value="-4.43407114978122" calcext:value-type="float">
            <text:p>-4.4340711498</text:p>
          </table:table-cell>
          <table:table-cell table:formula="of:=INDIRECT(ADDRESS(FLOOR(([.A331]-1)/20)+145;[.A331]-FLOOR(([.A331]-1)/20)*20+41))" office:value-type="float" office:value="-6.20832353581668" calcext:value-type="float">
            <text:p>-6.2083235358</text:p>
          </table:table-cell>
          <table:table-cell table:number-columns-repeated="60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5" calcext:value-type="float">
            <text:p>105</text:p>
          </table:table-cell>
          <table:table-cell table:style-name="ce2" office:value-type="float" office:value="155" calcext:value-type="float">
            <text:p>15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312]" office:value-type="float" office:value="196" calcext:value-type="float">
            <text:p>196</text:p>
          </table:table-cell>
          <table:table-cell table:formula="of:=[.A352]" office:value-type="float" office:value="236" calcext:value-type="float">
            <text:p>236</text:p>
          </table:table-cell>
          <table:table-cell table:formula="of:=[.A333]" office:value-type="float" office:value="217" calcext:value-type="float">
            <text:p>217</text:p>
          </table:table-cell>
          <table:table-cell table:formula="of:=[.A331]" office:value-type="float" office:value="215" calcext:value-type="float">
            <text:p>215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32]-1)/20)+80;38+[.A332]-20*FLOOR(([.A332]-1)/20)))" office:value-type="float" office:value="32.4973139260559" calcext:value-type="float">
            <text:p>32.50</text:p>
          </table:table-cell>
          <table:table-cell table:formula="of:=INDIRECT(ADDRESS(FLOOR(([.A332]-1)/20)+80;18+[.A332]-20*FLOOR(([.A332]-1)/20)))" office:value-type="float" office:value="0" calcext:value-type="float">
            <text:p>0</text:p>
          </table:table-cell>
          <table:table-cell table:formula="of:=INDIRECT(ADDRESS(FLOOR(([.A332]-1)/20)+145;[.A332]-FLOOR(([.A332]-1)/20)*20+19))" office:value-type="float" office:value="5.12922830021568" calcext:value-type="float">
            <text:p>5.1292283002</text:p>
          </table:table-cell>
          <table:table-cell table:formula="of:=INDIRECT(ADDRESS(FLOOR(([.A332]-1)/20)+145;[.A332]-FLOOR(([.A332]-1)/20)*20+41))" office:value-type="float" office:value="-4.49219573465328" calcext:value-type="float">
            <text:p>-4.4921957347</text:p>
          </table:table-cell>
          <table:table-cell table:number-columns-repeated="60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5" calcext:value-type="float">
            <text:p>105</text:p>
          </table:table-cell>
          <table:table-cell table:style-name="ce2" office:value-type="float" office:value="165" calcext:value-type="float">
            <text:p>16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13]" office:value-type="float" office:value="197" calcext:value-type="float">
            <text:p>197</text:p>
          </table:table-cell>
          <table:table-cell table:formula="of:=[.A353]" office:value-type="float" office:value="237" calcext:value-type="float">
            <text:p>237</text:p>
          </table:table-cell>
          <table:table-cell table:formula="of:=[.A334]" office:value-type="float" office:value="218" calcext:value-type="float">
            <text:p>218</text:p>
          </table:table-cell>
          <table:table-cell table:formula="of:=[.A332]" office:value-type="float" office:value="216" calcext:value-type="float">
            <text:p>216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33]-1)/20)+80;38+[.A333]-20*FLOOR(([.A333]-1)/20)))" office:value-type="float" office:value="33.1956314453601" calcext:value-type="float">
            <text:p>33.20</text:p>
          </table:table-cell>
          <table:table-cell table:formula="of:=INDIRECT(ADDRESS(FLOOR(([.A333]-1)/20)+80;18+[.A333]-20*FLOOR(([.A333]-1)/20)))" office:value-type="float" office:value="0" calcext:value-type="float">
            <text:p>0</text:p>
          </table:table-cell>
          <table:table-cell table:formula="of:=INDIRECT(ADDRESS(FLOOR(([.A333]-1)/20)+145;[.A333]-FLOOR(([.A333]-1)/20)*20+19))" office:value-type="float" office:value="0.806984576627795" calcext:value-type="float">
            <text:p>0.8069845766</text:p>
          </table:table-cell>
          <table:table-cell table:formula="of:=INDIRECT(ADDRESS(FLOOR(([.A333]-1)/20)+145;[.A333]-FLOOR(([.A333]-1)/20)*20+41))" office:value-type="float" office:value="10.9413712118489" calcext:value-type="float">
            <text:p>10.9413712118</text:p>
          </table:table-cell>
          <table:table-cell table:number-columns-repeated="60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05" calcext:value-type="float">
            <text:p>105</text:p>
          </table:table-cell>
          <table:table-cell table:style-name="ce2"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14]" office:value-type="float" office:value="198" calcext:value-type="float">
            <text:p>198</text:p>
          </table:table-cell>
          <table:table-cell table:formula="of:=[.A354]" office:value-type="float" office:value="238" calcext:value-type="float">
            <text:p>238</text:p>
          </table:table-cell>
          <table:table-cell table:formula="of:=[.A335]" office:value-type="float" office:value="219" calcext:value-type="float">
            <text:p>219</text:p>
          </table:table-cell>
          <table:table-cell table:formula="of:=[.A333]" office:value-type="float" office:value="217" calcext:value-type="float">
            <text:p>217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34]-1)/20)+80;38+[.A334]-20*FLOOR(([.A334]-1)/20)))" office:value-type="float" office:value="29.9285621498887" calcext:value-type="float">
            <text:p>29.93</text:p>
          </table:table-cell>
          <table:table-cell table:formula="of:=INDIRECT(ADDRESS(FLOOR(([.A334]-1)/20)+80;18+[.A334]-20*FLOOR(([.A334]-1)/20)))" office:value-type="float" office:value="0" calcext:value-type="float">
            <text:p>0</text:p>
          </table:table-cell>
          <table:table-cell table:formula="of:=INDIRECT(ADDRESS(FLOOR(([.A334]-1)/20)+145;[.A334]-FLOOR(([.A334]-1)/20)*20+19))" office:value-type="float" office:value="-6.2378706046621" calcext:value-type="float">
            <text:p>-6.2378706047</text:p>
          </table:table-cell>
          <table:table-cell table:formula="of:=INDIRECT(ADDRESS(FLOOR(([.A334]-1)/20)+145;[.A334]-FLOOR(([.A334]-1)/20)*20+41))" office:value-type="float" office:value="14.5787877501499" calcext:value-type="float">
            <text:p>14.5787877501</text:p>
          </table:table-cell>
          <table:table-cell table:number-columns-repeated="60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5" calcext:value-type="float">
            <text:p>105</text:p>
          </table:table-cell>
          <table:table-cell table:style-name="ce2" office:value-type="float" office:value="185" calcext:value-type="float">
            <text:p>1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15]" office:value-type="float" office:value="199" calcext:value-type="float">
            <text:p>199</text:p>
          </table:table-cell>
          <table:table-cell table:formula="of:=[.A355]" office:value-type="float" office:value="239" calcext:value-type="float">
            <text:p>239</text:p>
          </table:table-cell>
          <table:table-cell table:formula="of:=[.A336]" office:value-type="float" office:value="220" calcext:value-type="float">
            <text:p>220</text:p>
          </table:table-cell>
          <table:table-cell table:formula="of:=[.A334]" office:value-type="float" office:value="218" calcext:value-type="float">
            <text:p>218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35]-1)/20)+80;38+[.A335]-20*FLOOR(([.A335]-1)/20)))" office:value-type="float" office:value="32.3402278496925" calcext:value-type="float">
            <text:p>32.34</text:p>
          </table:table-cell>
          <table:table-cell table:formula="of:=INDIRECT(ADDRESS(FLOOR(([.A335]-1)/20)+80;18+[.A335]-20*FLOOR(([.A335]-1)/20)))" office:value-type="float" office:value="0" calcext:value-type="float">
            <text:p>0</text:p>
          </table:table-cell>
          <table:table-cell table:formula="of:=INDIRECT(ADDRESS(FLOOR(([.A335]-1)/20)+145;[.A335]-FLOOR(([.A335]-1)/20)*20+19))" office:value-type="float" office:value="16.8114670186214" calcext:value-type="float">
            <text:p>16.8114670186</text:p>
          </table:table-cell>
          <table:table-cell table:formula="of:=INDIRECT(ADDRESS(FLOOR(([.A335]-1)/20)+145;[.A335]-FLOOR(([.A335]-1)/20)*20+41))" office:value-type="float" office:value="-4.26948290683917" calcext:value-type="float">
            <text:p>-4.2694829068</text:p>
          </table:table-cell>
          <table:table-cell table:number-columns-repeated="60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5" calcext:value-type="float">
            <text:p>105</text:p>
          </table:table-cell>
          <table:table-cell table:style-name="ce2"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16]" office:value-type="float" office:value="200" calcext:value-type="float">
            <text:p>200</text:p>
          </table:table-cell>
          <table:table-cell table:formula="of:=[.A356]" office:value-type="float" office:value="240" calcext:value-type="float">
            <text:p>240</text:p>
          </table:table-cell>
          <table:table-cell office:value-type="string" calcext:value-type="string">
            <text:p>none</text:p>
          </table:table-cell>
          <table:table-cell table:formula="of:=[.A335]" office:value-type="float" office:value="219" calcext:value-type="float">
            <text:p>219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36]-1)/20)+80;38+[.A336]-20*FLOOR(([.A336]-1)/20)))" office:value-type="float" office:value="32.3450113517311" calcext:value-type="float">
            <text:p>32.35</text:p>
          </table:table-cell>
          <table:table-cell table:formula="of:=INDIRECT(ADDRESS(FLOOR(([.A336]-1)/20)+80;18+[.A336]-20*FLOOR(([.A336]-1)/20)))" office:value-type="float" office:value="0" calcext:value-type="float">
            <text:p>0</text:p>
          </table:table-cell>
          <table:table-cell table:formula="of:=INDIRECT(ADDRESS(FLOOR(([.A336]-1)/20)+145;[.A336]-FLOOR(([.A336]-1)/20)*20+19))" office:value-type="float" office:value="22.6475988285253" calcext:value-type="float">
            <text:p>22.6475988285</text:p>
          </table:table-cell>
          <table:table-cell table:formula="of:=INDIRECT(ADDRESS(FLOOR(([.A336]-1)/20)+145;[.A336]-FLOOR(([.A336]-1)/20)*20+41))" office:value-type="float" office:value="11.7902080766956" calcext:value-type="float">
            <text:p>11.7902080767</text:p>
          </table:table-cell>
          <table:table-cell table:number-columns-repeated="60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15" calcext:value-type="float">
            <text:p>11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317]" office:value-type="float" office:value="201" calcext:value-type="float">
            <text:p>201</text:p>
          </table:table-cell>
          <table:table-cell table:formula="of:=[.A357]" office:value-type="float" office:value="241" calcext:value-type="float">
            <text:p>241</text:p>
          </table:table-cell>
          <table:table-cell table:formula="of:=[.A338]" office:value-type="float" office:value="222" calcext:value-type="float">
            <text:p>222</text:p>
          </table:table-cell>
          <table:table-cell office:value-type="string" calcext:value-type="string">
            <text:p>none</text:p>
          </table:table-cell>
          <table:table-cell table:style-name="ce3" office:value-type="float" office:value="44.3761884032893" calcext:value-type="float">
            <text:p>44.38</text:p>
          </table:table-cell>
          <table:table-cell table:style-name="ce3" table:formula="of:=INDIRECT(ADDRESS(FLOOR(([.A337]-1)/20)+80;38+[.A337]-20*FLOOR(([.A337]-1)/20)))" office:value-type="float" office:value="27.6903636354409" calcext:value-type="float">
            <text:p>27.69</text:p>
          </table:table-cell>
          <table:table-cell table:formula="of:=INDIRECT(ADDRESS(FLOOR(([.A337]-1)/20)+80;18+[.A337]-20*FLOOR(([.A337]-1)/20)))" office:value-type="float" office:value="1" calcext:value-type="float">
            <text:p>1</text:p>
          </table:table-cell>
          <table:table-cell table:formula="of:=INDIRECT(ADDRESS(FLOOR(([.A337]-1)/20)+145;[.A337]-FLOOR(([.A337]-1)/20)*20+19))" office:value-type="float" office:value="-3.74976037617043" calcext:value-type="float">
            <text:p>-3.7497603762</text:p>
          </table:table-cell>
          <table:table-cell table:formula="of:=INDIRECT(ADDRESS(FLOOR(([.A337]-1)/20)+145;[.A337]-FLOOR(([.A337]-1)/20)*20+41))" office:value-type="float" office:value="32.7287028274426" calcext:value-type="float">
            <text:p>32.7287028274</text:p>
          </table:table-cell>
          <table:table-cell table:number-columns-repeated="60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15" calcext:value-type="float">
            <text:p>115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18]" office:value-type="float" office:value="202" calcext:value-type="float">
            <text:p>202</text:p>
          </table:table-cell>
          <table:table-cell table:formula="of:=[.A358]" office:value-type="float" office:value="242" calcext:value-type="float">
            <text:p>242</text:p>
          </table:table-cell>
          <table:table-cell table:formula="of:=[.A339]" office:value-type="float" office:value="223" calcext:value-type="float">
            <text:p>223</text:p>
          </table:table-cell>
          <table:table-cell table:formula="of:=[.A337]" office:value-type="float" office:value="221" calcext:value-type="float">
            <text:p>221</text:p>
          </table:table-cell>
          <table:table-cell table:style-name="ce3" office:value-type="float" office:value="45.4376350264028" calcext:value-type="float">
            <text:p>45.44</text:p>
          </table:table-cell>
          <table:table-cell table:style-name="ce3" table:formula="of:=INDIRECT(ADDRESS(FLOOR(([.A338]-1)/20)+80;38+[.A338]-20*FLOOR(([.A338]-1)/20)))" office:value-type="float" office:value="29.391555153467" calcext:value-type="float">
            <text:p>29.39</text:p>
          </table:table-cell>
          <table:table-cell table:formula="of:=INDIRECT(ADDRESS(FLOOR(([.A338]-1)/20)+80;18+[.A338]-20*FLOOR(([.A338]-1)/20)))" office:value-type="float" office:value="1" calcext:value-type="float">
            <text:p>1</text:p>
          </table:table-cell>
          <table:table-cell table:formula="of:=INDIRECT(ADDRESS(FLOOR(([.A338]-1)/20)+145;[.A338]-FLOOR(([.A338]-1)/20)*20+19))" office:value-type="float" office:value="-5.14985803047533" calcext:value-type="float">
            <text:p>-5.1498580305</text:p>
          </table:table-cell>
          <table:table-cell table:formula="of:=INDIRECT(ADDRESS(FLOOR(([.A338]-1)/20)+145;[.A338]-FLOOR(([.A338]-1)/20)*20+41))" office:value-type="float" office:value="34.8491228781752" calcext:value-type="float">
            <text:p>34.8491228782</text:p>
          </table:table-cell>
          <table:table-cell table:number-columns-repeated="60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5" calcext:value-type="float">
            <text:p>115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319]" office:value-type="float" office:value="203" calcext:value-type="float">
            <text:p>203</text:p>
          </table:table-cell>
          <table:table-cell table:formula="of:=[.A359]" office:value-type="float" office:value="243" calcext:value-type="float">
            <text:p>243</text:p>
          </table:table-cell>
          <table:table-cell table:formula="of:=[.A340]" office:value-type="float" office:value="224" calcext:value-type="float">
            <text:p>224</text:p>
          </table:table-cell>
          <table:table-cell table:formula="of:=[.A338]" office:value-type="float" office:value="222" calcext:value-type="float">
            <text:p>222</text:p>
          </table:table-cell>
          <table:table-cell table:style-name="ce3" office:value-type="float" office:value="45.8981189409202" calcext:value-type="float">
            <text:p>45.90</text:p>
          </table:table-cell>
          <table:table-cell table:style-name="ce3" table:formula="of:=INDIRECT(ADDRESS(FLOOR(([.A339]-1)/20)+80;38+[.A339]-20*FLOOR(([.A339]-1)/20)))" office:value-type="float" office:value="27.0304721187059" calcext:value-type="float">
            <text:p>27.03</text:p>
          </table:table-cell>
          <table:table-cell table:formula="of:=INDIRECT(ADDRESS(FLOOR(([.A339]-1)/20)+80;18+[.A339]-20*FLOOR(([.A339]-1)/20)))" office:value-type="float" office:value="1" calcext:value-type="float">
            <text:p>1</text:p>
          </table:table-cell>
          <table:table-cell table:formula="of:=INDIRECT(ADDRESS(FLOOR(([.A339]-1)/20)+145;[.A339]-FLOOR(([.A339]-1)/20)*20+19))" office:value-type="float" office:value="-8.70148892360971" calcext:value-type="float">
            <text:p>-8.7014889236</text:p>
          </table:table-cell>
          <table:table-cell table:formula="of:=INDIRECT(ADDRESS(FLOOR(([.A339]-1)/20)+145;[.A339]-FLOOR(([.A339]-1)/20)*20+41))" office:value-type="float" office:value="37.0661863107529" calcext:value-type="float">
            <text:p>37.0661863108</text:p>
          </table:table-cell>
          <table:table-cell table:number-columns-repeated="60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15" calcext:value-type="float">
            <text:p>115</text:p>
          </table:table-cell>
          <table:table-cell table:style-name="ce2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20]" office:value-type="float" office:value="204" calcext:value-type="float">
            <text:p>204</text:p>
          </table:table-cell>
          <table:table-cell table:formula="of:=[.A360]" office:value-type="float" office:value="244" calcext:value-type="float">
            <text:p>244</text:p>
          </table:table-cell>
          <table:table-cell table:formula="of:=[.A341]" office:value-type="float" office:value="225" calcext:value-type="float">
            <text:p>225</text:p>
          </table:table-cell>
          <table:table-cell table:formula="of:=[.A339]" office:value-type="float" office:value="223" calcext:value-type="float">
            <text:p>223</text:p>
          </table:table-cell>
          <table:table-cell table:style-name="ce3" office:value-type="float" office:value="45.8319047834374" calcext:value-type="float">
            <text:p>45.83</text:p>
          </table:table-cell>
          <table:table-cell table:style-name="ce3" table:formula="of:=INDIRECT(ADDRESS(FLOOR(([.A340]-1)/20)+80;38+[.A340]-20*FLOOR(([.A340]-1)/20)))" office:value-type="float" office:value="27.4550653661276" calcext:value-type="float">
            <text:p>27.46</text:p>
          </table:table-cell>
          <table:table-cell table:formula="of:=INDIRECT(ADDRESS(FLOOR(([.A340]-1)/20)+80;18+[.A340]-20*FLOOR(([.A340]-1)/20)))" office:value-type="float" office:value="1" calcext:value-type="float">
            <text:p>1</text:p>
          </table:table-cell>
          <table:table-cell table:formula="of:=INDIRECT(ADDRESS(FLOOR(([.A340]-1)/20)+145;[.A340]-FLOOR(([.A340]-1)/20)*20+19))" office:value-type="float" office:value="5.47195745398608" calcext:value-type="float">
            <text:p>5.471957454</text:p>
          </table:table-cell>
          <table:table-cell table:formula="of:=INDIRECT(ADDRESS(FLOOR(([.A340]-1)/20)+145;[.A340]-FLOOR(([.A340]-1)/20)*20+41))" office:value-type="float" office:value="21.0670890066352" calcext:value-type="float">
            <text:p>21.0670890066</text:p>
          </table:table-cell>
          <table:table-cell table:number-columns-repeated="60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15" calcext:value-type="float">
            <text:p>115</text:p>
          </table:table-cell>
          <table:table-cell table:style-name="ce2"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321]" office:value-type="float" office:value="205" calcext:value-type="float">
            <text:p>205</text:p>
          </table:table-cell>
          <table:table-cell table:formula="of:=[.A361]" office:value-type="float" office:value="245" calcext:value-type="float">
            <text:p>245</text:p>
          </table:table-cell>
          <table:table-cell table:formula="of:=[.A342]" office:value-type="float" office:value="226" calcext:value-type="float">
            <text:p>226</text:p>
          </table:table-cell>
          <table:table-cell table:formula="of:=[.A340]" office:value-type="float" office:value="224" calcext:value-type="float">
            <text:p>224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41]-1)/20)+80;38+[.A341]-20*FLOOR(([.A341]-1)/20)))" office:value-type="float" office:value="29.6960552281621" calcext:value-type="float">
            <text:p>29.70</text:p>
          </table:table-cell>
          <table:table-cell table:formula="of:=INDIRECT(ADDRESS(FLOOR(([.A341]-1)/20)+80;18+[.A341]-20*FLOOR(([.A341]-1)/20)))" office:value-type="float" office:value="0" calcext:value-type="float">
            <text:p>0</text:p>
          </table:table-cell>
          <table:table-cell table:formula="of:=INDIRECT(ADDRESS(FLOOR(([.A341]-1)/20)+145;[.A341]-FLOOR(([.A341]-1)/20)*20+19))" office:value-type="float" office:value="13.2716049587949" calcext:value-type="float">
            <text:p>13.2716049588</text:p>
          </table:table-cell>
          <table:table-cell table:formula="of:=INDIRECT(ADDRESS(FLOOR(([.A341]-1)/20)+145;[.A341]-FLOOR(([.A341]-1)/20)*20+41))" office:value-type="float" office:value="27.0411013866451" calcext:value-type="float">
            <text:p>27.0411013866</text:p>
          </table:table-cell>
          <table:table-cell table:number-columns-repeated="60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15" calcext:value-type="float">
            <text:p>115</text:p>
          </table:table-cell>
          <table:table-cell table:style-name="ce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322]" office:value-type="float" office:value="206" calcext:value-type="float">
            <text:p>206</text:p>
          </table:table-cell>
          <table:table-cell table:formula="of:=[.A362]" office:value-type="float" office:value="246" calcext:value-type="float">
            <text:p>246</text:p>
          </table:table-cell>
          <table:table-cell table:formula="of:=[.A343]" office:value-type="float" office:value="227" calcext:value-type="float">
            <text:p>227</text:p>
          </table:table-cell>
          <table:table-cell table:formula="of:=[.A341]" office:value-type="float" office:value="225" calcext:value-type="float">
            <text:p>225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42]-1)/20)+80;38+[.A342]-20*FLOOR(([.A342]-1)/20)))" office:value-type="float" office:value="31.8425954767457" calcext:value-type="float">
            <text:p>31.84</text:p>
          </table:table-cell>
          <table:table-cell table:formula="of:=INDIRECT(ADDRESS(FLOOR(([.A342]-1)/20)+80;18+[.A342]-20*FLOOR(([.A342]-1)/20)))" office:value-type="float" office:value="0" calcext:value-type="float">
            <text:p>0</text:p>
          </table:table-cell>
          <table:table-cell table:formula="of:=INDIRECT(ADDRESS(FLOOR(([.A342]-1)/20)+145;[.A342]-FLOOR(([.A342]-1)/20)*20+19))" office:value-type="float" office:value="-3.73919153808994" calcext:value-type="float">
            <text:p>-3.7391915381</text:p>
          </table:table-cell>
          <table:table-cell table:formula="of:=INDIRECT(ADDRESS(FLOOR(([.A342]-1)/20)+145;[.A342]-FLOOR(([.A342]-1)/20)*20+41))" office:value-type="float" office:value="15.8583853255332" calcext:value-type="float">
            <text:p>15.8583853255</text:p>
          </table:table-cell>
          <table:table-cell table:number-columns-repeated="60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15" calcext:value-type="float">
            <text:p>115</text:p>
          </table:table-cell>
          <table:table-cell table:style-name="ce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23]" office:value-type="float" office:value="207" calcext:value-type="float">
            <text:p>207</text:p>
          </table:table-cell>
          <table:table-cell table:formula="of:=[.A363]" office:value-type="float" office:value="247" calcext:value-type="float">
            <text:p>247</text:p>
          </table:table-cell>
          <table:table-cell table:formula="of:=[.A344]" office:value-type="float" office:value="228" calcext:value-type="float">
            <text:p>228</text:p>
          </table:table-cell>
          <table:table-cell table:formula="of:=[.A342]" office:value-type="float" office:value="226" calcext:value-type="float">
            <text:p>226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43]-1)/20)+80;38+[.A343]-20*FLOOR(([.A343]-1)/20)))" office:value-type="float" office:value="32.8119565241407" calcext:value-type="float">
            <text:p>32.81</text:p>
          </table:table-cell>
          <table:table-cell table:formula="of:=INDIRECT(ADDRESS(FLOOR(([.A343]-1)/20)+80;18+[.A343]-20*FLOOR(([.A343]-1)/20)))" office:value-type="float" office:value="0" calcext:value-type="float">
            <text:p>0</text:p>
          </table:table-cell>
          <table:table-cell table:formula="of:=INDIRECT(ADDRESS(FLOOR(([.A343]-1)/20)+145;[.A343]-FLOOR(([.A343]-1)/20)*20+19))" office:value-type="float" office:value="1.56091014995876" calcext:value-type="float">
            <text:p>1.56091015</text:p>
          </table:table-cell>
          <table:table-cell table:formula="of:=INDIRECT(ADDRESS(FLOOR(([.A343]-1)/20)+145;[.A343]-FLOOR(([.A343]-1)/20)*20+41))" office:value-type="float" office:value="6.97750219879891" calcext:value-type="float">
            <text:p>6.9775021988</text:p>
          </table:table-cell>
          <table:table-cell table:number-columns-repeated="60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15" calcext:value-type="float">
            <text:p>115</text:p>
          </table:table-cell>
          <table:table-cell table:style-name="ce2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24]" office:value-type="float" office:value="208" calcext:value-type="float">
            <text:p>208</text:p>
          </table:table-cell>
          <table:table-cell table:formula="of:=[.A364]" office:value-type="float" office:value="248" calcext:value-type="float">
            <text:p>248</text:p>
          </table:table-cell>
          <table:table-cell table:formula="of:=[.A345]" office:value-type="float" office:value="229" calcext:value-type="float">
            <text:p>229</text:p>
          </table:table-cell>
          <table:table-cell table:formula="of:=[.A343]" office:value-type="float" office:value="227" calcext:value-type="float">
            <text:p>227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44]-1)/20)+80;38+[.A344]-20*FLOOR(([.A344]-1)/20)))" office:value-type="float" office:value="30.8591419048184" calcext:value-type="float">
            <text:p>30.86</text:p>
          </table:table-cell>
          <table:table-cell table:formula="of:=INDIRECT(ADDRESS(FLOOR(([.A344]-1)/20)+80;18+[.A344]-20*FLOOR(([.A344]-1)/20)))" office:value-type="float" office:value="0" calcext:value-type="float">
            <text:p>0</text:p>
          </table:table-cell>
          <table:table-cell table:formula="of:=INDIRECT(ADDRESS(FLOOR(([.A344]-1)/20)+145;[.A344]-FLOOR(([.A344]-1)/20)*20+19))" office:value-type="float" office:value="-4.84697842459328" calcext:value-type="float">
            <text:p>-4.8469784246</text:p>
          </table:table-cell>
          <table:table-cell table:formula="of:=INDIRECT(ADDRESS(FLOOR(([.A344]-1)/20)+145;[.A344]-FLOOR(([.A344]-1)/20)*20+41))" office:value-type="float" office:value="2.04230803653957" calcext:value-type="float">
            <text:p>2.0423080365</text:p>
          </table:table-cell>
          <table:table-cell table:number-columns-repeated="60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15" calcext:value-type="float">
            <text:p>115</text:p>
          </table:table-cell>
          <table:table-cell table:style-name="ce2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25]" office:value-type="float" office:value="209" calcext:value-type="float">
            <text:p>209</text:p>
          </table:table-cell>
          <table:table-cell table:formula="of:=[.A365]" office:value-type="float" office:value="249" calcext:value-type="float">
            <text:p>249</text:p>
          </table:table-cell>
          <table:table-cell table:formula="of:=[.A346]" office:value-type="float" office:value="230" calcext:value-type="float">
            <text:p>230</text:p>
          </table:table-cell>
          <table:table-cell table:formula="of:=[.A344]" office:value-type="float" office:value="228" calcext:value-type="float">
            <text:p>228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45]-1)/20)+80;38+[.A345]-20*FLOOR(([.A345]-1)/20)))" office:value-type="float" office:value="33.6415546560711" calcext:value-type="float">
            <text:p>33.64</text:p>
          </table:table-cell>
          <table:table-cell table:formula="of:=INDIRECT(ADDRESS(FLOOR(([.A345]-1)/20)+80;18+[.A345]-20*FLOOR(([.A345]-1)/20)))" office:value-type="float" office:value="0" calcext:value-type="float">
            <text:p>0</text:p>
          </table:table-cell>
          <table:table-cell table:formula="of:=INDIRECT(ADDRESS(FLOOR(([.A345]-1)/20)+145;[.A345]-FLOOR(([.A345]-1)/20)*20+19))" office:value-type="float" office:value="-3.91444310020637" calcext:value-type="float">
            <text:p>-3.9144431002</text:p>
          </table:table-cell>
          <table:table-cell table:formula="of:=INDIRECT(ADDRESS(FLOOR(([.A345]-1)/20)+145;[.A345]-FLOOR(([.A345]-1)/20)*20+41))" office:value-type="float" office:value="-0.727214493098854" calcext:value-type="float">
            <text:p>-0.7272144931</text:p>
          </table:table-cell>
          <table:table-cell table:number-columns-repeated="60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15" calcext:value-type="float">
            <text:p>115</text:p>
          </table:table-cell>
          <table:table-cell table:style-name="ce2"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26]" office:value-type="float" office:value="210" calcext:value-type="float">
            <text:p>210</text:p>
          </table:table-cell>
          <table:table-cell table:formula="of:=[.A366]" office:value-type="float" office:value="250" calcext:value-type="float">
            <text:p>250</text:p>
          </table:table-cell>
          <table:table-cell table:formula="of:=[.A347]" office:value-type="float" office:value="231" calcext:value-type="float">
            <text:p>231</text:p>
          </table:table-cell>
          <table:table-cell table:formula="of:=[.A345]" office:value-type="float" office:value="229" calcext:value-type="float">
            <text:p>229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46]-1)/20)+80;38+[.A346]-20*FLOOR(([.A346]-1)/20)))" office:value-type="float" office:value="33.5069476925001" calcext:value-type="float">
            <text:p>33.51</text:p>
          </table:table-cell>
          <table:table-cell table:formula="of:=INDIRECT(ADDRESS(FLOOR(([.A346]-1)/20)+80;18+[.A346]-20*FLOOR(([.A346]-1)/20)))" office:value-type="float" office:value="0" calcext:value-type="float">
            <text:p>0</text:p>
          </table:table-cell>
          <table:table-cell table:formula="of:=INDIRECT(ADDRESS(FLOOR(([.A346]-1)/20)+145;[.A346]-FLOOR(([.A346]-1)/20)*20+19))" office:value-type="float" office:value="-1.98104764047315" calcext:value-type="float">
            <text:p>-1.9810476405</text:p>
          </table:table-cell>
          <table:table-cell table:formula="of:=INDIRECT(ADDRESS(FLOOR(([.A346]-1)/20)+145;[.A346]-FLOOR(([.A346]-1)/20)*20+41))" office:value-type="float" office:value="5.96596996236402" calcext:value-type="float">
            <text:p>5.9659699624</text:p>
          </table:table-cell>
          <table:table-cell table:number-columns-repeated="60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15" calcext:value-type="float">
            <text:p>115</text:p>
          </table:table-cell>
          <table:table-cell table:style-name="ce2"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27]" office:value-type="float" office:value="211" calcext:value-type="float">
            <text:p>211</text:p>
          </table:table-cell>
          <table:table-cell table:formula="of:=[.A367]" office:value-type="float" office:value="251" calcext:value-type="float">
            <text:p>251</text:p>
          </table:table-cell>
          <table:table-cell table:formula="of:=[.A348]" office:value-type="float" office:value="232" calcext:value-type="float">
            <text:p>232</text:p>
          </table:table-cell>
          <table:table-cell table:formula="of:=[.A346]" office:value-type="float" office:value="230" calcext:value-type="float">
            <text:p>23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47]-1)/20)+80;38+[.A347]-20*FLOOR(([.A347]-1)/20)))" office:value-type="float" office:value="32.3348958910407" calcext:value-type="float">
            <text:p>32.33</text:p>
          </table:table-cell>
          <table:table-cell table:formula="of:=INDIRECT(ADDRESS(FLOOR(([.A347]-1)/20)+80;18+[.A347]-20*FLOOR(([.A347]-1)/20)))" office:value-type="float" office:value="0" calcext:value-type="float">
            <text:p>0</text:p>
          </table:table-cell>
          <table:table-cell table:formula="of:=INDIRECT(ADDRESS(FLOOR(([.A347]-1)/20)+145;[.A347]-FLOOR(([.A347]-1)/20)*20+19))" office:value-type="float" office:value="-1.93346226451041" calcext:value-type="float">
            <text:p>-1.9334622645</text:p>
          </table:table-cell>
          <table:table-cell table:formula="of:=INDIRECT(ADDRESS(FLOOR(([.A347]-1)/20)+145;[.A347]-FLOOR(([.A347]-1)/20)*20+41))" office:value-type="float" office:value="0.97187011452288" calcext:value-type="float">
            <text:p>0.9718701145</text:p>
          </table:table-cell>
          <table:table-cell table:number-columns-repeated="60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15" calcext:value-type="float">
            <text:p>115</text:p>
          </table:table-cell>
          <table:table-cell table:style-name="ce2"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28]" office:value-type="float" office:value="212" calcext:value-type="float">
            <text:p>212</text:p>
          </table:table-cell>
          <table:table-cell table:formula="of:=[.A368]" office:value-type="float" office:value="252" calcext:value-type="float">
            <text:p>252</text:p>
          </table:table-cell>
          <table:table-cell table:formula="of:=[.A349]" office:value-type="float" office:value="233" calcext:value-type="float">
            <text:p>233</text:p>
          </table:table-cell>
          <table:table-cell table:formula="of:=[.A347]" office:value-type="float" office:value="231" calcext:value-type="float">
            <text:p>231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48]-1)/20)+80;38+[.A348]-20*FLOOR(([.A348]-1)/20)))" office:value-type="float" office:value="30.9620058193294" calcext:value-type="float">
            <text:p>30.96</text:p>
          </table:table-cell>
          <table:table-cell table:formula="of:=INDIRECT(ADDRESS(FLOOR(([.A348]-1)/20)+80;18+[.A348]-20*FLOOR(([.A348]-1)/20)))" office:value-type="float" office:value="0" calcext:value-type="float">
            <text:p>0</text:p>
          </table:table-cell>
          <table:table-cell table:formula="of:=INDIRECT(ADDRESS(FLOOR(([.A348]-1)/20)+145;[.A348]-FLOOR(([.A348]-1)/20)*20+19))" office:value-type="float" office:value="-7.23694232595685" calcext:value-type="float">
            <text:p>-7.236942326</text:p>
          </table:table-cell>
          <table:table-cell table:formula="of:=INDIRECT(ADDRESS(FLOOR(([.A348]-1)/20)+145;[.A348]-FLOOR(([.A348]-1)/20)*20+41))" office:value-type="float" office:value="1.80401070983827" calcext:value-type="float">
            <text:p>1.8040107098</text:p>
          </table:table-cell>
          <table:table-cell table:number-columns-repeated="60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15" calcext:value-type="float">
            <text:p>115</text:p>
          </table:table-cell>
          <table:table-cell table:style-name="ce2"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29]" office:value-type="float" office:value="213" calcext:value-type="float">
            <text:p>213</text:p>
          </table:table-cell>
          <table:table-cell table:formula="of:=[.A369]" office:value-type="float" office:value="253" calcext:value-type="float">
            <text:p>253</text:p>
          </table:table-cell>
          <table:table-cell table:formula="of:=[.A350]" office:value-type="float" office:value="234" calcext:value-type="float">
            <text:p>234</text:p>
          </table:table-cell>
          <table:table-cell table:formula="of:=[.A348]" office:value-type="float" office:value="232" calcext:value-type="float">
            <text:p>232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49]-1)/20)+80;38+[.A349]-20*FLOOR(([.A349]-1)/20)))" office:value-type="float" office:value="30.8058899308022" calcext:value-type="float">
            <text:p>30.81</text:p>
          </table:table-cell>
          <table:table-cell table:formula="of:=INDIRECT(ADDRESS(FLOOR(([.A349]-1)/20)+80;18+[.A349]-20*FLOOR(([.A349]-1)/20)))" office:value-type="float" office:value="0" calcext:value-type="float">
            <text:p>0</text:p>
          </table:table-cell>
          <table:table-cell table:formula="of:=INDIRECT(ADDRESS(FLOOR(([.A349]-1)/20)+145;[.A349]-FLOOR(([.A349]-1)/20)*20+19))" office:value-type="float" office:value="5.83229097151654" calcext:value-type="float">
            <text:p>5.8322909715</text:p>
          </table:table-cell>
          <table:table-cell table:formula="of:=INDIRECT(ADDRESS(FLOOR(([.A349]-1)/20)+145;[.A349]-FLOOR(([.A349]-1)/20)*20+41))" office:value-type="float" office:value="1.79284958821651" calcext:value-type="float">
            <text:p>1.7928495882</text:p>
          </table:table-cell>
          <table:table-cell table:number-columns-repeated="60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15" calcext:value-type="float">
            <text:p>115</text:p>
          </table:table-cell>
          <table:table-cell table:style-name="ce2"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330]" office:value-type="float" office:value="214" calcext:value-type="float">
            <text:p>214</text:p>
          </table:table-cell>
          <table:table-cell table:formula="of:=[.A370]" office:value-type="float" office:value="254" calcext:value-type="float">
            <text:p>254</text:p>
          </table:table-cell>
          <table:table-cell table:formula="of:=[.A351]" office:value-type="float" office:value="235" calcext:value-type="float">
            <text:p>235</text:p>
          </table:table-cell>
          <table:table-cell table:formula="of:=[.A349]" office:value-type="float" office:value="233" calcext:value-type="float">
            <text:p>233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50]-1)/20)+80;38+[.A350]-20*FLOOR(([.A350]-1)/20)))" office:value-type="float" office:value="30.3874165951251" calcext:value-type="float">
            <text:p>30.39</text:p>
          </table:table-cell>
          <table:table-cell table:formula="of:=INDIRECT(ADDRESS(FLOOR(([.A350]-1)/20)+80;18+[.A350]-20*FLOOR(([.A350]-1)/20)))" office:value-type="float" office:value="0" calcext:value-type="float">
            <text:p>0</text:p>
          </table:table-cell>
          <table:table-cell table:formula="of:=INDIRECT(ADDRESS(FLOOR(([.A350]-1)/20)+145;[.A350]-FLOOR(([.A350]-1)/20)*20+19))" office:value-type="float" office:value="-5.0664394428466" calcext:value-type="float">
            <text:p>-5.0664394428</text:p>
          </table:table-cell>
          <table:table-cell table:formula="of:=INDIRECT(ADDRESS(FLOOR(([.A350]-1)/20)+145;[.A350]-FLOOR(([.A350]-1)/20)*20+41))" office:value-type="float" office:value="-3.88175983430468" calcext:value-type="float">
            <text:p>-3.8817598343</text:p>
          </table:table-cell>
          <table:table-cell table:number-columns-repeated="60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15" calcext:value-type="float">
            <text:p>115</text:p>
          </table:table-cell>
          <table:table-cell table:style-name="ce2"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31]" office:value-type="float" office:value="215" calcext:value-type="float">
            <text:p>215</text:p>
          </table:table-cell>
          <table:table-cell table:formula="of:=[.A371]" office:value-type="float" office:value="255" calcext:value-type="float">
            <text:p>255</text:p>
          </table:table-cell>
          <table:table-cell table:formula="of:=[.A352]" office:value-type="float" office:value="236" calcext:value-type="float">
            <text:p>236</text:p>
          </table:table-cell>
          <table:table-cell table:formula="of:=[.A350]" office:value-type="float" office:value="234" calcext:value-type="float">
            <text:p>234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51]-1)/20)+80;38+[.A351]-20*FLOOR(([.A351]-1)/20)))" office:value-type="float" office:value="31.9399089069414" calcext:value-type="float">
            <text:p>31.94</text:p>
          </table:table-cell>
          <table:table-cell table:formula="of:=INDIRECT(ADDRESS(FLOOR(([.A351]-1)/20)+80;18+[.A351]-20*FLOOR(([.A351]-1)/20)))" office:value-type="float" office:value="0" calcext:value-type="float">
            <text:p>0</text:p>
          </table:table-cell>
          <table:table-cell table:formula="of:=INDIRECT(ADDRESS(FLOOR(([.A351]-1)/20)+145;[.A351]-FLOOR(([.A351]-1)/20)*20+19))" office:value-type="float" office:value="-3.29841034631096" calcext:value-type="float">
            <text:p>-3.2984103463</text:p>
          </table:table-cell>
          <table:table-cell table:formula="of:=INDIRECT(ADDRESS(FLOOR(([.A351]-1)/20)+145;[.A351]-FLOOR(([.A351]-1)/20)*20+41))" office:value-type="float" office:value="-1.80950242127379" calcext:value-type="float">
            <text:p>-1.8095024213</text:p>
          </table:table-cell>
          <table:table-cell table:number-columns-repeated="60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15" calcext:value-type="float">
            <text:p>115</text:p>
          </table:table-cell>
          <table:table-cell table:style-name="ce2" office:value-type="float" office:value="155" calcext:value-type="float">
            <text:p>15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32]" office:value-type="float" office:value="216" calcext:value-type="float">
            <text:p>216</text:p>
          </table:table-cell>
          <table:table-cell table:formula="of:=[.A372]" office:value-type="float" office:value="256" calcext:value-type="float">
            <text:p>256</text:p>
          </table:table-cell>
          <table:table-cell table:formula="of:=[.A353]" office:value-type="float" office:value="237" calcext:value-type="float">
            <text:p>237</text:p>
          </table:table-cell>
          <table:table-cell table:formula="of:=[.A351]" office:value-type="float" office:value="235" calcext:value-type="float">
            <text:p>235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52]-1)/20)+80;38+[.A352]-20*FLOOR(([.A352]-1)/20)))" office:value-type="float" office:value="33.5269287250867" calcext:value-type="float">
            <text:p>33.53</text:p>
          </table:table-cell>
          <table:table-cell table:formula="of:=INDIRECT(ADDRESS(FLOOR(([.A352]-1)/20)+80;18+[.A352]-20*FLOOR(([.A352]-1)/20)))" office:value-type="float" office:value="0" calcext:value-type="float">
            <text:p>0</text:p>
          </table:table-cell>
          <table:table-cell table:formula="of:=INDIRECT(ADDRESS(FLOOR(([.A352]-1)/20)+145;[.A352]-FLOOR(([.A352]-1)/20)*20+19))" office:value-type="float" office:value="1.8867028392712" calcext:value-type="float">
            <text:p>1.8867028393</text:p>
          </table:table-cell>
          <table:table-cell table:formula="of:=INDIRECT(ADDRESS(FLOOR(([.A352]-1)/20)+145;[.A352]-FLOOR(([.A352]-1)/20)*20+41))" office:value-type="float" office:value="-0.461498003430754" calcext:value-type="float">
            <text:p>-0.4614980034</text:p>
          </table:table-cell>
          <table:table-cell table:number-columns-repeated="60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15" calcext:value-type="float">
            <text:p>115</text:p>
          </table:table-cell>
          <table:table-cell table:style-name="ce2" office:value-type="float" office:value="165" calcext:value-type="float">
            <text:p>16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33]" office:value-type="float" office:value="217" calcext:value-type="float">
            <text:p>217</text:p>
          </table:table-cell>
          <table:table-cell table:formula="of:=[.A373]" office:value-type="float" office:value="257" calcext:value-type="float">
            <text:p>257</text:p>
          </table:table-cell>
          <table:table-cell table:formula="of:=[.A354]" office:value-type="float" office:value="238" calcext:value-type="float">
            <text:p>238</text:p>
          </table:table-cell>
          <table:table-cell table:formula="of:=[.A352]" office:value-type="float" office:value="236" calcext:value-type="float">
            <text:p>236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53]-1)/20)+80;38+[.A353]-20*FLOOR(([.A353]-1)/20)))" office:value-type="float" office:value="33.4053651665253" calcext:value-type="float">
            <text:p>33.41</text:p>
          </table:table-cell>
          <table:table-cell table:formula="of:=INDIRECT(ADDRESS(FLOOR(([.A353]-1)/20)+80;18+[.A353]-20*FLOOR(([.A353]-1)/20)))" office:value-type="float" office:value="0" calcext:value-type="float">
            <text:p>0</text:p>
          </table:table-cell>
          <table:table-cell table:formula="of:=INDIRECT(ADDRESS(FLOOR(([.A353]-1)/20)+145;[.A353]-FLOOR(([.A353]-1)/20)*20+19))" office:value-type="float" office:value="1.1987193227861" calcext:value-type="float">
            <text:p>1.1987193228</text:p>
          </table:table-cell>
          <table:table-cell table:formula="of:=INDIRECT(ADDRESS(FLOOR(([.A353]-1)/20)+145;[.A353]-FLOOR(([.A353]-1)/20)*20+41))" office:value-type="float" office:value="2.74974571879876" calcext:value-type="float">
            <text:p>2.7497457188</text:p>
          </table:table-cell>
          <table:table-cell table:number-columns-repeated="60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15" calcext:value-type="float">
            <text:p>115</text:p>
          </table:table-cell>
          <table:table-cell table:style-name="ce2"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34]" office:value-type="float" office:value="218" calcext:value-type="float">
            <text:p>218</text:p>
          </table:table-cell>
          <table:table-cell table:formula="of:=[.A374]" office:value-type="float" office:value="258" calcext:value-type="float">
            <text:p>258</text:p>
          </table:table-cell>
          <table:table-cell table:formula="of:=[.A355]" office:value-type="float" office:value="239" calcext:value-type="float">
            <text:p>239</text:p>
          </table:table-cell>
          <table:table-cell table:formula="of:=[.A353]" office:value-type="float" office:value="237" calcext:value-type="float">
            <text:p>237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54]-1)/20)+80;38+[.A354]-20*FLOOR(([.A354]-1)/20)))" office:value-type="float" office:value="32.9335880618833" calcext:value-type="float">
            <text:p>32.93</text:p>
          </table:table-cell>
          <table:table-cell table:formula="of:=INDIRECT(ADDRESS(FLOOR(([.A354]-1)/20)+80;18+[.A354]-20*FLOOR(([.A354]-1)/20)))" office:value-type="float" office:value="0" calcext:value-type="float">
            <text:p>0</text:p>
          </table:table-cell>
          <table:table-cell table:formula="of:=INDIRECT(ADDRESS(FLOOR(([.A354]-1)/20)+145;[.A354]-FLOOR(([.A354]-1)/20)*20+19))" office:value-type="float" office:value="-2.7922180958986" calcext:value-type="float">
            <text:p>-2.7922180959</text:p>
          </table:table-cell>
          <table:table-cell table:formula="of:=INDIRECT(ADDRESS(FLOOR(([.A354]-1)/20)+145;[.A354]-FLOOR(([.A354]-1)/20)*20+41))" office:value-type="float" office:value="-3.30403650957619" calcext:value-type="float">
            <text:p>-3.3040365096</text:p>
          </table:table-cell>
          <table:table-cell table:number-columns-repeated="60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15" calcext:value-type="float">
            <text:p>115</text:p>
          </table:table-cell>
          <table:table-cell table:style-name="ce2" office:value-type="float" office:value="185" calcext:value-type="float">
            <text:p>1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35]" office:value-type="float" office:value="219" calcext:value-type="float">
            <text:p>219</text:p>
          </table:table-cell>
          <table:table-cell table:formula="of:=[.A375]" office:value-type="float" office:value="259" calcext:value-type="float">
            <text:p>259</text:p>
          </table:table-cell>
          <table:table-cell table:formula="of:=[.A356]" office:value-type="float" office:value="240" calcext:value-type="float">
            <text:p>240</text:p>
          </table:table-cell>
          <table:table-cell table:formula="of:=[.A354]" office:value-type="float" office:value="238" calcext:value-type="float">
            <text:p>238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55]-1)/20)+80;38+[.A355]-20*FLOOR(([.A355]-1)/20)))" office:value-type="float" office:value="31.3658563763181" calcext:value-type="float">
            <text:p>31.37</text:p>
          </table:table-cell>
          <table:table-cell table:formula="of:=INDIRECT(ADDRESS(FLOOR(([.A355]-1)/20)+80;18+[.A355]-20*FLOOR(([.A355]-1)/20)))" office:value-type="float" office:value="0" calcext:value-type="float">
            <text:p>0</text:p>
          </table:table-cell>
          <table:table-cell table:formula="of:=INDIRECT(ADDRESS(FLOOR(([.A355]-1)/20)+145;[.A355]-FLOOR(([.A355]-1)/20)*20+19))" office:value-type="float" office:value="13.1149805047119" calcext:value-type="float">
            <text:p>13.1149805047</text:p>
          </table:table-cell>
          <table:table-cell table:formula="of:=INDIRECT(ADDRESS(FLOOR(([.A355]-1)/20)+145;[.A355]-FLOOR(([.A355]-1)/20)*20+41))" office:value-type="float" office:value="-4.19813479882081" calcext:value-type="float">
            <text:p>-4.1981347988</text:p>
          </table:table-cell>
          <table:table-cell table:number-columns-repeated="60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15" calcext:value-type="float">
            <text:p>115</text:p>
          </table:table-cell>
          <table:table-cell table:style-name="ce2"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36]" office:value-type="float" office:value="220" calcext:value-type="float">
            <text:p>220</text:p>
          </table:table-cell>
          <table:table-cell table:formula="of:=[.A376]" office:value-type="float" office:value="260" calcext:value-type="float">
            <text:p>260</text:p>
          </table:table-cell>
          <table:table-cell office:value-type="string" calcext:value-type="string">
            <text:p>none</text:p>
          </table:table-cell>
          <table:table-cell table:formula="of:=[.A355]" office:value-type="float" office:value="239" calcext:value-type="float">
            <text:p>239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56]-1)/20)+80;38+[.A356]-20*FLOOR(([.A356]-1)/20)))" office:value-type="float" office:value="31.9561387864596" calcext:value-type="float">
            <text:p>31.96</text:p>
          </table:table-cell>
          <table:table-cell table:formula="of:=INDIRECT(ADDRESS(FLOOR(([.A356]-1)/20)+80;18+[.A356]-20*FLOOR(([.A356]-1)/20)))" office:value-type="float" office:value="0" calcext:value-type="float">
            <text:p>0</text:p>
          </table:table-cell>
          <table:table-cell table:formula="of:=INDIRECT(ADDRESS(FLOOR(([.A356]-1)/20)+145;[.A356]-FLOOR(([.A356]-1)/20)*20+19))" office:value-type="float" office:value="8.53861985447291" calcext:value-type="float">
            <text:p>8.5386198545</text:p>
          </table:table-cell>
          <table:table-cell table:formula="of:=INDIRECT(ADDRESS(FLOOR(([.A356]-1)/20)+145;[.A356]-FLOOR(([.A356]-1)/20)*20+41))" office:value-type="float" office:value="-5.17721014563048" calcext:value-type="float">
            <text:p>-5.1772101456</text:p>
          </table:table-cell>
          <table:table-cell table:number-columns-repeated="60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25" calcext:value-type="float">
            <text:p>12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37]" office:value-type="float" office:value="221" calcext:value-type="float">
            <text:p>221</text:p>
          </table:table-cell>
          <table:table-cell table:formula="of:=[.A377]" office:value-type="float" office:value="261" calcext:value-type="float">
            <text:p>261</text:p>
          </table:table-cell>
          <table:table-cell table:formula="of:=[.A358]" office:value-type="float" office:value="242" calcext:value-type="float">
            <text:p>242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57]-1)/20)+80;38+[.A357]-20*FLOOR(([.A357]-1)/20)))" office:value-type="float" office:value="33.0769251212766" calcext:value-type="float">
            <text:p>33.08</text:p>
          </table:table-cell>
          <table:table-cell table:formula="of:=INDIRECT(ADDRESS(FLOOR(([.A357]-1)/20)+80;18+[.A357]-20*FLOOR(([.A357]-1)/20)))" office:value-type="float" office:value="0" calcext:value-type="float">
            <text:p>0</text:p>
          </table:table-cell>
          <table:table-cell table:formula="of:=INDIRECT(ADDRESS(FLOOR(([.A357]-1)/20)+145;[.A357]-FLOOR(([.A357]-1)/20)*20+19))" office:value-type="float" office:value="-1.12316036164891" calcext:value-type="float">
            <text:p>-1.1231603616</text:p>
          </table:table-cell>
          <table:table-cell table:formula="of:=INDIRECT(ADDRESS(FLOOR(([.A357]-1)/20)+145;[.A357]-FLOOR(([.A357]-1)/20)*20+41))" office:value-type="float" office:value="43.9642744646888" calcext:value-type="float">
            <text:p>43.9642744647</text:p>
          </table:table-cell>
          <table:table-cell table:number-columns-repeated="60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25" calcext:value-type="float">
            <text:p>125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338]" office:value-type="float" office:value="222" calcext:value-type="float">
            <text:p>222</text:p>
          </table:table-cell>
          <table:table-cell table:formula="of:=[.A378]" office:value-type="float" office:value="262" calcext:value-type="float">
            <text:p>262</text:p>
          </table:table-cell>
          <table:table-cell table:formula="of:=[.A359]" office:value-type="float" office:value="243" calcext:value-type="float">
            <text:p>243</text:p>
          </table:table-cell>
          <table:table-cell table:formula="of:=[.A357]" office:value-type="float" office:value="241" calcext:value-type="float">
            <text:p>241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58]-1)/20)+80;38+[.A358]-20*FLOOR(([.A358]-1)/20)))" office:value-type="float" office:value="31.2848921607815" calcext:value-type="float">
            <text:p>31.28</text:p>
          </table:table-cell>
          <table:table-cell table:formula="of:=INDIRECT(ADDRESS(FLOOR(([.A358]-1)/20)+80;18+[.A358]-20*FLOOR(([.A358]-1)/20)))" office:value-type="float" office:value="0" calcext:value-type="float">
            <text:p>0</text:p>
          </table:table-cell>
          <table:table-cell table:formula="of:=INDIRECT(ADDRESS(FLOOR(([.A358]-1)/20)+145;[.A358]-FLOOR(([.A358]-1)/20)*20+19))" office:value-type="float" office:value="-5.64623333860611" calcext:value-type="float">
            <text:p>-5.6462333386</text:p>
          </table:table-cell>
          <table:table-cell table:formula="of:=INDIRECT(ADDRESS(FLOOR(([.A358]-1)/20)+145;[.A358]-FLOOR(([.A358]-1)/20)*20+41))" office:value-type="float" office:value="28.9564149341054" calcext:value-type="float">
            <text:p>28.9564149341</text:p>
          </table:table-cell>
          <table:table-cell table:number-columns-repeated="60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25" calcext:value-type="float">
            <text:p>125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39]" office:value-type="float" office:value="223" calcext:value-type="float">
            <text:p>223</text:p>
          </table:table-cell>
          <table:table-cell table:formula="of:=[.A379]" office:value-type="float" office:value="263" calcext:value-type="float">
            <text:p>263</text:p>
          </table:table-cell>
          <table:table-cell table:formula="of:=[.A360]" office:value-type="float" office:value="244" calcext:value-type="float">
            <text:p>244</text:p>
          </table:table-cell>
          <table:table-cell table:formula="of:=[.A358]" office:value-type="float" office:value="242" calcext:value-type="float">
            <text:p>242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59]-1)/20)+80;38+[.A359]-20*FLOOR(([.A359]-1)/20)))" office:value-type="float" office:value="30.7801377452813" calcext:value-type="float">
            <text:p>30.78</text:p>
          </table:table-cell>
          <table:table-cell table:formula="of:=INDIRECT(ADDRESS(FLOOR(([.A359]-1)/20)+80;18+[.A359]-20*FLOOR(([.A359]-1)/20)))" office:value-type="float" office:value="0" calcext:value-type="float">
            <text:p>0</text:p>
          </table:table-cell>
          <table:table-cell table:formula="of:=INDIRECT(ADDRESS(FLOOR(([.A359]-1)/20)+145;[.A359]-FLOOR(([.A359]-1)/20)*20+19))" office:value-type="float" office:value="10.399401028902" calcext:value-type="float">
            <text:p>10.3994010289</text:p>
          </table:table-cell>
          <table:table-cell table:formula="of:=INDIRECT(ADDRESS(FLOOR(([.A359]-1)/20)+145;[.A359]-FLOOR(([.A359]-1)/20)*20+41))" office:value-type="float" office:value="22.8651957645091" calcext:value-type="float">
            <text:p>22.8651957645</text:p>
          </table:table-cell>
          <table:table-cell table:number-columns-repeated="60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25" calcext:value-type="float">
            <text:p>125</text:p>
          </table:table-cell>
          <table:table-cell table:style-name="ce2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340]" office:value-type="float" office:value="224" calcext:value-type="float">
            <text:p>224</text:p>
          </table:table-cell>
          <table:table-cell table:formula="of:=[.A380]" office:value-type="float" office:value="264" calcext:value-type="float">
            <text:p>264</text:p>
          </table:table-cell>
          <table:table-cell table:formula="of:=[.A361]" office:value-type="float" office:value="245" calcext:value-type="float">
            <text:p>245</text:p>
          </table:table-cell>
          <table:table-cell table:formula="of:=[.A359]" office:value-type="float" office:value="243" calcext:value-type="float">
            <text:p>243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60]-1)/20)+80;38+[.A360]-20*FLOOR(([.A360]-1)/20)))" office:value-type="float" office:value="31.9123035073368" calcext:value-type="float">
            <text:p>31.91</text:p>
          </table:table-cell>
          <table:table-cell table:formula="of:=INDIRECT(ADDRESS(FLOOR(([.A360]-1)/20)+80;18+[.A360]-20*FLOOR(([.A360]-1)/20)))" office:value-type="float" office:value="0" calcext:value-type="float">
            <text:p>0</text:p>
          </table:table-cell>
          <table:table-cell table:formula="of:=INDIRECT(ADDRESS(FLOOR(([.A360]-1)/20)+145;[.A360]-FLOOR(([.A360]-1)/20)*20+19))" office:value-type="float" office:value="-6.92018657613529" calcext:value-type="float">
            <text:p>-6.9201865761</text:p>
          </table:table-cell>
          <table:table-cell table:formula="of:=INDIRECT(ADDRESS(FLOOR(([.A360]-1)/20)+145;[.A360]-FLOOR(([.A360]-1)/20)*20+41))" office:value-type="float" office:value="25.8737246875053" calcext:value-type="float">
            <text:p>25.8737246875</text:p>
          </table:table-cell>
          <table:table-cell table:number-columns-repeated="60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25" calcext:value-type="float">
            <text:p>125</text:p>
          </table:table-cell>
          <table:table-cell table:style-name="ce2"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341]" office:value-type="float" office:value="225" calcext:value-type="float">
            <text:p>225</text:p>
          </table:table-cell>
          <table:table-cell table:formula="of:=[.A381]" office:value-type="float" office:value="265" calcext:value-type="float">
            <text:p>265</text:p>
          </table:table-cell>
          <table:table-cell table:formula="of:=[.A362]" office:value-type="float" office:value="246" calcext:value-type="float">
            <text:p>246</text:p>
          </table:table-cell>
          <table:table-cell table:formula="of:=[.A360]" office:value-type="float" office:value="244" calcext:value-type="float">
            <text:p>244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61]-1)/20)+80;38+[.A361]-20*FLOOR(([.A361]-1)/20)))" office:value-type="float" office:value="32.8323999242769" calcext:value-type="float">
            <text:p>32.83</text:p>
          </table:table-cell>
          <table:table-cell table:formula="of:=INDIRECT(ADDRESS(FLOOR(([.A361]-1)/20)+80;18+[.A361]-20*FLOOR(([.A361]-1)/20)))" office:value-type="float" office:value="0" calcext:value-type="float">
            <text:p>0</text:p>
          </table:table-cell>
          <table:table-cell table:formula="of:=INDIRECT(ADDRESS(FLOOR(([.A361]-1)/20)+145;[.A361]-FLOOR(([.A361]-1)/20)*20+19))" office:value-type="float" office:value="5.95329984439187" calcext:value-type="float">
            <text:p>5.9532998444</text:p>
          </table:table-cell>
          <table:table-cell table:formula="of:=INDIRECT(ADDRESS(FLOOR(([.A361]-1)/20)+145;[.A361]-FLOOR(([.A361]-1)/20)*20+41))" office:value-type="float" office:value="0.639664687991936" calcext:value-type="float">
            <text:p>0.639664688</text:p>
          </table:table-cell>
          <table:table-cell table:number-columns-repeated="60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25" calcext:value-type="float">
            <text:p>125</text:p>
          </table:table-cell>
          <table:table-cell table:style-name="ce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42]" office:value-type="float" office:value="226" calcext:value-type="float">
            <text:p>226</text:p>
          </table:table-cell>
          <table:table-cell table:formula="of:=[.A382]" office:value-type="float" office:value="266" calcext:value-type="float">
            <text:p>266</text:p>
          </table:table-cell>
          <table:table-cell table:formula="of:=[.A363]" office:value-type="float" office:value="247" calcext:value-type="float">
            <text:p>247</text:p>
          </table:table-cell>
          <table:table-cell table:formula="of:=[.A361]" office:value-type="float" office:value="245" calcext:value-type="float">
            <text:p>245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62]-1)/20)+80;38+[.A362]-20*FLOOR(([.A362]-1)/20)))" office:value-type="float" office:value="33.1185101061554" calcext:value-type="float">
            <text:p>33.12</text:p>
          </table:table-cell>
          <table:table-cell table:formula="of:=INDIRECT(ADDRESS(FLOOR(([.A362]-1)/20)+80;18+[.A362]-20*FLOOR(([.A362]-1)/20)))" office:value-type="float" office:value="0" calcext:value-type="float">
            <text:p>0</text:p>
          </table:table-cell>
          <table:table-cell table:formula="of:=INDIRECT(ADDRESS(FLOOR(([.A362]-1)/20)+145;[.A362]-FLOOR(([.A362]-1)/20)*20+19))" office:value-type="float" office:value="-9.41956974816126" calcext:value-type="float">
            <text:p>-9.4195697482</text:p>
          </table:table-cell>
          <table:table-cell table:formula="of:=INDIRECT(ADDRESS(FLOOR(([.A362]-1)/20)+145;[.A362]-FLOOR(([.A362]-1)/20)*20+41))" office:value-type="float" office:value="-7.96647973238632" calcext:value-type="float">
            <text:p>-7.9664797324</text:p>
          </table:table-cell>
          <table:table-cell table:number-columns-repeated="60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25" calcext:value-type="float">
            <text:p>125</text:p>
          </table:table-cell>
          <table:table-cell table:style-name="ce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343]" office:value-type="float" office:value="227" calcext:value-type="float">
            <text:p>227</text:p>
          </table:table-cell>
          <table:table-cell table:formula="of:=[.A383]" office:value-type="float" office:value="267" calcext:value-type="float">
            <text:p>267</text:p>
          </table:table-cell>
          <table:table-cell table:formula="of:=[.A364]" office:value-type="float" office:value="248" calcext:value-type="float">
            <text:p>248</text:p>
          </table:table-cell>
          <table:table-cell table:formula="of:=[.A362]" office:value-type="float" office:value="246" calcext:value-type="float">
            <text:p>246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63]-1)/20)+80;38+[.A363]-20*FLOOR(([.A363]-1)/20)))" office:value-type="float" office:value="32.1403923403845" calcext:value-type="float">
            <text:p>32.14</text:p>
          </table:table-cell>
          <table:table-cell table:formula="of:=INDIRECT(ADDRESS(FLOOR(([.A363]-1)/20)+80;18+[.A363]-20*FLOOR(([.A363]-1)/20)))" office:value-type="float" office:value="0" calcext:value-type="float">
            <text:p>0</text:p>
          </table:table-cell>
          <table:table-cell table:formula="of:=INDIRECT(ADDRESS(FLOOR(([.A363]-1)/20)+145;[.A363]-FLOOR(([.A363]-1)/20)*20+19))" office:value-type="float" office:value="-4.7951936768302" calcext:value-type="float">
            <text:p>-4.7951936768</text:p>
          </table:table-cell>
          <table:table-cell table:formula="of:=INDIRECT(ADDRESS(FLOOR(([.A363]-1)/20)+145;[.A363]-FLOOR(([.A363]-1)/20)*20+41))" office:value-type="float" office:value="-5.78429387393047" calcext:value-type="float">
            <text:p>-5.7842938739</text:p>
          </table:table-cell>
          <table:table-cell table:number-columns-repeated="60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25" calcext:value-type="float">
            <text:p>125</text:p>
          </table:table-cell>
          <table:table-cell table:style-name="ce2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44]" office:value-type="float" office:value="228" calcext:value-type="float">
            <text:p>228</text:p>
          </table:table-cell>
          <table:table-cell table:formula="of:=[.A384]" office:value-type="float" office:value="268" calcext:value-type="float">
            <text:p>268</text:p>
          </table:table-cell>
          <table:table-cell table:formula="of:=[.A365]" office:value-type="float" office:value="249" calcext:value-type="float">
            <text:p>249</text:p>
          </table:table-cell>
          <table:table-cell table:formula="of:=[.A363]" office:value-type="float" office:value="247" calcext:value-type="float">
            <text:p>247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64]-1)/20)+80;38+[.A364]-20*FLOOR(([.A364]-1)/20)))" office:value-type="float" office:value="32.65647304647" calcext:value-type="float">
            <text:p>32.66</text:p>
          </table:table-cell>
          <table:table-cell table:formula="of:=INDIRECT(ADDRESS(FLOOR(([.A364]-1)/20)+80;18+[.A364]-20*FLOOR(([.A364]-1)/20)))" office:value-type="float" office:value="0" calcext:value-type="float">
            <text:p>0</text:p>
          </table:table-cell>
          <table:table-cell table:formula="of:=INDIRECT(ADDRESS(FLOOR(([.A364]-1)/20)+145;[.A364]-FLOOR(([.A364]-1)/20)*20+19))" office:value-type="float" office:value="-0.524340952026676" calcext:value-type="float">
            <text:p>-0.524340952</text:p>
          </table:table-cell>
          <table:table-cell table:formula="of:=INDIRECT(ADDRESS(FLOOR(([.A364]-1)/20)+145;[.A364]-FLOOR(([.A364]-1)/20)*20+41))" office:value-type="float" office:value="-4.38770222129118" calcext:value-type="float">
            <text:p>-4.3877022213</text:p>
          </table:table-cell>
          <table:table-cell table:number-columns-repeated="60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25" calcext:value-type="float">
            <text:p>125</text:p>
          </table:table-cell>
          <table:table-cell table:style-name="ce2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45]" office:value-type="float" office:value="229" calcext:value-type="float">
            <text:p>229</text:p>
          </table:table-cell>
          <table:table-cell table:formula="of:=[.A385]" office:value-type="float" office:value="269" calcext:value-type="float">
            <text:p>269</text:p>
          </table:table-cell>
          <table:table-cell table:formula="of:=[.A366]" office:value-type="float" office:value="250" calcext:value-type="float">
            <text:p>250</text:p>
          </table:table-cell>
          <table:table-cell table:formula="of:=[.A364]" office:value-type="float" office:value="248" calcext:value-type="float">
            <text:p>248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65]-1)/20)+80;38+[.A365]-20*FLOOR(([.A365]-1)/20)))" office:value-type="float" office:value="30.8978667120365" calcext:value-type="float">
            <text:p>30.90</text:p>
          </table:table-cell>
          <table:table-cell table:formula="of:=INDIRECT(ADDRESS(FLOOR(([.A365]-1)/20)+80;18+[.A365]-20*FLOOR(([.A365]-1)/20)))" office:value-type="float" office:value="0" calcext:value-type="float">
            <text:p>0</text:p>
          </table:table-cell>
          <table:table-cell table:formula="of:=INDIRECT(ADDRESS(FLOOR(([.A365]-1)/20)+145;[.A365]-FLOOR(([.A365]-1)/20)*20+19))" office:value-type="float" office:value="-8.35811550261902" calcext:value-type="float">
            <text:p>-8.3581155026</text:p>
          </table:table-cell>
          <table:table-cell table:formula="of:=INDIRECT(ADDRESS(FLOOR(([.A365]-1)/20)+145;[.A365]-FLOOR(([.A365]-1)/20)*20+41))" office:value-type="float" office:value="-0.571853452397515" calcext:value-type="float">
            <text:p>-0.5718534524</text:p>
          </table:table-cell>
          <table:table-cell table:number-columns-repeated="6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table:style-name="ce2"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46]" office:value-type="float" office:value="230" calcext:value-type="float">
            <text:p>230</text:p>
          </table:table-cell>
          <table:table-cell table:formula="of:=[.A386]" office:value-type="float" office:value="270" calcext:value-type="float">
            <text:p>270</text:p>
          </table:table-cell>
          <table:table-cell table:formula="of:=[.A367]" office:value-type="float" office:value="251" calcext:value-type="float">
            <text:p>251</text:p>
          </table:table-cell>
          <table:table-cell table:formula="of:=[.A365]" office:value-type="float" office:value="249" calcext:value-type="float">
            <text:p>249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66]-1)/20)+80;38+[.A366]-20*FLOOR(([.A366]-1)/20)))" office:value-type="float" office:value="33.4650021404966" calcext:value-type="float">
            <text:p>33.47</text:p>
          </table:table-cell>
          <table:table-cell table:formula="of:=INDIRECT(ADDRESS(FLOOR(([.A366]-1)/20)+80;18+[.A366]-20*FLOOR(([.A366]-1)/20)))" office:value-type="float" office:value="0" calcext:value-type="float">
            <text:p>0</text:p>
          </table:table-cell>
          <table:table-cell table:formula="of:=INDIRECT(ADDRESS(FLOOR(([.A366]-1)/20)+145;[.A366]-FLOOR(([.A366]-1)/20)*20+19))" office:value-type="float" office:value="0.406119174612128" calcext:value-type="float">
            <text:p>0.4061191746</text:p>
          </table:table-cell>
          <table:table-cell table:formula="of:=INDIRECT(ADDRESS(FLOOR(([.A366]-1)/20)+145;[.A366]-FLOOR(([.A366]-1)/20)*20+41))" office:value-type="float" office:value="5.51703950788939" calcext:value-type="float">
            <text:p>5.5170395079</text:p>
          </table:table-cell>
          <table:table-cell table:number-columns-repeated="60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25" calcext:value-type="float">
            <text:p>125</text:p>
          </table:table-cell>
          <table:table-cell table:style-name="ce2"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47]" office:value-type="float" office:value="231" calcext:value-type="float">
            <text:p>231</text:p>
          </table:table-cell>
          <table:table-cell table:formula="of:=[.A387]" office:value-type="float" office:value="271" calcext:value-type="float">
            <text:p>271</text:p>
          </table:table-cell>
          <table:table-cell table:formula="of:=[.A368]" office:value-type="float" office:value="252" calcext:value-type="float">
            <text:p>252</text:p>
          </table:table-cell>
          <table:table-cell table:formula="of:=[.A366]" office:value-type="float" office:value="250" calcext:value-type="float">
            <text:p>25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67]-1)/20)+80;38+[.A367]-20*FLOOR(([.A367]-1)/20)))" office:value-type="float" office:value="32.7306894629046" calcext:value-type="float">
            <text:p>32.73</text:p>
          </table:table-cell>
          <table:table-cell table:formula="of:=INDIRECT(ADDRESS(FLOOR(([.A367]-1)/20)+80;18+[.A367]-20*FLOOR(([.A367]-1)/20)))" office:value-type="float" office:value="0" calcext:value-type="float">
            <text:p>0</text:p>
          </table:table-cell>
          <table:table-cell table:formula="of:=INDIRECT(ADDRESS(FLOOR(([.A367]-1)/20)+145;[.A367]-FLOOR(([.A367]-1)/20)*20+19))" office:value-type="float" office:value="-0.0203890406111458" calcext:value-type="float">
            <text:p>-0.0203890406</text:p>
          </table:table-cell>
          <table:table-cell table:formula="of:=INDIRECT(ADDRESS(FLOOR(([.A367]-1)/20)+145;[.A367]-FLOOR(([.A367]-1)/20)*20+41))" office:value-type="float" office:value="-2.28215113085851" calcext:value-type="float">
            <text:p>-2.2821511309</text:p>
          </table:table-cell>
          <table:table-cell table:number-columns-repeated="60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25" calcext:value-type="float">
            <text:p>125</text:p>
          </table:table-cell>
          <table:table-cell table:style-name="ce2"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48]" office:value-type="float" office:value="232" calcext:value-type="float">
            <text:p>232</text:p>
          </table:table-cell>
          <table:table-cell table:formula="of:=[.A388]" office:value-type="float" office:value="272" calcext:value-type="float">
            <text:p>272</text:p>
          </table:table-cell>
          <table:table-cell table:formula="of:=[.A369]" office:value-type="float" office:value="253" calcext:value-type="float">
            <text:p>253</text:p>
          </table:table-cell>
          <table:table-cell table:formula="of:=[.A367]" office:value-type="float" office:value="251" calcext:value-type="float">
            <text:p>251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68]-1)/20)+80;38+[.A368]-20*FLOOR(([.A368]-1)/20)))" office:value-type="float" office:value="34.4293095920052" calcext:value-type="float">
            <text:p>34.43</text:p>
          </table:table-cell>
          <table:table-cell table:formula="of:=INDIRECT(ADDRESS(FLOOR(([.A368]-1)/20)+80;18+[.A368]-20*FLOOR(([.A368]-1)/20)))" office:value-type="float" office:value="0" calcext:value-type="float">
            <text:p>0</text:p>
          </table:table-cell>
          <table:table-cell table:formula="of:=INDIRECT(ADDRESS(FLOOR(([.A368]-1)/20)+145;[.A368]-FLOOR(([.A368]-1)/20)*20+19))" office:value-type="float" office:value="-3.02118556518755" calcext:value-type="float">
            <text:p>-3.0211855652</text:p>
          </table:table-cell>
          <table:table-cell table:formula="of:=INDIRECT(ADDRESS(FLOOR(([.A368]-1)/20)+145;[.A368]-FLOOR(([.A368]-1)/20)*20+41))" office:value-type="float" office:value="1.12593911942438" calcext:value-type="float">
            <text:p>1.1259391194</text:p>
          </table:table-cell>
          <table:table-cell table:number-columns-repeated="60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25" calcext:value-type="float">
            <text:p>125</text:p>
          </table:table-cell>
          <table:table-cell table:style-name="ce2"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49]" office:value-type="float" office:value="233" calcext:value-type="float">
            <text:p>233</text:p>
          </table:table-cell>
          <table:table-cell table:formula="of:=[.A389]" office:value-type="float" office:value="273" calcext:value-type="float">
            <text:p>273</text:p>
          </table:table-cell>
          <table:table-cell table:formula="of:=[.A370]" office:value-type="float" office:value="254" calcext:value-type="float">
            <text:p>254</text:p>
          </table:table-cell>
          <table:table-cell table:formula="of:=[.A368]" office:value-type="float" office:value="252" calcext:value-type="float">
            <text:p>252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69]-1)/20)+80;38+[.A369]-20*FLOOR(([.A369]-1)/20)))" office:value-type="float" office:value="31.0953571024424" calcext:value-type="float">
            <text:p>31.10</text:p>
          </table:table-cell>
          <table:table-cell table:formula="of:=INDIRECT(ADDRESS(FLOOR(([.A369]-1)/20)+80;18+[.A369]-20*FLOOR(([.A369]-1)/20)))" office:value-type="float" office:value="0" calcext:value-type="float">
            <text:p>0</text:p>
          </table:table-cell>
          <table:table-cell table:formula="of:=INDIRECT(ADDRESS(FLOOR(([.A369]-1)/20)+145;[.A369]-FLOOR(([.A369]-1)/20)*20+19))" office:value-type="float" office:value="3.12529934943156" calcext:value-type="float">
            <text:p>3.1252993494</text:p>
          </table:table-cell>
          <table:table-cell table:formula="of:=INDIRECT(ADDRESS(FLOOR(([.A369]-1)/20)+145;[.A369]-FLOOR(([.A369]-1)/20)*20+41))" office:value-type="float" office:value="-0.446587755419372" calcext:value-type="float">
            <text:p>-0.4465877554</text:p>
          </table:table-cell>
          <table:table-cell table:number-columns-repeated="60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25" calcext:value-type="float">
            <text:p>125</text:p>
          </table:table-cell>
          <table:table-cell table:style-name="ce2"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50]" office:value-type="float" office:value="234" calcext:value-type="float">
            <text:p>234</text:p>
          </table:table-cell>
          <table:table-cell table:formula="of:=[.A390]" office:value-type="float" office:value="274" calcext:value-type="float">
            <text:p>274</text:p>
          </table:table-cell>
          <table:table-cell table:formula="of:=[.A371]" office:value-type="float" office:value="255" calcext:value-type="float">
            <text:p>255</text:p>
          </table:table-cell>
          <table:table-cell table:formula="of:=[.A369]" office:value-type="float" office:value="253" calcext:value-type="float">
            <text:p>253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70]-1)/20)+80;38+[.A370]-20*FLOOR(([.A370]-1)/20)))" office:value-type="float" office:value="31.1881133131444" calcext:value-type="float">
            <text:p>31.19</text:p>
          </table:table-cell>
          <table:table-cell table:formula="of:=INDIRECT(ADDRESS(FLOOR(([.A370]-1)/20)+80;18+[.A370]-20*FLOOR(([.A370]-1)/20)))" office:value-type="float" office:value="0" calcext:value-type="float">
            <text:p>0</text:p>
          </table:table-cell>
          <table:table-cell table:formula="of:=INDIRECT(ADDRESS(FLOOR(([.A370]-1)/20)+145;[.A370]-FLOOR(([.A370]-1)/20)*20+19))" office:value-type="float" office:value="-0.94325515084945" calcext:value-type="float">
            <text:p>-0.9432551508</text:p>
          </table:table-cell>
          <table:table-cell table:formula="of:=INDIRECT(ADDRESS(FLOOR(([.A370]-1)/20)+145;[.A370]-FLOOR(([.A370]-1)/20)*20+41))" office:value-type="float" office:value="-2.67077488681742" calcext:value-type="float">
            <text:p>-2.6707748868</text:p>
          </table:table-cell>
          <table:table-cell table:number-columns-repeated="60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5" calcext:value-type="float">
            <text:p>125</text:p>
          </table:table-cell>
          <table:table-cell table:style-name="ce2"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351]" office:value-type="float" office:value="235" calcext:value-type="float">
            <text:p>235</text:p>
          </table:table-cell>
          <table:table-cell table:formula="of:=[.A391]" office:value-type="float" office:value="275" calcext:value-type="float">
            <text:p>275</text:p>
          </table:table-cell>
          <table:table-cell table:formula="of:=[.A372]" office:value-type="float" office:value="256" calcext:value-type="float">
            <text:p>256</text:p>
          </table:table-cell>
          <table:table-cell table:formula="of:=[.A370]" office:value-type="float" office:value="254" calcext:value-type="float">
            <text:p>254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71]-1)/20)+80;38+[.A371]-20*FLOOR(([.A371]-1)/20)))" office:value-type="float" office:value="33.7897044019353" calcext:value-type="float">
            <text:p>33.79</text:p>
          </table:table-cell>
          <table:table-cell table:formula="of:=INDIRECT(ADDRESS(FLOOR(([.A371]-1)/20)+80;18+[.A371]-20*FLOOR(([.A371]-1)/20)))" office:value-type="float" office:value="0" calcext:value-type="float">
            <text:p>0</text:p>
          </table:table-cell>
          <table:table-cell table:formula="of:=INDIRECT(ADDRESS(FLOOR(([.A371]-1)/20)+145;[.A371]-FLOOR(([.A371]-1)/20)*20+19))" office:value-type="float" office:value="-9.22797227241288" calcext:value-type="float">
            <text:p>-9.2279722724</text:p>
          </table:table-cell>
          <table:table-cell table:formula="of:=INDIRECT(ADDRESS(FLOOR(([.A371]-1)/20)+145;[.A371]-FLOOR(([.A371]-1)/20)*20+41))" office:value-type="float" office:value="-6.19033191068549" calcext:value-type="float">
            <text:p>-6.1903319107</text:p>
          </table:table-cell>
          <table:table-cell table:number-columns-repeated="60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5" calcext:value-type="float">
            <text:p>125</text:p>
          </table:table-cell>
          <table:table-cell table:style-name="ce2" office:value-type="float" office:value="155" calcext:value-type="float">
            <text:p>15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352]" office:value-type="float" office:value="236" calcext:value-type="float">
            <text:p>236</text:p>
          </table:table-cell>
          <table:table-cell table:formula="of:=[.A392]" office:value-type="float" office:value="276" calcext:value-type="float">
            <text:p>276</text:p>
          </table:table-cell>
          <table:table-cell table:formula="of:=[.A373]" office:value-type="float" office:value="257" calcext:value-type="float">
            <text:p>257</text:p>
          </table:table-cell>
          <table:table-cell table:formula="of:=[.A371]" office:value-type="float" office:value="255" calcext:value-type="float">
            <text:p>255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72]-1)/20)+80;38+[.A372]-20*FLOOR(([.A372]-1)/20)))" office:value-type="float" office:value="31.667389199763" calcext:value-type="float">
            <text:p>31.67</text:p>
          </table:table-cell>
          <table:table-cell table:formula="of:=INDIRECT(ADDRESS(FLOOR(([.A372]-1)/20)+80;18+[.A372]-20*FLOOR(([.A372]-1)/20)))" office:value-type="float" office:value="0" calcext:value-type="float">
            <text:p>0</text:p>
          </table:table-cell>
          <table:table-cell table:formula="of:=INDIRECT(ADDRESS(FLOOR(([.A372]-1)/20)+145;[.A372]-FLOOR(([.A372]-1)/20)*20+19))" office:value-type="float" office:value="8.32932714112245" calcext:value-type="float">
            <text:p>8.3293271411</text:p>
          </table:table-cell>
          <table:table-cell table:formula="of:=INDIRECT(ADDRESS(FLOOR(([.A372]-1)/20)+145;[.A372]-FLOOR(([.A372]-1)/20)*20+41))" office:value-type="float" office:value="-7.0008453061788" calcext:value-type="float">
            <text:p>-7.0008453062</text:p>
          </table:table-cell>
          <table:table-cell table:number-columns-repeated="60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25" calcext:value-type="float">
            <text:p>125</text:p>
          </table:table-cell>
          <table:table-cell table:style-name="ce2" office:value-type="float" office:value="165" calcext:value-type="float">
            <text:p>16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53]" office:value-type="float" office:value="237" calcext:value-type="float">
            <text:p>237</text:p>
          </table:table-cell>
          <table:table-cell table:formula="of:=[.A393]" office:value-type="float" office:value="277" calcext:value-type="float">
            <text:p>277</text:p>
          </table:table-cell>
          <table:table-cell table:formula="of:=[.A374]" office:value-type="float" office:value="258" calcext:value-type="float">
            <text:p>258</text:p>
          </table:table-cell>
          <table:table-cell table:formula="of:=[.A372]" office:value-type="float" office:value="256" calcext:value-type="float">
            <text:p>256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73]-1)/20)+80;38+[.A373]-20*FLOOR(([.A373]-1)/20)))" office:value-type="float" office:value="33.3969820200955" calcext:value-type="float">
            <text:p>33.40</text:p>
          </table:table-cell>
          <table:table-cell table:formula="of:=INDIRECT(ADDRESS(FLOOR(([.A373]-1)/20)+80;18+[.A373]-20*FLOOR(([.A373]-1)/20)))" office:value-type="float" office:value="0" calcext:value-type="float">
            <text:p>0</text:p>
          </table:table-cell>
          <table:table-cell table:formula="of:=INDIRECT(ADDRESS(FLOOR(([.A373]-1)/20)+145;[.A373]-FLOOR(([.A373]-1)/20)*20+19))" office:value-type="float" office:value="-5.44131755874467" calcext:value-type="float">
            <text:p>-5.4413175587</text:p>
          </table:table-cell>
          <table:table-cell table:formula="of:=INDIRECT(ADDRESS(FLOOR(([.A373]-1)/20)+145;[.A373]-FLOOR(([.A373]-1)/20)*20+41))" office:value-type="float" office:value="-8.12508046268861" calcext:value-type="float">
            <text:p>-8.1250804627</text:p>
          </table:table-cell>
          <table:table-cell table:number-columns-repeated="60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25" calcext:value-type="float">
            <text:p>125</text:p>
          </table:table-cell>
          <table:table-cell table:style-name="ce2"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354]" office:value-type="float" office:value="238" calcext:value-type="float">
            <text:p>238</text:p>
          </table:table-cell>
          <table:table-cell table:formula="of:=[.A394]" office:value-type="float" office:value="278" calcext:value-type="float">
            <text:p>278</text:p>
          </table:table-cell>
          <table:table-cell table:formula="of:=[.A375]" office:value-type="float" office:value="259" calcext:value-type="float">
            <text:p>259</text:p>
          </table:table-cell>
          <table:table-cell table:formula="of:=[.A373]" office:value-type="float" office:value="257" calcext:value-type="float">
            <text:p>257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74]-1)/20)+80;38+[.A374]-20*FLOOR(([.A374]-1)/20)))" office:value-type="float" office:value="32.1137628179012" calcext:value-type="float">
            <text:p>32.11</text:p>
          </table:table-cell>
          <table:table-cell table:formula="of:=INDIRECT(ADDRESS(FLOOR(([.A374]-1)/20)+80;18+[.A374]-20*FLOOR(([.A374]-1)/20)))" office:value-type="float" office:value="0" calcext:value-type="float">
            <text:p>0</text:p>
          </table:table-cell>
          <table:table-cell table:formula="of:=INDIRECT(ADDRESS(FLOOR(([.A374]-1)/20)+145;[.A374]-FLOOR(([.A374]-1)/20)*20+19))" office:value-type="float" office:value="3.87660241093311" calcext:value-type="float">
            <text:p>3.8766024109</text:p>
          </table:table-cell>
          <table:table-cell table:formula="of:=INDIRECT(ADDRESS(FLOOR(([.A374]-1)/20)+145;[.A374]-FLOOR(([.A374]-1)/20)*20+41))" office:value-type="float" office:value="-10.3093563838365" calcext:value-type="float">
            <text:p>-10.3093563838</text:p>
          </table:table-cell>
          <table:table-cell table:number-columns-repeated="60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25" calcext:value-type="float">
            <text:p>125</text:p>
          </table:table-cell>
          <table:table-cell table:style-name="ce2" office:value-type="float" office:value="185" calcext:value-type="float">
            <text:p>18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355]" office:value-type="float" office:value="239" calcext:value-type="float">
            <text:p>239</text:p>
          </table:table-cell>
          <table:table-cell table:formula="of:=[.A395]" office:value-type="float" office:value="279" calcext:value-type="float">
            <text:p>279</text:p>
          </table:table-cell>
          <table:table-cell table:formula="of:=[.A376]" office:value-type="float" office:value="260" calcext:value-type="float">
            <text:p>260</text:p>
          </table:table-cell>
          <table:table-cell table:formula="of:=[.A374]" office:value-type="float" office:value="258" calcext:value-type="float">
            <text:p>258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75]-1)/20)+80;38+[.A375]-20*FLOOR(([.A375]-1)/20)))" office:value-type="float" office:value="32.8749916503499" calcext:value-type="float">
            <text:p>32.87</text:p>
          </table:table-cell>
          <table:table-cell table:formula="of:=INDIRECT(ADDRESS(FLOOR(([.A375]-1)/20)+80;18+[.A375]-20*FLOOR(([.A375]-1)/20)))" office:value-type="float" office:value="0" calcext:value-type="float">
            <text:p>0</text:p>
          </table:table-cell>
          <table:table-cell table:formula="of:=INDIRECT(ADDRESS(FLOOR(([.A375]-1)/20)+145;[.A375]-FLOOR(([.A375]-1)/20)*20+19))" office:value-type="float" office:value="-10.375387223046" calcext:value-type="float">
            <text:p>-10.375387223</text:p>
          </table:table-cell>
          <table:table-cell table:formula="of:=INDIRECT(ADDRESS(FLOOR(([.A375]-1)/20)+145;[.A375]-FLOOR(([.A375]-1)/20)*20+41))" office:value-type="float" office:value="3.46332915502204" calcext:value-type="float">
            <text:p>3.463329155</text:p>
          </table:table-cell>
          <table:table-cell table:number-columns-repeated="60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25" calcext:value-type="float">
            <text:p>125</text:p>
          </table:table-cell>
          <table:table-cell table:style-name="ce2"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56]" office:value-type="float" office:value="240" calcext:value-type="float">
            <text:p>240</text:p>
          </table:table-cell>
          <table:table-cell table:formula="of:=[.A396]" office:value-type="float" office:value="280" calcext:value-type="float">
            <text:p>280</text:p>
          </table:table-cell>
          <table:table-cell office:value-type="string" calcext:value-type="string">
            <text:p>none</text:p>
          </table:table-cell>
          <table:table-cell table:formula="of:=[.A375]" office:value-type="float" office:value="259" calcext:value-type="float">
            <text:p>259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76]-1)/20)+80;38+[.A376]-20*FLOOR(([.A376]-1)/20)))" office:value-type="float" office:value="31.849177622717" calcext:value-type="float">
            <text:p>31.85</text:p>
          </table:table-cell>
          <table:table-cell table:formula="of:=INDIRECT(ADDRESS(FLOOR(([.A376]-1)/20)+80;18+[.A376]-20*FLOOR(([.A376]-1)/20)))" office:value-type="float" office:value="0" calcext:value-type="float">
            <text:p>0</text:p>
          </table:table-cell>
          <table:table-cell table:formula="of:=INDIRECT(ADDRESS(FLOOR(([.A376]-1)/20)+145;[.A376]-FLOOR(([.A376]-1)/20)*20+19))" office:value-type="float" office:value="11.7502481809247" calcext:value-type="float">
            <text:p>11.7502481809</text:p>
          </table:table-cell>
          <table:table-cell table:formula="of:=INDIRECT(ADDRESS(FLOOR(([.A376]-1)/20)+145;[.A376]-FLOOR(([.A376]-1)/20)*20+41))" office:value-type="float" office:value="-10.2867339821322" calcext:value-type="float">
            <text:p>-10.2867339821</text:p>
          </table:table-cell>
          <table:table-cell table:number-columns-repeated="60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35" calcext:value-type="float">
            <text:p>13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57]" office:value-type="float" office:value="241" calcext:value-type="float">
            <text:p>241</text:p>
          </table:table-cell>
          <table:table-cell table:formula="of:=[.A397]" office:value-type="float" office:value="281" calcext:value-type="float">
            <text:p>281</text:p>
          </table:table-cell>
          <table:table-cell table:formula="of:=[.A378]" office:value-type="float" office:value="262" calcext:value-type="float">
            <text:p>262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77]-1)/20)+80;38+[.A377]-20*FLOOR(([.A377]-1)/20)))" office:value-type="float" office:value="33.5931543198855" calcext:value-type="float">
            <text:p>33.59</text:p>
          </table:table-cell>
          <table:table-cell table:formula="of:=INDIRECT(ADDRESS(FLOOR(([.A377]-1)/20)+80;18+[.A377]-20*FLOOR(([.A377]-1)/20)))" office:value-type="float" office:value="0" calcext:value-type="float">
            <text:p>0</text:p>
          </table:table-cell>
          <table:table-cell table:formula="of:=INDIRECT(ADDRESS(FLOOR(([.A377]-1)/20)+145;[.A377]-FLOOR(([.A377]-1)/20)*20+19))" office:value-type="float" office:value="1.69964895562247" calcext:value-type="float">
            <text:p>1.6996489556</text:p>
          </table:table-cell>
          <table:table-cell table:formula="of:=INDIRECT(ADDRESS(FLOOR(([.A377]-1)/20)+145;[.A377]-FLOOR(([.A377]-1)/20)*20+41))" office:value-type="float" office:value="-17.1059686919609" calcext:value-type="float">
            <text:p>-17.105968692</text:p>
          </table:table-cell>
          <table:table-cell table:number-columns-repeated="60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35" calcext:value-type="float">
            <text:p>135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58]" office:value-type="float" office:value="242" calcext:value-type="float">
            <text:p>242</text:p>
          </table:table-cell>
          <table:table-cell table:formula="of:=[.A398]" office:value-type="float" office:value="282" calcext:value-type="float">
            <text:p>282</text:p>
          </table:table-cell>
          <table:table-cell table:formula="of:=[.A379]" office:value-type="float" office:value="263" calcext:value-type="float">
            <text:p>263</text:p>
          </table:table-cell>
          <table:table-cell table:formula="of:=[.A377]" office:value-type="float" office:value="261" calcext:value-type="float">
            <text:p>261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78]-1)/20)+80;38+[.A378]-20*FLOOR(([.A378]-1)/20)))" office:value-type="float" office:value="33.3605881283973" calcext:value-type="float">
            <text:p>33.36</text:p>
          </table:table-cell>
          <table:table-cell table:formula="of:=INDIRECT(ADDRESS(FLOOR(([.A378]-1)/20)+80;18+[.A378]-20*FLOOR(([.A378]-1)/20)))" office:value-type="float" office:value="0" calcext:value-type="float">
            <text:p>0</text:p>
          </table:table-cell>
          <table:table-cell table:formula="of:=INDIRECT(ADDRESS(FLOOR(([.A378]-1)/20)+145;[.A378]-FLOOR(([.A378]-1)/20)*20+19))" office:value-type="float" office:value="-6.24779234726692" calcext:value-type="float">
            <text:p>-6.2477923473</text:p>
          </table:table-cell>
          <table:table-cell table:formula="of:=INDIRECT(ADDRESS(FLOOR(([.A378]-1)/20)+145;[.A378]-FLOOR(([.A378]-1)/20)*20+41))" office:value-type="float" office:value="-9.94070258433143" calcext:value-type="float">
            <text:p>-9.9407025843</text:p>
          </table:table-cell>
          <table:table-cell table:number-columns-repeated="60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35" calcext:value-type="float">
            <text:p>135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59]" office:value-type="float" office:value="243" calcext:value-type="float">
            <text:p>243</text:p>
          </table:table-cell>
          <table:table-cell table:formula="of:=[.A399]" office:value-type="float" office:value="283" calcext:value-type="float">
            <text:p>283</text:p>
          </table:table-cell>
          <table:table-cell table:formula="of:=[.A380]" office:value-type="float" office:value="264" calcext:value-type="float">
            <text:p>264</text:p>
          </table:table-cell>
          <table:table-cell table:formula="of:=[.A378]" office:value-type="float" office:value="262" calcext:value-type="float">
            <text:p>262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79]-1)/20)+80;38+[.A379]-20*FLOOR(([.A379]-1)/20)))" office:value-type="float" office:value="32.7388703869681" calcext:value-type="float">
            <text:p>32.74</text:p>
          </table:table-cell>
          <table:table-cell table:formula="of:=INDIRECT(ADDRESS(FLOOR(([.A379]-1)/20)+80;18+[.A379]-20*FLOOR(([.A379]-1)/20)))" office:value-type="float" office:value="0" calcext:value-type="float">
            <text:p>0</text:p>
          </table:table-cell>
          <table:table-cell table:formula="of:=INDIRECT(ADDRESS(FLOOR(([.A379]-1)/20)+145;[.A379]-FLOOR(([.A379]-1)/20)*20+19))" office:value-type="float" office:value="-13.4138529664775" calcext:value-type="float">
            <text:p>-13.4138529665</text:p>
          </table:table-cell>
          <table:table-cell table:formula="of:=INDIRECT(ADDRESS(FLOOR(([.A379]-1)/20)+145;[.A379]-FLOOR(([.A379]-1)/20)*20+41))" office:value-type="float" office:value="-12.2059981822613" calcext:value-type="float">
            <text:p>-12.2059981823</text:p>
          </table:table-cell>
          <table:table-cell table:number-columns-repeated="60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35" calcext:value-type="float">
            <text:p>135</text:p>
          </table:table-cell>
          <table:table-cell table:style-name="ce2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60]" office:value-type="float" office:value="244" calcext:value-type="float">
            <text:p>244</text:p>
          </table:table-cell>
          <table:table-cell table:formula="of:=[.A400]" office:value-type="float" office:value="284" calcext:value-type="float">
            <text:p>284</text:p>
          </table:table-cell>
          <table:table-cell table:formula="of:=[.A381]" office:value-type="float" office:value="265" calcext:value-type="float">
            <text:p>265</text:p>
          </table:table-cell>
          <table:table-cell table:formula="of:=[.A379]" office:value-type="float" office:value="263" calcext:value-type="float">
            <text:p>263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80]-1)/20)+80;38+[.A380]-20*FLOOR(([.A380]-1)/20)))" office:value-type="float" office:value="30.0540788628041" calcext:value-type="float">
            <text:p>30.05</text:p>
          </table:table-cell>
          <table:table-cell table:formula="of:=INDIRECT(ADDRESS(FLOOR(([.A380]-1)/20)+80;18+[.A380]-20*FLOOR(([.A380]-1)/20)))" office:value-type="float" office:value="0" calcext:value-type="float">
            <text:p>0</text:p>
          </table:table-cell>
          <table:table-cell table:formula="of:=INDIRECT(ADDRESS(FLOOR(([.A380]-1)/20)+145;[.A380]-FLOOR(([.A380]-1)/20)*20+19))" office:value-type="float" office:value="-8.22286479676562" calcext:value-type="float">
            <text:p>-8.2228647968</text:p>
          </table:table-cell>
          <table:table-cell table:formula="of:=INDIRECT(ADDRESS(FLOOR(([.A380]-1)/20)+145;[.A380]-FLOOR(([.A380]-1)/20)*20+41))" office:value-type="float" office:value="-13.7498259366744" calcext:value-type="float">
            <text:p>-13.7498259367</text:p>
          </table:table-cell>
          <table:table-cell table:number-columns-repeated="60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35" calcext:value-type="float">
            <text:p>135</text:p>
          </table:table-cell>
          <table:table-cell table:style-name="ce2"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61]" office:value-type="float" office:value="245" calcext:value-type="float">
            <text:p>245</text:p>
          </table:table-cell>
          <table:table-cell table:formula="of:=[.A401]" office:value-type="float" office:value="285" calcext:value-type="float">
            <text:p>285</text:p>
          </table:table-cell>
          <table:table-cell table:formula="of:=[.A382]" office:value-type="float" office:value="266" calcext:value-type="float">
            <text:p>266</text:p>
          </table:table-cell>
          <table:table-cell table:formula="of:=[.A380]" office:value-type="float" office:value="264" calcext:value-type="float">
            <text:p>264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81]-1)/20)+80;38+[.A381]-20*FLOOR(([.A381]-1)/20)))" office:value-type="float" office:value="32.5727586658715" calcext:value-type="float">
            <text:p>32.57</text:p>
          </table:table-cell>
          <table:table-cell table:formula="of:=INDIRECT(ADDRESS(FLOOR(([.A381]-1)/20)+80;18+[.A381]-20*FLOOR(([.A381]-1)/20)))" office:value-type="float" office:value="0" calcext:value-type="float">
            <text:p>0</text:p>
          </table:table-cell>
          <table:table-cell table:formula="of:=INDIRECT(ADDRESS(FLOOR(([.A381]-1)/20)+145;[.A381]-FLOOR(([.A381]-1)/20)*20+19))" office:value-type="float" office:value="-1.46976899464761" calcext:value-type="float">
            <text:p>-1.4697689946</text:p>
          </table:table-cell>
          <table:table-cell table:formula="of:=INDIRECT(ADDRESS(FLOOR(([.A381]-1)/20)+145;[.A381]-FLOOR(([.A381]-1)/20)*20+41))" office:value-type="float" office:value="4.35887466276674" calcext:value-type="float">
            <text:p>4.3588746628</text:p>
          </table:table-cell>
          <table:table-cell table:number-columns-repeated="60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35" calcext:value-type="float">
            <text:p>135</text:p>
          </table:table-cell>
          <table:table-cell table:style-name="ce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62]" office:value-type="float" office:value="246" calcext:value-type="float">
            <text:p>246</text:p>
          </table:table-cell>
          <table:table-cell table:formula="of:=[.A402]" office:value-type="float" office:value="286" calcext:value-type="float">
            <text:p>286</text:p>
          </table:table-cell>
          <table:table-cell table:formula="of:=[.A383]" office:value-type="float" office:value="267" calcext:value-type="float">
            <text:p>267</text:p>
          </table:table-cell>
          <table:table-cell table:formula="of:=[.A381]" office:value-type="float" office:value="265" calcext:value-type="float">
            <text:p>265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82]-1)/20)+80;38+[.A382]-20*FLOOR(([.A382]-1)/20)))" office:value-type="float" office:value="32.1141518893445" calcext:value-type="float">
            <text:p>32.11</text:p>
          </table:table-cell>
          <table:table-cell table:formula="of:=INDIRECT(ADDRESS(FLOOR(([.A382]-1)/20)+80;18+[.A382]-20*FLOOR(([.A382]-1)/20)))" office:value-type="float" office:value="0" calcext:value-type="float">
            <text:p>0</text:p>
          </table:table-cell>
          <table:table-cell table:formula="of:=INDIRECT(ADDRESS(FLOOR(([.A382]-1)/20)+145;[.A382]-FLOOR(([.A382]-1)/20)*20+19))" office:value-type="float" office:value="10.4212035418574" calcext:value-type="float">
            <text:p>10.4212035419</text:p>
          </table:table-cell>
          <table:table-cell table:formula="of:=INDIRECT(ADDRESS(FLOOR(([.A382]-1)/20)+145;[.A382]-FLOOR(([.A382]-1)/20)*20+41))" office:value-type="float" office:value="1.48335953319634" calcext:value-type="float">
            <text:p>1.4833595332</text:p>
          </table:table-cell>
          <table:table-cell table:number-columns-repeated="60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35" calcext:value-type="float">
            <text:p>135</text:p>
          </table:table-cell>
          <table:table-cell table:style-name="ce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63]" office:value-type="float" office:value="247" calcext:value-type="float">
            <text:p>247</text:p>
          </table:table-cell>
          <table:table-cell table:formula="of:=[.A403]" office:value-type="float" office:value="287" calcext:value-type="float">
            <text:p>287</text:p>
          </table:table-cell>
          <table:table-cell table:formula="of:=[.A384]" office:value-type="float" office:value="268" calcext:value-type="float">
            <text:p>268</text:p>
          </table:table-cell>
          <table:table-cell table:formula="of:=[.A382]" office:value-type="float" office:value="266" calcext:value-type="float">
            <text:p>266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83]-1)/20)+80;38+[.A383]-20*FLOOR(([.A383]-1)/20)))" office:value-type="float" office:value="31.7931197776687" calcext:value-type="float">
            <text:p>31.79</text:p>
          </table:table-cell>
          <table:table-cell table:formula="of:=INDIRECT(ADDRESS(FLOOR(([.A383]-1)/20)+80;18+[.A383]-20*FLOOR(([.A383]-1)/20)))" office:value-type="float" office:value="0" calcext:value-type="float">
            <text:p>0</text:p>
          </table:table-cell>
          <table:table-cell table:formula="of:=INDIRECT(ADDRESS(FLOOR(([.A383]-1)/20)+145;[.A383]-FLOOR(([.A383]-1)/20)*20+19))" office:value-type="float" office:value="13.4751243979688" calcext:value-type="float">
            <text:p>13.475124398</text:p>
          </table:table-cell>
          <table:table-cell table:formula="of:=INDIRECT(ADDRESS(FLOOR(([.A383]-1)/20)+145;[.A383]-FLOOR(([.A383]-1)/20)*20+41))" office:value-type="float" office:value="-2.51810256566343" calcext:value-type="float">
            <text:p>-2.5181025657</text:p>
          </table:table-cell>
          <table:table-cell table:number-columns-repeated="60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35" calcext:value-type="float">
            <text:p>135</text:p>
          </table:table-cell>
          <table:table-cell table:style-name="ce2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64]" office:value-type="float" office:value="248" calcext:value-type="float">
            <text:p>248</text:p>
          </table:table-cell>
          <table:table-cell table:formula="of:=[.A404]" office:value-type="float" office:value="288" calcext:value-type="float">
            <text:p>288</text:p>
          </table:table-cell>
          <table:table-cell table:formula="of:=[.A385]" office:value-type="float" office:value="269" calcext:value-type="float">
            <text:p>269</text:p>
          </table:table-cell>
          <table:table-cell table:formula="of:=[.A383]" office:value-type="float" office:value="267" calcext:value-type="float">
            <text:p>267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84]-1)/20)+80;38+[.A384]-20*FLOOR(([.A384]-1)/20)))" office:value-type="float" office:value="32.5957277843818" calcext:value-type="float">
            <text:p>32.60</text:p>
          </table:table-cell>
          <table:table-cell table:formula="of:=INDIRECT(ADDRESS(FLOOR(([.A384]-1)/20)+80;18+[.A384]-20*FLOOR(([.A384]-1)/20)))" office:value-type="float" office:value="0" calcext:value-type="float">
            <text:p>0</text:p>
          </table:table-cell>
          <table:table-cell table:formula="of:=INDIRECT(ADDRESS(FLOOR(([.A384]-1)/20)+145;[.A384]-FLOOR(([.A384]-1)/20)*20+19))" office:value-type="float" office:value="0.346707934577494" calcext:value-type="float">
            <text:p>0.3467079346</text:p>
          </table:table-cell>
          <table:table-cell table:formula="of:=INDIRECT(ADDRESS(FLOOR(([.A384]-1)/20)+145;[.A384]-FLOOR(([.A384]-1)/20)*20+41))" office:value-type="float" office:value="-1.5706954338919" calcext:value-type="float">
            <text:p>-1.5706954339</text:p>
          </table:table-cell>
          <table:table-cell table:number-columns-repeated="60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35" calcext:value-type="float">
            <text:p>135</text:p>
          </table:table-cell>
          <table:table-cell table:style-name="ce2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65]" office:value-type="float" office:value="249" calcext:value-type="float">
            <text:p>249</text:p>
          </table:table-cell>
          <table:table-cell table:formula="of:=[.A405]" office:value-type="float" office:value="289" calcext:value-type="float">
            <text:p>289</text:p>
          </table:table-cell>
          <table:table-cell table:formula="of:=[.A386]" office:value-type="float" office:value="270" calcext:value-type="float">
            <text:p>270</text:p>
          </table:table-cell>
          <table:table-cell table:formula="of:=[.A384]" office:value-type="float" office:value="268" calcext:value-type="float">
            <text:p>268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85]-1)/20)+80;38+[.A385]-20*FLOOR(([.A385]-1)/20)))" office:value-type="float" office:value="30.5742746884045" calcext:value-type="float">
            <text:p>30.57</text:p>
          </table:table-cell>
          <table:table-cell table:formula="of:=INDIRECT(ADDRESS(FLOOR(([.A385]-1)/20)+80;18+[.A385]-20*FLOOR(([.A385]-1)/20)))" office:value-type="float" office:value="0" calcext:value-type="float">
            <text:p>0</text:p>
          </table:table-cell>
          <table:table-cell table:formula="of:=INDIRECT(ADDRESS(FLOOR(([.A385]-1)/20)+145;[.A385]-FLOOR(([.A385]-1)/20)*20+19))" office:value-type="float" office:value="2.33122482143005" calcext:value-type="float">
            <text:p>2.3312248214</text:p>
          </table:table-cell>
          <table:table-cell table:formula="of:=INDIRECT(ADDRESS(FLOOR(([.A385]-1)/20)+145;[.A385]-FLOOR(([.A385]-1)/20)*20+41))" office:value-type="float" office:value="3.77954314903503" calcext:value-type="float">
            <text:p>3.779543149</text:p>
          </table:table-cell>
          <table:table-cell table:number-columns-repeated="60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35" calcext:value-type="float">
            <text:p>135</text:p>
          </table:table-cell>
          <table:table-cell table:style-name="ce2"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66]" office:value-type="float" office:value="250" calcext:value-type="float">
            <text:p>250</text:p>
          </table:table-cell>
          <table:table-cell table:formula="of:=[.A406]" office:value-type="float" office:value="290" calcext:value-type="float">
            <text:p>290</text:p>
          </table:table-cell>
          <table:table-cell table:formula="of:=[.A387]" office:value-type="float" office:value="271" calcext:value-type="float">
            <text:p>271</text:p>
          </table:table-cell>
          <table:table-cell table:formula="of:=[.A385]" office:value-type="float" office:value="269" calcext:value-type="float">
            <text:p>269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86]-1)/20)+80;38+[.A386]-20*FLOOR(([.A386]-1)/20)))" office:value-type="float" office:value="32.3435428477192" calcext:value-type="float">
            <text:p>32.34</text:p>
          </table:table-cell>
          <table:table-cell table:formula="of:=INDIRECT(ADDRESS(FLOOR(([.A386]-1)/20)+80;18+[.A386]-20*FLOOR(([.A386]-1)/20)))" office:value-type="float" office:value="0" calcext:value-type="float">
            <text:p>0</text:p>
          </table:table-cell>
          <table:table-cell table:formula="of:=INDIRECT(ADDRESS(FLOOR(([.A386]-1)/20)+145;[.A386]-FLOOR(([.A386]-1)/20)*20+19))" office:value-type="float" office:value="4.14082541439451" calcext:value-type="float">
            <text:p>4.1408254144</text:p>
          </table:table-cell>
          <table:table-cell table:formula="of:=INDIRECT(ADDRESS(FLOOR(([.A386]-1)/20)+145;[.A386]-FLOOR(([.A386]-1)/20)*20+41))" office:value-type="float" office:value="-0.0909923127215091" calcext:value-type="float">
            <text:p>-0.0909923127</text:p>
          </table:table-cell>
          <table:table-cell table:number-columns-repeated="60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35" calcext:value-type="float">
            <text:p>135</text:p>
          </table:table-cell>
          <table:table-cell table:style-name="ce2"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367]" office:value-type="float" office:value="251" calcext:value-type="float">
            <text:p>251</text:p>
          </table:table-cell>
          <table:table-cell table:formula="of:=[.A407]" office:value-type="float" office:value="291" calcext:value-type="float">
            <text:p>291</text:p>
          </table:table-cell>
          <table:table-cell table:formula="of:=[.A388]" office:value-type="float" office:value="272" calcext:value-type="float">
            <text:p>272</text:p>
          </table:table-cell>
          <table:table-cell table:formula="of:=[.A386]" office:value-type="float" office:value="270" calcext:value-type="float">
            <text:p>27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87]-1)/20)+80;38+[.A387]-20*FLOOR(([.A387]-1)/20)))" office:value-type="float" office:value="32.4141170821068" calcext:value-type="float">
            <text:p>32.41</text:p>
          </table:table-cell>
          <table:table-cell table:formula="of:=INDIRECT(ADDRESS(FLOOR(([.A387]-1)/20)+80;18+[.A387]-20*FLOOR(([.A387]-1)/20)))" office:value-type="float" office:value="0" calcext:value-type="float">
            <text:p>0</text:p>
          </table:table-cell>
          <table:table-cell table:formula="of:=INDIRECT(ADDRESS(FLOOR(([.A387]-1)/20)+145;[.A387]-FLOOR(([.A387]-1)/20)*20+19))" office:value-type="float" office:value="8.77954166206358" calcext:value-type="float">
            <text:p>8.7795416621</text:p>
          </table:table-cell>
          <table:table-cell table:formula="of:=INDIRECT(ADDRESS(FLOOR(([.A387]-1)/20)+145;[.A387]-FLOOR(([.A387]-1)/20)*20+41))" office:value-type="float" office:value="9.05614535034278" calcext:value-type="float">
            <text:p>9.0561453503</text:p>
          </table:table-cell>
          <table:table-cell table:number-columns-repeated="60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35" calcext:value-type="float">
            <text:p>135</text:p>
          </table:table-cell>
          <table:table-cell table:style-name="ce2"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368]" office:value-type="float" office:value="252" calcext:value-type="float">
            <text:p>252</text:p>
          </table:table-cell>
          <table:table-cell table:formula="of:=[.A408]" office:value-type="float" office:value="292" calcext:value-type="float">
            <text:p>292</text:p>
          </table:table-cell>
          <table:table-cell table:formula="of:=[.A389]" office:value-type="float" office:value="273" calcext:value-type="float">
            <text:p>273</text:p>
          </table:table-cell>
          <table:table-cell table:formula="of:=[.A387]" office:value-type="float" office:value="271" calcext:value-type="float">
            <text:p>271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88]-1)/20)+80;38+[.A388]-20*FLOOR(([.A388]-1)/20)))" office:value-type="float" office:value="31.8369189941499" calcext:value-type="float">
            <text:p>31.84</text:p>
          </table:table-cell>
          <table:table-cell table:formula="of:=INDIRECT(ADDRESS(FLOOR(([.A388]-1)/20)+80;18+[.A388]-20*FLOOR(([.A388]-1)/20)))" office:value-type="float" office:value="0" calcext:value-type="float">
            <text:p>0</text:p>
          </table:table-cell>
          <table:table-cell table:formula="of:=INDIRECT(ADDRESS(FLOOR(([.A388]-1)/20)+145;[.A388]-FLOOR(([.A388]-1)/20)*20+19))" office:value-type="float" office:value="-1.03447753985547" calcext:value-type="float">
            <text:p>-1.0344775399</text:p>
          </table:table-cell>
          <table:table-cell table:formula="of:=INDIRECT(ADDRESS(FLOOR(([.A388]-1)/20)+145;[.A388]-FLOOR(([.A388]-1)/20)*20+41))" office:value-type="float" office:value="-0.312570243844778" calcext:value-type="float">
            <text:p>-0.3125702438</text:p>
          </table:table-cell>
          <table:table-cell table:number-columns-repeated="60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35" calcext:value-type="float">
            <text:p>135</text:p>
          </table:table-cell>
          <table:table-cell table:style-name="ce2"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69]" office:value-type="float" office:value="253" calcext:value-type="float">
            <text:p>253</text:p>
          </table:table-cell>
          <table:table-cell table:formula="of:=[.A409]" office:value-type="float" office:value="293" calcext:value-type="float">
            <text:p>293</text:p>
          </table:table-cell>
          <table:table-cell table:formula="of:=[.A390]" office:value-type="float" office:value="274" calcext:value-type="float">
            <text:p>274</text:p>
          </table:table-cell>
          <table:table-cell table:formula="of:=[.A388]" office:value-type="float" office:value="272" calcext:value-type="float">
            <text:p>272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89]-1)/20)+80;38+[.A389]-20*FLOOR(([.A389]-1)/20)))" office:value-type="float" office:value="31.3235771414449" calcext:value-type="float">
            <text:p>31.32</text:p>
          </table:table-cell>
          <table:table-cell table:formula="of:=INDIRECT(ADDRESS(FLOOR(([.A389]-1)/20)+80;18+[.A389]-20*FLOOR(([.A389]-1)/20)))" office:value-type="float" office:value="0" calcext:value-type="float">
            <text:p>0</text:p>
          </table:table-cell>
          <table:table-cell table:formula="of:=INDIRECT(ADDRESS(FLOOR(([.A389]-1)/20)+145;[.A389]-FLOOR(([.A389]-1)/20)*20+19))" office:value-type="float" office:value="0.575696444243035" calcext:value-type="float">
            <text:p>0.5756964442</text:p>
          </table:table-cell>
          <table:table-cell table:formula="of:=INDIRECT(ADDRESS(FLOOR(([.A389]-1)/20)+145;[.A389]-FLOOR(([.A389]-1)/20)*20+41))" office:value-type="float" office:value="0.42970960888804" calcext:value-type="float">
            <text:p>0.4297096089</text:p>
          </table:table-cell>
          <table:table-cell table:number-columns-repeated="60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35" calcext:value-type="float">
            <text:p>135</text:p>
          </table:table-cell>
          <table:table-cell table:style-name="ce2"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70]" office:value-type="float" office:value="254" calcext:value-type="float">
            <text:p>254</text:p>
          </table:table-cell>
          <table:table-cell table:formula="of:=[.A410]" office:value-type="float" office:value="294" calcext:value-type="float">
            <text:p>294</text:p>
          </table:table-cell>
          <table:table-cell table:formula="of:=[.A391]" office:value-type="float" office:value="275" calcext:value-type="float">
            <text:p>275</text:p>
          </table:table-cell>
          <table:table-cell table:formula="of:=[.A389]" office:value-type="float" office:value="273" calcext:value-type="float">
            <text:p>273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90]-1)/20)+80;38+[.A390]-20*FLOOR(([.A390]-1)/20)))" office:value-type="float" office:value="31.9305789466175" calcext:value-type="float">
            <text:p>31.93</text:p>
          </table:table-cell>
          <table:table-cell table:formula="of:=INDIRECT(ADDRESS(FLOOR(([.A390]-1)/20)+80;18+[.A390]-20*FLOOR(([.A390]-1)/20)))" office:value-type="float" office:value="0" calcext:value-type="float">
            <text:p>0</text:p>
          </table:table-cell>
          <table:table-cell table:formula="of:=INDIRECT(ADDRESS(FLOOR(([.A390]-1)/20)+145;[.A390]-FLOOR(([.A390]-1)/20)*20+19))" office:value-type="float" office:value="-5.21372942667597" calcext:value-type="float">
            <text:p>-5.2137294267</text:p>
          </table:table-cell>
          <table:table-cell table:formula="of:=INDIRECT(ADDRESS(FLOOR(([.A390]-1)/20)+145;[.A390]-FLOOR(([.A390]-1)/20)*20+41))" office:value-type="float" office:value="2.5437596275473" calcext:value-type="float">
            <text:p>2.5437596275</text:p>
          </table:table-cell>
          <table:table-cell table:number-columns-repeated="60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35" calcext:value-type="float">
            <text:p>135</text:p>
          </table:table-cell>
          <table:table-cell table:style-name="ce2"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71]" office:value-type="float" office:value="255" calcext:value-type="float">
            <text:p>255</text:p>
          </table:table-cell>
          <table:table-cell table:formula="of:=[.A411]" office:value-type="float" office:value="295" calcext:value-type="float">
            <text:p>295</text:p>
          </table:table-cell>
          <table:table-cell table:formula="of:=[.A392]" office:value-type="float" office:value="276" calcext:value-type="float">
            <text:p>276</text:p>
          </table:table-cell>
          <table:table-cell table:formula="of:=[.A390]" office:value-type="float" office:value="274" calcext:value-type="float">
            <text:p>274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91]-1)/20)+80;38+[.A391]-20*FLOOR(([.A391]-1)/20)))" office:value-type="float" office:value="33.053938588426" calcext:value-type="float">
            <text:p>33.05</text:p>
          </table:table-cell>
          <table:table-cell table:formula="of:=INDIRECT(ADDRESS(FLOOR(([.A391]-1)/20)+80;18+[.A391]-20*FLOOR(([.A391]-1)/20)))" office:value-type="float" office:value="0" calcext:value-type="float">
            <text:p>0</text:p>
          </table:table-cell>
          <table:table-cell table:formula="of:=INDIRECT(ADDRESS(FLOOR(([.A391]-1)/20)+145;[.A391]-FLOOR(([.A391]-1)/20)*20+19))" office:value-type="float" office:value="-24.1549561535713" calcext:value-type="float">
            <text:p>-24.1549561536</text:p>
          </table:table-cell>
          <table:table-cell table:formula="of:=INDIRECT(ADDRESS(FLOOR(([.A391]-1)/20)+145;[.A391]-FLOOR(([.A391]-1)/20)*20+41))" office:value-type="float" office:value="-2.72091590963315" calcext:value-type="float">
            <text:p>-2.7209159096</text:p>
          </table:table-cell>
          <table:table-cell table:number-columns-repeated="60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35" calcext:value-type="float">
            <text:p>135</text:p>
          </table:table-cell>
          <table:table-cell table:style-name="ce2" office:value-type="float" office:value="155" calcext:value-type="float">
            <text:p>15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72]" office:value-type="float" office:value="256" calcext:value-type="float">
            <text:p>256</text:p>
          </table:table-cell>
          <table:table-cell table:formula="of:=[.A412]" office:value-type="float" office:value="296" calcext:value-type="float">
            <text:p>296</text:p>
          </table:table-cell>
          <table:table-cell table:formula="of:=[.A393]" office:value-type="float" office:value="277" calcext:value-type="float">
            <text:p>277</text:p>
          </table:table-cell>
          <table:table-cell table:formula="of:=[.A391]" office:value-type="float" office:value="275" calcext:value-type="float">
            <text:p>275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92]-1)/20)+80;38+[.A392]-20*FLOOR(([.A392]-1)/20)))" office:value-type="float" office:value="32.6455823968114" calcext:value-type="float">
            <text:p>32.65</text:p>
          </table:table-cell>
          <table:table-cell table:formula="of:=INDIRECT(ADDRESS(FLOOR(([.A392]-1)/20)+80;18+[.A392]-20*FLOOR(([.A392]-1)/20)))" office:value-type="float" office:value="0" calcext:value-type="float">
            <text:p>0</text:p>
          </table:table-cell>
          <table:table-cell table:formula="of:=INDIRECT(ADDRESS(FLOOR(([.A392]-1)/20)+145;[.A392]-FLOOR(([.A392]-1)/20)*20+19))" office:value-type="float" office:value="-9.883577197509" calcext:value-type="float">
            <text:p>-9.8835771975</text:p>
          </table:table-cell>
          <table:table-cell table:formula="of:=INDIRECT(ADDRESS(FLOOR(([.A392]-1)/20)+145;[.A392]-FLOOR(([.A392]-1)/20)*20+41))" office:value-type="float" office:value="-6.54352929547637" calcext:value-type="float">
            <text:p>-6.5435292955</text:p>
          </table:table-cell>
          <table:table-cell table:number-columns-repeated="60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35" calcext:value-type="float">
            <text:p>135</text:p>
          </table:table-cell>
          <table:table-cell table:style-name="ce2" office:value-type="float" office:value="165" calcext:value-type="float">
            <text:p>16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73]" office:value-type="float" office:value="257" calcext:value-type="float">
            <text:p>257</text:p>
          </table:table-cell>
          <table:table-cell table:formula="of:=[.A413]" office:value-type="float" office:value="297" calcext:value-type="float">
            <text:p>297</text:p>
          </table:table-cell>
          <table:table-cell table:formula="of:=[.A394]" office:value-type="float" office:value="278" calcext:value-type="float">
            <text:p>278</text:p>
          </table:table-cell>
          <table:table-cell table:formula="of:=[.A392]" office:value-type="float" office:value="276" calcext:value-type="float">
            <text:p>276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93]-1)/20)+80;38+[.A393]-20*FLOOR(([.A393]-1)/20)))" office:value-type="float" office:value="32.6182834411891" calcext:value-type="float">
            <text:p>32.62</text:p>
          </table:table-cell>
          <table:table-cell table:formula="of:=INDIRECT(ADDRESS(FLOOR(([.A393]-1)/20)+80;18+[.A393]-20*FLOOR(([.A393]-1)/20)))" office:value-type="float" office:value="0" calcext:value-type="float">
            <text:p>0</text:p>
          </table:table-cell>
          <table:table-cell table:formula="of:=INDIRECT(ADDRESS(FLOOR(([.A393]-1)/20)+145;[.A393]-FLOOR(([.A393]-1)/20)*20+19))" office:value-type="float" office:value="15.6400146637241" calcext:value-type="float">
            <text:p>15.6400146637</text:p>
          </table:table-cell>
          <table:table-cell table:formula="of:=INDIRECT(ADDRESS(FLOOR(([.A393]-1)/20)+145;[.A393]-FLOOR(([.A393]-1)/20)*20+41))" office:value-type="float" office:value="0.0574681862745887" calcext:value-type="float">
            <text:p>0.0574681863</text:p>
          </table:table-cell>
          <table:table-cell table:number-columns-repeated="60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35" calcext:value-type="float">
            <text:p>135</text:p>
          </table:table-cell>
          <table:table-cell table:style-name="ce2"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74]" office:value-type="float" office:value="258" calcext:value-type="float">
            <text:p>258</text:p>
          </table:table-cell>
          <table:table-cell table:formula="of:=[.A414]" office:value-type="float" office:value="298" calcext:value-type="float">
            <text:p>298</text:p>
          </table:table-cell>
          <table:table-cell table:formula="of:=[.A395]" office:value-type="float" office:value="279" calcext:value-type="float">
            <text:p>279</text:p>
          </table:table-cell>
          <table:table-cell table:formula="of:=[.A393]" office:value-type="float" office:value="277" calcext:value-type="float">
            <text:p>277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94]-1)/20)+80;38+[.A394]-20*FLOOR(([.A394]-1)/20)))" office:value-type="float" office:value="31.1286670127717" calcext:value-type="float">
            <text:p>31.13</text:p>
          </table:table-cell>
          <table:table-cell table:formula="of:=INDIRECT(ADDRESS(FLOOR(([.A394]-1)/20)+80;18+[.A394]-20*FLOOR(([.A394]-1)/20)))" office:value-type="float" office:value="0" calcext:value-type="float">
            <text:p>0</text:p>
          </table:table-cell>
          <table:table-cell table:formula="of:=INDIRECT(ADDRESS(FLOOR(([.A394]-1)/20)+145;[.A394]-FLOOR(([.A394]-1)/20)*20+19))" office:value-type="float" office:value="17.7845466923507" calcext:value-type="float">
            <text:p>17.7845466924</text:p>
          </table:table-cell>
          <table:table-cell table:formula="of:=INDIRECT(ADDRESS(FLOOR(([.A394]-1)/20)+145;[.A394]-FLOOR(([.A394]-1)/20)*20+41))" office:value-type="float" office:value="-0.120647845915412" calcext:value-type="float">
            <text:p>-0.1206478459</text:p>
          </table:table-cell>
          <table:table-cell table:number-columns-repeated="60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35" calcext:value-type="float">
            <text:p>135</text:p>
          </table:table-cell>
          <table:table-cell table:style-name="ce2" office:value-type="float" office:value="185" calcext:value-type="float">
            <text:p>18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75]" office:value-type="float" office:value="259" calcext:value-type="float">
            <text:p>259</text:p>
          </table:table-cell>
          <table:table-cell table:formula="of:=[.A415]" office:value-type="float" office:value="299" calcext:value-type="float">
            <text:p>299</text:p>
          </table:table-cell>
          <table:table-cell table:formula="of:=[.A396]" office:value-type="float" office:value="280" calcext:value-type="float">
            <text:p>280</text:p>
          </table:table-cell>
          <table:table-cell table:formula="of:=[.A394]" office:value-type="float" office:value="278" calcext:value-type="float">
            <text:p>278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95]-1)/20)+80;38+[.A395]-20*FLOOR(([.A395]-1)/20)))" office:value-type="float" office:value="31.4228123293723" calcext:value-type="float">
            <text:p>31.42</text:p>
          </table:table-cell>
          <table:table-cell table:formula="of:=INDIRECT(ADDRESS(FLOOR(([.A395]-1)/20)+80;18+[.A395]-20*FLOOR(([.A395]-1)/20)))" office:value-type="float" office:value="0" calcext:value-type="float">
            <text:p>0</text:p>
          </table:table-cell>
          <table:table-cell table:formula="of:=INDIRECT(ADDRESS(FLOOR(([.A395]-1)/20)+145;[.A395]-FLOOR(([.A395]-1)/20)*20+19))" office:value-type="float" office:value="-5.2391206252578" calcext:value-type="float">
            <text:p>-5.2391206253</text:p>
          </table:table-cell>
          <table:table-cell table:formula="of:=INDIRECT(ADDRESS(FLOOR(([.A395]-1)/20)+145;[.A395]-FLOOR(([.A395]-1)/20)*20+41))" office:value-type="float" office:value="0.607417093595579" calcext:value-type="float">
            <text:p>0.6074170936</text:p>
          </table:table-cell>
          <table:table-cell table:number-columns-repeated="60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35" calcext:value-type="float">
            <text:p>135</text:p>
          </table:table-cell>
          <table:table-cell table:style-name="ce2"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76]" office:value-type="float" office:value="260" calcext:value-type="float">
            <text:p>260</text:p>
          </table:table-cell>
          <table:table-cell table:formula="of:=[.A416]" office:value-type="float" office:value="300" calcext:value-type="float">
            <text:p>300</text:p>
          </table:table-cell>
          <table:table-cell office:value-type="string" calcext:value-type="string">
            <text:p>none</text:p>
          </table:table-cell>
          <table:table-cell table:formula="of:=[.A395]" office:value-type="float" office:value="279" calcext:value-type="float">
            <text:p>279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96]-1)/20)+80;38+[.A396]-20*FLOOR(([.A396]-1)/20)))" office:value-type="float" office:value="31.9071539457655" calcext:value-type="float">
            <text:p>31.91</text:p>
          </table:table-cell>
          <table:table-cell table:formula="of:=INDIRECT(ADDRESS(FLOOR(([.A396]-1)/20)+80;18+[.A396]-20*FLOOR(([.A396]-1)/20)))" office:value-type="float" office:value="0" calcext:value-type="float">
            <text:p>0</text:p>
          </table:table-cell>
          <table:table-cell table:formula="of:=INDIRECT(ADDRESS(FLOOR(([.A396]-1)/20)+145;[.A396]-FLOOR(([.A396]-1)/20)*20+19))" office:value-type="float" office:value="-11.996161637202" calcext:value-type="float">
            <text:p>-11.9961616372</text:p>
          </table:table-cell>
          <table:table-cell table:formula="of:=INDIRECT(ADDRESS(FLOOR(([.A396]-1)/20)+145;[.A396]-FLOOR(([.A396]-1)/20)*20+41))" office:value-type="float" office:value="-3.8056170311413" calcext:value-type="float">
            <text:p>-3.8056170311</text:p>
          </table:table-cell>
          <table:table-cell table:number-columns-repeated="60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5" calcext:value-type="float">
            <text:p>14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377]" office:value-type="float" office:value="261" calcext:value-type="float">
            <text:p>261</text:p>
          </table:table-cell>
          <table:table-cell table:formula="of:=[.A417]" office:value-type="float" office:value="301" calcext:value-type="float">
            <text:p>301</text:p>
          </table:table-cell>
          <table:table-cell table:formula="of:=[.A398]" office:value-type="float" office:value="282" calcext:value-type="float">
            <text:p>282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97]-1)/20)+80;38+[.A397]-20*FLOOR(([.A397]-1)/20)))" office:value-type="float" office:value="33.5493839958471" calcext:value-type="float">
            <text:p>33.55</text:p>
          </table:table-cell>
          <table:table-cell table:formula="of:=INDIRECT(ADDRESS(FLOOR(([.A397]-1)/20)+80;18+[.A397]-20*FLOOR(([.A397]-1)/20)))" office:value-type="float" office:value="0" calcext:value-type="float">
            <text:p>0</text:p>
          </table:table-cell>
          <table:table-cell table:formula="of:=INDIRECT(ADDRESS(FLOOR(([.A397]-1)/20)+145;[.A397]-FLOOR(([.A397]-1)/20)*20+19))" office:value-type="float" office:value="7.73302405433806" calcext:value-type="float">
            <text:p>7.7330240543</text:p>
          </table:table-cell>
          <table:table-cell table:formula="of:=INDIRECT(ADDRESS(FLOOR(([.A397]-1)/20)+145;[.A397]-FLOOR(([.A397]-1)/20)*20+41))" office:value-type="float" office:value="-18.9753583928731" calcext:value-type="float">
            <text:p>-18.9753583929</text:p>
          </table:table-cell>
          <table:table-cell table:number-columns-repeated="60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5" calcext:value-type="float">
            <text:p>145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78]" office:value-type="float" office:value="262" calcext:value-type="float">
            <text:p>262</text:p>
          </table:table-cell>
          <table:table-cell table:formula="of:=[.A418]" office:value-type="float" office:value="302" calcext:value-type="float">
            <text:p>302</text:p>
          </table:table-cell>
          <table:table-cell table:formula="of:=[.A399]" office:value-type="float" office:value="283" calcext:value-type="float">
            <text:p>283</text:p>
          </table:table-cell>
          <table:table-cell table:formula="of:=[.A397]" office:value-type="float" office:value="281" calcext:value-type="float">
            <text:p>281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98]-1)/20)+80;38+[.A398]-20*FLOOR(([.A398]-1)/20)))" office:value-type="float" office:value="32.4141263764553" calcext:value-type="float">
            <text:p>32.41</text:p>
          </table:table-cell>
          <table:table-cell table:formula="of:=INDIRECT(ADDRESS(FLOOR(([.A398]-1)/20)+80;18+[.A398]-20*FLOOR(([.A398]-1)/20)))" office:value-type="float" office:value="0" calcext:value-type="float">
            <text:p>0</text:p>
          </table:table-cell>
          <table:table-cell table:formula="of:=INDIRECT(ADDRESS(FLOOR(([.A398]-1)/20)+145;[.A398]-FLOOR(([.A398]-1)/20)*20+19))" office:value-type="float" office:value="1.51051734860116" calcext:value-type="float">
            <text:p>1.5105173486</text:p>
          </table:table-cell>
          <table:table-cell table:formula="of:=INDIRECT(ADDRESS(FLOOR(([.A398]-1)/20)+145;[.A398]-FLOOR(([.A398]-1)/20)*20+41))" office:value-type="float" office:value="-9.84303408033672" calcext:value-type="float">
            <text:p>-9.8430340803</text:p>
          </table:table-cell>
          <table:table-cell table:number-columns-repeated="60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5" calcext:value-type="float">
            <text:p>145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79]" office:value-type="float" office:value="263" calcext:value-type="float">
            <text:p>263</text:p>
          </table:table-cell>
          <table:table-cell table:formula="of:=[.A419]" office:value-type="float" office:value="303" calcext:value-type="float">
            <text:p>303</text:p>
          </table:table-cell>
          <table:table-cell table:formula="of:=[.A400]" office:value-type="float" office:value="284" calcext:value-type="float">
            <text:p>284</text:p>
          </table:table-cell>
          <table:table-cell table:formula="of:=[.A398]" office:value-type="float" office:value="282" calcext:value-type="float">
            <text:p>282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399]-1)/20)+80;38+[.A399]-20*FLOOR(([.A399]-1)/20)))" office:value-type="float" office:value="31.4867936989427" calcext:value-type="float">
            <text:p>31.49</text:p>
          </table:table-cell>
          <table:table-cell table:formula="of:=INDIRECT(ADDRESS(FLOOR(([.A399]-1)/20)+80;18+[.A399]-20*FLOOR(([.A399]-1)/20)))" office:value-type="float" office:value="0" calcext:value-type="float">
            <text:p>0</text:p>
          </table:table-cell>
          <table:table-cell table:formula="of:=INDIRECT(ADDRESS(FLOOR(([.A399]-1)/20)+145;[.A399]-FLOOR(([.A399]-1)/20)*20+19))" office:value-type="float" office:value="9.96538896104336" calcext:value-type="float">
            <text:p>9.965388961</text:p>
          </table:table-cell>
          <table:table-cell table:formula="of:=INDIRECT(ADDRESS(FLOOR(([.A399]-1)/20)+145;[.A399]-FLOOR(([.A399]-1)/20)*20+41))" office:value-type="float" office:value="0.805747390914449" calcext:value-type="float">
            <text:p>0.8057473909</text:p>
          </table:table-cell>
          <table:table-cell table:number-columns-repeated="60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5" calcext:value-type="float">
            <text:p>145</text:p>
          </table:table-cell>
          <table:table-cell table:style-name="ce2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80]" office:value-type="float" office:value="264" calcext:value-type="float">
            <text:p>264</text:p>
          </table:table-cell>
          <table:table-cell table:formula="of:=[.A420]" office:value-type="float" office:value="304" calcext:value-type="float">
            <text:p>304</text:p>
          </table:table-cell>
          <table:table-cell table:formula="of:=[.A401]" office:value-type="float" office:value="285" calcext:value-type="float">
            <text:p>285</text:p>
          </table:table-cell>
          <table:table-cell table:formula="of:=[.A399]" office:value-type="float" office:value="283" calcext:value-type="float">
            <text:p>283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00]-1)/20)+80;38+[.A400]-20*FLOOR(([.A400]-1)/20)))" office:value-type="float" office:value="31.4735190480633" calcext:value-type="float">
            <text:p>31.47</text:p>
          </table:table-cell>
          <table:table-cell table:formula="of:=INDIRECT(ADDRESS(FLOOR(([.A400]-1)/20)+80;18+[.A400]-20*FLOOR(([.A400]-1)/20)))" office:value-type="float" office:value="0" calcext:value-type="float">
            <text:p>0</text:p>
          </table:table-cell>
          <table:table-cell table:formula="of:=INDIRECT(ADDRESS(FLOOR(([.A400]-1)/20)+145;[.A400]-FLOOR(([.A400]-1)/20)*20+19))" office:value-type="float" office:value="2.77038087651195" calcext:value-type="float">
            <text:p>2.7703808765</text:p>
          </table:table-cell>
          <table:table-cell table:formula="of:=INDIRECT(ADDRESS(FLOOR(([.A400]-1)/20)+145;[.A400]-FLOOR(([.A400]-1)/20)*20+41))" office:value-type="float" office:value="7.39841912191782" calcext:value-type="float">
            <text:p>7.3984191219</text:p>
          </table:table-cell>
          <table:table-cell table:number-columns-repeated="60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5" calcext:value-type="float">
            <text:p>145</text:p>
          </table:table-cell>
          <table:table-cell table:style-name="ce2"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81]" office:value-type="float" office:value="265" calcext:value-type="float">
            <text:p>265</text:p>
          </table:table-cell>
          <table:table-cell table:formula="of:=[.A421]" office:value-type="float" office:value="305" calcext:value-type="float">
            <text:p>305</text:p>
          </table:table-cell>
          <table:table-cell table:formula="of:=[.A402]" office:value-type="float" office:value="286" calcext:value-type="float">
            <text:p>286</text:p>
          </table:table-cell>
          <table:table-cell table:formula="of:=[.A400]" office:value-type="float" office:value="284" calcext:value-type="float">
            <text:p>284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01]-1)/20)+80;38+[.A401]-20*FLOOR(([.A401]-1)/20)))" office:value-type="float" office:value="31.2500571839064" calcext:value-type="float">
            <text:p>31.25</text:p>
          </table:table-cell>
          <table:table-cell table:formula="of:=INDIRECT(ADDRESS(FLOOR(([.A401]-1)/20)+80;18+[.A401]-20*FLOOR(([.A401]-1)/20)))" office:value-type="float" office:value="0" calcext:value-type="float">
            <text:p>0</text:p>
          </table:table-cell>
          <table:table-cell table:formula="of:=INDIRECT(ADDRESS(FLOOR(([.A401]-1)/20)+145;[.A401]-FLOOR(([.A401]-1)/20)*20+19))" office:value-type="float" office:value="-1.66476193401538" calcext:value-type="float">
            <text:p>-1.664761934</text:p>
          </table:table-cell>
          <table:table-cell table:formula="of:=INDIRECT(ADDRESS(FLOOR(([.A401]-1)/20)+145;[.A401]-FLOOR(([.A401]-1)/20)*20+41))" office:value-type="float" office:value="1.78135698270706" calcext:value-type="float">
            <text:p>1.7813569827</text:p>
          </table:table-cell>
          <table:table-cell table:number-columns-repeated="60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5" calcext:value-type="float">
            <text:p>145</text:p>
          </table:table-cell>
          <table:table-cell table:style-name="ce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382]" office:value-type="float" office:value="266" calcext:value-type="float">
            <text:p>266</text:p>
          </table:table-cell>
          <table:table-cell table:formula="of:=[.A422]" office:value-type="float" office:value="306" calcext:value-type="float">
            <text:p>306</text:p>
          </table:table-cell>
          <table:table-cell table:formula="of:=[.A403]" office:value-type="float" office:value="287" calcext:value-type="float">
            <text:p>287</text:p>
          </table:table-cell>
          <table:table-cell table:formula="of:=[.A401]" office:value-type="float" office:value="285" calcext:value-type="float">
            <text:p>285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02]-1)/20)+80;38+[.A402]-20*FLOOR(([.A402]-1)/20)))" office:value-type="float" office:value="32.5450176904907" calcext:value-type="float">
            <text:p>32.55</text:p>
          </table:table-cell>
          <table:table-cell table:formula="of:=INDIRECT(ADDRESS(FLOOR(([.A402]-1)/20)+80;18+[.A402]-20*FLOOR(([.A402]-1)/20)))" office:value-type="float" office:value="0" calcext:value-type="float">
            <text:p>0</text:p>
          </table:table-cell>
          <table:table-cell table:formula="of:=INDIRECT(ADDRESS(FLOOR(([.A402]-1)/20)+145;[.A402]-FLOOR(([.A402]-1)/20)*20+19))" office:value-type="float" office:value="-0.82897730949384" calcext:value-type="float">
            <text:p>-0.8289773095</text:p>
          </table:table-cell>
          <table:table-cell table:formula="of:=INDIRECT(ADDRESS(FLOOR(([.A402]-1)/20)+145;[.A402]-FLOOR(([.A402]-1)/20)*20+41))" office:value-type="float" office:value="3.5124608919403" calcext:value-type="float">
            <text:p>3.5124608919</text:p>
          </table:table-cell>
          <table:table-cell table:number-columns-repeated="60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5" calcext:value-type="float">
            <text:p>145</text:p>
          </table:table-cell>
          <table:table-cell table:style-name="ce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83]" office:value-type="float" office:value="267" calcext:value-type="float">
            <text:p>267</text:p>
          </table:table-cell>
          <table:table-cell table:formula="of:=[.A423]" office:value-type="float" office:value="307" calcext:value-type="float">
            <text:p>307</text:p>
          </table:table-cell>
          <table:table-cell table:formula="of:=[.A404]" office:value-type="float" office:value="288" calcext:value-type="float">
            <text:p>288</text:p>
          </table:table-cell>
          <table:table-cell table:formula="of:=[.A402]" office:value-type="float" office:value="286" calcext:value-type="float">
            <text:p>286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03]-1)/20)+80;38+[.A403]-20*FLOOR(([.A403]-1)/20)))" office:value-type="float" office:value="33.2801862009617" calcext:value-type="float">
            <text:p>33.28</text:p>
          </table:table-cell>
          <table:table-cell table:formula="of:=INDIRECT(ADDRESS(FLOOR(([.A403]-1)/20)+80;18+[.A403]-20*FLOOR(([.A403]-1)/20)))" office:value-type="float" office:value="0" calcext:value-type="float">
            <text:p>0</text:p>
          </table:table-cell>
          <table:table-cell table:formula="of:=INDIRECT(ADDRESS(FLOOR(([.A403]-1)/20)+145;[.A403]-FLOOR(([.A403]-1)/20)*20+19))" office:value-type="float" office:value="2.44449998201653" calcext:value-type="float">
            <text:p>2.444499982</text:p>
          </table:table-cell>
          <table:table-cell table:formula="of:=INDIRECT(ADDRESS(FLOOR(([.A403]-1)/20)+145;[.A403]-FLOOR(([.A403]-1)/20)*20+41))" office:value-type="float" office:value="0.962503507076378" calcext:value-type="float">
            <text:p>0.9625035071</text:p>
          </table:table-cell>
          <table:table-cell table:number-columns-repeated="60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5" calcext:value-type="float">
            <text:p>145</text:p>
          </table:table-cell>
          <table:table-cell table:style-name="ce2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84]" office:value-type="float" office:value="268" calcext:value-type="float">
            <text:p>268</text:p>
          </table:table-cell>
          <table:table-cell table:formula="of:=[.A424]" office:value-type="float" office:value="308" calcext:value-type="float">
            <text:p>308</text:p>
          </table:table-cell>
          <table:table-cell table:formula="of:=[.A405]" office:value-type="float" office:value="289" calcext:value-type="float">
            <text:p>289</text:p>
          </table:table-cell>
          <table:table-cell table:formula="of:=[.A403]" office:value-type="float" office:value="287" calcext:value-type="float">
            <text:p>287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04]-1)/20)+80;38+[.A404]-20*FLOOR(([.A404]-1)/20)))" office:value-type="float" office:value="31.553277759108" calcext:value-type="float">
            <text:p>31.55</text:p>
          </table:table-cell>
          <table:table-cell table:formula="of:=INDIRECT(ADDRESS(FLOOR(([.A404]-1)/20)+80;18+[.A404]-20*FLOOR(([.A404]-1)/20)))" office:value-type="float" office:value="0" calcext:value-type="float">
            <text:p>0</text:p>
          </table:table-cell>
          <table:table-cell table:formula="of:=INDIRECT(ADDRESS(FLOOR(([.A404]-1)/20)+145;[.A404]-FLOOR(([.A404]-1)/20)*20+19))" office:value-type="float" office:value="3.50670813842852" calcext:value-type="float">
            <text:p>3.5067081384</text:p>
          </table:table-cell>
          <table:table-cell table:formula="of:=INDIRECT(ADDRESS(FLOOR(([.A404]-1)/20)+145;[.A404]-FLOOR(([.A404]-1)/20)*20+41))" office:value-type="float" office:value="1.1981072876532" calcext:value-type="float">
            <text:p>1.1981072877</text:p>
          </table:table-cell>
          <table:table-cell table:number-columns-repeated="60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5" calcext:value-type="float">
            <text:p>145</text:p>
          </table:table-cell>
          <table:table-cell table:style-name="ce2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85]" office:value-type="float" office:value="269" calcext:value-type="float">
            <text:p>269</text:p>
          </table:table-cell>
          <table:table-cell table:formula="of:=[.A425]" office:value-type="float" office:value="309" calcext:value-type="float">
            <text:p>309</text:p>
          </table:table-cell>
          <table:table-cell table:formula="of:=[.A406]" office:value-type="float" office:value="290" calcext:value-type="float">
            <text:p>290</text:p>
          </table:table-cell>
          <table:table-cell table:formula="of:=[.A404]" office:value-type="float" office:value="288" calcext:value-type="float">
            <text:p>288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05]-1)/20)+80;38+[.A405]-20*FLOOR(([.A405]-1)/20)))" office:value-type="float" office:value="33.5147565867581" calcext:value-type="float">
            <text:p>33.51</text:p>
          </table:table-cell>
          <table:table-cell table:formula="of:=INDIRECT(ADDRESS(FLOOR(([.A405]-1)/20)+80;18+[.A405]-20*FLOOR(([.A405]-1)/20)))" office:value-type="float" office:value="0" calcext:value-type="float">
            <text:p>0</text:p>
          </table:table-cell>
          <table:table-cell table:formula="of:=INDIRECT(ADDRESS(FLOOR(([.A405]-1)/20)+145;[.A405]-FLOOR(([.A405]-1)/20)*20+19))" office:value-type="float" office:value="0.708656187064487" calcext:value-type="float">
            <text:p>0.7086561871</text:p>
          </table:table-cell>
          <table:table-cell table:formula="of:=INDIRECT(ADDRESS(FLOOR(([.A405]-1)/20)+145;[.A405]-FLOOR(([.A405]-1)/20)*20+41))" office:value-type="float" office:value="-3.77918293844657" calcext:value-type="float">
            <text:p>-3.7791829384</text:p>
          </table:table-cell>
          <table:table-cell table:number-columns-repeated="60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5" calcext:value-type="float">
            <text:p>145</text:p>
          </table:table-cell>
          <table:table-cell table:style-name="ce2"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86]" office:value-type="float" office:value="270" calcext:value-type="float">
            <text:p>270</text:p>
          </table:table-cell>
          <table:table-cell table:formula="of:=[.A426]" office:value-type="float" office:value="310" calcext:value-type="float">
            <text:p>310</text:p>
          </table:table-cell>
          <table:table-cell table:formula="of:=[.A407]" office:value-type="float" office:value="291" calcext:value-type="float">
            <text:p>291</text:p>
          </table:table-cell>
          <table:table-cell table:formula="of:=[.A405]" office:value-type="float" office:value="289" calcext:value-type="float">
            <text:p>289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06]-1)/20)+80;38+[.A406]-20*FLOOR(([.A406]-1)/20)))" office:value-type="float" office:value="32.9980317778587" calcext:value-type="float">
            <text:p>33.00</text:p>
          </table:table-cell>
          <table:table-cell table:formula="of:=INDIRECT(ADDRESS(FLOOR(([.A406]-1)/20)+80;18+[.A406]-20*FLOOR(([.A406]-1)/20)))" office:value-type="float" office:value="0" calcext:value-type="float">
            <text:p>0</text:p>
          </table:table-cell>
          <table:table-cell table:formula="of:=INDIRECT(ADDRESS(FLOOR(([.A406]-1)/20)+145;[.A406]-FLOOR(([.A406]-1)/20)*20+19))" office:value-type="float" office:value="-6.37203793022837" calcext:value-type="float">
            <text:p>-6.3720379302</text:p>
          </table:table-cell>
          <table:table-cell table:formula="of:=INDIRECT(ADDRESS(FLOOR(([.A406]-1)/20)+145;[.A406]-FLOOR(([.A406]-1)/20)*20+41))" office:value-type="float" office:value="2.28249673928881" calcext:value-type="float">
            <text:p>2.2824967393</text:p>
          </table:table-cell>
          <table:table-cell table:number-columns-repeated="60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5" calcext:value-type="float">
            <text:p>145</text:p>
          </table:table-cell>
          <table:table-cell table:style-name="ce2"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87]" office:value-type="float" office:value="271" calcext:value-type="float">
            <text:p>271</text:p>
          </table:table-cell>
          <table:table-cell table:formula="of:=[.A427]" office:value-type="float" office:value="311" calcext:value-type="float">
            <text:p>311</text:p>
          </table:table-cell>
          <table:table-cell table:formula="of:=[.A408]" office:value-type="float" office:value="292" calcext:value-type="float">
            <text:p>292</text:p>
          </table:table-cell>
          <table:table-cell table:formula="of:=[.A406]" office:value-type="float" office:value="290" calcext:value-type="float">
            <text:p>29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07]-1)/20)+80;38+[.A407]-20*FLOOR(([.A407]-1)/20)))" office:value-type="float" office:value="31.9290086111613" calcext:value-type="float">
            <text:p>31.93</text:p>
          </table:table-cell>
          <table:table-cell table:formula="of:=INDIRECT(ADDRESS(FLOOR(([.A407]-1)/20)+80;18+[.A407]-20*FLOOR(([.A407]-1)/20)))" office:value-type="float" office:value="0" calcext:value-type="float">
            <text:p>0</text:p>
          </table:table-cell>
          <table:table-cell table:formula="of:=INDIRECT(ADDRESS(FLOOR(([.A407]-1)/20)+145;[.A407]-FLOOR(([.A407]-1)/20)*20+19))" office:value-type="float" office:value="5.08938460709872" calcext:value-type="float">
            <text:p>5.0893846071</text:p>
          </table:table-cell>
          <table:table-cell table:formula="of:=INDIRECT(ADDRESS(FLOOR(([.A407]-1)/20)+145;[.A407]-FLOOR(([.A407]-1)/20)*20+41))" office:value-type="float" office:value="-7.12566848275183" calcext:value-type="float">
            <text:p>-7.1256684828</text:p>
          </table:table-cell>
          <table:table-cell table:number-columns-repeated="60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5" calcext:value-type="float">
            <text:p>145</text:p>
          </table:table-cell>
          <table:table-cell table:style-name="ce2"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88]" office:value-type="float" office:value="272" calcext:value-type="float">
            <text:p>272</text:p>
          </table:table-cell>
          <table:table-cell table:formula="of:=[.A428]" office:value-type="float" office:value="312" calcext:value-type="float">
            <text:p>312</text:p>
          </table:table-cell>
          <table:table-cell table:formula="of:=[.A409]" office:value-type="float" office:value="293" calcext:value-type="float">
            <text:p>293</text:p>
          </table:table-cell>
          <table:table-cell table:formula="of:=[.A407]" office:value-type="float" office:value="291" calcext:value-type="float">
            <text:p>291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08]-1)/20)+80;38+[.A408]-20*FLOOR(([.A408]-1)/20)))" office:value-type="float" office:value="31.7962342553222" calcext:value-type="float">
            <text:p>31.80</text:p>
          </table:table-cell>
          <table:table-cell table:formula="of:=INDIRECT(ADDRESS(FLOOR(([.A408]-1)/20)+80;18+[.A408]-20*FLOOR(([.A408]-1)/20)))" office:value-type="float" office:value="0" calcext:value-type="float">
            <text:p>0</text:p>
          </table:table-cell>
          <table:table-cell table:formula="of:=INDIRECT(ADDRESS(FLOOR(([.A408]-1)/20)+145;[.A408]-FLOOR(([.A408]-1)/20)*20+19))" office:value-type="float" office:value="3.75395580844496" calcext:value-type="float">
            <text:p>3.7539558084</text:p>
          </table:table-cell>
          <table:table-cell table:formula="of:=INDIRECT(ADDRESS(FLOOR(([.A408]-1)/20)+145;[.A408]-FLOOR(([.A408]-1)/20)*20+41))" office:value-type="float" office:value="-4.55843221585716" calcext:value-type="float">
            <text:p>-4.5584322159</text:p>
          </table:table-cell>
          <table:table-cell table:number-columns-repeated="60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5" calcext:value-type="float">
            <text:p>145</text:p>
          </table:table-cell>
          <table:table-cell table:style-name="ce2"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89]" office:value-type="float" office:value="273" calcext:value-type="float">
            <text:p>273</text:p>
          </table:table-cell>
          <table:table-cell table:formula="of:=[.A429]" office:value-type="float" office:value="313" calcext:value-type="float">
            <text:p>313</text:p>
          </table:table-cell>
          <table:table-cell table:formula="of:=[.A410]" office:value-type="float" office:value="294" calcext:value-type="float">
            <text:p>294</text:p>
          </table:table-cell>
          <table:table-cell table:formula="of:=[.A408]" office:value-type="float" office:value="292" calcext:value-type="float">
            <text:p>292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09]-1)/20)+80;38+[.A409]-20*FLOOR(([.A409]-1)/20)))" office:value-type="float" office:value="32.6753351189273" calcext:value-type="float">
            <text:p>32.68</text:p>
          </table:table-cell>
          <table:table-cell table:formula="of:=INDIRECT(ADDRESS(FLOOR(([.A409]-1)/20)+80;18+[.A409]-20*FLOOR(([.A409]-1)/20)))" office:value-type="float" office:value="0" calcext:value-type="float">
            <text:p>0</text:p>
          </table:table-cell>
          <table:table-cell table:formula="of:=INDIRECT(ADDRESS(FLOOR(([.A409]-1)/20)+145;[.A409]-FLOOR(([.A409]-1)/20)*20+19))" office:value-type="float" office:value="4.21013269437445" calcext:value-type="float">
            <text:p>4.2101326944</text:p>
          </table:table-cell>
          <table:table-cell table:formula="of:=INDIRECT(ADDRESS(FLOOR(([.A409]-1)/20)+145;[.A409]-FLOOR(([.A409]-1)/20)*20+41))" office:value-type="float" office:value="-1.96237418013876" calcext:value-type="float">
            <text:p>-1.9623741801</text:p>
          </table:table-cell>
          <table:table-cell table:number-columns-repeated="60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5" calcext:value-type="float">
            <text:p>145</text:p>
          </table:table-cell>
          <table:table-cell table:style-name="ce2"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390]" office:value-type="float" office:value="274" calcext:value-type="float">
            <text:p>274</text:p>
          </table:table-cell>
          <table:table-cell table:formula="of:=[.A430]" office:value-type="float" office:value="314" calcext:value-type="float">
            <text:p>314</text:p>
          </table:table-cell>
          <table:table-cell table:formula="of:=[.A411]" office:value-type="float" office:value="295" calcext:value-type="float">
            <text:p>295</text:p>
          </table:table-cell>
          <table:table-cell table:formula="of:=[.A409]" office:value-type="float" office:value="293" calcext:value-type="float">
            <text:p>293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10]-1)/20)+80;38+[.A410]-20*FLOOR(([.A410]-1)/20)))" office:value-type="float" office:value="31.6283108453675" calcext:value-type="float">
            <text:p>31.63</text:p>
          </table:table-cell>
          <table:table-cell table:formula="of:=INDIRECT(ADDRESS(FLOOR(([.A410]-1)/20)+80;18+[.A410]-20*FLOOR(([.A410]-1)/20)))" office:value-type="float" office:value="0" calcext:value-type="float">
            <text:p>0</text:p>
          </table:table-cell>
          <table:table-cell table:formula="of:=INDIRECT(ADDRESS(FLOOR(([.A410]-1)/20)+145;[.A410]-FLOOR(([.A410]-1)/20)*20+19))" office:value-type="float" office:value="-20.2522660793419" calcext:value-type="float">
            <text:p>-20.2522660793</text:p>
          </table:table-cell>
          <table:table-cell table:formula="of:=INDIRECT(ADDRESS(FLOOR(([.A410]-1)/20)+145;[.A410]-FLOOR(([.A410]-1)/20)*20+41))" office:value-type="float" office:value="-4.42016685708311" calcext:value-type="float">
            <text:p>-4.4201668571</text:p>
          </table:table-cell>
          <table:table-cell table:number-columns-repeated="60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5" calcext:value-type="float">
            <text:p>145</text:p>
          </table:table-cell>
          <table:table-cell table:style-name="ce2"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91]" office:value-type="float" office:value="275" calcext:value-type="float">
            <text:p>275</text:p>
          </table:table-cell>
          <table:table-cell table:formula="of:=[.A431]" office:value-type="float" office:value="315" calcext:value-type="float">
            <text:p>315</text:p>
          </table:table-cell>
          <table:table-cell table:formula="of:=[.A412]" office:value-type="float" office:value="296" calcext:value-type="float">
            <text:p>296</text:p>
          </table:table-cell>
          <table:table-cell table:formula="of:=[.A410]" office:value-type="float" office:value="294" calcext:value-type="float">
            <text:p>294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11]-1)/20)+80;38+[.A411]-20*FLOOR(([.A411]-1)/20)))" office:value-type="float" office:value="31.87091864068" calcext:value-type="float">
            <text:p>31.87</text:p>
          </table:table-cell>
          <table:table-cell table:formula="of:=INDIRECT(ADDRESS(FLOOR(([.A411]-1)/20)+80;18+[.A411]-20*FLOOR(([.A411]-1)/20)))" office:value-type="float" office:value="0" calcext:value-type="float">
            <text:p>0</text:p>
          </table:table-cell>
          <table:table-cell table:formula="of:=INDIRECT(ADDRESS(FLOOR(([.A411]-1)/20)+145;[.A411]-FLOOR(([.A411]-1)/20)*20+19))" office:value-type="float" office:value="-4.18027138515219" calcext:value-type="float">
            <text:p>-4.1802713852</text:p>
          </table:table-cell>
          <table:table-cell table:formula="of:=INDIRECT(ADDRESS(FLOOR(([.A411]-1)/20)+145;[.A411]-FLOOR(([.A411]-1)/20)*20+41))" office:value-type="float" office:value="-16.2018034707045" calcext:value-type="float">
            <text:p>-16.2018034707</text:p>
          </table:table-cell>
          <table:table-cell table:number-columns-repeated="60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5" calcext:value-type="float">
            <text:p>145</text:p>
          </table:table-cell>
          <table:table-cell table:style-name="ce2" office:value-type="float" office:value="155" calcext:value-type="float">
            <text:p>15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92]" office:value-type="float" office:value="276" calcext:value-type="float">
            <text:p>276</text:p>
          </table:table-cell>
          <table:table-cell table:formula="of:=[.A432]" office:value-type="float" office:value="316" calcext:value-type="float">
            <text:p>316</text:p>
          </table:table-cell>
          <table:table-cell table:formula="of:=[.A413]" office:value-type="float" office:value="297" calcext:value-type="float">
            <text:p>297</text:p>
          </table:table-cell>
          <table:table-cell table:formula="of:=[.A411]" office:value-type="float" office:value="295" calcext:value-type="float">
            <text:p>295</text:p>
          </table:table-cell>
          <table:table-cell table:style-name="ce3" office:value-type="float" office:value="44.2056331134237" calcext:value-type="float">
            <text:p>44.21</text:p>
          </table:table-cell>
          <table:table-cell table:style-name="ce3" table:formula="of:=INDIRECT(ADDRESS(FLOOR(([.A412]-1)/20)+80;38+[.A412]-20*FLOOR(([.A412]-1)/20)))" office:value-type="float" office:value="29.0645283245008" calcext:value-type="float">
            <text:p>29.06</text:p>
          </table:table-cell>
          <table:table-cell table:formula="of:=INDIRECT(ADDRESS(FLOOR(([.A412]-1)/20)+80;18+[.A412]-20*FLOOR(([.A412]-1)/20)))" office:value-type="float" office:value="1" calcext:value-type="float">
            <text:p>1</text:p>
          </table:table-cell>
          <table:table-cell table:formula="of:=INDIRECT(ADDRESS(FLOOR(([.A412]-1)/20)+145;[.A412]-FLOOR(([.A412]-1)/20)*20+19))" office:value-type="float" office:value="-5.40183386366701" calcext:value-type="float">
            <text:p>-5.4018338637</text:p>
          </table:table-cell>
          <table:table-cell table:formula="of:=INDIRECT(ADDRESS(FLOOR(([.A412]-1)/20)+145;[.A412]-FLOOR(([.A412]-1)/20)*20+41))" office:value-type="float" office:value="-20.8340526397375" calcext:value-type="float">
            <text:p>-20.8340526397</text:p>
          </table:table-cell>
          <table:table-cell table:number-columns-repeated="60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5" calcext:value-type="float">
            <text:p>145</text:p>
          </table:table-cell>
          <table:table-cell table:style-name="ce2" office:value-type="float" office:value="165" calcext:value-type="float">
            <text:p>16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93]" office:value-type="float" office:value="277" calcext:value-type="float">
            <text:p>277</text:p>
          </table:table-cell>
          <table:table-cell table:formula="of:=[.A433]" office:value-type="float" office:value="317" calcext:value-type="float">
            <text:p>317</text:p>
          </table:table-cell>
          <table:table-cell table:formula="of:=[.A414]" office:value-type="float" office:value="298" calcext:value-type="float">
            <text:p>298</text:p>
          </table:table-cell>
          <table:table-cell table:formula="of:=[.A412]" office:value-type="float" office:value="296" calcext:value-type="float">
            <text:p>296</text:p>
          </table:table-cell>
          <table:table-cell table:style-name="ce3" office:value-type="float" office:value="45.7936586967066" calcext:value-type="float">
            <text:p>45.79</text:p>
          </table:table-cell>
          <table:table-cell table:style-name="ce3" table:formula="of:=INDIRECT(ADDRESS(FLOOR(([.A413]-1)/20)+80;38+[.A413]-20*FLOOR(([.A413]-1)/20)))" office:value-type="float" office:value="29.5884289774048" calcext:value-type="float">
            <text:p>29.59</text:p>
          </table:table-cell>
          <table:table-cell table:formula="of:=INDIRECT(ADDRESS(FLOOR(([.A413]-1)/20)+80;18+[.A413]-20*FLOOR(([.A413]-1)/20)))" office:value-type="float" office:value="1" calcext:value-type="float">
            <text:p>1</text:p>
          </table:table-cell>
          <table:table-cell table:formula="of:=INDIRECT(ADDRESS(FLOOR(([.A413]-1)/20)+145;[.A413]-FLOOR(([.A413]-1)/20)*20+19))" office:value-type="float" office:value="3.74872508979999" calcext:value-type="float">
            <text:p>3.7487250898</text:p>
          </table:table-cell>
          <table:table-cell table:formula="of:=INDIRECT(ADDRESS(FLOOR(([.A413]-1)/20)+145;[.A413]-FLOOR(([.A413]-1)/20)*20+41))" office:value-type="float" office:value="-7.56908487954611" calcext:value-type="float">
            <text:p>-7.5690848795</text:p>
          </table:table-cell>
          <table:table-cell table:number-columns-repeated="60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5" calcext:value-type="float">
            <text:p>145</text:p>
          </table:table-cell>
          <table:table-cell table:style-name="ce2"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394]" office:value-type="float" office:value="278" calcext:value-type="float">
            <text:p>278</text:p>
          </table:table-cell>
          <table:table-cell table:formula="of:=[.A434]" office:value-type="float" office:value="318" calcext:value-type="float">
            <text:p>318</text:p>
          </table:table-cell>
          <table:table-cell table:formula="of:=[.A415]" office:value-type="float" office:value="299" calcext:value-type="float">
            <text:p>299</text:p>
          </table:table-cell>
          <table:table-cell table:formula="of:=[.A413]" office:value-type="float" office:value="297" calcext:value-type="float">
            <text:p>297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14]-1)/20)+80;38+[.A414]-20*FLOOR(([.A414]-1)/20)))" office:value-type="float" office:value="31.4818761912255" calcext:value-type="float">
            <text:p>31.48</text:p>
          </table:table-cell>
          <table:table-cell table:formula="of:=INDIRECT(ADDRESS(FLOOR(([.A414]-1)/20)+80;18+[.A414]-20*FLOOR(([.A414]-1)/20)))" office:value-type="float" office:value="0" calcext:value-type="float">
            <text:p>0</text:p>
          </table:table-cell>
          <table:table-cell table:formula="of:=INDIRECT(ADDRESS(FLOOR(([.A414]-1)/20)+145;[.A414]-FLOOR(([.A414]-1)/20)*20+19))" office:value-type="float" office:value="26.4247064679591" calcext:value-type="float">
            <text:p>26.424706468</text:p>
          </table:table-cell>
          <table:table-cell table:formula="of:=INDIRECT(ADDRESS(FLOOR(([.A414]-1)/20)+145;[.A414]-FLOOR(([.A414]-1)/20)*20+41))" office:value-type="float" office:value="-15.7965608796686" calcext:value-type="float">
            <text:p>-15.7965608797</text:p>
          </table:table-cell>
          <table:table-cell table:number-columns-repeated="60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5" calcext:value-type="float">
            <text:p>145</text:p>
          </table:table-cell>
          <table:table-cell table:style-name="ce2" office:value-type="float" office:value="185" calcext:value-type="float">
            <text:p>18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395]" office:value-type="float" office:value="279" calcext:value-type="float">
            <text:p>279</text:p>
          </table:table-cell>
          <table:table-cell table:formula="of:=[.A435]" office:value-type="float" office:value="319" calcext:value-type="float">
            <text:p>319</text:p>
          </table:table-cell>
          <table:table-cell table:formula="of:=[.A416]" office:value-type="float" office:value="300" calcext:value-type="float">
            <text:p>300</text:p>
          </table:table-cell>
          <table:table-cell table:formula="of:=[.A414]" office:value-type="float" office:value="298" calcext:value-type="float">
            <text:p>298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15]-1)/20)+80;38+[.A415]-20*FLOOR(([.A415]-1)/20)))" office:value-type="float" office:value="31.1297060953744" calcext:value-type="float">
            <text:p>31.13</text:p>
          </table:table-cell>
          <table:table-cell table:formula="of:=INDIRECT(ADDRESS(FLOOR(([.A415]-1)/20)+80;18+[.A415]-20*FLOOR(([.A415]-1)/20)))" office:value-type="float" office:value="0" calcext:value-type="float">
            <text:p>0</text:p>
          </table:table-cell>
          <table:table-cell table:formula="of:=INDIRECT(ADDRESS(FLOOR(([.A415]-1)/20)+145;[.A415]-FLOOR(([.A415]-1)/20)*20+19))" office:value-type="float" office:value="2.10984269621708" calcext:value-type="float">
            <text:p>2.1098426962</text:p>
          </table:table-cell>
          <table:table-cell table:formula="of:=INDIRECT(ADDRESS(FLOOR(([.A415]-1)/20)+145;[.A415]-FLOOR(([.A415]-1)/20)*20+41))" office:value-type="float" office:value="-8.22330735575231" calcext:value-type="float">
            <text:p>-8.2233073558</text:p>
          </table:table-cell>
          <table:table-cell table:number-columns-repeated="6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5" calcext:value-type="float">
            <text:p>145</text:p>
          </table:table-cell>
          <table:table-cell table:style-name="ce2"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96]" office:value-type="float" office:value="280" calcext:value-type="float">
            <text:p>280</text:p>
          </table:table-cell>
          <table:table-cell table:formula="of:=[.A436]" office:value-type="float" office:value="320" calcext:value-type="float">
            <text:p>320</text:p>
          </table:table-cell>
          <table:table-cell office:value-type="string" calcext:value-type="string">
            <text:p>none</text:p>
          </table:table-cell>
          <table:table-cell table:formula="of:=[.A415]" office:value-type="float" office:value="299" calcext:value-type="float">
            <text:p>299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16]-1)/20)+80;38+[.A416]-20*FLOOR(([.A416]-1)/20)))" office:value-type="float" office:value="31.3147534973673" calcext:value-type="float">
            <text:p>31.31</text:p>
          </table:table-cell>
          <table:table-cell table:formula="of:=INDIRECT(ADDRESS(FLOOR(([.A416]-1)/20)+80;18+[.A416]-20*FLOOR(([.A416]-1)/20)))" office:value-type="float" office:value="0" calcext:value-type="float">
            <text:p>0</text:p>
          </table:table-cell>
          <table:table-cell table:formula="of:=INDIRECT(ADDRESS(FLOOR(([.A416]-1)/20)+145;[.A416]-FLOOR(([.A416]-1)/20)*20+19))" office:value-type="float" office:value="-17.7884985620094" calcext:value-type="float">
            <text:p>-17.788498562</text:p>
          </table:table-cell>
          <table:table-cell table:formula="of:=INDIRECT(ADDRESS(FLOOR(([.A416]-1)/20)+145;[.A416]-FLOOR(([.A416]-1)/20)*20+41))" office:value-type="float" office:value="-1.30687518576266" calcext:value-type="float">
            <text:p>-1.3068751858</text:p>
          </table:table-cell>
          <table:table-cell table:number-columns-repeated="60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55" calcext:value-type="float">
            <text:p>15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97]" office:value-type="float" office:value="281" calcext:value-type="float">
            <text:p>281</text:p>
          </table:table-cell>
          <table:table-cell table:formula="of:=[.A437]" office:value-type="float" office:value="321" calcext:value-type="float">
            <text:p>321</text:p>
          </table:table-cell>
          <table:table-cell table:formula="of:=[.A418]" office:value-type="float" office:value="302" calcext:value-type="float">
            <text:p>302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17]-1)/20)+80;38+[.A417]-20*FLOOR(([.A417]-1)/20)))" office:value-type="float" office:value="34.0760816457552" calcext:value-type="float">
            <text:p>34.08</text:p>
          </table:table-cell>
          <table:table-cell table:formula="of:=INDIRECT(ADDRESS(FLOOR(([.A417]-1)/20)+80;18+[.A417]-20*FLOOR(([.A417]-1)/20)))" office:value-type="float" office:value="0" calcext:value-type="float">
            <text:p>0</text:p>
          </table:table-cell>
          <table:table-cell table:formula="of:=INDIRECT(ADDRESS(FLOOR(([.A417]-1)/20)+145;[.A417]-FLOOR(([.A417]-1)/20)*20+19))" office:value-type="float" office:value="15.3813648238377" calcext:value-type="float">
            <text:p>15.3813648238</text:p>
          </table:table-cell>
          <table:table-cell table:formula="of:=INDIRECT(ADDRESS(FLOOR(([.A417]-1)/20)+145;[.A417]-FLOOR(([.A417]-1)/20)*20+41))" office:value-type="float" office:value="-21.1018231125171" calcext:value-type="float">
            <text:p>-21.1018231125</text:p>
          </table:table-cell>
          <table:table-cell table:number-columns-repeated="60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55" calcext:value-type="float">
            <text:p>155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98]" office:value-type="float" office:value="282" calcext:value-type="float">
            <text:p>282</text:p>
          </table:table-cell>
          <table:table-cell table:formula="of:=[.A438]" office:value-type="float" office:value="322" calcext:value-type="float">
            <text:p>322</text:p>
          </table:table-cell>
          <table:table-cell table:formula="of:=[.A419]" office:value-type="float" office:value="303" calcext:value-type="float">
            <text:p>303</text:p>
          </table:table-cell>
          <table:table-cell table:formula="of:=[.A417]" office:value-type="float" office:value="301" calcext:value-type="float">
            <text:p>301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18]-1)/20)+80;38+[.A418]-20*FLOOR(([.A418]-1)/20)))" office:value-type="float" office:value="32.7172273632384" calcext:value-type="float">
            <text:p>32.72</text:p>
          </table:table-cell>
          <table:table-cell table:formula="of:=INDIRECT(ADDRESS(FLOOR(([.A418]-1)/20)+80;18+[.A418]-20*FLOOR(([.A418]-1)/20)))" office:value-type="float" office:value="0" calcext:value-type="float">
            <text:p>0</text:p>
          </table:table-cell>
          <table:table-cell table:formula="of:=INDIRECT(ADDRESS(FLOOR(([.A418]-1)/20)+145;[.A418]-FLOOR(([.A418]-1)/20)*20+19))" office:value-type="float" office:value="9.51393484229588" calcext:value-type="float">
            <text:p>9.5139348423</text:p>
          </table:table-cell>
          <table:table-cell table:formula="of:=INDIRECT(ADDRESS(FLOOR(([.A418]-1)/20)+145;[.A418]-FLOOR(([.A418]-1)/20)*20+41))" office:value-type="float" office:value="-3.8668977727745" calcext:value-type="float">
            <text:p>-3.8668977728</text:p>
          </table:table-cell>
          <table:table-cell table:number-columns-repeated="60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55" calcext:value-type="float">
            <text:p>155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399]" office:value-type="float" office:value="283" calcext:value-type="float">
            <text:p>283</text:p>
          </table:table-cell>
          <table:table-cell table:formula="of:=[.A439]" office:value-type="float" office:value="323" calcext:value-type="float">
            <text:p>323</text:p>
          </table:table-cell>
          <table:table-cell table:formula="of:=[.A420]" office:value-type="float" office:value="304" calcext:value-type="float">
            <text:p>304</text:p>
          </table:table-cell>
          <table:table-cell table:formula="of:=[.A418]" office:value-type="float" office:value="302" calcext:value-type="float">
            <text:p>302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19]-1)/20)+80;38+[.A419]-20*FLOOR(([.A419]-1)/20)))" office:value-type="float" office:value="30.5705648938332" calcext:value-type="float">
            <text:p>30.57</text:p>
          </table:table-cell>
          <table:table-cell table:formula="of:=INDIRECT(ADDRESS(FLOOR(([.A419]-1)/20)+80;18+[.A419]-20*FLOOR(([.A419]-1)/20)))" office:value-type="float" office:value="0" calcext:value-type="float">
            <text:p>0</text:p>
          </table:table-cell>
          <table:table-cell table:formula="of:=INDIRECT(ADDRESS(FLOOR(([.A419]-1)/20)+145;[.A419]-FLOOR(([.A419]-1)/20)*20+19))" office:value-type="float" office:value="7.73963248102829" calcext:value-type="float">
            <text:p>7.739632481</text:p>
          </table:table-cell>
          <table:table-cell table:formula="of:=INDIRECT(ADDRESS(FLOOR(([.A419]-1)/20)+145;[.A419]-FLOOR(([.A419]-1)/20)*20+41))" office:value-type="float" office:value="2.45671151001544" calcext:value-type="float">
            <text:p>2.45671151</text:p>
          </table:table-cell>
          <table:table-cell table:number-columns-repeated="60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55" calcext:value-type="float">
            <text:p>155</text:p>
          </table:table-cell>
          <table:table-cell table:style-name="ce2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00]" office:value-type="float" office:value="284" calcext:value-type="float">
            <text:p>284</text:p>
          </table:table-cell>
          <table:table-cell table:formula="of:=[.A440]" office:value-type="float" office:value="324" calcext:value-type="float">
            <text:p>324</text:p>
          </table:table-cell>
          <table:table-cell table:formula="of:=[.A421]" office:value-type="float" office:value="305" calcext:value-type="float">
            <text:p>305</text:p>
          </table:table-cell>
          <table:table-cell table:formula="of:=[.A419]" office:value-type="float" office:value="303" calcext:value-type="float">
            <text:p>303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20]-1)/20)+80;38+[.A420]-20*FLOOR(([.A420]-1)/20)))" office:value-type="float" office:value="32.4557780674876" calcext:value-type="float">
            <text:p>32.46</text:p>
          </table:table-cell>
          <table:table-cell table:formula="of:=INDIRECT(ADDRESS(FLOOR(([.A420]-1)/20)+80;18+[.A420]-20*FLOOR(([.A420]-1)/20)))" office:value-type="float" office:value="0" calcext:value-type="float">
            <text:p>0</text:p>
          </table:table-cell>
          <table:table-cell table:formula="of:=INDIRECT(ADDRESS(FLOOR(([.A420]-1)/20)+145;[.A420]-FLOOR(([.A420]-1)/20)*20+19))" office:value-type="float" office:value="7.99278103185222" calcext:value-type="float">
            <text:p>7.9927810319</text:p>
          </table:table-cell>
          <table:table-cell table:formula="of:=INDIRECT(ADDRESS(FLOOR(([.A420]-1)/20)+145;[.A420]-FLOOR(([.A420]-1)/20)*20+41))" office:value-type="float" office:value="3.75789611538539" calcext:value-type="float">
            <text:p>3.7578961154</text:p>
          </table:table-cell>
          <table:table-cell table:number-columns-repeated="60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55" calcext:value-type="float">
            <text:p>155</text:p>
          </table:table-cell>
          <table:table-cell table:style-name="ce2"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01]" office:value-type="float" office:value="285" calcext:value-type="float">
            <text:p>285</text:p>
          </table:table-cell>
          <table:table-cell table:formula="of:=[.A441]" office:value-type="float" office:value="325" calcext:value-type="float">
            <text:p>325</text:p>
          </table:table-cell>
          <table:table-cell table:formula="of:=[.A422]" office:value-type="float" office:value="306" calcext:value-type="float">
            <text:p>306</text:p>
          </table:table-cell>
          <table:table-cell table:formula="of:=[.A420]" office:value-type="float" office:value="304" calcext:value-type="float">
            <text:p>304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21]-1)/20)+80;38+[.A421]-20*FLOOR(([.A421]-1)/20)))" office:value-type="float" office:value="32.4283512259908" calcext:value-type="float">
            <text:p>32.43</text:p>
          </table:table-cell>
          <table:table-cell table:formula="of:=INDIRECT(ADDRESS(FLOOR(([.A421]-1)/20)+80;18+[.A421]-20*FLOOR(([.A421]-1)/20)))" office:value-type="float" office:value="0" calcext:value-type="float">
            <text:p>0</text:p>
          </table:table-cell>
          <table:table-cell table:formula="of:=INDIRECT(ADDRESS(FLOOR(([.A421]-1)/20)+145;[.A421]-FLOOR(([.A421]-1)/20)*20+19))" office:value-type="float" office:value="-8.94336920892936" calcext:value-type="float">
            <text:p>-8.9433692089</text:p>
          </table:table-cell>
          <table:table-cell table:formula="of:=INDIRECT(ADDRESS(FLOOR(([.A421]-1)/20)+145;[.A421]-FLOOR(([.A421]-1)/20)*20+41))" office:value-type="float" office:value="5.0743929073601" calcext:value-type="float">
            <text:p>5.0743929074</text:p>
          </table:table-cell>
          <table:table-cell table:number-columns-repeated="60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55" calcext:value-type="float">
            <text:p>155</text:p>
          </table:table-cell>
          <table:table-cell table:style-name="ce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02]" office:value-type="float" office:value="286" calcext:value-type="float">
            <text:p>286</text:p>
          </table:table-cell>
          <table:table-cell table:formula="of:=[.A442]" office:value-type="float" office:value="326" calcext:value-type="float">
            <text:p>326</text:p>
          </table:table-cell>
          <table:table-cell table:formula="of:=[.A423]" office:value-type="float" office:value="307" calcext:value-type="float">
            <text:p>307</text:p>
          </table:table-cell>
          <table:table-cell table:formula="of:=[.A421]" office:value-type="float" office:value="305" calcext:value-type="float">
            <text:p>305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22]-1)/20)+80;38+[.A422]-20*FLOOR(([.A422]-1)/20)))" office:value-type="float" office:value="32.274873764452" calcext:value-type="float">
            <text:p>32.27</text:p>
          </table:table-cell>
          <table:table-cell table:formula="of:=INDIRECT(ADDRESS(FLOOR(([.A422]-1)/20)+80;18+[.A422]-20*FLOOR(([.A422]-1)/20)))" office:value-type="float" office:value="0" calcext:value-type="float">
            <text:p>0</text:p>
          </table:table-cell>
          <table:table-cell table:formula="of:=INDIRECT(ADDRESS(FLOOR(([.A422]-1)/20)+145;[.A422]-FLOOR(([.A422]-1)/20)*20+19))" office:value-type="float" office:value="-12.8888971125726" calcext:value-type="float">
            <text:p>-12.8888971126</text:p>
          </table:table-cell>
          <table:table-cell table:formula="of:=INDIRECT(ADDRESS(FLOOR(([.A422]-1)/20)+145;[.A422]-FLOOR(([.A422]-1)/20)*20+41))" office:value-type="float" office:value="4.28944273436852" calcext:value-type="float">
            <text:p>4.2894427344</text:p>
          </table:table-cell>
          <table:table-cell table:number-columns-repeated="60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55" calcext:value-type="float">
            <text:p>155</text:p>
          </table:table-cell>
          <table:table-cell table:style-name="ce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03]" office:value-type="float" office:value="287" calcext:value-type="float">
            <text:p>287</text:p>
          </table:table-cell>
          <table:table-cell table:formula="of:=[.A443]" office:value-type="float" office:value="327" calcext:value-type="float">
            <text:p>327</text:p>
          </table:table-cell>
          <table:table-cell table:formula="of:=[.A424]" office:value-type="float" office:value="308" calcext:value-type="float">
            <text:p>308</text:p>
          </table:table-cell>
          <table:table-cell table:formula="of:=[.A422]" office:value-type="float" office:value="306" calcext:value-type="float">
            <text:p>306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23]-1)/20)+80;38+[.A423]-20*FLOOR(([.A423]-1)/20)))" office:value-type="float" office:value="31.7796232902584" calcext:value-type="float">
            <text:p>31.78</text:p>
          </table:table-cell>
          <table:table-cell table:formula="of:=INDIRECT(ADDRESS(FLOOR(([.A423]-1)/20)+80;18+[.A423]-20*FLOOR(([.A423]-1)/20)))" office:value-type="float" office:value="0" calcext:value-type="float">
            <text:p>0</text:p>
          </table:table-cell>
          <table:table-cell table:formula="of:=INDIRECT(ADDRESS(FLOOR(([.A423]-1)/20)+145;[.A423]-FLOOR(([.A423]-1)/20)*20+19))" office:value-type="float" office:value="2.2153624179355" calcext:value-type="float">
            <text:p>2.2153624179</text:p>
          </table:table-cell>
          <table:table-cell table:formula="of:=INDIRECT(ADDRESS(FLOOR(([.A423]-1)/20)+145;[.A423]-FLOOR(([.A423]-1)/20)*20+41))" office:value-type="float" office:value="-4.41350261539321" calcext:value-type="float">
            <text:p>-4.4135026154</text:p>
          </table:table-cell>
          <table:table-cell table:number-columns-repeated="60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55" calcext:value-type="float">
            <text:p>155</text:p>
          </table:table-cell>
          <table:table-cell table:style-name="ce2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04]" office:value-type="float" office:value="288" calcext:value-type="float">
            <text:p>288</text:p>
          </table:table-cell>
          <table:table-cell table:formula="of:=[.A444]" office:value-type="float" office:value="328" calcext:value-type="float">
            <text:p>328</text:p>
          </table:table-cell>
          <table:table-cell table:formula="of:=[.A425]" office:value-type="float" office:value="309" calcext:value-type="float">
            <text:p>309</text:p>
          </table:table-cell>
          <table:table-cell table:formula="of:=[.A423]" office:value-type="float" office:value="307" calcext:value-type="float">
            <text:p>307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24]-1)/20)+80;38+[.A424]-20*FLOOR(([.A424]-1)/20)))" office:value-type="float" office:value="31.8945709394817" calcext:value-type="float">
            <text:p>31.89</text:p>
          </table:table-cell>
          <table:table-cell table:formula="of:=INDIRECT(ADDRESS(FLOOR(([.A424]-1)/20)+80;18+[.A424]-20*FLOOR(([.A424]-1)/20)))" office:value-type="float" office:value="0" calcext:value-type="float">
            <text:p>0</text:p>
          </table:table-cell>
          <table:table-cell table:formula="of:=INDIRECT(ADDRESS(FLOOR(([.A424]-1)/20)+145;[.A424]-FLOOR(([.A424]-1)/20)*20+19))" office:value-type="float" office:value="-1.57231092447945" calcext:value-type="float">
            <text:p>-1.5723109245</text:p>
          </table:table-cell>
          <table:table-cell table:formula="of:=INDIRECT(ADDRESS(FLOOR(([.A424]-1)/20)+145;[.A424]-FLOOR(([.A424]-1)/20)*20+41))" office:value-type="float" office:value="0.90417286174056" calcext:value-type="float">
            <text:p>0.9041728617</text:p>
          </table:table-cell>
          <table:table-cell table:number-columns-repeated="60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55" calcext:value-type="float">
            <text:p>155</text:p>
          </table:table-cell>
          <table:table-cell table:style-name="ce2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405]" office:value-type="float" office:value="289" calcext:value-type="float">
            <text:p>289</text:p>
          </table:table-cell>
          <table:table-cell table:formula="of:=[.A445]" office:value-type="float" office:value="329" calcext:value-type="float">
            <text:p>329</text:p>
          </table:table-cell>
          <table:table-cell table:formula="of:=[.A426]" office:value-type="float" office:value="310" calcext:value-type="float">
            <text:p>310</text:p>
          </table:table-cell>
          <table:table-cell table:formula="of:=[.A424]" office:value-type="float" office:value="308" calcext:value-type="float">
            <text:p>308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25]-1)/20)+80;38+[.A425]-20*FLOOR(([.A425]-1)/20)))" office:value-type="float" office:value="32.9238185197362" calcext:value-type="float">
            <text:p>32.92</text:p>
          </table:table-cell>
          <table:table-cell table:formula="of:=INDIRECT(ADDRESS(FLOOR(([.A425]-1)/20)+80;18+[.A425]-20*FLOOR(([.A425]-1)/20)))" office:value-type="float" office:value="0" calcext:value-type="float">
            <text:p>0</text:p>
          </table:table-cell>
          <table:table-cell table:formula="of:=INDIRECT(ADDRESS(FLOOR(([.A425]-1)/20)+145;[.A425]-FLOOR(([.A425]-1)/20)*20+19))" office:value-type="float" office:value="-0.807031237371771" calcext:value-type="float">
            <text:p>-0.8070312374</text:p>
          </table:table-cell>
          <table:table-cell table:formula="of:=INDIRECT(ADDRESS(FLOOR(([.A425]-1)/20)+145;[.A425]-FLOOR(([.A425]-1)/20)*20+41))" office:value-type="float" office:value="3.63357427579361" calcext:value-type="float">
            <text:p>3.6335742758</text:p>
          </table:table-cell>
          <table:table-cell table:number-columns-repeated="60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55" calcext:value-type="float">
            <text:p>155</text:p>
          </table:table-cell>
          <table:table-cell table:style-name="ce2"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06]" office:value-type="float" office:value="290" calcext:value-type="float">
            <text:p>290</text:p>
          </table:table-cell>
          <table:table-cell table:formula="of:=[.A446]" office:value-type="float" office:value="330" calcext:value-type="float">
            <text:p>330</text:p>
          </table:table-cell>
          <table:table-cell table:formula="of:=[.A427]" office:value-type="float" office:value="311" calcext:value-type="float">
            <text:p>311</text:p>
          </table:table-cell>
          <table:table-cell table:formula="of:=[.A425]" office:value-type="float" office:value="309" calcext:value-type="float">
            <text:p>309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26]-1)/20)+80;38+[.A426]-20*FLOOR(([.A426]-1)/20)))" office:value-type="float" office:value="30.6651551309651" calcext:value-type="float">
            <text:p>30.67</text:p>
          </table:table-cell>
          <table:table-cell table:formula="of:=INDIRECT(ADDRESS(FLOOR(([.A426]-1)/20)+80;18+[.A426]-20*FLOOR(([.A426]-1)/20)))" office:value-type="float" office:value="0" calcext:value-type="float">
            <text:p>0</text:p>
          </table:table-cell>
          <table:table-cell table:formula="of:=INDIRECT(ADDRESS(FLOOR(([.A426]-1)/20)+145;[.A426]-FLOOR(([.A426]-1)/20)*20+19))" office:value-type="float" office:value="8.97198884247557" calcext:value-type="float">
            <text:p>8.9719888425</text:p>
          </table:table-cell>
          <table:table-cell table:formula="of:=INDIRECT(ADDRESS(FLOOR(([.A426]-1)/20)+145;[.A426]-FLOOR(([.A426]-1)/20)*20+41))" office:value-type="float" office:value="-2.13613562338455" calcext:value-type="float">
            <text:p>-2.1361356234</text:p>
          </table:table-cell>
          <table:table-cell table:number-columns-repeated="60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55" calcext:value-type="float">
            <text:p>155</text:p>
          </table:table-cell>
          <table:table-cell table:style-name="ce2"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07]" office:value-type="float" office:value="291" calcext:value-type="float">
            <text:p>291</text:p>
          </table:table-cell>
          <table:table-cell table:formula="of:=[.A447]" office:value-type="float" office:value="331" calcext:value-type="float">
            <text:p>331</text:p>
          </table:table-cell>
          <table:table-cell table:formula="of:=[.A428]" office:value-type="float" office:value="312" calcext:value-type="float">
            <text:p>312</text:p>
          </table:table-cell>
          <table:table-cell table:formula="of:=[.A426]" office:value-type="float" office:value="310" calcext:value-type="float">
            <text:p>31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27]-1)/20)+80;38+[.A427]-20*FLOOR(([.A427]-1)/20)))" office:value-type="float" office:value="32.3216742500835" calcext:value-type="float">
            <text:p>32.32</text:p>
          </table:table-cell>
          <table:table-cell table:formula="of:=INDIRECT(ADDRESS(FLOOR(([.A427]-1)/20)+80;18+[.A427]-20*FLOOR(([.A427]-1)/20)))" office:value-type="float" office:value="0" calcext:value-type="float">
            <text:p>0</text:p>
          </table:table-cell>
          <table:table-cell table:formula="of:=INDIRECT(ADDRESS(FLOOR(([.A427]-1)/20)+145;[.A427]-FLOOR(([.A427]-1)/20)*20+19))" office:value-type="float" office:value="-0.428083911094112" calcext:value-type="float">
            <text:p>-0.4280839111</text:p>
          </table:table-cell>
          <table:table-cell table:formula="of:=INDIRECT(ADDRESS(FLOOR(([.A427]-1)/20)+145;[.A427]-FLOOR(([.A427]-1)/20)*20+41))" office:value-type="float" office:value="3.61467666306036" calcext:value-type="float">
            <text:p>3.6146766631</text:p>
          </table:table-cell>
          <table:table-cell table:number-columns-repeated="60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55" calcext:value-type="float">
            <text:p>155</text:p>
          </table:table-cell>
          <table:table-cell table:style-name="ce2"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08]" office:value-type="float" office:value="292" calcext:value-type="float">
            <text:p>292</text:p>
          </table:table-cell>
          <table:table-cell table:formula="of:=[.A448]" office:value-type="float" office:value="332" calcext:value-type="float">
            <text:p>332</text:p>
          </table:table-cell>
          <table:table-cell table:formula="of:=[.A429]" office:value-type="float" office:value="313" calcext:value-type="float">
            <text:p>313</text:p>
          </table:table-cell>
          <table:table-cell table:formula="of:=[.A427]" office:value-type="float" office:value="311" calcext:value-type="float">
            <text:p>311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28]-1)/20)+80;38+[.A428]-20*FLOOR(([.A428]-1)/20)))" office:value-type="float" office:value="31.8150446443965" calcext:value-type="float">
            <text:p>31.82</text:p>
          </table:table-cell>
          <table:table-cell table:formula="of:=INDIRECT(ADDRESS(FLOOR(([.A428]-1)/20)+80;18+[.A428]-20*FLOOR(([.A428]-1)/20)))" office:value-type="float" office:value="0" calcext:value-type="float">
            <text:p>0</text:p>
          </table:table-cell>
          <table:table-cell table:formula="of:=INDIRECT(ADDRESS(FLOOR(([.A428]-1)/20)+145;[.A428]-FLOOR(([.A428]-1)/20)*20+19))" office:value-type="float" office:value="0.200012694308386" calcext:value-type="float">
            <text:p>0.2000126943</text:p>
          </table:table-cell>
          <table:table-cell table:formula="of:=INDIRECT(ADDRESS(FLOOR(([.A428]-1)/20)+145;[.A428]-FLOOR(([.A428]-1)/20)*20+41))" office:value-type="float" office:value="5.7417574469515" calcext:value-type="float">
            <text:p>5.741757447</text:p>
          </table:table-cell>
          <table:table-cell table:number-columns-repeated="60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55" calcext:value-type="float">
            <text:p>155</text:p>
          </table:table-cell>
          <table:table-cell table:style-name="ce2"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09]" office:value-type="float" office:value="293" calcext:value-type="float">
            <text:p>293</text:p>
          </table:table-cell>
          <table:table-cell table:formula="of:=[.A449]" office:value-type="float" office:value="333" calcext:value-type="float">
            <text:p>333</text:p>
          </table:table-cell>
          <table:table-cell table:formula="of:=[.A430]" office:value-type="float" office:value="314" calcext:value-type="float">
            <text:p>314</text:p>
          </table:table-cell>
          <table:table-cell table:formula="of:=[.A428]" office:value-type="float" office:value="312" calcext:value-type="float">
            <text:p>312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29]-1)/20)+80;38+[.A429]-20*FLOOR(([.A429]-1)/20)))" office:value-type="float" office:value="31.7081669709815" calcext:value-type="float">
            <text:p>31.71</text:p>
          </table:table-cell>
          <table:table-cell table:formula="of:=INDIRECT(ADDRESS(FLOOR(([.A429]-1)/20)+80;18+[.A429]-20*FLOOR(([.A429]-1)/20)))" office:value-type="float" office:value="0" calcext:value-type="float">
            <text:p>0</text:p>
          </table:table-cell>
          <table:table-cell table:formula="of:=INDIRECT(ADDRESS(FLOOR(([.A429]-1)/20)+145;[.A429]-FLOOR(([.A429]-1)/20)*20+19))" office:value-type="float" office:value="2.47571758809343" calcext:value-type="float">
            <text:p>2.4757175881</text:p>
          </table:table-cell>
          <table:table-cell table:formula="of:=INDIRECT(ADDRESS(FLOOR(([.A429]-1)/20)+145;[.A429]-FLOOR(([.A429]-1)/20)*20+41))" office:value-type="float" office:value="-16.6297035661841" calcext:value-type="float">
            <text:p>-16.6297035662</text:p>
          </table:table-cell>
          <table:table-cell table:number-columns-repeated="60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55" calcext:value-type="float">
            <text:p>155</text:p>
          </table:table-cell>
          <table:table-cell table:style-name="ce2"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10]" office:value-type="float" office:value="294" calcext:value-type="float">
            <text:p>294</text:p>
          </table:table-cell>
          <table:table-cell table:formula="of:=[.A450]" office:value-type="float" office:value="334" calcext:value-type="float">
            <text:p>334</text:p>
          </table:table-cell>
          <table:table-cell table:formula="of:=[.A431]" office:value-type="float" office:value="315" calcext:value-type="float">
            <text:p>315</text:p>
          </table:table-cell>
          <table:table-cell table:formula="of:=[.A429]" office:value-type="float" office:value="313" calcext:value-type="float">
            <text:p>313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30]-1)/20)+80;38+[.A430]-20*FLOOR(([.A430]-1)/20)))" office:value-type="float" office:value="32.0111844122626" calcext:value-type="float">
            <text:p>32.01</text:p>
          </table:table-cell>
          <table:table-cell table:formula="of:=INDIRECT(ADDRESS(FLOOR(([.A430]-1)/20)+80;18+[.A430]-20*FLOOR(([.A430]-1)/20)))" office:value-type="float" office:value="0" calcext:value-type="float">
            <text:p>0</text:p>
          </table:table-cell>
          <table:table-cell table:formula="of:=INDIRECT(ADDRESS(FLOOR(([.A430]-1)/20)+145;[.A430]-FLOOR(([.A430]-1)/20)*20+19))" office:value-type="float" office:value="-13.5122122914128" calcext:value-type="float">
            <text:p>-13.5122122914</text:p>
          </table:table-cell>
          <table:table-cell table:formula="of:=INDIRECT(ADDRESS(FLOOR(([.A430]-1)/20)+145;[.A430]-FLOOR(([.A430]-1)/20)*20+41))" office:value-type="float" office:value="-17.3723688790456" calcext:value-type="float">
            <text:p>-17.372368879</text:p>
          </table:table-cell>
          <table:table-cell table:number-columns-repeated="60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55" calcext:value-type="float">
            <text:p>155</text:p>
          </table:table-cell>
          <table:table-cell table:style-name="ce2"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11]" office:value-type="float" office:value="295" calcext:value-type="float">
            <text:p>295</text:p>
          </table:table-cell>
          <table:table-cell table:formula="of:=[.A451]" office:value-type="float" office:value="335" calcext:value-type="float">
            <text:p>335</text:p>
          </table:table-cell>
          <table:table-cell table:formula="of:=[.A432]" office:value-type="float" office:value="316" calcext:value-type="float">
            <text:p>316</text:p>
          </table:table-cell>
          <table:table-cell table:formula="of:=[.A430]" office:value-type="float" office:value="314" calcext:value-type="float">
            <text:p>314</text:p>
          </table:table-cell>
          <table:table-cell table:style-name="ce3" office:value-type="float" office:value="44.5888557048144" calcext:value-type="float">
            <text:p>44.59</text:p>
          </table:table-cell>
          <table:table-cell table:style-name="ce3" table:formula="of:=INDIRECT(ADDRESS(FLOOR(([.A431]-1)/20)+80;38+[.A431]-20*FLOOR(([.A431]-1)/20)))" office:value-type="float" office:value="28.4913569748442" calcext:value-type="float">
            <text:p>28.49</text:p>
          </table:table-cell>
          <table:table-cell table:formula="of:=INDIRECT(ADDRESS(FLOOR(([.A431]-1)/20)+80;18+[.A431]-20*FLOOR(([.A431]-1)/20)))" office:value-type="float" office:value="1" calcext:value-type="float">
            <text:p>1</text:p>
          </table:table-cell>
          <table:table-cell table:formula="of:=INDIRECT(ADDRESS(FLOOR(([.A431]-1)/20)+145;[.A431]-FLOOR(([.A431]-1)/20)*20+19))" office:value-type="float" office:value="-18.9456038341563" calcext:value-type="float">
            <text:p>-18.9456038342</text:p>
          </table:table-cell>
          <table:table-cell table:formula="of:=INDIRECT(ADDRESS(FLOOR(([.A431]-1)/20)+145;[.A431]-FLOOR(([.A431]-1)/20)*20+41))" office:value-type="float" office:value="-33.3353235446579" calcext:value-type="float">
            <text:p>-33.3353235447</text:p>
          </table:table-cell>
          <table:table-cell table:number-columns-repeated="60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55" calcext:value-type="float">
            <text:p>155</text:p>
          </table:table-cell>
          <table:table-cell table:style-name="ce2" office:value-type="float" office:value="155" calcext:value-type="float">
            <text:p>15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12]" office:value-type="float" office:value="296" calcext:value-type="float">
            <text:p>296</text:p>
          </table:table-cell>
          <table:table-cell table:formula="of:=[.A452]" office:value-type="float" office:value="336" calcext:value-type="float">
            <text:p>336</text:p>
          </table:table-cell>
          <table:table-cell table:formula="of:=[.A433]" office:value-type="float" office:value="317" calcext:value-type="float">
            <text:p>317</text:p>
          </table:table-cell>
          <table:table-cell table:formula="of:=[.A431]" office:value-type="float" office:value="315" calcext:value-type="float">
            <text:p>315</text:p>
          </table:table-cell>
          <table:table-cell table:style-name="ce3" office:value-type="float" office:value="45.242724155996" calcext:value-type="float">
            <text:p>45.24</text:p>
          </table:table-cell>
          <table:table-cell table:style-name="ce3" table:formula="of:=INDIRECT(ADDRESS(FLOOR(([.A432]-1)/20)+80;38+[.A432]-20*FLOOR(([.A432]-1)/20)))" office:value-type="float" office:value="27.6996081527821" calcext:value-type="float">
            <text:p>27.70</text:p>
          </table:table-cell>
          <table:table-cell table:formula="of:=INDIRECT(ADDRESS(FLOOR(([.A432]-1)/20)+80;18+[.A432]-20*FLOOR(([.A432]-1)/20)))" office:value-type="float" office:value="1" calcext:value-type="float">
            <text:p>1</text:p>
          </table:table-cell>
          <table:table-cell table:formula="of:=INDIRECT(ADDRESS(FLOOR(([.A432]-1)/20)+145;[.A432]-FLOOR(([.A432]-1)/20)*20+19))" office:value-type="float" office:value="-11.919377816317" calcext:value-type="float">
            <text:p>-11.9193778163</text:p>
          </table:table-cell>
          <table:table-cell table:formula="of:=INDIRECT(ADDRESS(FLOOR(([.A432]-1)/20)+145;[.A432]-FLOOR(([.A432]-1)/20)*20+41))" office:value-type="float" office:value="-22.4544990321612" calcext:value-type="float">
            <text:p>-22.4544990322</text:p>
          </table:table-cell>
          <table:table-cell table:number-columns-repeated="60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55" calcext:value-type="float">
            <text:p>155</text:p>
          </table:table-cell>
          <table:table-cell table:style-name="ce2" office:value-type="float" office:value="165" calcext:value-type="float">
            <text:p>16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13]" office:value-type="float" office:value="297" calcext:value-type="float">
            <text:p>297</text:p>
          </table:table-cell>
          <table:table-cell table:formula="of:=[.A453]" office:value-type="float" office:value="337" calcext:value-type="float">
            <text:p>337</text:p>
          </table:table-cell>
          <table:table-cell table:formula="of:=[.A434]" office:value-type="float" office:value="318" calcext:value-type="float">
            <text:p>318</text:p>
          </table:table-cell>
          <table:table-cell table:formula="of:=[.A432]" office:value-type="float" office:value="316" calcext:value-type="float">
            <text:p>316</text:p>
          </table:table-cell>
          <table:table-cell table:style-name="ce3" office:value-type="float" office:value="44.5456113208938" calcext:value-type="float">
            <text:p>44.55</text:p>
          </table:table-cell>
          <table:table-cell table:style-name="ce3" table:formula="of:=INDIRECT(ADDRESS(FLOOR(([.A433]-1)/20)+80;38+[.A433]-20*FLOOR(([.A433]-1)/20)))" office:value-type="float" office:value="27.7814844629638" calcext:value-type="float">
            <text:p>27.78</text:p>
          </table:table-cell>
          <table:table-cell table:formula="of:=INDIRECT(ADDRESS(FLOOR(([.A433]-1)/20)+80;18+[.A433]-20*FLOOR(([.A433]-1)/20)))" office:value-type="float" office:value="1" calcext:value-type="float">
            <text:p>1</text:p>
          </table:table-cell>
          <table:table-cell table:formula="of:=INDIRECT(ADDRESS(FLOOR(([.A433]-1)/20)+145;[.A433]-FLOOR(([.A433]-1)/20)*20+19))" office:value-type="float" office:value="13.3932533097044" calcext:value-type="float">
            <text:p>13.3932533097</text:p>
          </table:table-cell>
          <table:table-cell table:formula="of:=INDIRECT(ADDRESS(FLOOR(([.A433]-1)/20)+145;[.A433]-FLOOR(([.A433]-1)/20)*20+41))" office:value-type="float" office:value="-31.3361416279804" calcext:value-type="float">
            <text:p>-31.336141628</text:p>
          </table:table-cell>
          <table:table-cell table:number-columns-repeated="60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55" calcext:value-type="float">
            <text:p>155</text:p>
          </table:table-cell>
          <table:table-cell table:style-name="ce2"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14]" office:value-type="float" office:value="298" calcext:value-type="float">
            <text:p>298</text:p>
          </table:table-cell>
          <table:table-cell table:formula="of:=[.A454]" office:value-type="float" office:value="338" calcext:value-type="float">
            <text:p>338</text:p>
          </table:table-cell>
          <table:table-cell table:formula="of:=[.A435]" office:value-type="float" office:value="319" calcext:value-type="float">
            <text:p>319</text:p>
          </table:table-cell>
          <table:table-cell table:formula="of:=[.A433]" office:value-type="float" office:value="317" calcext:value-type="float">
            <text:p>317</text:p>
          </table:table-cell>
          <table:table-cell table:style-name="ce3" office:value-type="float" office:value="46.1864750669936" calcext:value-type="float">
            <text:p>46.19</text:p>
          </table:table-cell>
          <table:table-cell table:style-name="ce3" table:formula="of:=INDIRECT(ADDRESS(FLOOR(([.A434]-1)/20)+80;38+[.A434]-20*FLOOR(([.A434]-1)/20)))" office:value-type="float" office:value="28.4325868994185" calcext:value-type="float">
            <text:p>28.43</text:p>
          </table:table-cell>
          <table:table-cell table:formula="of:=INDIRECT(ADDRESS(FLOOR(([.A434]-1)/20)+80;18+[.A434]-20*FLOOR(([.A434]-1)/20)))" office:value-type="float" office:value="1" calcext:value-type="float">
            <text:p>1</text:p>
          </table:table-cell>
          <table:table-cell table:formula="of:=INDIRECT(ADDRESS(FLOOR(([.A434]-1)/20)+145;[.A434]-FLOOR(([.A434]-1)/20)*20+19))" office:value-type="float" office:value="35.0037509482096" calcext:value-type="float">
            <text:p>35.0037509482</text:p>
          </table:table-cell>
          <table:table-cell table:formula="of:=INDIRECT(ADDRESS(FLOOR(([.A434]-1)/20)+145;[.A434]-FLOOR(([.A434]-1)/20)*20+41))" office:value-type="float" office:value="-25.5715542234995" calcext:value-type="float">
            <text:p>-25.5715542235</text:p>
          </table:table-cell>
          <table:table-cell table:number-columns-repeated="60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5" calcext:value-type="float">
            <text:p>155</text:p>
          </table:table-cell>
          <table:table-cell table:style-name="ce2" office:value-type="float" office:value="185" calcext:value-type="float">
            <text:p>18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15]" office:value-type="float" office:value="299" calcext:value-type="float">
            <text:p>299</text:p>
          </table:table-cell>
          <table:table-cell table:formula="of:=[.A455]" office:value-type="float" office:value="339" calcext:value-type="float">
            <text:p>339</text:p>
          </table:table-cell>
          <table:table-cell table:formula="of:=[.A436]" office:value-type="float" office:value="320" calcext:value-type="float">
            <text:p>320</text:p>
          </table:table-cell>
          <table:table-cell table:formula="of:=[.A434]" office:value-type="float" office:value="318" calcext:value-type="float">
            <text:p>318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35]-1)/20)+80;38+[.A435]-20*FLOOR(([.A435]-1)/20)))" office:value-type="float" office:value="32.8377753323517" calcext:value-type="float">
            <text:p>32.84</text:p>
          </table:table-cell>
          <table:table-cell table:formula="of:=INDIRECT(ADDRESS(FLOOR(([.A435]-1)/20)+80;18+[.A435]-20*FLOOR(([.A435]-1)/20)))" office:value-type="float" office:value="0" calcext:value-type="float">
            <text:p>0</text:p>
          </table:table-cell>
          <table:table-cell table:formula="of:=INDIRECT(ADDRESS(FLOOR(([.A435]-1)/20)+145;[.A435]-FLOOR(([.A435]-1)/20)*20+19))" office:value-type="float" office:value="0.67769206145679" calcext:value-type="float">
            <text:p>0.6776920615</text:p>
          </table:table-cell>
          <table:table-cell table:formula="of:=INDIRECT(ADDRESS(FLOOR(([.A435]-1)/20)+145;[.A435]-FLOOR(([.A435]-1)/20)*20+41))" office:value-type="float" office:value="-5.50101684910909" calcext:value-type="float">
            <text:p>-5.5010168491</text:p>
          </table:table-cell>
          <table:table-cell table:number-columns-repeated="60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55" calcext:value-type="float">
            <text:p>155</text:p>
          </table:table-cell>
          <table:table-cell table:style-name="ce2"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16]" office:value-type="float" office:value="300" calcext:value-type="float">
            <text:p>300</text:p>
          </table:table-cell>
          <table:table-cell table:formula="of:=[.A456]" office:value-type="float" office:value="340" calcext:value-type="float">
            <text:p>340</text:p>
          </table:table-cell>
          <table:table-cell office:value-type="string" calcext:value-type="string">
            <text:p>none</text:p>
          </table:table-cell>
          <table:table-cell table:formula="of:=[.A435]" office:value-type="float" office:value="319" calcext:value-type="float">
            <text:p>319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36]-1)/20)+80;38+[.A436]-20*FLOOR(([.A436]-1)/20)))" office:value-type="float" office:value="31.05470247982" calcext:value-type="float">
            <text:p>31.05</text:p>
          </table:table-cell>
          <table:table-cell table:formula="of:=INDIRECT(ADDRESS(FLOOR(([.A436]-1)/20)+80;18+[.A436]-20*FLOOR(([.A436]-1)/20)))" office:value-type="float" office:value="0" calcext:value-type="float">
            <text:p>0</text:p>
          </table:table-cell>
          <table:table-cell table:formula="of:=INDIRECT(ADDRESS(FLOOR(([.A436]-1)/20)+145;[.A436]-FLOOR(([.A436]-1)/20)*20+19))" office:value-type="float" office:value="-10.2845216492231" calcext:value-type="float">
            <text:p>-10.2845216492</text:p>
          </table:table-cell>
          <table:table-cell table:formula="of:=INDIRECT(ADDRESS(FLOOR(([.A436]-1)/20)+145;[.A436]-FLOOR(([.A436]-1)/20)*20+41))" office:value-type="float" office:value="10.6290789576569" calcext:value-type="float">
            <text:p>10.6290789577</text:p>
          </table:table-cell>
          <table:table-cell table:number-columns-repeated="60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65" calcext:value-type="float">
            <text:p>16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17]" office:value-type="float" office:value="301" calcext:value-type="float">
            <text:p>301</text:p>
          </table:table-cell>
          <table:table-cell table:formula="of:=[.A457]" office:value-type="float" office:value="341" calcext:value-type="float">
            <text:p>341</text:p>
          </table:table-cell>
          <table:table-cell table:formula="of:=[.A438]" office:value-type="float" office:value="322" calcext:value-type="float">
            <text:p>322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37]-1)/20)+80;38+[.A437]-20*FLOOR(([.A437]-1)/20)))" office:value-type="float" office:value="31.6853197275755" calcext:value-type="float">
            <text:p>31.69</text:p>
          </table:table-cell>
          <table:table-cell table:formula="of:=INDIRECT(ADDRESS(FLOOR(([.A437]-1)/20)+80;18+[.A437]-20*FLOOR(([.A437]-1)/20)))" office:value-type="float" office:value="0" calcext:value-type="float">
            <text:p>0</text:p>
          </table:table-cell>
          <table:table-cell table:formula="of:=INDIRECT(ADDRESS(FLOOR(([.A437]-1)/20)+145;[.A437]-FLOOR(([.A437]-1)/20)*20+19))" office:value-type="float" office:value="20.7229133994598" calcext:value-type="float">
            <text:p>20.7229133995</text:p>
          </table:table-cell>
          <table:table-cell table:formula="of:=INDIRECT(ADDRESS(FLOOR(([.A437]-1)/20)+145;[.A437]-FLOOR(([.A437]-1)/20)*20+41))" office:value-type="float" office:value="14.7584478878019" calcext:value-type="float">
            <text:p>14.7584478878</text:p>
          </table:table-cell>
          <table:table-cell table:number-columns-repeated="60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65" calcext:value-type="float">
            <text:p>165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18]" office:value-type="float" office:value="302" calcext:value-type="float">
            <text:p>302</text:p>
          </table:table-cell>
          <table:table-cell table:formula="of:=[.A458]" office:value-type="float" office:value="342" calcext:value-type="float">
            <text:p>342</text:p>
          </table:table-cell>
          <table:table-cell table:formula="of:=[.A439]" office:value-type="float" office:value="323" calcext:value-type="float">
            <text:p>323</text:p>
          </table:table-cell>
          <table:table-cell table:formula="of:=[.A437]" office:value-type="float" office:value="321" calcext:value-type="float">
            <text:p>321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38]-1)/20)+80;38+[.A438]-20*FLOOR(([.A438]-1)/20)))" office:value-type="float" office:value="32.2549521056493" calcext:value-type="float">
            <text:p>32.25</text:p>
          </table:table-cell>
          <table:table-cell table:formula="of:=INDIRECT(ADDRESS(FLOOR(([.A438]-1)/20)+80;18+[.A438]-20*FLOOR(([.A438]-1)/20)))" office:value-type="float" office:value="0" calcext:value-type="float">
            <text:p>0</text:p>
          </table:table-cell>
          <table:table-cell table:formula="of:=INDIRECT(ADDRESS(FLOOR(([.A438]-1)/20)+145;[.A438]-FLOOR(([.A438]-1)/20)*20+19))" office:value-type="float" office:value="11.6988248438673" calcext:value-type="float">
            <text:p>11.6988248439</text:p>
          </table:table-cell>
          <table:table-cell table:formula="of:=INDIRECT(ADDRESS(FLOOR(([.A438]-1)/20)+145;[.A438]-FLOOR(([.A438]-1)/20)*20+41))" office:value-type="float" office:value="5.34915690366174" calcext:value-type="float">
            <text:p>5.3491569037</text:p>
          </table:table-cell>
          <table:table-cell table:number-columns-repeated="60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65" calcext:value-type="float">
            <text:p>165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19]" office:value-type="float" office:value="303" calcext:value-type="float">
            <text:p>303</text:p>
          </table:table-cell>
          <table:table-cell table:formula="of:=[.A459]" office:value-type="float" office:value="343" calcext:value-type="float">
            <text:p>343</text:p>
          </table:table-cell>
          <table:table-cell table:formula="of:=[.A440]" office:value-type="float" office:value="324" calcext:value-type="float">
            <text:p>324</text:p>
          </table:table-cell>
          <table:table-cell table:formula="of:=[.A438]" office:value-type="float" office:value="322" calcext:value-type="float">
            <text:p>322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39]-1)/20)+80;38+[.A439]-20*FLOOR(([.A439]-1)/20)))" office:value-type="float" office:value="32.7255870161327" calcext:value-type="float">
            <text:p>32.73</text:p>
          </table:table-cell>
          <table:table-cell table:formula="of:=INDIRECT(ADDRESS(FLOOR(([.A439]-1)/20)+80;18+[.A439]-20*FLOOR(([.A439]-1)/20)))" office:value-type="float" office:value="0" calcext:value-type="float">
            <text:p>0</text:p>
          </table:table-cell>
          <table:table-cell table:formula="of:=INDIRECT(ADDRESS(FLOOR(([.A439]-1)/20)+145;[.A439]-FLOOR(([.A439]-1)/20)*20+19))" office:value-type="float" office:value="11.7316091798207" calcext:value-type="float">
            <text:p>11.7316091798</text:p>
          </table:table-cell>
          <table:table-cell table:formula="of:=INDIRECT(ADDRESS(FLOOR(([.A439]-1)/20)+145;[.A439]-FLOOR(([.A439]-1)/20)*20+41))" office:value-type="float" office:value="-3.37374113780798" calcext:value-type="float">
            <text:p>-3.3737411378</text:p>
          </table:table-cell>
          <table:table-cell table:number-columns-repeated="60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65" calcext:value-type="float">
            <text:p>165</text:p>
          </table:table-cell>
          <table:table-cell table:style-name="ce2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20]" office:value-type="float" office:value="304" calcext:value-type="float">
            <text:p>304</text:p>
          </table:table-cell>
          <table:table-cell table:formula="of:=[.A460]" office:value-type="float" office:value="344" calcext:value-type="float">
            <text:p>344</text:p>
          </table:table-cell>
          <table:table-cell table:formula="of:=[.A441]" office:value-type="float" office:value="325" calcext:value-type="float">
            <text:p>325</text:p>
          </table:table-cell>
          <table:table-cell table:formula="of:=[.A439]" office:value-type="float" office:value="323" calcext:value-type="float">
            <text:p>323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40]-1)/20)+80;38+[.A440]-20*FLOOR(([.A440]-1)/20)))" office:value-type="float" office:value="31.4486232480674" calcext:value-type="float">
            <text:p>31.45</text:p>
          </table:table-cell>
          <table:table-cell table:formula="of:=INDIRECT(ADDRESS(FLOOR(([.A440]-1)/20)+80;18+[.A440]-20*FLOOR(([.A440]-1)/20)))" office:value-type="float" office:value="0" calcext:value-type="float">
            <text:p>0</text:p>
          </table:table-cell>
          <table:table-cell table:formula="of:=INDIRECT(ADDRESS(FLOOR(([.A440]-1)/20)+145;[.A440]-FLOOR(([.A440]-1)/20)*20+19))" office:value-type="float" office:value="5.61674587966443" calcext:value-type="float">
            <text:p>5.6167458797</text:p>
          </table:table-cell>
          <table:table-cell table:formula="of:=INDIRECT(ADDRESS(FLOOR(([.A440]-1)/20)+145;[.A440]-FLOOR(([.A440]-1)/20)*20+41))" office:value-type="float" office:value="-4.57627434441903" calcext:value-type="float">
            <text:p>-4.5762743444</text:p>
          </table:table-cell>
          <table:table-cell table:number-columns-repeated="60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65" calcext:value-type="float">
            <text:p>165</text:p>
          </table:table-cell>
          <table:table-cell table:style-name="ce2"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21]" office:value-type="float" office:value="305" calcext:value-type="float">
            <text:p>305</text:p>
          </table:table-cell>
          <table:table-cell table:formula="of:=[.A461]" office:value-type="float" office:value="345" calcext:value-type="float">
            <text:p>345</text:p>
          </table:table-cell>
          <table:table-cell table:formula="of:=[.A442]" office:value-type="float" office:value="326" calcext:value-type="float">
            <text:p>326</text:p>
          </table:table-cell>
          <table:table-cell table:formula="of:=[.A440]" office:value-type="float" office:value="324" calcext:value-type="float">
            <text:p>324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41]-1)/20)+80;38+[.A441]-20*FLOOR(([.A441]-1)/20)))" office:value-type="float" office:value="30.4298010766117" calcext:value-type="float">
            <text:p>30.43</text:p>
          </table:table-cell>
          <table:table-cell table:formula="of:=INDIRECT(ADDRESS(FLOOR(([.A441]-1)/20)+80;18+[.A441]-20*FLOOR(([.A441]-1)/20)))" office:value-type="float" office:value="0" calcext:value-type="float">
            <text:p>0</text:p>
          </table:table-cell>
          <table:table-cell table:formula="of:=INDIRECT(ADDRESS(FLOOR(([.A441]-1)/20)+145;[.A441]-FLOOR(([.A441]-1)/20)*20+19))" office:value-type="float" office:value="6.6534982643194" calcext:value-type="float">
            <text:p>6.6534982643</text:p>
          </table:table-cell>
          <table:table-cell table:formula="of:=INDIRECT(ADDRESS(FLOOR(([.A441]-1)/20)+145;[.A441]-FLOOR(([.A441]-1)/20)*20+41))" office:value-type="float" office:value="-11.9825657205678" calcext:value-type="float">
            <text:p>-11.9825657206</text:p>
          </table:table-cell>
          <table:table-cell table:number-columns-repeated="60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65" calcext:value-type="float">
            <text:p>165</text:p>
          </table:table-cell>
          <table:table-cell table:style-name="ce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22]" office:value-type="float" office:value="306" calcext:value-type="float">
            <text:p>306</text:p>
          </table:table-cell>
          <table:table-cell table:formula="of:=[.A462]" office:value-type="float" office:value="346" calcext:value-type="float">
            <text:p>346</text:p>
          </table:table-cell>
          <table:table-cell table:formula="of:=[.A443]" office:value-type="float" office:value="327" calcext:value-type="float">
            <text:p>327</text:p>
          </table:table-cell>
          <table:table-cell table:formula="of:=[.A441]" office:value-type="float" office:value="325" calcext:value-type="float">
            <text:p>325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42]-1)/20)+80;38+[.A442]-20*FLOOR(([.A442]-1)/20)))" office:value-type="float" office:value="29.2957373764187" calcext:value-type="float">
            <text:p>29.30</text:p>
          </table:table-cell>
          <table:table-cell table:formula="of:=INDIRECT(ADDRESS(FLOOR(([.A442]-1)/20)+80;18+[.A442]-20*FLOOR(([.A442]-1)/20)))" office:value-type="float" office:value="0" calcext:value-type="float">
            <text:p>0</text:p>
          </table:table-cell>
          <table:table-cell table:formula="of:=INDIRECT(ADDRESS(FLOOR(([.A442]-1)/20)+145;[.A442]-FLOOR(([.A442]-1)/20)*20+19))" office:value-type="float" office:value="5.52164356394101" calcext:value-type="float">
            <text:p>5.5216435639</text:p>
          </table:table-cell>
          <table:table-cell table:formula="of:=INDIRECT(ADDRESS(FLOOR(([.A442]-1)/20)+145;[.A442]-FLOOR(([.A442]-1)/20)*20+41))" office:value-type="float" office:value="-12.8385922806127" calcext:value-type="float">
            <text:p>-12.8385922806</text:p>
          </table:table-cell>
          <table:table-cell table:number-columns-repeated="60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65" calcext:value-type="float">
            <text:p>165</text:p>
          </table:table-cell>
          <table:table-cell table:style-name="ce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23]" office:value-type="float" office:value="307" calcext:value-type="float">
            <text:p>307</text:p>
          </table:table-cell>
          <table:table-cell table:formula="of:=[.A463]" office:value-type="float" office:value="347" calcext:value-type="float">
            <text:p>347</text:p>
          </table:table-cell>
          <table:table-cell table:formula="of:=[.A444]" office:value-type="float" office:value="328" calcext:value-type="float">
            <text:p>328</text:p>
          </table:table-cell>
          <table:table-cell table:formula="of:=[.A442]" office:value-type="float" office:value="326" calcext:value-type="float">
            <text:p>326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43]-1)/20)+80;38+[.A443]-20*FLOOR(([.A443]-1)/20)))" office:value-type="float" office:value="31.6642815115808" calcext:value-type="float">
            <text:p>31.66</text:p>
          </table:table-cell>
          <table:table-cell table:formula="of:=INDIRECT(ADDRESS(FLOOR(([.A443]-1)/20)+80;18+[.A443]-20*FLOOR(([.A443]-1)/20)))" office:value-type="float" office:value="0" calcext:value-type="float">
            <text:p>0</text:p>
          </table:table-cell>
          <table:table-cell table:formula="of:=INDIRECT(ADDRESS(FLOOR(([.A443]-1)/20)+145;[.A443]-FLOOR(([.A443]-1)/20)*20+19))" office:value-type="float" office:value="3.75872952117703" calcext:value-type="float">
            <text:p>3.7587295212</text:p>
          </table:table-cell>
          <table:table-cell table:formula="of:=INDIRECT(ADDRESS(FLOOR(([.A443]-1)/20)+145;[.A443]-FLOOR(([.A443]-1)/20)*20+41))" office:value-type="float" office:value="9.92502960451782" calcext:value-type="float">
            <text:p>9.9250296045</text:p>
          </table:table-cell>
          <table:table-cell table:number-columns-repeated="60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65" calcext:value-type="float">
            <text:p>165</text:p>
          </table:table-cell>
          <table:table-cell table:style-name="ce2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24]" office:value-type="float" office:value="308" calcext:value-type="float">
            <text:p>308</text:p>
          </table:table-cell>
          <table:table-cell table:formula="of:=[.A464]" office:value-type="float" office:value="348" calcext:value-type="float">
            <text:p>348</text:p>
          </table:table-cell>
          <table:table-cell table:formula="of:=[.A445]" office:value-type="float" office:value="329" calcext:value-type="float">
            <text:p>329</text:p>
          </table:table-cell>
          <table:table-cell table:formula="of:=[.A443]" office:value-type="float" office:value="327" calcext:value-type="float">
            <text:p>327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44]-1)/20)+80;38+[.A444]-20*FLOOR(([.A444]-1)/20)))" office:value-type="float" office:value="32.4609024092152" calcext:value-type="float">
            <text:p>32.46</text:p>
          </table:table-cell>
          <table:table-cell table:formula="of:=INDIRECT(ADDRESS(FLOOR(([.A444]-1)/20)+80;18+[.A444]-20*FLOOR(([.A444]-1)/20)))" office:value-type="float" office:value="0" calcext:value-type="float">
            <text:p>0</text:p>
          </table:table-cell>
          <table:table-cell table:formula="of:=INDIRECT(ADDRESS(FLOOR(([.A444]-1)/20)+145;[.A444]-FLOOR(([.A444]-1)/20)*20+19))" office:value-type="float" office:value="0.498028614298726" calcext:value-type="float">
            <text:p>0.4980286143</text:p>
          </table:table-cell>
          <table:table-cell table:formula="of:=INDIRECT(ADDRESS(FLOOR(([.A444]-1)/20)+145;[.A444]-FLOOR(([.A444]-1)/20)*20+41))" office:value-type="float" office:value="1.51587783209444" calcext:value-type="float">
            <text:p>1.5158778321</text:p>
          </table:table-cell>
          <table:table-cell table:number-columns-repeated="60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65" calcext:value-type="float">
            <text:p>165</text:p>
          </table:table-cell>
          <table:table-cell table:style-name="ce2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25]" office:value-type="float" office:value="309" calcext:value-type="float">
            <text:p>309</text:p>
          </table:table-cell>
          <table:table-cell table:formula="of:=[.A465]" office:value-type="float" office:value="349" calcext:value-type="float">
            <text:p>349</text:p>
          </table:table-cell>
          <table:table-cell table:formula="of:=[.A446]" office:value-type="float" office:value="330" calcext:value-type="float">
            <text:p>330</text:p>
          </table:table-cell>
          <table:table-cell table:formula="of:=[.A444]" office:value-type="float" office:value="328" calcext:value-type="float">
            <text:p>328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45]-1)/20)+80;38+[.A445]-20*FLOOR(([.A445]-1)/20)))" office:value-type="float" office:value="32.5082043594098" calcext:value-type="float">
            <text:p>32.51</text:p>
          </table:table-cell>
          <table:table-cell table:formula="of:=INDIRECT(ADDRESS(FLOOR(([.A445]-1)/20)+80;18+[.A445]-20*FLOOR(([.A445]-1)/20)))" office:value-type="float" office:value="0" calcext:value-type="float">
            <text:p>0</text:p>
          </table:table-cell>
          <table:table-cell table:formula="of:=INDIRECT(ADDRESS(FLOOR(([.A445]-1)/20)+145;[.A445]-FLOOR(([.A445]-1)/20)*20+19))" office:value-type="float" office:value="-1.99838513411645" calcext:value-type="float">
            <text:p>-1.9983851341</text:p>
          </table:table-cell>
          <table:table-cell table:formula="of:=INDIRECT(ADDRESS(FLOOR(([.A445]-1)/20)+145;[.A445]-FLOOR(([.A445]-1)/20)*20+41))" office:value-type="float" office:value="8.07951125433739" calcext:value-type="float">
            <text:p>8.0795112543</text:p>
          </table:table-cell>
          <table:table-cell table:number-columns-repeated="60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65" calcext:value-type="float">
            <text:p>165</text:p>
          </table:table-cell>
          <table:table-cell table:style-name="ce2"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26]" office:value-type="float" office:value="310" calcext:value-type="float">
            <text:p>310</text:p>
          </table:table-cell>
          <table:table-cell table:formula="of:=[.A466]" office:value-type="float" office:value="350" calcext:value-type="float">
            <text:p>350</text:p>
          </table:table-cell>
          <table:table-cell table:formula="of:=[.A447]" office:value-type="float" office:value="331" calcext:value-type="float">
            <text:p>331</text:p>
          </table:table-cell>
          <table:table-cell table:formula="of:=[.A445]" office:value-type="float" office:value="329" calcext:value-type="float">
            <text:p>329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46]-1)/20)+80;38+[.A446]-20*FLOOR(([.A446]-1)/20)))" office:value-type="float" office:value="31.1055959680378" calcext:value-type="float">
            <text:p>31.11</text:p>
          </table:table-cell>
          <table:table-cell table:formula="of:=INDIRECT(ADDRESS(FLOOR(([.A446]-1)/20)+80;18+[.A446]-20*FLOOR(([.A446]-1)/20)))" office:value-type="float" office:value="0" calcext:value-type="float">
            <text:p>0</text:p>
          </table:table-cell>
          <table:table-cell table:formula="of:=INDIRECT(ADDRESS(FLOOR(([.A446]-1)/20)+145;[.A446]-FLOOR(([.A446]-1)/20)*20+19))" office:value-type="float" office:value="-7.87178540899757" calcext:value-type="float">
            <text:p>-7.871785409</text:p>
          </table:table-cell>
          <table:table-cell table:formula="of:=INDIRECT(ADDRESS(FLOOR(([.A446]-1)/20)+145;[.A446]-FLOOR(([.A446]-1)/20)*20+41))" office:value-type="float" office:value="2.02990784654749" calcext:value-type="float">
            <text:p>2.0299078465</text:p>
          </table:table-cell>
          <table:table-cell table:number-columns-repeated="60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65" calcext:value-type="float">
            <text:p>165</text:p>
          </table:table-cell>
          <table:table-cell table:style-name="ce2"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27]" office:value-type="float" office:value="311" calcext:value-type="float">
            <text:p>311</text:p>
          </table:table-cell>
          <table:table-cell table:formula="of:=[.A467]" office:value-type="float" office:value="351" calcext:value-type="float">
            <text:p>351</text:p>
          </table:table-cell>
          <table:table-cell table:formula="of:=[.A448]" office:value-type="float" office:value="332" calcext:value-type="float">
            <text:p>332</text:p>
          </table:table-cell>
          <table:table-cell table:formula="of:=[.A446]" office:value-type="float" office:value="330" calcext:value-type="float">
            <text:p>33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47]-1)/20)+80;38+[.A447]-20*FLOOR(([.A447]-1)/20)))" office:value-type="float" office:value="31.0145348973302" calcext:value-type="float">
            <text:p>31.01</text:p>
          </table:table-cell>
          <table:table-cell table:formula="of:=INDIRECT(ADDRESS(FLOOR(([.A447]-1)/20)+80;18+[.A447]-20*FLOOR(([.A447]-1)/20)))" office:value-type="float" office:value="0" calcext:value-type="float">
            <text:p>0</text:p>
          </table:table-cell>
          <table:table-cell table:formula="of:=INDIRECT(ADDRESS(FLOOR(([.A447]-1)/20)+145;[.A447]-FLOOR(([.A447]-1)/20)*20+19))" office:value-type="float" office:value="6.62964730132445" calcext:value-type="float">
            <text:p>6.6296473013</text:p>
          </table:table-cell>
          <table:table-cell table:formula="of:=INDIRECT(ADDRESS(FLOOR(([.A447]-1)/20)+145;[.A447]-FLOOR(([.A447]-1)/20)*20+41))" office:value-type="float" office:value="-10.750641290819" calcext:value-type="float">
            <text:p>-10.7506412908</text:p>
          </table:table-cell>
          <table:table-cell table:number-columns-repeated="60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65" calcext:value-type="float">
            <text:p>165</text:p>
          </table:table-cell>
          <table:table-cell table:style-name="ce2"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28]" office:value-type="float" office:value="312" calcext:value-type="float">
            <text:p>312</text:p>
          </table:table-cell>
          <table:table-cell table:formula="of:=[.A468]" office:value-type="float" office:value="352" calcext:value-type="float">
            <text:p>352</text:p>
          </table:table-cell>
          <table:table-cell table:formula="of:=[.A449]" office:value-type="float" office:value="333" calcext:value-type="float">
            <text:p>333</text:p>
          </table:table-cell>
          <table:table-cell table:formula="of:=[.A447]" office:value-type="float" office:value="331" calcext:value-type="float">
            <text:p>331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48]-1)/20)+80;38+[.A448]-20*FLOOR(([.A448]-1)/20)))" office:value-type="float" office:value="32.3081331521759" calcext:value-type="float">
            <text:p>32.31</text:p>
          </table:table-cell>
          <table:table-cell table:formula="of:=INDIRECT(ADDRESS(FLOOR(([.A448]-1)/20)+80;18+[.A448]-20*FLOOR(([.A448]-1)/20)))" office:value-type="float" office:value="0" calcext:value-type="float">
            <text:p>0</text:p>
          </table:table-cell>
          <table:table-cell table:formula="of:=INDIRECT(ADDRESS(FLOOR(([.A448]-1)/20)+145;[.A448]-FLOOR(([.A448]-1)/20)*20+19))" office:value-type="float" office:value="2.16501309266072" calcext:value-type="float">
            <text:p>2.1650130927</text:p>
          </table:table-cell>
          <table:table-cell table:formula="of:=INDIRECT(ADDRESS(FLOOR(([.A448]-1)/20)+145;[.A448]-FLOOR(([.A448]-1)/20)*20+41))" office:value-type="float" office:value="-4.46322253239766" calcext:value-type="float">
            <text:p>-4.4632225324</text:p>
          </table:table-cell>
          <table:table-cell table:number-columns-repeated="60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65" calcext:value-type="float">
            <text:p>165</text:p>
          </table:table-cell>
          <table:table-cell table:style-name="ce2"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29]" office:value-type="float" office:value="313" calcext:value-type="float">
            <text:p>313</text:p>
          </table:table-cell>
          <table:table-cell table:formula="of:=[.A469]" office:value-type="float" office:value="353" calcext:value-type="float">
            <text:p>353</text:p>
          </table:table-cell>
          <table:table-cell table:formula="of:=[.A450]" office:value-type="float" office:value="334" calcext:value-type="float">
            <text:p>334</text:p>
          </table:table-cell>
          <table:table-cell table:formula="of:=[.A448]" office:value-type="float" office:value="332" calcext:value-type="float">
            <text:p>332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49]-1)/20)+80;38+[.A449]-20*FLOOR(([.A449]-1)/20)))" office:value-type="float" office:value="32.0604649632854" calcext:value-type="float">
            <text:p>32.06</text:p>
          </table:table-cell>
          <table:table-cell table:formula="of:=INDIRECT(ADDRESS(FLOOR(([.A449]-1)/20)+80;18+[.A449]-20*FLOOR(([.A449]-1)/20)))" office:value-type="float" office:value="0" calcext:value-type="float">
            <text:p>0</text:p>
          </table:table-cell>
          <table:table-cell table:formula="of:=INDIRECT(ADDRESS(FLOOR(([.A449]-1)/20)+145;[.A449]-FLOOR(([.A449]-1)/20)*20+19))" office:value-type="float" office:value="-11.0275370117356" calcext:value-type="float">
            <text:p>-11.0275370117</text:p>
          </table:table-cell>
          <table:table-cell table:formula="of:=INDIRECT(ADDRESS(FLOOR(([.A449]-1)/20)+145;[.A449]-FLOOR(([.A449]-1)/20)*20+41))" office:value-type="float" office:value="-15.0124826388592" calcext:value-type="float">
            <text:p>-15.0124826389</text:p>
          </table:table-cell>
          <table:table-cell table:number-columns-repeated="60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65" calcext:value-type="float">
            <text:p>165</text:p>
          </table:table-cell>
          <table:table-cell table:style-name="ce2"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30]" office:value-type="float" office:value="314" calcext:value-type="float">
            <text:p>314</text:p>
          </table:table-cell>
          <table:table-cell table:formula="of:=[.A470]" office:value-type="float" office:value="354" calcext:value-type="float">
            <text:p>354</text:p>
          </table:table-cell>
          <table:table-cell table:formula="of:=[.A451]" office:value-type="float" office:value="335" calcext:value-type="float">
            <text:p>335</text:p>
          </table:table-cell>
          <table:table-cell table:formula="of:=[.A449]" office:value-type="float" office:value="333" calcext:value-type="float">
            <text:p>333</text:p>
          </table:table-cell>
          <table:table-cell table:style-name="ce3" office:value-type="float" office:value="44.8812206929719" calcext:value-type="float">
            <text:p>44.88</text:p>
          </table:table-cell>
          <table:table-cell table:style-name="ce3" table:formula="of:=INDIRECT(ADDRESS(FLOOR(([.A450]-1)/20)+80;38+[.A450]-20*FLOOR(([.A450]-1)/20)))" office:value-type="float" office:value="26.9084017983923" calcext:value-type="float">
            <text:p>26.91</text:p>
          </table:table-cell>
          <table:table-cell table:formula="of:=INDIRECT(ADDRESS(FLOOR(([.A450]-1)/20)+80;18+[.A450]-20*FLOOR(([.A450]-1)/20)))" office:value-type="float" office:value="1" calcext:value-type="float">
            <text:p>1</text:p>
          </table:table-cell>
          <table:table-cell table:formula="of:=INDIRECT(ADDRESS(FLOOR(([.A450]-1)/20)+145;[.A450]-FLOOR(([.A450]-1)/20)*20+19))" office:value-type="float" office:value="-15.3552368287669" calcext:value-type="float">
            <text:p>-15.3552368288</text:p>
          </table:table-cell>
          <table:table-cell table:formula="of:=INDIRECT(ADDRESS(FLOOR(([.A450]-1)/20)+145;[.A450]-FLOOR(([.A450]-1)/20)*20+41))" office:value-type="float" office:value="-8.69411263255205" calcext:value-type="float">
            <text:p>-8.6941126326</text:p>
          </table:table-cell>
          <table:table-cell table:number-columns-repeated="60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65" calcext:value-type="float">
            <text:p>165</text:p>
          </table:table-cell>
          <table:table-cell table:style-name="ce2"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31]" office:value-type="float" office:value="315" calcext:value-type="float">
            <text:p>315</text:p>
          </table:table-cell>
          <table:table-cell table:formula="of:=[.A471]" office:value-type="float" office:value="355" calcext:value-type="float">
            <text:p>355</text:p>
          </table:table-cell>
          <table:table-cell table:formula="of:=[.A452]" office:value-type="float" office:value="336" calcext:value-type="float">
            <text:p>336</text:p>
          </table:table-cell>
          <table:table-cell table:formula="of:=[.A450]" office:value-type="float" office:value="334" calcext:value-type="float">
            <text:p>334</text:p>
          </table:table-cell>
          <table:table-cell table:style-name="ce3" office:value-type="float" office:value="46.4753879785935" calcext:value-type="float">
            <text:p>46.48</text:p>
          </table:table-cell>
          <table:table-cell table:style-name="ce3" table:formula="of:=INDIRECT(ADDRESS(FLOOR(([.A451]-1)/20)+80;38+[.A451]-20*FLOOR(([.A451]-1)/20)))" office:value-type="float" office:value="29.0964083852693" calcext:value-type="float">
            <text:p>29.10</text:p>
          </table:table-cell>
          <table:table-cell table:formula="of:=INDIRECT(ADDRESS(FLOOR(([.A451]-1)/20)+80;18+[.A451]-20*FLOOR(([.A451]-1)/20)))" office:value-type="float" office:value="1" calcext:value-type="float">
            <text:p>1</text:p>
          </table:table-cell>
          <table:table-cell table:formula="of:=INDIRECT(ADDRESS(FLOOR(([.A451]-1)/20)+145;[.A451]-FLOOR(([.A451]-1)/20)*20+19))" office:value-type="float" office:value="-9.60289492630018" calcext:value-type="float">
            <text:p>-9.6028949263</text:p>
          </table:table-cell>
          <table:table-cell table:formula="of:=INDIRECT(ADDRESS(FLOOR(([.A451]-1)/20)+145;[.A451]-FLOOR(([.A451]-1)/20)*20+41))" office:value-type="float" office:value="-17.9959922193391" calcext:value-type="float">
            <text:p>-17.9959922193</text:p>
          </table:table-cell>
          <table:table-cell table:number-columns-repeated="60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65" calcext:value-type="float">
            <text:p>165</text:p>
          </table:table-cell>
          <table:table-cell table:style-name="ce2" office:value-type="float" office:value="155" calcext:value-type="float">
            <text:p>15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32]" office:value-type="float" office:value="316" calcext:value-type="float">
            <text:p>316</text:p>
          </table:table-cell>
          <table:table-cell table:formula="of:=[.A472]" office:value-type="float" office:value="356" calcext:value-type="float">
            <text:p>356</text:p>
          </table:table-cell>
          <table:table-cell table:formula="of:=[.A453]" office:value-type="float" office:value="337" calcext:value-type="float">
            <text:p>337</text:p>
          </table:table-cell>
          <table:table-cell table:formula="of:=[.A451]" office:value-type="float" office:value="335" calcext:value-type="float">
            <text:p>335</text:p>
          </table:table-cell>
          <table:table-cell table:style-name="ce3" office:value-type="float" office:value="86.1270406343788" calcext:value-type="float">
            <text:p>86.13</text:p>
          </table:table-cell>
          <table:table-cell table:style-name="ce3" table:formula="of:=INDIRECT(ADDRESS(FLOOR(([.A452]-1)/20)+80;38+[.A452]-20*FLOOR(([.A452]-1)/20)))" office:value-type="float" office:value="25.0252701450068" calcext:value-type="float">
            <text:p>25.03</text:p>
          </table:table-cell>
          <table:table-cell table:formula="of:=INDIRECT(ADDRESS(FLOOR(([.A452]-1)/20)+80;18+[.A452]-20*FLOOR(([.A452]-1)/20)))" office:value-type="float" office:value="2" calcext:value-type="float">
            <text:p>2</text:p>
          </table:table-cell>
          <table:table-cell table:formula="of:=INDIRECT(ADDRESS(FLOOR(([.A452]-1)/20)+145;[.A452]-FLOOR(([.A452]-1)/20)*20+19))" office:value-type="float" office:value="-21.4756904160361" calcext:value-type="float">
            <text:p>-21.475690416</text:p>
          </table:table-cell>
          <table:table-cell table:formula="of:=INDIRECT(ADDRESS(FLOOR(([.A452]-1)/20)+145;[.A452]-FLOOR(([.A452]-1)/20)*20+41))" office:value-type="float" office:value="-17.0105679494219" calcext:value-type="float">
            <text:p>-17.0105679494</text:p>
          </table:table-cell>
          <table:table-cell table:number-columns-repeated="60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65" calcext:value-type="float">
            <text:p>165</text:p>
          </table:table-cell>
          <table:table-cell table:style-name="ce2" office:value-type="float" office:value="165" calcext:value-type="float">
            <text:p>16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33]" office:value-type="float" office:value="317" calcext:value-type="float">
            <text:p>317</text:p>
          </table:table-cell>
          <table:table-cell table:formula="of:=[.A473]" office:value-type="float" office:value="357" calcext:value-type="float">
            <text:p>357</text:p>
          </table:table-cell>
          <table:table-cell table:formula="of:=[.A454]" office:value-type="float" office:value="338" calcext:value-type="float">
            <text:p>338</text:p>
          </table:table-cell>
          <table:table-cell table:formula="of:=[.A452]" office:value-type="float" office:value="336" calcext:value-type="float">
            <text:p>336</text:p>
          </table:table-cell>
          <table:table-cell table:style-name="ce3" office:value-type="float" office:value="84.8258362422381" calcext:value-type="float">
            <text:p>84.83</text:p>
          </table:table-cell>
          <table:table-cell table:style-name="ce3" table:formula="of:=INDIRECT(ADDRESS(FLOOR(([.A453]-1)/20)+80;38+[.A453]-20*FLOOR(([.A453]-1)/20)))" office:value-type="float" office:value="23.8514592445705" calcext:value-type="float">
            <text:p>23.85</text:p>
          </table:table-cell>
          <table:table-cell table:formula="of:=INDIRECT(ADDRESS(FLOOR(([.A453]-1)/20)+80;18+[.A453]-20*FLOOR(([.A453]-1)/20)))" office:value-type="float" office:value="2" calcext:value-type="float">
            <text:p>2</text:p>
          </table:table-cell>
          <table:table-cell table:formula="of:=INDIRECT(ADDRESS(FLOOR(([.A453]-1)/20)+145;[.A453]-FLOOR(([.A453]-1)/20)*20+19))" office:value-type="float" office:value="10.8193600888296" calcext:value-type="float">
            <text:p>10.8193600888</text:p>
          </table:table-cell>
          <table:table-cell table:formula="of:=INDIRECT(ADDRESS(FLOOR(([.A453]-1)/20)+145;[.A453]-FLOOR(([.A453]-1)/20)*20+41))" office:value-type="float" office:value="-21.0961678088654" calcext:value-type="float">
            <text:p>-21.0961678089</text:p>
          </table:table-cell>
          <table:table-cell table:number-columns-repeated="60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65" calcext:value-type="float">
            <text:p>165</text:p>
          </table:table-cell>
          <table:table-cell table:style-name="ce2"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34]" office:value-type="float" office:value="318" calcext:value-type="float">
            <text:p>318</text:p>
          </table:table-cell>
          <table:table-cell table:formula="of:=[.A474]" office:value-type="float" office:value="358" calcext:value-type="float">
            <text:p>358</text:p>
          </table:table-cell>
          <table:table-cell table:formula="of:=[.A455]" office:value-type="float" office:value="339" calcext:value-type="float">
            <text:p>339</text:p>
          </table:table-cell>
          <table:table-cell table:formula="of:=[.A453]" office:value-type="float" office:value="337" calcext:value-type="float">
            <text:p>337</text:p>
          </table:table-cell>
          <table:table-cell table:style-name="ce3" office:value-type="float" office:value="46.8389634076195" calcext:value-type="float">
            <text:p>46.84</text:p>
          </table:table-cell>
          <table:table-cell table:style-name="ce3" table:formula="of:=INDIRECT(ADDRESS(FLOOR(([.A454]-1)/20)+80;38+[.A454]-20*FLOOR(([.A454]-1)/20)))" office:value-type="float" office:value="28.7743240105902" calcext:value-type="float">
            <text:p>28.77</text:p>
          </table:table-cell>
          <table:table-cell table:formula="of:=INDIRECT(ADDRESS(FLOOR(([.A454]-1)/20)+80;18+[.A454]-20*FLOOR(([.A454]-1)/20)))" office:value-type="float" office:value="1" calcext:value-type="float">
            <text:p>1</text:p>
          </table:table-cell>
          <table:table-cell table:formula="of:=INDIRECT(ADDRESS(FLOOR(([.A454]-1)/20)+145;[.A454]-FLOOR(([.A454]-1)/20)*20+19))" office:value-type="float" office:value="35.390264876537" calcext:value-type="float">
            <text:p>35.3902648765</text:p>
          </table:table-cell>
          <table:table-cell table:formula="of:=INDIRECT(ADDRESS(FLOOR(([.A454]-1)/20)+145;[.A454]-FLOOR(([.A454]-1)/20)*20+41))" office:value-type="float" office:value="-23.173480037395" calcext:value-type="float">
            <text:p>-23.1734800374</text:p>
          </table:table-cell>
          <table:table-cell table:number-columns-repeated="60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65" calcext:value-type="float">
            <text:p>165</text:p>
          </table:table-cell>
          <table:table-cell table:style-name="ce2" office:value-type="float" office:value="185" calcext:value-type="float">
            <text:p>18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35]" office:value-type="float" office:value="319" calcext:value-type="float">
            <text:p>319</text:p>
          </table:table-cell>
          <table:table-cell table:formula="of:=[.A475]" office:value-type="float" office:value="359" calcext:value-type="float">
            <text:p>359</text:p>
          </table:table-cell>
          <table:table-cell table:formula="of:=[.A456]" office:value-type="float" office:value="340" calcext:value-type="float">
            <text:p>340</text:p>
          </table:table-cell>
          <table:table-cell table:formula="of:=[.A454]" office:value-type="float" office:value="338" calcext:value-type="float">
            <text:p>338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55]-1)/20)+80;38+[.A455]-20*FLOOR(([.A455]-1)/20)))" office:value-type="float" office:value="31.5672773132982" calcext:value-type="float">
            <text:p>31.57</text:p>
          </table:table-cell>
          <table:table-cell table:formula="of:=INDIRECT(ADDRESS(FLOOR(([.A455]-1)/20)+80;18+[.A455]-20*FLOOR(([.A455]-1)/20)))" office:value-type="float" office:value="0" calcext:value-type="float">
            <text:p>0</text:p>
          </table:table-cell>
          <table:table-cell table:formula="of:=INDIRECT(ADDRESS(FLOOR(([.A455]-1)/20)+145;[.A455]-FLOOR(([.A455]-1)/20)*20+19))" office:value-type="float" office:value="14.525214242416" calcext:value-type="float">
            <text:p>14.5252142424</text:p>
          </table:table-cell>
          <table:table-cell table:formula="of:=INDIRECT(ADDRESS(FLOOR(([.A455]-1)/20)+145;[.A455]-FLOOR(([.A455]-1)/20)*20+41))" office:value-type="float" office:value="-18.2339828711554" calcext:value-type="float">
            <text:p>-18.2339828712</text:p>
          </table:table-cell>
          <table:table-cell table:number-columns-repeated="60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65" calcext:value-type="float">
            <text:p>165</text:p>
          </table:table-cell>
          <table:table-cell table:style-name="ce2"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36]" office:value-type="float" office:value="320" calcext:value-type="float">
            <text:p>320</text:p>
          </table:table-cell>
          <table:table-cell table:formula="of:=[.A476]" office:value-type="float" office:value="360" calcext:value-type="float">
            <text:p>360</text:p>
          </table:table-cell>
          <table:table-cell office:value-type="string" calcext:value-type="string">
            <text:p>none</text:p>
          </table:table-cell>
          <table:table-cell table:formula="of:=[.A455]" office:value-type="float" office:value="339" calcext:value-type="float">
            <text:p>339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56]-1)/20)+80;38+[.A456]-20*FLOOR(([.A456]-1)/20)))" office:value-type="float" office:value="30.8853272672193" calcext:value-type="float">
            <text:p>30.89</text:p>
          </table:table-cell>
          <table:table-cell table:formula="of:=INDIRECT(ADDRESS(FLOOR(([.A456]-1)/20)+80;18+[.A456]-20*FLOOR(([.A456]-1)/20)))" office:value-type="float" office:value="0" calcext:value-type="float">
            <text:p>0</text:p>
          </table:table-cell>
          <table:table-cell table:formula="of:=INDIRECT(ADDRESS(FLOOR(([.A456]-1)/20)+145;[.A456]-FLOOR(([.A456]-1)/20)*20+19))" office:value-type="float" office:value="22.6513231080411" calcext:value-type="float">
            <text:p>22.651323108</text:p>
          </table:table-cell>
          <table:table-cell table:formula="of:=INDIRECT(ADDRESS(FLOOR(([.A456]-1)/20)+145;[.A456]-FLOOR(([.A456]-1)/20)*20+41))" office:value-type="float" office:value="-18.2881706925208" calcext:value-type="float">
            <text:p>-18.2881706925</text:p>
          </table:table-cell>
          <table:table-cell table:number-columns-repeated="60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75" calcext:value-type="float">
            <text:p>17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37]" office:value-type="float" office:value="321" calcext:value-type="float">
            <text:p>321</text:p>
          </table:table-cell>
          <table:table-cell table:formula="of:=[.A477]" office:value-type="float" office:value="361" calcext:value-type="float">
            <text:p>361</text:p>
          </table:table-cell>
          <table:table-cell table:formula="of:=[.A458]" office:value-type="float" office:value="342" calcext:value-type="float">
            <text:p>342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57]-1)/20)+80;38+[.A457]-20*FLOOR(([.A457]-1)/20)))" office:value-type="float" office:value="31.0174312779722" calcext:value-type="float">
            <text:p>31.02</text:p>
          </table:table-cell>
          <table:table-cell table:formula="of:=INDIRECT(ADDRESS(FLOOR(([.A457]-1)/20)+80;18+[.A457]-20*FLOOR(([.A457]-1)/20)))" office:value-type="float" office:value="0" calcext:value-type="float">
            <text:p>0</text:p>
          </table:table-cell>
          <table:table-cell table:formula="of:=INDIRECT(ADDRESS(FLOOR(([.A457]-1)/20)+145;[.A457]-FLOOR(([.A457]-1)/20)*20+19))" office:value-type="float" office:value="2.50404612838991" calcext:value-type="float">
            <text:p>2.5040461284</text:p>
          </table:table-cell>
          <table:table-cell table:formula="of:=INDIRECT(ADDRESS(FLOOR(([.A457]-1)/20)+145;[.A457]-FLOOR(([.A457]-1)/20)*20+41))" office:value-type="float" office:value="29.4454740407723" calcext:value-type="float">
            <text:p>29.4454740408</text:p>
          </table:table-cell>
          <table:table-cell table:number-columns-repeated="60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75" calcext:value-type="float">
            <text:p>175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38]" office:value-type="float" office:value="322" calcext:value-type="float">
            <text:p>322</text:p>
          </table:table-cell>
          <table:table-cell table:formula="of:=[.A478]" office:value-type="float" office:value="362" calcext:value-type="float">
            <text:p>362</text:p>
          </table:table-cell>
          <table:table-cell table:formula="of:=[.A459]" office:value-type="float" office:value="343" calcext:value-type="float">
            <text:p>343</text:p>
          </table:table-cell>
          <table:table-cell table:formula="of:=[.A457]" office:value-type="float" office:value="341" calcext:value-type="float">
            <text:p>341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58]-1)/20)+80;38+[.A458]-20*FLOOR(([.A458]-1)/20)))" office:value-type="float" office:value="32.282398357234" calcext:value-type="float">
            <text:p>32.28</text:p>
          </table:table-cell>
          <table:table-cell table:formula="of:=INDIRECT(ADDRESS(FLOOR(([.A458]-1)/20)+80;18+[.A458]-20*FLOOR(([.A458]-1)/20)))" office:value-type="float" office:value="0" calcext:value-type="float">
            <text:p>0</text:p>
          </table:table-cell>
          <table:table-cell table:formula="of:=INDIRECT(ADDRESS(FLOOR(([.A458]-1)/20)+145;[.A458]-FLOOR(([.A458]-1)/20)*20+19))" office:value-type="float" office:value="-11.0324260682156" calcext:value-type="float">
            <text:p>-11.0324260682</text:p>
          </table:table-cell>
          <table:table-cell table:formula="of:=INDIRECT(ADDRESS(FLOOR(([.A458]-1)/20)+145;[.A458]-FLOOR(([.A458]-1)/20)*20+41))" office:value-type="float" office:value="6.51357684939173" calcext:value-type="float">
            <text:p>6.5135768494</text:p>
          </table:table-cell>
          <table:table-cell table:number-columns-repeated="60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75" calcext:value-type="float">
            <text:p>175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39]" office:value-type="float" office:value="323" calcext:value-type="float">
            <text:p>323</text:p>
          </table:table-cell>
          <table:table-cell table:formula="of:=[.A479]" office:value-type="float" office:value="363" calcext:value-type="float">
            <text:p>363</text:p>
          </table:table-cell>
          <table:table-cell table:formula="of:=[.A460]" office:value-type="float" office:value="344" calcext:value-type="float">
            <text:p>344</text:p>
          </table:table-cell>
          <table:table-cell table:formula="of:=[.A458]" office:value-type="float" office:value="342" calcext:value-type="float">
            <text:p>342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59]-1)/20)+80;38+[.A459]-20*FLOOR(([.A459]-1)/20)))" office:value-type="float" office:value="31.5430223716551" calcext:value-type="float">
            <text:p>31.54</text:p>
          </table:table-cell>
          <table:table-cell table:formula="of:=INDIRECT(ADDRESS(FLOOR(([.A459]-1)/20)+80;18+[.A459]-20*FLOOR(([.A459]-1)/20)))" office:value-type="float" office:value="0" calcext:value-type="float">
            <text:p>0</text:p>
          </table:table-cell>
          <table:table-cell table:formula="of:=INDIRECT(ADDRESS(FLOOR(([.A459]-1)/20)+145;[.A459]-FLOOR(([.A459]-1)/20)*20+19))" office:value-type="float" office:value="-0.710032137539804" calcext:value-type="float">
            <text:p>-0.7100321375</text:p>
          </table:table-cell>
          <table:table-cell table:formula="of:=INDIRECT(ADDRESS(FLOOR(([.A459]-1)/20)+145;[.A459]-FLOOR(([.A459]-1)/20)*20+41))" office:value-type="float" office:value="-11.1810788483845" calcext:value-type="float">
            <text:p>-11.1810788484</text:p>
          </table:table-cell>
          <table:table-cell table:number-columns-repeated="60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75" calcext:value-type="float">
            <text:p>175</text:p>
          </table:table-cell>
          <table:table-cell table:style-name="ce2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40]" office:value-type="float" office:value="324" calcext:value-type="float">
            <text:p>324</text:p>
          </table:table-cell>
          <table:table-cell table:formula="of:=[.A480]" office:value-type="float" office:value="364" calcext:value-type="float">
            <text:p>364</text:p>
          </table:table-cell>
          <table:table-cell table:formula="of:=[.A461]" office:value-type="float" office:value="345" calcext:value-type="float">
            <text:p>345</text:p>
          </table:table-cell>
          <table:table-cell table:formula="of:=[.A459]" office:value-type="float" office:value="343" calcext:value-type="float">
            <text:p>343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60]-1)/20)+80;38+[.A460]-20*FLOOR(([.A460]-1)/20)))" office:value-type="float" office:value="32.3112179732103" calcext:value-type="float">
            <text:p>32.31</text:p>
          </table:table-cell>
          <table:table-cell table:formula="of:=INDIRECT(ADDRESS(FLOOR(([.A460]-1)/20)+80;18+[.A460]-20*FLOOR(([.A460]-1)/20)))" office:value-type="float" office:value="0" calcext:value-type="float">
            <text:p>0</text:p>
          </table:table-cell>
          <table:table-cell table:formula="of:=INDIRECT(ADDRESS(FLOOR(([.A460]-1)/20)+145;[.A460]-FLOOR(([.A460]-1)/20)*20+19))" office:value-type="float" office:value="10.7414065288391" calcext:value-type="float">
            <text:p>10.7414065288</text:p>
          </table:table-cell>
          <table:table-cell table:formula="of:=INDIRECT(ADDRESS(FLOOR(([.A460]-1)/20)+145;[.A460]-FLOOR(([.A460]-1)/20)*20+41))" office:value-type="float" office:value="2.36622308064039" calcext:value-type="float">
            <text:p>2.3662230806</text:p>
          </table:table-cell>
          <table:table-cell table:number-columns-repeated="60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75" calcext:value-type="float">
            <text:p>175</text:p>
          </table:table-cell>
          <table:table-cell table:style-name="ce2"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441]" office:value-type="float" office:value="325" calcext:value-type="float">
            <text:p>325</text:p>
          </table:table-cell>
          <table:table-cell table:formula="of:=[.A481]" office:value-type="float" office:value="365" calcext:value-type="float">
            <text:p>365</text:p>
          </table:table-cell>
          <table:table-cell table:formula="of:=[.A462]" office:value-type="float" office:value="346" calcext:value-type="float">
            <text:p>346</text:p>
          </table:table-cell>
          <table:table-cell table:formula="of:=[.A460]" office:value-type="float" office:value="344" calcext:value-type="float">
            <text:p>344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61]-1)/20)+80;38+[.A461]-20*FLOOR(([.A461]-1)/20)))" office:value-type="float" office:value="29.9861574617125" calcext:value-type="float">
            <text:p>29.99</text:p>
          </table:table-cell>
          <table:table-cell table:formula="of:=INDIRECT(ADDRESS(FLOOR(([.A461]-1)/20)+80;18+[.A461]-20*FLOOR(([.A461]-1)/20)))" office:value-type="float" office:value="0" calcext:value-type="float">
            <text:p>0</text:p>
          </table:table-cell>
          <table:table-cell table:formula="of:=INDIRECT(ADDRESS(FLOOR(([.A461]-1)/20)+145;[.A461]-FLOOR(([.A461]-1)/20)*20+19))" office:value-type="float" office:value="-5.32268349805871" calcext:value-type="float">
            <text:p>-5.3226834981</text:p>
          </table:table-cell>
          <table:table-cell table:formula="of:=INDIRECT(ADDRESS(FLOOR(([.A461]-1)/20)+145;[.A461]-FLOOR(([.A461]-1)/20)*20+41))" office:value-type="float" office:value="-2.74231881149032" calcext:value-type="float">
            <text:p>-2.7423188115</text:p>
          </table:table-cell>
          <table:table-cell table:number-columns-repeated="60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75" calcext:value-type="float">
            <text:p>175</text:p>
          </table:table-cell>
          <table:table-cell table:style-name="ce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42]" office:value-type="float" office:value="326" calcext:value-type="float">
            <text:p>326</text:p>
          </table:table-cell>
          <table:table-cell table:formula="of:=[.A482]" office:value-type="float" office:value="366" calcext:value-type="float">
            <text:p>366</text:p>
          </table:table-cell>
          <table:table-cell table:formula="of:=[.A463]" office:value-type="float" office:value="347" calcext:value-type="float">
            <text:p>347</text:p>
          </table:table-cell>
          <table:table-cell table:formula="of:=[.A461]" office:value-type="float" office:value="345" calcext:value-type="float">
            <text:p>345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62]-1)/20)+80;38+[.A462]-20*FLOOR(([.A462]-1)/20)))" office:value-type="float" office:value="32.6505605455151" calcext:value-type="float">
            <text:p>32.65</text:p>
          </table:table-cell>
          <table:table-cell table:formula="of:=INDIRECT(ADDRESS(FLOOR(([.A462]-1)/20)+80;18+[.A462]-20*FLOOR(([.A462]-1)/20)))" office:value-type="float" office:value="0" calcext:value-type="float">
            <text:p>0</text:p>
          </table:table-cell>
          <table:table-cell table:formula="of:=INDIRECT(ADDRESS(FLOOR(([.A462]-1)/20)+145;[.A462]-FLOOR(([.A462]-1)/20)*20+19))" office:value-type="float" office:value="-2.17819967592954" calcext:value-type="float">
            <text:p>-2.1781996759</text:p>
          </table:table-cell>
          <table:table-cell table:formula="of:=INDIRECT(ADDRESS(FLOOR(([.A462]-1)/20)+145;[.A462]-FLOOR(([.A462]-1)/20)*20+41))" office:value-type="float" office:value="-1.660580816354" calcext:value-type="float">
            <text:p>-1.6605808164</text:p>
          </table:table-cell>
          <table:table-cell table:number-columns-repeated="60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75" calcext:value-type="float">
            <text:p>175</text:p>
          </table:table-cell>
          <table:table-cell table:style-name="ce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43]" office:value-type="float" office:value="327" calcext:value-type="float">
            <text:p>327</text:p>
          </table:table-cell>
          <table:table-cell table:formula="of:=[.A483]" office:value-type="float" office:value="367" calcext:value-type="float">
            <text:p>367</text:p>
          </table:table-cell>
          <table:table-cell table:formula="of:=[.A464]" office:value-type="float" office:value="348" calcext:value-type="float">
            <text:p>348</text:p>
          </table:table-cell>
          <table:table-cell table:formula="of:=[.A462]" office:value-type="float" office:value="346" calcext:value-type="float">
            <text:p>346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63]-1)/20)+80;38+[.A463]-20*FLOOR(([.A463]-1)/20)))" office:value-type="float" office:value="32.5169325526579" calcext:value-type="float">
            <text:p>32.52</text:p>
          </table:table-cell>
          <table:table-cell table:formula="of:=INDIRECT(ADDRESS(FLOOR(([.A463]-1)/20)+80;18+[.A463]-20*FLOOR(([.A463]-1)/20)))" office:value-type="float" office:value="0" calcext:value-type="float">
            <text:p>0</text:p>
          </table:table-cell>
          <table:table-cell table:formula="of:=INDIRECT(ADDRESS(FLOOR(([.A463]-1)/20)+145;[.A463]-FLOOR(([.A463]-1)/20)*20+19))" office:value-type="float" office:value="-8.45139411200541" calcext:value-type="float">
            <text:p>-8.451394112</text:p>
          </table:table-cell>
          <table:table-cell table:formula="of:=INDIRECT(ADDRESS(FLOOR(([.A463]-1)/20)+145;[.A463]-FLOOR(([.A463]-1)/20)*20+41))" office:value-type="float" office:value="-5.17147441128693" calcext:value-type="float">
            <text:p>-5.1714744113</text:p>
          </table:table-cell>
          <table:table-cell table:number-columns-repeated="60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75" calcext:value-type="float">
            <text:p>175</text:p>
          </table:table-cell>
          <table:table-cell table:style-name="ce2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444]" office:value-type="float" office:value="328" calcext:value-type="float">
            <text:p>328</text:p>
          </table:table-cell>
          <table:table-cell table:formula="of:=[.A484]" office:value-type="float" office:value="368" calcext:value-type="float">
            <text:p>368</text:p>
          </table:table-cell>
          <table:table-cell table:formula="of:=[.A465]" office:value-type="float" office:value="349" calcext:value-type="float">
            <text:p>349</text:p>
          </table:table-cell>
          <table:table-cell table:formula="of:=[.A463]" office:value-type="float" office:value="347" calcext:value-type="float">
            <text:p>347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64]-1)/20)+80;38+[.A464]-20*FLOOR(([.A464]-1)/20)))" office:value-type="float" office:value="31.3545895584047" calcext:value-type="float">
            <text:p>31.35</text:p>
          </table:table-cell>
          <table:table-cell table:formula="of:=INDIRECT(ADDRESS(FLOOR(([.A464]-1)/20)+80;18+[.A464]-20*FLOOR(([.A464]-1)/20)))" office:value-type="float" office:value="0" calcext:value-type="float">
            <text:p>0</text:p>
          </table:table-cell>
          <table:table-cell table:formula="of:=INDIRECT(ADDRESS(FLOOR(([.A464]-1)/20)+145;[.A464]-FLOOR(([.A464]-1)/20)*20+19))" office:value-type="float" office:value="-0.205440742462251" calcext:value-type="float">
            <text:p>-0.2054407425</text:p>
          </table:table-cell>
          <table:table-cell table:formula="of:=INDIRECT(ADDRESS(FLOOR(([.A464]-1)/20)+145;[.A464]-FLOOR(([.A464]-1)/20)*20+41))" office:value-type="float" office:value="-4.06536060382368" calcext:value-type="float">
            <text:p>-4.0653606038</text:p>
          </table:table-cell>
          <table:table-cell table:number-columns-repeated="60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75" calcext:value-type="float">
            <text:p>175</text:p>
          </table:table-cell>
          <table:table-cell table:style-name="ce2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45]" office:value-type="float" office:value="329" calcext:value-type="float">
            <text:p>329</text:p>
          </table:table-cell>
          <table:table-cell table:formula="of:=[.A485]" office:value-type="float" office:value="369" calcext:value-type="float">
            <text:p>369</text:p>
          </table:table-cell>
          <table:table-cell table:formula="of:=[.A466]" office:value-type="float" office:value="350" calcext:value-type="float">
            <text:p>350</text:p>
          </table:table-cell>
          <table:table-cell table:formula="of:=[.A464]" office:value-type="float" office:value="348" calcext:value-type="float">
            <text:p>348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65]-1)/20)+80;38+[.A465]-20*FLOOR(([.A465]-1)/20)))" office:value-type="float" office:value="31.2913424181205" calcext:value-type="float">
            <text:p>31.29</text:p>
          </table:table-cell>
          <table:table-cell table:formula="of:=INDIRECT(ADDRESS(FLOOR(([.A465]-1)/20)+80;18+[.A465]-20*FLOOR(([.A465]-1)/20)))" office:value-type="float" office:value="0" calcext:value-type="float">
            <text:p>0</text:p>
          </table:table-cell>
          <table:table-cell table:formula="of:=INDIRECT(ADDRESS(FLOOR(([.A465]-1)/20)+145;[.A465]-FLOOR(([.A465]-1)/20)*20+19))" office:value-type="float" office:value="-6.80685515844152" calcext:value-type="float">
            <text:p>-6.8068551584</text:p>
          </table:table-cell>
          <table:table-cell table:formula="of:=INDIRECT(ADDRESS(FLOOR(([.A465]-1)/20)+145;[.A465]-FLOOR(([.A465]-1)/20)*20+41))" office:value-type="float" office:value="-7.46215151693154" calcext:value-type="float">
            <text:p>-7.4621515169</text:p>
          </table:table-cell>
          <table:table-cell table:number-columns-repeated="60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75" calcext:value-type="float">
            <text:p>175</text:p>
          </table:table-cell>
          <table:table-cell table:style-name="ce2"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46]" office:value-type="float" office:value="330" calcext:value-type="float">
            <text:p>330</text:p>
          </table:table-cell>
          <table:table-cell table:formula="of:=[.A486]" office:value-type="float" office:value="370" calcext:value-type="float">
            <text:p>370</text:p>
          </table:table-cell>
          <table:table-cell table:formula="of:=[.A467]" office:value-type="float" office:value="351" calcext:value-type="float">
            <text:p>351</text:p>
          </table:table-cell>
          <table:table-cell table:formula="of:=[.A465]" office:value-type="float" office:value="349" calcext:value-type="float">
            <text:p>349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66]-1)/20)+80;38+[.A466]-20*FLOOR(([.A466]-1)/20)))" office:value-type="float" office:value="32.3453082027902" calcext:value-type="float">
            <text:p>32.35</text:p>
          </table:table-cell>
          <table:table-cell table:formula="of:=INDIRECT(ADDRESS(FLOOR(([.A466]-1)/20)+80;18+[.A466]-20*FLOOR(([.A466]-1)/20)))" office:value-type="float" office:value="0" calcext:value-type="float">
            <text:p>0</text:p>
          </table:table-cell>
          <table:table-cell table:formula="of:=INDIRECT(ADDRESS(FLOOR(([.A466]-1)/20)+145;[.A466]-FLOOR(([.A466]-1)/20)*20+19))" office:value-type="float" office:value="7.14800816549364" calcext:value-type="float">
            <text:p>7.1480081655</text:p>
          </table:table-cell>
          <table:table-cell table:formula="of:=INDIRECT(ADDRESS(FLOOR(([.A466]-1)/20)+145;[.A466]-FLOOR(([.A466]-1)/20)*20+41))" office:value-type="float" office:value="6.76424307959689" calcext:value-type="float">
            <text:p>6.7642430796</text:p>
          </table:table-cell>
          <table:table-cell table:number-columns-repeated="60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5" calcext:value-type="float">
            <text:p>175</text:p>
          </table:table-cell>
          <table:table-cell table:style-name="ce2"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47]" office:value-type="float" office:value="331" calcext:value-type="float">
            <text:p>331</text:p>
          </table:table-cell>
          <table:table-cell table:formula="of:=[.A487]" office:value-type="float" office:value="371" calcext:value-type="float">
            <text:p>371</text:p>
          </table:table-cell>
          <table:table-cell table:formula="of:=[.A468]" office:value-type="float" office:value="352" calcext:value-type="float">
            <text:p>352</text:p>
          </table:table-cell>
          <table:table-cell table:formula="of:=[.A466]" office:value-type="float" office:value="350" calcext:value-type="float">
            <text:p>35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67]-1)/20)+80;38+[.A467]-20*FLOOR(([.A467]-1)/20)))" office:value-type="float" office:value="31.8813360354202" calcext:value-type="float">
            <text:p>31.88</text:p>
          </table:table-cell>
          <table:table-cell table:formula="of:=INDIRECT(ADDRESS(FLOOR(([.A467]-1)/20)+80;18+[.A467]-20*FLOOR(([.A467]-1)/20)))" office:value-type="float" office:value="0" calcext:value-type="float">
            <text:p>0</text:p>
          </table:table-cell>
          <table:table-cell table:formula="of:=INDIRECT(ADDRESS(FLOOR(([.A467]-1)/20)+145;[.A467]-FLOOR(([.A467]-1)/20)*20+19))" office:value-type="float" office:value="9.73678942976833" calcext:value-type="float">
            <text:p>9.7367894298</text:p>
          </table:table-cell>
          <table:table-cell table:formula="of:=INDIRECT(ADDRESS(FLOOR(([.A467]-1)/20)+145;[.A467]-FLOOR(([.A467]-1)/20)*20+41))" office:value-type="float" office:value="2.57392328076874" calcext:value-type="float">
            <text:p>2.5739232808</text:p>
          </table:table-cell>
          <table:table-cell table:number-columns-repeated="60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75" calcext:value-type="float">
            <text:p>175</text:p>
          </table:table-cell>
          <table:table-cell table:style-name="ce2"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48]" office:value-type="float" office:value="332" calcext:value-type="float">
            <text:p>332</text:p>
          </table:table-cell>
          <table:table-cell table:formula="of:=[.A488]" office:value-type="float" office:value="372" calcext:value-type="float">
            <text:p>372</text:p>
          </table:table-cell>
          <table:table-cell table:formula="of:=[.A469]" office:value-type="float" office:value="353" calcext:value-type="float">
            <text:p>353</text:p>
          </table:table-cell>
          <table:table-cell table:formula="of:=[.A467]" office:value-type="float" office:value="351" calcext:value-type="float">
            <text:p>351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68]-1)/20)+80;38+[.A468]-20*FLOOR(([.A468]-1)/20)))" office:value-type="float" office:value="32.7820451857001" calcext:value-type="float">
            <text:p>32.78</text:p>
          </table:table-cell>
          <table:table-cell table:formula="of:=INDIRECT(ADDRESS(FLOOR(([.A468]-1)/20)+80;18+[.A468]-20*FLOOR(([.A468]-1)/20)))" office:value-type="float" office:value="0" calcext:value-type="float">
            <text:p>0</text:p>
          </table:table-cell>
          <table:table-cell table:formula="of:=INDIRECT(ADDRESS(FLOOR(([.A468]-1)/20)+145;[.A468]-FLOOR(([.A468]-1)/20)*20+19))" office:value-type="float" office:value="-8.09132663415452" calcext:value-type="float">
            <text:p>-8.0913266342</text:p>
          </table:table-cell>
          <table:table-cell table:formula="of:=INDIRECT(ADDRESS(FLOOR(([.A468]-1)/20)+145;[.A468]-FLOOR(([.A468]-1)/20)*20+41))" office:value-type="float" office:value="11.0994508593702" calcext:value-type="float">
            <text:p>11.0994508594</text:p>
          </table:table-cell>
          <table:table-cell table:number-columns-repeated="60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75" calcext:value-type="float">
            <text:p>175</text:p>
          </table:table-cell>
          <table:table-cell table:style-name="ce2"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49]" office:value-type="float" office:value="333" calcext:value-type="float">
            <text:p>333</text:p>
          </table:table-cell>
          <table:table-cell table:formula="of:=[.A489]" office:value-type="float" office:value="373" calcext:value-type="float">
            <text:p>373</text:p>
          </table:table-cell>
          <table:table-cell table:formula="of:=[.A470]" office:value-type="float" office:value="354" calcext:value-type="float">
            <text:p>354</text:p>
          </table:table-cell>
          <table:table-cell table:formula="of:=[.A468]" office:value-type="float" office:value="352" calcext:value-type="float">
            <text:p>352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69]-1)/20)+80;38+[.A469]-20*FLOOR(([.A469]-1)/20)))" office:value-type="float" office:value="30.9414758376127" calcext:value-type="float">
            <text:p>30.94</text:p>
          </table:table-cell>
          <table:table-cell table:formula="of:=INDIRECT(ADDRESS(FLOOR(([.A469]-1)/20)+80;18+[.A469]-20*FLOOR(([.A469]-1)/20)))" office:value-type="float" office:value="0" calcext:value-type="float">
            <text:p>0</text:p>
          </table:table-cell>
          <table:table-cell table:formula="of:=INDIRECT(ADDRESS(FLOOR(([.A469]-1)/20)+145;[.A469]-FLOOR(([.A469]-1)/20)*20+19))" office:value-type="float" office:value="-13.8048565639179" calcext:value-type="float">
            <text:p>-13.8048565639</text:p>
          </table:table-cell>
          <table:table-cell table:formula="of:=INDIRECT(ADDRESS(FLOOR(([.A469]-1)/20)+145;[.A469]-FLOOR(([.A469]-1)/20)*20+41))" office:value-type="float" office:value="15.6085223174845" calcext:value-type="float">
            <text:p>15.6085223175</text:p>
          </table:table-cell>
          <table:table-cell table:number-columns-repeated="60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75" calcext:value-type="float">
            <text:p>175</text:p>
          </table:table-cell>
          <table:table-cell table:style-name="ce2"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50]" office:value-type="float" office:value="334" calcext:value-type="float">
            <text:p>334</text:p>
          </table:table-cell>
          <table:table-cell table:formula="of:=[.A490]" office:value-type="float" office:value="374" calcext:value-type="float">
            <text:p>374</text:p>
          </table:table-cell>
          <table:table-cell table:formula="of:=[.A471]" office:value-type="float" office:value="355" calcext:value-type="float">
            <text:p>355</text:p>
          </table:table-cell>
          <table:table-cell table:formula="of:=[.A469]" office:value-type="float" office:value="353" calcext:value-type="float">
            <text:p>353</text:p>
          </table:table-cell>
          <table:table-cell table:style-name="ce3" office:value-type="float" office:value="43.3797125536966" calcext:value-type="float">
            <text:p>43.38</text:p>
          </table:table-cell>
          <table:table-cell table:style-name="ce3" table:formula="of:=INDIRECT(ADDRESS(FLOOR(([.A470]-1)/20)+80;38+[.A470]-20*FLOOR(([.A470]-1)/20)))" office:value-type="float" office:value="28.2326093220108" calcext:value-type="float">
            <text:p>28.23</text:p>
          </table:table-cell>
          <table:table-cell table:formula="of:=INDIRECT(ADDRESS(FLOOR(([.A470]-1)/20)+80;18+[.A470]-20*FLOOR(([.A470]-1)/20)))" office:value-type="float" office:value="1" calcext:value-type="float">
            <text:p>1</text:p>
          </table:table-cell>
          <table:table-cell table:formula="of:=INDIRECT(ADDRESS(FLOOR(([.A470]-1)/20)+145;[.A470]-FLOOR(([.A470]-1)/20)*20+19))" office:value-type="float" office:value="-14.6273381160613" calcext:value-type="float">
            <text:p>-14.6273381161</text:p>
          </table:table-cell>
          <table:table-cell table:formula="of:=INDIRECT(ADDRESS(FLOOR(([.A470]-1)/20)+145;[.A470]-FLOOR(([.A470]-1)/20)*20+41))" office:value-type="float" office:value="12.5854169917316" calcext:value-type="float">
            <text:p>12.5854169917</text:p>
          </table:table-cell>
          <table:table-cell table:number-columns-repeated="60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75" calcext:value-type="float">
            <text:p>175</text:p>
          </table:table-cell>
          <table:table-cell table:style-name="ce2"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451]" office:value-type="float" office:value="335" calcext:value-type="float">
            <text:p>335</text:p>
          </table:table-cell>
          <table:table-cell table:formula="of:=[.A491]" office:value-type="float" office:value="375" calcext:value-type="float">
            <text:p>375</text:p>
          </table:table-cell>
          <table:table-cell table:formula="of:=[.A472]" office:value-type="float" office:value="356" calcext:value-type="float">
            <text:p>356</text:p>
          </table:table-cell>
          <table:table-cell table:formula="of:=[.A470]" office:value-type="float" office:value="354" calcext:value-type="float">
            <text:p>354</text:p>
          </table:table-cell>
          <table:table-cell table:style-name="ce3" office:value-type="float" office:value="44.5890354198081" calcext:value-type="float">
            <text:p>44.59</text:p>
          </table:table-cell>
          <table:table-cell table:style-name="ce3" table:formula="of:=INDIRECT(ADDRESS(FLOOR(([.A471]-1)/20)+80;38+[.A471]-20*FLOOR(([.A471]-1)/20)))" office:value-type="float" office:value="28.3706369169615" calcext:value-type="float">
            <text:p>28.37</text:p>
          </table:table-cell>
          <table:table-cell table:formula="of:=INDIRECT(ADDRESS(FLOOR(([.A471]-1)/20)+80;18+[.A471]-20*FLOOR(([.A471]-1)/20)))" office:value-type="float" office:value="1" calcext:value-type="float">
            <text:p>1</text:p>
          </table:table-cell>
          <table:table-cell table:formula="of:=INDIRECT(ADDRESS(FLOOR(([.A471]-1)/20)+145;[.A471]-FLOOR(([.A471]-1)/20)*20+19))" office:value-type="float" office:value="-23.7028358753" calcext:value-type="float">
            <text:p>-23.7028358753</text:p>
          </table:table-cell>
          <table:table-cell table:formula="of:=INDIRECT(ADDRESS(FLOOR(([.A471]-1)/20)+145;[.A471]-FLOOR(([.A471]-1)/20)*20+41))" office:value-type="float" office:value="17.7175845025188" calcext:value-type="float">
            <text:p>17.7175845025</text:p>
          </table:table-cell>
          <table:table-cell table:number-columns-repeated="60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75" calcext:value-type="float">
            <text:p>175</text:p>
          </table:table-cell>
          <table:table-cell table:style-name="ce2" office:value-type="float" office:value="155" calcext:value-type="float">
            <text:p>15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52]" office:value-type="float" office:value="336" calcext:value-type="float">
            <text:p>336</text:p>
          </table:table-cell>
          <table:table-cell table:formula="of:=[.A492]" office:value-type="float" office:value="376" calcext:value-type="float">
            <text:p>376</text:p>
          </table:table-cell>
          <table:table-cell table:formula="of:=[.A473]" office:value-type="float" office:value="357" calcext:value-type="float">
            <text:p>357</text:p>
          </table:table-cell>
          <table:table-cell table:formula="of:=[.A471]" office:value-type="float" office:value="355" calcext:value-type="float">
            <text:p>355</text:p>
          </table:table-cell>
          <table:table-cell table:style-name="ce3" office:value-type="float" office:value="85.8252680947032" calcext:value-type="float">
            <text:p>85.83</text:p>
          </table:table-cell>
          <table:table-cell table:style-name="ce3" table:formula="of:=INDIRECT(ADDRESS(FLOOR(([.A472]-1)/20)+80;38+[.A472]-20*FLOOR(([.A472]-1)/20)))" office:value-type="float" office:value="22.3062576723622" calcext:value-type="float">
            <text:p>22.31</text:p>
          </table:table-cell>
          <table:table-cell table:formula="of:=INDIRECT(ADDRESS(FLOOR(([.A472]-1)/20)+80;18+[.A472]-20*FLOOR(([.A472]-1)/20)))" office:value-type="float" office:value="2" calcext:value-type="float">
            <text:p>2</text:p>
          </table:table-cell>
          <table:table-cell table:formula="of:=INDIRECT(ADDRESS(FLOOR(([.A472]-1)/20)+145;[.A472]-FLOOR(([.A472]-1)/20)*20+19))" office:value-type="float" office:value="-19.560605033458" calcext:value-type="float">
            <text:p>-19.5606050335</text:p>
          </table:table-cell>
          <table:table-cell table:formula="of:=INDIRECT(ADDRESS(FLOOR(([.A472]-1)/20)+145;[.A472]-FLOOR(([.A472]-1)/20)*20+41))" office:value-type="float" office:value="15.9939279646911" calcext:value-type="float">
            <text:p>15.9939279647</text:p>
          </table:table-cell>
          <table:table-cell table:number-columns-repeated="60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75" calcext:value-type="float">
            <text:p>175</text:p>
          </table:table-cell>
          <table:table-cell table:style-name="ce2" office:value-type="float" office:value="165" calcext:value-type="float">
            <text:p>16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53]" office:value-type="float" office:value="337" calcext:value-type="float">
            <text:p>337</text:p>
          </table:table-cell>
          <table:table-cell table:formula="of:=[.A493]" office:value-type="float" office:value="377" calcext:value-type="float">
            <text:p>377</text:p>
          </table:table-cell>
          <table:table-cell table:formula="of:=[.A474]" office:value-type="float" office:value="358" calcext:value-type="float">
            <text:p>358</text:p>
          </table:table-cell>
          <table:table-cell table:formula="of:=[.A472]" office:value-type="float" office:value="356" calcext:value-type="float">
            <text:p>356</text:p>
          </table:table-cell>
          <table:table-cell table:style-name="ce3" office:value-type="float" office:value="85.1630223738047" calcext:value-type="float">
            <text:p>85.16</text:p>
          </table:table-cell>
          <table:table-cell table:style-name="ce3" table:formula="of:=INDIRECT(ADDRESS(FLOOR(([.A473]-1)/20)+80;38+[.A473]-20*FLOOR(([.A473]-1)/20)))" office:value-type="float" office:value="22.3855905929241" calcext:value-type="float">
            <text:p>22.39</text:p>
          </table:table-cell>
          <table:table-cell table:formula="of:=INDIRECT(ADDRESS(FLOOR(([.A473]-1)/20)+80;18+[.A473]-20*FLOOR(([.A473]-1)/20)))" office:value-type="float" office:value="2" calcext:value-type="float">
            <text:p>2</text:p>
          </table:table-cell>
          <table:table-cell table:formula="of:=INDIRECT(ADDRESS(FLOOR(([.A473]-1)/20)+145;[.A473]-FLOOR(([.A473]-1)/20)*20+19))" office:value-type="float" office:value="14.2742443629785" calcext:value-type="float">
            <text:p>14.274244363</text:p>
          </table:table-cell>
          <table:table-cell table:formula="of:=INDIRECT(ADDRESS(FLOOR(([.A473]-1)/20)+145;[.A473]-FLOOR(([.A473]-1)/20)*20+41))" office:value-type="float" office:value="14.2214075965603" calcext:value-type="float">
            <text:p>14.2214075966</text:p>
          </table:table-cell>
          <table:table-cell table:number-columns-repeated="60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75" calcext:value-type="float">
            <text:p>175</text:p>
          </table:table-cell>
          <table:table-cell table:style-name="ce2"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454]" office:value-type="float" office:value="338" calcext:value-type="float">
            <text:p>338</text:p>
          </table:table-cell>
          <table:table-cell table:formula="of:=[.A494]" office:value-type="float" office:value="378" calcext:value-type="float">
            <text:p>378</text:p>
          </table:table-cell>
          <table:table-cell table:formula="of:=[.A475]" office:value-type="float" office:value="359" calcext:value-type="float">
            <text:p>359</text:p>
          </table:table-cell>
          <table:table-cell table:formula="of:=[.A473]" office:value-type="float" office:value="357" calcext:value-type="float">
            <text:p>357</text:p>
          </table:table-cell>
          <table:table-cell table:style-name="ce3" office:value-type="float" office:value="45.8592102710803" calcext:value-type="float">
            <text:p>45.86</text:p>
          </table:table-cell>
          <table:table-cell table:style-name="ce3" table:formula="of:=INDIRECT(ADDRESS(FLOOR(([.A474]-1)/20)+80;38+[.A474]-20*FLOOR(([.A474]-1)/20)))" office:value-type="float" office:value="28.1191732550941" calcext:value-type="float">
            <text:p>28.12</text:p>
          </table:table-cell>
          <table:table-cell table:formula="of:=INDIRECT(ADDRESS(FLOOR(([.A474]-1)/20)+80;18+[.A474]-20*FLOOR(([.A474]-1)/20)))" office:value-type="float" office:value="1" calcext:value-type="float">
            <text:p>1</text:p>
          </table:table-cell>
          <table:table-cell table:formula="of:=INDIRECT(ADDRESS(FLOOR(([.A474]-1)/20)+145;[.A474]-FLOOR(([.A474]-1)/20)*20+19))" office:value-type="float" office:value="15.5803986122152" calcext:value-type="float">
            <text:p>15.5803986122</text:p>
          </table:table-cell>
          <table:table-cell table:formula="of:=INDIRECT(ADDRESS(FLOOR(([.A474]-1)/20)+145;[.A474]-FLOOR(([.A474]-1)/20)*20+41))" office:value-type="float" office:value="9.61896435041635" calcext:value-type="float">
            <text:p>9.6189643504</text:p>
          </table:table-cell>
          <table:table-cell table:number-columns-repeated="60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75" calcext:value-type="float">
            <text:p>175</text:p>
          </table:table-cell>
          <table:table-cell table:style-name="ce2" office:value-type="float" office:value="185" calcext:value-type="float">
            <text:p>1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55]" office:value-type="float" office:value="339" calcext:value-type="float">
            <text:p>339</text:p>
          </table:table-cell>
          <table:table-cell table:formula="of:=[.A495]" office:value-type="float" office:value="379" calcext:value-type="float">
            <text:p>379</text:p>
          </table:table-cell>
          <table:table-cell table:formula="of:=[.A476]" office:value-type="float" office:value="360" calcext:value-type="float">
            <text:p>360</text:p>
          </table:table-cell>
          <table:table-cell table:formula="of:=[.A474]" office:value-type="float" office:value="358" calcext:value-type="float">
            <text:p>358</text:p>
          </table:table-cell>
          <table:table-cell table:style-name="ce3" office:value-type="float" office:value="45.4468505752391" calcext:value-type="float">
            <text:p>45.45</text:p>
          </table:table-cell>
          <table:table-cell table:style-name="ce3" table:formula="of:=INDIRECT(ADDRESS(FLOOR(([.A475]-1)/20)+80;38+[.A475]-20*FLOOR(([.A475]-1)/20)))" office:value-type="float" office:value="27.8863967105076" calcext:value-type="float">
            <text:p>27.89</text:p>
          </table:table-cell>
          <table:table-cell table:formula="of:=INDIRECT(ADDRESS(FLOOR(([.A475]-1)/20)+80;18+[.A475]-20*FLOOR(([.A475]-1)/20)))" office:value-type="float" office:value="1" calcext:value-type="float">
            <text:p>1</text:p>
          </table:table-cell>
          <table:table-cell table:formula="of:=INDIRECT(ADDRESS(FLOOR(([.A475]-1)/20)+145;[.A475]-FLOOR(([.A475]-1)/20)*20+19))" office:value-type="float" office:value="22.3286573097859" calcext:value-type="float">
            <text:p>22.3286573098</text:p>
          </table:table-cell>
          <table:table-cell table:formula="of:=INDIRECT(ADDRESS(FLOOR(([.A475]-1)/20)+145;[.A475]-FLOOR(([.A475]-1)/20)*20+41))" office:value-type="float" office:value="-7.35119167015172" calcext:value-type="float">
            <text:p>-7.3511916702</text:p>
          </table:table-cell>
          <table:table-cell table:number-columns-repeated="60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75" calcext:value-type="float">
            <text:p>175</text:p>
          </table:table-cell>
          <table:table-cell table:style-name="ce2"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56]" office:value-type="float" office:value="340" calcext:value-type="float">
            <text:p>340</text:p>
          </table:table-cell>
          <table:table-cell table:formula="of:=[.A496]" office:value-type="float" office:value="380" calcext:value-type="float">
            <text:p>380</text:p>
          </table:table-cell>
          <table:table-cell office:value-type="string" calcext:value-type="string">
            <text:p>none</text:p>
          </table:table-cell>
          <table:table-cell table:formula="of:=[.A475]" office:value-type="float" office:value="359" calcext:value-type="float">
            <text:p>359</text:p>
          </table:table-cell>
          <table:table-cell table:style-name="ce3" office:value-type="float" office:value="-0" calcext:value-type="float">
            <text:p>0.00</text:p>
          </table:table-cell>
          <table:table-cell table:style-name="ce3" table:formula="of:=INDIRECT(ADDRESS(FLOOR(([.A476]-1)/20)+80;38+[.A476]-20*FLOOR(([.A476]-1)/20)))" office:value-type="float" office:value="31.1384849977553" calcext:value-type="float">
            <text:p>31.14</text:p>
          </table:table-cell>
          <table:table-cell table:formula="of:=INDIRECT(ADDRESS(FLOOR(([.A476]-1)/20)+80;18+[.A476]-20*FLOOR(([.A476]-1)/20)))" office:value-type="float" office:value="0" calcext:value-type="float">
            <text:p>0</text:p>
          </table:table-cell>
          <table:table-cell table:formula="of:=INDIRECT(ADDRESS(FLOOR(([.A476]-1)/20)+145;[.A476]-FLOOR(([.A476]-1)/20)*20+19))" office:value-type="float" office:value="36.1683953255154" calcext:value-type="float">
            <text:p>36.1683953255</text:p>
          </table:table-cell>
          <table:table-cell table:formula="of:=INDIRECT(ADDRESS(FLOOR(([.A476]-1)/20)+145;[.A476]-FLOOR(([.A476]-1)/20)*20+41))" office:value-type="float" office:value="-11.5160621511356" calcext:value-type="float">
            <text:p>-11.5160621511</text:p>
          </table:table-cell>
          <table:table-cell table:number-columns-repeated="60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85" calcext:value-type="float">
            <text:p>18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57]" office:value-type="float" office:value="341" calcext:value-type="float">
            <text:p>341</text:p>
          </table:table-cell>
          <table:table-cell table:formula="of:=[.A497]" office:value-type="float" office:value="381" calcext:value-type="float">
            <text:p>381</text:p>
          </table:table-cell>
          <table:table-cell table:formula="of:=[.A478]" office:value-type="float" office:value="362" calcext:value-type="float">
            <text:p>362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77]-1)/20)+80;38+[.A477]-20*FLOOR(([.A477]-1)/20)))" office:value-type="float" office:value="31.9294464319673" calcext:value-type="float">
            <text:p>31.93</text:p>
          </table:table-cell>
          <table:table-cell table:formula="of:=INDIRECT(ADDRESS(FLOOR(([.A477]-1)/20)+80;18+[.A477]-20*FLOOR(([.A477]-1)/20)))" office:value-type="float" office:value="0" calcext:value-type="float">
            <text:p>0</text:p>
          </table:table-cell>
          <table:table-cell table:formula="of:=INDIRECT(ADDRESS(FLOOR(([.A477]-1)/20)+145;[.A477]-FLOOR(([.A477]-1)/20)*20+19))" office:value-type="float" office:value="-18.8381965515013" calcext:value-type="float">
            <text:p>-18.8381965515</text:p>
          </table:table-cell>
          <table:table-cell table:formula="of:=INDIRECT(ADDRESS(FLOOR(([.A477]-1)/20)+145;[.A477]-FLOOR(([.A477]-1)/20)*20+41))" office:value-type="float" office:value="0.164401784436996" calcext:value-type="float">
            <text:p>0.1644017844</text:p>
          </table:table-cell>
          <table:table-cell table:number-columns-repeated="60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85" calcext:value-type="float">
            <text:p>185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58]" office:value-type="float" office:value="342" calcext:value-type="float">
            <text:p>342</text:p>
          </table:table-cell>
          <table:table-cell table:formula="of:=[.A498]" office:value-type="float" office:value="382" calcext:value-type="float">
            <text:p>382</text:p>
          </table:table-cell>
          <table:table-cell table:formula="of:=[.A479]" office:value-type="float" office:value="363" calcext:value-type="float">
            <text:p>363</text:p>
          </table:table-cell>
          <table:table-cell table:formula="of:=[.A477]" office:value-type="float" office:value="361" calcext:value-type="float">
            <text:p>361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78]-1)/20)+80;38+[.A478]-20*FLOOR(([.A478]-1)/20)))" office:value-type="float" office:value="30.9867954115271" calcext:value-type="float">
            <text:p>30.99</text:p>
          </table:table-cell>
          <table:table-cell table:formula="of:=INDIRECT(ADDRESS(FLOOR(([.A478]-1)/20)+80;18+[.A478]-20*FLOOR(([.A478]-1)/20)))" office:value-type="float" office:value="0" calcext:value-type="float">
            <text:p>0</text:p>
          </table:table-cell>
          <table:table-cell table:formula="of:=INDIRECT(ADDRESS(FLOOR(([.A478]-1)/20)+145;[.A478]-FLOOR(([.A478]-1)/20)*20+19))" office:value-type="float" office:value="-11.5041109674993" calcext:value-type="float">
            <text:p>-11.5041109675</text:p>
          </table:table-cell>
          <table:table-cell table:formula="of:=INDIRECT(ADDRESS(FLOOR(([.A478]-1)/20)+145;[.A478]-FLOOR(([.A478]-1)/20)*20+41))" office:value-type="float" office:value="12.9246178386382" calcext:value-type="float">
            <text:p>12.9246178386</text:p>
          </table:table-cell>
          <table:table-cell table:number-columns-repeated="60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85" calcext:value-type="float">
            <text:p>185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59]" office:value-type="float" office:value="343" calcext:value-type="float">
            <text:p>343</text:p>
          </table:table-cell>
          <table:table-cell table:formula="of:=[.A499]" office:value-type="float" office:value="383" calcext:value-type="float">
            <text:p>383</text:p>
          </table:table-cell>
          <table:table-cell table:formula="of:=[.A480]" office:value-type="float" office:value="364" calcext:value-type="float">
            <text:p>364</text:p>
          </table:table-cell>
          <table:table-cell table:formula="of:=[.A478]" office:value-type="float" office:value="362" calcext:value-type="float">
            <text:p>362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79]-1)/20)+80;38+[.A479]-20*FLOOR(([.A479]-1)/20)))" office:value-type="float" office:value="31.6609941928692" calcext:value-type="float">
            <text:p>31.66</text:p>
          </table:table-cell>
          <table:table-cell table:formula="of:=INDIRECT(ADDRESS(FLOOR(([.A479]-1)/20)+80;18+[.A479]-20*FLOOR(([.A479]-1)/20)))" office:value-type="float" office:value="0" calcext:value-type="float">
            <text:p>0</text:p>
          </table:table-cell>
          <table:table-cell table:formula="of:=INDIRECT(ADDRESS(FLOOR(([.A479]-1)/20)+145;[.A479]-FLOOR(([.A479]-1)/20)*20+19))" office:value-type="float" office:value="2.50221759050064" calcext:value-type="float">
            <text:p>2.5022175905</text:p>
          </table:table-cell>
          <table:table-cell table:formula="of:=INDIRECT(ADDRESS(FLOOR(([.A479]-1)/20)+145;[.A479]-FLOOR(([.A479]-1)/20)*20+41))" office:value-type="float" office:value="5.26237600088624" calcext:value-type="float">
            <text:p>5.2623760009</text:p>
          </table:table-cell>
          <table:table-cell table:number-columns-repeated="60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85" calcext:value-type="float">
            <text:p>185</text:p>
          </table:table-cell>
          <table:table-cell table:style-name="ce2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60]" office:value-type="float" office:value="344" calcext:value-type="float">
            <text:p>344</text:p>
          </table:table-cell>
          <table:table-cell table:formula="of:=[.A500]" office:value-type="float" office:value="384" calcext:value-type="float">
            <text:p>384</text:p>
          </table:table-cell>
          <table:table-cell table:formula="of:=[.A481]" office:value-type="float" office:value="365" calcext:value-type="float">
            <text:p>365</text:p>
          </table:table-cell>
          <table:table-cell table:formula="of:=[.A479]" office:value-type="float" office:value="363" calcext:value-type="float">
            <text:p>363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80]-1)/20)+80;38+[.A480]-20*FLOOR(([.A480]-1)/20)))" office:value-type="float" office:value="31.4984542753872" calcext:value-type="float">
            <text:p>31.50</text:p>
          </table:table-cell>
          <table:table-cell table:formula="of:=INDIRECT(ADDRESS(FLOOR(([.A480]-1)/20)+80;18+[.A480]-20*FLOOR(([.A480]-1)/20)))" office:value-type="float" office:value="0" calcext:value-type="float">
            <text:p>0</text:p>
          </table:table-cell>
          <table:table-cell table:formula="of:=INDIRECT(ADDRESS(FLOOR(([.A480]-1)/20)+145;[.A480]-FLOOR(([.A480]-1)/20)*20+19))" office:value-type="float" office:value="-4.35733328825384" calcext:value-type="float">
            <text:p>-4.3573332883</text:p>
          </table:table-cell>
          <table:table-cell table:formula="of:=INDIRECT(ADDRESS(FLOOR(([.A480]-1)/20)+145;[.A480]-FLOOR(([.A480]-1)/20)*20+41))" office:value-type="float" office:value="4.08963053186203" calcext:value-type="float">
            <text:p>4.0896305319</text:p>
          </table:table-cell>
          <table:table-cell table:number-columns-repeated="60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85" calcext:value-type="float">
            <text:p>185</text:p>
          </table:table-cell>
          <table:table-cell table:style-name="ce2"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61]" office:value-type="float" office:value="345" calcext:value-type="float">
            <text:p>345</text:p>
          </table:table-cell>
          <table:table-cell table:formula="of:=[.A501]" office:value-type="float" office:value="385" calcext:value-type="float">
            <text:p>385</text:p>
          </table:table-cell>
          <table:table-cell table:formula="of:=[.A482]" office:value-type="float" office:value="366" calcext:value-type="float">
            <text:p>366</text:p>
          </table:table-cell>
          <table:table-cell table:formula="of:=[.A480]" office:value-type="float" office:value="364" calcext:value-type="float">
            <text:p>364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81]-1)/20)+80;38+[.A481]-20*FLOOR(([.A481]-1)/20)))" office:value-type="float" office:value="32.2294690188368" calcext:value-type="float">
            <text:p>32.23</text:p>
          </table:table-cell>
          <table:table-cell table:formula="of:=INDIRECT(ADDRESS(FLOOR(([.A481]-1)/20)+80;18+[.A481]-20*FLOOR(([.A481]-1)/20)))" office:value-type="float" office:value="0" calcext:value-type="float">
            <text:p>0</text:p>
          </table:table-cell>
          <table:table-cell table:formula="of:=INDIRECT(ADDRESS(FLOOR(([.A481]-1)/20)+145;[.A481]-FLOOR(([.A481]-1)/20)*20+19))" office:value-type="float" office:value="-3.10998313919301" calcext:value-type="float">
            <text:p>-3.1099831392</text:p>
          </table:table-cell>
          <table:table-cell table:formula="of:=INDIRECT(ADDRESS(FLOOR(([.A481]-1)/20)+145;[.A481]-FLOOR(([.A481]-1)/20)*20+41))" office:value-type="float" office:value="-0.177584594865771" calcext:value-type="float">
            <text:p>-0.1775845949</text:p>
          </table:table-cell>
          <table:table-cell table:number-columns-repeated="60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85" calcext:value-type="float">
            <text:p>185</text:p>
          </table:table-cell>
          <table:table-cell table:style-name="ce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462]" office:value-type="float" office:value="346" calcext:value-type="float">
            <text:p>346</text:p>
          </table:table-cell>
          <table:table-cell table:formula="of:=[.A502]" office:value-type="float" office:value="386" calcext:value-type="float">
            <text:p>386</text:p>
          </table:table-cell>
          <table:table-cell table:formula="of:=[.A483]" office:value-type="float" office:value="367" calcext:value-type="float">
            <text:p>367</text:p>
          </table:table-cell>
          <table:table-cell table:formula="of:=[.A481]" office:value-type="float" office:value="365" calcext:value-type="float">
            <text:p>365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82]-1)/20)+80;38+[.A482]-20*FLOOR(([.A482]-1)/20)))" office:value-type="float" office:value="31.832610057884" calcext:value-type="float">
            <text:p>31.83</text:p>
          </table:table-cell>
          <table:table-cell table:formula="of:=INDIRECT(ADDRESS(FLOOR(([.A482]-1)/20)+80;18+[.A482]-20*FLOOR(([.A482]-1)/20)))" office:value-type="float" office:value="0" calcext:value-type="float">
            <text:p>0</text:p>
          </table:table-cell>
          <table:table-cell table:formula="of:=INDIRECT(ADDRESS(FLOOR(([.A482]-1)/20)+145;[.A482]-FLOOR(([.A482]-1)/20)*20+19))" office:value-type="float" office:value="10.9679212166461" calcext:value-type="float">
            <text:p>10.9679212166</text:p>
          </table:table-cell>
          <table:table-cell table:formula="of:=INDIRECT(ADDRESS(FLOOR(([.A482]-1)/20)+145;[.A482]-FLOOR(([.A482]-1)/20)*20+41))" office:value-type="float" office:value="-4.88778774070778" calcext:value-type="float">
            <text:p>-4.8877877407</text:p>
          </table:table-cell>
          <table:table-cell table:number-columns-repeated="60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85" calcext:value-type="float">
            <text:p>185</text:p>
          </table:table-cell>
          <table:table-cell table:style-name="ce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63]" office:value-type="float" office:value="347" calcext:value-type="float">
            <text:p>347</text:p>
          </table:table-cell>
          <table:table-cell table:formula="of:=[.A503]" office:value-type="float" office:value="387" calcext:value-type="float">
            <text:p>387</text:p>
          </table:table-cell>
          <table:table-cell table:formula="of:=[.A484]" office:value-type="float" office:value="368" calcext:value-type="float">
            <text:p>368</text:p>
          </table:table-cell>
          <table:table-cell table:formula="of:=[.A482]" office:value-type="float" office:value="366" calcext:value-type="float">
            <text:p>366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83]-1)/20)+80;38+[.A483]-20*FLOOR(([.A483]-1)/20)))" office:value-type="float" office:value="33.1161274851857" calcext:value-type="float">
            <text:p>33.12</text:p>
          </table:table-cell>
          <table:table-cell table:formula="of:=INDIRECT(ADDRESS(FLOOR(([.A483]-1)/20)+80;18+[.A483]-20*FLOOR(([.A483]-1)/20)))" office:value-type="float" office:value="0" calcext:value-type="float">
            <text:p>0</text:p>
          </table:table-cell>
          <table:table-cell table:formula="of:=INDIRECT(ADDRESS(FLOOR(([.A483]-1)/20)+145;[.A483]-FLOOR(([.A483]-1)/20)*20+19))" office:value-type="float" office:value="4.11451363221744" calcext:value-type="float">
            <text:p>4.1145136322</text:p>
          </table:table-cell>
          <table:table-cell table:formula="of:=INDIRECT(ADDRESS(FLOOR(([.A483]-1)/20)+145;[.A483]-FLOOR(([.A483]-1)/20)*20+41))" office:value-type="float" office:value="-3.70280649852283" calcext:value-type="float">
            <text:p>-3.7028064985</text:p>
          </table:table-cell>
          <table:table-cell table:number-columns-repeated="60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85" calcext:value-type="float">
            <text:p>185</text:p>
          </table:table-cell>
          <table:table-cell table:style-name="ce2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64]" office:value-type="float" office:value="348" calcext:value-type="float">
            <text:p>348</text:p>
          </table:table-cell>
          <table:table-cell table:formula="of:=[.A504]" office:value-type="float" office:value="388" calcext:value-type="float">
            <text:p>388</text:p>
          </table:table-cell>
          <table:table-cell table:formula="of:=[.A485]" office:value-type="float" office:value="369" calcext:value-type="float">
            <text:p>369</text:p>
          </table:table-cell>
          <table:table-cell table:formula="of:=[.A483]" office:value-type="float" office:value="367" calcext:value-type="float">
            <text:p>367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84]-1)/20)+80;38+[.A484]-20*FLOOR(([.A484]-1)/20)))" office:value-type="float" office:value="31.50597176118" calcext:value-type="float">
            <text:p>31.51</text:p>
          </table:table-cell>
          <table:table-cell table:formula="of:=INDIRECT(ADDRESS(FLOOR(([.A484]-1)/20)+80;18+[.A484]-20*FLOOR(([.A484]-1)/20)))" office:value-type="float" office:value="0" calcext:value-type="float">
            <text:p>0</text:p>
          </table:table-cell>
          <table:table-cell table:formula="of:=INDIRECT(ADDRESS(FLOOR(([.A484]-1)/20)+145;[.A484]-FLOOR(([.A484]-1)/20)*20+19))" office:value-type="float" office:value="-0.239895399558913" calcext:value-type="float">
            <text:p>-0.2398953996</text:p>
          </table:table-cell>
          <table:table-cell table:formula="of:=INDIRECT(ADDRESS(FLOOR(([.A484]-1)/20)+145;[.A484]-FLOOR(([.A484]-1)/20)*20+41))" office:value-type="float" office:value="-1.81700178015005" calcext:value-type="float">
            <text:p>-1.8170017802</text:p>
          </table:table-cell>
          <table:table-cell table:number-columns-repeated="60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85" calcext:value-type="float">
            <text:p>185</text:p>
          </table:table-cell>
          <table:table-cell table:style-name="ce2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65]" office:value-type="float" office:value="349" calcext:value-type="float">
            <text:p>349</text:p>
          </table:table-cell>
          <table:table-cell table:formula="of:=[.A505]" office:value-type="float" office:value="389" calcext:value-type="float">
            <text:p>389</text:p>
          </table:table-cell>
          <table:table-cell table:formula="of:=[.A486]" office:value-type="float" office:value="370" calcext:value-type="float">
            <text:p>370</text:p>
          </table:table-cell>
          <table:table-cell table:formula="of:=[.A484]" office:value-type="float" office:value="368" calcext:value-type="float">
            <text:p>368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85]-1)/20)+80;38+[.A485]-20*FLOOR(([.A485]-1)/20)))" office:value-type="float" office:value="32.8951194375486" calcext:value-type="float">
            <text:p>32.90</text:p>
          </table:table-cell>
          <table:table-cell table:formula="of:=INDIRECT(ADDRESS(FLOOR(([.A485]-1)/20)+80;18+[.A485]-20*FLOOR(([.A485]-1)/20)))" office:value-type="float" office:value="0" calcext:value-type="float">
            <text:p>0</text:p>
          </table:table-cell>
          <table:table-cell table:formula="of:=INDIRECT(ADDRESS(FLOOR(([.A485]-1)/20)+145;[.A485]-FLOOR(([.A485]-1)/20)*20+19))" office:value-type="float" office:value="-8.52322299538919" calcext:value-type="float">
            <text:p>-8.5232229954</text:p>
          </table:table-cell>
          <table:table-cell table:formula="of:=INDIRECT(ADDRESS(FLOOR(([.A485]-1)/20)+145;[.A485]-FLOOR(([.A485]-1)/20)*20+41))" office:value-type="float" office:value="2.21136270134937" calcext:value-type="float">
            <text:p>2.2113627013</text:p>
          </table:table-cell>
          <table:table-cell table:number-columns-repeated="60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85" calcext:value-type="float">
            <text:p>185</text:p>
          </table:table-cell>
          <table:table-cell table:style-name="ce2"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66]" office:value-type="float" office:value="350" calcext:value-type="float">
            <text:p>350</text:p>
          </table:table-cell>
          <table:table-cell table:formula="of:=[.A506]" office:value-type="float" office:value="390" calcext:value-type="float">
            <text:p>390</text:p>
          </table:table-cell>
          <table:table-cell table:formula="of:=[.A487]" office:value-type="float" office:value="371" calcext:value-type="float">
            <text:p>371</text:p>
          </table:table-cell>
          <table:table-cell table:formula="of:=[.A485]" office:value-type="float" office:value="369" calcext:value-type="float">
            <text:p>369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86]-1)/20)+80;38+[.A486]-20*FLOOR(([.A486]-1)/20)))" office:value-type="float" office:value="32.2328167200236" calcext:value-type="float">
            <text:p>32.23</text:p>
          </table:table-cell>
          <table:table-cell table:formula="of:=INDIRECT(ADDRESS(FLOOR(([.A486]-1)/20)+80;18+[.A486]-20*FLOOR(([.A486]-1)/20)))" office:value-type="float" office:value="0" calcext:value-type="float">
            <text:p>0</text:p>
          </table:table-cell>
          <table:table-cell table:formula="of:=INDIRECT(ADDRESS(FLOOR(([.A486]-1)/20)+145;[.A486]-FLOOR(([.A486]-1)/20)*20+19))" office:value-type="float" office:value="4.36671384703859" calcext:value-type="float">
            <text:p>4.366713847</text:p>
          </table:table-cell>
          <table:table-cell table:formula="of:=INDIRECT(ADDRESS(FLOOR(([.A486]-1)/20)+145;[.A486]-FLOOR(([.A486]-1)/20)*20+41))" office:value-type="float" office:value="-0.43855555567" calcext:value-type="float">
            <text:p>-0.4385555557</text:p>
          </table:table-cell>
          <table:table-cell table:number-columns-repeated="60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85" calcext:value-type="float">
            <text:p>185</text:p>
          </table:table-cell>
          <table:table-cell table:style-name="ce2"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67]" office:value-type="float" office:value="351" calcext:value-type="float">
            <text:p>351</text:p>
          </table:table-cell>
          <table:table-cell table:formula="of:=[.A507]" office:value-type="float" office:value="391" calcext:value-type="float">
            <text:p>391</text:p>
          </table:table-cell>
          <table:table-cell table:formula="of:=[.A488]" office:value-type="float" office:value="372" calcext:value-type="float">
            <text:p>372</text:p>
          </table:table-cell>
          <table:table-cell table:formula="of:=[.A486]" office:value-type="float" office:value="370" calcext:value-type="float">
            <text:p>37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87]-1)/20)+80;38+[.A487]-20*FLOOR(([.A487]-1)/20)))" office:value-type="float" office:value="33.1096924878306" calcext:value-type="float">
            <text:p>33.11</text:p>
          </table:table-cell>
          <table:table-cell table:formula="of:=INDIRECT(ADDRESS(FLOOR(([.A487]-1)/20)+80;18+[.A487]-20*FLOOR(([.A487]-1)/20)))" office:value-type="float" office:value="0" calcext:value-type="float">
            <text:p>0</text:p>
          </table:table-cell>
          <table:table-cell table:formula="of:=INDIRECT(ADDRESS(FLOOR(([.A487]-1)/20)+145;[.A487]-FLOOR(([.A487]-1)/20)*20+19))" office:value-type="float" office:value="-3.47909282878725" calcext:value-type="float">
            <text:p>-3.4790928288</text:p>
          </table:table-cell>
          <table:table-cell table:formula="of:=INDIRECT(ADDRESS(FLOOR(([.A487]-1)/20)+145;[.A487]-FLOOR(([.A487]-1)/20)*20+41))" office:value-type="float" office:value="-7.75356704928075" calcext:value-type="float">
            <text:p>-7.7535670493</text:p>
          </table:table-cell>
          <table:table-cell table:number-columns-repeated="60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85" calcext:value-type="float">
            <text:p>185</text:p>
          </table:table-cell>
          <table:table-cell table:style-name="ce2"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68]" office:value-type="float" office:value="352" calcext:value-type="float">
            <text:p>352</text:p>
          </table:table-cell>
          <table:table-cell table:formula="of:=[.A508]" office:value-type="float" office:value="392" calcext:value-type="float">
            <text:p>392</text:p>
          </table:table-cell>
          <table:table-cell table:formula="of:=[.A489]" office:value-type="float" office:value="373" calcext:value-type="float">
            <text:p>373</text:p>
          </table:table-cell>
          <table:table-cell table:formula="of:=[.A487]" office:value-type="float" office:value="371" calcext:value-type="float">
            <text:p>371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88]-1)/20)+80;38+[.A488]-20*FLOOR(([.A488]-1)/20)))" office:value-type="float" office:value="30.9134199159562" calcext:value-type="float">
            <text:p>30.91</text:p>
          </table:table-cell>
          <table:table-cell table:formula="of:=INDIRECT(ADDRESS(FLOOR(([.A488]-1)/20)+80;18+[.A488]-20*FLOOR(([.A488]-1)/20)))" office:value-type="float" office:value="0" calcext:value-type="float">
            <text:p>0</text:p>
          </table:table-cell>
          <table:table-cell table:formula="of:=INDIRECT(ADDRESS(FLOOR(([.A488]-1)/20)+145;[.A488]-FLOOR(([.A488]-1)/20)*20+19))" office:value-type="float" office:value="3.86024237332042" calcext:value-type="float">
            <text:p>3.8602423733</text:p>
          </table:table-cell>
          <table:table-cell table:formula="of:=INDIRECT(ADDRESS(FLOOR(([.A488]-1)/20)+145;[.A488]-FLOOR(([.A488]-1)/20)*20+41))" office:value-type="float" office:value="8.58202615982474" calcext:value-type="float">
            <text:p>8.5820261598</text:p>
          </table:table-cell>
          <table:table-cell table:number-columns-repeated="60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85" calcext:value-type="float">
            <text:p>185</text:p>
          </table:table-cell>
          <table:table-cell table:style-name="ce2"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69]" office:value-type="float" office:value="353" calcext:value-type="float">
            <text:p>353</text:p>
          </table:table-cell>
          <table:table-cell table:formula="of:=[.A509]" office:value-type="float" office:value="393" calcext:value-type="float">
            <text:p>393</text:p>
          </table:table-cell>
          <table:table-cell table:formula="of:=[.A490]" office:value-type="float" office:value="374" calcext:value-type="float">
            <text:p>374</text:p>
          </table:table-cell>
          <table:table-cell table:formula="of:=[.A488]" office:value-type="float" office:value="372" calcext:value-type="float">
            <text:p>372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89]-1)/20)+80;38+[.A489]-20*FLOOR(([.A489]-1)/20)))" office:value-type="float" office:value="30.9313228338307" calcext:value-type="float">
            <text:p>30.93</text:p>
          </table:table-cell>
          <table:table-cell table:formula="of:=INDIRECT(ADDRESS(FLOOR(([.A489]-1)/20)+80;18+[.A489]-20*FLOOR(([.A489]-1)/20)))" office:value-type="float" office:value="0" calcext:value-type="float">
            <text:p>0</text:p>
          </table:table-cell>
          <table:table-cell table:formula="of:=INDIRECT(ADDRESS(FLOOR(([.A489]-1)/20)+145;[.A489]-FLOOR(([.A489]-1)/20)*20+19))" office:value-type="float" office:value="-13.2119220111251" calcext:value-type="float">
            <text:p>-13.2119220111</text:p>
          </table:table-cell>
          <table:table-cell table:formula="of:=INDIRECT(ADDRESS(FLOOR(([.A489]-1)/20)+145;[.A489]-FLOOR(([.A489]-1)/20)*20+41))" office:value-type="float" office:value="4.33265717649092" calcext:value-type="float">
            <text:p>4.3326571765</text:p>
          </table:table-cell>
          <table:table-cell table:number-columns-repeated="60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85" calcext:value-type="float">
            <text:p>185</text:p>
          </table:table-cell>
          <table:table-cell table:style-name="ce2"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70]" office:value-type="float" office:value="354" calcext:value-type="float">
            <text:p>354</text:p>
          </table:table-cell>
          <table:table-cell table:formula="of:=[.A510]" office:value-type="float" office:value="394" calcext:value-type="float">
            <text:p>394</text:p>
          </table:table-cell>
          <table:table-cell table:formula="of:=[.A491]" office:value-type="float" office:value="375" calcext:value-type="float">
            <text:p>375</text:p>
          </table:table-cell>
          <table:table-cell table:formula="of:=[.A489]" office:value-type="float" office:value="373" calcext:value-type="float">
            <text:p>373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90]-1)/20)+80;38+[.A490]-20*FLOOR(([.A490]-1)/20)))" office:value-type="float" office:value="30.4829464105072" calcext:value-type="float">
            <text:p>30.48</text:p>
          </table:table-cell>
          <table:table-cell table:formula="of:=INDIRECT(ADDRESS(FLOOR(([.A490]-1)/20)+80;18+[.A490]-20*FLOOR(([.A490]-1)/20)))" office:value-type="float" office:value="0" calcext:value-type="float">
            <text:p>0</text:p>
          </table:table-cell>
          <table:table-cell table:formula="of:=INDIRECT(ADDRESS(FLOOR(([.A490]-1)/20)+145;[.A490]-FLOOR(([.A490]-1)/20)*20+19))" office:value-type="float" office:value="-5.8306634945286" calcext:value-type="float">
            <text:p>-5.8306634945</text:p>
          </table:table-cell>
          <table:table-cell table:formula="of:=INDIRECT(ADDRESS(FLOOR(([.A490]-1)/20)+145;[.A490]-FLOOR(([.A490]-1)/20)*20+41))" office:value-type="float" office:value="20.9122186806165" calcext:value-type="float">
            <text:p>20.9122186806</text:p>
          </table:table-cell>
          <table:table-cell table:number-columns-repeated="60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85" calcext:value-type="float">
            <text:p>185</text:p>
          </table:table-cell>
          <table:table-cell table:style-name="ce2"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71]" office:value-type="float" office:value="355" calcext:value-type="float">
            <text:p>355</text:p>
          </table:table-cell>
          <table:table-cell table:formula="of:=[.A511]" office:value-type="float" office:value="395" calcext:value-type="float">
            <text:p>395</text:p>
          </table:table-cell>
          <table:table-cell table:formula="of:=[.A492]" office:value-type="float" office:value="376" calcext:value-type="float">
            <text:p>376</text:p>
          </table:table-cell>
          <table:table-cell table:formula="of:=[.A490]" office:value-type="float" office:value="374" calcext:value-type="float">
            <text:p>374</text:p>
          </table:table-cell>
          <table:table-cell table:style-name="ce3" office:value-type="float" office:value="47.3313037759831" calcext:value-type="float">
            <text:p>47.33</text:p>
          </table:table-cell>
          <table:table-cell table:style-name="ce3" table:formula="of:=INDIRECT(ADDRESS(FLOOR(([.A491]-1)/20)+80;38+[.A491]-20*FLOOR(([.A491]-1)/20)))" office:value-type="float" office:value="27.7086512226192" calcext:value-type="float">
            <text:p>27.71</text:p>
          </table:table-cell>
          <table:table-cell table:formula="of:=INDIRECT(ADDRESS(FLOOR(([.A491]-1)/20)+80;18+[.A491]-20*FLOOR(([.A491]-1)/20)))" office:value-type="float" office:value="1" calcext:value-type="float">
            <text:p>1</text:p>
          </table:table-cell>
          <table:table-cell table:formula="of:=INDIRECT(ADDRESS(FLOOR(([.A491]-1)/20)+145;[.A491]-FLOOR(([.A491]-1)/20)*20+19))" office:value-type="float" office:value="-20.2092981032215" calcext:value-type="float">
            <text:p>-20.2092981032</text:p>
          </table:table-cell>
          <table:table-cell table:formula="of:=INDIRECT(ADDRESS(FLOOR(([.A491]-1)/20)+145;[.A491]-FLOOR(([.A491]-1)/20)*20+41))" office:value-type="float" office:value="17.7705764698266" calcext:value-type="float">
            <text:p>17.7705764698</text:p>
          </table:table-cell>
          <table:table-cell table:number-columns-repeated="60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85" calcext:value-type="float">
            <text:p>185</text:p>
          </table:table-cell>
          <table:table-cell table:style-name="ce2" office:value-type="float" office:value="155" calcext:value-type="float">
            <text:p>15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72]" office:value-type="float" office:value="356" calcext:value-type="float">
            <text:p>356</text:p>
          </table:table-cell>
          <table:table-cell table:formula="of:=[.A512]" office:value-type="float" office:value="396" calcext:value-type="float">
            <text:p>396</text:p>
          </table:table-cell>
          <table:table-cell table:formula="of:=[.A493]" office:value-type="float" office:value="377" calcext:value-type="float">
            <text:p>377</text:p>
          </table:table-cell>
          <table:table-cell table:formula="of:=[.A491]" office:value-type="float" office:value="375" calcext:value-type="float">
            <text:p>375</text:p>
          </table:table-cell>
          <table:table-cell table:style-name="ce3" office:value-type="float" office:value="45.3812804931844" calcext:value-type="float">
            <text:p>45.38</text:p>
          </table:table-cell>
          <table:table-cell table:style-name="ce3" table:formula="of:=INDIRECT(ADDRESS(FLOOR(([.A492]-1)/20)+80;38+[.A492]-20*FLOOR(([.A492]-1)/20)))" office:value-type="float" office:value="26.7930158896711" calcext:value-type="float">
            <text:p>26.79</text:p>
          </table:table-cell>
          <table:table-cell table:formula="of:=INDIRECT(ADDRESS(FLOOR(([.A492]-1)/20)+80;18+[.A492]-20*FLOOR(([.A492]-1)/20)))" office:value-type="float" office:value="1" calcext:value-type="float">
            <text:p>1</text:p>
          </table:table-cell>
          <table:table-cell table:formula="of:=INDIRECT(ADDRESS(FLOOR(([.A492]-1)/20)+145;[.A492]-FLOOR(([.A492]-1)/20)*20+19))" office:value-type="float" office:value="-15.3122104241682" calcext:value-type="float">
            <text:p>-15.3122104242</text:p>
          </table:table-cell>
          <table:table-cell table:formula="of:=INDIRECT(ADDRESS(FLOOR(([.A492]-1)/20)+145;[.A492]-FLOOR(([.A492]-1)/20)*20+41))" office:value-type="float" office:value="34.5512636272176" calcext:value-type="float">
            <text:p>34.5512636272</text:p>
          </table:table-cell>
          <table:table-cell table:number-columns-repeated="60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85" calcext:value-type="float">
            <text:p>185</text:p>
          </table:table-cell>
          <table:table-cell table:style-name="ce2" office:value-type="float" office:value="165" calcext:value-type="float">
            <text:p>16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473]" office:value-type="float" office:value="357" calcext:value-type="float">
            <text:p>357</text:p>
          </table:table-cell>
          <table:table-cell table:formula="of:=[.A513]" office:value-type="float" office:value="397" calcext:value-type="float">
            <text:p>397</text:p>
          </table:table-cell>
          <table:table-cell table:formula="of:=[.A494]" office:value-type="float" office:value="378" calcext:value-type="float">
            <text:p>378</text:p>
          </table:table-cell>
          <table:table-cell table:formula="of:=[.A492]" office:value-type="float" office:value="376" calcext:value-type="float">
            <text:p>376</text:p>
          </table:table-cell>
          <table:table-cell table:style-name="ce3" office:value-type="float" office:value="45.2620530053942" calcext:value-type="float">
            <text:p>45.26</text:p>
          </table:table-cell>
          <table:table-cell table:style-name="ce3" table:formula="of:=INDIRECT(ADDRESS(FLOOR(([.A493]-1)/20)+80;38+[.A493]-20*FLOOR(([.A493]-1)/20)))" office:value-type="float" office:value="28.8065785466383" calcext:value-type="float">
            <text:p>28.81</text:p>
          </table:table-cell>
          <table:table-cell table:formula="of:=INDIRECT(ADDRESS(FLOOR(([.A493]-1)/20)+80;18+[.A493]-20*FLOOR(([.A493]-1)/20)))" office:value-type="float" office:value="1" calcext:value-type="float">
            <text:p>1</text:p>
          </table:table-cell>
          <table:table-cell table:formula="of:=INDIRECT(ADDRESS(FLOOR(([.A493]-1)/20)+145;[.A493]-FLOOR(([.A493]-1)/20)*20+19))" office:value-type="float" office:value="-4.72145147207007" calcext:value-type="float">
            <text:p>-4.7214514721</text:p>
          </table:table-cell>
          <table:table-cell table:formula="of:=INDIRECT(ADDRESS(FLOOR(([.A493]-1)/20)+145;[.A493]-FLOOR(([.A493]-1)/20)*20+41))" office:value-type="float" office:value="20.636294336706" calcext:value-type="float">
            <text:p>20.6362943367</text:p>
          </table:table-cell>
          <table:table-cell table:number-columns-repeated="60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85" calcext:value-type="float">
            <text:p>185</text:p>
          </table:table-cell>
          <table:table-cell table:style-name="ce2"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474]" office:value-type="float" office:value="358" calcext:value-type="float">
            <text:p>358</text:p>
          </table:table-cell>
          <table:table-cell table:formula="of:=[.A514]" office:value-type="float" office:value="398" calcext:value-type="float">
            <text:p>398</text:p>
          </table:table-cell>
          <table:table-cell table:formula="of:=[.A495]" office:value-type="float" office:value="379" calcext:value-type="float">
            <text:p>379</text:p>
          </table:table-cell>
          <table:table-cell table:formula="of:=[.A493]" office:value-type="float" office:value="377" calcext:value-type="float">
            <text:p>377</text:p>
          </table:table-cell>
          <table:table-cell table:style-name="ce3" office:value-type="float" office:value="44.7729964431787" calcext:value-type="float">
            <text:p>44.77</text:p>
          </table:table-cell>
          <table:table-cell table:style-name="ce3" table:formula="of:=INDIRECT(ADDRESS(FLOOR(([.A494]-1)/20)+80;38+[.A494]-20*FLOOR(([.A494]-1)/20)))" office:value-type="float" office:value="27.689063310223" calcext:value-type="float">
            <text:p>27.69</text:p>
          </table:table-cell>
          <table:table-cell table:formula="of:=INDIRECT(ADDRESS(FLOOR(([.A494]-1)/20)+80;18+[.A494]-20*FLOOR(([.A494]-1)/20)))" office:value-type="float" office:value="1" calcext:value-type="float">
            <text:p>1</text:p>
          </table:table-cell>
          <table:table-cell table:formula="of:=INDIRECT(ADDRESS(FLOOR(([.A494]-1)/20)+145;[.A494]-FLOOR(([.A494]-1)/20)*20+19))" office:value-type="float" office:value="19.7365563049268" calcext:value-type="float">
            <text:p>19.7365563049</text:p>
          </table:table-cell>
          <table:table-cell table:formula="of:=INDIRECT(ADDRESS(FLOOR(([.A494]-1)/20)+145;[.A494]-FLOOR(([.A494]-1)/20)*20+41))" office:value-type="float" office:value="20.0211595342709" calcext:value-type="float">
            <text:p>20.0211595343</text:p>
          </table:table-cell>
          <table:table-cell table:number-columns-repeated="60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85" calcext:value-type="float">
            <text:p>185</text:p>
          </table:table-cell>
          <table:table-cell table:style-name="ce2" office:value-type="float" office:value="185" calcext:value-type="float">
            <text:p>18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75]" office:value-type="float" office:value="359" calcext:value-type="float">
            <text:p>359</text:p>
          </table:table-cell>
          <table:table-cell table:formula="of:=[.A515]" office:value-type="float" office:value="399" calcext:value-type="float">
            <text:p>399</text:p>
          </table:table-cell>
          <table:table-cell table:formula="of:=[.A496]" office:value-type="float" office:value="380" calcext:value-type="float">
            <text:p>380</text:p>
          </table:table-cell>
          <table:table-cell table:formula="of:=[.A494]" office:value-type="float" office:value="378" calcext:value-type="float">
            <text:p>378</text:p>
          </table:table-cell>
          <table:table-cell table:style-name="ce3" office:value-type="float" office:value="44.112661368865" calcext:value-type="float">
            <text:p>44.11</text:p>
          </table:table-cell>
          <table:table-cell table:style-name="ce3" table:formula="of:=INDIRECT(ADDRESS(FLOOR(([.A495]-1)/20)+80;38+[.A495]-20*FLOOR(([.A495]-1)/20)))" office:value-type="float" office:value="27.3784333700595" calcext:value-type="float">
            <text:p>27.38</text:p>
          </table:table-cell>
          <table:table-cell table:formula="of:=INDIRECT(ADDRESS(FLOOR(([.A495]-1)/20)+80;18+[.A495]-20*FLOOR(([.A495]-1)/20)))" office:value-type="float" office:value="1" calcext:value-type="float">
            <text:p>1</text:p>
          </table:table-cell>
          <table:table-cell table:formula="of:=INDIRECT(ADDRESS(FLOOR(([.A495]-1)/20)+145;[.A495]-FLOOR(([.A495]-1)/20)*20+19))" office:value-type="float" office:value="26.618486184629" calcext:value-type="float">
            <text:p>26.6184861846</text:p>
          </table:table-cell>
          <table:table-cell table:formula="of:=INDIRECT(ADDRESS(FLOOR(([.A495]-1)/20)+145;[.A495]-FLOOR(([.A495]-1)/20)*20+41))" office:value-type="float" office:value="16.5529793815299" calcext:value-type="float">
            <text:p>16.5529793815</text:p>
          </table:table-cell>
          <table:table-cell table:number-columns-repeated="60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85" calcext:value-type="float">
            <text:p>185</text:p>
          </table:table-cell>
          <table:table-cell table:style-name="ce2"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76]" office:value-type="float" office:value="360" calcext:value-type="float">
            <text:p>360</text:p>
          </table:table-cell>
          <table:table-cell table:formula="of:=[.A516]" office:value-type="float" office:value="400" calcext:value-type="float">
            <text:p>400</text:p>
          </table:table-cell>
          <table:table-cell office:value-type="string" calcext:value-type="string">
            <text:p>none</text:p>
          </table:table-cell>
          <table:table-cell table:formula="of:=[.A495]" office:value-type="float" office:value="379" calcext:value-type="float">
            <text:p>379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96]-1)/20)+80;38+[.A496]-20*FLOOR(([.A496]-1)/20)))" office:value-type="float" office:value="30.715140435742" calcext:value-type="float">
            <text:p>30.72</text:p>
          </table:table-cell>
          <table:table-cell table:formula="of:=INDIRECT(ADDRESS(FLOOR(([.A496]-1)/20)+80;18+[.A496]-20*FLOOR(([.A496]-1)/20)))" office:value-type="float" office:value="0" calcext:value-type="float">
            <text:p>0</text:p>
          </table:table-cell>
          <table:table-cell table:formula="of:=INDIRECT(ADDRESS(FLOOR(([.A496]-1)/20)+145;[.A496]-FLOOR(([.A496]-1)/20)*20+19))" office:value-type="float" office:value="31.2823475920439" calcext:value-type="float">
            <text:p>31.282347592</text:p>
          </table:table-cell>
          <table:table-cell table:formula="of:=INDIRECT(ADDRESS(FLOOR(([.A496]-1)/20)+145;[.A496]-FLOOR(([.A496]-1)/20)*20+41))" office:value-type="float" office:value="15.3122798349727" calcext:value-type="float">
            <text:p>15.312279835</text:p>
          </table:table-cell>
          <table:table-cell table:number-columns-repeated="60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95" calcext:value-type="float">
            <text:p>19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477]" office:value-type="float" office:value="361" calcext:value-type="float">
            <text:p>361</text:p>
          </table:table-cell>
          <table:table-cell office:value-type="string" calcext:value-type="string">
            <text:p>none</text:p>
          </table:table-cell>
          <table:table-cell table:formula="of:=[.A498]" office:value-type="float" office:value="382" calcext:value-type="float">
            <text:p>382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97]-1)/20)+80;38+[.A497]-20*FLOOR(([.A497]-1)/20)))" office:value-type="float" office:value="32.834066873343" calcext:value-type="float">
            <text:p>32.83</text:p>
          </table:table-cell>
          <table:table-cell table:formula="of:=INDIRECT(ADDRESS(FLOOR(([.A497]-1)/20)+80;18+[.A497]-20*FLOOR(([.A497]-1)/20)))" office:value-type="float" office:value="0" calcext:value-type="float">
            <text:p>0</text:p>
          </table:table-cell>
          <table:table-cell table:formula="of:=INDIRECT(ADDRESS(FLOOR(([.A497]-1)/20)+145;[.A497]-FLOOR(([.A497]-1)/20)*20+19))" office:value-type="float" office:value="-28.0558132726072" calcext:value-type="float">
            <text:p>-28.0558132726</text:p>
          </table:table-cell>
          <table:table-cell table:formula="of:=INDIRECT(ADDRESS(FLOOR(([.A497]-1)/20)+145;[.A497]-FLOOR(([.A497]-1)/20)*20+41))" office:value-type="float" office:value="9.89515806667946" calcext:value-type="float">
            <text:p>9.8951580667</text:p>
          </table:table-cell>
          <table:table-cell table:number-columns-repeated="60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95" calcext:value-type="float">
            <text:p>195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78]" office:value-type="float" office:value="362" calcext:value-type="float">
            <text:p>362</text:p>
          </table:table-cell>
          <table:table-cell office:value-type="string" calcext:value-type="string">
            <text:p>none</text:p>
          </table:table-cell>
          <table:table-cell table:formula="of:=[.A499]" office:value-type="float" office:value="383" calcext:value-type="float">
            <text:p>383</text:p>
          </table:table-cell>
          <table:table-cell table:formula="of:=[.A497]" office:value-type="float" office:value="381" calcext:value-type="float">
            <text:p>381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98]-1)/20)+80;38+[.A498]-20*FLOOR(([.A498]-1)/20)))" office:value-type="float" office:value="30.8764504122327" calcext:value-type="float">
            <text:p>30.88</text:p>
          </table:table-cell>
          <table:table-cell table:formula="of:=INDIRECT(ADDRESS(FLOOR(([.A498]-1)/20)+80;18+[.A498]-20*FLOOR(([.A498]-1)/20)))" office:value-type="float" office:value="0" calcext:value-type="float">
            <text:p>0</text:p>
          </table:table-cell>
          <table:table-cell table:formula="of:=INDIRECT(ADDRESS(FLOOR(([.A498]-1)/20)+145;[.A498]-FLOOR(([.A498]-1)/20)*20+19))" office:value-type="float" office:value="4.20570899452459" calcext:value-type="float">
            <text:p>4.2057089945</text:p>
          </table:table-cell>
          <table:table-cell table:formula="of:=INDIRECT(ADDRESS(FLOOR(([.A498]-1)/20)+145;[.A498]-FLOOR(([.A498]-1)/20)*20+41))" office:value-type="float" office:value="6.82705630570359" calcext:value-type="float">
            <text:p>6.8270563057</text:p>
          </table:table-cell>
          <table:table-cell table:number-columns-repeated="60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95" calcext:value-type="float">
            <text:p>195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79]" office:value-type="float" office:value="363" calcext:value-type="float">
            <text:p>363</text:p>
          </table:table-cell>
          <table:table-cell office:value-type="string" calcext:value-type="string">
            <text:p>none</text:p>
          </table:table-cell>
          <table:table-cell table:formula="of:=[.A500]" office:value-type="float" office:value="384" calcext:value-type="float">
            <text:p>384</text:p>
          </table:table-cell>
          <table:table-cell table:formula="of:=[.A498]" office:value-type="float" office:value="382" calcext:value-type="float">
            <text:p>382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499]-1)/20)+80;38+[.A499]-20*FLOOR(([.A499]-1)/20)))" office:value-type="float" office:value="32.4943844524113" calcext:value-type="float">
            <text:p>32.49</text:p>
          </table:table-cell>
          <table:table-cell table:formula="of:=INDIRECT(ADDRESS(FLOOR(([.A499]-1)/20)+80;18+[.A499]-20*FLOOR(([.A499]-1)/20)))" office:value-type="float" office:value="0" calcext:value-type="float">
            <text:p>0</text:p>
          </table:table-cell>
          <table:table-cell table:formula="of:=INDIRECT(ADDRESS(FLOOR(([.A499]-1)/20)+145;[.A499]-FLOOR(([.A499]-1)/20)*20+19))" office:value-type="float" office:value="-2.77901169364074" calcext:value-type="float">
            <text:p>-2.7790116936</text:p>
          </table:table-cell>
          <table:table-cell table:formula="of:=INDIRECT(ADDRESS(FLOOR(([.A499]-1)/20)+145;[.A499]-FLOOR(([.A499]-1)/20)*20+41))" office:value-type="float" office:value="11.0265260035001" calcext:value-type="float">
            <text:p>11.0265260035</text:p>
          </table:table-cell>
          <table:table-cell table:number-columns-repeated="60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95" calcext:value-type="float">
            <text:p>195</text:p>
          </table:table-cell>
          <table:table-cell table:style-name="ce2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480]" office:value-type="float" office:value="364" calcext:value-type="float">
            <text:p>364</text:p>
          </table:table-cell>
          <table:table-cell office:value-type="string" calcext:value-type="string">
            <text:p>none</text:p>
          </table:table-cell>
          <table:table-cell table:formula="of:=[.A501]" office:value-type="float" office:value="385" calcext:value-type="float">
            <text:p>385</text:p>
          </table:table-cell>
          <table:table-cell table:formula="of:=[.A499]" office:value-type="float" office:value="383" calcext:value-type="float">
            <text:p>383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500]-1)/20)+80;38+[.A500]-20*FLOOR(([.A500]-1)/20)))" office:value-type="float" office:value="31.2813179311941" calcext:value-type="float">
            <text:p>31.28</text:p>
          </table:table-cell>
          <table:table-cell table:formula="of:=INDIRECT(ADDRESS(FLOOR(([.A500]-1)/20)+80;18+[.A500]-20*FLOOR(([.A500]-1)/20)))" office:value-type="float" office:value="0" calcext:value-type="float">
            <text:p>0</text:p>
          </table:table-cell>
          <table:table-cell table:formula="of:=INDIRECT(ADDRESS(FLOOR(([.A500]-1)/20)+145;[.A500]-FLOOR(([.A500]-1)/20)*20+19))" office:value-type="float" office:value="-3.94865108782189" calcext:value-type="float">
            <text:p>-3.9486510878</text:p>
          </table:table-cell>
          <table:table-cell table:formula="of:=INDIRECT(ADDRESS(FLOOR(([.A500]-1)/20)+145;[.A500]-FLOOR(([.A500]-1)/20)*20+41))" office:value-type="float" office:value="11.1457846318059" calcext:value-type="float">
            <text:p>11.1457846318</text:p>
          </table:table-cell>
          <table:table-cell table:number-columns-repeated="60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95" calcext:value-type="float">
            <text:p>195</text:p>
          </table:table-cell>
          <table:table-cell table:style-name="ce2"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81]" office:value-type="float" office:value="365" calcext:value-type="float">
            <text:p>365</text:p>
          </table:table-cell>
          <table:table-cell office:value-type="string" calcext:value-type="string">
            <text:p>none</text:p>
          </table:table-cell>
          <table:table-cell table:formula="of:=[.A502]" office:value-type="float" office:value="386" calcext:value-type="float">
            <text:p>386</text:p>
          </table:table-cell>
          <table:table-cell table:formula="of:=[.A500]" office:value-type="float" office:value="384" calcext:value-type="float">
            <text:p>384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501]-1)/20)+80;38+[.A501]-20*FLOOR(([.A501]-1)/20)))" office:value-type="float" office:value="31.7739977199926" calcext:value-type="float">
            <text:p>31.77</text:p>
          </table:table-cell>
          <table:table-cell table:formula="of:=INDIRECT(ADDRESS(FLOOR(([.A501]-1)/20)+80;18+[.A501]-20*FLOOR(([.A501]-1)/20)))" office:value-type="float" office:value="0" calcext:value-type="float">
            <text:p>0</text:p>
          </table:table-cell>
          <table:table-cell table:formula="of:=INDIRECT(ADDRESS(FLOOR(([.A501]-1)/20)+145;[.A501]-FLOOR(([.A501]-1)/20)*20+19))" office:value-type="float" office:value="5.27404811953473" calcext:value-type="float">
            <text:p>5.2740481195</text:p>
          </table:table-cell>
          <table:table-cell table:formula="of:=INDIRECT(ADDRESS(FLOOR(([.A501]-1)/20)+145;[.A501]-FLOOR(([.A501]-1)/20)*20+41))" office:value-type="float" office:value="16.0255636158755" calcext:value-type="float">
            <text:p>16.0255636159</text:p>
          </table:table-cell>
          <table:table-cell table:number-columns-repeated="60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95" calcext:value-type="float">
            <text:p>195</text:p>
          </table:table-cell>
          <table:table-cell table:style-name="ce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82]" office:value-type="float" office:value="366" calcext:value-type="float">
            <text:p>366</text:p>
          </table:table-cell>
          <table:table-cell office:value-type="string" calcext:value-type="string">
            <text:p>none</text:p>
          </table:table-cell>
          <table:table-cell table:formula="of:=[.A503]" office:value-type="float" office:value="387" calcext:value-type="float">
            <text:p>387</text:p>
          </table:table-cell>
          <table:table-cell table:formula="of:=[.A501]" office:value-type="float" office:value="385" calcext:value-type="float">
            <text:p>385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502]-1)/20)+80;38+[.A502]-20*FLOOR(([.A502]-1)/20)))" office:value-type="float" office:value="31.8965654164231" calcext:value-type="float">
            <text:p>31.90</text:p>
          </table:table-cell>
          <table:table-cell table:formula="of:=INDIRECT(ADDRESS(FLOOR(([.A502]-1)/20)+80;18+[.A502]-20*FLOOR(([.A502]-1)/20)))" office:value-type="float" office:value="0" calcext:value-type="float">
            <text:p>0</text:p>
          </table:table-cell>
          <table:table-cell table:formula="of:=INDIRECT(ADDRESS(FLOOR(([.A502]-1)/20)+145;[.A502]-FLOOR(([.A502]-1)/20)*20+19))" office:value-type="float" office:value="-4.65763337645965" calcext:value-type="float">
            <text:p>-4.6576333765</text:p>
          </table:table-cell>
          <table:table-cell table:formula="of:=INDIRECT(ADDRESS(FLOOR(([.A502]-1)/20)+145;[.A502]-FLOOR(([.A502]-1)/20)*20+41))" office:value-type="float" office:value="-1.09229307071654" calcext:value-type="float">
            <text:p>-1.0922930707</text:p>
          </table:table-cell>
          <table:table-cell table:number-columns-repeated="60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95" calcext:value-type="float">
            <text:p>195</text:p>
          </table:table-cell>
          <table:table-cell table:style-name="ce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483]" office:value-type="float" office:value="367" calcext:value-type="float">
            <text:p>367</text:p>
          </table:table-cell>
          <table:table-cell office:value-type="string" calcext:value-type="string">
            <text:p>none</text:p>
          </table:table-cell>
          <table:table-cell table:formula="of:=[.A504]" office:value-type="float" office:value="388" calcext:value-type="float">
            <text:p>388</text:p>
          </table:table-cell>
          <table:table-cell table:formula="of:=[.A502]" office:value-type="float" office:value="386" calcext:value-type="float">
            <text:p>386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503]-1)/20)+80;38+[.A503]-20*FLOOR(([.A503]-1)/20)))" office:value-type="float" office:value="32.5360983233693" calcext:value-type="float">
            <text:p>32.54</text:p>
          </table:table-cell>
          <table:table-cell table:formula="of:=INDIRECT(ADDRESS(FLOOR(([.A503]-1)/20)+80;18+[.A503]-20*FLOOR(([.A503]-1)/20)))" office:value-type="float" office:value="0" calcext:value-type="float">
            <text:p>0</text:p>
          </table:table-cell>
          <table:table-cell table:formula="of:=INDIRECT(ADDRESS(FLOOR(([.A503]-1)/20)+145;[.A503]-FLOOR(([.A503]-1)/20)*20+19))" office:value-type="float" office:value="-10.8267113824517" calcext:value-type="float">
            <text:p>-10.8267113825</text:p>
          </table:table-cell>
          <table:table-cell table:formula="of:=INDIRECT(ADDRESS(FLOOR(([.A503]-1)/20)+145;[.A503]-FLOOR(([.A503]-1)/20)*20+41))" office:value-type="float" office:value="0.676755012869732" calcext:value-type="float">
            <text:p>0.6767550129</text:p>
          </table:table-cell>
          <table:table-cell table:number-columns-repeated="60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95" calcext:value-type="float">
            <text:p>195</text:p>
          </table:table-cell>
          <table:table-cell table:style-name="ce2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84]" office:value-type="float" office:value="368" calcext:value-type="float">
            <text:p>368</text:p>
          </table:table-cell>
          <table:table-cell office:value-type="string" calcext:value-type="string">
            <text:p>none</text:p>
          </table:table-cell>
          <table:table-cell table:formula="of:=[.A505]" office:value-type="float" office:value="389" calcext:value-type="float">
            <text:p>389</text:p>
          </table:table-cell>
          <table:table-cell table:formula="of:=[.A503]" office:value-type="float" office:value="387" calcext:value-type="float">
            <text:p>387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504]-1)/20)+80;38+[.A504]-20*FLOOR(([.A504]-1)/20)))" office:value-type="float" office:value="34.1611735623053" calcext:value-type="float">
            <text:p>34.16</text:p>
          </table:table-cell>
          <table:table-cell table:formula="of:=INDIRECT(ADDRESS(FLOOR(([.A504]-1)/20)+80;18+[.A504]-20*FLOOR(([.A504]-1)/20)))" office:value-type="float" office:value="0" calcext:value-type="float">
            <text:p>0</text:p>
          </table:table-cell>
          <table:table-cell table:formula="of:=INDIRECT(ADDRESS(FLOOR(([.A504]-1)/20)+145;[.A504]-FLOOR(([.A504]-1)/20)*20+19))" office:value-type="float" office:value="9.92591837705459" calcext:value-type="float">
            <text:p>9.9259183771</text:p>
          </table:table-cell>
          <table:table-cell table:formula="of:=INDIRECT(ADDRESS(FLOOR(([.A504]-1)/20)+145;[.A504]-FLOOR(([.A504]-1)/20)*20+41))" office:value-type="float" office:value="4.55223074817984" calcext:value-type="float">
            <text:p>4.5522307482</text:p>
          </table:table-cell>
          <table:table-cell table:number-columns-repeated="60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95" calcext:value-type="float">
            <text:p>195</text:p>
          </table:table-cell>
          <table:table-cell table:style-name="ce2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85]" office:value-type="float" office:value="369" calcext:value-type="float">
            <text:p>369</text:p>
          </table:table-cell>
          <table:table-cell office:value-type="string" calcext:value-type="string">
            <text:p>none</text:p>
          </table:table-cell>
          <table:table-cell table:formula="of:=[.A506]" office:value-type="float" office:value="390" calcext:value-type="float">
            <text:p>390</text:p>
          </table:table-cell>
          <table:table-cell table:formula="of:=[.A504]" office:value-type="float" office:value="388" calcext:value-type="float">
            <text:p>388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505]-1)/20)+80;38+[.A505]-20*FLOOR(([.A505]-1)/20)))" office:value-type="float" office:value="30.7295073697413" calcext:value-type="float">
            <text:p>30.73</text:p>
          </table:table-cell>
          <table:table-cell table:formula="of:=INDIRECT(ADDRESS(FLOOR(([.A505]-1)/20)+80;18+[.A505]-20*FLOOR(([.A505]-1)/20)))" office:value-type="float" office:value="0" calcext:value-type="float">
            <text:p>0</text:p>
          </table:table-cell>
          <table:table-cell table:formula="of:=INDIRECT(ADDRESS(FLOOR(([.A505]-1)/20)+145;[.A505]-FLOOR(([.A505]-1)/20)*20+19))" office:value-type="float" office:value="-1.93331940619536" calcext:value-type="float">
            <text:p>-1.9333194062</text:p>
          </table:table-cell>
          <table:table-cell table:formula="of:=INDIRECT(ADDRESS(FLOOR(([.A505]-1)/20)+145;[.A505]-FLOOR(([.A505]-1)/20)*20+41))" office:value-type="float" office:value="9.38769246327166" calcext:value-type="float">
            <text:p>9.3876924633</text:p>
          </table:table-cell>
          <table:table-cell table:number-columns-repeated="60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95" calcext:value-type="float">
            <text:p>195</text:p>
          </table:table-cell>
          <table:table-cell table:style-name="ce2"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86]" office:value-type="float" office:value="370" calcext:value-type="float">
            <text:p>370</text:p>
          </table:table-cell>
          <table:table-cell office:value-type="string" calcext:value-type="string">
            <text:p>none</text:p>
          </table:table-cell>
          <table:table-cell table:formula="of:=[.A507]" office:value-type="float" office:value="391" calcext:value-type="float">
            <text:p>391</text:p>
          </table:table-cell>
          <table:table-cell table:formula="of:=[.A505]" office:value-type="float" office:value="389" calcext:value-type="float">
            <text:p>389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506]-1)/20)+80;38+[.A506]-20*FLOOR(([.A506]-1)/20)))" office:value-type="float" office:value="33.6981450916711" calcext:value-type="float">
            <text:p>33.70</text:p>
          </table:table-cell>
          <table:table-cell table:formula="of:=INDIRECT(ADDRESS(FLOOR(([.A506]-1)/20)+80;18+[.A506]-20*FLOOR(([.A506]-1)/20)))" office:value-type="float" office:value="0" calcext:value-type="float">
            <text:p>0</text:p>
          </table:table-cell>
          <table:table-cell table:formula="of:=INDIRECT(ADDRESS(FLOOR(([.A506]-1)/20)+145;[.A506]-FLOOR(([.A506]-1)/20)*20+19))" office:value-type="float" office:value="-11.7200176919843" calcext:value-type="float">
            <text:p>-11.720017692</text:p>
          </table:table-cell>
          <table:table-cell table:formula="of:=INDIRECT(ADDRESS(FLOOR(([.A506]-1)/20)+145;[.A506]-FLOOR(([.A506]-1)/20)*20+41))" office:value-type="float" office:value="3.17514039979177" calcext:value-type="float">
            <text:p>3.1751403998</text:p>
          </table:table-cell>
          <table:table-cell table:number-columns-repeated="60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95" calcext:value-type="float">
            <text:p>195</text:p>
          </table:table-cell>
          <table:table-cell table:style-name="ce2"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87]" office:value-type="float" office:value="371" calcext:value-type="float">
            <text:p>371</text:p>
          </table:table-cell>
          <table:table-cell office:value-type="string" calcext:value-type="string">
            <text:p>none</text:p>
          </table:table-cell>
          <table:table-cell table:formula="of:=[.A508]" office:value-type="float" office:value="392" calcext:value-type="float">
            <text:p>392</text:p>
          </table:table-cell>
          <table:table-cell table:formula="of:=[.A506]" office:value-type="float" office:value="390" calcext:value-type="float">
            <text:p>39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507]-1)/20)+80;38+[.A507]-20*FLOOR(([.A507]-1)/20)))" office:value-type="float" office:value="31.521965889759" calcext:value-type="float">
            <text:p>31.52</text:p>
          </table:table-cell>
          <table:table-cell table:formula="of:=INDIRECT(ADDRESS(FLOOR(([.A507]-1)/20)+80;18+[.A507]-20*FLOOR(([.A507]-1)/20)))" office:value-type="float" office:value="0" calcext:value-type="float">
            <text:p>0</text:p>
          </table:table-cell>
          <table:table-cell table:formula="of:=INDIRECT(ADDRESS(FLOOR(([.A507]-1)/20)+145;[.A507]-FLOOR(([.A507]-1)/20)*20+19))" office:value-type="float" office:value="-3.40695647846137" calcext:value-type="float">
            <text:p>-3.4069564785</text:p>
          </table:table-cell>
          <table:table-cell table:formula="of:=INDIRECT(ADDRESS(FLOOR(([.A507]-1)/20)+145;[.A507]-FLOOR(([.A507]-1)/20)*20+41))" office:value-type="float" office:value="-5.14089978481922" calcext:value-type="float">
            <text:p>-5.1408997848</text:p>
          </table:table-cell>
          <table:table-cell table:number-columns-repeated="60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95" calcext:value-type="float">
            <text:p>195</text:p>
          </table:table-cell>
          <table:table-cell table:style-name="ce2"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88]" office:value-type="float" office:value="372" calcext:value-type="float">
            <text:p>372</text:p>
          </table:table-cell>
          <table:table-cell office:value-type="string" calcext:value-type="string">
            <text:p>none</text:p>
          </table:table-cell>
          <table:table-cell table:formula="of:=[.A509]" office:value-type="float" office:value="393" calcext:value-type="float">
            <text:p>393</text:p>
          </table:table-cell>
          <table:table-cell table:formula="of:=[.A507]" office:value-type="float" office:value="391" calcext:value-type="float">
            <text:p>391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508]-1)/20)+80;38+[.A508]-20*FLOOR(([.A508]-1)/20)))" office:value-type="float" office:value="31.4705264638598" calcext:value-type="float">
            <text:p>31.47</text:p>
          </table:table-cell>
          <table:table-cell table:formula="of:=INDIRECT(ADDRESS(FLOOR(([.A508]-1)/20)+80;18+[.A508]-20*FLOOR(([.A508]-1)/20)))" office:value-type="float" office:value="0" calcext:value-type="float">
            <text:p>0</text:p>
          </table:table-cell>
          <table:table-cell table:formula="of:=INDIRECT(ADDRESS(FLOOR(([.A508]-1)/20)+145;[.A508]-FLOOR(([.A508]-1)/20)*20+19))" office:value-type="float" office:value="-1.75592572854901" calcext:value-type="float">
            <text:p>-1.7559257285</text:p>
          </table:table-cell>
          <table:table-cell table:formula="of:=INDIRECT(ADDRESS(FLOOR(([.A508]-1)/20)+145;[.A508]-FLOOR(([.A508]-1)/20)*20+41))" office:value-type="float" office:value="-1.68359056684862" calcext:value-type="float">
            <text:p>-1.6835905668</text:p>
          </table:table-cell>
          <table:table-cell table:number-columns-repeated="60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95" calcext:value-type="float">
            <text:p>195</text:p>
          </table:table-cell>
          <table:table-cell table:style-name="ce2"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89]" office:value-type="float" office:value="373" calcext:value-type="float">
            <text:p>373</text:p>
          </table:table-cell>
          <table:table-cell office:value-type="string" calcext:value-type="string">
            <text:p>none</text:p>
          </table:table-cell>
          <table:table-cell table:formula="of:=[.A510]" office:value-type="float" office:value="394" calcext:value-type="float">
            <text:p>394</text:p>
          </table:table-cell>
          <table:table-cell table:formula="of:=[.A508]" office:value-type="float" office:value="392" calcext:value-type="float">
            <text:p>392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509]-1)/20)+80;38+[.A509]-20*FLOOR(([.A509]-1)/20)))" office:value-type="float" office:value="32.6896711374796" calcext:value-type="float">
            <text:p>32.69</text:p>
          </table:table-cell>
          <table:table-cell table:formula="of:=INDIRECT(ADDRESS(FLOOR(([.A509]-1)/20)+80;18+[.A509]-20*FLOOR(([.A509]-1)/20)))" office:value-type="float" office:value="0" calcext:value-type="float">
            <text:p>0</text:p>
          </table:table-cell>
          <table:table-cell table:formula="of:=INDIRECT(ADDRESS(FLOOR(([.A509]-1)/20)+145;[.A509]-FLOOR(([.A509]-1)/20)*20+19))" office:value-type="float" office:value="-8.26551593543875" calcext:value-type="float">
            <text:p>-8.2655159354</text:p>
          </table:table-cell>
          <table:table-cell table:formula="of:=INDIRECT(ADDRESS(FLOOR(([.A509]-1)/20)+145;[.A509]-FLOOR(([.A509]-1)/20)*20+41))" office:value-type="float" office:value="-2.53358966087548" calcext:value-type="float">
            <text:p>-2.5335896609</text:p>
          </table:table-cell>
          <table:table-cell table:number-columns-repeated="60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95" calcext:value-type="float">
            <text:p>195</text:p>
          </table:table-cell>
          <table:table-cell table:style-name="ce2"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90]" office:value-type="float" office:value="374" calcext:value-type="float">
            <text:p>374</text:p>
          </table:table-cell>
          <table:table-cell office:value-type="string" calcext:value-type="string">
            <text:p>none</text:p>
          </table:table-cell>
          <table:table-cell table:formula="of:=[.A511]" office:value-type="float" office:value="395" calcext:value-type="float">
            <text:p>395</text:p>
          </table:table-cell>
          <table:table-cell table:formula="of:=[.A509]" office:value-type="float" office:value="393" calcext:value-type="float">
            <text:p>393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510]-1)/20)+80;38+[.A510]-20*FLOOR(([.A510]-1)/20)))" office:value-type="float" office:value="33.2133531513242" calcext:value-type="float">
            <text:p>33.21</text:p>
          </table:table-cell>
          <table:table-cell table:formula="of:=INDIRECT(ADDRESS(FLOOR(([.A510]-1)/20)+80;18+[.A510]-20*FLOOR(([.A510]-1)/20)))" office:value-type="float" office:value="0" calcext:value-type="float">
            <text:p>0</text:p>
          </table:table-cell>
          <table:table-cell table:formula="of:=INDIRECT(ADDRESS(FLOOR(([.A510]-1)/20)+145;[.A510]-FLOOR(([.A510]-1)/20)*20+19))" office:value-type="float" office:value="-2.22418369653006" calcext:value-type="float">
            <text:p>-2.2241836965</text:p>
          </table:table-cell>
          <table:table-cell table:formula="of:=INDIRECT(ADDRESS(FLOOR(([.A510]-1)/20)+145;[.A510]-FLOOR(([.A510]-1)/20)*20+41))" office:value-type="float" office:value="-1.63675746815565" calcext:value-type="float">
            <text:p>-1.6367574682</text:p>
          </table:table-cell>
          <table:table-cell table:number-columns-repeated="60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95" calcext:value-type="float">
            <text:p>195</text:p>
          </table:table-cell>
          <table:table-cell table:style-name="ce2"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91]" office:value-type="float" office:value="375" calcext:value-type="float">
            <text:p>375</text:p>
          </table:table-cell>
          <table:table-cell office:value-type="string" calcext:value-type="string">
            <text:p>none</text:p>
          </table:table-cell>
          <table:table-cell table:formula="of:=[.A512]" office:value-type="float" office:value="396" calcext:value-type="float">
            <text:p>396</text:p>
          </table:table-cell>
          <table:table-cell table:formula="of:=[.A510]" office:value-type="float" office:value="394" calcext:value-type="float">
            <text:p>394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511]-1)/20)+80;38+[.A511]-20*FLOOR(([.A511]-1)/20)))" office:value-type="float" office:value="30.8218402825369" calcext:value-type="float">
            <text:p>30.82</text:p>
          </table:table-cell>
          <table:table-cell table:formula="of:=INDIRECT(ADDRESS(FLOOR(([.A511]-1)/20)+80;18+[.A511]-20*FLOOR(([.A511]-1)/20)))" office:value-type="float" office:value="0" calcext:value-type="float">
            <text:p>0</text:p>
          </table:table-cell>
          <table:table-cell table:formula="of:=INDIRECT(ADDRESS(FLOOR(([.A511]-1)/20)+145;[.A511]-FLOOR(([.A511]-1)/20)*20+19))" office:value-type="float" office:value="-6.64839123172834" calcext:value-type="float">
            <text:p>-6.6483912317</text:p>
          </table:table-cell>
          <table:table-cell table:formula="of:=INDIRECT(ADDRESS(FLOOR(([.A511]-1)/20)+145;[.A511]-FLOOR(([.A511]-1)/20)*20+41))" office:value-type="float" office:value="18.5276182914401" calcext:value-type="float">
            <text:p>18.5276182914</text:p>
          </table:table-cell>
          <table:table-cell table:number-columns-repeated="60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95" calcext:value-type="float">
            <text:p>195</text:p>
          </table:table-cell>
          <table:table-cell table:style-name="ce2" office:value-type="float" office:value="155" calcext:value-type="float">
            <text:p>15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492]" office:value-type="float" office:value="376" calcext:value-type="float">
            <text:p>376</text:p>
          </table:table-cell>
          <table:table-cell office:value-type="string" calcext:value-type="string">
            <text:p>none</text:p>
          </table:table-cell>
          <table:table-cell table:formula="of:=[.A513]" office:value-type="float" office:value="397" calcext:value-type="float">
            <text:p>397</text:p>
          </table:table-cell>
          <table:table-cell table:formula="of:=[.A511]" office:value-type="float" office:value="395" calcext:value-type="float">
            <text:p>395</text:p>
          </table:table-cell>
          <table:table-cell table:style-name="ce3" office:value-type="float" office:value="45.4569927544207" calcext:value-type="float">
            <text:p>45.46</text:p>
          </table:table-cell>
          <table:table-cell table:style-name="ce3" table:formula="of:=INDIRECT(ADDRESS(FLOOR(([.A512]-1)/20)+80;38+[.A512]-20*FLOOR(([.A512]-1)/20)))" office:value-type="float" office:value="27.6140031998063" calcext:value-type="float">
            <text:p>27.61</text:p>
          </table:table-cell>
          <table:table-cell table:formula="of:=INDIRECT(ADDRESS(FLOOR(([.A512]-1)/20)+80;18+[.A512]-20*FLOOR(([.A512]-1)/20)))" office:value-type="float" office:value="1" calcext:value-type="float">
            <text:p>1</text:p>
          </table:table-cell>
          <table:table-cell table:formula="of:=INDIRECT(ADDRESS(FLOOR(([.A512]-1)/20)+145;[.A512]-FLOOR(([.A512]-1)/20)*20+19))" office:value-type="float" office:value="-6.57277229364026" calcext:value-type="float">
            <text:p>-6.5727722936</text:p>
          </table:table-cell>
          <table:table-cell table:formula="of:=INDIRECT(ADDRESS(FLOOR(([.A512]-1)/20)+145;[.A512]-FLOOR(([.A512]-1)/20)*20+41))" office:value-type="float" office:value="21.582554166784" calcext:value-type="float">
            <text:p>21.5825541668</text:p>
          </table:table-cell>
          <table:table-cell table:number-columns-repeated="60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95" calcext:value-type="float">
            <text:p>195</text:p>
          </table:table-cell>
          <table:table-cell table:style-name="ce2" office:value-type="float" office:value="165" calcext:value-type="float">
            <text:p>16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A493]" office:value-type="float" office:value="377" calcext:value-type="float">
            <text:p>377</text:p>
          </table:table-cell>
          <table:table-cell office:value-type="string" calcext:value-type="string">
            <text:p>none</text:p>
          </table:table-cell>
          <table:table-cell table:formula="of:=[.A514]" office:value-type="float" office:value="398" calcext:value-type="float">
            <text:p>398</text:p>
          </table:table-cell>
          <table:table-cell table:formula="of:=[.A512]" office:value-type="float" office:value="396" calcext:value-type="float">
            <text:p>396</text:p>
          </table:table-cell>
          <table:table-cell table:style-name="ce3" office:value-type="float" office:value="45.3003224809242" calcext:value-type="float">
            <text:p>45.30</text:p>
          </table:table-cell>
          <table:table-cell table:style-name="ce3" table:formula="of:=INDIRECT(ADDRESS(FLOOR(([.A513]-1)/20)+80;38+[.A513]-20*FLOOR(([.A513]-1)/20)))" office:value-type="float" office:value="28.4631450880706" calcext:value-type="float">
            <text:p>28.46</text:p>
          </table:table-cell>
          <table:table-cell table:formula="of:=INDIRECT(ADDRESS(FLOOR(([.A513]-1)/20)+80;18+[.A513]-20*FLOOR(([.A513]-1)/20)))" office:value-type="float" office:value="1" calcext:value-type="float">
            <text:p>1</text:p>
          </table:table-cell>
          <table:table-cell table:formula="of:=INDIRECT(ADDRESS(FLOOR(([.A513]-1)/20)+145;[.A513]-FLOOR(([.A513]-1)/20)*20+19))" office:value-type="float" office:value="-6.51630347828768" calcext:value-type="float">
            <text:p>-6.5163034783</text:p>
          </table:table-cell>
          <table:table-cell table:formula="of:=INDIRECT(ADDRESS(FLOOR(([.A513]-1)/20)+145;[.A513]-FLOOR(([.A513]-1)/20)*20+41))" office:value-type="float" office:value="10.421944484485" calcext:value-type="float">
            <text:p>10.4219444845</text:p>
          </table:table-cell>
          <table:table-cell table:number-columns-repeated="60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95" calcext:value-type="float">
            <text:p>195</text:p>
          </table:table-cell>
          <table:table-cell table:style-name="ce2"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94]" office:value-type="float" office:value="378" calcext:value-type="float">
            <text:p>378</text:p>
          </table:table-cell>
          <table:table-cell office:value-type="string" calcext:value-type="string">
            <text:p>none</text:p>
          </table:table-cell>
          <table:table-cell table:formula="of:=[.A515]" office:value-type="float" office:value="399" calcext:value-type="float">
            <text:p>399</text:p>
          </table:table-cell>
          <table:table-cell table:formula="of:=[.A513]" office:value-type="float" office:value="397" calcext:value-type="float">
            <text:p>397</text:p>
          </table:table-cell>
          <table:table-cell table:style-name="ce3" office:value-type="float" office:value="44.3429837899314" calcext:value-type="float">
            <text:p>44.34</text:p>
          </table:table-cell>
          <table:table-cell table:style-name="ce3" table:formula="of:=INDIRECT(ADDRESS(FLOOR(([.A514]-1)/20)+80;38+[.A514]-20*FLOOR(([.A514]-1)/20)))" office:value-type="float" office:value="27.7600393221812" calcext:value-type="float">
            <text:p>27.76</text:p>
          </table:table-cell>
          <table:table-cell table:formula="of:=INDIRECT(ADDRESS(FLOOR(([.A514]-1)/20)+80;18+[.A514]-20*FLOOR(([.A514]-1)/20)))" office:value-type="float" office:value="1" calcext:value-type="float">
            <text:p>1</text:p>
          </table:table-cell>
          <table:table-cell table:formula="of:=INDIRECT(ADDRESS(FLOOR(([.A514]-1)/20)+145;[.A514]-FLOOR(([.A514]-1)/20)*20+19))" office:value-type="float" office:value="18.3563391614817" calcext:value-type="float">
            <text:p>18.3563391615</text:p>
          </table:table-cell>
          <table:table-cell table:formula="of:=INDIRECT(ADDRESS(FLOOR(([.A514]-1)/20)+145;[.A514]-FLOOR(([.A514]-1)/20)*20+41))" office:value-type="float" office:value="8.3554826717094" calcext:value-type="float">
            <text:p>8.3554826717</text:p>
          </table:table-cell>
          <table:table-cell table:number-columns-repeated="60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95" calcext:value-type="float">
            <text:p>195</text:p>
          </table:table-cell>
          <table:table-cell table:style-name="ce2" office:value-type="float" office:value="185" calcext:value-type="float">
            <text:p>1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95]" office:value-type="float" office:value="379" calcext:value-type="float">
            <text:p>379</text:p>
          </table:table-cell>
          <table:table-cell office:value-type="string" calcext:value-type="string">
            <text:p>none</text:p>
          </table:table-cell>
          <table:table-cell table:formula="of:=[.A516]" office:value-type="float" office:value="400" calcext:value-type="float">
            <text:p>400</text:p>
          </table:table-cell>
          <table:table-cell table:formula="of:=[.A514]" office:value-type="float" office:value="398" calcext:value-type="float">
            <text:p>398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515]-1)/20)+80;38+[.A515]-20*FLOOR(([.A515]-1)/20)))" office:value-type="float" office:value="31.4462815130149" calcext:value-type="float">
            <text:p>31.45</text:p>
          </table:table-cell>
          <table:table-cell table:formula="of:=INDIRECT(ADDRESS(FLOOR(([.A515]-1)/20)+80;18+[.A515]-20*FLOOR(([.A515]-1)/20)))" office:value-type="float" office:value="0" calcext:value-type="float">
            <text:p>0</text:p>
          </table:table-cell>
          <table:table-cell table:formula="of:=INDIRECT(ADDRESS(FLOOR(([.A515]-1)/20)+145;[.A515]-FLOOR(([.A515]-1)/20)*20+19))" office:value-type="float" office:value="18.0831866443992" calcext:value-type="float">
            <text:p>18.0831866444</text:p>
          </table:table-cell>
          <table:table-cell table:formula="of:=INDIRECT(ADDRESS(FLOOR(([.A515]-1)/20)+145;[.A515]-FLOOR(([.A515]-1)/20)*20+41))" office:value-type="float" office:value="17.3435466980435" calcext:value-type="float">
            <text:p>17.343546698</text:p>
          </table:table-cell>
          <table:table-cell table:number-columns-repeated="6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95" calcext:value-type="float">
            <text:p>195</text:p>
          </table:table-cell>
          <table:table-cell table:style-name="ce2"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496]" office:value-type="float" office:value="380" calcext:value-type="float">
            <text:p>380</text:p>
          </table:table-cell>
          <table:table-cell table:number-columns-repeated="2" office:value-type="string" calcext:value-type="string">
            <text:p>none</text:p>
          </table:table-cell>
          <table:table-cell table:formula="of:=[.A515]" office:value-type="float" office:value="399" calcext:value-type="float">
            <text:p>399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NDIRECT(ADDRESS(FLOOR(([.A516]-1)/20)+80;38+[.A516]-20*FLOOR(([.A516]-1)/20)))" office:value-type="float" office:value="31.5494489965959" calcext:value-type="float">
            <text:p>31.55</text:p>
          </table:table-cell>
          <table:table-cell table:formula="of:=INDIRECT(ADDRESS(FLOOR(([.A516]-1)/20)+80;18+[.A516]-20*FLOOR(([.A516]-1)/20)))" office:value-type="float" office:value="0" calcext:value-type="float">
            <text:p>0</text:p>
          </table:table-cell>
          <table:table-cell table:formula="of:=INDIRECT(ADDRESS(FLOOR(([.A516]-1)/20)+145;[.A516]-FLOOR(([.A516]-1)/20)*20+19))" office:value-type="float" office:value="3.77315391086238" calcext:value-type="float">
            <text:p>3.7731539109</text:p>
          </table:table-cell>
          <table:table-cell table:formula="of:=INDIRECT(ADDRESS(FLOOR(([.A516]-1)/20)+145;[.A516]-FLOOR(([.A516]-1)/20)*20+41))" office:value-type="float" office:value="-1.98418324989343" calcext:value-type="float">
            <text:p>-1.984183249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73"/>
        </table:table-row>
        <table:table-row table:style-name="ro1" table:number-rows-repeated="1199">
          <table:table-cell/>
          <table:table-cell table:style-name="ce1"/>
          <table:table-cell table:number-columns-repeated="72"/>
        </table:table-row>
        <table:table-row table:style-name="ro1" table:number-rows-repeated="1046859">
          <table:table-cell table:number-columns-repeated="74"/>
        </table:table-row>
        <table:table-row table:style-name="ro1">
          <table:table-cell table:number-columns-repeated="74"/>
        </table:table-row>
        <calcext:conditional-formats>
          <calcext:conditional-format calcext:target-range-address="Region_Configuration.AM80:Region_Configuration.BF99">
            <calcext:color-scale>
              <calcext:color-scale-entry calcext:value="0" calcext:type="minimum" calcext:color="#0000ff"/>
              <calcext:color-scale-entry calcext:value="0" calcext:type="maximum" calcext:color="#ff3333"/>
            </calcext:color-scale>
          </calcext:conditional-format>
          <calcext:conditional-format calcext:target-range-address="Region_Configuration.S100:Region_Configuration.AL119">
            <calcext:color-scale>
              <calcext:color-scale-entry calcext:value="0" calcext:type="minimum" calcext:color="#ff0000"/>
              <calcext:color-scale-entry calcext:value="0" calcext:type="maximum" calcext:color="#0000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" loext:min-decimal-places="1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number:number-style style:name="N117">
      <number:number number:decimal-places="9" loext:min-decimal-places="9" number:min-integer-digits="1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loext:fill-character> </loext:fill-character>
      <number:text>- </number:text>
    </number:number-style>
    <number:text-style style:name="N10125" number:language="en" number:country="AU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loext:fill-character> </loext:fill-character>
      <number:text>- </number:text>
    </number:currency-style>
    <number:text-style style:name="N10129" number:language="en" number:country="AU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6">00/00/0000</text:date>, <text:time style:data-style-name="N2" text:time-value="01:23:21.7001885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6T23:32:15.346822865</dc:date>
    <meta:editing-duration>P2DT4H22M14S</meta:editing-duration>
    <meta:editing-cycles>16</meta:editing-cycles>
    <meta:generator>LibreOffice/5.1.6.2$Linux_X86_64 LibreOffice_project/10m0$Build-2</meta:generator>
    <meta:document-statistic meta:table-count="1" meta:cell-count="10446" meta:object-count="0"/>
  </office:meta>
</office:document-meta>
</file>